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4.172cm"/>
    </style:style>
    <style:style style:name="co3" style:family="table-column">
      <style:table-column-properties fo:break-before="auto" style:column-width="7.698cm"/>
    </style:style>
    <style:style style:name="co4" style:family="table-column">
      <style:table-column-properties fo:break-before="auto" style:column-width="3.12cm"/>
    </style:style>
    <style:style style:name="co5" style:family="table-column">
      <style:table-column-properties fo:break-before="auto" style:column-width="5.186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2.212cm"/>
    </style:style>
    <style:style style:name="co10" style:family="table-column">
      <style:table-column-properties fo:break-before="auto" style:column-width="3.103cm"/>
    </style:style>
    <style:style style:name="co11" style:family="table-column">
      <style:table-column-properties fo:break-before="auto" style:column-width="3.298cm"/>
    </style:style>
    <style:style style:name="co12" style:family="table-column">
      <style:table-column-properties fo:break-before="auto" style:column-width="2.551cm"/>
    </style:style>
    <style:style style:name="co13" style:family="table-column">
      <style:table-column-properties fo:break-before="auto" style:column-width="1.517cm"/>
    </style:style>
    <style:style style:name="co14" style:family="table-column">
      <style:table-column-properties fo:break-before="auto" style:column-width="1.499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 style:data-style-name="N11">
      <style:text-properties style:font-name="Liberation Sans" fo:font-weight="bold" style:font-weight-asian="bold" style:font-weight-complex="bold"/>
    </style:style>
    <style:style style:name="ce4" style:family="table-cell" style:parent-style-name="Default" style:data-style-name="N11">
      <style:text-properties style:font-name="Liberation Sans"/>
    </style:style>
    <style:style style:name="ce5" style:family="table-cell" style:parent-style-name="Default" style:data-style-name="N2">
      <style:table-cell-properties fo:background-color="#b4c7dc"/>
      <style:text-properties style:font-name="Liberation Sans"/>
    </style:style>
    <style:style style:name="ce6" style:family="table-cell" style:parent-style-name="Default" style:data-style-name="N2">
      <style:table-cell-properties fo:border-bottom="none" fo:background-color="#b4c7dc" fo:border-left="0.06pt solid #000000" fo:border-right="none" fo:border-top="0.06pt solid #000000"/>
      <style:text-properties style:font-name="Liberation Sans"/>
    </style:style>
    <style:style style:name="ce7" style:family="table-cell" style:parent-style-name="Default" style:data-style-name="N2">
      <style:table-cell-properties fo:border-bottom="0.06pt solid #000000" fo:background-color="#b4c7dc" fo:border-left="0.06pt solid #000000" fo:border-right="none" fo:border-top="none"/>
      <style:text-properties style:font-name="Liberation Sans"/>
    </style:style>
    <style:style style:name="ce8" style:family="table-cell" style:parent-style-name="Default" style:data-style-name="N2">
      <style:text-properties style:font-name="Liberation Sans"/>
    </style:style>
    <style:style style:name="ce9" style:family="table-cell" style:parent-style-name="Default" style:data-style-name="N2">
      <style:table-cell-properties fo:background-color="#ffaa95"/>
      <style:text-properties style:font-name="Liberation Sans"/>
    </style:style>
    <style:style style:name="ce10" style:family="table-cell" style:parent-style-name="Default" style:data-style-name="N2">
      <style:table-cell-properties fo:border-bottom="none" fo:background-color="#ffaa95" fo:border-left="none" fo:border-right="none" fo:border-top="0.06pt solid #000000"/>
      <style:text-properties style:font-name="Liberation Sans"/>
    </style:style>
    <style:style style:name="ce11" style:family="table-cell" style:parent-style-name="Default" style:data-style-name="N2">
      <style:table-cell-properties fo:border-bottom="0.06pt solid #000000" fo:background-color="#ffaa95" fo:border-left="none" fo:border-right="none" fo:border-top="none"/>
      <style:text-properties style:font-name="Liberation Sans"/>
    </style:style>
    <style:style style:name="ce12" style:family="table-cell" style:parent-style-name="Default" style:data-style-name="N2">
      <style:table-cell-properties fo:background-color="#ffe994"/>
      <style:text-properties style:font-name="Liberation Sans"/>
    </style:style>
    <style:style style:name="ce13" style:family="table-cell" style:parent-style-name="Default" style:data-style-name="N2">
      <style:table-cell-properties fo:border-bottom="none" fo:background-color="#ffe994" fo:border-left="none" fo:border-right="none" fo:border-top="0.06pt solid #000000"/>
      <style:text-properties style:font-name="Liberation Sans"/>
    </style:style>
    <style:style style:name="ce14" style:family="table-cell" style:parent-style-name="Default" style:data-style-name="N2">
      <style:table-cell-properties fo:border-bottom="0.06pt solid #000000" fo:background-color="#ffe994" fo:border-left="none" fo:border-right="none" fo:border-top="none"/>
      <style:text-properties style:font-name="Liberation Sans"/>
    </style:style>
    <style:style style:name="ce15" style:family="table-cell" style:parent-style-name="Default" style:data-style-name="N2">
      <style:table-cell-properties fo:background-color="#81aca6"/>
      <style:text-properties style:font-name="Liberation Sans"/>
    </style:style>
    <style:style style:name="ce16" style:family="table-cell" style:parent-style-name="Default" style:data-style-name="N2">
      <style:table-cell-properties fo:border-bottom="none" fo:background-color="#81aca6" fo:border-left="none" fo:border-right="0.06pt solid #000000" fo:border-top="0.06pt solid #000000"/>
      <style:text-properties style:font-name="Liberation Sans"/>
    </style:style>
    <style:style style:name="ce17" style:family="table-cell" style:parent-style-name="Default" style:data-style-name="N2">
      <style:table-cell-properties fo:border-bottom="0.06pt solid #000000" fo:background-color="#81aca6" fo:border-left="none" fo:border-right="0.06pt solid #000000" fo:border-top="none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aws_pq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8" table:default-cell-style-name="ce4"/>
        <table:table-column table:style-name="co6" table:default-cell-style-name="ce4"/>
        <table:table-column table:style-name="co8" table:number-columns-repeated="2" table:default-cell-style-name="ce4"/>
        <table:table-column table:style-name="co13" table:number-columns-repeated="2" table:default-cell-style-name="ce4"/>
        <table:table-column table:style-name="co14" table:number-columns-repeated="2" table:default-cell-style-name="ce4"/>
        <table:table-column table:style-name="co15" table:default-cell-style-name="ce2"/>
        <table:table-column table:style-name="co15" table:number-columns-repeated="2" table:default-cell-style-name="ce8"/>
        <table:table-column table:style-name="co16" table:number-columns-repeated="2" table:default-cell-style-name="ce8"/>
        <table:table-column table:style-name="co16" table:number-columns-repeated="2" table:default-cell-style-name="ce2"/>
        <table:table-column table:style-name="co15" table:number-columns-repeated="992" table:default-cell-style-name="ce2"/>
        <table:table-row table:style-name="ro1">
          <table:table-cell table:style-name="ce1" office:value-type="string" calcext:value-type="string">
            <text:p>provider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bench_key</text:p>
          </table:table-cell>
          <table:table-cell table:style-name="ce1" office:value-type="string" calcext:value-type="string">
            <text:p>bench_name</text:p>
          </table:table-cell>
          <table:table-cell table:style-name="ce1" office:value-type="string" calcext:value-type="string">
            <text:p>extracted_nam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score_$</text:p>
          </table:table-cell>
          <table:table-cell table:style-name="ce3" office:value-type="string" calcext:value-type="string">
            <text:p>std_perc</text:p>
          </table:table-cell>
          <table:table-cell table:style-name="ce3" office:value-type="string" calcext:value-type="string">
            <text:p>integral_neg</text:p>
          </table:table-cell>
          <table:table-cell table:style-name="ce3" office:value-type="string" calcext:value-type="string">
            <text:p>integral_neg_th_5</text:p>
          </table:table-cell>
          <table:table-cell table:style-name="ce3" office:value-type="string" calcext:value-type="string">
            <text:p>integral_neg_th_10</text:p>
          </table:table-cell>
          <table:table-cell table:style-name="ce3" office:value-type="string" calcext:value-type="string">
            <text:p>integral_neg_th_20</text:p>
          </table:table-cell>
          <table:table-cell table:style-name="ce3" office:value-type="string" calcext:value-type="string">
            <text:p>grad_std_perc</text:p>
          </table:table-cell>
          <table:table-cell table:style-name="ce3" office:value-type="string" calcext:value-type="string">
            <text:p>qi_g</text:p>
          </table:table-cell>
          <table:table-cell table:style-name="ce3" office:value-type="string" calcext:value-type="string">
            <text:p>qi_d</text:p>
          </table:table-cell>
          <table:table-cell table:style-name="ce3" office:value-type="string" calcext:value-type="string">
            <text:p>qi_v</text:p>
          </table:table-cell>
          <table:table-cell table:style-name="ce3" office:value-type="string" calcext:value-type="string">
            <text:p>qi_s</text:p>
          </table:table-cell>
          <table:table-cell table:style-name="ce3" office:value-type="string" calcext:value-type="string">
            <text:p>qi_g_10</text:p>
          </table:table-cell>
          <table:table-cell table:style-name="ce3" office:value-type="string" calcext:value-type="string">
            <text:p>qi_d_10</text:p>
          </table:table-cell>
          <table:table-cell table:style-name="ce3" office:value-type="string" calcext:value-type="string">
            <text:p>qi_v_10</text:p>
          </table:table-cell>
          <table:table-cell table:style-name="ce3" office:value-type="string" calcext:value-type="string">
            <text:p>qi_s_10</text:p>
          </table:table-cell>
          <table:table-cell/>
          <table:table-cell table:style-name="Default" table:number-columns-repeated="4"/>
          <table:table-cell table:number-columns-repeated="994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09b85683be2ff3589454eceefca9a640e3fb6508</text:p>
          </table:table-cell>
          <table:table-cell office:value-type="string" calcext:value-type="string">
            <text:p>simple-cpu</text:p>
          </table:table-cell>
          <table:table-cell office:value-type="string" calcext:value-type="string">
            <text:p>mean duration</text:p>
          </table:table-cell>
          <table:table-cell office:value-type="string" calcext:value-type="string">
            <text:p>s</text:p>
          </table:table-cell>
          <table:table-cell office:value-type="float" office:value="0.349643962524381" calcext:value-type="float">
            <text:p>0.349643962524381</text:p>
          </table:table-cell>
          <table:table-cell office:value-type="float" office:value="0.258895063400269" calcext:value-type="float">
            <text:p>0.258895063400269</text:p>
          </table:table-cell>
          <table:table-cell office:value-type="float" office:value="0.774652338027954" calcext:value-type="float">
            <text:p>0.774652338027954</text:p>
          </table:table-cell>
          <table:table-cell office:value-type="float" office:value="0.0982382426236055" calcext:value-type="float">
            <text:p>0.098238242623606</text:p>
          </table:table-cell>
          <table:table-cell office:value-type="float" office:value="49.1417911527482" calcext:value-type="float">
            <text:p>49.1417911527482</text:p>
          </table:table-cell>
          <table:table-cell office:value-type="percentage" office:value="0.280966506369333" calcext:value-type="percentage">
            <text:p>28.10%</text:p>
          </table:table-cell>
          <table:table-cell office:value-type="percentage" office:value="0.124161511178393" calcext:value-type="percentage">
            <text:p>12.42%</text:p>
          </table:table-cell>
          <table:table-cell office:value-type="percentage" office:value="0.124031503682491" calcext:value-type="percentage">
            <text:p>12.40%</text:p>
          </table:table-cell>
          <table:table-cell office:value-type="percentage" office:value="0.121511689384581" calcext:value-type="percentage">
            <text:p>12.15%</text:p>
          </table:table-cell>
          <table:table-cell office:value-type="percentage" office:value="0.0951730113442272" calcext:value-type="percentage">
            <text:p>9.52%</text:p>
          </table:table-cell>
          <table:table-cell office:value-type="percentage" office:value="0.197865208216433" calcext:value-type="percentage">
            <text:p>19.79%</text:p>
          </table:table-cell>
          <table:table-cell table:formula="of:=[.AA$4]*ABS([.$M2])+[.AA$6]*ABS([.$L2])+[.AA$8]*ABS([.$Q2])" office:value-type="percentage" office:value="0.200997741921386" calcext:value-type="percentage">
            <text:p>20.10%</text:p>
          </table:table-cell>
          <table:table-cell table:formula="of:=[.AB$4]*ABS([.$M2])+[.AB$6]*ABS([.$L2])+[.AB$8]*ABS([.$Q2])" office:value-type="percentage" office:value="0.147212380401291" calcext:value-type="percentage">
            <text:p>14.72%</text:p>
          </table:table-cell>
          <table:table-cell table:formula="of:=[.AC$4]*ABS([.$M2])+[.AC$6]*ABS([.$L2])+[.AC$8]*ABS([.$Q2])" office:value-type="percentage" office:value="0.256975877034949" calcext:value-type="percentage">
            <text:p>25.70%</text:p>
          </table:table-cell>
          <table:table-cell table:formula="of:=[.AD$4]*ABS([.$M2])+[.AD$6]*ABS([.$L2])+[.AD$8]*ABS([.$Q2])" office:value-type="percentage" office:value="0.198804968327919" calcext:value-type="percentage">
            <text:p>19.88%</text:p>
          </table:table-cell>
          <table:table-cell table:formula="of:=[.AA$4]*ABS([.$O2])+[.AA$6]*ABS([.$L2])+[.AA$8]*ABS([.$Q2])" office:value-type="percentage" office:value="0.200114467990116" calcext:value-type="percentage">
            <text:p>20.01%</text:p>
          </table:table-cell>
          <table:table-cell table:formula="of:=[.AB$4]*ABS([.$O2])+[.AB$6]*ABS([.$L2])+[.AB$8]*ABS([.$Q2])" office:value-type="percentage" office:value="0.145092522966241" calcext:value-type="percentage">
            <text:p>14.51%</text:p>
          </table:table-cell>
          <table:table-cell table:formula="of:=[.AC$4]*ABS([.$O2])+[.AC$6]*ABS([.$L2])+[.AC$8]*ABS([.$Q2])" office:value-type="percentage" office:value="0.256710894855568" calcext:value-type="percentage">
            <text:p>25.67%</text:p>
          </table:table-cell>
          <table:table-cell table:formula="of:=[.AD$4]*ABS([.$O2])+[.AD$6]*ABS([.$L2])+[.AD$8]*ABS([.$Q2])" office:value-type="percentage" office:value="0.198539986148538" calcext:value-type="percentage">
            <text:p>19.85%</text:p>
          </table:table-cell>
          <table:table-cell/>
          <table:table-cell table:style-name="ce5" office:value-type="string" calcext:value-type="string">
            <text:p>General</text:p>
          </table:table-cell>
          <table:table-cell table:style-name="ce9" office:value-type="string" calcext:value-type="string">
            <text:p>Degradation</text:p>
          </table:table-cell>
          <table:table-cell table:style-name="ce12" office:value-type="string" calcext:value-type="string">
            <text:p>Variation</text:p>
          </table:table-cell>
          <table:table-cell table:style-name="ce15" office:value-type="string" calcext:value-type="string">
            <text:p>Spee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09b85683be2ff3589454eceefca9a640e3fb6508</text:p>
          </table:table-cell>
          <table:table-cell office:value-type="string" calcext:value-type="string">
            <text:p>simple-cpu</text:p>
          </table:table-cell>
          <table:table-cell office:value-type="string" calcext:value-type="string">
            <text:p>mean duration</text:p>
          </table:table-cell>
          <table:table-cell office:value-type="string" calcext:value-type="string">
            <text:p>s</text:p>
          </table:table-cell>
          <table:table-cell office:value-type="float" office:value="0.340008053062288" calcext:value-type="float">
            <text:p>0.340008053062288</text:p>
          </table:table-cell>
          <table:table-cell office:value-type="float" office:value="0.259735441207886" calcext:value-type="float">
            <text:p>0.259735441207886</text:p>
          </table:table-cell>
          <table:table-cell office:value-type="float" office:value="0.643823671340942" calcext:value-type="float">
            <text:p>0.643823671340942</text:p>
          </table:table-cell>
          <table:table-cell office:value-type="float" office:value="0.0940857209069278" calcext:value-type="float">
            <text:p>0.094085720906928</text:p>
          </table:table-cell>
          <table:table-cell office:value-type="float" office:value="50.5344812554917" calcext:value-type="float">
            <text:p>50.5344812554917</text:p>
          </table:table-cell>
          <table:table-cell office:value-type="percentage" office:value="0.276716154395589" calcext:value-type="percentage">
            <text:p>27.67%</text:p>
          </table:table-cell>
          <table:table-cell office:value-type="percentage" office:value="0.123237501946929" calcext:value-type="percentage">
            <text:p>12.32%</text:p>
          </table:table-cell>
          <table:table-cell office:value-type="percentage" office:value="0.123153023560705" calcext:value-type="percentage">
            <text:p>12.32%</text:p>
          </table:table-cell>
          <table:table-cell office:value-type="percentage" office:value="0.1218125409103" calcext:value-type="percentage">
            <text:p>12.18%</text:p>
          </table:table-cell>
          <table:table-cell office:value-type="percentage" office:value="0.103891889998893" calcext:value-type="percentage">
            <text:p>10.39%</text:p>
          </table:table-cell>
          <table:table-cell office:value-type="percentage" office:value="0.197440119037496" calcext:value-type="percentage">
            <text:p>19.74%</text:p>
          </table:table-cell>
          <table:table-cell table:formula="of:=[.AA$4]*ABS([.$M3])+[.AA$6]*ABS([.$L3])+[.AA$8]*ABS([.$Q3])" office:value-type="percentage" office:value="0.199131258460005" calcext:value-type="percentage">
            <text:p>19.91%</text:p>
          </table:table-cell>
          <table:table-cell table:formula="of:=[.AB$4]*ABS([.$M3])+[.AB$6]*ABS([.$L3])+[.AB$8]*ABS([.$Q3])" office:value-type="percentage" office:value="0.146005628900852" calcext:value-type="percentage">
            <text:p>14.60%</text:p>
          </table:table-cell>
          <table:table-cell table:formula="of:=[.AC$4]*ABS([.$M3])+[.AC$6]*ABS([.$L3])+[.AC$8]*ABS([.$Q3])" office:value-type="percentage" office:value="0.253440685614914" calcext:value-type="percentage">
            <text:p>25.34%</text:p>
          </table:table-cell>
          <table:table-cell table:formula="of:=[.AD$4]*ABS([.$M3])+[.AD$6]*ABS([.$L3])+[.AD$8]*ABS([.$Q3])" office:value-type="percentage" office:value="0.197947460864249" calcext:value-type="percentage">
            <text:p>19.79%</text:p>
          </table:table-cell>
          <table:table-cell table:formula="of:=[.AA$4]*ABS([.$O3])+[.AA$6]*ABS([.$L3])+[.AA$8]*ABS([.$Q3])" office:value-type="percentage" office:value="0.198656271447795" calcext:value-type="percentage">
            <text:p>19.87%</text:p>
          </table:table-cell>
          <table:table-cell table:formula="of:=[.AB$4]*ABS([.$O3])+[.AB$6]*ABS([.$L3])+[.AB$8]*ABS([.$Q3])" office:value-type="percentage" office:value="0.144865660071549" calcext:value-type="percentage">
            <text:p>14.49%</text:p>
          </table:table-cell>
          <table:table-cell table:formula="of:=[.AC$4]*ABS([.$O3])+[.AC$6]*ABS([.$L3])+[.AC$8]*ABS([.$Q3])" office:value-type="percentage" office:value="0.253298189511251" calcext:value-type="percentage">
            <text:p>25.33%</text:p>
          </table:table-cell>
          <table:table-cell table:formula="of:=[.AD$4]*ABS([.$O3])+[.AD$6]*ABS([.$L3])+[.AD$8]*ABS([.$Q3])" office:value-type="percentage" office:value="0.197804964760586" calcext:value-type="percentage">
            <text:p>19.78%</text:p>
          </table:table-cell>
          <table:table-cell/>
          <table:table-cell table:style-name="ce6" office:value-type="string" calcext:value-type="string">
            <text:p>Wd</text:p>
          </table:table-cell>
          <table:table-cell table:style-name="ce10" office:value-type="string" calcext:value-type="string">
            <text:p>Wd</text:p>
          </table:table-cell>
          <table:table-cell table:style-name="ce13" office:value-type="string" calcext:value-type="string">
            <text:p>Wd</text:p>
          </table:table-cell>
          <table:table-cell table:style-name="ce16" office:value-type="string" calcext:value-type="string">
            <text:p>W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09b85683be2ff3589454eceefca9a640e3fb6508</text:p>
          </table:table-cell>
          <table:table-cell office:value-type="string" calcext:value-type="string">
            <text:p>simple-cpu</text:p>
          </table:table-cell>
          <table:table-cell office:value-type="string" calcext:value-type="string">
            <text:p>mean duration</text:p>
          </table:table-cell>
          <table:table-cell office:value-type="string" calcext:value-type="string">
            <text:p>s</text:p>
          </table:table-cell>
          <table:table-cell office:value-type="float" office:value="0.318382268298863" calcext:value-type="float">
            <text:p>0.318382268298863</text:p>
          </table:table-cell>
          <table:table-cell office:value-type="float" office:value="0.258141136169434" calcext:value-type="float">
            <text:p>0.258141136169434</text:p>
          </table:table-cell>
          <table:table-cell office:value-type="float" office:value="0.923454570770264" calcext:value-type="float">
            <text:p>0.923454570770264</text:p>
          </table:table-cell>
          <table:table-cell office:value-type="float" office:value="0.0849081971192236" calcext:value-type="float">
            <text:p>0.084908197119224</text:p>
          </table:table-cell>
          <table:table-cell office:value-type="float" office:value="26.983491693802" calcext:value-type="float">
            <text:p>26.983491693802</text:p>
          </table:table-cell>
          <table:table-cell office:value-type="percentage" office:value="0.266686325130145" calcext:value-type="percentage">
            <text:p>26.67%</text:p>
          </table:table-cell>
          <table:table-cell office:value-type="percentage" office:value="0.0830964533899069" calcext:value-type="percentage">
            <text:p>8.31%</text:p>
          </table:table-cell>
          <table:table-cell office:value-type="percentage" office:value="0.0783378765667897" calcext:value-type="percentage">
            <text:p>7.83%</text:p>
          </table:table-cell>
          <table:table-cell office:value-type="percentage" office:value="0.068950380242908" calcext:value-type="percentage">
            <text:p>6.90%</text:p>
          </table:table-cell>
          <table:table-cell office:value-type="percentage" office:value="0.0651948490088018" calcext:value-type="percentage">
            <text:p>6.52%</text:p>
          </table:table-cell>
          <table:table-cell office:value-type="percentage" office:value="0.152323705611833" calcext:value-type="percentage">
            <text:p>15.23%</text:p>
          </table:table-cell>
          <table:table-cell table:formula="of:=[.AA$4]*ABS([.$M4])+[.AA$6]*ABS([.$L4])+[.AA$8]*ABS([.$Q4])" office:value-type="percentage" office:value="0.167368828043962" calcext:value-type="percentage">
            <text:p>16.74%</text:p>
          </table:table-cell>
          <table:table-cell table:formula="of:=[.AB$4]*ABS([.$M4])+[.AB$6]*ABS([.$L4])+[.AB$8]*ABS([.$Q4])" office:value-type="percentage" office:value="0.108378165786123" calcext:value-type="percentage">
            <text:p>10.84%</text:p>
          </table:table-cell>
          <table:table-cell table:formula="of:=[.AC$4]*ABS([.$M4])+[.AC$6]*ABS([.$L4])+[.AC$8]*ABS([.$Q4])" office:value-type="percentage" office:value="0.23689107600429" calcext:value-type="percentage">
            <text:p>23.69%</text:p>
          </table:table-cell>
          <table:table-cell table:formula="of:=[.AD$4]*ABS([.$M4])+[.AD$6]*ABS([.$L4])+[.AD$8]*ABS([.$Q4])" office:value-type="percentage" office:value="0.156837242341472" calcext:value-type="percentage">
            <text:p>15.68%</text:p>
          </table:table-cell>
          <table:table-cell table:formula="of:=[.AA$4]*ABS([.$O4])+[.AA$6]*ABS([.$L4])+[.AA$8]*ABS([.$Q4])" office:value-type="percentage" office:value="0.162653470328295" calcext:value-type="percentage">
            <text:p>16.27%</text:p>
          </table:table-cell>
          <table:table-cell table:formula="of:=[.AB$4]*ABS([.$O4])+[.AB$6]*ABS([.$L4])+[.AB$8]*ABS([.$Q4])" office:value-type="percentage" office:value="0.0970613072685241" calcext:value-type="percentage">
            <text:p>9.71%</text:p>
          </table:table-cell>
          <table:table-cell table:formula="of:=[.AC$4]*ABS([.$O4])+[.AC$6]*ABS([.$L4])+[.AC$8]*ABS([.$Q4])" office:value-type="percentage" office:value="0.23547646868959" calcext:value-type="percentage">
            <text:p>23.55%</text:p>
          </table:table-cell>
          <table:table-cell table:formula="of:=[.AD$4]*ABS([.$O4])+[.AD$6]*ABS([.$L4])+[.AD$8]*ABS([.$Q4])" office:value-type="percentage" office:value="0.155422635026772" calcext:value-type="percentage">
            <text:p>15.54%</text:p>
          </table:table-cell>
          <table:table-cell/>
          <table:table-cell table:style-name="ce7" table:formula="of:=1/3" office:value-type="float" office:value="0.333333333333333" calcext:value-type="float">
            <text:p>0.33</text:p>
          </table:table-cell>
          <table:table-cell table:style-name="ce11" office:value-type="float" office:value="0.8" calcext:value-type="float">
            <text:p>0.80</text:p>
          </table:table-cell>
          <table:table-cell table:style-name="ce14" office:value-type="float" office:value="0.1" calcext:value-type="float">
            <text:p>0.10</text:p>
          </table:table-cell>
          <table:table-cell table:style-name="ce17" office:value-type="float" office:value="0.1" calcext:value-type="float">
            <text:p>0.1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09b85683be2ff3589454eceefca9a640e3fb6508</text:p>
          </table:table-cell>
          <table:table-cell office:value-type="string" calcext:value-type="string">
            <text:p>simple-cpu</text:p>
          </table:table-cell>
          <table:table-cell office:value-type="string" calcext:value-type="string">
            <text:p>mean duration</text:p>
          </table:table-cell>
          <table:table-cell office:value-type="string" calcext:value-type="string">
            <text:p>s</text:p>
          </table:table-cell>
          <table:table-cell office:value-type="float" office:value="0.170079598601248" calcext:value-type="float">
            <text:p>0.170079598601248</text:p>
          </table:table-cell>
          <table:table-cell office:value-type="float" office:value="0.0956901073455811" calcext:value-type="float">
            <text:p>0.095690107345581</text:p>
          </table:table-cell>
          <table:table-cell office:value-type="float" office:value="0.527424049377441" calcext:value-type="float">
            <text:p>0.527424049377441</text:p>
          </table:table-cell>
          <table:table-cell office:value-type="float" office:value="0.0900883272719079" calcext:value-type="float">
            <text:p>0.090088327271908</text:p>
          </table:table-cell>
          <table:table-cell office:value-type="float" office:value="51.126956116001" calcext:value-type="float">
            <text:p>51.126956116001</text:p>
          </table:table-cell>
          <table:table-cell office:value-type="percentage" office:value="0.529683324824399" calcext:value-type="percentage">
            <text:p>52.97%</text:p>
          </table:table-cell>
          <table:table-cell office:value-type="percentage" office:value="0.23496975462308" calcext:value-type="percentage">
            <text:p>23.50%</text:p>
          </table:table-cell>
          <table:table-cell office:value-type="percentage" office:value="0.234915832873962" calcext:value-type="percentage">
            <text:p>23.49%</text:p>
          </table:table-cell>
          <table:table-cell office:value-type="percentage" office:value="0.2345331232148" calcext:value-type="percentage">
            <text:p>23.45%</text:p>
          </table:table-cell>
          <table:table-cell office:value-type="percentage" office:value="0.232967451818294" calcext:value-type="percentage">
            <text:p>23.30%</text:p>
          </table:table-cell>
          <table:table-cell office:value-type="percentage" office:value="0.377686759668487" calcext:value-type="percentage">
            <text:p>37.77%</text:p>
          </table:table-cell>
          <table:table-cell table:formula="of:=[.AA$4]*ABS([.$M5])+[.AA$6]*ABS([.$L5])+[.AA$8]*ABS([.$Q5])" office:value-type="percentage" office:value="0.380779946371989" calcext:value-type="percentage">
            <text:p>38.08%</text:p>
          </table:table-cell>
          <table:table-cell table:formula="of:=[.AB$4]*ABS([.$M5])+[.AB$6]*ABS([.$L5])+[.AB$8]*ABS([.$Q5])" office:value-type="percentage" office:value="0.278712812147753" calcext:value-type="percentage">
            <text:p>27.87%</text:p>
          </table:table-cell>
          <table:table-cell table:formula="of:=[.AC$4]*ABS([.$M5])+[.AC$6]*ABS([.$L5])+[.AC$8]*ABS([.$Q5])" office:value-type="percentage" office:value="0.485012311288676" calcext:value-type="percentage">
            <text:p>48.50%</text:p>
          </table:table-cell>
          <table:table-cell table:formula="of:=[.AD$4]*ABS([.$M5])+[.AD$6]*ABS([.$L5])+[.AD$8]*ABS([.$Q5])" office:value-type="percentage" office:value="0.378614715679538" calcext:value-type="percentage">
            <text:p>37.86%</text:p>
          </table:table-cell>
          <table:table-cell table:formula="of:=[.AA$4]*ABS([.$O5])+[.AA$6]*ABS([.$L5])+[.AA$8]*ABS([.$Q5])" office:value-type="percentage" office:value="0.380634402569228" calcext:value-type="percentage">
            <text:p>38.06%</text:p>
          </table:table-cell>
          <table:table-cell table:formula="of:=[.AB$4]*ABS([.$O5])+[.AB$6]*ABS([.$L5])+[.AB$8]*ABS([.$Q5])" office:value-type="percentage" office:value="0.278363507021128" calcext:value-type="percentage">
            <text:p>27.84%</text:p>
          </table:table-cell>
          <table:table-cell table:formula="of:=[.AC$4]*ABS([.$O5])+[.AC$6]*ABS([.$L5])+[.AC$8]*ABS([.$Q5])" office:value-type="percentage" office:value="0.484968648147847" calcext:value-type="percentage">
            <text:p>48.50%</text:p>
          </table:table-cell>
          <table:table-cell table:formula="of:=[.AD$4]*ABS([.$O5])+[.AD$6]*ABS([.$L5])+[.AD$8]*ABS([.$Q5])" office:value-type="percentage" office:value="0.378571052538709" calcext:value-type="percentage">
            <text:p>37.86%</text:p>
          </table:table-cell>
          <table:table-cell/>
          <table:table-cell table:style-name="ce6" office:value-type="string" calcext:value-type="string">
            <text:p>Wv</text:p>
          </table:table-cell>
          <table:table-cell table:style-name="ce10" office:value-type="string" calcext:value-type="string">
            <text:p>Wv</text:p>
          </table:table-cell>
          <table:table-cell table:style-name="ce13" office:value-type="string" calcext:value-type="string">
            <text:p>Wv</text:p>
          </table:table-cell>
          <table:table-cell table:style-name="ce16" office:value-type="string" calcext:value-type="string">
            <text:p>Wv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09b85683be2ff3589454eceefca9a640e3fb6508</text:p>
          </table:table-cell>
          <table:table-cell office:value-type="string" calcext:value-type="string">
            <text:p>simple-cpu</text:p>
          </table:table-cell>
          <table:table-cell office:value-type="string" calcext:value-type="string">
            <text:p>mean duration</text:p>
          </table:table-cell>
          <table:table-cell office:value-type="string" calcext:value-type="string">
            <text:p>s</text:p>
          </table:table-cell>
          <table:table-cell office:value-type="float" office:value="0.173830123835515" calcext:value-type="float">
            <text:p>0.173830123835515</text:p>
          </table:table-cell>
          <table:table-cell office:value-type="float" office:value="0.096330738067627" calcext:value-type="float">
            <text:p>0.096330738067627</text:p>
          </table:table-cell>
          <table:table-cell office:value-type="float" office:value="0.566876840591431" calcext:value-type="float">
            <text:p>0.566876840591431</text:p>
          </table:table-cell>
          <table:table-cell office:value-type="float" office:value="0.0930367475901325" calcext:value-type="float">
            <text:p>0.093036747590133</text:p>
          </table:table-cell>
          <table:table-cell office:value-type="float" office:value="50.0238507690485" calcext:value-type="float">
            <text:p>50.0238507690485</text:p>
          </table:table-cell>
          <table:table-cell office:value-type="percentage" office:value="0.535216483410938" calcext:value-type="percentage">
            <text:p>53.52%</text:p>
          </table:table-cell>
          <table:table-cell office:value-type="percentage" office:value="0.235460702752607" calcext:value-type="percentage">
            <text:p>23.55%</text:p>
          </table:table-cell>
          <table:table-cell office:value-type="percentage" office:value="0.235426213778731" calcext:value-type="percentage">
            <text:p>23.54%</text:p>
          </table:table-cell>
          <table:table-cell office:value-type="percentage" office:value="0.235232255750663" calcext:value-type="percentage">
            <text:p>23.52%</text:p>
          </table:table-cell>
          <table:table-cell office:value-type="percentage" office:value="0.233165600555021" calcext:value-type="percentage">
            <text:p>23.32%</text:p>
          </table:table-cell>
          <table:table-cell office:value-type="percentage" office:value="0.378076685214964" calcext:value-type="percentage">
            <text:p>37.81%</text:p>
          </table:table-cell>
          <table:table-cell table:formula="of:=[.AA$4]*ABS([.$M6])+[.AA$6]*ABS([.$L6])+[.AA$8]*ABS([.$Q6])" office:value-type="percentage" office:value="0.38291795712617" calcext:value-type="percentage">
            <text:p>38.29%</text:p>
          </table:table-cell>
          <table:table-cell table:formula="of:=[.AB$4]*ABS([.$M6])+[.AB$6]*ABS([.$L6])+[.AB$8]*ABS([.$Q6])" office:value-type="percentage" office:value="0.279697879064676" calcext:value-type="percentage">
            <text:p>27.97%</text:p>
          </table:table-cell>
          <table:table-cell table:formula="of:=[.AC$4]*ABS([.$M6])+[.AC$6]*ABS([.$L6])+[.AC$8]*ABS([.$Q6])" office:value-type="percentage" office:value="0.489526925525508" calcext:value-type="percentage">
            <text:p>48.95%</text:p>
          </table:table-cell>
          <table:table-cell table:formula="of:=[.AD$4]*ABS([.$M6])+[.AD$6]*ABS([.$L6])+[.AD$8]*ABS([.$Q6])" office:value-type="percentage" office:value="0.379529066788326" calcext:value-type="percentage">
            <text:p>37.95%</text:p>
          </table:table-cell>
          <table:table-cell table:formula="of:=[.AA$4]*ABS([.$O6])+[.AA$6]*ABS([.$L6])+[.AA$8]*ABS([.$Q6])" office:value-type="percentage" office:value="0.382841808125522" calcext:value-type="percentage">
            <text:p>38.28%</text:p>
          </table:table-cell>
          <table:table-cell table:formula="of:=[.AB$4]*ABS([.$O6])+[.AB$6]*ABS([.$L6])+[.AB$8]*ABS([.$Q6])" office:value-type="percentage" office:value="0.27951512146312" calcext:value-type="percentage">
            <text:p>27.95%</text:p>
          </table:table-cell>
          <table:table-cell table:formula="of:=[.AC$4]*ABS([.$O6])+[.AC$6]*ABS([.$L6])+[.AC$8]*ABS([.$Q6])" office:value-type="percentage" office:value="0.489504080825313" calcext:value-type="percentage">
            <text:p>48.95%</text:p>
          </table:table-cell>
          <table:table-cell table:formula="of:=[.AD$4]*ABS([.$O6])+[.AD$6]*ABS([.$L6])+[.AD$8]*ABS([.$Q6])" office:value-type="percentage" office:value="0.379506222088132" calcext:value-type="percentage">
            <text:p>37.95%</text:p>
          </table:table-cell>
          <table:table-cell/>
          <table:table-cell table:style-name="ce7" table:formula="of:=1/3" office:value-type="float" office:value="0.333333333333333" calcext:value-type="float">
            <text:p>0.33</text:p>
          </table:table-cell>
          <table:table-cell table:style-name="ce11" office:value-type="float" office:value="0.1" calcext:value-type="float">
            <text:p>0.10</text:p>
          </table:table-cell>
          <table:table-cell table:style-name="ce14" office:value-type="float" office:value="0.8" calcext:value-type="float">
            <text:p>0.80</text:p>
          </table:table-cell>
          <table:table-cell table:style-name="ce17" office:value-type="float" office:value="0.1" calcext:value-type="float">
            <text:p>0.1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09b85683be2ff3589454eceefca9a640e3fb6508</text:p>
          </table:table-cell>
          <table:table-cell office:value-type="string" calcext:value-type="string">
            <text:p>simple-cpu</text:p>
          </table:table-cell>
          <table:table-cell office:value-type="string" calcext:value-type="string">
            <text:p>mean duration</text:p>
          </table:table-cell>
          <table:table-cell office:value-type="string" calcext:value-type="string">
            <text:p>s</text:p>
          </table:table-cell>
          <table:table-cell office:value-type="float" office:value="0.123302622552865" calcext:value-type="float">
            <text:p>0.123302622552865</text:p>
          </table:table-cell>
          <table:table-cell office:value-type="float" office:value="0.0929896831512451" calcext:value-type="float">
            <text:p>0.092989683151245</text:p>
          </table:table-cell>
          <table:table-cell office:value-type="float" office:value="0.278784799575806" calcext:value-type="float">
            <text:p>0.278784799575806</text:p>
          </table:table-cell>
          <table:table-cell office:value-type="float" office:value="0.0317196263937434" calcext:value-type="float">
            <text:p>0.031719626393744</text:p>
          </table:table-cell>
          <table:table-cell office:value-type="float" office:value="35.2614242660771" calcext:value-type="float">
            <text:p>35.2614242660771</text:p>
          </table:table-cell>
          <table:table-cell office:value-type="percentage" office:value="0.257250216881186" calcext:value-type="percentage">
            <text:p>25.73%</text:p>
          </table:table-cell>
          <table:table-cell office:value-type="percentage" office:value="0.113809264631222" calcext:value-type="percentage">
            <text:p>11.38%</text:p>
          </table:table-cell>
          <table:table-cell office:value-type="percentage" office:value="0.113562266006855" calcext:value-type="percentage">
            <text:p>11.36%</text:p>
          </table:table-cell>
          <table:table-cell office:value-type="percentage" office:value="0.111119543386575" calcext:value-type="percentage">
            <text:p>11.11%</text:p>
          </table:table-cell>
          <table:table-cell office:value-type="percentage" office:value="0.0895981094649893" calcext:value-type="percentage">
            <text:p>8.96%</text:p>
          </table:table-cell>
          <table:table-cell office:value-type="percentage" office:value="0.186028582369587" calcext:value-type="percentage">
            <text:p>18.60%</text:p>
          </table:table-cell>
          <table:table-cell table:formula="of:=[.AA$4]*ABS([.$M7])+[.AA$6]*ABS([.$L7])+[.AA$8]*ABS([.$Q7])" office:value-type="percentage" office:value="0.185696021293998" calcext:value-type="percentage">
            <text:p>18.57%</text:p>
          </table:table-cell>
          <table:table-cell table:formula="of:=[.AB$4]*ABS([.$M7])+[.AB$6]*ABS([.$L7])+[.AB$8]*ABS([.$Q7])" office:value-type="percentage" office:value="0.135375291630055" calcext:value-type="percentage">
            <text:p>13.54%</text:p>
          </table:table-cell>
          <table:table-cell table:formula="of:=[.AC$4]*ABS([.$M7])+[.AC$6]*ABS([.$L7])+[.AC$8]*ABS([.$Q7])" office:value-type="percentage" office:value="0.23578395820503" calcext:value-type="percentage">
            <text:p>23.58%</text:p>
          </table:table-cell>
          <table:table-cell table:formula="of:=[.AD$4]*ABS([.$M7])+[.AD$6]*ABS([.$L7])+[.AD$8]*ABS([.$Q7])" office:value-type="percentage" office:value="0.185928814046911" calcext:value-type="percentage">
            <text:p>18.59%</text:p>
          </table:table-cell>
          <table:table-cell table:formula="of:=[.AA$4]*ABS([.$O7])+[.AA$6]*ABS([.$L7])+[.AA$8]*ABS([.$Q7])" office:value-type="percentage" office:value="0.184799447545783" calcext:value-type="percentage">
            <text:p>18.48%</text:p>
          </table:table-cell>
          <table:table-cell table:formula="of:=[.AB$4]*ABS([.$O7])+[.AB$6]*ABS([.$L7])+[.AB$8]*ABS([.$Q7])" office:value-type="percentage" office:value="0.133223514634338" calcext:value-type="percentage">
            <text:p>13.32%</text:p>
          </table:table-cell>
          <table:table-cell table:formula="of:=[.AC$4]*ABS([.$O7])+[.AC$6]*ABS([.$L7])+[.AC$8]*ABS([.$Q7])" office:value-type="percentage" office:value="0.235514986080565" calcext:value-type="percentage">
            <text:p>23.55%</text:p>
          </table:table-cell>
          <table:table-cell table:formula="of:=[.AD$4]*ABS([.$O7])+[.AD$6]*ABS([.$L7])+[.AD$8]*ABS([.$Q7])" office:value-type="percentage" office:value="0.185659841922446" calcext:value-type="percentage">
            <text:p>18.57%</text:p>
          </table:table-cell>
          <table:table-cell/>
          <table:table-cell table:style-name="ce6" office:value-type="string" calcext:value-type="string">
            <text:p>Ws</text:p>
          </table:table-cell>
          <table:table-cell table:style-name="ce10" office:value-type="string" calcext:value-type="string">
            <text:p>Ws</text:p>
          </table:table-cell>
          <table:table-cell table:style-name="ce13" office:value-type="string" calcext:value-type="string">
            <text:p>Ws</text:p>
          </table:table-cell>
          <table:table-cell table:style-name="ce16" office:value-type="string" calcext:value-type="string">
            <text:p>Ws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11d4515d916b810e82d25d90d9cc29181d2832c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speed</text:p>
          </table:table-cell>
          <table:table-cell office:value-type="string" calcext:value-type="string">
            <text:p>MiB/s</text:p>
          </table:table-cell>
          <table:table-cell office:value-type="float" office:value="20957.4975380189" calcext:value-type="float">
            <text:p>20957.4975380189</text:p>
          </table:table-cell>
          <table:table-cell office:value-type="float" office:value="11900.95" calcext:value-type="float">
            <text:p>11900.95</text:p>
          </table:table-cell>
          <table:table-cell office:value-type="float" office:value="21373.67" calcext:value-type="float">
            <text:p>21373.67</text:p>
          </table:table-cell>
          <table:table-cell office:value-type="float" office:value="643.154202795792" calcext:value-type="float">
            <text:p>643.154202795792</text:p>
          </table:table-cell>
          <table:table-cell office:value-type="float" office:value="360094.459416132" calcext:value-type="float">
            <text:p>360094.459416132</text:p>
          </table:table-cell>
          <table:table-cell office:value-type="percentage" office:value="0.0306885018895528" calcext:value-type="percentage">
            <text:p>3.07%</text:p>
          </table:table-cell>
          <table:table-cell office:value-type="percentage" office:value="-0.00644357474960453" calcext:value-type="percentage">
            <text:p>-0.64%</text:p>
          </table:table-cell>
          <table:table-cell table:number-columns-repeated="3" office:value-type="percentage" office:value="0.0000964012942346077" calcext:value-type="percentage">
            <text:p>0.01%</text:p>
          </table:table-cell>
          <table:table-cell office:value-type="percentage" office:value="0.0225091542321398" calcext:value-type="percentage">
            <text:p>2.25%</text:p>
          </table:table-cell>
          <table:table-cell table:formula="of:=[.AA$4]*ABS([.$M8])+[.AA$6]*ABS([.$L8])+[.AA$8]*ABS([.$Q8])" office:value-type="percentage" office:value="0.0198804102904324" calcext:value-type="percentage">
            <text:p>1.99%</text:p>
          </table:table-cell>
          <table:table-cell table:formula="of:=[.AB$4]*ABS([.$M8])+[.AB$6]*ABS([.$L8])+[.AB$8]*ABS([.$Q8])" office:value-type="percentage" office:value="0.0104746254118529" calcext:value-type="percentage">
            <text:p>1.05%</text:p>
          </table:table-cell>
          <table:table-cell table:formula="of:=[.AC$4]*ABS([.$M8])+[.AC$6]*ABS([.$L8])+[.AC$8]*ABS([.$Q8])" office:value-type="percentage" office:value="0.0274460744098167" calcext:value-type="percentage">
            <text:p>2.74%</text:p>
          </table:table-cell>
          <table:table-cell table:formula="of:=[.AD$4]*ABS([.$M8])+[.AD$6]*ABS([.$L8])+[.AD$8]*ABS([.$Q8])" office:value-type="percentage" office:value="0.0217205310496276" calcext:value-type="percentage">
            <text:p>2.17%</text:p>
          </table:table-cell>
          <table:table-cell table:formula="of:=[.AA$4]*ABS([.$O8])+[.AA$6]*ABS([.$L8])+[.AA$8]*ABS([.$Q8])" office:value-type="percentage" office:value="0.0177646858053091" calcext:value-type="percentage">
            <text:p>1.78%</text:p>
          </table:table-cell>
          <table:table-cell table:formula="of:=[.AB$4]*ABS([.$O8])+[.AB$6]*ABS([.$L8])+[.AB$8]*ABS([.$Q8])" office:value-type="percentage" office:value="0.00539688664755695" calcext:value-type="percentage">
            <text:p>0.54%</text:p>
          </table:table-cell>
          <table:table-cell table:formula="of:=[.AC$4]*ABS([.$O8])+[.AC$6]*ABS([.$L8])+[.AC$8]*ABS([.$Q8])" office:value-type="percentage" office:value="0.0268113570642797" calcext:value-type="percentage">
            <text:p>2.68%</text:p>
          </table:table-cell>
          <table:table-cell table:formula="of:=[.AD$4]*ABS([.$O8])+[.AD$6]*ABS([.$L8])+[.AD$8]*ABS([.$Q8])" office:value-type="percentage" office:value="0.0210858137040906" calcext:value-type="percentage">
            <text:p>2.11%</text:p>
          </table:table-cell>
          <table:table-cell/>
          <table:table-cell table:style-name="ce7" table:formula="of:=1/3" office:value-type="float" office:value="0.333333333333333" calcext:value-type="float">
            <text:p>0.33</text:p>
          </table:table-cell>
          <table:table-cell table:style-name="ce11" office:value-type="float" office:value="0.1" calcext:value-type="float">
            <text:p>0.10</text:p>
          </table:table-cell>
          <table:table-cell table:style-name="ce14" office:value-type="float" office:value="0.1" calcext:value-type="float">
            <text:p>0.10</text:p>
          </table:table-cell>
          <table:table-cell table:style-name="ce17" office:value-type="float" office:value="0.8" calcext:value-type="float">
            <text:p>0.8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11d4515d916b810e82d25d90d9cc29181d2832c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speed</text:p>
          </table:table-cell>
          <table:table-cell office:value-type="string" calcext:value-type="string">
            <text:p>MiB/s</text:p>
          </table:table-cell>
          <table:table-cell office:value-type="float" office:value="20969.9424290999" calcext:value-type="float">
            <text:p>20969.9424290999</text:p>
          </table:table-cell>
          <table:table-cell office:value-type="float" office:value="16120.1766666667" calcext:value-type="float">
            <text:p>16120.1766666667</text:p>
          </table:table-cell>
          <table:table-cell office:value-type="float" office:value="21439.3433333333" calcext:value-type="float">
            <text:p>21439.3433333333</text:p>
          </table:table-cell>
          <table:table-cell office:value-type="float" office:value="432.464307969576" calcext:value-type="float">
            <text:p>432.464307969576</text:p>
          </table:table-cell>
          <table:table-cell office:value-type="float" office:value="360308.289159792" calcext:value-type="float">
            <text:p>360308.289159792</text:p>
          </table:table-cell>
          <table:table-cell office:value-type="percentage" office:value="0.0206230565215786" calcext:value-type="percentage">
            <text:p>2.06%</text:p>
          </table:table-cell>
          <table:table-cell office:value-type="percentage" office:value="-0.0062183015739953" calcext:value-type="percentage">
            <text:p>-0.62%</text:p>
          </table:table-cell>
          <table:table-cell table:number-columns-repeated="3" office:value-type="percentage" office:value="0.0000953687709115799" calcext:value-type="percentage">
            <text:p>0.01%</text:p>
          </table:table-cell>
          <table:table-cell office:value-type="percentage" office:value="0.0140866262240296" calcext:value-type="percentage">
            <text:p>1.41%</text:p>
          </table:table-cell>
          <table:table-cell table:formula="of:=[.AA$4]*ABS([.$M9])+[.AA$6]*ABS([.$L9])+[.AA$8]*ABS([.$Q9])" office:value-type="percentage" office:value="0.0136426614398678" calcext:value-type="percentage">
            <text:p>1.36%</text:p>
          </table:table-cell>
          <table:table-cell table:formula="of:=[.AB$4]*ABS([.$M9])+[.AB$6]*ABS([.$L9])+[.AB$8]*ABS([.$Q9])" office:value-type="percentage" office:value="0.00844560953375706" calcext:value-type="percentage">
            <text:p>0.84%</text:p>
          </table:table-cell>
          <table:table-cell table:formula="of:=[.AC$4]*ABS([.$M9])+[.AC$6]*ABS([.$L9])+[.AC$8]*ABS([.$Q9])" office:value-type="percentage" office:value="0.0185289379970654" calcext:value-type="percentage">
            <text:p>1.85%</text:p>
          </table:table-cell>
          <table:table-cell table:formula="of:=[.AD$4]*ABS([.$M9])+[.AD$6]*ABS([.$L9])+[.AD$8]*ABS([.$Q9])" office:value-type="percentage" office:value="0.0139534367887811" calcext:value-type="percentage">
            <text:p>1.40%</text:p>
          </table:table-cell>
          <table:table-cell table:formula="of:=[.AA$4]*ABS([.$O9])+[.AA$6]*ABS([.$L9])+[.AA$8]*ABS([.$Q9])" office:value-type="percentage" office:value="0.0116016838388399" calcext:value-type="percentage">
            <text:p>1.16%</text:p>
          </table:table-cell>
          <table:table-cell table:formula="of:=[.AB$4]*ABS([.$O9])+[.AB$6]*ABS([.$L9])+[.AB$8]*ABS([.$Q9])" office:value-type="percentage" office:value="0.00354726329129008" calcext:value-type="percentage">
            <text:p>0.35%</text:p>
          </table:table-cell>
          <table:table-cell table:formula="of:=[.AC$4]*ABS([.$O9])+[.AC$6]*ABS([.$L9])+[.AC$8]*ABS([.$Q9])" office:value-type="percentage" office:value="0.017916644716757" calcext:value-type="percentage">
            <text:p>1.79%</text:p>
          </table:table-cell>
          <table:table-cell table:formula="of:=[.AD$4]*ABS([.$O9])+[.AD$6]*ABS([.$L9])+[.AD$8]*ABS([.$Q9])" office:value-type="percentage" office:value="0.0133411435084727" calcext:value-type="percentage">
            <text:p>1.3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11d4515d916b810e82d25d90d9cc29181d2832c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speed</text:p>
          </table:table-cell>
          <table:table-cell office:value-type="string" calcext:value-type="string">
            <text:p>MiB/s</text:p>
          </table:table-cell>
          <table:table-cell office:value-type="float" office:value="36603.5750924784" calcext:value-type="float">
            <text:p>36603.5750924784</text:p>
          </table:table-cell>
          <table:table-cell office:value-type="float" office:value="30684.44" calcext:value-type="float">
            <text:p>30684.44</text:p>
          </table:table-cell>
          <table:table-cell office:value-type="float" office:value="40986.98" calcext:value-type="float">
            <text:p>40986.98</text:p>
          </table:table-cell>
          <table:table-cell office:value-type="float" office:value="817.148053372762" calcext:value-type="float">
            <text:p>817.148053372762</text:p>
          </table:table-cell>
          <table:table-cell office:value-type="float" office:value="314463.703543629" calcext:value-type="float">
            <text:p>314463.703543629</text:p>
          </table:table-cell>
          <table:table-cell office:value-type="percentage" office:value="0.0223242689083853" calcext:value-type="percentage">
            <text:p>2.23%</text:p>
          </table:table-cell>
          <table:table-cell office:value-type="percentage" office:value="-0.00776043986995095" calcext:value-type="percentage">
            <text:p>-0.78%</text:p>
          </table:table-cell>
          <table:table-cell office:value-type="percentage" office:value="-0.00129062496961735" calcext:value-type="percentage">
            <text:p>-0.13%</text:p>
          </table:table-cell>
          <table:table-cell office:value-type="percentage" office:value="-0.000163358875985215" calcext:value-type="percentage">
            <text:p>-0.02%</text:p>
          </table:table-cell>
          <table:table-cell office:value-type="percentage" office:value="-0.0000156973915527991" calcext:value-type="percentage">
            <text:p>0.00%</text:p>
          </table:table-cell>
          <table:table-cell office:value-type="percentage" office:value="0.0152649848384554" calcext:value-type="percentage">
            <text:p>1.53%</text:p>
          </table:table-cell>
          <table:table-cell table:formula="of:=[.AA$4]*ABS([.$M10])+[.AA$6]*ABS([.$L10])+[.AA$8]*ABS([.$Q10])" office:value-type="percentage" office:value="0.0151165645389305" calcext:value-type="percentage">
            <text:p>1.51%</text:p>
          </table:table-cell>
          <table:table-cell table:formula="of:=[.AB$4]*ABS([.$M10])+[.AB$6]*ABS([.$L10])+[.AB$8]*ABS([.$Q10])" office:value-type="percentage" office:value="0.00996727727064483" calcext:value-type="percentage">
            <text:p>1.00%</text:p>
          </table:table-cell>
          <table:table-cell table:formula="of:=[.AC$4]*ABS([.$M10])+[.AC$6]*ABS([.$L10])+[.AC$8]*ABS([.$Q10])" office:value-type="percentage" office:value="0.0201619575975488" calcext:value-type="percentage">
            <text:p>2.02%</text:p>
          </table:table-cell>
          <table:table-cell table:formula="of:=[.AD$4]*ABS([.$M10])+[.AD$6]*ABS([.$L10])+[.AD$8]*ABS([.$Q10])" office:value-type="percentage" office:value="0.015220458748598" calcext:value-type="percentage">
            <text:p>1.52%</text:p>
          </table:table-cell>
          <table:table-cell table:formula="of:=[.AA$4]*ABS([.$O10])+[.AA$6]*ABS([.$L10])+[.AA$8]*ABS([.$Q10])" office:value-type="percentage" office:value="0.0125842042076086" calcext:value-type="percentage">
            <text:p>1.26%</text:p>
          </table:table-cell>
          <table:table-cell table:formula="of:=[.AB$4]*ABS([.$O10])+[.AB$6]*ABS([.$L10])+[.AB$8]*ABS([.$Q10])" office:value-type="percentage" office:value="0.00388961247547224" calcext:value-type="percentage">
            <text:p>0.39%</text:p>
          </table:table-cell>
          <table:table-cell table:formula="of:=[.AC$4]*ABS([.$O10])+[.AC$6]*ABS([.$L10])+[.AC$8]*ABS([.$Q10])" office:value-type="percentage" office:value="0.0194022494981523" calcext:value-type="percentage">
            <text:p>1.94%</text:p>
          </table:table-cell>
          <table:table-cell table:formula="of:=[.AD$4]*ABS([.$O10])+[.AD$6]*ABS([.$L10])+[.AD$8]*ABS([.$Q10])" office:value-type="percentage" office:value="0.0144607506492014" calcext:value-type="percentage">
            <text:p>1.4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11d4515d916b810e82d25d90d9cc29181d2832c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speed</text:p>
          </table:table-cell>
          <table:table-cell office:value-type="string" calcext:value-type="string">
            <text:p>MiB/s</text:p>
          </table:table-cell>
          <table:table-cell office:value-type="float" office:value="15614.7708877928" calcext:value-type="float">
            <text:p>15614.7708877928</text:p>
          </table:table-cell>
          <table:table-cell office:value-type="float" office:value="14115.0866666667" calcext:value-type="float">
            <text:p>14115.0866666667</text:p>
          </table:table-cell>
          <table:table-cell office:value-type="float" office:value="17325.33" calcext:value-type="float">
            <text:p>17325.33</text:p>
          </table:table-cell>
          <table:table-cell office:value-type="float" office:value="129.659807814644" calcext:value-type="float">
            <text:p>129.659807814644</text:p>
          </table:table-cell>
          <table:table-cell office:value-type="float" office:value="135780.61641559" calcext:value-type="float">
            <text:p>135780.61641559</text:p>
          </table:table-cell>
          <table:table-cell office:value-type="percentage" office:value="0.00830366380309866" calcext:value-type="percentage">
            <text:p>0.83%</text:p>
          </table:table-cell>
          <table:table-cell office:value-type="percentage" office:value="-0.00120954426006688" calcext:value-type="percentage">
            <text:p>-0.12%</text:p>
          </table:table-cell>
          <table:table-cell table:number-columns-repeated="2" office:value-type="percentage" office:value="-0.00012795802303872" calcext:value-type="percentage">
            <text:p>-0.01%</text:p>
          </table:table-cell>
          <table:table-cell office:value-type="percentage" office:value="0.00000711904218450895" calcext:value-type="percentage">
            <text:p>0.00%</text:p>
          </table:table-cell>
          <table:table-cell office:value-type="percentage" office:value="0.00582430278874511" calcext:value-type="percentage">
            <text:p>0.58%</text:p>
          </table:table-cell>
          <table:table-cell table:formula="of:=[.AA$4]*ABS([.$M11])+[.AA$6]*ABS([.$L11])+[.AA$8]*ABS([.$Q11])" office:value-type="percentage" office:value="0.00511250361730355" calcext:value-type="percentage">
            <text:p>0.51%</text:p>
          </table:table-cell>
          <table:table-cell table:formula="of:=[.AB$4]*ABS([.$M11])+[.AB$6]*ABS([.$L11])+[.AB$8]*ABS([.$Q11])" office:value-type="percentage" office:value="0.00238043206723788" calcext:value-type="percentage">
            <text:p>0.24%</text:p>
          </table:table-cell>
          <table:table-cell table:formula="of:=[.AC$4]*ABS([.$M11])+[.AC$6]*ABS([.$L11])+[.AC$8]*ABS([.$Q11])" office:value-type="percentage" office:value="0.00734631574736013" calcext:value-type="percentage">
            <text:p>0.73%</text:p>
          </table:table-cell>
          <table:table-cell table:formula="of:=[.AD$4]*ABS([.$M11])+[.AD$6]*ABS([.$L11])+[.AD$8]*ABS([.$Q11])" office:value-type="percentage" office:value="0.00561076303731264" calcext:value-type="percentage">
            <text:p>0.56%</text:p>
          </table:table-cell>
          <table:table-cell table:formula="of:=[.AA$4]*ABS([.$O11])+[.AA$6]*ABS([.$L11])+[.AA$8]*ABS([.$Q11])" office:value-type="percentage" office:value="0.0047519748716275" calcext:value-type="percentage">
            <text:p>0.48%</text:p>
          </table:table-cell>
          <table:table-cell table:formula="of:=[.AB$4]*ABS([.$O11])+[.AB$6]*ABS([.$L11])+[.AB$8]*ABS([.$Q11])" office:value-type="percentage" office:value="0.00151516307761535" calcext:value-type="percentage">
            <text:p>0.15%</text:p>
          </table:table-cell>
          <table:table-cell table:formula="of:=[.AC$4]*ABS([.$O11])+[.AC$6]*ABS([.$L11])+[.AC$8]*ABS([.$Q11])" office:value-type="percentage" office:value="0.00723815712365731" calcext:value-type="percentage">
            <text:p>0.72%</text:p>
          </table:table-cell>
          <table:table-cell table:formula="of:=[.AD$4]*ABS([.$O11])+[.AD$6]*ABS([.$L11])+[.AD$8]*ABS([.$Q11])" office:value-type="percentage" office:value="0.00550260441360982" calcext:value-type="percentage">
            <text:p>0.5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11d4515d916b810e82d25d90d9cc29181d2832c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speed</text:p>
          </table:table-cell>
          <table:table-cell office:value-type="string" calcext:value-type="string">
            <text:p>MiB/s</text:p>
          </table:table-cell>
          <table:table-cell office:value-type="float" office:value="15610.3463008631" calcext:value-type="float">
            <text:p>15610.3463008631</text:p>
          </table:table-cell>
          <table:table-cell office:value-type="float" office:value="13418.9366666667" calcext:value-type="float">
            <text:p>13418.9366666667</text:p>
          </table:table-cell>
          <table:table-cell office:value-type="float" office:value="16025.3266666667" calcext:value-type="float">
            <text:p>16025.3266666667</text:p>
          </table:table-cell>
          <table:table-cell office:value-type="float" office:value="136.712019423528" calcext:value-type="float">
            <text:p>136.712019423528</text:p>
          </table:table-cell>
          <table:table-cell office:value-type="float" office:value="135742.141746636" calcext:value-type="float">
            <text:p>135742.141746636</text:p>
          </table:table-cell>
          <table:table-cell office:value-type="percentage" office:value="0.00875778261344331" calcext:value-type="percentage">
            <text:p>0.88%</text:p>
          </table:table-cell>
          <table:table-cell office:value-type="percentage" office:value="-0.00117322432658964" calcext:value-type="percentage">
            <text:p>-0.12%</text:p>
          </table:table-cell>
          <table:table-cell table:number-columns-repeated="3" office:value-type="percentage" office:value="-0.0000100696780891721" calcext:value-type="percentage">
            <text:p>0.00%</text:p>
          </table:table-cell>
          <table:table-cell office:value-type="percentage" office:value="0.00623378728030755" calcext:value-type="percentage">
            <text:p>0.62%</text:p>
          </table:table-cell>
          <table:table-cell table:formula="of:=[.AA$4]*ABS([.$M12])+[.AA$6]*ABS([.$L12])+[.AA$8]*ABS([.$Q12])" office:value-type="percentage" office:value="0.0053882647401135" calcext:value-type="percentage">
            <text:p>0.54%</text:p>
          </table:table-cell>
          <table:table-cell table:formula="of:=[.AB$4]*ABS([.$M12])+[.AB$6]*ABS([.$L12])+[.AB$8]*ABS([.$Q12])" office:value-type="percentage" office:value="0.0024377364506468" calcext:value-type="percentage">
            <text:p>0.24%</text:p>
          </table:table-cell>
          <table:table-cell table:formula="of:=[.AC$4]*ABS([.$M12])+[.AC$6]*ABS([.$L12])+[.AC$8]*ABS([.$Q12])" office:value-type="percentage" office:value="0.00774692725144437" calcext:value-type="percentage">
            <text:p>0.77%</text:p>
          </table:table-cell>
          <table:table-cell table:formula="of:=[.AD$4]*ABS([.$M12])+[.AD$6]*ABS([.$L12])+[.AD$8]*ABS([.$Q12])" office:value-type="percentage" office:value="0.00598013051824934" calcext:value-type="percentage">
            <text:p>0.60%</text:p>
          </table:table-cell>
          <table:table-cell table:formula="of:=[.AA$4]*ABS([.$O12])+[.AA$6]*ABS([.$L12])+[.AA$8]*ABS([.$Q12])" office:value-type="percentage" office:value="0.00500054652394668" calcext:value-type="percentage">
            <text:p>0.50%</text:p>
          </table:table-cell>
          <table:table-cell table:formula="of:=[.AB$4]*ABS([.$O12])+[.AB$6]*ABS([.$L12])+[.AB$8]*ABS([.$Q12])" office:value-type="percentage" office:value="0.00150721273184642" calcext:value-type="percentage">
            <text:p>0.15%</text:p>
          </table:table-cell>
          <table:table-cell table:formula="of:=[.AC$4]*ABS([.$O12])+[.AC$6]*ABS([.$L12])+[.AC$8]*ABS([.$Q12])" office:value-type="percentage" office:value="0.00763061178659432" calcext:value-type="percentage">
            <text:p>0.76%</text:p>
          </table:table-cell>
          <table:table-cell table:formula="of:=[.AD$4]*ABS([.$O12])+[.AD$6]*ABS([.$L12])+[.AD$8]*ABS([.$Q12])" office:value-type="percentage" office:value="0.00586381505339929" calcext:value-type="percentage">
            <text:p>0.5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11d4515d916b810e82d25d90d9cc29181d2832c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speed</text:p>
          </table:table-cell>
          <table:table-cell office:value-type="string" calcext:value-type="string">
            <text:p>MiB/s</text:p>
          </table:table-cell>
          <table:table-cell office:value-type="float" office:value="29470.996810522" calcext:value-type="float">
            <text:p>29470.996810522</text:p>
          </table:table-cell>
          <table:table-cell office:value-type="float" office:value="27792.32" calcext:value-type="float">
            <text:p>27792.32</text:p>
          </table:table-cell>
          <table:table-cell office:value-type="float" office:value="34078.5266666667" calcext:value-type="float">
            <text:p>34078.5266666667</text:p>
          </table:table-cell>
          <table:table-cell office:value-type="float" office:value="509.460896763319" calcext:value-type="float">
            <text:p>509.460896763319</text:p>
          </table:table-cell>
          <table:table-cell office:value-type="float" office:value="128134.7687414" calcext:value-type="float">
            <text:p>128134.7687414</text:p>
          </table:table-cell>
          <table:table-cell office:value-type="percentage" office:value="0.017286856635315" calcext:value-type="percentage">
            <text:p>1.73%</text:p>
          </table:table-cell>
          <table:table-cell office:value-type="percentage" office:value="-0.00611898787692487" calcext:value-type="percentage">
            <text:p>-0.61%</text:p>
          </table:table-cell>
          <table:table-cell office:value-type="percentage" office:value="-0.000684410293871216" calcext:value-type="percentage">
            <text:p>-0.07%</text:p>
          </table:table-cell>
          <table:table-cell office:value-type="percentage" office:value="-0.000371882665835774" calcext:value-type="percentage">
            <text:p>-0.04%</text:p>
          </table:table-cell>
          <table:table-cell office:value-type="percentage" office:value="0.0000035083700649768" calcext:value-type="percentage">
            <text:p>0.00%</text:p>
          </table:table-cell>
          <table:table-cell office:value-type="percentage" office:value="0.0124189298490843" calcext:value-type="percentage">
            <text:p>1.24%</text:p>
          </table:table-cell>
          <table:table-cell table:formula="of:=[.AA$4]*ABS([.$M13])+[.AA$6]*ABS([.$L13])+[.AA$8]*ABS([.$Q13])" office:value-type="percentage" office:value="0.0119415914537747" calcext:value-type="percentage">
            <text:p>1.19%</text:p>
          </table:table-cell>
          <table:table-cell table:formula="of:=[.AB$4]*ABS([.$M13])+[.AB$6]*ABS([.$L13])+[.AB$8]*ABS([.$Q13])" office:value-type="percentage" office:value="0.00786576894997982" calcext:value-type="percentage">
            <text:p>0.79%</text:p>
          </table:table-cell>
          <table:table-cell table:formula="of:=[.AC$4]*ABS([.$M13])+[.AC$6]*ABS([.$L13])+[.AC$8]*ABS([.$Q13])" office:value-type="percentage" office:value="0.0156832770808529" calcext:value-type="percentage">
            <text:p>1.57%</text:p>
          </table:table-cell>
          <table:table-cell table:formula="of:=[.AD$4]*ABS([.$M13])+[.AD$6]*ABS([.$L13])+[.AD$8]*ABS([.$Q13])" office:value-type="percentage" office:value="0.0122757283304914" calcext:value-type="percentage">
            <text:p>1.23%</text:p>
          </table:table-cell>
          <table:table-cell table:formula="of:=[.AA$4]*ABS([.$O13])+[.AA$6]*ABS([.$L13])+[.AA$8]*ABS([.$Q13])" office:value-type="percentage" office:value="0.010025889716745" calcext:value-type="percentage">
            <text:p>1.00%</text:p>
          </table:table-cell>
          <table:table-cell table:formula="of:=[.AB$4]*ABS([.$O13])+[.AB$6]*ABS([.$L13])+[.AB$8]*ABS([.$Q13])" office:value-type="percentage" office:value="0.00326808478110854" calcext:value-type="percentage">
            <text:p>0.33%</text:p>
          </table:table-cell>
          <table:table-cell table:formula="of:=[.AC$4]*ABS([.$O13])+[.AC$6]*ABS([.$L13])+[.AC$8]*ABS([.$Q13])" office:value-type="percentage" office:value="0.015108566559744" calcext:value-type="percentage">
            <text:p>1.51%</text:p>
          </table:table-cell>
          <table:table-cell table:formula="of:=[.AD$4]*ABS([.$O13])+[.AD$6]*ABS([.$L13])+[.AD$8]*ABS([.$Q13])" office:value-type="percentage" office:value="0.0117010178093825" calcext:value-type="percentage">
            <text:p>1.1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277604812f42491cbabe59d60001aaffc925c2b5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bzip2</text:p>
          </table:table-cell>
          <table:table-cell office:value-type="string" calcext:value-type="string">
            <text:p>seconds</text:p>
          </table:table-cell>
          <table:table-cell office:value-type="float" office:value="9.6093152486642" calcext:value-type="float">
            <text:p>9.6093152486642</text:p>
          </table:table-cell>
          <table:table-cell office:value-type="float" office:value="9.388" calcext:value-type="float">
            <text:p>9.388</text:p>
          </table:table-cell>
          <table:table-cell office:value-type="float" office:value="10.0416666666667" calcext:value-type="float">
            <text:p>10.0416666666667</text:p>
          </table:table-cell>
          <table:table-cell office:value-type="float" office:value="0.0678087761666281" calcext:value-type="float">
            <text:p>0.067808776166628</text:p>
          </table:table-cell>
          <table:table-cell office:value-type="float" office:value="1.78807023597035" calcext:value-type="float">
            <text:p>1.78807023597035</text:p>
          </table:table-cell>
          <table:table-cell office:value-type="percentage" office:value="0.00705656692614536" calcext:value-type="percentage">
            <text:p>0.71%</text:p>
          </table:table-cell>
          <table:table-cell office:value-type="percentage" office:value="0.00258140253535678" calcext:value-type="percentage">
            <text:p>0.26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311165745781304" calcext:value-type="percentage">
            <text:p>0.31%</text:p>
          </table:table-cell>
          <table:table-cell table:formula="of:=[.AA$4]*ABS([.$M14])+[.AA$6]*ABS([.$L14])+[.AA$8]*ABS([.$Q14])" office:value-type="percentage" office:value="0.00424987563977173" calcext:value-type="percentage">
            <text:p>0.42%</text:p>
          </table:table-cell>
          <table:table-cell table:formula="of:=[.AB$4]*ABS([.$M14])+[.AB$6]*ABS([.$L14])+[.AB$8]*ABS([.$Q14])" office:value-type="percentage" office:value="0.00308194446668127" calcext:value-type="percentage">
            <text:p>0.31%</text:p>
          </table:table-cell>
          <table:table-cell table:formula="of:=[.AC$4]*ABS([.$M14])+[.AC$6]*ABS([.$L14])+[.AC$8]*ABS([.$Q14])" office:value-type="percentage" office:value="0.00621455954023327" calcext:value-type="percentage">
            <text:p>0.62%</text:p>
          </table:table-cell>
          <table:table-cell table:formula="of:=[.AD$4]*ABS([.$M14])+[.AD$6]*ABS([.$L14])+[.AD$8]*ABS([.$Q14])" office:value-type="percentage" office:value="0.00345312291240065" calcext:value-type="percentage">
            <text:p>0.35%</text:p>
          </table:table-cell>
          <table:table-cell table:formula="of:=[.AA$4]*ABS([.$O14])+[.AA$6]*ABS([.$L14])+[.AA$8]*ABS([.$Q14])" office:value-type="percentage" office:value="0.00338940812798613" calcext:value-type="percentage">
            <text:p>0.34%</text:p>
          </table:table-cell>
          <table:table-cell table:formula="of:=[.AB$4]*ABS([.$O14])+[.AB$6]*ABS([.$L14])+[.AB$8]*ABS([.$Q14])" office:value-type="percentage" office:value="0.00101682243839584" calcext:value-type="percentage">
            <text:p>0.10%</text:p>
          </table:table-cell>
          <table:table-cell table:formula="of:=[.AC$4]*ABS([.$O14])+[.AC$6]*ABS([.$L14])+[.AC$8]*ABS([.$Q14])" office:value-type="percentage" office:value="0.00595641928669759" calcext:value-type="percentage">
            <text:p>0.60%</text:p>
          </table:table-cell>
          <table:table-cell table:formula="of:=[.AD$4]*ABS([.$O14])+[.AD$6]*ABS([.$L14])+[.AD$8]*ABS([.$Q14])" office:value-type="percentage" office:value="0.00319498265886497" calcext:value-type="percentage">
            <text:p>0.3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277604812f42491cbabe59d60001aaffc925c2b5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bzip2</text:p>
          </table:table-cell>
          <table:table-cell office:value-type="string" calcext:value-type="string">
            <text:p>seconds</text:p>
          </table:table-cell>
          <table:table-cell office:value-type="float" office:value="9.59074485596708" calcext:value-type="float">
            <text:p>9.59074485596708</text:p>
          </table:table-cell>
          <table:table-cell office:value-type="float" office:value="9.37866666666667" calcext:value-type="float">
            <text:p>9.37866666666667</text:p>
          </table:table-cell>
          <table:table-cell office:value-type="float" office:value="9.903" calcext:value-type="float">
            <text:p>9.903</text:p>
          </table:table-cell>
          <table:table-cell office:value-type="float" office:value="0.0609654070657027" calcext:value-type="float">
            <text:p>0.060965407065703</text:p>
          </table:table-cell>
          <table:table-cell office:value-type="float" office:value="1.7915324453139" calcext:value-type="float">
            <text:p>1.7915324453139</text:p>
          </table:table-cell>
          <table:table-cell office:value-type="percentage" office:value="0.00635669157935859" calcext:value-type="percentage">
            <text:p>0.64%</text:p>
          </table:table-cell>
          <table:table-cell office:value-type="percentage" office:value="0.00225327787821238" calcext:value-type="percentage">
            <text:p>0.23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0282964866535139" calcext:value-type="percentage">
            <text:p>0.28%</text:p>
          </table:table-cell>
          <table:table-cell table:formula="of:=[.AA$4]*ABS([.$M15])+[.AA$6]*ABS([.$L15])+[.AA$8]*ABS([.$Q15])" office:value-type="percentage" office:value="0.00381320604097412" calcext:value-type="percentage">
            <text:p>0.38%</text:p>
          </table:table-cell>
          <table:table-cell table:formula="of:=[.AB$4]*ABS([.$M15])+[.AB$6]*ABS([.$L15])+[.AB$8]*ABS([.$Q15])" office:value-type="percentage" office:value="0.0027212563270409" calcext:value-type="percentage">
            <text:p>0.27%</text:p>
          </table:table-cell>
          <table:table-cell table:formula="of:=[.AC$4]*ABS([.$M15])+[.AC$6]*ABS([.$L15])+[.AC$8]*ABS([.$Q15])" office:value-type="percentage" office:value="0.00559364591784325" calcext:value-type="percentage">
            <text:p>0.56%</text:p>
          </table:table-cell>
          <table:table-cell table:formula="of:=[.AD$4]*ABS([.$M15])+[.AD$6]*ABS([.$L15])+[.AD$8]*ABS([.$Q15])" office:value-type="percentage" office:value="0.00312471587803821" calcext:value-type="percentage">
            <text:p>0.31%</text:p>
          </table:table-cell>
          <table:table-cell table:formula="of:=[.AA$4]*ABS([.$O15])+[.AA$6]*ABS([.$L15])+[.AA$8]*ABS([.$Q15])" office:value-type="percentage" office:value="0.00306211341490333" calcext:value-type="percentage">
            <text:p>0.31%</text:p>
          </table:table-cell>
          <table:table-cell table:formula="of:=[.AB$4]*ABS([.$O15])+[.AB$6]*ABS([.$L15])+[.AB$8]*ABS([.$Q15])" office:value-type="percentage" office:value="0.000918634024470998" calcext:value-type="percentage">
            <text:p>0.09%</text:p>
          </table:table-cell>
          <table:table-cell table:formula="of:=[.AC$4]*ABS([.$O15])+[.AC$6]*ABS([.$L15])+[.AC$8]*ABS([.$Q15])" office:value-type="percentage" office:value="0.00536831813002201" calcext:value-type="percentage">
            <text:p>0.54%</text:p>
          </table:table-cell>
          <table:table-cell table:formula="of:=[.AD$4]*ABS([.$O15])+[.AD$6]*ABS([.$L15])+[.AD$8]*ABS([.$Q15])" office:value-type="percentage" office:value="0.00289938809021697" calcext:value-type="percentage">
            <text:p>0.2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277604812f42491cbabe59d60001aaffc925c2b5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bzip2</text:p>
          </table:table-cell>
          <table:table-cell office:value-type="string" calcext:value-type="string">
            <text:p>seconds</text:p>
          </table:table-cell>
          <table:table-cell office:value-type="float" office:value="9.66063995067818" calcext:value-type="float">
            <text:p>9.66063995067818</text:p>
          </table:table-cell>
          <table:table-cell office:value-type="float" office:value="9.36666666666667" calcext:value-type="float">
            <text:p>9.36666666666667</text:p>
          </table:table-cell>
          <table:table-cell office:value-type="float" office:value="11.5463333333333" calcext:value-type="float">
            <text:p>11.5463333333333</text:p>
          </table:table-cell>
          <table:table-cell office:value-type="float" office:value="0.363706881971174" calcext:value-type="float">
            <text:p>0.363706881971174</text:p>
          </table:table-cell>
          <table:table-cell office:value-type="float" office:value="0.889285320222821" calcext:value-type="float">
            <text:p>0.889285320222821</text:p>
          </table:table-cell>
          <table:table-cell office:value-type="percentage" office:value="0.037648321832514" calcext:value-type="percentage">
            <text:p>3.76%</text:p>
          </table:table-cell>
          <table:table-cell office:value-type="percentage" office:value="0.00909041171819558" calcext:value-type="percentage">
            <text:p>0.91%</text:p>
          </table:table-cell>
          <table:table-cell office:value-type="percentage" office:value="0.00864873947205256" calcext:value-type="percentage">
            <text:p>0.86%</text:p>
          </table:table-cell>
          <table:table-cell office:value-type="percentage" office:value="0.00853479964265148" calcext:value-type="percentage">
            <text:p>0.8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98942641334647" calcext:value-type="percentage">
            <text:p>1.99%</text:p>
          </table:table-cell>
          <table:table-cell table:formula="of:=[.AA$4]*ABS([.$M16])+[.AA$6]*ABS([.$L16])+[.AA$8]*ABS([.$Q16])" office:value-type="percentage" office:value="0.0222109992280581" calcext:value-type="percentage">
            <text:p>2.22%</text:p>
          </table:table-cell>
          <table:table-cell table:formula="of:=[.AB$4]*ABS([.$M16])+[.AB$6]*ABS([.$L16])+[.AB$8]*ABS([.$Q16])" office:value-type="percentage" office:value="0.0130265879711543" calcext:value-type="percentage">
            <text:p>1.30%</text:p>
          </table:table-cell>
          <table:table-cell table:formula="of:=[.AC$4]*ABS([.$M16])+[.AC$6]*ABS([.$L16])+[.AC$8]*ABS([.$Q16])" office:value-type="percentage" office:value="0.0330171250511772" calcext:value-type="percentage">
            <text:p>3.30%</text:p>
          </table:table-cell>
          <table:table-cell table:formula="of:=[.AD$4]*ABS([.$M16])+[.AD$6]*ABS([.$L16])+[.AD$8]*ABS([.$Q16])" office:value-type="percentage" office:value="0.0205892846618427" calcext:value-type="percentage">
            <text:p>2.06%</text:p>
          </table:table-cell>
          <table:table-cell table:formula="of:=[.AA$4]*ABS([.$O16])+[.AA$6]*ABS([.$L16])+[.AA$8]*ABS([.$Q16])" office:value-type="percentage" office:value="0.0220257952028767" calcext:value-type="percentage">
            <text:p>2.20%</text:p>
          </table:table-cell>
          <table:table-cell table:formula="of:=[.AB$4]*ABS([.$O16])+[.AB$6]*ABS([.$L16])+[.AB$8]*ABS([.$Q16])" office:value-type="percentage" office:value="0.0125820983107191" calcext:value-type="percentage">
            <text:p>1.26%</text:p>
          </table:table-cell>
          <table:table-cell table:formula="of:=[.AC$4]*ABS([.$O16])+[.AC$6]*ABS([.$L16])+[.AC$8]*ABS([.$Q16])" office:value-type="percentage" office:value="0.0329615638436228" calcext:value-type="percentage">
            <text:p>3.30%</text:p>
          </table:table-cell>
          <table:table-cell table:formula="of:=[.AD$4]*ABS([.$O16])+[.AD$6]*ABS([.$L16])+[.AD$8]*ABS([.$Q16])" office:value-type="percentage" office:value="0.0205337234542883" calcext:value-type="percentage">
            <text:p>2.0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277604812f42491cbabe59d60001aaffc925c2b5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bzip2</text:p>
          </table:table-cell>
          <table:table-cell office:value-type="string" calcext:value-type="string">
            <text:p>seconds</text:p>
          </table:table-cell>
          <table:table-cell office:value-type="float" office:value="5.13124537607891" calcext:value-type="float">
            <text:p>5.13124537607891</text:p>
          </table:table-cell>
          <table:table-cell office:value-type="float" office:value="4.60666666666667" calcext:value-type="float">
            <text:p>4.60666666666667</text:p>
          </table:table-cell>
          <table:table-cell office:value-type="float" office:value="10.1236666666667" calcext:value-type="float">
            <text:p>10.1236666666667</text:p>
          </table:table-cell>
          <table:table-cell office:value-type="float" office:value="0.190692343206012" calcext:value-type="float">
            <text:p>0.190692343206012</text:p>
          </table:table-cell>
          <table:table-cell office:value-type="float" office:value="1.69464750496066" calcext:value-type="float">
            <text:p>1.69464750496066</text:p>
          </table:table-cell>
          <table:table-cell office:value-type="percentage" office:value="0.0371629749173546" calcext:value-type="percentage">
            <text:p>3.72%</text:p>
          </table:table-cell>
          <table:table-cell office:value-type="percentage" office:value="0.00523895324726896" calcext:value-type="percentage">
            <text:p>0.52%</text:p>
          </table:table-cell>
          <table:table-cell office:value-type="percentage" office:value="0.00211085061303118" calcext:value-type="percentage">
            <text:p>0.21%</text:p>
          </table:table-cell>
          <table:table-cell office:value-type="percentage" office:value="0.00129153176205391" calcext:value-type="percentage">
            <text:p>0.13%</text:p>
          </table:table-cell>
          <table:table-cell office:value-type="percentage" office:value="0.00119968599585426" calcext:value-type="percentage">
            <text:p>0.12%</text:p>
          </table:table-cell>
          <table:table-cell office:value-type="percentage" office:value="0.0264279778627161" calcext:value-type="percentage">
            <text:p>2.64%</text:p>
          </table:table-cell>
          <table:table-cell table:formula="of:=[.AA$4]*ABS([.$M17])+[.AA$6]*ABS([.$L17])+[.AA$8]*ABS([.$Q17])" office:value-type="percentage" office:value="0.0229433020091132" calcext:value-type="percentage">
            <text:p>2.29%</text:p>
          </table:table-cell>
          <table:table-cell table:formula="of:=[.AB$4]*ABS([.$M17])+[.AB$6]*ABS([.$L17])+[.AB$8]*ABS([.$Q17])" office:value-type="percentage" office:value="0.0105502578758222" calcext:value-type="percentage">
            <text:p>1.06%</text:p>
          </table:table-cell>
          <table:table-cell table:formula="of:=[.AC$4]*ABS([.$M17])+[.AC$6]*ABS([.$L17])+[.AC$8]*ABS([.$Q17])" office:value-type="percentage" office:value="0.0328970730448821" calcext:value-type="percentage">
            <text:p>3.29%</text:p>
          </table:table-cell>
          <table:table-cell table:formula="of:=[.AD$4]*ABS([.$M17])+[.AD$6]*ABS([.$L17])+[.AD$8]*ABS([.$Q17])" office:value-type="percentage" office:value="0.0253825751066352" calcext:value-type="percentage">
            <text:p>2.54%</text:p>
          </table:table-cell>
          <table:table-cell table:formula="of:=[.AA$4]*ABS([.$O17])+[.AA$6]*ABS([.$L17])+[.AA$8]*ABS([.$Q17])" office:value-type="percentage" office:value="0.0216274948473749" calcext:value-type="percentage">
            <text:p>2.16%</text:p>
          </table:table-cell>
          <table:table-cell table:formula="of:=[.AB$4]*ABS([.$O17])+[.AB$6]*ABS([.$L17])+[.AB$8]*ABS([.$Q17])" office:value-type="percentage" office:value="0.0073923206876502" calcext:value-type="percentage">
            <text:p>0.74%</text:p>
          </table:table-cell>
          <table:table-cell table:formula="of:=[.AC$4]*ABS([.$O17])+[.AC$6]*ABS([.$L17])+[.AC$8]*ABS([.$Q17])" office:value-type="percentage" office:value="0.0325023308963606" calcext:value-type="percentage">
            <text:p>3.25%</text:p>
          </table:table-cell>
          <table:table-cell table:formula="of:=[.AD$4]*ABS([.$O17])+[.AD$6]*ABS([.$L17])+[.AD$8]*ABS([.$Q17])" office:value-type="percentage" office:value="0.0249878329581137" calcext:value-type="percentage">
            <text:p>2.5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277604812f42491cbabe59d60001aaffc925c2b5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bzip2</text:p>
          </table:table-cell>
          <table:table-cell office:value-type="string" calcext:value-type="string">
            <text:p>seconds</text:p>
          </table:table-cell>
          <table:table-cell office:value-type="float" office:value="5.12482120838471" calcext:value-type="float">
            <text:p>5.12482120838471</text:p>
          </table:table-cell>
          <table:table-cell office:value-type="float" office:value="4.93133333333333" calcext:value-type="float">
            <text:p>4.93133333333333</text:p>
          </table:table-cell>
          <table:table-cell office:value-type="float" office:value="6.00033333333333" calcext:value-type="float">
            <text:p>6.00033333333333</text:p>
          </table:table-cell>
          <table:table-cell office:value-type="float" office:value="0.0721648144840125" calcext:value-type="float">
            <text:p>0.072164814484013</text:p>
          </table:table-cell>
          <table:table-cell office:value-type="float" office:value="1.69677181316806" calcext:value-type="float">
            <text:p>1.69677181316806</text:p>
          </table:table-cell>
          <table:table-cell office:value-type="percentage" office:value="0.0140814306586821" calcext:value-type="percentage">
            <text:p>1.41%</text:p>
          </table:table-cell>
          <table:table-cell office:value-type="percentage" office:value="0.00477397649998709" calcext:value-type="percentage">
            <text:p>0.48%</text:p>
          </table:table-cell>
          <table:table-cell office:value-type="percentage" office:value="0.000880190892035399" calcext:value-type="percentage">
            <text:p>0.09%</text:p>
          </table:table-cell>
          <table:table-cell office:value-type="percentage" office:value="0.000355055162145482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62827697295044" calcext:value-type="percentage">
            <text:p>0.96%</text:p>
          </table:table-cell>
          <table:table-cell table:formula="of:=[.AA$4]*ABS([.$M18])+[.AA$6]*ABS([.$L18])+[.AA$8]*ABS([.$Q18])" office:value-type="percentage" office:value="0.00949456137720653" calcext:value-type="percentage">
            <text:p>0.95%</text:p>
          </table:table-cell>
          <table:table-cell table:formula="of:=[.AB$4]*ABS([.$M18])+[.AB$6]*ABS([.$L18])+[.AB$8]*ABS([.$Q18])" office:value-type="percentage" office:value="0.00619015196315292" calcext:value-type="percentage">
            <text:p>0.62%</text:p>
          </table:table-cell>
          <table:table-cell table:formula="of:=[.AC$4]*ABS([.$M18])+[.AC$6]*ABS([.$L18])+[.AC$8]*ABS([.$Q18])" office:value-type="percentage" office:value="0.0127053698742394" calcext:value-type="percentage">
            <text:p>1.27%</text:p>
          </table:table-cell>
          <table:table-cell table:formula="of:=[.AD$4]*ABS([.$M18])+[.AD$6]*ABS([.$L18])+[.AD$8]*ABS([.$Q18])" office:value-type="percentage" office:value="0.00958816229422727" calcext:value-type="percentage">
            <text:p>0.96%</text:p>
          </table:table-cell>
          <table:table-cell table:formula="of:=[.AA$4]*ABS([.$O18])+[.AA$6]*ABS([.$L18])+[.AA$8]*ABS([.$Q18])" office:value-type="percentage" office:value="0.00802158759792599" calcext:value-type="percentage">
            <text:p>0.80%</text:p>
          </table:table-cell>
          <table:table-cell table:formula="of:=[.AB$4]*ABS([.$O18])+[.AB$6]*ABS([.$L18])+[.AB$8]*ABS([.$Q18])" office:value-type="percentage" office:value="0.00265501489287964" calcext:value-type="percentage">
            <text:p>0.27%</text:p>
          </table:table-cell>
          <table:table-cell table:formula="of:=[.AC$4]*ABS([.$O18])+[.AC$6]*ABS([.$L18])+[.AC$8]*ABS([.$Q18])" office:value-type="percentage" office:value="0.0122634777404552" calcext:value-type="percentage">
            <text:p>1.23%</text:p>
          </table:table-cell>
          <table:table-cell table:formula="of:=[.AD$4]*ABS([.$O18])+[.AD$6]*ABS([.$L18])+[.AD$8]*ABS([.$Q18])" office:value-type="percentage" office:value="0.00914627016044311" calcext:value-type="percentage">
            <text:p>0.9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277604812f42491cbabe59d60001aaffc925c2b5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bzip2</text:p>
          </table:table-cell>
          <table:table-cell office:value-type="string" calcext:value-type="string">
            <text:p>seconds</text:p>
          </table:table-cell>
          <table:table-cell office:value-type="float" office:value="4.89375236333744" calcext:value-type="float">
            <text:p>4.89375236333744</text:p>
          </table:table-cell>
          <table:table-cell office:value-type="float" office:value="4.41466666666667" calcext:value-type="float">
            <text:p>4.41466666666667</text:p>
          </table:table-cell>
          <table:table-cell office:value-type="float" office:value="5.21333333333333" calcext:value-type="float">
            <text:p>5.21333333333333</text:p>
          </table:table-cell>
          <table:table-cell office:value-type="float" office:value="0.0616258107866122" calcext:value-type="float">
            <text:p>0.061625810786612</text:p>
          </table:table-cell>
          <table:table-cell office:value-type="float" office:value="0.888444237499461" calcext:value-type="float">
            <text:p>0.888444237499461</text:p>
          </table:table-cell>
          <table:table-cell office:value-type="percentage" office:value="0.0125927521891575" calcext:value-type="percentage">
            <text:p>1.26%</text:p>
          </table:table-cell>
          <table:table-cell office:value-type="percentage" office:value="0.0036843818219278" calcext:value-type="percentage">
            <text:p>0.37%</text:p>
          </table:table-cell>
          <table:table-cell office:value-type="percentage" office:value="0.000582450222242178" calcext:value-type="percentage">
            <text:p>0.0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858689764419198" calcext:value-type="percentage">
            <text:p>0.86%</text:p>
          </table:table-cell>
          <table:table-cell table:formula="of:=[.AA$4]*ABS([.$M19])+[.AA$6]*ABS([.$L19])+[.AA$8]*ABS([.$Q19])" office:value-type="percentage" office:value="0.00828801055175909" calcext:value-type="percentage">
            <text:p>0.83%</text:p>
          </table:table-cell>
          <table:table-cell table:formula="of:=[.AB$4]*ABS([.$M19])+[.AB$6]*ABS([.$L19])+[.AB$8]*ABS([.$Q19])" office:value-type="percentage" office:value="0.00506547044087719" calcext:value-type="percentage">
            <text:p>0.51%</text:p>
          </table:table-cell>
          <table:table-cell table:formula="of:=[.AC$4]*ABS([.$M19])+[.AC$6]*ABS([.$L19])+[.AC$8]*ABS([.$Q19])" office:value-type="percentage" office:value="0.011301329697938" calcext:value-type="percentage">
            <text:p>1.13%</text:p>
          </table:table-cell>
          <table:table-cell table:formula="of:=[.AD$4]*ABS([.$M19])+[.AD$6]*ABS([.$L19])+[.AD$8]*ABS([.$Q19])" office:value-type="percentage" office:value="0.00849723151646211" calcext:value-type="percentage">
            <text:p>0.85%</text:p>
          </table:table-cell>
          <table:table-cell table:formula="of:=[.AA$4]*ABS([.$O19])+[.AA$6]*ABS([.$L19])+[.AA$8]*ABS([.$Q19])" office:value-type="percentage" office:value="0.00705988327778316" calcext:value-type="percentage">
            <text:p>0.71%</text:p>
          </table:table-cell>
          <table:table-cell table:formula="of:=[.AB$4]*ABS([.$O19])+[.AB$6]*ABS([.$L19])+[.AB$8]*ABS([.$Q19])" office:value-type="percentage" office:value="0.00211796498333495" calcext:value-type="percentage">
            <text:p>0.21%</text:p>
          </table:table-cell>
          <table:table-cell table:formula="of:=[.AC$4]*ABS([.$O19])+[.AC$6]*ABS([.$L19])+[.AC$8]*ABS([.$Q19])" office:value-type="percentage" office:value="0.0109328915157452" calcext:value-type="percentage">
            <text:p>1.09%</text:p>
          </table:table-cell>
          <table:table-cell table:formula="of:=[.AD$4]*ABS([.$O19])+[.AD$6]*ABS([.$L19])+[.AD$8]*ABS([.$Q19])" office:value-type="percentage" office:value="0.00812879333426933" calcext:value-type="percentage">
            <text:p>0.8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4b7ccf0064e0a3ebfe54a6a139b35958a896593b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VH BHS (CA)</text:p>
          </table:table-cell>
          <table:table-cell office:value-type="string" calcext:value-type="string">
            <text:p>MiB/s</text:p>
          </table:table-cell>
          <table:table-cell office:value-type="float" office:value="13.2837546239211" calcext:value-type="float">
            <text:p>13.2837546239211</text:p>
          </table:table-cell>
          <table:table-cell office:value-type="float" office:value="0.00333333333333333" calcext:value-type="float">
            <text:p>0.003333333333333</text:p>
          </table:table-cell>
          <table:table-cell office:value-type="float" office:value="15.34" calcext:value-type="float">
            <text:p>15.34</text:p>
          </table:table-cell>
          <table:table-cell office:value-type="float" office:value="1.4374377128287" calcext:value-type="float">
            <text:p>1.4374377128287</text:p>
          </table:table-cell>
          <table:table-cell office:value-type="float" office:value="228.243206596582" calcext:value-type="float">
            <text:p>228.243206596582</text:p>
          </table:table-cell>
          <table:table-cell office:value-type="percentage" office:value="0.108210197607851" calcext:value-type="percentage">
            <text:p>10.82%</text:p>
          </table:table-cell>
          <table:table-cell office:value-type="percentage" office:value="-0.0306945284283055" calcext:value-type="percentage">
            <text:p>-3.07%</text:p>
          </table:table-cell>
          <table:table-cell office:value-type="percentage" office:value="-0.0204349516154004" calcext:value-type="percentage">
            <text:p>-2.04%</text:p>
          </table:table-cell>
          <table:table-cell office:value-type="percentage" office:value="-0.0090680624921476" calcext:value-type="percentage">
            <text:p>-0.91%</text:p>
          </table:table-cell>
          <table:table-cell office:value-type="percentage" office:value="0.0000317538279054627" calcext:value-type="percentage">
            <text:p>0.00%</text:p>
          </table:table-cell>
          <table:table-cell office:value-type="percentage" office:value="0.0656587451856258" calcext:value-type="percentage">
            <text:p>6.57%</text:p>
          </table:table-cell>
          <table:table-cell table:formula="of:=[.AA$4]*ABS([.$M20])+[.AA$6]*ABS([.$L20])+[.AA$8]*ABS([.$Q20])" office:value-type="percentage" office:value="0.0681878237405939" calcext:value-type="percentage">
            <text:p>6.82%</text:p>
          </table:table-cell>
          <table:table-cell table:formula="of:=[.AB$4]*ABS([.$M20])+[.AB$6]*ABS([.$L20])+[.AB$8]*ABS([.$Q20])" office:value-type="percentage" office:value="0.041942517021992" calcext:value-type="percentage">
            <text:p>4.19%</text:p>
          </table:table-cell>
          <table:table-cell table:formula="of:=[.AC$4]*ABS([.$M20])+[.AC$6]*ABS([.$L20])+[.AC$8]*ABS([.$Q20])" office:value-type="percentage" office:value="0.0962034854476736" calcext:value-type="percentage">
            <text:p>9.62%</text:p>
          </table:table-cell>
          <table:table-cell table:formula="of:=[.AD$4]*ABS([.$M20])+[.AD$6]*ABS([.$L20])+[.AD$8]*ABS([.$Q20])" office:value-type="percentage" office:value="0.0664174687521162" calcext:value-type="percentage">
            <text:p>6.64%</text:p>
          </table:table-cell>
          <table:table-cell table:formula="of:=[.AA$4]*ABS([.$O20])+[.AA$6]*ABS([.$L20])+[.AA$8]*ABS([.$Q20])" office:value-type="percentage" office:value="0.0609790017618746" calcext:value-type="percentage">
            <text:p>6.10%</text:p>
          </table:table-cell>
          <table:table-cell table:formula="of:=[.AB$4]*ABS([.$O20])+[.AB$6]*ABS([.$L20])+[.AB$8]*ABS([.$Q20])" office:value-type="percentage" office:value="0.0246413442730657" calcext:value-type="percentage">
            <text:p>2.46%</text:p>
          </table:table-cell>
          <table:table-cell table:formula="of:=[.AC$4]*ABS([.$O20])+[.AC$6]*ABS([.$L20])+[.AC$8]*ABS([.$Q20])" office:value-type="percentage" office:value="0.0940408388540578" calcext:value-type="percentage">
            <text:p>9.40%</text:p>
          </table:table-cell>
          <table:table-cell table:formula="of:=[.AD$4]*ABS([.$O20])+[.AD$6]*ABS([.$L20])+[.AD$8]*ABS([.$Q20])" office:value-type="percentage" office:value="0.0642548221585004" calcext:value-type="percentage">
            <text:p>6.4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4b7ccf0064e0a3ebfe54a6a139b35958a896593b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VH BHS (CA)</text:p>
          </table:table-cell>
          <table:table-cell office:value-type="string" calcext:value-type="string">
            <text:p>MiB/s</text:p>
          </table:table-cell>
          <table:table-cell office:value-type="float" office:value="13.4732942386831" calcext:value-type="float">
            <text:p>13.4732942386831</text:p>
          </table:table-cell>
          <table:table-cell office:value-type="float" office:value="5.3" calcext:value-type="float">
            <text:p>5.3</text:p>
          </table:table-cell>
          <table:table-cell office:value-type="float" office:value="15.6566666666667" calcext:value-type="float">
            <text:p>15.6566666666667</text:p>
          </table:table-cell>
          <table:table-cell office:value-type="float" office:value="1.12449142551493" calcext:value-type="float">
            <text:p>1.12449142551493</text:p>
          </table:table-cell>
          <table:table-cell office:value-type="float" office:value="231.499901008301" calcext:value-type="float">
            <text:p>231.499901008301</text:p>
          </table:table-cell>
          <table:table-cell office:value-type="percentage" office:value="0.0834607636109068" calcext:value-type="percentage">
            <text:p>8.35%</text:p>
          </table:table-cell>
          <table:table-cell office:value-type="percentage" office:value="-0.0251579722887567" calcext:value-type="percentage">
            <text:p>-2.52%</text:p>
          </table:table-cell>
          <table:table-cell office:value-type="percentage" office:value="-0.0176738769292203" calcext:value-type="percentage">
            <text:p>-1.77%</text:p>
          </table:table-cell>
          <table:table-cell office:value-type="percentage" office:value="-0.00731369725446448" calcext:value-type="percentage">
            <text:p>-0.73%</text:p>
          </table:table-cell>
          <table:table-cell office:value-type="percentage" office:value="0.0000758972127931065" calcext:value-type="percentage">
            <text:p>0.01%</text:p>
          </table:table-cell>
          <table:table-cell office:value-type="percentage" office:value="0.0462079814409353" calcext:value-type="percentage">
            <text:p>4.62%</text:p>
          </table:table-cell>
          <table:table-cell table:formula="of:=[.AA$4]*ABS([.$M21])+[.AA$6]*ABS([.$L21])+[.AA$8]*ABS([.$Q21])" office:value-type="percentage" office:value="0.0516089057801996" calcext:value-type="percentage">
            <text:p>5.16%</text:p>
          </table:table-cell>
          <table:table-cell table:formula="of:=[.AB$4]*ABS([.$M21])+[.AB$6]*ABS([.$L21])+[.AB$8]*ABS([.$Q21])" office:value-type="percentage" office:value="0.0330932523361896" calcext:value-type="percentage">
            <text:p>3.31%</text:p>
          </table:table-cell>
          <table:table-cell table:formula="of:=[.AC$4]*ABS([.$M21])+[.AC$6]*ABS([.$L21])+[.AC$8]*ABS([.$Q21])" office:value-type="percentage" office:value="0.0739052062616947" calcext:value-type="percentage">
            <text:p>7.39%</text:p>
          </table:table-cell>
          <table:table-cell table:formula="of:=[.AD$4]*ABS([.$M21])+[.AD$6]*ABS([.$L21])+[.AD$8]*ABS([.$Q21])" office:value-type="percentage" office:value="0.0478282587427146" calcext:value-type="percentage">
            <text:p>4.78%</text:p>
          </table:table-cell>
          <table:table-cell table:formula="of:=[.AA$4]*ABS([.$O21])+[.AA$6]*ABS([.$L21])+[.AA$8]*ABS([.$Q21])" office:value-type="percentage" office:value="0.0456608141021022" calcext:value-type="percentage">
            <text:p>4.57%</text:p>
          </table:table-cell>
          <table:table-cell table:formula="of:=[.AB$4]*ABS([.$O21])+[.AB$6]*ABS([.$L21])+[.AB$8]*ABS([.$Q21])" office:value-type="percentage" office:value="0.0188178323087558" calcext:value-type="percentage">
            <text:p>1.88%</text:p>
          </table:table-cell>
          <table:table-cell table:formula="of:=[.AC$4]*ABS([.$O21])+[.AC$6]*ABS([.$L21])+[.AC$8]*ABS([.$Q21])" office:value-type="percentage" office:value="0.0721207787582655" calcext:value-type="percentage">
            <text:p>7.21%</text:p>
          </table:table-cell>
          <table:table-cell table:formula="of:=[.AD$4]*ABS([.$O21])+[.AD$6]*ABS([.$L21])+[.AD$8]*ABS([.$Q21])" office:value-type="percentage" office:value="0.0460438312392854" calcext:value-type="percentage">
            <text:p>4.6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4b7ccf0064e0a3ebfe54a6a139b35958a896593b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VH BHS (CA)</text:p>
          </table:table-cell>
          <table:table-cell office:value-type="string" calcext:value-type="string">
            <text:p>MiB/s</text:p>
          </table:table-cell>
          <table:table-cell office:value-type="float" office:value="13.3672914097822" calcext:value-type="float">
            <text:p>13.3672914097822</text:p>
          </table:table-cell>
          <table:table-cell office:value-type="float" office:value="3.34333333333333" calcext:value-type="float">
            <text:p>3.34333333333333</text:p>
          </table:table-cell>
          <table:table-cell office:value-type="float" office:value="15.3433333333333" calcext:value-type="float">
            <text:p>15.3433333333333</text:p>
          </table:table-cell>
          <table:table-cell office:value-type="float" office:value="1.35062133500048" calcext:value-type="float">
            <text:p>1.35062133500048</text:p>
          </table:table-cell>
          <table:table-cell office:value-type="float" office:value="114.839273279915" calcext:value-type="float">
            <text:p>114.839273279915</text:p>
          </table:table-cell>
          <table:table-cell office:value-type="percentage" office:value="0.101039267686803" calcext:value-type="percentage">
            <text:p>10.10%</text:p>
          </table:table-cell>
          <table:table-cell office:value-type="percentage" office:value="-0.0288802296267074" calcext:value-type="percentage">
            <text:p>-2.89%</text:p>
          </table:table-cell>
          <table:table-cell office:value-type="percentage" office:value="-0.019619138023121" calcext:value-type="percentage">
            <text:p>-1.96%</text:p>
          </table:table-cell>
          <table:table-cell office:value-type="percentage" office:value="-0.00660113756310763" calcext:value-type="percentage">
            <text:p>-0.66%</text:p>
          </table:table-cell>
          <table:table-cell office:value-type="percentage" office:value="0.000280170362330796" calcext:value-type="percentage">
            <text:p>0.03%</text:p>
          </table:table-cell>
          <table:table-cell office:value-type="percentage" office:value="0.0514329508431252" calcext:value-type="percentage">
            <text:p>5.14%</text:p>
          </table:table-cell>
          <table:table-cell table:formula="of:=[.AA$4]*ABS([.$M22])+[.AA$6]*ABS([.$L22])+[.AA$8]*ABS([.$Q22])" office:value-type="percentage" office:value="0.0604508160522119" calcext:value-type="percentage">
            <text:p>6.05%</text:p>
          </table:table-cell>
          <table:table-cell table:formula="of:=[.AB$4]*ABS([.$M22])+[.AB$6]*ABS([.$L22])+[.AB$8]*ABS([.$Q22])" office:value-type="percentage" office:value="0.0383514055543587" calcext:value-type="percentage">
            <text:p>3.84%</text:p>
          </table:table-cell>
          <table:table-cell table:formula="of:=[.AC$4]*ABS([.$M22])+[.AC$6]*ABS([.$L22])+[.AC$8]*ABS([.$Q22])" office:value-type="percentage" office:value="0.0888627321964258" calcext:value-type="percentage">
            <text:p>8.89%</text:p>
          </table:table-cell>
          <table:table-cell table:formula="of:=[.AD$4]*ABS([.$M22])+[.AD$6]*ABS([.$L22])+[.AD$8]*ABS([.$Q22])" office:value-type="percentage" office:value="0.0541383104058512" calcext:value-type="percentage">
            <text:p>5.41%</text:p>
          </table:table-cell>
          <table:table-cell table:formula="of:=[.AA$4]*ABS([.$O22])+[.AA$6]*ABS([.$L22])+[.AA$8]*ABS([.$Q22])" office:value-type="percentage" office:value="0.053024452031012" calcext:value-type="percentage">
            <text:p>5.30%</text:p>
          </table:table-cell>
          <table:table-cell table:formula="of:=[.AB$4]*ABS([.$O22])+[.AB$6]*ABS([.$L22])+[.AB$8]*ABS([.$Q22])" office:value-type="percentage" office:value="0.0205281319034789" calcext:value-type="percentage">
            <text:p>2.05%</text:p>
          </table:table-cell>
          <table:table-cell table:formula="of:=[.AC$4]*ABS([.$O22])+[.AC$6]*ABS([.$L22])+[.AC$8]*ABS([.$Q22])" office:value-type="percentage" office:value="0.0866348229900658" calcext:value-type="percentage">
            <text:p>8.66%</text:p>
          </table:table-cell>
          <table:table-cell table:formula="of:=[.AD$4]*ABS([.$O22])+[.AD$6]*ABS([.$L22])+[.AD$8]*ABS([.$Q22])" office:value-type="percentage" office:value="0.0519104011994913" calcext:value-type="percentage">
            <text:p>5.1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4b7ccf0064e0a3ebfe54a6a139b35958a896593b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VH BHS (CA)</text:p>
          </table:table-cell>
          <table:table-cell office:value-type="string" calcext:value-type="string">
            <text:p>MiB/s</text:p>
          </table:table-cell>
          <table:table-cell office:value-type="float" office:value="13.319675297986" calcext:value-type="float">
            <text:p>13.319675297986</text:p>
          </table:table-cell>
          <table:table-cell office:value-type="float" office:value="1.48666666666667" calcext:value-type="float">
            <text:p>1.48666666666667</text:p>
          </table:table-cell>
          <table:table-cell office:value-type="float" office:value="15.3533333333333" calcext:value-type="float">
            <text:p>15.3533333333333</text:p>
          </table:table-cell>
          <table:table-cell office:value-type="float" office:value="1.50626482907766" calcext:value-type="float">
            <text:p>1.50626482907766</text:p>
          </table:table-cell>
          <table:table-cell office:value-type="float" office:value="115.823263460748" calcext:value-type="float">
            <text:p>115.823263460748</text:p>
          </table:table-cell>
          <table:table-cell office:value-type="percentage" office:value="0.113085701819279" calcext:value-type="percentage">
            <text:p>11.31%</text:p>
          </table:table-cell>
          <table:table-cell office:value-type="percentage" office:value="-0.0325589599795635" calcext:value-type="percentage">
            <text:p>-3.26%</text:p>
          </table:table-cell>
          <table:table-cell office:value-type="percentage" office:value="-0.0216467059570697" calcext:value-type="percentage">
            <text:p>-2.16%</text:p>
          </table:table-cell>
          <table:table-cell office:value-type="percentage" office:value="-0.0091921631465502" calcext:value-type="percentage">
            <text:p>-0.92%</text:p>
          </table:table-cell>
          <table:table-cell office:value-type="percentage" office:value="-0.0000162303773577508" calcext:value-type="percentage">
            <text:p>0.00%</text:p>
          </table:table-cell>
          <table:table-cell office:value-type="percentage" office:value="0.0573201403582491" calcext:value-type="percentage">
            <text:p>5.73%</text:p>
          </table:table-cell>
          <table:table-cell table:formula="of:=[.AA$4]*ABS([.$M23])+[.AA$6]*ABS([.$L23])+[.AA$8]*ABS([.$Q23])" office:value-type="percentage" office:value="0.0676549340523638" calcext:value-type="percentage">
            <text:p>6.77%</text:p>
          </table:table-cell>
          <table:table-cell table:formula="of:=[.AB$4]*ABS([.$M23])+[.AB$6]*ABS([.$L23])+[.AB$8]*ABS([.$Q23])" office:value-type="percentage" office:value="0.0430877522014036" calcext:value-type="percentage">
            <text:p>4.31%</text:p>
          </table:table-cell>
          <table:table-cell table:formula="of:=[.AC$4]*ABS([.$M23])+[.AC$6]*ABS([.$L23])+[.AC$8]*ABS([.$Q23])" office:value-type="percentage" office:value="0.0994564714892043" calcext:value-type="percentage">
            <text:p>9.95%</text:p>
          </table:table-cell>
          <table:table-cell table:formula="of:=[.AD$4]*ABS([.$M23])+[.AD$6]*ABS([.$L23])+[.AD$8]*ABS([.$Q23])" office:value-type="percentage" office:value="0.0604205784664835" calcext:value-type="percentage">
            <text:p>6.04%</text:p>
          </table:table-cell>
          <table:table-cell table:formula="of:=[.AA$4]*ABS([.$O23])+[.AA$6]*ABS([.$L23])+[.AA$8]*ABS([.$Q23])" office:value-type="percentage" office:value="0.0598660017746927" calcext:value-type="percentage">
            <text:p>5.99%</text:p>
          </table:table-cell>
          <table:table-cell table:formula="of:=[.AB$4]*ABS([.$O23])+[.AB$6]*ABS([.$L23])+[.AB$8]*ABS([.$Q23])" office:value-type="percentage" office:value="0.024394314734993" calcext:value-type="percentage">
            <text:p>2.44%</text:p>
          </table:table-cell>
          <table:table-cell table:formula="of:=[.AC$4]*ABS([.$O23])+[.AC$6]*ABS([.$L23])+[.AC$8]*ABS([.$Q23])" office:value-type="percentage" office:value="0.097119791805903" calcext:value-type="percentage">
            <text:p>9.71%</text:p>
          </table:table-cell>
          <table:table-cell table:formula="of:=[.AD$4]*ABS([.$O23])+[.AD$6]*ABS([.$L23])+[.AD$8]*ABS([.$Q23])" office:value-type="percentage" office:value="0.0580838987831822" calcext:value-type="percentage">
            <text:p>5.8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4b7ccf0064e0a3ebfe54a6a139b35958a896593b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VH BHS (CA)</text:p>
          </table:table-cell>
          <table:table-cell office:value-type="string" calcext:value-type="string">
            <text:p>MiB/s</text:p>
          </table:table-cell>
          <table:table-cell office:value-type="float" office:value="13.3808631319359" calcext:value-type="float">
            <text:p>13.3808631319359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15.6133333333333" calcext:value-type="float">
            <text:p>15.6133333333333</text:p>
          </table:table-cell>
          <table:table-cell office:value-type="float" office:value="1.64827218685426" calcext:value-type="float">
            <text:p>1.64827218685426</text:p>
          </table:table-cell>
          <table:table-cell office:value-type="float" office:value="116.355331582051" calcext:value-type="float">
            <text:p>116.355331582051</text:p>
          </table:table-cell>
          <table:table-cell office:value-type="percentage" office:value="0.123181305316572" calcext:value-type="percentage">
            <text:p>12.32%</text:p>
          </table:table-cell>
          <table:table-cell office:value-type="percentage" office:value="-0.0330234028511357" calcext:value-type="percentage">
            <text:p>-3.30%</text:p>
          </table:table-cell>
          <table:table-cell office:value-type="percentage" office:value="-0.022026630350034" calcext:value-type="percentage">
            <text:p>-2.20%</text:p>
          </table:table-cell>
          <table:table-cell office:value-type="percentage" office:value="-0.00848338557791324" calcext:value-type="percentage">
            <text:p>-0.85%</text:p>
          </table:table-cell>
          <table:table-cell office:value-type="percentage" office:value="0.000197894724103289" calcext:value-type="percentage">
            <text:p>0.02%</text:p>
          </table:table-cell>
          <table:table-cell office:value-type="percentage" office:value="0.0642894489030024" calcext:value-type="percentage">
            <text:p>6.43%</text:p>
          </table:table-cell>
          <table:table-cell table:formula="of:=[.AA$4]*ABS([.$M24])+[.AA$6]*ABS([.$L24])+[.AA$8]*ABS([.$Q24])" office:value-type="percentage" office:value="0.0734980523569034" calcext:value-type="percentage">
            <text:p>7.35%</text:p>
          </table:table-cell>
          <table:table-cell table:formula="of:=[.AB$4]*ABS([.$M24])+[.AB$6]*ABS([.$L24])+[.AB$8]*ABS([.$Q24])" office:value-type="percentage" office:value="0.045165797702866" calcext:value-type="percentage">
            <text:p>4.52%</text:p>
          </table:table-cell>
          <table:table-cell table:formula="of:=[.AC$4]*ABS([.$M24])+[.AC$6]*ABS([.$L24])+[.AC$8]*ABS([.$Q24])" office:value-type="percentage" office:value="0.108276329428671" calcext:value-type="percentage">
            <text:p>10.83%</text:p>
          </table:table-cell>
          <table:table-cell table:formula="of:=[.AD$4]*ABS([.$M24])+[.AD$6]*ABS([.$L24])+[.AD$8]*ABS([.$Q24])" office:value-type="percentage" office:value="0.0670520299391727" calcext:value-type="percentage">
            <text:p>6.71%</text:p>
          </table:table-cell>
          <table:table-cell table:formula="of:=[.AA$4]*ABS([.$O24])+[.AA$6]*ABS([.$L24])+[.AA$8]*ABS([.$Q24])" office:value-type="percentage" office:value="0.0653180465991625" calcext:value-type="percentage">
            <text:p>6.53%</text:p>
          </table:table-cell>
          <table:table-cell table:formula="of:=[.AB$4]*ABS([.$O24])+[.AB$6]*ABS([.$L24])+[.AB$8]*ABS([.$Q24])" office:value-type="percentage" office:value="0.025533783884288" calcext:value-type="percentage">
            <text:p>2.55%</text:p>
          </table:table-cell>
          <table:table-cell table:formula="of:=[.AC$4]*ABS([.$O24])+[.AC$6]*ABS([.$L24])+[.AC$8]*ABS([.$Q24])" office:value-type="percentage" office:value="0.105822327701349" calcext:value-type="percentage">
            <text:p>10.58%</text:p>
          </table:table-cell>
          <table:table-cell table:formula="of:=[.AD$4]*ABS([.$O24])+[.AD$6]*ABS([.$L24])+[.AD$8]*ABS([.$Q24])" office:value-type="percentage" office:value="0.0645980282118504" calcext:value-type="percentage">
            <text:p>6.4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4b7ccf0064e0a3ebfe54a6a139b35958a896593b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VH BHS (CA)</text:p>
          </table:table-cell>
          <table:table-cell office:value-type="string" calcext:value-type="string">
            <text:p>MiB/s</text:p>
          </table:table-cell>
          <table:table-cell office:value-type="float" office:value="13.3489498561447" calcext:value-type="float">
            <text:p>13.3489498561447</text:p>
          </table:table-cell>
          <table:table-cell office:value-type="float" office:value="1.4" calcext:value-type="float">
            <text:p>1.4</text:p>
          </table:table-cell>
          <table:table-cell office:value-type="float" office:value="15.4166666666667" calcext:value-type="float">
            <text:p>15.4166666666667</text:p>
          </table:table-cell>
          <table:table-cell office:value-type="float" office:value="1.58635621230691" calcext:value-type="float">
            <text:p>1.58635621230691</text:p>
          </table:table-cell>
          <table:table-cell office:value-type="float" office:value="58.0389124180203" calcext:value-type="float">
            <text:p>58.0389124180203</text:p>
          </table:table-cell>
          <table:table-cell office:value-type="percentage" office:value="0.118837528749626" calcext:value-type="percentage">
            <text:p>11.88%</text:p>
          </table:table-cell>
          <table:table-cell office:value-type="percentage" office:value="-0.0336264998716178" calcext:value-type="percentage">
            <text:p>-3.36%</text:p>
          </table:table-cell>
          <table:table-cell office:value-type="percentage" office:value="-0.0231463677834587" calcext:value-type="percentage">
            <text:p>-2.31%</text:p>
          </table:table-cell>
          <table:table-cell office:value-type="percentage" office:value="-0.0104729281210759" calcext:value-type="percentage">
            <text:p>-1.05%</text:p>
          </table:table-cell>
          <table:table-cell office:value-type="percentage" office:value="-0.0000779958994255427" calcext:value-type="percentage">
            <text:p>-0.01%</text:p>
          </table:table-cell>
          <table:table-cell office:value-type="percentage" office:value="0.0634474987285486" calcext:value-type="percentage">
            <text:p>6.34%</text:p>
          </table:table-cell>
          <table:table-cell table:formula="of:=[.AA$4]*ABS([.$M25])+[.AA$6]*ABS([.$L25])+[.AA$8]*ABS([.$Q25])" office:value-type="percentage" office:value="0.0719705091165976" calcext:value-type="percentage">
            <text:p>7.20%</text:p>
          </table:table-cell>
          <table:table-cell table:formula="of:=[.AB$4]*ABS([.$M25])+[.AB$6]*ABS([.$L25])+[.AB$8]*ABS([.$Q25])" office:value-type="percentage" office:value="0.0451297026451117" calcext:value-type="percentage">
            <text:p>4.51%</text:p>
          </table:table-cell>
          <table:table-cell table:formula="of:=[.AC$4]*ABS([.$M25])+[.AC$6]*ABS([.$L25])+[.AC$8]*ABS([.$Q25])" office:value-type="percentage" office:value="0.104777422859718" calcext:value-type="percentage">
            <text:p>10.48%</text:p>
          </table:table-cell>
          <table:table-cell table:formula="of:=[.AD$4]*ABS([.$M25])+[.AD$6]*ABS([.$L25])+[.AD$8]*ABS([.$Q25])" office:value-type="percentage" office:value="0.0660044018449633" calcext:value-type="percentage">
            <text:p>6.60%</text:p>
          </table:table-cell>
          <table:table-cell table:formula="of:=[.AA$4]*ABS([.$O25])+[.AA$6]*ABS([.$L25])+[.AA$8]*ABS([.$Q25])" office:value-type="percentage" office:value="0.0642526518664169" calcext:value-type="percentage">
            <text:p>6.43%</text:p>
          </table:table-cell>
          <table:table-cell table:formula="of:=[.AB$4]*ABS([.$O25])+[.AB$6]*ABS([.$L25])+[.AB$8]*ABS([.$Q25])" office:value-type="percentage" office:value="0.0266068452446782" calcext:value-type="percentage">
            <text:p>2.66%</text:p>
          </table:table-cell>
          <table:table-cell table:formula="of:=[.AC$4]*ABS([.$O25])+[.AC$6]*ABS([.$L25])+[.AC$8]*ABS([.$Q25])" office:value-type="percentage" office:value="0.102462065684664" calcext:value-type="percentage">
            <text:p>10.25%</text:p>
          </table:table-cell>
          <table:table-cell table:formula="of:=[.AD$4]*ABS([.$O25])+[.AD$6]*ABS([.$L25])+[.AD$8]*ABS([.$Q25])" office:value-type="percentage" office:value="0.0636890446699091" calcext:value-type="percentage">
            <text:p>6.3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4edcdef29160f30a36d7e070b8267674e810f5f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avg seek rate</text:p>
          </table:table-cell>
          <table:table-cell office:value-type="string" calcext:value-type="string">
            <text:p>us</text:p>
          </table:table-cell>
          <table:table-cell office:value-type="float" office:value="277.050453234446" calcext:value-type="float">
            <text:p>277.050453234446</text:p>
          </table:table-cell>
          <table:table-cell office:value-type="float" office:value="274.166666666667" calcext:value-type="float">
            <text:p>274.166666666667</text:p>
          </table:table-cell>
          <table:table-cell office:value-type="float" office:value="360.8" calcext:value-type="float">
            <text:p>360.8</text:p>
          </table:table-cell>
          <table:table-cell office:value-type="float" office:value="3.01348690758382" calcext:value-type="float">
            <text:p>3.01348690758382</text:p>
          </table:table-cell>
          <table:table-cell office:value-type="float" office:value="0.0313865293212663" calcext:value-type="float">
            <text:p>0.031386529321266</text:p>
          </table:table-cell>
          <table:table-cell office:value-type="percentage" office:value="0.0108770329461751" calcext:value-type="percentage">
            <text:p>1.09%</text:p>
          </table:table-cell>
          <table:table-cell office:value-type="percentage" office:value="0.000939040059185149" calcext:value-type="percentage">
            <text:p>0.09%</text:p>
          </table:table-cell>
          <table:table-cell table:number-columns-repeated="3" office:value-type="percentage" office:value="0.000373658683063016" calcext:value-type="percentage">
            <text:p>0.04%</text:p>
          </table:table-cell>
          <table:table-cell office:value-type="percentage" office:value="0.00771745377256549" calcext:value-type="percentage">
            <text:p>0.77%</text:p>
          </table:table-cell>
          <table:table-cell table:formula="of:=[.AA$4]*ABS([.$M26])+[.AA$6]*ABS([.$L26])+[.AA$8]*ABS([.$Q26])" office:value-type="percentage" office:value="0.00651117559264192" calcext:value-type="percentage">
            <text:p>0.65%</text:p>
          </table:table-cell>
          <table:table-cell table:formula="of:=[.AB$4]*ABS([.$M26])+[.AB$6]*ABS([.$L26])+[.AB$8]*ABS([.$Q26])" office:value-type="percentage" office:value="0.00261068071922218" calcext:value-type="percentage">
            <text:p>0.26%</text:p>
          </table:table-cell>
          <table:table-cell table:formula="of:=[.AC$4]*ABS([.$M26])+[.AC$6]*ABS([.$L26])+[.AC$8]*ABS([.$Q26])" office:value-type="percentage" office:value="0.00956727574011517" calcext:value-type="percentage">
            <text:p>0.96%</text:p>
          </table:table-cell>
          <table:table-cell table:formula="of:=[.AD$4]*ABS([.$M26])+[.AD$6]*ABS([.$L26])+[.AD$8]*ABS([.$Q26])" office:value-type="percentage" office:value="0.00735557031858842" calcext:value-type="percentage">
            <text:p>0.74%</text:p>
          </table:table-cell>
          <table:table-cell table:formula="of:=[.AA$4]*ABS([.$O26])+[.AA$6]*ABS([.$L26])+[.AA$8]*ABS([.$Q26])" office:value-type="percentage" office:value="0.00632271513393455" calcext:value-type="percentage">
            <text:p>0.63%</text:p>
          </table:table-cell>
          <table:table-cell table:formula="of:=[.AB$4]*ABS([.$O26])+[.AB$6]*ABS([.$L26])+[.AB$8]*ABS([.$Q26])" office:value-type="percentage" office:value="0.00215837561832447" calcext:value-type="percentage">
            <text:p>0.22%</text:p>
          </table:table-cell>
          <table:table-cell table:formula="of:=[.AC$4]*ABS([.$O26])+[.AC$6]*ABS([.$L26])+[.AC$8]*ABS([.$Q26])" office:value-type="percentage" office:value="0.00951073760250296" calcext:value-type="percentage">
            <text:p>0.95%</text:p>
          </table:table-cell>
          <table:table-cell table:formula="of:=[.AD$4]*ABS([.$O26])+[.AD$6]*ABS([.$L26])+[.AD$8]*ABS([.$Q26])" office:value-type="percentage" office:value="0.00729903218097621" calcext:value-type="percentage">
            <text:p>0.7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4edcdef29160f30a36d7e070b8267674e810f5f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avg seek rate</text:p>
          </table:table-cell>
          <table:table-cell office:value-type="string" calcext:value-type="string">
            <text:p>us</text:p>
          </table:table-cell>
          <table:table-cell office:value-type="float" office:value="277.155995055624" calcext:value-type="float">
            <text:p>277.155995055624</text:p>
          </table:table-cell>
          <table:table-cell office:value-type="float" office:value="274.466666666667" calcext:value-type="float">
            <text:p>274.466666666667</text:p>
          </table:table-cell>
          <table:table-cell office:value-type="float" office:value="358.633333333333" calcext:value-type="float">
            <text:p>358.633333333333</text:p>
          </table:table-cell>
          <table:table-cell office:value-type="float" office:value="3.0901553691839" calcext:value-type="float">
            <text:p>3.0901553691839</text:p>
          </table:table-cell>
          <table:table-cell office:value-type="float" office:value="0.0313745772382367" calcext:value-type="float">
            <text:p>0.031374577238237</text:p>
          </table:table-cell>
          <table:table-cell office:value-type="percentage" office:value="0.0111495166054904" calcext:value-type="percentage">
            <text:p>1.11%</text:p>
          </table:table-cell>
          <table:table-cell office:value-type="percentage" office:value="0.00118381271251072" calcext:value-type="percentage">
            <text:p>0.12%</text:p>
          </table:table-cell>
          <table:table-cell office:value-type="percentage" office:value="0.0004355321781338" calcext:value-type="percentage">
            <text:p>0.04%</text:p>
          </table:table-cell>
          <table:table-cell table:number-columns-repeated="2" office:value-type="percentage" office:value="0.000363382521557963" calcext:value-type="percentage">
            <text:p>0.04%</text:p>
          </table:table-cell>
          <table:table-cell office:value-type="percentage" office:value="0.00780960706690662" calcext:value-type="percentage">
            <text:p>0.78%</text:p>
          </table:table-cell>
          <table:table-cell table:formula="of:=[.AA$4]*ABS([.$M27])+[.AA$6]*ABS([.$L27])+[.AA$8]*ABS([.$Q27])" office:value-type="percentage" office:value="0.00671431212830259" calcext:value-type="percentage">
            <text:p>0.67%</text:p>
          </table:table-cell>
          <table:table-cell table:formula="of:=[.AB$4]*ABS([.$M27])+[.AB$6]*ABS([.$L27])+[.AB$8]*ABS([.$Q27])" office:value-type="percentage" office:value="0.00284296253724828" calcext:value-type="percentage">
            <text:p>0.28%</text:p>
          </table:table-cell>
          <table:table-cell table:formula="of:=[.AC$4]*ABS([.$M27])+[.AC$6]*ABS([.$L27])+[.AC$8]*ABS([.$Q27])" office:value-type="percentage" office:value="0.00981895526233407" calcext:value-type="percentage">
            <text:p>0.98%</text:p>
          </table:table-cell>
          <table:table-cell table:formula="of:=[.AD$4]*ABS([.$M27])+[.AD$6]*ABS([.$L27])+[.AD$8]*ABS([.$Q27])" office:value-type="percentage" office:value="0.00748101858532541" calcext:value-type="percentage">
            <text:p>0.75%</text:p>
          </table:table-cell>
          <table:table-cell table:formula="of:=[.AA$4]*ABS([.$O27])+[.AA$6]*ABS([.$L27])+[.AA$8]*ABS([.$Q27])" office:value-type="percentage" office:value="0.006440835397985" calcext:value-type="percentage">
            <text:p>0.64%</text:p>
          </table:table-cell>
          <table:table-cell table:formula="of:=[.AB$4]*ABS([.$O27])+[.AB$6]*ABS([.$L27])+[.AB$8]*ABS([.$Q27])" office:value-type="percentage" office:value="0.00218661838448607" calcext:value-type="percentage">
            <text:p>0.22%</text:p>
          </table:table-cell>
          <table:table-cell table:formula="of:=[.AC$4]*ABS([.$O27])+[.AC$6]*ABS([.$L27])+[.AC$8]*ABS([.$Q27])" office:value-type="percentage" office:value="0.0097369122432388" calcext:value-type="percentage">
            <text:p>0.97%</text:p>
          </table:table-cell>
          <table:table-cell table:formula="of:=[.AD$4]*ABS([.$O27])+[.AD$6]*ABS([.$L27])+[.AD$8]*ABS([.$Q27])" office:value-type="percentage" office:value="0.00739897556623013" calcext:value-type="percentage">
            <text:p>0.7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4edcdef29160f30a36d7e070b8267674e810f5f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avg seek rate</text:p>
          </table:table-cell>
          <table:table-cell office:value-type="string" calcext:value-type="string">
            <text:p>us</text:p>
          </table:table-cell>
          <table:table-cell office:value-type="float" office:value="277.17709105892" calcext:value-type="float">
            <text:p>277.17709105892</text:p>
          </table:table-cell>
          <table:table-cell office:value-type="float" office:value="274.466666666667" calcext:value-type="float">
            <text:p>274.466666666667</text:p>
          </table:table-cell>
          <table:table-cell office:value-type="float" office:value="373.8" calcext:value-type="float">
            <text:p>373.8</text:p>
          </table:table-cell>
          <table:table-cell office:value-type="float" office:value="3.53503521634996" calcext:value-type="float">
            <text:p>3.53503521634996</text:p>
          </table:table-cell>
          <table:table-cell office:value-type="float" office:value="0.0156860946564747" calcext:value-type="float">
            <text:p>0.015686094656475</text:p>
          </table:table-cell>
          <table:table-cell office:value-type="percentage" office:value="0.0127537063140565" calcext:value-type="percentage">
            <text:p>1.28%</text:p>
          </table:table-cell>
          <table:table-cell office:value-type="percentage" office:value="0.00127304673347556" calcext:value-type="percentage">
            <text:p>0.13%</text:p>
          </table:table-cell>
          <table:table-cell table:number-columns-repeated="3" office:value-type="percentage" office:value="0.000430897777497839" calcext:value-type="percentage">
            <text:p>0.04%</text:p>
          </table:table-cell>
          <table:table-cell office:value-type="percentage" office:value="0.00895766079441779" calcext:value-type="percentage">
            <text:p>0.90%</text:p>
          </table:table-cell>
          <table:table-cell table:formula="of:=[.AA$4]*ABS([.$M28])+[.AA$6]*ABS([.$L28])+[.AA$8]*ABS([.$Q28])" office:value-type="percentage" office:value="0.00766147128064994" calcext:value-type="percentage">
            <text:p>0.77%</text:p>
          </table:table-cell>
          <table:table-cell table:formula="of:=[.AB$4]*ABS([.$M28])+[.AB$6]*ABS([.$L28])+[.AB$8]*ABS([.$Q28])" office:value-type="percentage" office:value="0.00318957409762787" calcext:value-type="percentage">
            <text:p>0.32%</text:p>
          </table:table-cell>
          <table:table-cell table:formula="of:=[.AC$4]*ABS([.$M28])+[.AC$6]*ABS([.$L28])+[.AC$8]*ABS([.$Q28])" office:value-type="percentage" office:value="0.0112260358040345" calcext:value-type="percentage">
            <text:p>1.12%</text:p>
          </table:table-cell>
          <table:table-cell table:formula="of:=[.AD$4]*ABS([.$M28])+[.AD$6]*ABS([.$L28])+[.AD$8]*ABS([.$Q28])" office:value-type="percentage" office:value="0.00856880394028743" calcext:value-type="percentage">
            <text:p>0.86%</text:p>
          </table:table-cell>
          <table:table-cell table:formula="of:=[.AA$4]*ABS([.$O28])+[.AA$6]*ABS([.$L28])+[.AA$8]*ABS([.$Q28])" office:value-type="percentage" office:value="0.0073807549619907" calcext:value-type="percentage">
            <text:p>0.74%</text:p>
          </table:table-cell>
          <table:table-cell table:formula="of:=[.AB$4]*ABS([.$O28])+[.AB$6]*ABS([.$L28])+[.AB$8]*ABS([.$Q28])" office:value-type="percentage" office:value="0.0025158549328457" calcext:value-type="percentage">
            <text:p>0.25%</text:p>
          </table:table-cell>
          <table:table-cell table:formula="of:=[.AC$4]*ABS([.$O28])+[.AC$6]*ABS([.$L28])+[.AC$8]*ABS([.$Q28])" office:value-type="percentage" office:value="0.0111418209084368" calcext:value-type="percentage">
            <text:p>1.11%</text:p>
          </table:table-cell>
          <table:table-cell table:formula="of:=[.AD$4]*ABS([.$O28])+[.AD$6]*ABS([.$L28])+[.AD$8]*ABS([.$Q28])" office:value-type="percentage" office:value="0.00848458904468966" calcext:value-type="percentage">
            <text:p>0.8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4f1601a2fee6f318db2255d8d70480bcd32114b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avg latency</text:p>
          </table:table-cell>
          <table:table-cell office:value-type="string" calcext:value-type="string">
            <text:p>ms</text:p>
          </table:table-cell>
          <table:table-cell office:value-type="float" office:value="0.0513357994245787" calcext:value-type="float">
            <text:p>0.05133579942457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0263655727040091" calcext:value-type="float">
            <text:p>0.002636557270401</text:p>
          </table:table-cell>
          <table:table-cell office:value-type="float" office:value="334.700750290954" calcext:value-type="float">
            <text:p>334.700750290954</text:p>
          </table:table-cell>
          <table:table-cell office:value-type="percentage" office:value="0.0513590379414365" calcext:value-type="percentage">
            <text:p>5.14%</text:p>
          </table:table-cell>
          <table:table-cell office:value-type="percentage" office:value="0.0180000473868613" calcext:value-type="percentage">
            <text:p>1.80%</text:p>
          </table:table-cell>
          <table:table-cell table:number-columns-repeated="2" office:value-type="percentage" office:value="0.00835622875612449" calcext:value-type="percentage">
            <text:p>0.84%</text:p>
          </table:table-cell>
          <table:table-cell office:value-type="percentage" office:value="0.00432271834730422" calcext:value-type="percentage">
            <text:p>0.43%</text:p>
          </table:table-cell>
          <table:table-cell office:value-type="percentage" office:value="0.0386936392529457" calcext:value-type="percentage">
            <text:p>3.87%</text:p>
          </table:table-cell>
          <table:table-cell table:formula="of:=[.AA$4]*ABS([.$M29])+[.AA$6]*ABS([.$L29])+[.AA$8]*ABS([.$Q29])" office:value-type="percentage" office:value="0.0360175748604145" calcext:value-type="percentage">
            <text:p>3.60%</text:p>
          </table:table-cell>
          <table:table-cell table:formula="of:=[.AB$4]*ABS([.$M29])+[.AB$6]*ABS([.$L29])+[.AB$8]*ABS([.$Q29])" office:value-type="percentage" office:value="0.0234053056289273" calcext:value-type="percentage">
            <text:p>2.34%</text:p>
          </table:table-cell>
          <table:table-cell table:formula="of:=[.AC$4]*ABS([.$M29])+[.AC$6]*ABS([.$L29])+[.AC$8]*ABS([.$Q29])" office:value-type="percentage" office:value="0.0467565990171299" calcext:value-type="percentage">
            <text:p>4.68%</text:p>
          </table:table-cell>
          <table:table-cell table:formula="of:=[.AD$4]*ABS([.$M29])+[.AD$6]*ABS([.$L29])+[.AD$8]*ABS([.$Q29])" office:value-type="percentage" office:value="0.0378908199351864" calcext:value-type="percentage">
            <text:p>3.79%</text:p>
          </table:table-cell>
          <table:table-cell table:formula="of:=[.AA$4]*ABS([.$O29])+[.AA$6]*ABS([.$L29])+[.AA$8]*ABS([.$Q29])" office:value-type="percentage" office:value="0.0328029686501689" calcext:value-type="percentage">
            <text:p>3.28%</text:p>
          </table:table-cell>
          <table:table-cell table:formula="of:=[.AB$4]*ABS([.$O29])+[.AB$6]*ABS([.$L29])+[.AB$8]*ABS([.$Q29])" office:value-type="percentage" office:value="0.0156902507243378" calcext:value-type="percentage">
            <text:p>1.57%</text:p>
          </table:table-cell>
          <table:table-cell table:formula="of:=[.AC$4]*ABS([.$O29])+[.AC$6]*ABS([.$L29])+[.AC$8]*ABS([.$Q29])" office:value-type="percentage" office:value="0.0457922171540562" calcext:value-type="percentage">
            <text:p>4.58%</text:p>
          </table:table-cell>
          <table:table-cell table:formula="of:=[.AD$4]*ABS([.$O29])+[.AD$6]*ABS([.$L29])+[.AD$8]*ABS([.$Q29])" office:value-type="percentage" office:value="0.0369264380721127" calcext:value-type="percentage">
            <text:p>3.6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4f1601a2fee6f318db2255d8d70480bcd32114b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avg latency</text:p>
          </table:table-cell>
          <table:table-cell office:value-type="string" calcext:value-type="string">
            <text:p>ms</text:p>
          </table:table-cell>
          <table:table-cell office:value-type="float" office:value="0.0513029182079737" calcext:value-type="float">
            <text:p>0.0513029182079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00207239508239302" calcext:value-type="float">
            <text:p>0.002072395082393</text:p>
          </table:table-cell>
          <table:table-cell office:value-type="float" office:value="334.915267676175" calcext:value-type="float">
            <text:p>334.915267676175</text:p>
          </table:table-cell>
          <table:table-cell office:value-type="percentage" office:value="0.040395267068276" calcext:value-type="percentage">
            <text:p>4.04%</text:p>
          </table:table-cell>
          <table:table-cell office:value-type="percentage" office:value="0.0164750187248676" calcext:value-type="percentage">
            <text:p>1.65%</text:p>
          </table:table-cell>
          <table:table-cell table:number-columns-repeated="2" office:value-type="percentage" office:value="0.00407975894659456" calcext:value-type="percentage">
            <text:p>0.41%</text:p>
          </table:table-cell>
          <table:table-cell office:value-type="percentage" office:value="0.000923154249641061" calcext:value-type="percentage">
            <text:p>0.09%</text:p>
          </table:table-cell>
          <table:table-cell office:value-type="percentage" office:value="0.0303880128246925" calcext:value-type="percentage">
            <text:p>3.04%</text:p>
          </table:table-cell>
          <table:table-cell table:formula="of:=[.AA$4]*ABS([.$M30])+[.AA$6]*ABS([.$L30])+[.AA$8]*ABS([.$Q30])" office:value-type="percentage" office:value="0.0290860995392787" calcext:value-type="percentage">
            <text:p>2.91%</text:p>
          </table:table-cell>
          <table:table-cell table:formula="of:=[.AB$4]*ABS([.$M30])+[.AB$6]*ABS([.$L30])+[.AB$8]*ABS([.$Q30])" office:value-type="percentage" office:value="0.0202583429691909" calcext:value-type="percentage">
            <text:p>2.03%</text:p>
          </table:table-cell>
          <table:table-cell table:formula="of:=[.AC$4]*ABS([.$M30])+[.AC$6]*ABS([.$L30])+[.AC$8]*ABS([.$Q30])" office:value-type="percentage" office:value="0.0370025168095768" calcext:value-type="percentage">
            <text:p>3.70%</text:p>
          </table:table-cell>
          <table:table-cell table:formula="of:=[.AD$4]*ABS([.$M30])+[.AD$6]*ABS([.$L30])+[.AD$8]*ABS([.$Q30])" office:value-type="percentage" office:value="0.0299974388390684" calcext:value-type="percentage">
            <text:p>3.00%</text:p>
          </table:table-cell>
          <table:table-cell table:formula="of:=[.AA$4]*ABS([.$O30])+[.AA$6]*ABS([.$L30])+[.AA$8]*ABS([.$Q30])" office:value-type="percentage" office:value="0.0249543462798544" calcext:value-type="percentage">
            <text:p>2.50%</text:p>
          </table:table-cell>
          <table:table-cell table:formula="of:=[.AB$4]*ABS([.$O30])+[.AB$6]*ABS([.$L30])+[.AB$8]*ABS([.$Q30])" office:value-type="percentage" office:value="0.0103421351465725" calcext:value-type="percentage">
            <text:p>1.03%</text:p>
          </table:table-cell>
          <table:table-cell table:formula="of:=[.AC$4]*ABS([.$O30])+[.AC$6]*ABS([.$L30])+[.AC$8]*ABS([.$Q30])" office:value-type="percentage" office:value="0.0357629908317495" calcext:value-type="percentage">
            <text:p>3.58%</text:p>
          </table:table-cell>
          <table:table-cell table:formula="of:=[.AD$4]*ABS([.$O30])+[.AD$6]*ABS([.$L30])+[.AD$8]*ABS([.$Q30])" office:value-type="percentage" office:value="0.0287579128612411" calcext:value-type="percentage">
            <text:p>2.8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4f1601a2fee6f318db2255d8d70480bcd32114b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avg latency</text:p>
          </table:table-cell>
          <table:table-cell office:value-type="string" calcext:value-type="string">
            <text:p>ms</text:p>
          </table:table-cell>
          <table:table-cell office:value-type="float" office:value="0.0509905466502261" calcext:value-type="float">
            <text:p>0.0509905466502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0174264465301325" calcext:value-type="float">
            <text:p>0.001742644653013</text:p>
          </table:table-cell>
          <table:table-cell office:value-type="float" office:value="168.48349069539" calcext:value-type="float">
            <text:p>168.48349069539</text:p>
          </table:table-cell>
          <table:table-cell office:value-type="percentage" office:value="0.0341758378267066" calcext:value-type="percentage">
            <text:p>3.42%</text:p>
          </table:table-cell>
          <table:table-cell office:value-type="percentage" office:value="0.0142238561230764" calcext:value-type="percentage">
            <text:p>1.42%</text:p>
          </table:table-cell>
          <table:table-cell table:number-columns-repeated="2" office:value-type="percentage" office:value="0.00337482380447947" calcext:value-type="percentage">
            <text:p>0.3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45243013994569" calcext:value-type="percentage">
            <text:p>2.45%</text:p>
          </table:table-cell>
          <table:table-cell table:formula="of:=[.AA$4]*ABS([.$M31])+[.AA$6]*ABS([.$L31])+[.AA$8]*ABS([.$Q31])" office:value-type="percentage" office:value="0.0243079984497466" calcext:value-type="percentage">
            <text:p>2.43%</text:p>
          </table:table-cell>
          <table:table-cell table:formula="of:=[.AB$4]*ABS([.$M31])+[.AB$6]*ABS([.$L31])+[.AB$8]*ABS([.$Q31])" office:value-type="percentage" office:value="0.0172490988210774" calcext:value-type="percentage">
            <text:p>1.72%</text:p>
          </table:table-cell>
          <table:table-cell table:formula="of:=[.AC$4]*ABS([.$M31])+[.AC$6]*ABS([.$L31])+[.AC$8]*ABS([.$Q31])" office:value-type="percentage" office:value="0.0312154860136186" calcext:value-type="percentage">
            <text:p>3.12%</text:p>
          </table:table-cell>
          <table:table-cell table:formula="of:=[.AD$4]*ABS([.$M31])+[.AD$6]*ABS([.$L31])+[.AD$8]*ABS([.$Q31])" office:value-type="percentage" office:value="0.0244594105145438" calcext:value-type="percentage">
            <text:p>2.45%</text:p>
          </table:table-cell>
          <table:table-cell table:formula="of:=[.AA$4]*ABS([.$O31])+[.AA$6]*ABS([.$L31])+[.AA$8]*ABS([.$Q31])" office:value-type="percentage" office:value="0.0206916543435477" calcext:value-type="percentage">
            <text:p>2.07%</text:p>
          </table:table-cell>
          <table:table-cell table:formula="of:=[.AB$4]*ABS([.$O31])+[.AB$6]*ABS([.$L31])+[.AB$8]*ABS([.$Q31])" office:value-type="percentage" office:value="0.00856987296619993" calcext:value-type="percentage">
            <text:p>0.86%</text:p>
          </table:table-cell>
          <table:table-cell table:formula="of:=[.AC$4]*ABS([.$O31])+[.AC$6]*ABS([.$L31])+[.AC$8]*ABS([.$Q31])" office:value-type="percentage" office:value="0.030130582781759" calcext:value-type="percentage">
            <text:p>3.01%</text:p>
          </table:table-cell>
          <table:table-cell table:formula="of:=[.AD$4]*ABS([.$O31])+[.AD$6]*ABS([.$L31])+[.AD$8]*ABS([.$Q31])" office:value-type="percentage" office:value="0.0233745072826841" calcext:value-type="percentage">
            <text:p>2.3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4f1601a2fee6f318db2255d8d70480bcd32114b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avg latency</text:p>
          </table:table-cell>
          <table:table-cell office:value-type="string" calcext:value-type="string">
            <text:p>ms</text:p>
          </table:table-cell>
          <table:table-cell office:value-type="float" office:value="0.131430332922318" calcext:value-type="float">
            <text:p>0.131430332922318</text:p>
          </table:table-cell>
          <table:table-cell office:value-type="float" office:value="0.12" calcext:value-type="float">
            <text:p>0.12</text:p>
          </table:table-cell>
          <table:table-cell office:value-type="float" office:value="0.173333333333333" calcext:value-type="float">
            <text:p>0.173333333333333</text:p>
          </table:table-cell>
          <table:table-cell office:value-type="float" office:value="0.00292726936553653" calcext:value-type="float">
            <text:p>0.002927269365537</text:p>
          </table:table-cell>
          <table:table-cell office:value-type="float" office:value="66.161684145262" calcext:value-type="float">
            <text:p>66.161684145262</text:p>
          </table:table-cell>
          <table:table-cell office:value-type="percentage" office:value="0.0222724031846338" calcext:value-type="percentage">
            <text:p>2.23%</text:p>
          </table:table-cell>
          <table:table-cell office:value-type="percentage" office:value="0.00746085725070509" calcext:value-type="percentage">
            <text:p>0.75%</text:p>
          </table:table-cell>
          <table:table-cell office:value-type="percentage" office:value="0.00165277547861447" calcext:value-type="percentage">
            <text:p>0.17%</text:p>
          </table:table-cell>
          <table:table-cell office:value-type="percentage" office:value="0.000978315679807933" calcext:value-type="percentage">
            <text:p>0.10%</text:p>
          </table:table-cell>
          <table:table-cell office:value-type="percentage" office:value="0.000393123186143308" calcext:value-type="percentage">
            <text:p>0.04%</text:p>
          </table:table-cell>
          <table:table-cell office:value-type="percentage" office:value="0.0156011232301348" calcext:value-type="percentage">
            <text:p>1.56%</text:p>
          </table:table-cell>
          <table:table-cell table:formula="of:=[.AA$4]*ABS([.$M32])+[.AA$6]*ABS([.$L32])+[.AA$8]*ABS([.$Q32])" office:value-type="percentage" office:value="0.0151114612218246" calcext:value-type="percentage">
            <text:p>1.51%</text:p>
          </table:table-cell>
          <table:table-cell table:formula="of:=[.AB$4]*ABS([.$M32])+[.AB$6]*ABS([.$L32])+[.AB$8]*ABS([.$Q32])" office:value-type="percentage" office:value="0.00975603844204094" calcext:value-type="percentage">
            <text:p>0.98%</text:p>
          </table:table-cell>
          <table:table-cell table:formula="of:=[.AC$4]*ABS([.$M32])+[.AC$6]*ABS([.$L32])+[.AC$8]*ABS([.$Q32])" office:value-type="percentage" office:value="0.0201241205957911" calcext:value-type="percentage">
            <text:p>2.01%</text:p>
          </table:table-cell>
          <table:table-cell table:formula="of:=[.AD$4]*ABS([.$M32])+[.AD$6]*ABS([.$L32])+[.AD$8]*ABS([.$Q32])" office:value-type="percentage" office:value="0.0154542246276417" calcext:value-type="percentage">
            <text:p>1.55%</text:p>
          </table:table-cell>
          <table:table-cell table:formula="of:=[.AA$4]*ABS([.$O32])+[.AA$6]*ABS([.$L32])+[.AA$8]*ABS([.$Q32])" office:value-type="percentage" office:value="0.0129506140315255" calcext:value-type="percentage">
            <text:p>1.30%</text:p>
          </table:table-cell>
          <table:table-cell table:formula="of:=[.AB$4]*ABS([.$O32])+[.AB$6]*ABS([.$L32])+[.AB$8]*ABS([.$Q32])" office:value-type="percentage" office:value="0.00457000518532321" calcext:value-type="percentage">
            <text:p>0.46%</text:p>
          </table:table-cell>
          <table:table-cell table:formula="of:=[.AC$4]*ABS([.$O32])+[.AC$6]*ABS([.$L32])+[.AC$8]*ABS([.$Q32])" office:value-type="percentage" office:value="0.0194758664387014" calcext:value-type="percentage">
            <text:p>1.95%</text:p>
          </table:table-cell>
          <table:table-cell table:formula="of:=[.AD$4]*ABS([.$O32])+[.AD$6]*ABS([.$L32])+[.AD$8]*ABS([.$Q32])" office:value-type="percentage" office:value="0.014805970470552" calcext:value-type="percentage">
            <text:p>1.4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4f1601a2fee6f318db2255d8d70480bcd32114b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avg latency</text:p>
          </table:table-cell>
          <table:table-cell office:value-type="string" calcext:value-type="string">
            <text:p>ms</text:p>
          </table:table-cell>
          <table:table-cell office:value-type="float" office:value="0.131533086724209" calcext:value-type="float">
            <text:p>0.131533086724209</text:p>
          </table:table-cell>
          <table:table-cell office:value-type="float" office:value="0.13" calcext:value-type="float">
            <text:p>0.13</text:p>
          </table:table-cell>
          <table:table-cell office:value-type="float" office:value="0.153333333333333" calcext:value-type="float">
            <text:p>0.153333333333333</text:p>
          </table:table-cell>
          <table:table-cell office:value-type="float" office:value="0.00239869533457409" calcext:value-type="float">
            <text:p>0.002398695334574</text:p>
          </table:table-cell>
          <table:table-cell office:value-type="float" office:value="66.1099985598726" calcext:value-type="float">
            <text:p>66.1099985598726</text:p>
          </table:table-cell>
          <table:table-cell office:value-type="percentage" office:value="0.0182364406881406" calcext:value-type="percentage">
            <text:p>1.82%</text:p>
          </table:table-cell>
          <table:table-cell office:value-type="percentage" office:value="0.00731148430843304" calcext:value-type="percentage">
            <text:p>0.73%</text:p>
          </table:table-cell>
          <table:table-cell office:value-type="percentage" office:value="0.000995583583670907" calcext:value-type="percentage">
            <text:p>0.10%</text:p>
          </table:table-cell>
          <table:table-cell office:value-type="percentage" office:value="0.000377481031356626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29035615055262" calcext:value-type="percentage">
            <text:p>1.29%</text:p>
          </table:table-cell>
          <table:table-cell table:formula="of:=[.AA$4]*ABS([.$M33])+[.AA$6]*ABS([.$L33])+[.AA$8]*ABS([.$Q33])" office:value-type="percentage" office:value="0.0128171621673666" calcext:value-type="percentage">
            <text:p>1.28%</text:p>
          </table:table-cell>
          <table:table-cell table:formula="of:=[.AB$4]*ABS([.$M33])+[.AB$6]*ABS([.$L33])+[.AB$8]*ABS([.$Q33])" office:value-type="percentage" office:value="0.00896318766611312" calcext:value-type="percentage">
            <text:p>0.90%</text:p>
          </table:table-cell>
          <table:table-cell table:formula="of:=[.AC$4]*ABS([.$M33])+[.AC$6]*ABS([.$L33])+[.AC$8]*ABS([.$Q33])" office:value-type="percentage" office:value="0.0166106571319084" calcext:value-type="percentage">
            <text:p>1.66%</text:p>
          </table:table-cell>
          <table:table-cell table:formula="of:=[.AD$4]*ABS([.$M33])+[.AD$6]*ABS([.$L33])+[.AD$8]*ABS([.$Q33])" office:value-type="percentage" office:value="0.0128776417040784" calcext:value-type="percentage">
            <text:p>1.29%</text:p>
          </table:table-cell>
          <table:table-cell table:formula="of:=[.AA$4]*ABS([.$O33])+[.AA$6]*ABS([.$L33])+[.AA$8]*ABS([.$Q33])" office:value-type="percentage" office:value="0.0105058277416745" calcext:value-type="percentage">
            <text:p>1.05%</text:p>
          </table:table-cell>
          <table:table-cell table:formula="of:=[.AB$4]*ABS([.$O33])+[.AB$6]*ABS([.$L33])+[.AB$8]*ABS([.$Q33])" office:value-type="percentage" office:value="0.00341598504445198" calcext:value-type="percentage">
            <text:p>0.34%</text:p>
          </table:table-cell>
          <table:table-cell table:formula="of:=[.AC$4]*ABS([.$O33])+[.AC$6]*ABS([.$L33])+[.AC$8]*ABS([.$Q33])" office:value-type="percentage" office:value="0.0159172568042008" calcext:value-type="percentage">
            <text:p>1.59%</text:p>
          </table:table-cell>
          <table:table-cell table:formula="of:=[.AD$4]*ABS([.$O33])+[.AD$6]*ABS([.$L33])+[.AD$8]*ABS([.$Q33])" office:value-type="percentage" office:value="0.0121842413763707" calcext:value-type="percentage">
            <text:p>1.2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4f1601a2fee6f318db2255d8d70480bcd32114b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avg latency</text:p>
          </table:table-cell>
          <table:table-cell office:value-type="string" calcext:value-type="string">
            <text:p>ms</text:p>
          </table:table-cell>
          <table:table-cell office:value-type="float" office:value="0.132346896835183" calcext:value-type="float">
            <text:p>0.132346896835183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00308760203262021" calcext:value-type="float">
            <text:p>0.00308760203262</text:p>
          </table:table-cell>
          <table:table-cell office:value-type="float" office:value="32.8517418309479" calcext:value-type="float">
            <text:p>32.8517418309479</text:p>
          </table:table-cell>
          <table:table-cell office:value-type="percentage" office:value="0.0233296141160403" calcext:value-type="percentage">
            <text:p>2.33%</text:p>
          </table:table-cell>
          <table:table-cell office:value-type="percentage" office:value="0.00943084605310528" calcext:value-type="percentage">
            <text:p>0.94%</text:p>
          </table:table-cell>
          <table:table-cell office:value-type="percentage" office:value="0.00442073661073287" calcext:value-type="percentage">
            <text:p>0.4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68083644982934" calcext:value-type="percentage">
            <text:p>1.68%</text:p>
          </table:table-cell>
          <table:table-cell table:formula="of:=[.AA$4]*ABS([.$M34])+[.AA$6]*ABS([.$L34])+[.AA$8]*ABS([.$Q34])" office:value-type="percentage" office:value="0.016522941555813" calcext:value-type="percentage">
            <text:p>1.65%</text:p>
          </table:table-cell>
          <table:table-cell table:formula="of:=[.AB$4]*ABS([.$M34])+[.AB$6]*ABS([.$L34])+[.AB$8]*ABS([.$Q34])" office:value-type="percentage" office:value="0.0115584747039176" calcext:value-type="percentage">
            <text:p>1.16%</text:p>
          </table:table-cell>
          <table:table-cell table:formula="of:=[.AC$4]*ABS([.$M34])+[.AC$6]*ABS([.$L34])+[.AC$8]*ABS([.$Q34])" office:value-type="percentage" office:value="0.0212876123479721" calcext:value-type="percentage">
            <text:p>2.13%</text:p>
          </table:table-cell>
          <table:table-cell table:formula="of:=[.AD$4]*ABS([.$M34])+[.AD$6]*ABS([.$L34])+[.AD$8]*ABS([.$Q34])" office:value-type="percentage" office:value="0.0167227376155493" calcext:value-type="percentage">
            <text:p>1.67%</text:p>
          </table:table-cell>
          <table:table-cell table:formula="of:=[.AA$4]*ABS([.$O34])+[.AA$6]*ABS([.$L34])+[.AA$8]*ABS([.$Q34])" office:value-type="percentage" office:value="0.0133793262047779" calcext:value-type="percentage">
            <text:p>1.34%</text:p>
          </table:table-cell>
          <table:table-cell table:formula="of:=[.AB$4]*ABS([.$O34])+[.AB$6]*ABS([.$L34])+[.AB$8]*ABS([.$Q34])" office:value-type="percentage" office:value="0.00401379786143337" calcext:value-type="percentage">
            <text:p>0.40%</text:p>
          </table:table-cell>
          <table:table-cell table:formula="of:=[.AC$4]*ABS([.$O34])+[.AC$6]*ABS([.$L34])+[.AC$8]*ABS([.$Q34])" office:value-type="percentage" office:value="0.0203445277426616" calcext:value-type="percentage">
            <text:p>2.03%</text:p>
          </table:table-cell>
          <table:table-cell table:formula="of:=[.AD$4]*ABS([.$O34])+[.AD$6]*ABS([.$L34])+[.AD$8]*ABS([.$Q34])" office:value-type="percentage" office:value="0.0157796530102387" calcext:value-type="percentage">
            <text:p>1.5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4f9036957f18874f519316848e75bed92f7ec50a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Leaseweb (NL)</text:p>
          </table:table-cell>
          <table:table-cell office:value-type="string" calcext:value-type="string">
            <text:p>MiB/s</text:p>
          </table:table-cell>
          <table:table-cell office:value-type="float" office:value="139.232694204686" calcext:value-type="float">
            <text:p>139.232694204686</text:p>
          </table:table-cell>
          <table:table-cell office:value-type="float" office:value="53.59" calcext:value-type="float">
            <text:p>53.59</text:p>
          </table:table-cell>
          <table:table-cell office:value-type="float" office:value="164.03" calcext:value-type="float">
            <text:p>164.03</text:p>
          </table:table-cell>
          <table:table-cell office:value-type="float" office:value="21.0923716697157" calcext:value-type="float">
            <text:p>21.0923716697157</text:p>
          </table:table-cell>
          <table:table-cell office:value-type="float" office:value="2392.31433341384" calcext:value-type="float">
            <text:p>2392.31433341384</text:p>
          </table:table-cell>
          <table:table-cell office:value-type="percentage" office:value="0.151490077745015" calcext:value-type="percentage">
            <text:p>15.15%</text:p>
          </table:table-cell>
          <table:table-cell office:value-type="percentage" office:value="-0.0597608448748085" calcext:value-type="percentage">
            <text:p>-5.98%</text:p>
          </table:table-cell>
          <table:table-cell office:value-type="percentage" office:value="-0.0565624032731383" calcext:value-type="percentage">
            <text:p>-5.66%</text:p>
          </table:table-cell>
          <table:table-cell office:value-type="percentage" office:value="-0.0354558070045943" calcext:value-type="percentage">
            <text:p>-3.55%</text:p>
          </table:table-cell>
          <table:table-cell office:value-type="percentage" office:value="-0.000104639375040903" calcext:value-type="percentage">
            <text:p>-0.01%</text:p>
          </table:table-cell>
          <table:table-cell office:value-type="percentage" office:value="0.106542578151075" calcext:value-type="percentage">
            <text:p>10.65%</text:p>
          </table:table-cell>
          <table:table-cell table:formula="of:=[.AA$4]*ABS([.$M35])+[.AA$6]*ABS([.$L35])+[.AA$8]*ABS([.$Q35])" office:value-type="percentage" office:value="0.105931166923633" calcext:value-type="percentage">
            <text:p>10.59%</text:p>
          </table:table-cell>
          <table:table-cell table:formula="of:=[.AB$4]*ABS([.$M35])+[.AB$6]*ABS([.$L35])+[.AB$8]*ABS([.$Q35])" office:value-type="percentage" office:value="0.0736119414894558" calcext:value-type="percentage">
            <text:p>7.36%</text:p>
          </table:table-cell>
          <table:table-cell table:formula="of:=[.AC$4]*ABS([.$M35])+[.AC$6]*ABS([.$L35])+[.AC$8]*ABS([.$Q35])" office:value-type="percentage" office:value="0.1378224044986" calcext:value-type="percentage">
            <text:p>13.78%</text:p>
          </table:table-cell>
          <table:table-cell table:formula="of:=[.AD$4]*ABS([.$M35])+[.AD$6]*ABS([.$L35])+[.AD$8]*ABS([.$Q35])" office:value-type="percentage" office:value="0.106359154782842" calcext:value-type="percentage">
            <text:p>10.64%</text:p>
          </table:table-cell>
          <table:table-cell table:formula="of:=[.AA$4]*ABS([.$O35])+[.AA$6]*ABS([.$L35])+[.AA$8]*ABS([.$Q35])" office:value-type="percentage" office:value="0.0978294876335613" calcext:value-type="percentage">
            <text:p>9.78%</text:p>
          </table:table-cell>
          <table:table-cell table:formula="of:=[.AB$4]*ABS([.$O35])+[.AB$6]*ABS([.$L35])+[.AB$8]*ABS([.$Q35])" office:value-type="percentage" office:value="0.0541679111932844" calcext:value-type="percentage">
            <text:p>5.42%</text:p>
          </table:table-cell>
          <table:table-cell table:formula="of:=[.AC$4]*ABS([.$O35])+[.AC$6]*ABS([.$L35])+[.AC$8]*ABS([.$Q35])" office:value-type="percentage" office:value="0.135391900711579" calcext:value-type="percentage">
            <text:p>13.54%</text:p>
          </table:table-cell>
          <table:table-cell table:formula="of:=[.AD$4]*ABS([.$O35])+[.AD$6]*ABS([.$L35])+[.AD$8]*ABS([.$Q35])" office:value-type="percentage" office:value="0.103928650995821" calcext:value-type="percentage">
            <text:p>10.3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4f9036957f18874f519316848e75bed92f7ec50a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Leaseweb (NL)</text:p>
          </table:table-cell>
          <table:table-cell office:value-type="string" calcext:value-type="string">
            <text:p>MiB/s</text:p>
          </table:table-cell>
          <table:table-cell office:value-type="float" office:value="147.619823045267" calcext:value-type="float">
            <text:p>147.619823045267</text:p>
          </table:table-cell>
          <table:table-cell office:value-type="float" office:value="50.19" calcext:value-type="float">
            <text:p>50.19</text:p>
          </table:table-cell>
          <table:table-cell office:value-type="float" office:value="171.846666666667" calcext:value-type="float">
            <text:p>171.846666666667</text:p>
          </table:table-cell>
          <table:table-cell office:value-type="float" office:value="23.2970537358072" calcext:value-type="float">
            <text:p>23.2970537358072</text:p>
          </table:table-cell>
          <table:table-cell office:value-type="float" office:value="2536.42307637917" calcext:value-type="float">
            <text:p>2536.42307637917</text:p>
          </table:table-cell>
          <table:table-cell office:value-type="percentage" office:value="0.157817922113774" calcext:value-type="percentage">
            <text:p>15.78%</text:p>
          </table:table-cell>
          <table:table-cell office:value-type="percentage" office:value="-0.0617203989362508" calcext:value-type="percentage">
            <text:p>-6.17%</text:p>
          </table:table-cell>
          <table:table-cell office:value-type="percentage" office:value="-0.0589441243328712" calcext:value-type="percentage">
            <text:p>-5.89%</text:p>
          </table:table-cell>
          <table:table-cell office:value-type="percentage" office:value="-0.0396180499701148" calcext:value-type="percentage">
            <text:p>-3.96%</text:p>
          </table:table-cell>
          <table:table-cell office:value-type="percentage" office:value="0.0000314858098974269" calcext:value-type="percentage">
            <text:p>0.00%</text:p>
          </table:table-cell>
          <table:table-cell office:value-type="percentage" office:value="0.10484740285169" calcext:value-type="percentage">
            <text:p>10.48%</text:p>
          </table:table-cell>
          <table:table-cell table:formula="of:=[.AA$4]*ABS([.$M36])+[.AA$6]*ABS([.$L36])+[.AA$8]*ABS([.$Q36])" office:value-type="percentage" office:value="0.108128574633905" calcext:value-type="percentage">
            <text:p>10.81%</text:p>
          </table:table-cell>
          <table:table-cell table:formula="of:=[.AB$4]*ABS([.$M36])+[.AB$6]*ABS([.$L36])+[.AB$8]*ABS([.$Q36])" office:value-type="percentage" office:value="0.0756428516455471" calcext:value-type="percentage">
            <text:p>7.56%</text:p>
          </table:table-cell>
          <table:table-cell table:formula="of:=[.AC$4]*ABS([.$M36])+[.AC$6]*ABS([.$L36])+[.AC$8]*ABS([.$Q36])" office:value-type="percentage" office:value="0.142911117869814" calcext:value-type="percentage">
            <text:p>14.29%</text:p>
          </table:table-cell>
          <table:table-cell table:formula="of:=[.AD$4]*ABS([.$M36])+[.AD$6]*ABS([.$L36])+[.AD$8]*ABS([.$Q36])" office:value-type="percentage" office:value="0.105831754386354" calcext:value-type="percentage">
            <text:p>10.58%</text:p>
          </table:table-cell>
          <table:table-cell table:formula="of:=[.AA$4]*ABS([.$O36])+[.AA$6]*ABS([.$L36])+[.AA$8]*ABS([.$Q36])" office:value-type="percentage" office:value="0.100761124978526" calcext:value-type="percentage">
            <text:p>10.08%</text:p>
          </table:table-cell>
          <table:table-cell table:formula="of:=[.AB$4]*ABS([.$O36])+[.AB$6]*ABS([.$L36])+[.AB$8]*ABS([.$Q36])" office:value-type="percentage" office:value="0.0579609724726382" calcext:value-type="percentage">
            <text:p>5.80%</text:p>
          </table:table-cell>
          <table:table-cell table:formula="of:=[.AC$4]*ABS([.$O36])+[.AC$6]*ABS([.$L36])+[.AC$8]*ABS([.$Q36])" office:value-type="percentage" office:value="0.1407008829732" calcext:value-type="percentage">
            <text:p>14.07%</text:p>
          </table:table-cell>
          <table:table-cell table:formula="of:=[.AD$4]*ABS([.$O36])+[.AD$6]*ABS([.$L36])+[.AD$8]*ABS([.$Q36])" office:value-type="percentage" office:value="0.103621519489741" calcext:value-type="percentage">
            <text:p>10.3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4f9036957f18874f519316848e75bed92f7ec50a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Leaseweb (NL)</text:p>
          </table:table-cell>
          <table:table-cell office:value-type="string" calcext:value-type="string">
            <text:p>MiB/s</text:p>
          </table:table-cell>
          <table:table-cell office:value-type="float" office:value="146.81118783395" calcext:value-type="float">
            <text:p>146.81118783395</text:p>
          </table:table-cell>
          <table:table-cell office:value-type="float" office:value="49.7133333333333" calcext:value-type="float">
            <text:p>49.7133333333333</text:p>
          </table:table-cell>
          <table:table-cell office:value-type="float" office:value="174.87" calcext:value-type="float">
            <text:p>174.87</text:p>
          </table:table-cell>
          <table:table-cell office:value-type="float" office:value="23.2619289886834" calcext:value-type="float">
            <text:p>23.2619289886834</text:p>
          </table:table-cell>
          <table:table-cell office:value-type="float" office:value="1261.26450029167" calcext:value-type="float">
            <text:p>1261.26450029167</text:p>
          </table:table-cell>
          <table:table-cell office:value-type="percentage" office:value="0.158447931195773" calcext:value-type="percentage">
            <text:p>15.84%</text:p>
          </table:table-cell>
          <table:table-cell office:value-type="percentage" office:value="-0.0620316573531532" calcext:value-type="percentage">
            <text:p>-6.20%</text:p>
          </table:table-cell>
          <table:table-cell office:value-type="percentage" office:value="-0.0595440734664641" calcext:value-type="percentage">
            <text:p>-5.95%</text:p>
          </table:table-cell>
          <table:table-cell office:value-type="percentage" office:value="-0.0401764103774552" calcext:value-type="percentage">
            <text:p>-4.02%</text:p>
          </table:table-cell>
          <table:table-cell office:value-type="percentage" office:value="0.000151287321639322" calcext:value-type="percentage">
            <text:p>0.02%</text:p>
          </table:table-cell>
          <table:table-cell office:value-type="percentage" office:value="0.109292698755804" calcext:value-type="percentage">
            <text:p>10.93%</text:p>
          </table:table-cell>
          <table:table-cell table:formula="of:=[.AA$4]*ABS([.$M37])+[.AA$6]*ABS([.$L37])+[.AA$8]*ABS([.$Q37])" office:value-type="percentage" office:value="0.109924095768244" calcext:value-type="percentage">
            <text:p>10.99%</text:p>
          </table:table-cell>
          <table:table-cell table:formula="of:=[.AB$4]*ABS([.$M37])+[.AB$6]*ABS([.$L37])+[.AB$8]*ABS([.$Q37])" office:value-type="percentage" office:value="0.0763993888776803" calcext:value-type="percentage">
            <text:p>7.64%</text:p>
          </table:table-cell>
          <table:table-cell table:formula="of:=[.AC$4]*ABS([.$M37])+[.AC$6]*ABS([.$L37])+[.AC$8]*ABS([.$Q37])" office:value-type="percentage" office:value="0.143890780567514" calcext:value-type="percentage">
            <text:p>14.39%</text:p>
          </table:table-cell>
          <table:table-cell table:formula="of:=[.AD$4]*ABS([.$M37])+[.AD$6]*ABS([.$L37])+[.AD$8]*ABS([.$Q37])" office:value-type="percentage" office:value="0.109482117859536" calcext:value-type="percentage">
            <text:p>10.95%</text:p>
          </table:table-cell>
          <table:table-cell table:formula="of:=[.AA$4]*ABS([.$O37])+[.AA$6]*ABS([.$L37])+[.AA$8]*ABS([.$Q37])" office:value-type="percentage" office:value="0.102639013443011" calcext:value-type="percentage">
            <text:p>10.26%</text:p>
          </table:table-cell>
          <table:table-cell table:formula="of:=[.AB$4]*ABS([.$O37])+[.AB$6]*ABS([.$L37])+[.AB$8]*ABS([.$Q37])" office:value-type="percentage" office:value="0.0589151912971219" calcext:value-type="percentage">
            <text:p>5.89%</text:p>
          </table:table-cell>
          <table:table-cell table:formula="of:=[.AC$4]*ABS([.$O37])+[.AC$6]*ABS([.$L37])+[.AC$8]*ABS([.$Q37])" office:value-type="percentage" office:value="0.141705255869945" calcext:value-type="percentage">
            <text:p>14.17%</text:p>
          </table:table-cell>
          <table:table-cell table:formula="of:=[.AD$4]*ABS([.$O37])+[.AD$6]*ABS([.$L37])+[.AD$8]*ABS([.$Q37])" office:value-type="percentage" office:value="0.107296593161966" calcext:value-type="percentage">
            <text:p>10.7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4f9036957f18874f519316848e75bed92f7ec50a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Leaseweb (NL)</text:p>
          </table:table-cell>
          <table:table-cell office:value-type="string" calcext:value-type="string">
            <text:p>MiB/s</text:p>
          </table:table-cell>
          <table:table-cell office:value-type="float" office:value="136.852607891492" calcext:value-type="float">
            <text:p>136.852607891492</text:p>
          </table:table-cell>
          <table:table-cell office:value-type="float" office:value="42.08" calcext:value-type="float">
            <text:p>42.08</text:p>
          </table:table-cell>
          <table:table-cell office:value-type="float" office:value="164.213333333333" calcext:value-type="float">
            <text:p>164.213333333333</text:p>
          </table:table-cell>
          <table:table-cell office:value-type="float" office:value="23.2353045676549" calcext:value-type="float">
            <text:p>23.2353045676549</text:p>
          </table:table-cell>
          <table:table-cell office:value-type="float" office:value="1190.02267731732" calcext:value-type="float">
            <text:p>1190.02267731732</text:p>
          </table:table-cell>
          <table:table-cell office:value-type="percentage" office:value="0.169783425582052" calcext:value-type="percentage">
            <text:p>16.98%</text:p>
          </table:table-cell>
          <table:table-cell office:value-type="percentage" office:value="-0.0683944717843776" calcext:value-type="percentage">
            <text:p>-6.84%</text:p>
          </table:table-cell>
          <table:table-cell office:value-type="percentage" office:value="-0.0659955294741947" calcext:value-type="percentage">
            <text:p>-6.60%</text:p>
          </table:table-cell>
          <table:table-cell office:value-type="percentage" office:value="-0.0546262109909049" calcext:value-type="percentage">
            <text:p>-5.46%</text:p>
          </table:table-cell>
          <table:table-cell office:value-type="percentage" office:value="0.0000122621164906953" calcext:value-type="percentage">
            <text:p>0.00%</text:p>
          </table:table-cell>
          <table:table-cell office:value-type="percentage" office:value="0.114809873724733" calcext:value-type="percentage">
            <text:p>11.48%</text:p>
          </table:table-cell>
          <table:table-cell table:formula="of:=[.AA$4]*ABS([.$M38])+[.AA$6]*ABS([.$L38])+[.AA$8]*ABS([.$Q38])" office:value-type="percentage" office:value="0.117662590363721" calcext:value-type="percentage">
            <text:p>11.77%</text:p>
          </table:table-cell>
          <table:table-cell table:formula="of:=[.AB$4]*ABS([.$M38])+[.AB$6]*ABS([.$L38])+[.AB$8]*ABS([.$Q38])" office:value-type="percentage" office:value="0.0831749073581807" calcext:value-type="percentage">
            <text:p>8.32%</text:p>
          </table:table-cell>
          <table:table-cell table:formula="of:=[.AC$4]*ABS([.$M38])+[.AC$6]*ABS([.$L38])+[.AC$8]*ABS([.$Q38])" office:value-type="percentage" office:value="0.154147175016553" calcext:value-type="percentage">
            <text:p>15.41%</text:p>
          </table:table-cell>
          <table:table-cell table:formula="of:=[.AD$4]*ABS([.$M38])+[.AD$6]*ABS([.$L38])+[.AD$8]*ABS([.$Q38])" office:value-type="percentage" office:value="0.11566568871643" calcext:value-type="percentage">
            <text:p>11.57%</text:p>
          </table:table-cell>
          <table:table-cell table:formula="of:=[.AA$4]*ABS([.$O38])+[.AA$6]*ABS([.$L38])+[.AA$8]*ABS([.$Q38])" office:value-type="percentage" office:value="0.11307317009923" calcext:value-type="percentage">
            <text:p>11.31%</text:p>
          </table:table-cell>
          <table:table-cell table:formula="of:=[.AB$4]*ABS([.$O38])+[.AB$6]*ABS([.$L38])+[.AB$8]*ABS([.$Q38])" office:value-type="percentage" office:value="0.0721602987234025" calcext:value-type="percentage">
            <text:p>7.22%</text:p>
          </table:table-cell>
          <table:table-cell table:formula="of:=[.AC$4]*ABS([.$O38])+[.AC$6]*ABS([.$L38])+[.AC$8]*ABS([.$Q38])" office:value-type="percentage" office:value="0.152770348937206" calcext:value-type="percentage">
            <text:p>15.28%</text:p>
          </table:table-cell>
          <table:table-cell table:formula="of:=[.AD$4]*ABS([.$O38])+[.AD$6]*ABS([.$L38])+[.AD$8]*ABS([.$Q38])" office:value-type="percentage" office:value="0.114288862637082" calcext:value-type="percentage">
            <text:p>11.4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4f9036957f18874f519316848e75bed92f7ec50a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Leaseweb (NL)</text:p>
          </table:table-cell>
          <table:table-cell office:value-type="string" calcext:value-type="string">
            <text:p>MiB/s</text:p>
          </table:table-cell>
          <table:table-cell office:value-type="float" office:value="147.680815865187" calcext:value-type="float">
            <text:p>147.680815865187</text:p>
          </table:table-cell>
          <table:table-cell office:value-type="float" office:value="53.31" calcext:value-type="float">
            <text:p>53.31</text:p>
          </table:table-cell>
          <table:table-cell office:value-type="float" office:value="174.05" calcext:value-type="float">
            <text:p>174.05</text:p>
          </table:table-cell>
          <table:table-cell office:value-type="float" office:value="24.022377670111" calcext:value-type="float">
            <text:p>24.022377670111</text:p>
          </table:table-cell>
          <table:table-cell office:value-type="float" office:value="1284.18100752337" calcext:value-type="float">
            <text:p>1284.18100752337</text:p>
          </table:table-cell>
          <table:table-cell office:value-type="percentage" office:value="0.162664172251325" calcext:value-type="percentage">
            <text:p>16.27%</text:p>
          </table:table-cell>
          <table:table-cell office:value-type="percentage" office:value="-0.0650158997865821" calcext:value-type="percentage">
            <text:p>-6.50%</text:p>
          </table:table-cell>
          <table:table-cell office:value-type="percentage" office:value="-0.062563299344713" calcext:value-type="percentage">
            <text:p>-6.26%</text:p>
          </table:table-cell>
          <table:table-cell office:value-type="percentage" office:value="-0.046992897947342" calcext:value-type="percentage">
            <text:p>-4.70%</text:p>
          </table:table-cell>
          <table:table-cell office:value-type="percentage" office:value="-0.00007551347541578" calcext:value-type="percentage">
            <text:p>-0.01%</text:p>
          </table:table-cell>
          <table:table-cell office:value-type="percentage" office:value="0.107690381458141" calcext:value-type="percentage">
            <text:p>10.77%</text:p>
          </table:table-cell>
          <table:table-cell table:formula="of:=[.AA$4]*ABS([.$M39])+[.AA$6]*ABS([.$L39])+[.AA$8]*ABS([.$Q39])" office:value-type="percentage" office:value="0.111790151165349" calcext:value-type="percentage">
            <text:p>11.18%</text:p>
          </table:table-cell>
          <table:table-cell table:formula="of:=[.AB$4]*ABS([.$M39])+[.AB$6]*ABS([.$L39])+[.AB$8]*ABS([.$Q39])" office:value-type="percentage" office:value="0.0790481752002123" calcext:value-type="percentage">
            <text:p>7.90%</text:p>
          </table:table-cell>
          <table:table-cell table:formula="of:=[.AC$4]*ABS([.$M39])+[.AC$6]*ABS([.$L39])+[.AC$8]*ABS([.$Q39])" office:value-type="percentage" office:value="0.147401965925532" calcext:value-type="percentage">
            <text:p>14.74%</text:p>
          </table:table-cell>
          <table:table-cell table:formula="of:=[.AD$4]*ABS([.$M39])+[.AD$6]*ABS([.$L39])+[.AD$8]*ABS([.$Q39])" office:value-type="percentage" office:value="0.108920312370303" calcext:value-type="percentage">
            <text:p>10.89%</text:p>
          </table:table-cell>
          <table:table-cell table:formula="of:=[.AA$4]*ABS([.$O39])+[.AA$6]*ABS([.$L39])+[.AA$8]*ABS([.$Q39])" office:value-type="percentage" office:value="0.105782483885603" calcext:value-type="percentage">
            <text:p>10.58%</text:p>
          </table:table-cell>
          <table:table-cell table:formula="of:=[.AB$4]*ABS([.$O39])+[.AB$6]*ABS([.$L39])+[.AB$8]*ABS([.$Q39])" office:value-type="percentage" office:value="0.0646297737288202" calcext:value-type="percentage">
            <text:p>6.46%</text:p>
          </table:table-cell>
          <table:table-cell table:formula="of:=[.AC$4]*ABS([.$O39])+[.AC$6]*ABS([.$L39])+[.AC$8]*ABS([.$Q39])" office:value-type="percentage" office:value="0.145599665741608" calcext:value-type="percentage">
            <text:p>14.56%</text:p>
          </table:table-cell>
          <table:table-cell table:formula="of:=[.AD$4]*ABS([.$O39])+[.AD$6]*ABS([.$L39])+[.AD$8]*ABS([.$Q39])" office:value-type="percentage" office:value="0.107118012186379" calcext:value-type="percentage">
            <text:p>10.7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4f9036957f18874f519316848e75bed92f7ec50a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Leaseweb (NL)</text:p>
          </table:table-cell>
          <table:table-cell office:value-type="string" calcext:value-type="string">
            <text:p>MiB/s</text:p>
          </table:table-cell>
          <table:table-cell office:value-type="float" office:value="146.729334155364" calcext:value-type="float">
            <text:p>146.729334155364</text:p>
          </table:table-cell>
          <table:table-cell office:value-type="float" office:value="5.18" calcext:value-type="float">
            <text:p>5.18</text:p>
          </table:table-cell>
          <table:table-cell office:value-type="float" office:value="173.223333333333" calcext:value-type="float">
            <text:p>173.223333333333</text:p>
          </table:table-cell>
          <table:table-cell office:value-type="float" office:value="24.6468761580518" calcext:value-type="float">
            <text:p>24.6468761580518</text:p>
          </table:table-cell>
          <table:table-cell office:value-type="float" office:value="637.953626762451" calcext:value-type="float">
            <text:p>637.953626762451</text:p>
          </table:table-cell>
          <table:table-cell office:value-type="percentage" office:value="0.167975110770656" calcext:value-type="percentage">
            <text:p>16.80%</text:p>
          </table:table-cell>
          <table:table-cell office:value-type="percentage" office:value="-0.0660726140885717" calcext:value-type="percentage">
            <text:p>-6.61%</text:p>
          </table:table-cell>
          <table:table-cell office:value-type="percentage" office:value="-0.0641014805245946" calcext:value-type="percentage">
            <text:p>-6.41%</text:p>
          </table:table-cell>
          <table:table-cell office:value-type="percentage" office:value="-0.0492291118576753" calcext:value-type="percentage">
            <text:p>-4.92%</text:p>
          </table:table-cell>
          <table:table-cell office:value-type="percentage" office:value="0.000022810011836113" calcext:value-type="percentage">
            <text:p>0.00%</text:p>
          </table:table-cell>
          <table:table-cell office:value-type="percentage" office:value="0.112683534472933" calcext:value-type="percentage">
            <text:p>11.27%</text:p>
          </table:table-cell>
          <table:table-cell table:formula="of:=[.AA$4]*ABS([.$M40])+[.AA$6]*ABS([.$L40])+[.AA$8]*ABS([.$Q40])" office:value-type="percentage" office:value="0.115577086444053" calcext:value-type="percentage">
            <text:p>11.56%</text:p>
          </table:table-cell>
          <table:table-cell table:formula="of:=[.AB$4]*ABS([.$M40])+[.AB$6]*ABS([.$L40])+[.AB$8]*ABS([.$Q40])" office:value-type="percentage" office:value="0.0809239557952162" calcext:value-type="percentage">
            <text:p>8.09%</text:p>
          </table:table-cell>
          <table:table-cell table:formula="of:=[.AC$4]*ABS([.$M40])+[.AC$6]*ABS([.$L40])+[.AC$8]*ABS([.$Q40])" office:value-type="percentage" office:value="0.152255703472675" calcext:value-type="percentage">
            <text:p>15.23%</text:p>
          </table:table-cell>
          <table:table-cell table:formula="of:=[.AD$4]*ABS([.$M40])+[.AD$6]*ABS([.$L40])+[.AD$8]*ABS([.$Q40])" office:value-type="percentage" office:value="0.113551600064269" calcext:value-type="percentage">
            <text:p>11.36%</text:p>
          </table:table-cell>
          <table:table-cell table:formula="of:=[.AA$4]*ABS([.$O40])+[.AA$6]*ABS([.$L40])+[.AA$8]*ABS([.$Q40])" office:value-type="percentage" office:value="0.109962585700421" calcext:value-type="percentage">
            <text:p>11.00%</text:p>
          </table:table-cell>
          <table:table-cell table:formula="of:=[.AB$4]*ABS([.$O40])+[.AB$6]*ABS([.$L40])+[.AB$8]*ABS([.$Q40])" office:value-type="percentage" office:value="0.0674491540104991" calcext:value-type="percentage">
            <text:p>6.74%</text:p>
          </table:table-cell>
          <table:table-cell table:formula="of:=[.AC$4]*ABS([.$O40])+[.AC$6]*ABS([.$L40])+[.AC$8]*ABS([.$Q40])" office:value-type="percentage" office:value="0.150571353249586" calcext:value-type="percentage">
            <text:p>15.06%</text:p>
          </table:table-cell>
          <table:table-cell table:formula="of:=[.AD$4]*ABS([.$O40])+[.AD$6]*ABS([.$L40])+[.AD$8]*ABS([.$Q40])" office:value-type="percentage" office:value="0.111867249841179" calcext:value-type="percentage">
            <text:p>11.1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4fbaaef78c368efc3613e57f57b559876121c0ef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avg latency</text:p>
          </table:table-cell>
          <table:table-cell office:value-type="string" calcext:value-type="string">
            <text:p>ms</text:p>
          </table:table-cell>
          <table:table-cell office:value-type="float" office:value="0.0917016029593095" calcext:value-type="float">
            <text:p>0.09170160295931</text:p>
          </table:table-cell>
          <table:table-cell office:value-type="float" office:value="0.09" calcext:value-type="float">
            <text:p>0.09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0518076651998712" calcext:value-type="float">
            <text:p>0.005180766519987</text:p>
          </table:table-cell>
          <table:table-cell office:value-type="float" office:value="187.37001349711" calcext:value-type="float">
            <text:p>187.37001349711</text:p>
          </table:table-cell>
          <table:table-cell office:value-type="percentage" office:value="0.0564959210395261" calcext:value-type="percentage">
            <text:p>5.65%</text:p>
          </table:table-cell>
          <table:table-cell office:value-type="percentage" office:value="0.0131946824347951" calcext:value-type="percentage">
            <text:p>1.32%</text:p>
          </table:table-cell>
          <table:table-cell office:value-type="percentage" office:value="0.00961834720599467" calcext:value-type="percentage">
            <text:p>0.96%</text:p>
          </table:table-cell>
          <table:table-cell office:value-type="percentage" office:value="0.00598657991410628" calcext:value-type="percentage">
            <text:p>0.60%</text:p>
          </table:table-cell>
          <table:table-cell office:value-type="percentage" office:value="0.00444448534148002" calcext:value-type="percentage">
            <text:p>0.44%</text:p>
          </table:table-cell>
          <table:table-cell office:value-type="percentage" office:value="0.0416367253743703" calcext:value-type="percentage">
            <text:p>4.16%</text:p>
          </table:table-cell>
          <table:table-cell table:formula="of:=[.AA$4]*ABS([.$M41])+[.AA$6]*ABS([.$L41])+[.AA$8]*ABS([.$Q41])" office:value-type="percentage" office:value="0.0371091096162305" calcext:value-type="percentage">
            <text:p>3.71%</text:p>
          </table:table-cell>
          <table:table-cell table:formula="of:=[.AB$4]*ABS([.$M41])+[.AB$6]*ABS([.$L41])+[.AB$8]*ABS([.$Q41])" office:value-type="percentage" office:value="0.0203690105892257" calcext:value-type="percentage">
            <text:p>2.04%</text:p>
          </table:table-cell>
          <table:table-cell table:formula="of:=[.AC$4]*ABS([.$M41])+[.AC$6]*ABS([.$L41])+[.AC$8]*ABS([.$Q41])" office:value-type="percentage" office:value="0.0506798776125374" calcext:value-type="percentage">
            <text:p>5.07%</text:p>
          </table:table-cell>
          <table:table-cell table:formula="of:=[.AD$4]*ABS([.$M41])+[.AD$6]*ABS([.$L41])+[.AD$8]*ABS([.$Q41])" office:value-type="percentage" office:value="0.0402784406469283" calcext:value-type="percentage">
            <text:p>4.03%</text:p>
          </table:table-cell>
          <table:table-cell table:formula="of:=[.AA$4]*ABS([.$O41])+[.AA$6]*ABS([.$L41])+[.AA$8]*ABS([.$Q41])" office:value-type="percentage" office:value="0.0347064087760009" calcext:value-type="percentage">
            <text:p>3.47%</text:p>
          </table:table-cell>
          <table:table-cell table:formula="of:=[.AB$4]*ABS([.$O41])+[.AB$6]*ABS([.$L41])+[.AB$8]*ABS([.$Q41])" office:value-type="percentage" office:value="0.0146025285726747" calcext:value-type="percentage">
            <text:p>1.46%</text:p>
          </table:table-cell>
          <table:table-cell table:formula="of:=[.AC$4]*ABS([.$O41])+[.AC$6]*ABS([.$L41])+[.AC$8]*ABS([.$Q41])" office:value-type="percentage" office:value="0.0499590673604685" calcext:value-type="percentage">
            <text:p>5.00%</text:p>
          </table:table-cell>
          <table:table-cell table:formula="of:=[.AD$4]*ABS([.$O41])+[.AD$6]*ABS([.$L41])+[.AD$8]*ABS([.$Q41])" office:value-type="percentage" office:value="0.0395576303948595" calcext:value-type="percentage">
            <text:p>3.9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4fbaaef78c368efc3613e57f57b559876121c0ef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avg latency</text:p>
          </table:table-cell>
          <table:table-cell office:value-type="string" calcext:value-type="string">
            <text:p>ms</text:p>
          </table:table-cell>
          <table:table-cell office:value-type="float" office:value="0.0921208384710235" calcext:value-type="float">
            <text:p>0.092120838471024</text:p>
          </table:table-cell>
          <table:table-cell office:value-type="float" office:value="0.09" calcext:value-type="float">
            <text:p>0.09</text:p>
          </table:table-cell>
          <table:table-cell office:value-type="float" office:value="0.126666666666667" calcext:value-type="float">
            <text:p>0.126666666666667</text:p>
          </table:table-cell>
          <table:table-cell office:value-type="float" office:value="0.0038234246685349" calcext:value-type="float">
            <text:p>0.003823424668535</text:p>
          </table:table-cell>
          <table:table-cell office:value-type="float" office:value="186.517305632179" calcext:value-type="float">
            <text:p>186.517305632179</text:p>
          </table:table-cell>
          <table:table-cell office:value-type="percentage" office:value="0.0415044492863312" calcext:value-type="percentage">
            <text:p>4.15%</text:p>
          </table:table-cell>
          <table:table-cell office:value-type="percentage" office:value="0.0146013276269832" calcext:value-type="percentage">
            <text:p>1.46%</text:p>
          </table:table-cell>
          <table:table-cell office:value-type="percentage" office:value="0.00682056383188307" calcext:value-type="percentage">
            <text:p>0.68%</text:p>
          </table:table-cell>
          <table:table-cell office:value-type="percentage" office:value="0.0024965694176408" calcext:value-type="percentage">
            <text:p>0.25%</text:p>
          </table:table-cell>
          <table:table-cell office:value-type="percentage" office:value="0.0017015512454432" calcext:value-type="percentage">
            <text:p>0.17%</text:p>
          </table:table-cell>
          <table:table-cell office:value-type="percentage" office:value="0.0287829960667856" calcext:value-type="percentage">
            <text:p>2.88%</text:p>
          </table:table-cell>
          <table:table-cell table:formula="of:=[.AA$4]*ABS([.$M42])+[.AA$6]*ABS([.$L42])+[.AA$8]*ABS([.$Q42])" office:value-type="percentage" office:value="0.0282962576600333" calcext:value-type="percentage">
            <text:p>2.83%</text:p>
          </table:table-cell>
          <table:table-cell table:formula="of:=[.AB$4]*ABS([.$M42])+[.AB$6]*ABS([.$L42])+[.AB$8]*ABS([.$Q42])" office:value-type="percentage" office:value="0.0187098066368983" calcext:value-type="percentage">
            <text:p>1.87%</text:p>
          </table:table-cell>
          <table:table-cell table:formula="of:=[.AC$4]*ABS([.$M42])+[.AC$6]*ABS([.$L42])+[.AC$8]*ABS([.$Q42])" office:value-type="percentage" office:value="0.0375419917984419" calcext:value-type="percentage">
            <text:p>3.75%</text:p>
          </table:table-cell>
          <table:table-cell table:formula="of:=[.AD$4]*ABS([.$M42])+[.AD$6]*ABS([.$L42])+[.AD$8]*ABS([.$Q42])" office:value-type="percentage" office:value="0.0286369745447599" calcext:value-type="percentage">
            <text:p>2.86%</text:p>
          </table:table-cell>
          <table:table-cell table:formula="of:=[.AA$4]*ABS([.$O42])+[.AA$6]*ABS([.$L42])+[.AA$8]*ABS([.$Q42])" office:value-type="percentage" office:value="0.0242613382569192" calcext:value-type="percentage">
            <text:p>2.43%</text:p>
          </table:table-cell>
          <table:table-cell table:formula="of:=[.AB$4]*ABS([.$O42])+[.AB$6]*ABS([.$L42])+[.AB$8]*ABS([.$Q42])" office:value-type="percentage" office:value="0.00902600006942432" calcext:value-type="percentage">
            <text:p>0.90%</text:p>
          </table:table-cell>
          <table:table-cell table:formula="of:=[.AC$4]*ABS([.$O42])+[.AC$6]*ABS([.$L42])+[.AC$8]*ABS([.$Q42])" office:value-type="percentage" office:value="0.0363315159775076" calcext:value-type="percentage">
            <text:p>3.63%</text:p>
          </table:table-cell>
          <table:table-cell table:formula="of:=[.AD$4]*ABS([.$O42])+[.AD$6]*ABS([.$L42])+[.AD$8]*ABS([.$Q42])" office:value-type="percentage" office:value="0.0274264987238257" calcext:value-type="percentage">
            <text:p>2.7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4fbaaef78c368efc3613e57f57b559876121c0ef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avg latency</text:p>
          </table:table-cell>
          <table:table-cell office:value-type="string" calcext:value-type="string">
            <text:p>ms</text:p>
          </table:table-cell>
          <table:table-cell office:value-type="float" office:value="0.109062885326757" calcext:value-type="float">
            <text:p>0.109062885326757</text:p>
          </table:table-cell>
          <table:table-cell office:value-type="float" office:value="0.0933333333333334" calcext:value-type="float">
            <text:p>0.09333333333333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00242840234458593" calcext:value-type="float">
            <text:p>0.002428402344586</text:p>
          </table:table-cell>
          <table:table-cell office:value-type="float" office:value="78.7716670648958" calcext:value-type="float">
            <text:p>78.7716670648958</text:p>
          </table:table-cell>
          <table:table-cell office:value-type="percentage" office:value="0.0222660746349258" calcext:value-type="percentage">
            <text:p>2.23%</text:p>
          </table:table-cell>
          <table:table-cell office:value-type="percentage" office:value="0.00765413012197792" calcext:value-type="percentage">
            <text:p>0.77%</text:p>
          </table:table-cell>
          <table:table-cell office:value-type="percentage" office:value="0.000989224617138985" calcext:value-type="percentage">
            <text:p>0.10%</text:p>
          </table:table-cell>
          <table:table-cell office:value-type="percentage" office:value="0.000645356608550649" calcext:value-type="percentage">
            <text:p>0.06%</text:p>
          </table:table-cell>
          <table:table-cell office:value-type="percentage" office:value="0.00027439737712353" calcext:value-type="percentage">
            <text:p>0.03%</text:p>
          </table:table-cell>
          <table:table-cell office:value-type="percentage" office:value="0.0152532728296964" calcext:value-type="percentage">
            <text:p>1.53%</text:p>
          </table:table-cell>
          <table:table-cell table:formula="of:=[.AA$4]*ABS([.$M43])+[.AA$6]*ABS([.$L43])+[.AA$8]*ABS([.$Q43])" office:value-type="percentage" office:value="0.0150578258622001" calcext:value-type="percentage">
            <text:p>1.51%</text:p>
          </table:table-cell>
          <table:table-cell table:formula="of:=[.AB$4]*ABS([.$M43])+[.AB$6]*ABS([.$L43])+[.AB$8]*ABS([.$Q43])" office:value-type="percentage" office:value="0.00987523884404456" calcext:value-type="percentage">
            <text:p>0.99%</text:p>
          </table:table-cell>
          <table:table-cell table:formula="of:=[.AC$4]*ABS([.$M43])+[.AC$6]*ABS([.$L43])+[.AC$8]*ABS([.$Q43])" office:value-type="percentage" office:value="0.0201036000031081" calcext:value-type="percentage">
            <text:p>2.01%</text:p>
          </table:table-cell>
          <table:table-cell table:formula="of:=[.AD$4]*ABS([.$M43])+[.AD$6]*ABS([.$L43])+[.AD$8]*ABS([.$Q43])" office:value-type="percentage" office:value="0.0151946387394475" calcext:value-type="percentage">
            <text:p>1.52%</text:p>
          </table:table-cell>
          <table:table-cell table:formula="of:=[.AA$4]*ABS([.$O43])+[.AA$6]*ABS([.$L43])+[.AA$8]*ABS([.$Q43])" office:value-type="percentage" office:value="0.012721568024391" calcext:value-type="percentage">
            <text:p>1.27%</text:p>
          </table:table-cell>
          <table:table-cell table:formula="of:=[.AB$4]*ABS([.$O43])+[.AB$6]*ABS([.$L43])+[.AB$8]*ABS([.$Q43])" office:value-type="percentage" office:value="0.00426822003330275" calcext:value-type="percentage">
            <text:p>0.43%</text:p>
          </table:table-cell>
          <table:table-cell table:formula="of:=[.AC$4]*ABS([.$O43])+[.AC$6]*ABS([.$L43])+[.AC$8]*ABS([.$Q43])" office:value-type="percentage" office:value="0.0194027226517654" calcext:value-type="percentage">
            <text:p>1.94%</text:p>
          </table:table-cell>
          <table:table-cell table:formula="of:=[.AD$4]*ABS([.$O43])+[.AD$6]*ABS([.$L43])+[.AD$8]*ABS([.$Q43])" office:value-type="percentage" office:value="0.0144937613881048" calcext:value-type="percentage">
            <text:p>1.4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4fbaaef78c368efc3613e57f57b559876121c0ef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avg latency</text:p>
          </table:table-cell>
          <table:table-cell office:value-type="string" calcext:value-type="string">
            <text:p>ms</text:p>
          </table:table-cell>
          <table:table-cell office:value-type="float" office:value="0.129827373612824" calcext:value-type="float">
            <text:p>0.129827373612824</text:p>
          </table:table-cell>
          <table:table-cell office:value-type="float" office:value="0.11" calcext:value-type="float">
            <text:p>0.11</text:p>
          </table:table-cell>
          <table:table-cell office:value-type="float" office:value="0.146666666666667" calcext:value-type="float">
            <text:p>0.146666666666667</text:p>
          </table:table-cell>
          <table:table-cell office:value-type="float" office:value="0.00179094241279489" calcext:value-type="float">
            <text:p>0.001790942412795</text:p>
          </table:table-cell>
          <table:table-cell office:value-type="float" office:value="66.9785726378904" calcext:value-type="float">
            <text:p>66.9785726378904</text:p>
          </table:table-cell>
          <table:table-cell office:value-type="percentage" office:value="0.013794798145851" calcext:value-type="percentage">
            <text:p>1.38%</text:p>
          </table:table-cell>
          <table:table-cell office:value-type="percentage" office:value="0.00182850824745451" calcext:value-type="percentage">
            <text:p>0.18%</text:p>
          </table:table-cell>
          <table:table-cell office:value-type="percentage" office:value="0.000514735162591085" calcext:value-type="percentage">
            <text:p>0.05%</text:p>
          </table:table-cell>
          <table:table-cell office:value-type="percentage" office:value="0.000288206408722127" calcext:value-type="percentage">
            <text:p>0.0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6109849045814" calcext:value-type="percentage">
            <text:p>0.96%</text:p>
          </table:table-cell>
          <table:table-cell table:formula="of:=[.AA$4]*ABS([.$M44])+[.AA$6]*ABS([.$L44])+[.AA$8]*ABS([.$Q44])" office:value-type="percentage" office:value="0.00841143043262898" calcext:value-type="percentage">
            <text:p>0.84%</text:p>
          </table:table-cell>
          <table:table-cell table:formula="of:=[.AB$4]*ABS([.$M44])+[.AB$6]*ABS([.$L44])+[.AB$8]*ABS([.$Q44])" office:value-type="percentage" office:value="0.00380338490300685" calcext:value-type="percentage">
            <text:p>0.38%</text:p>
          </table:table-cell>
          <table:table-cell table:formula="of:=[.AC$4]*ABS([.$M44])+[.AC$6]*ABS([.$L44])+[.AC$8]*ABS([.$Q44])" office:value-type="percentage" office:value="0.0121797878318844" calcext:value-type="percentage">
            <text:p>1.22%</text:p>
          </table:table-cell>
          <table:table-cell table:formula="of:=[.AD$4]*ABS([.$M44])+[.AD$6]*ABS([.$L44])+[.AD$8]*ABS([.$Q44])" office:value-type="percentage" office:value="0.00925111856299568" calcext:value-type="percentage">
            <text:p>0.93%</text:p>
          </table:table-cell>
          <table:table-cell table:formula="of:=[.AA$4]*ABS([.$O44])+[.AA$6]*ABS([.$L44])+[.AA$8]*ABS([.$Q44])" office:value-type="percentage" office:value="0.00789799648638485" calcext:value-type="percentage">
            <text:p>0.79%</text:p>
          </table:table-cell>
          <table:table-cell table:formula="of:=[.AB$4]*ABS([.$O44])+[.AB$6]*ABS([.$L44])+[.AB$8]*ABS([.$Q44])" office:value-type="percentage" office:value="0.00257114343202095" calcext:value-type="percentage">
            <text:p>0.26%</text:p>
          </table:table-cell>
          <table:table-cell table:formula="of:=[.AC$4]*ABS([.$O44])+[.AC$6]*ABS([.$L44])+[.AC$8]*ABS([.$Q44])" office:value-type="percentage" office:value="0.0120257576480112" calcext:value-type="percentage">
            <text:p>1.20%</text:p>
          </table:table-cell>
          <table:table-cell table:formula="of:=[.AD$4]*ABS([.$O44])+[.AD$6]*ABS([.$L44])+[.AD$8]*ABS([.$Q44])" office:value-type="percentage" office:value="0.00909708837912244" calcext:value-type="percentage">
            <text:p>0.9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4fbaaef78c368efc3613e57f57b559876121c0ef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avg latency</text:p>
          </table:table-cell>
          <table:table-cell office:value-type="string" calcext:value-type="string">
            <text:p>ms</text:p>
          </table:table-cell>
          <table:table-cell office:value-type="float" office:value="0.129909576654336" calcext:value-type="float">
            <text:p>0.129909576654336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00167857149861886" calcext:value-type="float">
            <text:p>0.001678571498619</text:p>
          </table:table-cell>
          <table:table-cell office:value-type="float" office:value="66.9361905246636" calcext:value-type="float">
            <text:p>66.9361905246636</text:p>
          </table:table-cell>
          <table:table-cell office:value-type="percentage" office:value="0.0129210758886946" calcext:value-type="percentage">
            <text:p>1.29%</text:p>
          </table:table-cell>
          <table:table-cell office:value-type="percentage" office:value="0.00128216146534851" calcext:value-type="percentage">
            <text:p>0.13%</text:p>
          </table:table-cell>
          <table:table-cell office:value-type="percentage" office:value="0.000604565697940221" calcext:value-type="percentage">
            <text:p>0.06%</text:p>
          </table:table-cell>
          <table:table-cell office:value-type="percentage" office:value="0.00050879175534209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28165167585359" calcext:value-type="percentage">
            <text:p>0.93%</text:p>
          </table:table-cell>
          <table:table-cell table:formula="of:=[.AA$4]*ABS([.$M45])+[.AA$6]*ABS([.$L45])+[.AA$8]*ABS([.$Q45])" office:value-type="percentage" office:value="0.00782829634329889" calcext:value-type="percentage">
            <text:p>0.78%</text:p>
          </table:table-cell>
          <table:table-cell table:formula="of:=[.AB$4]*ABS([.$M45])+[.AB$6]*ABS([.$L45])+[.AB$8]*ABS([.$Q45])" office:value-type="percentage" office:value="0.00324600192873363" calcext:value-type="percentage">
            <text:p>0.32%</text:p>
          </table:table-cell>
          <table:table-cell table:formula="of:=[.AC$4]*ABS([.$M45])+[.AC$6]*ABS([.$L45])+[.AC$8]*ABS([.$Q45])" office:value-type="percentage" office:value="0.0113932420250759" calcext:value-type="percentage">
            <text:p>1.14%</text:p>
          </table:table-cell>
          <table:table-cell table:formula="of:=[.AD$4]*ABS([.$M45])+[.AD$6]*ABS([.$L45])+[.AD$8]*ABS([.$Q45])" office:value-type="percentage" office:value="0.00884564507608718" calcext:value-type="percentage">
            <text:p>0.88%</text:p>
          </table:table-cell>
          <table:table-cell table:formula="of:=[.AA$4]*ABS([.$O45])+[.AA$6]*ABS([.$L45])+[.AA$8]*ABS([.$Q45])" office:value-type="percentage" office:value="0.00757050643996341" calcext:value-type="percentage">
            <text:p>0.76%</text:p>
          </table:table-cell>
          <table:table-cell table:formula="of:=[.AB$4]*ABS([.$O45])+[.AB$6]*ABS([.$L45])+[.AB$8]*ABS([.$Q45])" office:value-type="percentage" office:value="0.00262730616072849" calcext:value-type="percentage">
            <text:p>0.26%</text:p>
          </table:table-cell>
          <table:table-cell table:formula="of:=[.AC$4]*ABS([.$O45])+[.AC$6]*ABS([.$L45])+[.AC$8]*ABS([.$Q45])" office:value-type="percentage" office:value="0.0113159050540752" calcext:value-type="percentage">
            <text:p>1.13%</text:p>
          </table:table-cell>
          <table:table-cell table:formula="of:=[.AD$4]*ABS([.$O45])+[.AD$6]*ABS([.$L45])+[.AD$8]*ABS([.$Q45])" office:value-type="percentage" office:value="0.00876830810508653" calcext:value-type="percentage">
            <text:p>0.8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4fbaaef78c368efc3613e57f57b559876121c0ef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avg latency</text:p>
          </table:table-cell>
          <table:table-cell office:value-type="string" calcext:value-type="string">
            <text:p>ms</text:p>
          </table:table-cell>
          <table:table-cell office:value-type="float" office:value="0.134858199753391" calcext:value-type="float">
            <text:p>0.134858199753391</text:p>
          </table:table-cell>
          <table:table-cell office:value-type="float" office:value="0.12" calcext:value-type="float">
            <text:p>0.12</text:p>
          </table:table-cell>
          <table:table-cell office:value-type="float" office:value="0.143333333333333" calcext:value-type="float">
            <text:p>0.143333333333333</text:p>
          </table:table-cell>
          <table:table-cell office:value-type="float" office:value="0.00350050430904785" calcext:value-type="float">
            <text:p>0.003500504309048</text:p>
          </table:table-cell>
          <table:table-cell office:value-type="float" office:value="32.2399831445711" calcext:value-type="float">
            <text:p>32.2399831445711</text:p>
          </table:table-cell>
          <table:table-cell office:value-type="percentage" office:value="0.0259569259818762" calcext:value-type="percentage">
            <text:p>2.60%</text:p>
          </table:table-cell>
          <table:table-cell office:value-type="percentage" office:value="0.0111450623627358" calcext:value-type="percentage">
            <text:p>1.11%</text:p>
          </table:table-cell>
          <table:table-cell office:value-type="percentage" office:value="0.0000774904780098971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81966117181124" calcext:value-type="percentage">
            <text:p>1.82%</text:p>
          </table:table-cell>
          <table:table-cell table:formula="of:=[.AA$4]*ABS([.$M46])+[.AA$6]*ABS([.$L46])+[.AA$8]*ABS([.$Q46])" office:value-type="percentage" office:value="0.0184328666875748" calcext:value-type="percentage">
            <text:p>1.84%</text:p>
          </table:table-cell>
          <table:table-cell table:formula="of:=[.AB$4]*ABS([.$M46])+[.AB$6]*ABS([.$L46])+[.AB$8]*ABS([.$Q46])" office:value-type="percentage" office:value="0.0133314036601875" calcext:value-type="percentage">
            <text:p>1.33%</text:p>
          </table:table-cell>
          <table:table-cell table:formula="of:=[.AC$4]*ABS([.$M46])+[.AC$6]*ABS([.$L46])+[.AC$8]*ABS([.$Q46])" office:value-type="percentage" office:value="0.0236997081935858" calcext:value-type="percentage">
            <text:p>2.37%</text:p>
          </table:table-cell>
          <table:table-cell table:formula="of:=[.AD$4]*ABS([.$M46])+[.AD$6]*ABS([.$L46])+[.AD$8]*ABS([.$Q46])" office:value-type="percentage" office:value="0.0182674882089512" calcext:value-type="percentage">
            <text:p>1.83%</text:p>
          </table:table-cell>
          <table:table-cell table:formula="of:=[.AA$4]*ABS([.$O46])+[.AA$6]*ABS([.$L46])+[.AA$8]*ABS([.$Q46])" office:value-type="percentage" office:value="0.0147178458999962" calcext:value-type="percentage">
            <text:p>1.47%</text:p>
          </table:table-cell>
          <table:table-cell table:formula="of:=[.AB$4]*ABS([.$O46])+[.AB$6]*ABS([.$L46])+[.AB$8]*ABS([.$Q46])" office:value-type="percentage" office:value="0.00441535376999887" calcext:value-type="percentage">
            <text:p>0.44%</text:p>
          </table:table-cell>
          <table:table-cell table:formula="of:=[.AC$4]*ABS([.$O46])+[.AC$6]*ABS([.$L46])+[.AC$8]*ABS([.$Q46])" office:value-type="percentage" office:value="0.0225852019573122" calcext:value-type="percentage">
            <text:p>2.26%</text:p>
          </table:table-cell>
          <table:table-cell table:formula="of:=[.AD$4]*ABS([.$O46])+[.AD$6]*ABS([.$L46])+[.AD$8]*ABS([.$Q46])" office:value-type="percentage" office:value="0.0171529819726776" calcext:value-type="percentage">
            <text:p>1.7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4ff72d794db9bfc16f363cb21933f7860dc2a79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totalops per second</text:p>
          </table:table-cell>
          <table:table-cell office:value-type="string" calcext:value-type="string">
            <text:p>ops/s</text:p>
          </table:table-cell>
          <table:table-cell office:value-type="float" office:value="20957.4975380189" calcext:value-type="float">
            <text:p>20957.4975380189</text:p>
          </table:table-cell>
          <table:table-cell office:value-type="float" office:value="11900.95" calcext:value-type="float">
            <text:p>11900.95</text:p>
          </table:table-cell>
          <table:table-cell office:value-type="float" office:value="21373.67" calcext:value-type="float">
            <text:p>21373.67</text:p>
          </table:table-cell>
          <table:table-cell office:value-type="float" office:value="643.154202795792" calcext:value-type="float">
            <text:p>643.154202795792</text:p>
          </table:table-cell>
          <table:table-cell office:value-type="float" office:value="360094.459416132" calcext:value-type="float">
            <text:p>360094.459416132</text:p>
          </table:table-cell>
          <table:table-cell office:value-type="percentage" office:value="0.0306885018895528" calcext:value-type="percentage">
            <text:p>3.07%</text:p>
          </table:table-cell>
          <table:table-cell office:value-type="percentage" office:value="-0.00644357474960453" calcext:value-type="percentage">
            <text:p>-0.64%</text:p>
          </table:table-cell>
          <table:table-cell table:number-columns-repeated="3" office:value-type="percentage" office:value="0.0000964012942346077" calcext:value-type="percentage">
            <text:p>0.01%</text:p>
          </table:table-cell>
          <table:table-cell office:value-type="percentage" office:value="0.0225091542321398" calcext:value-type="percentage">
            <text:p>2.25%</text:p>
          </table:table-cell>
          <table:table-cell table:formula="of:=[.AA$4]*ABS([.$M47])+[.AA$6]*ABS([.$L47])+[.AA$8]*ABS([.$Q47])" office:value-type="percentage" office:value="0.0198804102904324" calcext:value-type="percentage">
            <text:p>1.99%</text:p>
          </table:table-cell>
          <table:table-cell table:formula="of:=[.AB$4]*ABS([.$M47])+[.AB$6]*ABS([.$L47])+[.AB$8]*ABS([.$Q47])" office:value-type="percentage" office:value="0.0104746254118529" calcext:value-type="percentage">
            <text:p>1.05%</text:p>
          </table:table-cell>
          <table:table-cell table:formula="of:=[.AC$4]*ABS([.$M47])+[.AC$6]*ABS([.$L47])+[.AC$8]*ABS([.$Q47])" office:value-type="percentage" office:value="0.0274460744098167" calcext:value-type="percentage">
            <text:p>2.74%</text:p>
          </table:table-cell>
          <table:table-cell table:formula="of:=[.AD$4]*ABS([.$M47])+[.AD$6]*ABS([.$L47])+[.AD$8]*ABS([.$Q47])" office:value-type="percentage" office:value="0.0217205310496276" calcext:value-type="percentage">
            <text:p>2.17%</text:p>
          </table:table-cell>
          <table:table-cell table:formula="of:=[.AA$4]*ABS([.$O47])+[.AA$6]*ABS([.$L47])+[.AA$8]*ABS([.$Q47])" office:value-type="percentage" office:value="0.0177646858053091" calcext:value-type="percentage">
            <text:p>1.78%</text:p>
          </table:table-cell>
          <table:table-cell table:formula="of:=[.AB$4]*ABS([.$O47])+[.AB$6]*ABS([.$L47])+[.AB$8]*ABS([.$Q47])" office:value-type="percentage" office:value="0.00539688664755695" calcext:value-type="percentage">
            <text:p>0.54%</text:p>
          </table:table-cell>
          <table:table-cell table:formula="of:=[.AC$4]*ABS([.$O47])+[.AC$6]*ABS([.$L47])+[.AC$8]*ABS([.$Q47])" office:value-type="percentage" office:value="0.0268113570642797" calcext:value-type="percentage">
            <text:p>2.68%</text:p>
          </table:table-cell>
          <table:table-cell table:formula="of:=[.AD$4]*ABS([.$O47])+[.AD$6]*ABS([.$L47])+[.AD$8]*ABS([.$Q47])" office:value-type="percentage" office:value="0.0210858137040906" calcext:value-type="percentage">
            <text:p>2.1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4ff72d794db9bfc16f363cb21933f7860dc2a79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totalops per second</text:p>
          </table:table-cell>
          <table:table-cell office:value-type="string" calcext:value-type="string">
            <text:p>ops/s</text:p>
          </table:table-cell>
          <table:table-cell office:value-type="float" office:value="20969.9424290999" calcext:value-type="float">
            <text:p>20969.9424290999</text:p>
          </table:table-cell>
          <table:table-cell office:value-type="float" office:value="16120.1766666667" calcext:value-type="float">
            <text:p>16120.1766666667</text:p>
          </table:table-cell>
          <table:table-cell office:value-type="float" office:value="21439.3433333333" calcext:value-type="float">
            <text:p>21439.3433333333</text:p>
          </table:table-cell>
          <table:table-cell office:value-type="float" office:value="432.464307969576" calcext:value-type="float">
            <text:p>432.464307969576</text:p>
          </table:table-cell>
          <table:table-cell office:value-type="float" office:value="360308.289159792" calcext:value-type="float">
            <text:p>360308.289159792</text:p>
          </table:table-cell>
          <table:table-cell office:value-type="percentage" office:value="0.0206230565215786" calcext:value-type="percentage">
            <text:p>2.06%</text:p>
          </table:table-cell>
          <table:table-cell office:value-type="percentage" office:value="-0.0062183015739953" calcext:value-type="percentage">
            <text:p>-0.62%</text:p>
          </table:table-cell>
          <table:table-cell table:number-columns-repeated="3" office:value-type="percentage" office:value="0.0000953687709115799" calcext:value-type="percentage">
            <text:p>0.01%</text:p>
          </table:table-cell>
          <table:table-cell office:value-type="percentage" office:value="0.0140866262240296" calcext:value-type="percentage">
            <text:p>1.41%</text:p>
          </table:table-cell>
          <table:table-cell table:formula="of:=[.AA$4]*ABS([.$M48])+[.AA$6]*ABS([.$L48])+[.AA$8]*ABS([.$Q48])" office:value-type="percentage" office:value="0.0136426614398678" calcext:value-type="percentage">
            <text:p>1.36%</text:p>
          </table:table-cell>
          <table:table-cell table:formula="of:=[.AB$4]*ABS([.$M48])+[.AB$6]*ABS([.$L48])+[.AB$8]*ABS([.$Q48])" office:value-type="percentage" office:value="0.00844560953375706" calcext:value-type="percentage">
            <text:p>0.84%</text:p>
          </table:table-cell>
          <table:table-cell table:formula="of:=[.AC$4]*ABS([.$M48])+[.AC$6]*ABS([.$L48])+[.AC$8]*ABS([.$Q48])" office:value-type="percentage" office:value="0.0185289379970654" calcext:value-type="percentage">
            <text:p>1.85%</text:p>
          </table:table-cell>
          <table:table-cell table:formula="of:=[.AD$4]*ABS([.$M48])+[.AD$6]*ABS([.$L48])+[.AD$8]*ABS([.$Q48])" office:value-type="percentage" office:value="0.0139534367887811" calcext:value-type="percentage">
            <text:p>1.40%</text:p>
          </table:table-cell>
          <table:table-cell table:formula="of:=[.AA$4]*ABS([.$O48])+[.AA$6]*ABS([.$L48])+[.AA$8]*ABS([.$Q48])" office:value-type="percentage" office:value="0.0116016838388399" calcext:value-type="percentage">
            <text:p>1.16%</text:p>
          </table:table-cell>
          <table:table-cell table:formula="of:=[.AB$4]*ABS([.$O48])+[.AB$6]*ABS([.$L48])+[.AB$8]*ABS([.$Q48])" office:value-type="percentage" office:value="0.00354726329129008" calcext:value-type="percentage">
            <text:p>0.35%</text:p>
          </table:table-cell>
          <table:table-cell table:formula="of:=[.AC$4]*ABS([.$O48])+[.AC$6]*ABS([.$L48])+[.AC$8]*ABS([.$Q48])" office:value-type="percentage" office:value="0.017916644716757" calcext:value-type="percentage">
            <text:p>1.79%</text:p>
          </table:table-cell>
          <table:table-cell table:formula="of:=[.AD$4]*ABS([.$O48])+[.AD$6]*ABS([.$L48])+[.AD$8]*ABS([.$Q48])" office:value-type="percentage" office:value="0.0133411435084727" calcext:value-type="percentage">
            <text:p>1.3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4ff72d794db9bfc16f363cb21933f7860dc2a79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totalops per second</text:p>
          </table:table-cell>
          <table:table-cell office:value-type="string" calcext:value-type="string">
            <text:p>ops/s</text:p>
          </table:table-cell>
          <table:table-cell office:value-type="float" office:value="36603.5750924784" calcext:value-type="float">
            <text:p>36603.5750924784</text:p>
          </table:table-cell>
          <table:table-cell office:value-type="float" office:value="30684.44" calcext:value-type="float">
            <text:p>30684.44</text:p>
          </table:table-cell>
          <table:table-cell office:value-type="float" office:value="40986.98" calcext:value-type="float">
            <text:p>40986.98</text:p>
          </table:table-cell>
          <table:table-cell office:value-type="float" office:value="817.148053372762" calcext:value-type="float">
            <text:p>817.148053372762</text:p>
          </table:table-cell>
          <table:table-cell office:value-type="float" office:value="314463.703543629" calcext:value-type="float">
            <text:p>314463.703543629</text:p>
          </table:table-cell>
          <table:table-cell office:value-type="percentage" office:value="0.0223242689083853" calcext:value-type="percentage">
            <text:p>2.23%</text:p>
          </table:table-cell>
          <table:table-cell office:value-type="percentage" office:value="-0.00776043986995095" calcext:value-type="percentage">
            <text:p>-0.78%</text:p>
          </table:table-cell>
          <table:table-cell office:value-type="percentage" office:value="-0.00129062496961735" calcext:value-type="percentage">
            <text:p>-0.13%</text:p>
          </table:table-cell>
          <table:table-cell office:value-type="percentage" office:value="-0.000163358875985215" calcext:value-type="percentage">
            <text:p>-0.02%</text:p>
          </table:table-cell>
          <table:table-cell office:value-type="percentage" office:value="-0.0000156973915527991" calcext:value-type="percentage">
            <text:p>0.00%</text:p>
          </table:table-cell>
          <table:table-cell office:value-type="percentage" office:value="0.0152649848384554" calcext:value-type="percentage">
            <text:p>1.53%</text:p>
          </table:table-cell>
          <table:table-cell table:formula="of:=[.AA$4]*ABS([.$M49])+[.AA$6]*ABS([.$L49])+[.AA$8]*ABS([.$Q49])" office:value-type="percentage" office:value="0.0151165645389305" calcext:value-type="percentage">
            <text:p>1.51%</text:p>
          </table:table-cell>
          <table:table-cell table:formula="of:=[.AB$4]*ABS([.$M49])+[.AB$6]*ABS([.$L49])+[.AB$8]*ABS([.$Q49])" office:value-type="percentage" office:value="0.00996727727064483" calcext:value-type="percentage">
            <text:p>1.00%</text:p>
          </table:table-cell>
          <table:table-cell table:formula="of:=[.AC$4]*ABS([.$M49])+[.AC$6]*ABS([.$L49])+[.AC$8]*ABS([.$Q49])" office:value-type="percentage" office:value="0.0201619575975488" calcext:value-type="percentage">
            <text:p>2.02%</text:p>
          </table:table-cell>
          <table:table-cell table:formula="of:=[.AD$4]*ABS([.$M49])+[.AD$6]*ABS([.$L49])+[.AD$8]*ABS([.$Q49])" office:value-type="percentage" office:value="0.015220458748598" calcext:value-type="percentage">
            <text:p>1.52%</text:p>
          </table:table-cell>
          <table:table-cell table:formula="of:=[.AA$4]*ABS([.$O49])+[.AA$6]*ABS([.$L49])+[.AA$8]*ABS([.$Q49])" office:value-type="percentage" office:value="0.0125842042076086" calcext:value-type="percentage">
            <text:p>1.26%</text:p>
          </table:table-cell>
          <table:table-cell table:formula="of:=[.AB$4]*ABS([.$O49])+[.AB$6]*ABS([.$L49])+[.AB$8]*ABS([.$Q49])" office:value-type="percentage" office:value="0.00388961247547224" calcext:value-type="percentage">
            <text:p>0.39%</text:p>
          </table:table-cell>
          <table:table-cell table:formula="of:=[.AC$4]*ABS([.$O49])+[.AC$6]*ABS([.$L49])+[.AC$8]*ABS([.$Q49])" office:value-type="percentage" office:value="0.0194022494981523" calcext:value-type="percentage">
            <text:p>1.94%</text:p>
          </table:table-cell>
          <table:table-cell table:formula="of:=[.AD$4]*ABS([.$O49])+[.AD$6]*ABS([.$L49])+[.AD$8]*ABS([.$Q49])" office:value-type="percentage" office:value="0.0144607506492014" calcext:value-type="percentage">
            <text:p>1.4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4ff72d794db9bfc16f363cb21933f7860dc2a79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totalops per second</text:p>
          </table:table-cell>
          <table:table-cell office:value-type="string" calcext:value-type="string">
            <text:p>ops/s</text:p>
          </table:table-cell>
          <table:table-cell office:value-type="float" office:value="15614.7708877928" calcext:value-type="float">
            <text:p>15614.7708877928</text:p>
          </table:table-cell>
          <table:table-cell office:value-type="float" office:value="14115.0866666667" calcext:value-type="float">
            <text:p>14115.0866666667</text:p>
          </table:table-cell>
          <table:table-cell office:value-type="float" office:value="17325.33" calcext:value-type="float">
            <text:p>17325.33</text:p>
          </table:table-cell>
          <table:table-cell office:value-type="float" office:value="129.659807814644" calcext:value-type="float">
            <text:p>129.659807814644</text:p>
          </table:table-cell>
          <table:table-cell office:value-type="float" office:value="135780.61641559" calcext:value-type="float">
            <text:p>135780.61641559</text:p>
          </table:table-cell>
          <table:table-cell office:value-type="percentage" office:value="0.00830366380309866" calcext:value-type="percentage">
            <text:p>0.83%</text:p>
          </table:table-cell>
          <table:table-cell office:value-type="percentage" office:value="-0.00120954426006688" calcext:value-type="percentage">
            <text:p>-0.12%</text:p>
          </table:table-cell>
          <table:table-cell table:number-columns-repeated="2" office:value-type="percentage" office:value="-0.00012795802303872" calcext:value-type="percentage">
            <text:p>-0.01%</text:p>
          </table:table-cell>
          <table:table-cell office:value-type="percentage" office:value="0.00000711904218450895" calcext:value-type="percentage">
            <text:p>0.00%</text:p>
          </table:table-cell>
          <table:table-cell office:value-type="percentage" office:value="0.00582430278874511" calcext:value-type="percentage">
            <text:p>0.58%</text:p>
          </table:table-cell>
          <table:table-cell table:formula="of:=[.AA$4]*ABS([.$M50])+[.AA$6]*ABS([.$L50])+[.AA$8]*ABS([.$Q50])" office:value-type="percentage" office:value="0.00511250361730355" calcext:value-type="percentage">
            <text:p>0.51%</text:p>
          </table:table-cell>
          <table:table-cell table:formula="of:=[.AB$4]*ABS([.$M50])+[.AB$6]*ABS([.$L50])+[.AB$8]*ABS([.$Q50])" office:value-type="percentage" office:value="0.00238043206723788" calcext:value-type="percentage">
            <text:p>0.24%</text:p>
          </table:table-cell>
          <table:table-cell table:formula="of:=[.AC$4]*ABS([.$M50])+[.AC$6]*ABS([.$L50])+[.AC$8]*ABS([.$Q50])" office:value-type="percentage" office:value="0.00734631574736013" calcext:value-type="percentage">
            <text:p>0.73%</text:p>
          </table:table-cell>
          <table:table-cell table:formula="of:=[.AD$4]*ABS([.$M50])+[.AD$6]*ABS([.$L50])+[.AD$8]*ABS([.$Q50])" office:value-type="percentage" office:value="0.00561076303731264" calcext:value-type="percentage">
            <text:p>0.56%</text:p>
          </table:table-cell>
          <table:table-cell table:formula="of:=[.AA$4]*ABS([.$O50])+[.AA$6]*ABS([.$L50])+[.AA$8]*ABS([.$Q50])" office:value-type="percentage" office:value="0.0047519748716275" calcext:value-type="percentage">
            <text:p>0.48%</text:p>
          </table:table-cell>
          <table:table-cell table:formula="of:=[.AB$4]*ABS([.$O50])+[.AB$6]*ABS([.$L50])+[.AB$8]*ABS([.$Q50])" office:value-type="percentage" office:value="0.00151516307761535" calcext:value-type="percentage">
            <text:p>0.15%</text:p>
          </table:table-cell>
          <table:table-cell table:formula="of:=[.AC$4]*ABS([.$O50])+[.AC$6]*ABS([.$L50])+[.AC$8]*ABS([.$Q50])" office:value-type="percentage" office:value="0.00723815712365731" calcext:value-type="percentage">
            <text:p>0.72%</text:p>
          </table:table-cell>
          <table:table-cell table:formula="of:=[.AD$4]*ABS([.$O50])+[.AD$6]*ABS([.$L50])+[.AD$8]*ABS([.$Q50])" office:value-type="percentage" office:value="0.00550260441360982" calcext:value-type="percentage">
            <text:p>0.5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4ff72d794db9bfc16f363cb21933f7860dc2a79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totalops per second</text:p>
          </table:table-cell>
          <table:table-cell office:value-type="string" calcext:value-type="string">
            <text:p>ops/s</text:p>
          </table:table-cell>
          <table:table-cell office:value-type="float" office:value="15610.3463008631" calcext:value-type="float">
            <text:p>15610.3463008631</text:p>
          </table:table-cell>
          <table:table-cell office:value-type="float" office:value="13418.9366666667" calcext:value-type="float">
            <text:p>13418.9366666667</text:p>
          </table:table-cell>
          <table:table-cell office:value-type="float" office:value="16025.3266666667" calcext:value-type="float">
            <text:p>16025.3266666667</text:p>
          </table:table-cell>
          <table:table-cell office:value-type="float" office:value="136.712019423528" calcext:value-type="float">
            <text:p>136.712019423528</text:p>
          </table:table-cell>
          <table:table-cell office:value-type="float" office:value="135742.141746636" calcext:value-type="float">
            <text:p>135742.141746636</text:p>
          </table:table-cell>
          <table:table-cell office:value-type="percentage" office:value="0.00875778261344331" calcext:value-type="percentage">
            <text:p>0.88%</text:p>
          </table:table-cell>
          <table:table-cell office:value-type="percentage" office:value="-0.00117322432658964" calcext:value-type="percentage">
            <text:p>-0.12%</text:p>
          </table:table-cell>
          <table:table-cell table:number-columns-repeated="3" office:value-type="percentage" office:value="-0.0000100696780891721" calcext:value-type="percentage">
            <text:p>0.00%</text:p>
          </table:table-cell>
          <table:table-cell office:value-type="percentage" office:value="0.00623378728030755" calcext:value-type="percentage">
            <text:p>0.62%</text:p>
          </table:table-cell>
          <table:table-cell table:formula="of:=[.AA$4]*ABS([.$M51])+[.AA$6]*ABS([.$L51])+[.AA$8]*ABS([.$Q51])" office:value-type="percentage" office:value="0.0053882647401135" calcext:value-type="percentage">
            <text:p>0.54%</text:p>
          </table:table-cell>
          <table:table-cell table:formula="of:=[.AB$4]*ABS([.$M51])+[.AB$6]*ABS([.$L51])+[.AB$8]*ABS([.$Q51])" office:value-type="percentage" office:value="0.0024377364506468" calcext:value-type="percentage">
            <text:p>0.24%</text:p>
          </table:table-cell>
          <table:table-cell table:formula="of:=[.AC$4]*ABS([.$M51])+[.AC$6]*ABS([.$L51])+[.AC$8]*ABS([.$Q51])" office:value-type="percentage" office:value="0.00774692725144437" calcext:value-type="percentage">
            <text:p>0.77%</text:p>
          </table:table-cell>
          <table:table-cell table:formula="of:=[.AD$4]*ABS([.$M51])+[.AD$6]*ABS([.$L51])+[.AD$8]*ABS([.$Q51])" office:value-type="percentage" office:value="0.00598013051824934" calcext:value-type="percentage">
            <text:p>0.60%</text:p>
          </table:table-cell>
          <table:table-cell table:formula="of:=[.AA$4]*ABS([.$O51])+[.AA$6]*ABS([.$L51])+[.AA$8]*ABS([.$Q51])" office:value-type="percentage" office:value="0.00500054652394668" calcext:value-type="percentage">
            <text:p>0.50%</text:p>
          </table:table-cell>
          <table:table-cell table:formula="of:=[.AB$4]*ABS([.$O51])+[.AB$6]*ABS([.$L51])+[.AB$8]*ABS([.$Q51])" office:value-type="percentage" office:value="0.00150721273184642" calcext:value-type="percentage">
            <text:p>0.15%</text:p>
          </table:table-cell>
          <table:table-cell table:formula="of:=[.AC$4]*ABS([.$O51])+[.AC$6]*ABS([.$L51])+[.AC$8]*ABS([.$Q51])" office:value-type="percentage" office:value="0.00763061178659432" calcext:value-type="percentage">
            <text:p>0.76%</text:p>
          </table:table-cell>
          <table:table-cell table:formula="of:=[.AD$4]*ABS([.$O51])+[.AD$6]*ABS([.$L51])+[.AD$8]*ABS([.$Q51])" office:value-type="percentage" office:value="0.00586381505339929" calcext:value-type="percentage">
            <text:p>0.5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4ff72d794db9bfc16f363cb21933f7860dc2a79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totalops per second</text:p>
          </table:table-cell>
          <table:table-cell office:value-type="string" calcext:value-type="string">
            <text:p>ops/s</text:p>
          </table:table-cell>
          <table:table-cell office:value-type="float" office:value="29470.996810522" calcext:value-type="float">
            <text:p>29470.996810522</text:p>
          </table:table-cell>
          <table:table-cell office:value-type="float" office:value="27792.32" calcext:value-type="float">
            <text:p>27792.32</text:p>
          </table:table-cell>
          <table:table-cell office:value-type="float" office:value="34078.5266666667" calcext:value-type="float">
            <text:p>34078.5266666667</text:p>
          </table:table-cell>
          <table:table-cell office:value-type="float" office:value="509.460896763319" calcext:value-type="float">
            <text:p>509.460896763319</text:p>
          </table:table-cell>
          <table:table-cell office:value-type="float" office:value="128134.7687414" calcext:value-type="float">
            <text:p>128134.7687414</text:p>
          </table:table-cell>
          <table:table-cell office:value-type="percentage" office:value="0.017286856635315" calcext:value-type="percentage">
            <text:p>1.73%</text:p>
          </table:table-cell>
          <table:table-cell office:value-type="percentage" office:value="-0.00611898787692487" calcext:value-type="percentage">
            <text:p>-0.61%</text:p>
          </table:table-cell>
          <table:table-cell office:value-type="percentage" office:value="-0.000684410293871216" calcext:value-type="percentage">
            <text:p>-0.07%</text:p>
          </table:table-cell>
          <table:table-cell office:value-type="percentage" office:value="-0.000371882665835774" calcext:value-type="percentage">
            <text:p>-0.04%</text:p>
          </table:table-cell>
          <table:table-cell office:value-type="percentage" office:value="0.0000035083700649768" calcext:value-type="percentage">
            <text:p>0.00%</text:p>
          </table:table-cell>
          <table:table-cell office:value-type="percentage" office:value="0.0124189298490843" calcext:value-type="percentage">
            <text:p>1.24%</text:p>
          </table:table-cell>
          <table:table-cell table:formula="of:=[.AA$4]*ABS([.$M52])+[.AA$6]*ABS([.$L52])+[.AA$8]*ABS([.$Q52])" office:value-type="percentage" office:value="0.0119415914537747" calcext:value-type="percentage">
            <text:p>1.19%</text:p>
          </table:table-cell>
          <table:table-cell table:formula="of:=[.AB$4]*ABS([.$M52])+[.AB$6]*ABS([.$L52])+[.AB$8]*ABS([.$Q52])" office:value-type="percentage" office:value="0.00786576894997982" calcext:value-type="percentage">
            <text:p>0.79%</text:p>
          </table:table-cell>
          <table:table-cell table:formula="of:=[.AC$4]*ABS([.$M52])+[.AC$6]*ABS([.$L52])+[.AC$8]*ABS([.$Q52])" office:value-type="percentage" office:value="0.0156832770808529" calcext:value-type="percentage">
            <text:p>1.57%</text:p>
          </table:table-cell>
          <table:table-cell table:formula="of:=[.AD$4]*ABS([.$M52])+[.AD$6]*ABS([.$L52])+[.AD$8]*ABS([.$Q52])" office:value-type="percentage" office:value="0.0122757283304914" calcext:value-type="percentage">
            <text:p>1.23%</text:p>
          </table:table-cell>
          <table:table-cell table:formula="of:=[.AA$4]*ABS([.$O52])+[.AA$6]*ABS([.$L52])+[.AA$8]*ABS([.$Q52])" office:value-type="percentage" office:value="0.010025889716745" calcext:value-type="percentage">
            <text:p>1.00%</text:p>
          </table:table-cell>
          <table:table-cell table:formula="of:=[.AB$4]*ABS([.$O52])+[.AB$6]*ABS([.$L52])+[.AB$8]*ABS([.$Q52])" office:value-type="percentage" office:value="0.00326808478110854" calcext:value-type="percentage">
            <text:p>0.33%</text:p>
          </table:table-cell>
          <table:table-cell table:formula="of:=[.AC$4]*ABS([.$O52])+[.AC$6]*ABS([.$L52])+[.AC$8]*ABS([.$Q52])" office:value-type="percentage" office:value="0.015108566559744" calcext:value-type="percentage">
            <text:p>1.51%</text:p>
          </table:table-cell>
          <table:table-cell table:formula="of:=[.AD$4]*ABS([.$O52])+[.AD$6]*ABS([.$L52])+[.AD$8]*ABS([.$Q52])" office:value-type="percentage" office:value="0.0117010178093825" calcext:value-type="percentage">
            <text:p>1.1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5b6cb427d11dfdd876e2dfedeb8039bbb2bf00b8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SHA256</text:p>
          </table:table-cell>
          <table:table-cell office:value-type="string" calcext:value-type="string">
            <text:p>seconds</text:p>
          </table:table-cell>
          <table:table-cell office:value-type="float" office:value="3.20122153719688" calcext:value-type="float">
            <text:p>3.20122153719688</text:p>
          </table:table-cell>
          <table:table-cell office:value-type="float" office:value="3.13066666666667" calcext:value-type="float">
            <text:p>3.13066666666667</text:p>
          </table:table-cell>
          <table:table-cell office:value-type="float" office:value="3.47333333333333" calcext:value-type="float">
            <text:p>3.47333333333333</text:p>
          </table:table-cell>
          <table:table-cell office:value-type="float" office:value="0.0608211242885164" calcext:value-type="float">
            <text:p>0.060821124288516</text:p>
          </table:table-cell>
          <table:table-cell office:value-type="float" office:value="5.36736692057802" calcext:value-type="float">
            <text:p>5.36736692057802</text:p>
          </table:table-cell>
          <table:table-cell office:value-type="percentage" office:value="0.0189993487116715" calcext:value-type="percentage">
            <text:p>1.90%</text:p>
          </table:table-cell>
          <table:table-cell office:value-type="percentage" office:value="0.00738221959411907" calcext:value-type="percentage">
            <text:p>0.74%</text:p>
          </table:table-cell>
          <table:table-cell office:value-type="percentage" office:value="0.00137068792622824" calcext:value-type="percentage">
            <text:p>0.14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22855008932638" calcext:value-type="percentage">
            <text:p>1.23%</text:p>
          </table:table-cell>
          <table:table-cell table:formula="of:=[.AA$4]*ABS([.$M53])+[.AA$6]*ABS([.$L53])+[.AA$8]*ABS([.$Q53])" office:value-type="percentage" office:value="0.0128890230663515" calcext:value-type="percentage">
            <text:p>1.29%</text:p>
          </table:table-cell>
          <table:table-cell table:formula="of:=[.AB$4]*ABS([.$M53])+[.AB$6]*ABS([.$L53])+[.AB$8]*ABS([.$Q53])" office:value-type="percentage" office:value="0.00903426063578879" calcext:value-type="percentage">
            <text:p>0.90%</text:p>
          </table:table-cell>
          <table:table-cell table:formula="of:=[.AC$4]*ABS([.$M53])+[.AC$6]*ABS([.$L53])+[.AC$8]*ABS([.$Q53])" office:value-type="percentage" office:value="0.0171662510180755" calcext:value-type="percentage">
            <text:p>1.72%</text:p>
          </table:table-cell>
          <table:table-cell table:formula="of:=[.AD$4]*ABS([.$M53])+[.AD$6]*ABS([.$L53])+[.AD$8]*ABS([.$Q53])" office:value-type="percentage" office:value="0.0124665575451901" calcext:value-type="percentage">
            <text:p>1.25%</text:p>
          </table:table-cell>
          <table:table-cell table:formula="of:=[.AA$4]*ABS([.$O53])+[.AA$6]*ABS([.$L53])+[.AA$8]*ABS([.$Q53])" office:value-type="percentage" office:value="0.0104282832016451" calcext:value-type="percentage">
            <text:p>1.04%</text:p>
          </table:table-cell>
          <table:table-cell table:formula="of:=[.AB$4]*ABS([.$O53])+[.AB$6]*ABS([.$L53])+[.AB$8]*ABS([.$Q53])" office:value-type="percentage" office:value="0.00312848496049353" calcext:value-type="percentage">
            <text:p>0.31%</text:p>
          </table:table-cell>
          <table:table-cell table:formula="of:=[.AC$4]*ABS([.$O53])+[.AC$6]*ABS([.$L53])+[.AC$8]*ABS([.$Q53])" office:value-type="percentage" office:value="0.0164280290586635" calcext:value-type="percentage">
            <text:p>1.64%</text:p>
          </table:table-cell>
          <table:table-cell table:formula="of:=[.AD$4]*ABS([.$O53])+[.AD$6]*ABS([.$L53])+[.AD$8]*ABS([.$Q53])" office:value-type="percentage" office:value="0.0117283355857782" calcext:value-type="percentage">
            <text:p>1.1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5b6cb427d11dfdd876e2dfedeb8039bbb2bf00b8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SHA256</text:p>
          </table:table-cell>
          <table:table-cell office:value-type="string" calcext:value-type="string">
            <text:p>seconds</text:p>
          </table:table-cell>
          <table:table-cell office:value-type="float" office:value="3.19632962962963" calcext:value-type="float">
            <text:p>3.19632962962963</text:p>
          </table:table-cell>
          <table:table-cell office:value-type="float" office:value="3.13333333333333" calcext:value-type="float">
            <text:p>3.13333333333333</text:p>
          </table:table-cell>
          <table:table-cell office:value-type="float" office:value="3.44" calcext:value-type="float">
            <text:p>3.44</text:p>
          </table:table-cell>
          <table:table-cell office:value-type="float" office:value="0.0565474289019731" calcext:value-type="float">
            <text:p>0.056547428901973</text:p>
          </table:table-cell>
          <table:table-cell office:value-type="float" office:value="5.37558154982388" calcext:value-type="float">
            <text:p>5.37558154982388</text:p>
          </table:table-cell>
          <table:table-cell office:value-type="percentage" office:value="0.0176913633618337" calcext:value-type="percentage">
            <text:p>1.77%</text:p>
          </table:table-cell>
          <table:table-cell office:value-type="percentage" office:value="0.0069543750663144" calcext:value-type="percentage">
            <text:p>0.70%</text:p>
          </table:table-cell>
          <table:table-cell office:value-type="percentage" office:value="0.00104043662677852" calcext:value-type="percentage">
            <text:p>0.1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17840814114648" calcext:value-type="percentage">
            <text:p>1.18%</text:p>
          </table:table-cell>
          <table:table-cell table:formula="of:=[.AA$4]*ABS([.$M54])+[.AA$6]*ABS([.$L54])+[.AA$8]*ABS([.$Q54])" office:value-type="percentage" office:value="0.012143273279871" calcext:value-type="percentage">
            <text:p>1.21%</text:p>
          </table:table-cell>
          <table:table-cell table:formula="of:=[.AB$4]*ABS([.$M54])+[.AB$6]*ABS([.$L54])+[.AB$8]*ABS([.$Q54])" office:value-type="percentage" office:value="0.00851104453038138" calcext:value-type="percentage">
            <text:p>0.85%</text:p>
          </table:table-cell>
          <table:table-cell table:formula="of:=[.AC$4]*ABS([.$M54])+[.AC$6]*ABS([.$L54])+[.AC$8]*ABS([.$Q54])" office:value-type="percentage" office:value="0.0160269363372449" calcext:value-type="percentage">
            <text:p>1.60%</text:p>
          </table:table-cell>
          <table:table-cell table:formula="of:=[.AD$4]*ABS([.$M54])+[.AD$6]*ABS([.$L54])+[.AD$8]*ABS([.$Q54])" office:value-type="percentage" office:value="0.0118918389719867" calcext:value-type="percentage">
            <text:p>1.19%</text:p>
          </table:table-cell>
          <table:table-cell table:formula="of:=[.AA$4]*ABS([.$O54])+[.AA$6]*ABS([.$L54])+[.AA$8]*ABS([.$Q54])" office:value-type="percentage" office:value="0.00982514825776617" calcext:value-type="percentage">
            <text:p>0.98%</text:p>
          </table:table-cell>
          <table:table-cell table:formula="of:=[.AB$4]*ABS([.$O54])+[.AB$6]*ABS([.$L54])+[.AB$8]*ABS([.$Q54])" office:value-type="percentage" office:value="0.00294754447732985" calcext:value-type="percentage">
            <text:p>0.29%</text:p>
          </table:table-cell>
          <table:table-cell table:formula="of:=[.AC$4]*ABS([.$O54])+[.AC$6]*ABS([.$L54])+[.AC$8]*ABS([.$Q54])" office:value-type="percentage" office:value="0.0153314988306135" calcext:value-type="percentage">
            <text:p>1.53%</text:p>
          </table:table-cell>
          <table:table-cell table:formula="of:=[.AD$4]*ABS([.$O54])+[.AD$6]*ABS([.$L54])+[.AD$8]*ABS([.$Q54])" office:value-type="percentage" office:value="0.0111964014653552" calcext:value-type="percentage">
            <text:p>1.1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5b6cb427d11dfdd876e2dfedeb8039bbb2bf00b8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SHA256</text:p>
          </table:table-cell>
          <table:table-cell office:value-type="string" calcext:value-type="string">
            <text:p>seconds</text:p>
          </table:table-cell>
          <table:table-cell office:value-type="float" office:value="3.16927085902178" calcext:value-type="float">
            <text:p>3.16927085902178</text:p>
          </table:table-cell>
          <table:table-cell office:value-type="float" office:value="3.12933333333333" calcext:value-type="float">
            <text:p>3.12933333333333</text:p>
          </table:table-cell>
          <table:table-cell office:value-type="float" office:value="3.358" calcext:value-type="float">
            <text:p>3.358</text:p>
          </table:table-cell>
          <table:table-cell office:value-type="float" office:value="0.0318989047627601" calcext:value-type="float">
            <text:p>0.03189890476276</text:p>
          </table:table-cell>
          <table:table-cell office:value-type="float" office:value="2.71073873905114" calcext:value-type="float">
            <text:p>2.71073873905114</text:p>
          </table:table-cell>
          <table:table-cell office:value-type="percentage" office:value="0.0100650610761006" calcext:value-type="percentage">
            <text:p>1.01%</text:p>
          </table:table-cell>
          <table:table-cell office:value-type="percentage" office:value="0.00343289833029691" calcext:value-type="percentage">
            <text:p>0.34%</text:p>
          </table:table-cell>
          <table:table-cell office:value-type="percentage" office:value="0.000142445624037302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471092430347348" calcext:value-type="percentage">
            <text:p>0.47%</text:p>
          </table:table-cell>
          <table:table-cell table:formula="of:=[.AA$4]*ABS([.$M55])+[.AA$6]*ABS([.$L55])+[.AA$8]*ABS([.$Q55])" office:value-type="percentage" office:value="0.00606962790329033" calcext:value-type="percentage">
            <text:p>0.61%</text:p>
          </table:table-cell>
          <table:table-cell table:formula="of:=[.AB$4]*ABS([.$M55])+[.AB$6]*ABS([.$L55])+[.AB$8]*ABS([.$Q55])" office:value-type="percentage" office:value="0.00422391720219493" calcext:value-type="percentage">
            <text:p>0.42%</text:p>
          </table:table-cell>
          <table:table-cell table:formula="of:=[.AC$4]*ABS([.$M55])+[.AC$6]*ABS([.$L55])+[.AC$8]*ABS([.$Q55])" office:value-type="percentage" office:value="0.00886643112425753" calcext:value-type="percentage">
            <text:p>0.89%</text:p>
          </table:table-cell>
          <table:table-cell table:formula="of:=[.AD$4]*ABS([.$M55])+[.AD$6]*ABS([.$L55])+[.AD$8]*ABS([.$Q55])" office:value-type="percentage" office:value="0.00511853538341853" calcext:value-type="percentage">
            <text:p>0.51%</text:p>
          </table:table-cell>
          <table:table-cell table:formula="of:=[.AA$4]*ABS([.$O55])+[.AA$6]*ABS([.$L55])+[.AA$8]*ABS([.$Q55])" office:value-type="percentage" office:value="0.00492532845985803" calcext:value-type="percentage">
            <text:p>0.49%</text:p>
          </table:table-cell>
          <table:table-cell table:formula="of:=[.AB$4]*ABS([.$O55])+[.AB$6]*ABS([.$L55])+[.AB$8]*ABS([.$Q55])" office:value-type="percentage" office:value="0.00147759853795741" calcext:value-type="percentage">
            <text:p>0.15%</text:p>
          </table:table-cell>
          <table:table-cell table:formula="of:=[.AC$4]*ABS([.$O55])+[.AC$6]*ABS([.$L55])+[.AC$8]*ABS([.$Q55])" office:value-type="percentage" office:value="0.00852314129122784" calcext:value-type="percentage">
            <text:p>0.85%</text:p>
          </table:table-cell>
          <table:table-cell table:formula="of:=[.AD$4]*ABS([.$O55])+[.AD$6]*ABS([.$L55])+[.AD$8]*ABS([.$Q55])" office:value-type="percentage" office:value="0.00477524555038884" calcext:value-type="percentage">
            <text:p>0.4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5b6cb427d11dfdd876e2dfedeb8039bbb2bf00b8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SHA256</text:p>
          </table:table-cell>
          <table:table-cell office:value-type="string" calcext:value-type="string">
            <text:p>seconds</text:p>
          </table:table-cell>
          <table:table-cell office:value-type="float" office:value="2.93915330867242" calcext:value-type="float">
            <text:p>2.93915330867242</text:p>
          </table:table-cell>
          <table:table-cell office:value-type="float" office:value="2.626" calcext:value-type="float">
            <text:p>2.626</text:p>
          </table:table-cell>
          <table:table-cell office:value-type="float" office:value="3.56633333333333" calcext:value-type="float">
            <text:p>3.56633333333333</text:p>
          </table:table-cell>
          <table:table-cell office:value-type="float" office:value="0.0585843013373193" calcext:value-type="float">
            <text:p>0.058584301337319</text:p>
          </table:table-cell>
          <table:table-cell office:value-type="float" office:value="2.95855685658016" calcext:value-type="float">
            <text:p>2.95855685658016</text:p>
          </table:table-cell>
          <table:table-cell office:value-type="percentage" office:value="0.0199323734370907" calcext:value-type="percentage">
            <text:p>1.99%</text:p>
          </table:table-cell>
          <table:table-cell office:value-type="percentage" office:value="0.00621700243859886" calcext:value-type="percentage">
            <text:p>0.62%</text:p>
          </table:table-cell>
          <table:table-cell office:value-type="percentage" office:value="0.00158842882616697" calcext:value-type="percentage">
            <text:p>0.16%</text:p>
          </table:table-cell>
          <table:table-cell office:value-type="percentage" office:value="0.000811661692406467" calcext:value-type="percentage">
            <text:p>0.08%</text:p>
          </table:table-cell>
          <table:table-cell office:value-type="percentage" office:value="0.000263117130284988" calcext:value-type="percentage">
            <text:p>0.03%</text:p>
          </table:table-cell>
          <table:table-cell office:value-type="percentage" office:value="0.0142519649916009" calcext:value-type="percentage">
            <text:p>1.43%</text:p>
          </table:table-cell>
          <table:table-cell table:formula="of:=[.AA$4]*ABS([.$M56])+[.AA$6]*ABS([.$L56])+[.AA$8]*ABS([.$Q56])" office:value-type="percentage" office:value="0.0134671136224301" calcext:value-type="percentage">
            <text:p>1.35%</text:p>
          </table:table-cell>
          <table:table-cell table:formula="of:=[.AB$4]*ABS([.$M56])+[.AB$6]*ABS([.$L56])+[.AB$8]*ABS([.$Q56])" office:value-type="percentage" office:value="0.00839203579374825" calcext:value-type="percentage">
            <text:p>0.84%</text:p>
          </table:table-cell>
          <table:table-cell table:formula="of:=[.AC$4]*ABS([.$M56])+[.AC$6]*ABS([.$L56])+[.AC$8]*ABS([.$Q56])" office:value-type="percentage" office:value="0.0179927954926925" calcext:value-type="percentage">
            <text:p>1.80%</text:p>
          </table:table-cell>
          <table:table-cell table:formula="of:=[.AD$4]*ABS([.$M56])+[.AD$6]*ABS([.$L56])+[.AD$8]*ABS([.$Q56])" office:value-type="percentage" office:value="0.0140165095808497" calcext:value-type="percentage">
            <text:p>1.40%</text:p>
          </table:table-cell>
          <table:table-cell table:formula="of:=[.AA$4]*ABS([.$O56])+[.AA$6]*ABS([.$L56])+[.AA$8]*ABS([.$Q56])" office:value-type="percentage" office:value="0.0116653333736993" calcext:value-type="percentage">
            <text:p>1.17%</text:p>
          </table:table-cell>
          <table:table-cell table:formula="of:=[.AB$4]*ABS([.$O56])+[.AB$6]*ABS([.$L56])+[.AB$8]*ABS([.$Q56])" office:value-type="percentage" office:value="0.00406776319679433" calcext:value-type="percentage">
            <text:p>0.41%</text:p>
          </table:table-cell>
          <table:table-cell table:formula="of:=[.AC$4]*ABS([.$O56])+[.AC$6]*ABS([.$L56])+[.AC$8]*ABS([.$Q56])" office:value-type="percentage" office:value="0.0174522614180733" calcext:value-type="percentage">
            <text:p>1.75%</text:p>
          </table:table-cell>
          <table:table-cell table:formula="of:=[.AD$4]*ABS([.$O56])+[.AD$6]*ABS([.$L56])+[.AD$8]*ABS([.$Q56])" office:value-type="percentage" office:value="0.0134759755062304" calcext:value-type="percentage">
            <text:p>1.3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5b6cb427d11dfdd876e2dfedeb8039bbb2bf00b8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SHA256</text:p>
          </table:table-cell>
          <table:table-cell office:value-type="string" calcext:value-type="string">
            <text:p>seconds</text:p>
          </table:table-cell>
          <table:table-cell office:value-type="float" office:value="2.94214837648993" calcext:value-type="float">
            <text:p>2.94214837648993</text:p>
          </table:table-cell>
          <table:table-cell office:value-type="float" office:value="2.83066666666667" calcext:value-type="float">
            <text:p>2.83066666666667</text:p>
          </table:table-cell>
          <table:table-cell office:value-type="float" office:value="4.47633333333333" calcext:value-type="float">
            <text:p>4.47633333333333</text:p>
          </table:table-cell>
          <table:table-cell office:value-type="float" office:value="0.0807995625932604" calcext:value-type="float">
            <text:p>0.08079956259326</text:p>
          </table:table-cell>
          <table:table-cell office:value-type="float" office:value="2.9555450851487" calcext:value-type="float">
            <text:p>2.9555450851487</text:p>
          </table:table-cell>
          <table:table-cell office:value-type="percentage" office:value="0.0274627762620377" calcext:value-type="percentage">
            <text:p>2.75%</text:p>
          </table:table-cell>
          <table:table-cell office:value-type="percentage" office:value="0.00689715358754347" calcext:value-type="percentage">
            <text:p>0.69%</text:p>
          </table:table-cell>
          <table:table-cell office:value-type="percentage" office:value="0.00223353752907559" calcext:value-type="percentage">
            <text:p>0.22%</text:p>
          </table:table-cell>
          <table:table-cell office:value-type="percentage" office:value="0.00176033099915545" calcext:value-type="percentage">
            <text:p>0.18%</text:p>
          </table:table-cell>
          <table:table-cell office:value-type="percentage" office:value="0.000926219749201225" calcext:value-type="percentage">
            <text:p>0.09%</text:p>
          </table:table-cell>
          <table:table-cell office:value-type="percentage" office:value="0.0194675550316364" calcext:value-type="percentage">
            <text:p>1.95%</text:p>
          </table:table-cell>
          <table:table-cell table:formula="of:=[.AA$4]*ABS([.$M57])+[.AA$6]*ABS([.$L57])+[.AA$8]*ABS([.$Q57])" office:value-type="percentage" office:value="0.0179424949604059" calcext:value-type="percentage">
            <text:p>1.79%</text:p>
          </table:table-cell>
          <table:table-cell table:formula="of:=[.AB$4]*ABS([.$M57])+[.AB$6]*ABS([.$L57])+[.AB$8]*ABS([.$Q57])" office:value-type="percentage" office:value="0.0102107559994022" calcext:value-type="percentage">
            <text:p>1.02%</text:p>
          </table:table-cell>
          <table:table-cell table:formula="of:=[.AC$4]*ABS([.$M57])+[.AC$6]*ABS([.$L57])+[.AC$8]*ABS([.$Q57])" office:value-type="percentage" office:value="0.0246066918715481" calcext:value-type="percentage">
            <text:p>2.46%</text:p>
          </table:table-cell>
          <table:table-cell table:formula="of:=[.AD$4]*ABS([.$M57])+[.AD$6]*ABS([.$L57])+[.AD$8]*ABS([.$Q57])" office:value-type="percentage" office:value="0.0190100370102673" calcext:value-type="percentage">
            <text:p>1.90%</text:p>
          </table:table-cell>
          <table:table-cell table:formula="of:=[.AA$4]*ABS([.$O57])+[.AA$6]*ABS([.$L57])+[.AA$8]*ABS([.$Q57])" office:value-type="percentage" office:value="0.0162302207642765" calcext:value-type="percentage">
            <text:p>1.62%</text:p>
          </table:table-cell>
          <table:table-cell table:formula="of:=[.AB$4]*ABS([.$O57])+[.AB$6]*ABS([.$L57])+[.AB$8]*ABS([.$Q57])" office:value-type="percentage" office:value="0.00610129792869177" calcext:value-type="percentage">
            <text:p>0.61%</text:p>
          </table:table-cell>
          <table:table-cell table:formula="of:=[.AC$4]*ABS([.$O57])+[.AC$6]*ABS([.$L57])+[.AC$8]*ABS([.$Q57])" office:value-type="percentage" office:value="0.0240930096127093" calcext:value-type="percentage">
            <text:p>2.41%</text:p>
          </table:table-cell>
          <table:table-cell table:formula="of:=[.AD$4]*ABS([.$O57])+[.AD$6]*ABS([.$L57])+[.AD$8]*ABS([.$Q57])" office:value-type="percentage" office:value="0.0184963547514285" calcext:value-type="percentage">
            <text:p>1.8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5b6cb427d11dfdd876e2dfedeb8039bbb2bf00b8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SHA256</text:p>
          </table:table-cell>
          <table:table-cell office:value-type="string" calcext:value-type="string">
            <text:p>seconds</text:p>
          </table:table-cell>
          <table:table-cell office:value-type="float" office:value="2.84226674886971" calcext:value-type="float">
            <text:p>2.84226674886971</text:p>
          </table:table-cell>
          <table:table-cell office:value-type="float" office:value="2.55733333333333" calcext:value-type="float">
            <text:p>2.55733333333333</text:p>
          </table:table-cell>
          <table:table-cell office:value-type="float" office:value="3.11966666666667" calcext:value-type="float">
            <text:p>3.11966666666667</text:p>
          </table:table-cell>
          <table:table-cell office:value-type="float" office:value="0.0311884568529953" calcext:value-type="float">
            <text:p>0.031188456852995</text:p>
          </table:table-cell>
          <table:table-cell office:value-type="float" office:value="1.52970374391691" calcext:value-type="float">
            <text:p>1.52970374391691</text:p>
          </table:table-cell>
          <table:table-cell office:value-type="percentage" office:value="0.0109730928194541" calcext:value-type="percentage">
            <text:p>1.10%</text:p>
          </table:table-cell>
          <table:table-cell office:value-type="percentage" office:value="0.00221168076454556" calcext:value-type="percentage">
            <text:p>0.22%</text:p>
          </table:table-cell>
          <table:table-cell office:value-type="percentage" office:value="0.000471133485261799" calcext:value-type="percentage">
            <text:p>0.0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783375269903408" calcext:value-type="percentage">
            <text:p>0.78%</text:p>
          </table:table-cell>
          <table:table-cell table:formula="of:=[.AA$4]*ABS([.$M58])+[.AA$6]*ABS([.$L58])+[.AA$8]*ABS([.$Q58])" office:value-type="percentage" office:value="0.00700617542767791" calcext:value-type="percentage">
            <text:p>0.70%</text:p>
          </table:table-cell>
          <table:table-cell table:formula="of:=[.AB$4]*ABS([.$M58])+[.AB$6]*ABS([.$L58])+[.AB$8]*ABS([.$Q58])" office:value-type="percentage" office:value="0.00365002916348527" calcext:value-type="percentage">
            <text:p>0.37%</text:p>
          </table:table-cell>
          <table:table-cell table:formula="of:=[.AC$4]*ABS([.$M58])+[.AC$6]*ABS([.$L58])+[.AC$8]*ABS([.$Q58])" office:value-type="percentage" office:value="0.00978301760192123" calcext:value-type="percentage">
            <text:p>0.98%</text:p>
          </table:table-cell>
          <table:table-cell table:formula="of:=[.AD$4]*ABS([.$M58])+[.AD$6]*ABS([.$L58])+[.AD$8]*ABS([.$Q58])" office:value-type="percentage" office:value="0.00758547951762723" calcext:value-type="percentage">
            <text:p>0.76%</text:p>
          </table:table-cell>
          <table:table-cell table:formula="of:=[.AA$4]*ABS([.$O58])+[.AA$6]*ABS([.$L58])+[.AA$8]*ABS([.$Q58])" office:value-type="percentage" office:value="0.00626894850616272" calcext:value-type="percentage">
            <text:p>0.63%</text:p>
          </table:table-cell>
          <table:table-cell table:formula="of:=[.AB$4]*ABS([.$O58])+[.AB$6]*ABS([.$L58])+[.AB$8]*ABS([.$Q58])" office:value-type="percentage" office:value="0.00188068455184882" calcext:value-type="percentage">
            <text:p>0.19%</text:p>
          </table:table-cell>
          <table:table-cell table:formula="of:=[.AC$4]*ABS([.$O58])+[.AC$6]*ABS([.$L58])+[.AC$8]*ABS([.$Q58])" office:value-type="percentage" office:value="0.00956184952546668" calcext:value-type="percentage">
            <text:p>0.96%</text:p>
          </table:table-cell>
          <table:table-cell table:formula="of:=[.AD$4]*ABS([.$O58])+[.AD$6]*ABS([.$L58])+[.AD$8]*ABS([.$Q58])" office:value-type="percentage" office:value="0.00736431144117267" calcext:value-type="percentage">
            <text:p>0.7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5b6d62d2c3e75fa54f053717e103d742ca2e7d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write</text:p>
          </table:table-cell>
          <table:table-cell office:value-type="string" calcext:value-type="string">
            <text:p>writes/s</text:p>
          </table:table-cell>
          <table:table-cell office:value-type="float" office:value="1735.89209617756" calcext:value-type="float">
            <text:p>1735.89209617756</text:p>
          </table:table-cell>
          <table:table-cell office:value-type="float" office:value="1513.03333333333" calcext:value-type="float">
            <text:p>1513.03333333333</text:p>
          </table:table-cell>
          <table:table-cell office:value-type="float" office:value="1821.02666666667" calcext:value-type="float">
            <text:p>1821.02666666667</text:p>
          </table:table-cell>
          <table:table-cell office:value-type="float" office:value="42.5730846119751" calcext:value-type="float">
            <text:p>42.5730846119751</text:p>
          </table:table-cell>
          <table:table-cell office:value-type="float" office:value="29826.3246765904" calcext:value-type="float">
            <text:p>29826.3246765904</text:p>
          </table:table-cell>
          <table:table-cell office:value-type="percentage" office:value="0.0245251906531064" calcext:value-type="percentage">
            <text:p>2.45%</text:p>
          </table:table-cell>
          <table:table-cell office:value-type="percentage" office:value="-0.0095485162328309" calcext:value-type="percentage">
            <text:p>-0.95%</text:p>
          </table:table-cell>
          <table:table-cell table:number-columns-repeated="3" office:value-type="percentage" office:value="0.00000527445995925581" calcext:value-type="percentage">
            <text:p>0.00%</text:p>
          </table:table-cell>
          <table:table-cell office:value-type="percentage" office:value="0.0152948960682369" calcext:value-type="percentage">
            <text:p>1.53%</text:p>
          </table:table-cell>
          <table:table-cell table:formula="of:=[.AA$4]*ABS([.$M59])+[.AA$6]*ABS([.$L59])+[.AA$8]*ABS([.$Q59])" office:value-type="percentage" office:value="0.0164562009847247" calcext:value-type="percentage">
            <text:p>1.65%</text:p>
          </table:table-cell>
          <table:table-cell table:formula="of:=[.AB$4]*ABS([.$M59])+[.AB$6]*ABS([.$L59])+[.AB$8]*ABS([.$Q59])" office:value-type="percentage" office:value="0.0116208216583991" calcext:value-type="percentage">
            <text:p>1.16%</text:p>
          </table:table-cell>
          <table:table-cell table:formula="of:=[.AC$4]*ABS([.$M59])+[.AC$6]*ABS([.$L59])+[.AC$8]*ABS([.$Q59])" office:value-type="percentage" office:value="0.0221044937525919" calcext:value-type="percentage">
            <text:p>2.21%</text:p>
          </table:table-cell>
          <table:table-cell table:formula="of:=[.AD$4]*ABS([.$M59])+[.AD$6]*ABS([.$L59])+[.AD$8]*ABS([.$Q59])" office:value-type="percentage" office:value="0.0156432875431833" calcext:value-type="percentage">
            <text:p>1.56%</text:p>
          </table:table-cell>
          <table:table-cell table:formula="of:=[.AA$4]*ABS([.$O59])+[.AA$6]*ABS([.$L59])+[.AA$8]*ABS([.$Q59])" office:value-type="percentage" office:value="0.0132751203937675" calcext:value-type="percentage">
            <text:p>1.33%</text:p>
          </table:table-cell>
          <table:table-cell table:formula="of:=[.AB$4]*ABS([.$O59])+[.AB$6]*ABS([.$L59])+[.AB$8]*ABS([.$Q59])" office:value-type="percentage" office:value="0.00398622824010174" calcext:value-type="percentage">
            <text:p>0.40%</text:p>
          </table:table-cell>
          <table:table-cell table:formula="of:=[.AC$4]*ABS([.$O59])+[.AC$6]*ABS([.$L59])+[.AC$8]*ABS([.$Q59])" office:value-type="percentage" office:value="0.0211501695753047" calcext:value-type="percentage">
            <text:p>2.12%</text:p>
          </table:table-cell>
          <table:table-cell table:formula="of:=[.AD$4]*ABS([.$O59])+[.AD$6]*ABS([.$L59])+[.AD$8]*ABS([.$Q59])" office:value-type="percentage" office:value="0.0146889633658961" calcext:value-type="percentage">
            <text:p>1.4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5b6d62d2c3e75fa54f053717e103d742ca2e7d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write</text:p>
          </table:table-cell>
          <table:table-cell office:value-type="string" calcext:value-type="string">
            <text:p>writes/s</text:p>
          </table:table-cell>
          <table:table-cell office:value-type="float" office:value="1675.13401561858" calcext:value-type="float">
            <text:p>1675.13401561858</text:p>
          </table:table-cell>
          <table:table-cell office:value-type="float" office:value="1311.93333333333" calcext:value-type="float">
            <text:p>1311.93333333333</text:p>
          </table:table-cell>
          <table:table-cell office:value-type="float" office:value="1934.35" calcext:value-type="float">
            <text:p>1934.35</text:p>
          </table:table-cell>
          <table:table-cell office:value-type="float" office:value="81.942980252583" calcext:value-type="float">
            <text:p>81.942980252583</text:p>
          </table:table-cell>
          <table:table-cell office:value-type="float" office:value="28782.3714023811" calcext:value-type="float">
            <text:p>28782.3714023811</text:p>
          </table:table-cell>
          <table:table-cell office:value-type="percentage" office:value="0.0489172684027456" calcext:value-type="percentage">
            <text:p>4.89%</text:p>
          </table:table-cell>
          <table:table-cell office:value-type="percentage" office:value="-0.0170447081804166" calcext:value-type="percentage">
            <text:p>-1.70%</text:p>
          </table:table-cell>
          <table:table-cell office:value-type="percentage" office:value="-0.00688302790210033" calcext:value-type="percentage">
            <text:p>-0.69%</text:p>
          </table:table-cell>
          <table:table-cell office:value-type="percentage" office:value="-0.00264194310267958" calcext:value-type="percentage">
            <text:p>-0.26%</text:p>
          </table:table-cell>
          <table:table-cell office:value-type="percentage" office:value="-0.0000098961975301337" calcext:value-type="percentage">
            <text:p>0.00%</text:p>
          </table:table-cell>
          <table:table-cell office:value-type="percentage" office:value="0.0181744923343217" calcext:value-type="percentage">
            <text:p>1.82%</text:p>
          </table:table-cell>
          <table:table-cell table:formula="of:=[.AA$4]*ABS([.$M60])+[.AA$6]*ABS([.$L60])+[.AA$8]*ABS([.$Q60])" office:value-type="percentage" office:value="0.0280454896391613" calcext:value-type="percentage">
            <text:p>2.80%</text:p>
          </table:table-cell>
          <table:table-cell table:formula="of:=[.AB$4]*ABS([.$M60])+[.AB$6]*ABS([.$L60])+[.AB$8]*ABS([.$Q60])" office:value-type="percentage" office:value="0.02034494261804" calcext:value-type="percentage">
            <text:p>2.03%</text:p>
          </table:table-cell>
          <table:table-cell table:formula="of:=[.AC$4]*ABS([.$M60])+[.AC$6]*ABS([.$L60])+[.AC$8]*ABS([.$Q60])" office:value-type="percentage" office:value="0.0426557347736703" calcext:value-type="percentage">
            <text:p>4.27%</text:p>
          </table:table-cell>
          <table:table-cell table:formula="of:=[.AD$4]*ABS([.$M60])+[.AD$6]*ABS([.$L60])+[.AD$8]*ABS([.$Q60])" office:value-type="percentage" office:value="0.0211357915257736" calcext:value-type="percentage">
            <text:p>2.11%</text:p>
          </table:table-cell>
          <table:table-cell table:formula="of:=[.AA$4]*ABS([.$O60])+[.AA$6]*ABS([.$L60])+[.AA$8]*ABS([.$Q60])" office:value-type="percentage" office:value="0.0232445679465823" calcext:value-type="percentage">
            <text:p>2.32%</text:p>
          </table:table-cell>
          <table:table-cell table:formula="of:=[.AB$4]*ABS([.$O60])+[.AB$6]*ABS([.$L60])+[.AB$8]*ABS([.$Q60])" office:value-type="percentage" office:value="0.00882273055585039" calcext:value-type="percentage">
            <text:p>0.88%</text:p>
          </table:table-cell>
          <table:table-cell table:formula="of:=[.AC$4]*ABS([.$O60])+[.AC$6]*ABS([.$L60])+[.AC$8]*ABS([.$Q60])" office:value-type="percentage" office:value="0.0412154582658966" calcext:value-type="percentage">
            <text:p>4.12%</text:p>
          </table:table-cell>
          <table:table-cell table:formula="of:=[.AD$4]*ABS([.$O60])+[.AD$6]*ABS([.$L60])+[.AD$8]*ABS([.$Q60])" office:value-type="percentage" office:value="0.0196955150179999" calcext:value-type="percentage">
            <text:p>1.9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5b6d62d2c3e75fa54f053717e103d742ca2e7d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write</text:p>
          </table:table-cell>
          <table:table-cell office:value-type="string" calcext:value-type="string">
            <text:p>writes/s</text:p>
          </table:table-cell>
          <table:table-cell office:value-type="float" office:value="1839.57377722976" calcext:value-type="float">
            <text:p>1839.57377722976</text:p>
          </table:table-cell>
          <table:table-cell office:value-type="float" office:value="1486.58" calcext:value-type="float">
            <text:p>1486.58</text:p>
          </table:table-cell>
          <table:table-cell office:value-type="float" office:value="1991.9" calcext:value-type="float">
            <text:p>1991.9</text:p>
          </table:table-cell>
          <table:table-cell office:value-type="float" office:value="107.028930791059" calcext:value-type="float">
            <text:p>107.028930791059</text:p>
          </table:table-cell>
          <table:table-cell office:value-type="float" office:value="15803.8984298089" calcext:value-type="float">
            <text:p>15803.8984298089</text:p>
          </table:table-cell>
          <table:table-cell office:value-type="percentage" office:value="0.0581813744661199" calcext:value-type="percentage">
            <text:p>5.82%</text:p>
          </table:table-cell>
          <table:table-cell office:value-type="percentage" office:value="-0.0243915621053144" calcext:value-type="percentage">
            <text:p>-2.44%</text:p>
          </table:table-cell>
          <table:table-cell office:value-type="percentage" office:value="-0.00978626395612664" calcext:value-type="percentage">
            <text:p>-0.98%</text:p>
          </table:table-cell>
          <table:table-cell table:number-columns-repeated="2" office:value-type="percentage" office:value="0.000117221512714069" calcext:value-type="percentage">
            <text:p>0.01%</text:p>
          </table:table-cell>
          <table:table-cell office:value-type="percentage" office:value="0.0147154180909016" calcext:value-type="percentage">
            <text:p>1.47%</text:p>
          </table:table-cell>
          <table:table-cell table:formula="of:=[.AA$4]*ABS([.$M61])+[.AA$6]*ABS([.$L61])+[.AA$8]*ABS([.$Q61])" office:value-type="percentage" office:value="0.032429451554112" calcext:value-type="percentage">
            <text:p>3.24%</text:p>
          </table:table-cell>
          <table:table-cell table:formula="of:=[.AB$4]*ABS([.$M61])+[.AB$6]*ABS([.$L61])+[.AB$8]*ABS([.$Q61])" office:value-type="percentage" office:value="0.0268029289399537" calcext:value-type="percentage">
            <text:p>2.68%</text:p>
          </table:table-cell>
          <table:table-cell table:formula="of:=[.AC$4]*ABS([.$M61])+[.AC$6]*ABS([.$L61])+[.AC$8]*ABS([.$Q61])" office:value-type="percentage" office:value="0.0504557975925175" calcext:value-type="percentage">
            <text:p>5.05%</text:p>
          </table:table-cell>
          <table:table-cell table:formula="of:=[.AD$4]*ABS([.$M61])+[.AD$6]*ABS([.$L61])+[.AD$8]*ABS([.$Q61])" office:value-type="percentage" office:value="0.0200296281298647" calcext:value-type="percentage">
            <text:p>2.00%</text:p>
          </table:table-cell>
          <table:table-cell table:formula="of:=[.AA$4]*ABS([.$O61])+[.AA$6]*ABS([.$L61])+[.AA$8]*ABS([.$Q61])" office:value-type="percentage" office:value="0.0243380046899118" calcext:value-type="percentage">
            <text:p>2.43%</text:p>
          </table:table-cell>
          <table:table-cell table:formula="of:=[.AB$4]*ABS([.$O61])+[.AB$6]*ABS([.$L61])+[.AB$8]*ABS([.$Q61])" office:value-type="percentage" office:value="0.0073834564658734" calcext:value-type="percentage">
            <text:p>0.74%</text:p>
          </table:table-cell>
          <table:table-cell table:formula="of:=[.AC$4]*ABS([.$O61])+[.AC$6]*ABS([.$L61])+[.AC$8]*ABS([.$Q61])" office:value-type="percentage" office:value="0.0480283635332575" calcext:value-type="percentage">
            <text:p>4.80%</text:p>
          </table:table-cell>
          <table:table-cell table:formula="of:=[.AD$4]*ABS([.$O61])+[.AD$6]*ABS([.$L61])+[.AD$8]*ABS([.$Q61])" office:value-type="percentage" office:value="0.0176021940706046" calcext:value-type="percentage">
            <text:p>1.7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5b6d62d2c3e75fa54f053717e103d742ca2e7d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write</text:p>
          </table:table-cell>
          <table:table-cell office:value-type="string" calcext:value-type="string">
            <text:p>writes/s</text:p>
          </table:table-cell>
          <table:table-cell office:value-type="float" office:value="1843.61437320181" calcext:value-type="float">
            <text:p>1843.61437320181</text:p>
          </table:table-cell>
          <table:table-cell office:value-type="float" office:value="1557.30333333333" calcext:value-type="float">
            <text:p>1557.30333333333</text:p>
          </table:table-cell>
          <table:table-cell office:value-type="float" office:value="1955.10666666667" calcext:value-type="float">
            <text:p>1955.10666666667</text:p>
          </table:table-cell>
          <table:table-cell office:value-type="float" office:value="59.0954508836767" calcext:value-type="float">
            <text:p>59.0954508836767</text:p>
          </table:table-cell>
          <table:table-cell office:value-type="float" office:value="16031.4293321896" calcext:value-type="float">
            <text:p>16031.4293321896</text:p>
          </table:table-cell>
          <table:table-cell office:value-type="percentage" office:value="0.0320541278819852" calcext:value-type="percentage">
            <text:p>3.21%</text:p>
          </table:table-cell>
          <table:table-cell office:value-type="percentage" office:value="-0.0128854579915842" calcext:value-type="percentage">
            <text:p>-1.29%</text:p>
          </table:table-cell>
          <table:table-cell office:value-type="percentage" office:value="-0.00119563688854693" calcext:value-type="percentage">
            <text:p>-0.12%</text:p>
          </table:table-cell>
          <table:table-cell table:number-columns-repeated="2" office:value-type="percentage" office:value="0.0000356632768970713" calcext:value-type="percentage">
            <text:p>0.00%</text:p>
          </table:table-cell>
          <table:table-cell office:value-type="percentage" office:value="0.0167312229533643" calcext:value-type="percentage">
            <text:p>1.67%</text:p>
          </table:table-cell>
          <table:table-cell table:formula="of:=[.AA$4]*ABS([.$M62])+[.AA$6]*ABS([.$L62])+[.AA$8]*ABS([.$Q62])" office:value-type="percentage" office:value="0.0205569362756446" calcext:value-type="percentage">
            <text:p>2.06%</text:p>
          </table:table-cell>
          <table:table-cell table:formula="of:=[.AB$4]*ABS([.$M62])+[.AB$6]*ABS([.$L62])+[.AB$8]*ABS([.$Q62])" office:value-type="percentage" office:value="0.0151869014768023" calcext:value-type="percentage">
            <text:p>1.52%</text:p>
          </table:table-cell>
          <table:table-cell table:formula="of:=[.AC$4]*ABS([.$M62])+[.AC$6]*ABS([.$L62])+[.AC$8]*ABS([.$Q62])" office:value-type="percentage" office:value="0.028604970400083" calcext:value-type="percentage">
            <text:p>2.86%</text:p>
          </table:table-cell>
          <table:table-cell table:formula="of:=[.AD$4]*ABS([.$M62])+[.AD$6]*ABS([.$L62])+[.AD$8]*ABS([.$Q62])" office:value-type="percentage" office:value="0.0178789369500484" calcext:value-type="percentage">
            <text:p>1.79%</text:p>
          </table:table-cell>
          <table:table-cell table:formula="of:=[.AA$4]*ABS([.$O62])+[.AA$6]*ABS([.$L62])+[.AA$8]*ABS([.$Q62])" office:value-type="percentage" office:value="0.0162736713707488" calcext:value-type="percentage">
            <text:p>1.63%</text:p>
          </table:table-cell>
          <table:table-cell table:formula="of:=[.AB$4]*ABS([.$O62])+[.AB$6]*ABS([.$L62])+[.AB$8]*ABS([.$Q62])" office:value-type="percentage" office:value="0.00490706570505261" calcext:value-type="percentage">
            <text:p>0.49%</text:p>
          </table:table-cell>
          <table:table-cell table:formula="of:=[.AC$4]*ABS([.$O62])+[.AC$6]*ABS([.$L62])+[.AC$8]*ABS([.$Q62])" office:value-type="percentage" office:value="0.0273199909286143" calcext:value-type="percentage">
            <text:p>2.73%</text:p>
          </table:table-cell>
          <table:table-cell table:formula="of:=[.AD$4]*ABS([.$O62])+[.AD$6]*ABS([.$L62])+[.AD$8]*ABS([.$Q62])" office:value-type="percentage" office:value="0.0165939574785797" calcext:value-type="percentage">
            <text:p>1.6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5b6d62d2c3e75fa54f053717e103d742ca2e7d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write</text:p>
          </table:table-cell>
          <table:table-cell office:value-type="string" calcext:value-type="string">
            <text:p>writes/s</text:p>
          </table:table-cell>
          <table:table-cell office:value-type="float" office:value="1765.07300452117" calcext:value-type="float">
            <text:p>1765.07300452117</text:p>
          </table:table-cell>
          <table:table-cell office:value-type="float" office:value="1316.31333333333" calcext:value-type="float">
            <text:p>1316.31333333333</text:p>
          </table:table-cell>
          <table:table-cell office:value-type="float" office:value="2121.72" calcext:value-type="float">
            <text:p>2121.72</text:p>
          </table:table-cell>
          <table:table-cell office:value-type="float" office:value="121.652144952644" calcext:value-type="float">
            <text:p>121.652144952644</text:p>
          </table:table-cell>
          <table:table-cell office:value-type="float" office:value="15348.4609088797" calcext:value-type="float">
            <text:p>15348.4609088797</text:p>
          </table:table-cell>
          <table:table-cell office:value-type="percentage" office:value="0.0689218772487235" calcext:value-type="percentage">
            <text:p>6.89%</text:p>
          </table:table-cell>
          <table:table-cell office:value-type="percentage" office:value="-0.0242755509323839" calcext:value-type="percentage">
            <text:p>-2.43%</text:p>
          </table:table-cell>
          <table:table-cell office:value-type="percentage" office:value="-0.0142928284590843" calcext:value-type="percentage">
            <text:p>-1.43%</text:p>
          </table:table-cell>
          <table:table-cell office:value-type="percentage" office:value="-0.00874490196659857" calcext:value-type="percentage">
            <text:p>-0.87%</text:p>
          </table:table-cell>
          <table:table-cell office:value-type="percentage" office:value="-0.000262860010008337" calcext:value-type="percentage">
            <text:p>-0.03%</text:p>
          </table:table-cell>
          <table:table-cell office:value-type="percentage" office:value="0.0309138074271011" calcext:value-type="percentage">
            <text:p>3.09%</text:p>
          </table:table-cell>
          <table:table-cell table:formula="of:=[.AA$4]*ABS([.$M63])+[.AA$6]*ABS([.$L63])+[.AA$8]*ABS([.$Q63])" office:value-type="percentage" office:value="0.0413704118694028" calcext:value-type="percentage">
            <text:p>4.14%</text:p>
          </table:table-cell>
          <table:table-cell table:formula="of:=[.AB$4]*ABS([.$M63])+[.AB$6]*ABS([.$L63])+[.AB$8]*ABS([.$Q63])" office:value-type="percentage" office:value="0.0294040092134896" calcext:value-type="percentage">
            <text:p>2.94%</text:p>
          </table:table-cell>
          <table:table-cell table:formula="of:=[.AC$4]*ABS([.$M63])+[.AC$6]*ABS([.$L63])+[.AC$8]*ABS([.$Q63])" office:value-type="percentage" office:value="0.0606564376349273" calcext:value-type="percentage">
            <text:p>6.07%</text:p>
          </table:table-cell>
          <table:table-cell table:formula="of:=[.AD$4]*ABS([.$M63])+[.AD$6]*ABS([.$L63])+[.AD$8]*ABS([.$Q63])" office:value-type="percentage" office:value="0.0340507887597916" calcext:value-type="percentage">
            <text:p>3.41%</text:p>
          </table:table-cell>
          <table:table-cell table:formula="of:=[.AA$4]*ABS([.$O63])+[.AA$6]*ABS([.$L63])+[.AA$8]*ABS([.$Q63])" office:value-type="percentage" office:value="0.0361935288808077" calcext:value-type="percentage">
            <text:p>3.62%</text:p>
          </table:table-cell>
          <table:table-cell table:formula="of:=[.AB$4]*ABS([.$O63])+[.AB$6]*ABS([.$L63])+[.AB$8]*ABS([.$Q63])" office:value-type="percentage" office:value="0.0169794900408613" calcext:value-type="percentage">
            <text:p>1.70%</text:p>
          </table:table-cell>
          <table:table-cell table:formula="of:=[.AC$4]*ABS([.$O63])+[.AC$6]*ABS([.$L63])+[.AC$8]*ABS([.$Q63])" office:value-type="percentage" office:value="0.0591033727383488" calcext:value-type="percentage">
            <text:p>5.91%</text:p>
          </table:table-cell>
          <table:table-cell table:formula="of:=[.AD$4]*ABS([.$O63])+[.AD$6]*ABS([.$L63])+[.AD$8]*ABS([.$Q63])" office:value-type="percentage" office:value="0.0324977238632131" calcext:value-type="percentage">
            <text:p>3.2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5b6d62d2c3e75fa54f053717e103d742ca2e7d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write</text:p>
          </table:table-cell>
          <table:table-cell office:value-type="string" calcext:value-type="string">
            <text:p>writes/s</text:p>
          </table:table-cell>
          <table:table-cell office:value-type="float" office:value="1736.62364570489" calcext:value-type="float">
            <text:p>1736.62364570489</text:p>
          </table:table-cell>
          <table:table-cell office:value-type="float" office:value="1295.37666666667" calcext:value-type="float">
            <text:p>1295.37666666667</text:p>
          </table:table-cell>
          <table:table-cell office:value-type="float" office:value="2146.25" calcext:value-type="float">
            <text:p>2146.25</text:p>
          </table:table-cell>
          <table:table-cell office:value-type="float" office:value="156.424076465435" calcext:value-type="float">
            <text:p>156.424076465435</text:p>
          </table:table-cell>
          <table:table-cell office:value-type="float" office:value="7550.53759002127" calcext:value-type="float">
            <text:p>7550.53759002127</text:p>
          </table:table-cell>
          <table:table-cell office:value-type="percentage" office:value="0.090073676499978" calcext:value-type="percentage">
            <text:p>9.01%</text:p>
          </table:table-cell>
          <table:table-cell office:value-type="percentage" office:value="-0.0365607244521" calcext:value-type="percentage">
            <text:p>-3.66%</text:p>
          </table:table-cell>
          <table:table-cell office:value-type="percentage" office:value="-0.0310748645639691" calcext:value-type="percentage">
            <text:p>-3.11%</text:p>
          </table:table-cell>
          <table:table-cell office:value-type="percentage" office:value="-0.0155312198032763" calcext:value-type="percentage">
            <text:p>-1.55%</text:p>
          </table:table-cell>
          <table:table-cell office:value-type="percentage" office:value="-0.00030812186014414" calcext:value-type="percentage">
            <text:p>-0.03%</text:p>
          </table:table-cell>
          <table:table-cell office:value-type="percentage" office:value="0.03471054292034" calcext:value-type="percentage">
            <text:p>3.47%</text:p>
          </table:table-cell>
          <table:table-cell table:formula="of:=[.AA$4]*ABS([.$M64])+[.AA$6]*ABS([.$L64])+[.AA$8]*ABS([.$Q64])" office:value-type="percentage" office:value="0.0537816479574727" calcext:value-type="percentage">
            <text:p>5.38%</text:p>
          </table:table-cell>
          <table:table-cell table:formula="of:=[.AB$4]*ABS([.$M64])+[.AB$6]*ABS([.$L64])+[.AB$8]*ABS([.$Q64])" office:value-type="percentage" office:value="0.0417270015037118" calcext:value-type="percentage">
            <text:p>4.17%</text:p>
          </table:table-cell>
          <table:table-cell table:formula="of:=[.AC$4]*ABS([.$M64])+[.AC$6]*ABS([.$L64])+[.AC$8]*ABS([.$Q64])" office:value-type="percentage" office:value="0.0791860679372264" calcext:value-type="percentage">
            <text:p>7.92%</text:p>
          </table:table-cell>
          <table:table-cell table:formula="of:=[.AD$4]*ABS([.$M64])+[.AD$6]*ABS([.$L64])+[.AD$8]*ABS([.$Q64])" office:value-type="percentage" office:value="0.0404318744314798" calcext:value-type="percentage">
            <text:p>4.04%</text:p>
          </table:table-cell>
          <table:table-cell table:formula="of:=[.AA$4]*ABS([.$O64])+[.AA$6]*ABS([.$L64])+[.AA$8]*ABS([.$Q64])" office:value-type="percentage" office:value="0.0467718130745314" calcext:value-type="percentage">
            <text:p>4.68%</text:p>
          </table:table-cell>
          <table:table-cell table:formula="of:=[.AB$4]*ABS([.$O64])+[.AB$6]*ABS([.$L64])+[.AB$8]*ABS([.$Q64])" office:value-type="percentage" office:value="0.0249033977846528" calcext:value-type="percentage">
            <text:p>2.49%</text:p>
          </table:table-cell>
          <table:table-cell table:formula="of:=[.AC$4]*ABS([.$O64])+[.AC$6]*ABS([.$L64])+[.AC$8]*ABS([.$Q64])" office:value-type="percentage" office:value="0.077083117472344" calcext:value-type="percentage">
            <text:p>7.71%</text:p>
          </table:table-cell>
          <table:table-cell table:formula="of:=[.AD$4]*ABS([.$O64])+[.AD$6]*ABS([.$L64])+[.AD$8]*ABS([.$Q64])" office:value-type="percentage" office:value="0.0383289239665974" calcext:value-type="percentage">
            <text:p>3.8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6157345de84637c53718d2ad44c67ee65c6b3db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63.166140567201" calcext:value-type="float">
            <text:p>163.166140567201</text:p>
          </table:table-cell>
          <table:table-cell office:value-type="float" office:value="134" calcext:value-type="float">
            <text:p>134</text:p>
          </table:table-cell>
          <table:table-cell office:value-type="float" office:value="178.2" calcext:value-type="float">
            <text:p>178.2</text:p>
          </table:table-cell>
          <table:table-cell office:value-type="float" office:value="8.56368861768749" calcext:value-type="float">
            <text:p>8.56368861768749</text:p>
          </table:table-cell>
          <table:table-cell office:value-type="float" office:value="2803.54193414435" calcext:value-type="float">
            <text:p>2803.54193414435</text:p>
          </table:table-cell>
          <table:table-cell office:value-type="percentage" office:value="0.0524844712752183" calcext:value-type="percentage">
            <text:p>5.25%</text:p>
          </table:table-cell>
          <table:table-cell office:value-type="percentage" office:value="-0.0212219097921748" calcext:value-type="percentage">
            <text:p>-2.12%</text:p>
          </table:table-cell>
          <table:table-cell office:value-type="percentage" office:value="-0.012867391027404" calcext:value-type="percentage">
            <text:p>-1.29%</text:p>
          </table:table-cell>
          <table:table-cell table:number-columns-repeated="2" office:value-type="percentage" office:value="0.0000193923100870823" calcext:value-type="percentage">
            <text:p>0.00%</text:p>
          </table:table-cell>
          <table:table-cell office:value-type="percentage" office:value="0.0350558535245539" calcext:value-type="percentage">
            <text:p>3.51%</text:p>
          </table:table-cell>
          <table:table-cell table:formula="of:=[.AA$4]*ABS([.$M65])+[.AA$6]*ABS([.$L65])+[.AA$8]*ABS([.$Q65])" office:value-type="percentage" office:value="0.0362540781973157" calcext:value-type="percentage">
            <text:p>3.63%</text:p>
          </table:table-cell>
          <table:table-cell table:formula="of:=[.AB$4]*ABS([.$M65])+[.AB$6]*ABS([.$L65])+[.AB$8]*ABS([.$Q65])" office:value-type="percentage" office:value="0.0257315603137171" calcext:value-type="percentage">
            <text:p>2.57%</text:p>
          </table:table-cell>
          <table:table-cell table:formula="of:=[.AC$4]*ABS([.$M65])+[.AC$6]*ABS([.$L65])+[.AC$8]*ABS([.$Q65])" office:value-type="percentage" office:value="0.0476153533518475" calcext:value-type="percentage">
            <text:p>4.76%</text:p>
          </table:table-cell>
          <table:table-cell table:formula="of:=[.AD$4]*ABS([.$M65])+[.AD$6]*ABS([.$L65])+[.AD$8]*ABS([.$Q65])" office:value-type="percentage" office:value="0.0354153209263824" calcext:value-type="percentage">
            <text:p>3.54%</text:p>
          </table:table-cell>
          <table:table-cell table:formula="of:=[.AA$4]*ABS([.$O65])+[.AA$6]*ABS([.$L65])+[.AA$8]*ABS([.$Q65])" office:value-type="percentage" office:value="0.0291865723699531" calcext:value-type="percentage">
            <text:p>2.92%</text:p>
          </table:table-cell>
          <table:table-cell table:formula="of:=[.AB$4]*ABS([.$O65])+[.AB$6]*ABS([.$L65])+[.AB$8]*ABS([.$Q65])" office:value-type="percentage" office:value="0.00876954632804688" calcext:value-type="percentage">
            <text:p>0.88%</text:p>
          </table:table-cell>
          <table:table-cell table:formula="of:=[.AC$4]*ABS([.$O65])+[.AC$6]*ABS([.$L65])+[.AC$8]*ABS([.$Q65])" office:value-type="percentage" office:value="0.0454951016036387" calcext:value-type="percentage">
            <text:p>4.55%</text:p>
          </table:table-cell>
          <table:table-cell table:formula="of:=[.AD$4]*ABS([.$O65])+[.AD$6]*ABS([.$L65])+[.AD$8]*ABS([.$Q65])" office:value-type="percentage" office:value="0.0332950691781736" calcext:value-type="percentage">
            <text:p>3.3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6157345de84637c53718d2ad44c67ee65c6b3db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63.574567901235" calcext:value-type="float">
            <text:p>163.574567901235</text:p>
          </table:table-cell>
          <table:table-cell office:value-type="float" office:value="135.6" calcext:value-type="float">
            <text:p>135.6</text:p>
          </table:table-cell>
          <table:table-cell office:value-type="float" office:value="178.2" calcext:value-type="float">
            <text:p>178.2</text:p>
          </table:table-cell>
          <table:table-cell office:value-type="float" office:value="8.50219168274235" calcext:value-type="float">
            <text:p>8.50219168274235</text:p>
          </table:table-cell>
          <table:table-cell office:value-type="float" office:value="2810.55958593187" calcext:value-type="float">
            <text:p>2810.55958593187</text:p>
          </table:table-cell>
          <table:table-cell office:value-type="percentage" office:value="0.0519774668631613" calcext:value-type="percentage">
            <text:p>5.20%</text:p>
          </table:table-cell>
          <table:table-cell office:value-type="percentage" office:value="-0.020883412174179" calcext:value-type="percentage">
            <text:p>-2.09%</text:p>
          </table:table-cell>
          <table:table-cell office:value-type="percentage" office:value="-0.0137489366740093" calcext:value-type="percentage">
            <text:p>-1.37%</text:p>
          </table:table-cell>
          <table:table-cell table:number-columns-repeated="2" office:value-type="percentage" office:value="0.0000745276281383476" calcext:value-type="percentage">
            <text:p>0.01%</text:p>
          </table:table-cell>
          <table:table-cell office:value-type="percentage" office:value="0.0367552409880895" calcext:value-type="percentage">
            <text:p>3.68%</text:p>
          </table:table-cell>
          <table:table-cell table:formula="of:=[.AA$4]*ABS([.$M66])+[.AA$6]*ABS([.$L66])+[.AA$8]*ABS([.$Q66])" office:value-type="percentage" office:value="0.0365387066751433" calcext:value-type="percentage">
            <text:p>3.65%</text:p>
          </table:table-cell>
          <table:table-cell table:formula="of:=[.AB$4]*ABS([.$M66])+[.AB$6]*ABS([.$L66])+[.AB$8]*ABS([.$Q66])" office:value-type="percentage" office:value="0.0255800005244683" calcext:value-type="percentage">
            <text:p>2.56%</text:p>
          </table:table-cell>
          <table:table-cell table:formula="of:=[.AC$4]*ABS([.$M66])+[.AC$6]*ABS([.$L66])+[.AC$8]*ABS([.$Q66])" office:value-type="percentage" office:value="0.0473458388067559" calcext:value-type="percentage">
            <text:p>4.73%</text:p>
          </table:table-cell>
          <table:table-cell table:formula="of:=[.AD$4]*ABS([.$M66])+[.AD$6]*ABS([.$L66])+[.AD$8]*ABS([.$Q66])" office:value-type="percentage" office:value="0.0366902806942057" calcext:value-type="percentage">
            <text:p>3.67%</text:p>
          </table:table-cell>
          <table:table-cell table:formula="of:=[.AA$4]*ABS([.$O66])+[.AA$6]*ABS([.$L66])+[.AA$8]*ABS([.$Q66])" office:value-type="percentage" office:value="0.0296024118264631" calcext:value-type="percentage">
            <text:p>2.96%</text:p>
          </table:table-cell>
          <table:table-cell table:formula="of:=[.AB$4]*ABS([.$O66])+[.AB$6]*ABS([.$L66])+[.AB$8]*ABS([.$Q66])" office:value-type="percentage" office:value="0.00893289288763577" calcext:value-type="percentage">
            <text:p>0.89%</text:p>
          </table:table-cell>
          <table:table-cell table:formula="of:=[.AC$4]*ABS([.$O66])+[.AC$6]*ABS([.$L66])+[.AC$8]*ABS([.$Q66])" office:value-type="percentage" office:value="0.0452649503521519" calcext:value-type="percentage">
            <text:p>4.53%</text:p>
          </table:table-cell>
          <table:table-cell table:formula="of:=[.AD$4]*ABS([.$O66])+[.AD$6]*ABS([.$L66])+[.AD$8]*ABS([.$Q66])" office:value-type="percentage" office:value="0.0346093922396016" calcext:value-type="percentage">
            <text:p>3.4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6157345de84637c53718d2ad44c67ee65c6b3db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66.029667077682" calcext:value-type="float">
            <text:p>166.029667077682</text:p>
          </table:table-cell>
          <table:table-cell office:value-type="float" office:value="134" calcext:value-type="float">
            <text:p>134</text:p>
          </table:table-cell>
          <table:table-cell office:value-type="float" office:value="182.6" calcext:value-type="float">
            <text:p>182.6</text:p>
          </table:table-cell>
          <table:table-cell office:value-type="float" office:value="7.05682069235769" calcext:value-type="float">
            <text:p>7.05682069235769</text:p>
          </table:table-cell>
          <table:table-cell office:value-type="float" office:value="1426.37171028936" calcext:value-type="float">
            <text:p>1426.37171028936</text:p>
          </table:table-cell>
          <table:table-cell office:value-type="percentage" office:value="0.0425033719368717" calcext:value-type="percentage">
            <text:p>4.25%</text:p>
          </table:table-cell>
          <table:table-cell office:value-type="percentage" office:value="-0.016884270068689" calcext:value-type="percentage">
            <text:p>-1.69%</text:p>
          </table:table-cell>
          <table:table-cell office:value-type="percentage" office:value="-0.00891228678753034" calcext:value-type="percentage">
            <text:p>-0.89%</text:p>
          </table:table-cell>
          <table:table-cell table:number-columns-repeated="2" office:value-type="percentage" office:value="0.0000432949460081241" calcext:value-type="percentage">
            <text:p>0.00%</text:p>
          </table:table-cell>
          <table:table-cell office:value-type="percentage" office:value="0.0263213706146833" calcext:value-type="percentage">
            <text:p>2.63%</text:p>
          </table:table-cell>
          <table:table-cell table:formula="of:=[.AA$4]*ABS([.$M67])+[.AA$6]*ABS([.$L67])+[.AA$8]*ABS([.$Q67])" office:value-type="percentage" office:value="0.0285696708734146" calcext:value-type="percentage">
            <text:p>2.86%</text:p>
          </table:table-cell>
          <table:table-cell table:formula="of:=[.AB$4]*ABS([.$M67])+[.AB$6]*ABS([.$L67])+[.AB$8]*ABS([.$Q67])" office:value-type="percentage" office:value="0.0203898903101067" calcext:value-type="percentage">
            <text:p>2.04%</text:p>
          </table:table-cell>
          <table:table-cell table:formula="of:=[.AC$4]*ABS([.$M67])+[.AC$6]*ABS([.$L67])+[.AC$8]*ABS([.$Q67])" office:value-type="percentage" office:value="0.0383232616178346" calcext:value-type="percentage">
            <text:p>3.83%</text:p>
          </table:table-cell>
          <table:table-cell table:formula="of:=[.AD$4]*ABS([.$M67])+[.AD$6]*ABS([.$L67])+[.AD$8]*ABS([.$Q67])" office:value-type="percentage" office:value="0.0269958606923027" calcext:value-type="percentage">
            <text:p>2.70%</text:p>
          </table:table-cell>
          <table:table-cell table:formula="of:=[.AA$4]*ABS([.$O67])+[.AA$6]*ABS([.$L67])+[.AA$8]*ABS([.$Q67])" office:value-type="percentage" office:value="0.0229560124991877" calcext:value-type="percentage">
            <text:p>2.30%</text:p>
          </table:table-cell>
          <table:table-cell table:formula="of:=[.AB$4]*ABS([.$O67])+[.AB$6]*ABS([.$L67])+[.AB$8]*ABS([.$Q67])" office:value-type="percentage" office:value="0.00691711021196199" calcext:value-type="percentage">
            <text:p>0.69%</text:p>
          </table:table-cell>
          <table:table-cell table:formula="of:=[.AC$4]*ABS([.$O67])+[.AC$6]*ABS([.$L67])+[.AC$8]*ABS([.$Q67])" office:value-type="percentage" office:value="0.0366391641055665" calcext:value-type="percentage">
            <text:p>3.66%</text:p>
          </table:table-cell>
          <table:table-cell table:formula="of:=[.AD$4]*ABS([.$O67])+[.AD$6]*ABS([.$L67])+[.AD$8]*ABS([.$Q67])" office:value-type="percentage" office:value="0.0253117631800346" calcext:value-type="percentage">
            <text:p>2.5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6157345de84637c53718d2ad44c67ee65c6b3db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98.304691358025" calcext:value-type="float">
            <text:p>198.304691358025</text:p>
          </table:table-cell>
          <table:table-cell office:value-type="float" office:value="154" calcext:value-type="float">
            <text:p>154</text:p>
          </table:table-cell>
          <table:table-cell office:value-type="float" office:value="223" calcext:value-type="float">
            <text:p>223</text:p>
          </table:table-cell>
          <table:table-cell office:value-type="float" office:value="14.7700730638024" calcext:value-type="float">
            <text:p>14.7700730638024</text:p>
          </table:table-cell>
          <table:table-cell office:value-type="float" office:value="1724.38862050456" calcext:value-type="float">
            <text:p>1724.38862050456</text:p>
          </table:table-cell>
          <table:table-cell office:value-type="percentage" office:value="0.0744817127757008" calcext:value-type="percentage">
            <text:p>7.45%</text:p>
          </table:table-cell>
          <table:table-cell office:value-type="percentage" office:value="-0.0311519206840535" calcext:value-type="percentage">
            <text:p>-3.12%</text:p>
          </table:table-cell>
          <table:table-cell office:value-type="percentage" office:value="-0.0184897700296127" calcext:value-type="percentage">
            <text:p>-1.85%</text:p>
          </table:table-cell>
          <table:table-cell office:value-type="percentage" office:value="-0.0167912972535032" calcext:value-type="percentage">
            <text:p>-1.68%</text:p>
          </table:table-cell>
          <table:table-cell office:value-type="percentage" office:value="0.000016838356725235" calcext:value-type="percentage">
            <text:p>0.00%</text:p>
          </table:table-cell>
          <table:table-cell office:value-type="percentage" office:value="0.0515601809813408" calcext:value-type="percentage">
            <text:p>5.16%</text:p>
          </table:table-cell>
          <table:table-cell table:formula="of:=[.AA$4]*ABS([.$M68])+[.AA$6]*ABS([.$L68])+[.AA$8]*ABS([.$Q68])" office:value-type="percentage" office:value="0.0523979381470317" calcext:value-type="percentage">
            <text:p>5.24%</text:p>
          </table:table-cell>
          <table:table-cell table:formula="of:=[.AB$4]*ABS([.$M68])+[.AB$6]*ABS([.$L68])+[.AB$8]*ABS([.$Q68])" office:value-type="percentage" office:value="0.037525725922947" calcext:value-type="percentage">
            <text:p>3.75%</text:p>
          </table:table-cell>
          <table:table-cell table:formula="of:=[.AC$4]*ABS([.$M68])+[.AC$6]*ABS([.$L68])+[.AC$8]*ABS([.$Q68])" office:value-type="percentage" office:value="0.0678565803871001" calcext:value-type="percentage">
            <text:p>6.79%</text:p>
          </table:table-cell>
          <table:table-cell table:formula="of:=[.AD$4]*ABS([.$M68])+[.AD$6]*ABS([.$L68])+[.AD$8]*ABS([.$Q68])" office:value-type="percentage" office:value="0.0518115081310481" calcext:value-type="percentage">
            <text:p>5.18%</text:p>
          </table:table-cell>
          <table:table-cell table:formula="of:=[.AA$4]*ABS([.$O68])+[.AA$6]*ABS([.$L68])+[.AA$8]*ABS([.$Q68])" office:value-type="percentage" office:value="0.0476110636701816" calcext:value-type="percentage">
            <text:p>4.76%</text:p>
          </table:table-cell>
          <table:table-cell table:formula="of:=[.AB$4]*ABS([.$O68])+[.AB$6]*ABS([.$L68])+[.AB$8]*ABS([.$Q68])" office:value-type="percentage" office:value="0.0260372271785067" calcext:value-type="percentage">
            <text:p>2.60%</text:p>
          </table:table-cell>
          <table:table-cell table:formula="of:=[.AC$4]*ABS([.$O68])+[.AC$6]*ABS([.$L68])+[.AC$8]*ABS([.$Q68])" office:value-type="percentage" office:value="0.0664205180440451" calcext:value-type="percentage">
            <text:p>6.64%</text:p>
          </table:table-cell>
          <table:table-cell table:formula="of:=[.AD$4]*ABS([.$O68])+[.AD$6]*ABS([.$L68])+[.AD$8]*ABS([.$Q68])" office:value-type="percentage" office:value="0.050375445787993" calcext:value-type="percentage">
            <text:p>5.0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6157345de84637c53718d2ad44c67ee65c6b3db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98.410604192355" calcext:value-type="float">
            <text:p>198.410604192355</text:p>
          </table:table-cell>
          <table:table-cell office:value-type="float" office:value="154" calcext:value-type="float">
            <text:p>154</text:p>
          </table:table-cell>
          <table:table-cell office:value-type="float" office:value="222.4" calcext:value-type="float">
            <text:p>222.4</text:p>
          </table:table-cell>
          <table:table-cell office:value-type="float" office:value="14.8701618879141" calcext:value-type="float">
            <text:p>14.8701618879141</text:p>
          </table:table-cell>
          <table:table-cell office:value-type="float" office:value="1725.30960167265" calcext:value-type="float">
            <text:p>1725.30960167265</text:p>
          </table:table-cell>
          <table:table-cell office:value-type="percentage" office:value="0.0749464069647092" calcext:value-type="percentage">
            <text:p>7.49%</text:p>
          </table:table-cell>
          <table:table-cell office:value-type="percentage" office:value="-0.0312960559237543" calcext:value-type="percentage">
            <text:p>-3.13%</text:p>
          </table:table-cell>
          <table:table-cell office:value-type="percentage" office:value="-0.0193429877807096" calcext:value-type="percentage">
            <text:p>-1.93%</text:p>
          </table:table-cell>
          <table:table-cell office:value-type="percentage" office:value="-0.0177890465385891" calcext:value-type="percentage">
            <text:p>-1.78%</text:p>
          </table:table-cell>
          <table:table-cell office:value-type="percentage" office:value="-0.0000745094854152359" calcext:value-type="percentage">
            <text:p>-0.01%</text:p>
          </table:table-cell>
          <table:table-cell office:value-type="percentage" office:value="0.0538368777385922" calcext:value-type="percentage">
            <text:p>5.38%</text:p>
          </table:table-cell>
          <table:table-cell table:formula="of:=[.AA$4]*ABS([.$M69])+[.AA$6]*ABS([.$L69])+[.AA$8]*ABS([.$Q69])" office:value-type="percentage" office:value="0.0533597802090185" calcext:value-type="percentage">
            <text:p>5.34%</text:p>
          </table:table-cell>
          <table:table-cell table:formula="of:=[.AB$4]*ABS([.$M69])+[.AB$6]*ABS([.$L69])+[.AB$8]*ABS([.$Q69])" office:value-type="percentage" office:value="0.0379151732093336" calcext:value-type="percentage">
            <text:p>3.79%</text:p>
          </table:table-cell>
          <table:table-cell table:formula="of:=[.AC$4]*ABS([.$M69])+[.AC$6]*ABS([.$L69])+[.AC$8]*ABS([.$Q69])" office:value-type="percentage" office:value="0.068470418938002" calcext:value-type="percentage">
            <text:p>6.85%</text:p>
          </table:table-cell>
          <table:table-cell table:formula="of:=[.AD$4]*ABS([.$M69])+[.AD$6]*ABS([.$L69])+[.AD$8]*ABS([.$Q69])" office:value-type="percentage" office:value="0.0536937484797201" calcext:value-type="percentage">
            <text:p>5.37%</text:p>
          </table:table-cell>
          <table:table-cell table:formula="of:=[.AA$4]*ABS([.$O69])+[.AA$6]*ABS([.$L69])+[.AA$8]*ABS([.$Q69])" office:value-type="percentage" office:value="0.0488574437472968" calcext:value-type="percentage">
            <text:p>4.89%</text:p>
          </table:table-cell>
          <table:table-cell table:formula="of:=[.AB$4]*ABS([.$O69])+[.AB$6]*ABS([.$L69])+[.AB$8]*ABS([.$Q69])" office:value-type="percentage" office:value="0.0271095657012014" calcext:value-type="percentage">
            <text:p>2.71%</text:p>
          </table:table-cell>
          <table:table-cell table:formula="of:=[.AC$4]*ABS([.$O69])+[.AC$6]*ABS([.$L69])+[.AC$8]*ABS([.$Q69])" office:value-type="percentage" office:value="0.0671197179994855" calcext:value-type="percentage">
            <text:p>6.71%</text:p>
          </table:table-cell>
          <table:table-cell table:formula="of:=[.AD$4]*ABS([.$O69])+[.AD$6]*ABS([.$L69])+[.AD$8]*ABS([.$Q69])" office:value-type="percentage" office:value="0.0523430475412036" calcext:value-type="percentage">
            <text:p>5.2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6157345de84637c53718d2ad44c67ee65c6b3db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203.673575832306" calcext:value-type="float">
            <text:p>203.6735758323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224.4" calcext:value-type="float">
            <text:p>224.4</text:p>
          </table:table-cell>
          <table:table-cell office:value-type="float" office:value="12.4785318180241" calcext:value-type="float">
            <text:p>12.4785318180241</text:p>
          </table:table-cell>
          <table:table-cell office:value-type="float" office:value="885.537286227417" calcext:value-type="float">
            <text:p>885.537286227417</text:p>
          </table:table-cell>
          <table:table-cell office:value-type="percentage" office:value="0.0612673085697591" calcext:value-type="percentage">
            <text:p>6.13%</text:p>
          </table:table-cell>
          <table:table-cell office:value-type="percentage" office:value="-0.0245020644515829" calcext:value-type="percentage">
            <text:p>-2.45%</text:p>
          </table:table-cell>
          <table:table-cell office:value-type="percentage" office:value="-0.0207488186031714" calcext:value-type="percentage">
            <text:p>-2.07%</text:p>
          </table:table-cell>
          <table:table-cell office:value-type="percentage" office:value="-0.000118373500109125" calcext:value-type="percentage">
            <text:p>-0.01%</text:p>
          </table:table-cell>
          <table:table-cell office:value-type="percentage" office:value="0.00000710486147761777" calcext:value-type="percentage">
            <text:p>0.00%</text:p>
          </table:table-cell>
          <table:table-cell office:value-type="percentage" office:value="0.0431621502761622" calcext:value-type="percentage">
            <text:p>4.32%</text:p>
          </table:table-cell>
          <table:table-cell table:formula="of:=[.AA$4]*ABS([.$M70])+[.AA$6]*ABS([.$L70])+[.AA$8]*ABS([.$Q70])" office:value-type="percentage" office:value="0.0429771744325014" calcext:value-type="percentage">
            <text:p>4.30%</text:p>
          </table:table-cell>
          <table:table-cell table:formula="of:=[.AB$4]*ABS([.$M70])+[.AB$6]*ABS([.$L70])+[.AB$8]*ABS([.$Q70])" office:value-type="percentage" office:value="0.0300445974458585" calcext:value-type="percentage">
            <text:p>3.00%</text:p>
          </table:table-cell>
          <table:table-cell table:formula="of:=[.AC$4]*ABS([.$M70])+[.AC$6]*ABS([.$L70])+[.AC$8]*ABS([.$Q70])" office:value-type="percentage" office:value="0.0557802683285818" calcext:value-type="percentage">
            <text:p>5.58%</text:p>
          </table:table-cell>
          <table:table-cell table:formula="of:=[.AD$4]*ABS([.$M70])+[.AD$6]*ABS([.$L70])+[.AD$8]*ABS([.$Q70])" office:value-type="percentage" office:value="0.0431066575230639" calcext:value-type="percentage">
            <text:p>4.31%</text:p>
          </table:table-cell>
          <table:table-cell table:formula="of:=[.AA$4]*ABS([.$O70])+[.AA$6]*ABS([.$L70])+[.AA$8]*ABS([.$Q70])" office:value-type="percentage" office:value="0.0348492774486768" calcext:value-type="percentage">
            <text:p>3.48%</text:p>
          </table:table-cell>
          <table:table-cell table:formula="of:=[.AB$4]*ABS([.$O70])+[.AB$6]*ABS([.$L70])+[.AB$8]*ABS([.$Q70])" office:value-type="percentage" office:value="0.0105376446846794" calcext:value-type="percentage">
            <text:p>1.05%</text:p>
          </table:table-cell>
          <table:table-cell table:formula="of:=[.AC$4]*ABS([.$O70])+[.AC$6]*ABS([.$L70])+[.AC$8]*ABS([.$Q70])" office:value-type="percentage" office:value="0.0533418992334344" calcext:value-type="percentage">
            <text:p>5.33%</text:p>
          </table:table-cell>
          <table:table-cell table:formula="of:=[.AD$4]*ABS([.$O70])+[.AD$6]*ABS([.$L70])+[.AD$8]*ABS([.$Q70])" office:value-type="percentage" office:value="0.0406682884279166" calcext:value-type="percentage">
            <text:p>4.0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6b10bb7744ab058af8c49896ff2de9433f360d05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avg latency</text:p>
          </table:table-cell>
          <table:table-cell office:value-type="string" calcext:value-type="string">
            <text:p>ms</text:p>
          </table:table-cell>
          <table:table-cell office:value-type="float" office:value="0.100739827373613" calcext:value-type="float">
            <text:p>0.100739827373613</text:p>
          </table:table-cell>
          <table:table-cell office:value-type="float" office:value="0.0966666666666667" calcext:value-type="float">
            <text:p>0.096666666666667</text:p>
          </table:table-cell>
          <table:table-cell office:value-type="float" office:value="0.12" calcext:value-type="float">
            <text:p>0.12</text:p>
          </table:table-cell>
          <table:table-cell office:value-type="float" office:value="0.00211484180376145" calcext:value-type="float">
            <text:p>0.002114841803761</text:p>
          </table:table-cell>
          <table:table-cell office:value-type="float" office:value="170.559460266586" calcext:value-type="float">
            <text:p>170.559460266586</text:p>
          </table:table-cell>
          <table:table-cell office:value-type="percentage" office:value="0.0209931052980482" calcext:value-type="percentage">
            <text:p>2.10%</text:p>
          </table:table-cell>
          <table:table-cell office:value-type="percentage" office:value="0.00631620199812754" calcext:value-type="percentage">
            <text:p>0.63%</text:p>
          </table:table-cell>
          <table:table-cell office:value-type="percentage" office:value="0.00396712683265241" calcext:value-type="percentage">
            <text:p>0.40%</text:p>
          </table:table-cell>
          <table:table-cell office:value-type="percentage" office:value="0.000584828860210055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45210269919259" calcext:value-type="percentage">
            <text:p>1.45%</text:p>
          </table:table-cell>
          <table:table-cell table:formula="of:=[.AA$4]*ABS([.$M71])+[.AA$6]*ABS([.$L71])+[.AA$8]*ABS([.$Q71])" office:value-type="percentage" office:value="0.0139434447627005" calcext:value-type="percentage">
            <text:p>1.39%</text:p>
          </table:table-cell>
          <table:table-cell table:formula="of:=[.AB$4]*ABS([.$M71])+[.AB$6]*ABS([.$L71])+[.AB$8]*ABS([.$Q71])" office:value-type="percentage" office:value="0.00860437482749943" calcext:value-type="percentage">
            <text:p>0.86%</text:p>
          </table:table-cell>
          <table:table-cell table:formula="of:=[.AC$4]*ABS([.$M71])+[.AC$6]*ABS([.$L71])+[.AC$8]*ABS([.$Q71])" office:value-type="percentage" office:value="0.0188782071374439" calcext:value-type="percentage">
            <text:p>1.89%</text:p>
          </table:table-cell>
          <table:table-cell table:formula="of:=[.AD$4]*ABS([.$M71])+[.AD$6]*ABS([.$L71])+[.AD$8]*ABS([.$Q71])" office:value-type="percentage" office:value="0.0143477523231583" calcext:value-type="percentage">
            <text:p>1.43%</text:p>
          </table:table-cell>
          <table:table-cell table:formula="of:=[.AA$4]*ABS([.$O71])+[.AA$6]*ABS([.$L71])+[.AA$8]*ABS([.$Q71])" office:value-type="percentage" office:value="0.0120329870500614" calcext:value-type="percentage">
            <text:p>1.20%</text:p>
          </table:table-cell>
          <table:table-cell table:formula="of:=[.AB$4]*ABS([.$O71])+[.AB$6]*ABS([.$L71])+[.AB$8]*ABS([.$Q71])" office:value-type="percentage" office:value="0.00401927631716545" calcext:value-type="percentage">
            <text:p>0.40%</text:p>
          </table:table-cell>
          <table:table-cell table:formula="of:=[.AC$4]*ABS([.$O71])+[.AC$6]*ABS([.$L71])+[.AC$8]*ABS([.$Q71])" office:value-type="percentage" office:value="0.0183050698236521" calcext:value-type="percentage">
            <text:p>1.83%</text:p>
          </table:table-cell>
          <table:table-cell table:formula="of:=[.AD$4]*ABS([.$O71])+[.AD$6]*ABS([.$L71])+[.AD$8]*ABS([.$Q71])" office:value-type="percentage" office:value="0.0137746150093665" calcext:value-type="percentage">
            <text:p>1.3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6b10bb7744ab058af8c49896ff2de9433f360d05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avg latency</text:p>
          </table:table-cell>
          <table:table-cell office:value-type="string" calcext:value-type="string">
            <text:p>ms</text:p>
          </table:table-cell>
          <table:table-cell office:value-type="float" office:value="0.103974517057131" calcext:value-type="float">
            <text:p>0.103974517057131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00611951453838827" calcext:value-type="float">
            <text:p>0.006119514538388</text:p>
          </table:table-cell>
          <table:table-cell office:value-type="float" office:value="165.253285809939" calcext:value-type="float">
            <text:p>165.253285809939</text:p>
          </table:table-cell>
          <table:table-cell office:value-type="percentage" office:value="0.0588559073087665" calcext:value-type="percentage">
            <text:p>5.89%</text:p>
          </table:table-cell>
          <table:table-cell office:value-type="percentage" office:value="0.0226807865346367" calcext:value-type="percentage">
            <text:p>2.27%</text:p>
          </table:table-cell>
          <table:table-cell office:value-type="percentage" office:value="0.0193923561699829" calcext:value-type="percentage">
            <text:p>1.94%</text:p>
          </table:table-cell>
          <table:table-cell office:value-type="percentage" office:value="0.00986577852157063" calcext:value-type="percentage">
            <text:p>0.99%</text:p>
          </table:table-cell>
          <table:table-cell office:value-type="percentage" office:value="0.0015036654312489" calcext:value-type="percentage">
            <text:p>0.15%</text:p>
          </table:table-cell>
          <table:table-cell office:value-type="percentage" office:value="0.023868872146973" calcext:value-type="percentage">
            <text:p>2.39%</text:p>
          </table:table-cell>
          <table:table-cell table:formula="of:=[.AA$4]*ABS([.$M72])+[.AA$6]*ABS([.$L72])+[.AA$8]*ABS([.$Q72])" office:value-type="percentage" office:value="0.0351351886634588" calcext:value-type="percentage">
            <text:p>3.51%</text:p>
          </table:table-cell>
          <table:table-cell table:formula="of:=[.AB$4]*ABS([.$M72])+[.AB$6]*ABS([.$L72])+[.AB$8]*ABS([.$Q72])" office:value-type="percentage" office:value="0.0264171071732834" calcext:value-type="percentage">
            <text:p>2.64%</text:p>
          </table:table-cell>
          <table:table-cell table:formula="of:=[.AC$4]*ABS([.$M72])+[.AC$6]*ABS([.$L72])+[.AC$8]*ABS([.$Q72])" office:value-type="percentage" office:value="0.0517396917151742" calcext:value-type="percentage">
            <text:p>5.17%</text:p>
          </table:table-cell>
          <table:table-cell table:formula="of:=[.AD$4]*ABS([.$M72])+[.AD$6]*ABS([.$L72])+[.AD$8]*ABS([.$Q72])" office:value-type="percentage" office:value="0.0272487671019188" calcext:value-type="percentage">
            <text:p>2.72%</text:p>
          </table:table-cell>
          <table:table-cell table:formula="of:=[.AA$4]*ABS([.$O72])+[.AA$6]*ABS([.$L72])+[.AA$8]*ABS([.$Q72])" office:value-type="percentage" office:value="0.03086351932577" calcext:value-type="percentage">
            <text:p>3.09%</text:p>
          </table:table-cell>
          <table:table-cell table:formula="of:=[.AB$4]*ABS([.$O72])+[.AB$6]*ABS([.$L72])+[.AB$8]*ABS([.$Q72])" office:value-type="percentage" office:value="0.0161651007628305" calcext:value-type="percentage">
            <text:p>1.62%</text:p>
          </table:table-cell>
          <table:table-cell table:formula="of:=[.AC$4]*ABS([.$O72])+[.AC$6]*ABS([.$L72])+[.AC$8]*ABS([.$Q72])" office:value-type="percentage" office:value="0.0504581909138676" calcext:value-type="percentage">
            <text:p>5.05%</text:p>
          </table:table-cell>
          <table:table-cell table:formula="of:=[.AD$4]*ABS([.$O72])+[.AD$6]*ABS([.$L72])+[.AD$8]*ABS([.$Q72])" office:value-type="percentage" office:value="0.0259672663006121" calcext:value-type="percentage">
            <text:p>2.6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6b10bb7744ab058af8c49896ff2de9433f360d05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avg latency</text:p>
          </table:table-cell>
          <table:table-cell office:value-type="string" calcext:value-type="string">
            <text:p>ms</text:p>
          </table:table-cell>
          <table:table-cell office:value-type="float" office:value="0.0945458281956432" calcext:value-type="float">
            <text:p>0.094545828195643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00645092714031276" calcext:value-type="float">
            <text:p>0.006450927140313</text:p>
          </table:table-cell>
          <table:table-cell office:value-type="float" office:value="90.866677631918" calcext:value-type="float">
            <text:p>90.866677631918</text:p>
          </table:table-cell>
          <table:table-cell office:value-type="percentage" office:value="0.068230690485506" calcext:value-type="percentage">
            <text:p>6.82%</text:p>
          </table:table-cell>
          <table:table-cell office:value-type="percentage" office:value="0.0293030989953436" calcext:value-type="percentage">
            <text:p>2.93%</text:p>
          </table:table-cell>
          <table:table-cell office:value-type="percentage" office:value="0.0288605469516575" calcext:value-type="percentage">
            <text:p>2.89%</text:p>
          </table:table-cell>
          <table:table-cell office:value-type="percentage" office:value="0.0141993755920862" calcext:value-type="percentage">
            <text:p>1.42%</text:p>
          </table:table-cell>
          <table:table-cell office:value-type="percentage" office:value="0.000908957728292878" calcext:value-type="percentage">
            <text:p>0.09%</text:p>
          </table:table-cell>
          <table:table-cell office:value-type="percentage" office:value="0.0171083821630826" calcext:value-type="percentage">
            <text:p>1.71%</text:p>
          </table:table-cell>
          <table:table-cell table:formula="of:=[.AA$4]*ABS([.$M73])+[.AA$6]*ABS([.$L73])+[.AA$8]*ABS([.$Q73])" office:value-type="percentage" office:value="0.0382140572146441" calcext:value-type="percentage">
            <text:p>3.82%</text:p>
          </table:table-cell>
          <table:table-cell table:formula="of:=[.AB$4]*ABS([.$M73])+[.AB$6]*ABS([.$L73])+[.AB$8]*ABS([.$Q73])" office:value-type="percentage" office:value="0.0319763864611338" calcext:value-type="percentage">
            <text:p>3.20%</text:p>
          </table:table-cell>
          <table:table-cell table:formula="of:=[.AC$4]*ABS([.$M73])+[.AC$6]*ABS([.$L73])+[.AC$8]*ABS([.$Q73])" office:value-type="percentage" office:value="0.0592257005042474" calcext:value-type="percentage">
            <text:p>5.92%</text:p>
          </table:table-cell>
          <table:table-cell table:formula="of:=[.AD$4]*ABS([.$M73])+[.AD$6]*ABS([.$L73])+[.AD$8]*ABS([.$Q73])" office:value-type="percentage" office:value="0.0234400846785511" calcext:value-type="percentage">
            <text:p>2.34%</text:p>
          </table:table-cell>
          <table:table-cell table:formula="of:=[.AA$4]*ABS([.$O73])+[.AA$6]*ABS([.$L73])+[.AA$8]*ABS([.$Q73])" office:value-type="percentage" office:value="0.0331794827468916" calcext:value-type="percentage">
            <text:p>3.32%</text:p>
          </table:table-cell>
          <table:table-cell table:formula="of:=[.AB$4]*ABS([.$O73])+[.AB$6]*ABS([.$L73])+[.AB$8]*ABS([.$Q73])" office:value-type="percentage" office:value="0.0198934077385278" calcext:value-type="percentage">
            <text:p>1.99%</text:p>
          </table:table-cell>
          <table:table-cell table:formula="of:=[.AC$4]*ABS([.$O73])+[.AC$6]*ABS([.$L73])+[.AC$8]*ABS([.$Q73])" office:value-type="percentage" office:value="0.0577153281639217" calcext:value-type="percentage">
            <text:p>5.77%</text:p>
          </table:table-cell>
          <table:table-cell table:formula="of:=[.AD$4]*ABS([.$O73])+[.AD$6]*ABS([.$L73])+[.AD$8]*ABS([.$Q73])" office:value-type="percentage" office:value="0.0219297123382253" calcext:value-type="percentage">
            <text:p>2.1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6b10bb7744ab058af8c49896ff2de9433f360d05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avg latency</text:p>
          </table:table-cell>
          <table:table-cell office:value-type="string" calcext:value-type="string">
            <text:p>ms</text:p>
          </table:table-cell>
          <table:table-cell office:value-type="float" office:value="0.0945170571311139" calcext:value-type="float">
            <text:p>0.094517057131114</text:p>
          </table:table-cell>
          <table:table-cell office:value-type="float" office:value="0.09" calcext:value-type="float">
            <text:p>0.09</text:p>
          </table:table-cell>
          <table:table-cell office:value-type="float" office:value="0.113333333333333" calcext:value-type="float">
            <text:p>0.113333333333333</text:p>
          </table:table-cell>
          <table:table-cell office:value-type="float" office:value="0.00434412436677589" calcext:value-type="float">
            <text:p>0.004344124366776</text:p>
          </table:table-cell>
          <table:table-cell office:value-type="float" office:value="92.0008772792244" calcext:value-type="float">
            <text:p>92.0008772792244</text:p>
          </table:table-cell>
          <table:table-cell office:value-type="percentage" office:value="0.0459612740666452" calcext:value-type="percentage">
            <text:p>4.60%</text:p>
          </table:table-cell>
          <table:table-cell office:value-type="percentage" office:value="0.0206024679357736" calcext:value-type="percentage">
            <text:p>2.06%</text:p>
          </table:table-cell>
          <table:table-cell office:value-type="percentage" office:value="0.0172653197178559" calcext:value-type="percentage">
            <text:p>1.73%</text:p>
          </table:table-cell>
          <table:table-cell office:value-type="percentage" office:value="0.00103797604644264" calcext:value-type="percentage">
            <text:p>0.1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54629927958057" calcext:value-type="percentage">
            <text:p>2.55%</text:p>
          </table:table-cell>
          <table:table-cell table:formula="of:=[.AA$4]*ABS([.$M74])+[.AA$6]*ABS([.$L74])+[.AA$8]*ABS([.$Q74])" office:value-type="percentage" office:value="0.0306755782660748" calcext:value-type="percentage">
            <text:p>3.07%</text:p>
          </table:table-cell>
          <table:table-cell table:formula="of:=[.AB$4]*ABS([.$M74])+[.AB$6]*ABS([.$L74])+[.AB$8]*ABS([.$Q74])" office:value-type="percentage" office:value="0.023624401034864" calcext:value-type="percentage">
            <text:p>2.36%</text:p>
          </table:table-cell>
          <table:table-cell table:formula="of:=[.AC$4]*ABS([.$M74])+[.AC$6]*ABS([.$L74])+[.AC$8]*ABS([.$Q74])" office:value-type="percentage" office:value="0.0413755653264741" calcext:value-type="percentage">
            <text:p>4.14%</text:p>
          </table:table-cell>
          <table:table-cell table:formula="of:=[.AD$4]*ABS([.$M74])+[.AD$6]*ABS([.$L74])+[.AD$8]*ABS([.$Q74])" office:value-type="percentage" office:value="0.0270267684368864" calcext:value-type="percentage">
            <text:p>2.70%</text:p>
          </table:table-cell>
          <table:table-cell table:formula="of:=[.AA$4]*ABS([.$O74])+[.AA$6]*ABS([.$L74])+[.AA$8]*ABS([.$Q74])" office:value-type="percentage" office:value="0.0241540809696312" calcext:value-type="percentage">
            <text:p>2.42%</text:p>
          </table:table-cell>
          <table:table-cell table:formula="of:=[.AB$4]*ABS([.$O74])+[.AB$6]*ABS([.$L74])+[.AB$8]*ABS([.$Q74])" office:value-type="percentage" office:value="0.00797280752339921" calcext:value-type="percentage">
            <text:p>0.80%</text:p>
          </table:table-cell>
          <table:table-cell table:formula="of:=[.AC$4]*ABS([.$O74])+[.AC$6]*ABS([.$L74])+[.AC$8]*ABS([.$Q74])" office:value-type="percentage" office:value="0.039419116137541" calcext:value-type="percentage">
            <text:p>3.94%</text:p>
          </table:table-cell>
          <table:table-cell table:formula="of:=[.AD$4]*ABS([.$O74])+[.AD$6]*ABS([.$L74])+[.AD$8]*ABS([.$Q74])" office:value-type="percentage" office:value="0.0250703192479533" calcext:value-type="percentage">
            <text:p>2.5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6b10bb7744ab058af8c49896ff2de9433f360d05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avg latency</text:p>
          </table:table-cell>
          <table:table-cell office:value-type="string" calcext:value-type="string">
            <text:p>ms</text:p>
          </table:table-cell>
          <table:table-cell office:value-type="float" office:value="0.0999835593916975" calcext:value-type="float">
            <text:p>0.099983559391698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00722742478453078" calcext:value-type="float">
            <text:p>0.007227424784531</text:p>
          </table:table-cell>
          <table:table-cell office:value-type="float" office:value="86.9708202710287" calcext:value-type="float">
            <text:p>86.9708202710287</text:p>
          </table:table-cell>
          <table:table-cell office:value-type="percentage" office:value="0.0722861321251476" calcext:value-type="percentage">
            <text:p>7.23%</text:p>
          </table:table-cell>
          <table:table-cell office:value-type="percentage" office:value="0.0219818286199388" calcext:value-type="percentage">
            <text:p>2.20%</text:p>
          </table:table-cell>
          <table:table-cell office:value-type="percentage" office:value="0.020949559685217" calcext:value-type="percentage">
            <text:p>2.09%</text:p>
          </table:table-cell>
          <table:table-cell office:value-type="percentage" office:value="0.0203726245015684" calcext:value-type="percentage">
            <text:p>2.04%</text:p>
          </table:table-cell>
          <table:table-cell office:value-type="percentage" office:value="0.00748738391473078" calcext:value-type="percentage">
            <text:p>0.75%</text:p>
          </table:table-cell>
          <table:table-cell office:value-type="percentage" office:value="0.0332538505636949" calcext:value-type="percentage">
            <text:p>3.33%</text:p>
          </table:table-cell>
          <table:table-cell table:formula="of:=[.AA$4]*ABS([.$M75])+[.AA$6]*ABS([.$L75])+[.AA$8]*ABS([.$Q75])" office:value-type="percentage" office:value="0.0425072704362604" calcext:value-type="percentage">
            <text:p>4.25%</text:p>
          </table:table-cell>
          <table:table-cell table:formula="of:=[.AB$4]*ABS([.$M75])+[.AB$6]*ABS([.$L75])+[.AB$8]*ABS([.$Q75])" office:value-type="percentage" office:value="0.0281394611648353" calcext:value-type="percentage">
            <text:p>2.81%</text:p>
          </table:table-cell>
          <table:table-cell table:formula="of:=[.AC$4]*ABS([.$M75])+[.AC$6]*ABS([.$L75])+[.AC$8]*ABS([.$Q75])" office:value-type="percentage" office:value="0.0633524736184814" calcext:value-type="percentage">
            <text:p>6.34%</text:p>
          </table:table-cell>
          <table:table-cell table:formula="of:=[.AD$4]*ABS([.$M75])+[.AD$6]*ABS([.$L75])+[.AD$8]*ABS([.$Q75])" office:value-type="percentage" office:value="0.0360298765254645" calcext:value-type="percentage">
            <text:p>3.60%</text:p>
          </table:table-cell>
          <table:table-cell table:formula="of:=[.AA$4]*ABS([.$O75])+[.AA$6]*ABS([.$L75])+[.AA$8]*ABS([.$Q75])" office:value-type="percentage" office:value="0.0419708690634703" calcext:value-type="percentage">
            <text:p>4.20%</text:p>
          </table:table-cell>
          <table:table-cell table:formula="of:=[.AB$4]*ABS([.$O75])+[.AB$6]*ABS([.$L75])+[.AB$8]*ABS([.$Q75])" office:value-type="percentage" office:value="0.026852097870139" calcext:value-type="percentage">
            <text:p>2.69%</text:p>
          </table:table-cell>
          <table:table-cell table:formula="of:=[.AC$4]*ABS([.$O75])+[.AC$6]*ABS([.$L75])+[.AC$8]*ABS([.$Q75])" office:value-type="percentage" office:value="0.0631915532066444" calcext:value-type="percentage">
            <text:p>6.32%</text:p>
          </table:table-cell>
          <table:table-cell table:formula="of:=[.AD$4]*ABS([.$O75])+[.AD$6]*ABS([.$L75])+[.AD$8]*ABS([.$Q75])" office:value-type="percentage" office:value="0.0358689561136275" calcext:value-type="percentage">
            <text:p>3.5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6b10bb7744ab058af8c49896ff2de9433f360d05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avg latency</text:p>
          </table:table-cell>
          <table:table-cell office:value-type="string" calcext:value-type="string">
            <text:p>ms</text:p>
          </table:table-cell>
          <table:table-cell office:value-type="float" office:value="0.101644060830251" calcext:value-type="float">
            <text:p>0.101644060830251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0100511126535497" calcext:value-type="float">
            <text:p>0.01005111265355</text:p>
          </table:table-cell>
          <table:table-cell office:value-type="float" office:value="42.7750136254154" calcext:value-type="float">
            <text:p>42.7750136254154</text:p>
          </table:table-cell>
          <table:table-cell office:value-type="percentage" office:value="0.09888539056242" calcext:value-type="percentage">
            <text:p>9.89%</text:p>
          </table:table-cell>
          <table:table-cell office:value-type="percentage" office:value="0.0385661319812545" calcext:value-type="percentage">
            <text:p>3.86%</text:p>
          </table:table-cell>
          <table:table-cell office:value-type="percentage" office:value="0.0347592469696146" calcext:value-type="percentage">
            <text:p>3.48%</text:p>
          </table:table-cell>
          <table:table-cell office:value-type="percentage" office:value="0.0255856218803023" calcext:value-type="percentage">
            <text:p>2.56%</text:p>
          </table:table-cell>
          <table:table-cell office:value-type="percentage" office:value="0.009693094794932" calcext:value-type="percentage">
            <text:p>0.97%</text:p>
          </table:table-cell>
          <table:table-cell office:value-type="percentage" office:value="0.0397691390028889" calcext:value-type="percentage">
            <text:p>3.98%</text:p>
          </table:table-cell>
          <table:table-cell table:formula="of:=[.AA$4]*ABS([.$M76])+[.AA$6]*ABS([.$L76])+[.AA$8]*ABS([.$Q76])" office:value-type="percentage" office:value="0.0590735538488544" calcext:value-type="percentage">
            <text:p>5.91%</text:p>
          </table:table-cell>
          <table:table-cell table:formula="of:=[.AB$4]*ABS([.$M76])+[.AB$6]*ABS([.$L76])+[.AB$8]*ABS([.$Q76])" office:value-type="percentage" office:value="0.0447183585415345" calcext:value-type="percentage">
            <text:p>4.47%</text:p>
          </table:table-cell>
          <table:table-cell table:formula="of:=[.AC$4]*ABS([.$M76])+[.AC$6]*ABS([.$L76])+[.AC$8]*ABS([.$Q76])" office:value-type="percentage" office:value="0.0869418395483503" calcext:value-type="percentage">
            <text:p>8.69%</text:p>
          </table:table-cell>
          <table:table-cell table:formula="of:=[.AD$4]*ABS([.$M76])+[.AD$6]*ABS([.$L76])+[.AD$8]*ABS([.$Q76])" office:value-type="percentage" office:value="0.0455604634566786" calcext:value-type="percentage">
            <text:p>4.56%</text:p>
          </table:table-cell>
          <table:table-cell table:formula="of:=[.AA$4]*ABS([.$O76])+[.AA$6]*ABS([.$L76])+[.AA$8]*ABS([.$Q76])" office:value-type="percentage" office:value="0.0547467171485371" calcext:value-type="percentage">
            <text:p>5.47%</text:p>
          </table:table-cell>
          <table:table-cell table:formula="of:=[.AB$4]*ABS([.$O76])+[.AB$6]*ABS([.$L76])+[.AB$8]*ABS([.$Q76])" office:value-type="percentage" office:value="0.0343339504607728" calcext:value-type="percentage">
            <text:p>3.43%</text:p>
          </table:table-cell>
          <table:table-cell table:formula="of:=[.AC$4]*ABS([.$O76])+[.AC$6]*ABS([.$L76])+[.AC$8]*ABS([.$Q76])" office:value-type="percentage" office:value="0.0856437885382551" calcext:value-type="percentage">
            <text:p>8.56%</text:p>
          </table:table-cell>
          <table:table-cell table:formula="of:=[.AD$4]*ABS([.$O76])+[.AD$6]*ABS([.$L76])+[.AD$8]*ABS([.$Q76])" office:value-type="percentage" office:value="0.0442624124465833" calcext:value-type="percentage">
            <text:p>4.4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6b15fec1cbb97aa537c29c8bb0adff3235a505e3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nline.net (FR)</text:p>
          </table:table-cell>
          <table:table-cell office:value-type="string" calcext:value-type="string">
            <text:p>MiB/s</text:p>
          </table:table-cell>
          <table:table-cell office:value-type="float" office:value="141.483094944513" calcext:value-type="float">
            <text:p>141.483094944513</text:p>
          </table:table-cell>
          <table:table-cell office:value-type="float" office:value="46.8166666666667" calcext:value-type="float">
            <text:p>46.8166666666667</text:p>
          </table:table-cell>
          <table:table-cell office:value-type="float" office:value="154.986666666667" calcext:value-type="float">
            <text:p>154.986666666667</text:p>
          </table:table-cell>
          <table:table-cell office:value-type="float" office:value="13.8254588603888" calcext:value-type="float">
            <text:p>13.8254588603888</text:p>
          </table:table-cell>
          <table:table-cell office:value-type="float" office:value="2430.98101279232" calcext:value-type="float">
            <text:p>2430.98101279232</text:p>
          </table:table-cell>
          <table:table-cell office:value-type="percentage" office:value="0.0977180974575857" calcext:value-type="percentage">
            <text:p>9.77%</text:p>
          </table:table-cell>
          <table:table-cell office:value-type="percentage" office:value="-0.0250084730807755" calcext:value-type="percentage">
            <text:p>-2.50%</text:p>
          </table:table-cell>
          <table:table-cell office:value-type="percentage" office:value="-0.00630608168490637" calcext:value-type="percentage">
            <text:p>-0.63%</text:p>
          </table:table-cell>
          <table:table-cell table:number-columns-repeated="2" office:value-type="percentage" office:value="0.00000403593937791788" calcext:value-type="percentage">
            <text:p>0.00%</text:p>
          </table:table-cell>
          <table:table-cell office:value-type="percentage" office:value="0.0691214513782914" calcext:value-type="percentage">
            <text:p>6.91%</text:p>
          </table:table-cell>
          <table:table-cell table:formula="of:=[.AA$4]*ABS([.$M77])+[.AA$6]*ABS([.$L77])+[.AA$8]*ABS([.$Q77])" office:value-type="percentage" office:value="0.0639493406388842" calcext:value-type="percentage">
            <text:p>6.39%</text:p>
          </table:table-cell>
          <table:table-cell table:formula="of:=[.AB$4]*ABS([.$M77])+[.AB$6]*ABS([.$L77])+[.AB$8]*ABS([.$Q77])" office:value-type="percentage" office:value="0.0366907333482081" calcext:value-type="percentage">
            <text:p>3.67%</text:p>
          </table:table-cell>
          <table:table-cell table:formula="of:=[.AC$4]*ABS([.$M77])+[.AC$6]*ABS([.$L77])+[.AC$8]*ABS([.$Q77])" office:value-type="percentage" office:value="0.0875874704119753" calcext:value-type="percentage">
            <text:p>8.76%</text:p>
          </table:table-cell>
          <table:table-cell table:formula="of:=[.AD$4]*ABS([.$M77])+[.AD$6]*ABS([.$L77])+[.AD$8]*ABS([.$Q77])" office:value-type="percentage" office:value="0.0675698181564692" calcext:value-type="percentage">
            <text:p>6.76%</text:p>
          </table:table-cell>
          <table:table-cell table:formula="of:=[.AA$4]*ABS([.$O77])+[.AA$6]*ABS([.$L77])+[.AA$8]*ABS([.$Q77])" office:value-type="percentage" office:value="0.0556145282584183" calcext:value-type="percentage">
            <text:p>5.56%</text:p>
          </table:table-cell>
          <table:table-cell table:formula="of:=[.AB$4]*ABS([.$O77])+[.AB$6]*ABS([.$L77])+[.AB$8]*ABS([.$Q77])" office:value-type="percentage" office:value="0.01668718363509" calcext:value-type="percentage">
            <text:p>1.67%</text:p>
          </table:table-cell>
          <table:table-cell table:formula="of:=[.AC$4]*ABS([.$O77])+[.AC$6]*ABS([.$L77])+[.AC$8]*ABS([.$Q77])" office:value-type="percentage" office:value="0.0850870266978355" calcext:value-type="percentage">
            <text:p>8.51%</text:p>
          </table:table-cell>
          <table:table-cell table:formula="of:=[.AD$4]*ABS([.$O77])+[.AD$6]*ABS([.$L77])+[.AD$8]*ABS([.$Q77])" office:value-type="percentage" office:value="0.0650693744423295" calcext:value-type="percentage">
            <text:p>6.5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6b15fec1cbb97aa537c29c8bb0adff3235a505e3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nline.net (FR)</text:p>
          </table:table-cell>
          <table:table-cell office:value-type="string" calcext:value-type="string">
            <text:p>MiB/s</text:p>
          </table:table-cell>
          <table:table-cell office:value-type="float" office:value="147.335222222222" calcext:value-type="float">
            <text:p>147.335222222222</text:p>
          </table:table-cell>
          <table:table-cell office:value-type="float" office:value="0.0566666666666667" calcext:value-type="float">
            <text:p>0.056666666666667</text:p>
          </table:table-cell>
          <table:table-cell office:value-type="float" office:value="160.553333333333" calcext:value-type="float">
            <text:p>160.553333333333</text:p>
          </table:table-cell>
          <table:table-cell office:value-type="float" office:value="15.578547232255" calcext:value-type="float">
            <text:p>15.578547232255</text:p>
          </table:table-cell>
          <table:table-cell office:value-type="float" office:value="2531.53302787323" calcext:value-type="float">
            <text:p>2531.53302787323</text:p>
          </table:table-cell>
          <table:table-cell office:value-type="percentage" office:value="0.105735390338356" calcext:value-type="percentage">
            <text:p>10.57%</text:p>
          </table:table-cell>
          <table:table-cell office:value-type="percentage" office:value="-0.0252220669163162" calcext:value-type="percentage">
            <text:p>-2.52%</text:p>
          </table:table-cell>
          <table:table-cell office:value-type="percentage" office:value="-0.00731844052015164" calcext:value-type="percentage">
            <text:p>-0.73%</text:p>
          </table:table-cell>
          <table:table-cell table:number-columns-repeated="2" office:value-type="percentage" office:value="-0.0000164076253347475" calcext:value-type="percentage">
            <text:p>0.00%</text:p>
          </table:table-cell>
          <table:table-cell office:value-type="percentage" office:value="0.0762054107330902" calcext:value-type="percentage">
            <text:p>7.62%</text:p>
          </table:table-cell>
          <table:table-cell table:formula="of:=[.AA$4]*ABS([.$M78])+[.AA$6]*ABS([.$L78])+[.AA$8]*ABS([.$Q78])" office:value-type="percentage" office:value="0.069054289329254" calcext:value-type="percentage">
            <text:p>6.91%</text:p>
          </table:table-cell>
          <table:table-cell table:formula="of:=[.AB$4]*ABS([.$M78])+[.AB$6]*ABS([.$L78])+[.AB$8]*ABS([.$Q78])" office:value-type="percentage" office:value="0.0383717336401975" calcext:value-type="percentage">
            <text:p>3.84%</text:p>
          </table:table-cell>
          <table:table-cell table:formula="of:=[.AC$4]*ABS([.$M78])+[.AC$6]*ABS([.$L78])+[.AC$8]*ABS([.$Q78])" office:value-type="percentage" office:value="0.0947310600356251" calcext:value-type="percentage">
            <text:p>9.47%</text:p>
          </table:table-cell>
          <table:table-cell table:formula="of:=[.AD$4]*ABS([.$M78])+[.AD$6]*ABS([.$L78])+[.AD$8]*ABS([.$Q78])" office:value-type="percentage" office:value="0.0740600743119394" calcext:value-type="percentage">
            <text:p>7.41%</text:p>
          </table:table-cell>
          <table:table-cell table:formula="of:=[.AA$4]*ABS([.$O78])+[.AA$6]*ABS([.$L78])+[.AA$8]*ABS([.$Q78])" office:value-type="percentage" office:value="0.0606524028989268" calcext:value-type="percentage">
            <text:p>6.07%</text:p>
          </table:table-cell>
          <table:table-cell table:formula="of:=[.AB$4]*ABS([.$O78])+[.AB$6]*ABS([.$L78])+[.AB$8]*ABS([.$Q78])" office:value-type="percentage" office:value="0.0182072062074124" calcext:value-type="percentage">
            <text:p>1.82%</text:p>
          </table:table-cell>
          <table:table-cell table:formula="of:=[.AC$4]*ABS([.$O78])+[.AC$6]*ABS([.$L78])+[.AC$8]*ABS([.$Q78])" office:value-type="percentage" office:value="0.0922104941065269" calcext:value-type="percentage">
            <text:p>9.22%</text:p>
          </table:table-cell>
          <table:table-cell table:formula="of:=[.AD$4]*ABS([.$O78])+[.AD$6]*ABS([.$L78])+[.AD$8]*ABS([.$Q78])" office:value-type="percentage" office:value="0.0715395083828412" calcext:value-type="percentage">
            <text:p>7.1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6b15fec1cbb97aa537c29c8bb0adff3235a505e3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nline.net (FR)</text:p>
          </table:table-cell>
          <table:table-cell office:value-type="string" calcext:value-type="string">
            <text:p>MiB/s</text:p>
          </table:table-cell>
          <table:table-cell office:value-type="float" office:value="147.79285244554" calcext:value-type="float">
            <text:p>147.79285244554</text:p>
          </table:table-cell>
          <table:table-cell office:value-type="float" office:value="48.1" calcext:value-type="float">
            <text:p>48.1</text:p>
          </table:table-cell>
          <table:table-cell office:value-type="float" office:value="160.746666666667" calcext:value-type="float">
            <text:p>160.746666666667</text:p>
          </table:table-cell>
          <table:table-cell office:value-type="float" office:value="13.0126838608974" calcext:value-type="float">
            <text:p>13.0126838608974</text:p>
          </table:table-cell>
          <table:table-cell office:value-type="float" office:value="1269.69804506478" calcext:value-type="float">
            <text:p>1269.69804506478</text:p>
          </table:table-cell>
          <table:table-cell office:value-type="percentage" office:value="0.0880467738836857" calcext:value-type="percentage">
            <text:p>8.80%</text:p>
          </table:table-cell>
          <table:table-cell office:value-type="percentage" office:value="-0.0223751635043509" calcext:value-type="percentage">
            <text:p>-2.24%</text:p>
          </table:table-cell>
          <table:table-cell office:value-type="percentage" office:value="-0.00507981393007118" calcext:value-type="percentage">
            <text:p>-0.51%</text:p>
          </table:table-cell>
          <table:table-cell table:number-columns-repeated="2" office:value-type="percentage" office:value="0.00000705978437624683" calcext:value-type="percentage">
            <text:p>0.00%</text:p>
          </table:table-cell>
          <table:table-cell office:value-type="percentage" office:value="0.063126940502321" calcext:value-type="percentage">
            <text:p>6.31%</text:p>
          </table:table-cell>
          <table:table-cell table:formula="of:=[.AA$4]*ABS([.$M79])+[.AA$6]*ABS([.$L79])+[.AA$8]*ABS([.$Q79])" office:value-type="percentage" office:value="0.0578496259634525" calcext:value-type="percentage">
            <text:p>5.78%</text:p>
          </table:table-cell>
          <table:table-cell table:formula="of:=[.AB$4]*ABS([.$M79])+[.AB$6]*ABS([.$L79])+[.AB$8]*ABS([.$Q79])" office:value-type="percentage" office:value="0.0330175022420814" calcext:value-type="percentage">
            <text:p>3.30%</text:p>
          </table:table-cell>
          <table:table-cell table:formula="of:=[.AC$4]*ABS([.$M79])+[.AC$6]*ABS([.$L79])+[.AC$8]*ABS([.$Q79])" office:value-type="percentage" office:value="0.0789876295076157" calcext:value-type="percentage">
            <text:p>7.90%</text:p>
          </table:table-cell>
          <table:table-cell table:formula="of:=[.AD$4]*ABS([.$M79])+[.AD$6]*ABS([.$L79])+[.AD$8]*ABS([.$Q79])" office:value-type="percentage" office:value="0.0615437461406605" calcext:value-type="percentage">
            <text:p>6.15%</text:p>
          </table:table-cell>
          <table:table-cell table:formula="of:=[.AA$4]*ABS([.$O79])+[.AA$6]*ABS([.$L79])+[.AA$8]*ABS([.$Q79])" office:value-type="percentage" office:value="0.0503935913901277" calcext:value-type="percentage">
            <text:p>5.04%</text:p>
          </table:table-cell>
          <table:table-cell table:formula="of:=[.AB$4]*ABS([.$O79])+[.AB$6]*ABS([.$L79])+[.AB$8]*ABS([.$Q79])" office:value-type="percentage" office:value="0.0151230192661017" calcext:value-type="percentage">
            <text:p>1.51%</text:p>
          </table:table-cell>
          <table:table-cell table:formula="of:=[.AC$4]*ABS([.$O79])+[.AC$6]*ABS([.$L79])+[.AC$8]*ABS([.$Q79])" office:value-type="percentage" office:value="0.0767508191356183" calcext:value-type="percentage">
            <text:p>7.68%</text:p>
          </table:table-cell>
          <table:table-cell table:formula="of:=[.AD$4]*ABS([.$O79])+[.AD$6]*ABS([.$L79])+[.AD$8]*ABS([.$Q79])" office:value-type="percentage" office:value="0.059306935768663" calcext:value-type="percentage">
            <text:p>5.9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6b15fec1cbb97aa537c29c8bb0adff3235a505e3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nline.net (FR)</text:p>
          </table:table-cell>
          <table:table-cell office:value-type="string" calcext:value-type="string">
            <text:p>MiB/s</text:p>
          </table:table-cell>
          <table:table-cell office:value-type="float" office:value="141.141039868475" calcext:value-type="float">
            <text:p>141.141039868475</text:p>
          </table:table-cell>
          <table:table-cell office:value-type="float" office:value="36.37" calcext:value-type="float">
            <text:p>36.37</text:p>
          </table:table-cell>
          <table:table-cell office:value-type="float" office:value="153.43" calcext:value-type="float">
            <text:p>153.43</text:p>
          </table:table-cell>
          <table:table-cell office:value-type="float" office:value="14.6781288282773" calcext:value-type="float">
            <text:p>14.6781288282773</text:p>
          </table:table-cell>
          <table:table-cell office:value-type="float" office:value="1227.31339016065" calcext:value-type="float">
            <text:p>1227.31339016065</text:p>
          </table:table-cell>
          <table:table-cell office:value-type="percentage" office:value="0.103996178871542" calcext:value-type="percentage">
            <text:p>10.40%</text:p>
          </table:table-cell>
          <table:table-cell office:value-type="percentage" office:value="-0.0314678598926681" calcext:value-type="percentage">
            <text:p>-3.15%</text:p>
          </table:table-cell>
          <table:table-cell office:value-type="percentage" office:value="-0.0132123743117779" calcext:value-type="percentage">
            <text:p>-1.32%</text:p>
          </table:table-cell>
          <table:table-cell table:number-columns-repeated="2" office:value-type="percentage" office:value="0.0000155305165926416" calcext:value-type="percentage">
            <text:p>0.00%</text:p>
          </table:table-cell>
          <table:table-cell office:value-type="percentage" office:value="0.0677659646946664" calcext:value-type="percentage">
            <text:p>6.78%</text:p>
          </table:table-cell>
          <table:table-cell table:formula="of:=[.AA$4]*ABS([.$M80])+[.AA$6]*ABS([.$L80])+[.AA$8]*ABS([.$Q80])" office:value-type="percentage" office:value="0.067743334486292" calcext:value-type="percentage">
            <text:p>6.77%</text:p>
          </table:table-cell>
          <table:table-cell table:formula="of:=[.AB$4]*ABS([.$M80])+[.AB$6]*ABS([.$L80])+[.AB$8]*ABS([.$Q80])" office:value-type="percentage" office:value="0.0423505022707553" calcext:value-type="percentage">
            <text:p>4.24%</text:p>
          </table:table-cell>
          <table:table-cell table:formula="of:=[.AC$4]*ABS([.$M80])+[.AC$6]*ABS([.$L80])+[.AC$8]*ABS([.$Q80])" office:value-type="percentage" office:value="0.0931203255559668" calcext:value-type="percentage">
            <text:p>9.31%</text:p>
          </table:table-cell>
          <table:table-cell table:formula="of:=[.AD$4]*ABS([.$M80])+[.AD$6]*ABS([.$L80])+[.AD$8]*ABS([.$Q80])" office:value-type="percentage" office:value="0.0677591756321541" calcext:value-type="percentage">
            <text:p>6.78%</text:p>
          </table:table-cell>
          <table:table-cell table:formula="of:=[.AA$4]*ABS([.$O80])+[.AA$6]*ABS([.$L80])+[.AA$8]*ABS([.$Q80])" office:value-type="percentage" office:value="0.0572592246942669" calcext:value-type="percentage">
            <text:p>5.73%</text:p>
          </table:table-cell>
          <table:table-cell table:formula="of:=[.AB$4]*ABS([.$O80])+[.AB$6]*ABS([.$L80])+[.AB$8]*ABS([.$Q80])" office:value-type="percentage" office:value="0.0171886387698949" calcext:value-type="percentage">
            <text:p>1.72%</text:p>
          </table:table-cell>
          <table:table-cell table:formula="of:=[.AC$4]*ABS([.$O80])+[.AC$6]*ABS([.$L80])+[.AC$8]*ABS([.$Q80])" office:value-type="percentage" office:value="0.0899750926183592" calcext:value-type="percentage">
            <text:p>9.00%</text:p>
          </table:table-cell>
          <table:table-cell table:formula="of:=[.AD$4]*ABS([.$O80])+[.AD$6]*ABS([.$L80])+[.AD$8]*ABS([.$Q80])" office:value-type="percentage" office:value="0.0646139426945466" calcext:value-type="percentage">
            <text:p>6.4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6b15fec1cbb97aa537c29c8bb0adff3235a505e3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nline.net (FR)</text:p>
          </table:table-cell>
          <table:table-cell office:value-type="string" calcext:value-type="string">
            <text:p>MiB/s</text:p>
          </table:table-cell>
          <table:table-cell office:value-type="float" office:value="145.473528565557" calcext:value-type="float">
            <text:p>145.473528565557</text:p>
          </table:table-cell>
          <table:table-cell office:value-type="float" office:value="0.09" calcext:value-type="float">
            <text:p>0.09</text:p>
          </table:table-cell>
          <table:table-cell office:value-type="float" office:value="161.483333333333" calcext:value-type="float">
            <text:p>161.483333333333</text:p>
          </table:table-cell>
          <table:table-cell office:value-type="float" office:value="16.9008800744331" calcext:value-type="float">
            <text:p>16.9008800744331</text:p>
          </table:table-cell>
          <table:table-cell office:value-type="float" office:value="1264.98720491789" calcext:value-type="float">
            <text:p>1264.98720491789</text:p>
          </table:table-cell>
          <table:table-cell office:value-type="percentage" office:value="0.11617838819945" calcext:value-type="percentage">
            <text:p>11.62%</text:p>
          </table:table-cell>
          <table:table-cell office:value-type="percentage" office:value="-0.035141773255878" calcext:value-type="percentage">
            <text:p>-3.51%</text:p>
          </table:table-cell>
          <table:table-cell office:value-type="percentage" office:value="-0.0224662789841574" calcext:value-type="percentage">
            <text:p>-2.25%</text:p>
          </table:table-cell>
          <table:table-cell office:value-type="percentage" office:value="-0.00121743142812796" calcext:value-type="percentage">
            <text:p>-0.12%</text:p>
          </table:table-cell>
          <table:table-cell office:value-type="percentage" office:value="-0.0000434523945656133" calcext:value-type="percentage">
            <text:p>0.00%</text:p>
          </table:table-cell>
          <table:table-cell office:value-type="percentage" office:value="0.0784030279017669" calcext:value-type="percentage">
            <text:p>7.84%</text:p>
          </table:table-cell>
          <table:table-cell table:formula="of:=[.AA$4]*ABS([.$M81])+[.AA$6]*ABS([.$L81])+[.AA$8]*ABS([.$Q81])" office:value-type="percentage" office:value="0.0765743964523651" calcext:value-type="percentage">
            <text:p>7.66%</text:p>
          </table:table-cell>
          <table:table-cell table:formula="of:=[.AB$4]*ABS([.$M81])+[.AB$6]*ABS([.$L81])+[.AB$8]*ABS([.$Q81])" office:value-type="percentage" office:value="0.0475715602148241" calcext:value-type="percentage">
            <text:p>4.76%</text:p>
          </table:table-cell>
          <table:table-cell table:formula="of:=[.AC$4]*ABS([.$M81])+[.AC$6]*ABS([.$L81])+[.AC$8]*ABS([.$Q81])" office:value-type="percentage" office:value="0.104297190675325" calcext:value-type="percentage">
            <text:p>10.43%</text:p>
          </table:table-cell>
          <table:table-cell table:formula="of:=[.AD$4]*ABS([.$M81])+[.AD$6]*ABS([.$L81])+[.AD$8]*ABS([.$Q81])" office:value-type="percentage" office:value="0.0778544384669463" calcext:value-type="percentage">
            <text:p>7.79%</text:p>
          </table:table-cell>
          <table:table-cell table:formula="of:=[.AA$4]*ABS([.$O81])+[.AA$6]*ABS([.$L81])+[.AA$8]*ABS([.$Q81])" office:value-type="percentage" office:value="0.0652662825097817" calcext:value-type="percentage">
            <text:p>6.53%</text:p>
          </table:table-cell>
          <table:table-cell table:formula="of:=[.AB$4]*ABS([.$O81])+[.AB$6]*ABS([.$L81])+[.AB$8]*ABS([.$Q81])" office:value-type="percentage" office:value="0.0204320867526241" calcext:value-type="percentage">
            <text:p>2.04%</text:p>
          </table:table-cell>
          <table:table-cell table:formula="of:=[.AC$4]*ABS([.$O81])+[.AC$6]*ABS([.$L81])+[.AC$8]*ABS([.$Q81])" office:value-type="percentage" office:value="0.10090475649255" calcext:value-type="percentage">
            <text:p>10.09%</text:p>
          </table:table-cell>
          <table:table-cell table:formula="of:=[.AD$4]*ABS([.$O81])+[.AD$6]*ABS([.$L81])+[.AD$8]*ABS([.$Q81])" office:value-type="percentage" office:value="0.0744620042841713" calcext:value-type="percentage">
            <text:p>7.4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6b15fec1cbb97aa537c29c8bb0adff3235a505e3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nline.net (FR)</text:p>
          </table:table-cell>
          <table:table-cell office:value-type="string" calcext:value-type="string">
            <text:p>MiB/s</text:p>
          </table:table-cell>
          <table:table-cell office:value-type="float" office:value="145.643639539663" calcext:value-type="float">
            <text:p>145.643639539663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161.33" calcext:value-type="float">
            <text:p>161.33</text:p>
          </table:table-cell>
          <table:table-cell office:value-type="float" office:value="17.1890628177999" calcext:value-type="float">
            <text:p>17.1890628177999</text:p>
          </table:table-cell>
          <table:table-cell office:value-type="float" office:value="633.233215389839" calcext:value-type="float">
            <text:p>633.233215389839</text:p>
          </table:table-cell>
          <table:table-cell office:value-type="percentage" office:value="0.118021376505898" calcext:value-type="percentage">
            <text:p>11.80%</text:p>
          </table:table-cell>
          <table:table-cell office:value-type="percentage" office:value="-0.0340286235011386" calcext:value-type="percentage">
            <text:p>-3.40%</text:p>
          </table:table-cell>
          <table:table-cell office:value-type="percentage" office:value="-0.0207543429809296" calcext:value-type="percentage">
            <text:p>-2.08%</text:p>
          </table:table-cell>
          <table:table-cell office:value-type="percentage" office:value="-0.000252608996329159" calcext:value-type="percentage">
            <text:p>-0.03%</text:p>
          </table:table-cell>
          <table:table-cell office:value-type="percentage" office:value="0.00000721295777163666" calcext:value-type="percentage">
            <text:p>0.00%</text:p>
          </table:table-cell>
          <table:table-cell office:value-type="percentage" office:value="0.0800804042244419" calcext:value-type="percentage">
            <text:p>8.01%</text:p>
          </table:table-cell>
          <table:table-cell table:formula="of:=[.AA$4]*ABS([.$M82])+[.AA$6]*ABS([.$L82])+[.AA$8]*ABS([.$Q82])" office:value-type="percentage" office:value="0.0773768014104929" calcext:value-type="percentage">
            <text:p>7.74%</text:p>
          </table:table-cell>
          <table:table-cell table:formula="of:=[.AB$4]*ABS([.$M82])+[.AB$6]*ABS([.$L82])+[.AB$8]*ABS([.$Q82])" office:value-type="percentage" office:value="0.0470330768739449" calcext:value-type="percentage">
            <text:p>4.70%</text:p>
          </table:table-cell>
          <table:table-cell table:formula="of:=[.AC$4]*ABS([.$M82])+[.AC$6]*ABS([.$L82])+[.AC$8]*ABS([.$Q82])" office:value-type="percentage" office:value="0.105828003977277" calcext:value-type="percentage">
            <text:p>10.58%</text:p>
          </table:table-cell>
          <table:table-cell table:formula="of:=[.AD$4]*ABS([.$M82])+[.AD$6]*ABS([.$L82])+[.AD$8]*ABS([.$Q82])" office:value-type="percentage" office:value="0.0792693233802572" calcext:value-type="percentage">
            <text:p>7.93%</text:p>
          </table:table-cell>
          <table:table-cell table:formula="of:=[.AA$4]*ABS([.$O82])+[.AA$6]*ABS([.$L82])+[.AA$8]*ABS([.$Q82])" office:value-type="percentage" office:value="0.0661181299088897" calcext:value-type="percentage">
            <text:p>6.61%</text:p>
          </table:table-cell>
          <table:table-cell table:formula="of:=[.AB$4]*ABS([.$O82])+[.AB$6]*ABS([.$L82])+[.AB$8]*ABS([.$Q82])" office:value-type="percentage" office:value="0.0200122652700973" calcext:value-type="percentage">
            <text:p>2.00%</text:p>
          </table:table-cell>
          <table:table-cell table:formula="of:=[.AC$4]*ABS([.$O82])+[.AC$6]*ABS([.$L82])+[.AC$8]*ABS([.$Q82])" office:value-type="percentage" office:value="0.102450402526796" calcext:value-type="percentage">
            <text:p>10.25%</text:p>
          </table:table-cell>
          <table:table-cell table:formula="of:=[.AD$4]*ABS([.$O82])+[.AD$6]*ABS([.$L82])+[.AD$8]*ABS([.$Q82])" office:value-type="percentage" office:value="0.0758917219297763" calcext:value-type="percentage">
            <text:p>7.5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76a291182ae2a33c1a8bc6baf134a35afd2e78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fsync</text:p>
          </table:table-cell>
          <table:table-cell office:value-type="string" calcext:value-type="string">
            <text:p>fsyncs/s</text:p>
          </table:table-cell>
          <table:table-cell office:value-type="float" office:value="5553.71311549527" calcext:value-type="float">
            <text:p>5553.71311549527</text:p>
          </table:table-cell>
          <table:table-cell office:value-type="float" office:value="4840.13333333333" calcext:value-type="float">
            <text:p>4840.13333333333</text:p>
          </table:table-cell>
          <table:table-cell office:value-type="float" office:value="5825.9" calcext:value-type="float">
            <text:p>5825.9</text:p>
          </table:table-cell>
          <table:table-cell office:value-type="float" office:value="136.238647353544" calcext:value-type="float">
            <text:p>136.238647353544</text:p>
          </table:table-cell>
          <table:table-cell office:value-type="float" office:value="95424.623977582" calcext:value-type="float">
            <text:p>95424.623977582</text:p>
          </table:table-cell>
          <table:table-cell office:value-type="percentage" office:value="0.0245310919956287" calcext:value-type="percentage">
            <text:p>2.45%</text:p>
          </table:table-cell>
          <table:table-cell office:value-type="percentage" office:value="-0.00955014158508595" calcext:value-type="percentage">
            <text:p>-0.96%</text:p>
          </table:table-cell>
          <table:table-cell table:number-columns-repeated="3" office:value-type="percentage" office:value="0.00000531071412552195" calcext:value-type="percentage">
            <text:p>0.00%</text:p>
          </table:table-cell>
          <table:table-cell office:value-type="percentage" office:value="0.0152988499948481" calcext:value-type="percentage">
            <text:p>1.53%</text:p>
          </table:table-cell>
          <table:table-cell table:formula="of:=[.AA$4]*ABS([.$M83])+[.AA$6]*ABS([.$L83])+[.AA$8]*ABS([.$Q83])" office:value-type="percentage" office:value="0.0164600278585209" calcext:value-type="percentage">
            <text:p>1.65%</text:p>
          </table:table-cell>
          <table:table-cell table:formula="of:=[.AB$4]*ABS([.$M83])+[.AB$6]*ABS([.$L83])+[.AB$8]*ABS([.$Q83])" office:value-type="percentage" office:value="0.0116231074671164" calcext:value-type="percentage">
            <text:p>1.16%</text:p>
          </table:table-cell>
          <table:table-cell table:formula="of:=[.AC$4]*ABS([.$M83])+[.AC$6]*ABS([.$L83])+[.AC$8]*ABS([.$Q83])" office:value-type="percentage" office:value="0.0221097727544964" calcext:value-type="percentage">
            <text:p>2.21%</text:p>
          </table:table-cell>
          <table:table-cell table:formula="of:=[.AD$4]*ABS([.$M83])+[.AD$6]*ABS([.$L83])+[.AD$8]*ABS([.$Q83])" office:value-type="percentage" office:value="0.01564720335395" calcext:value-type="percentage">
            <text:p>1.56%</text:p>
          </table:table-cell>
          <table:table-cell table:formula="of:=[.AA$4]*ABS([.$O83])+[.AA$6]*ABS([.$L83])+[.AA$8]*ABS([.$Q83])" office:value-type="percentage" office:value="0.0132784175682008" calcext:value-type="percentage">
            <text:p>1.33%</text:p>
          </table:table-cell>
          <table:table-cell table:formula="of:=[.AB$4]*ABS([.$O83])+[.AB$6]*ABS([.$L83])+[.AB$8]*ABS([.$Q83])" office:value-type="percentage" office:value="0.0039872427703481" calcext:value-type="percentage">
            <text:p>0.40%</text:p>
          </table:table-cell>
          <table:table-cell table:formula="of:=[.AC$4]*ABS([.$O83])+[.AC$6]*ABS([.$L83])+[.AC$8]*ABS([.$Q83])" office:value-type="percentage" office:value="0.0211552896674003" calcext:value-type="percentage">
            <text:p>2.12%</text:p>
          </table:table-cell>
          <table:table-cell table:formula="of:=[.AD$4]*ABS([.$O83])+[.AD$6]*ABS([.$L83])+[.AD$8]*ABS([.$Q83])" office:value-type="percentage" office:value="0.0146927202668539" calcext:value-type="percentage">
            <text:p>1.4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76a291182ae2a33c1a8bc6baf134a35afd2e78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fsync</text:p>
          </table:table-cell>
          <table:table-cell office:value-type="string" calcext:value-type="string">
            <text:p>fsyncs/s</text:p>
          </table:table-cell>
          <table:table-cell office:value-type="float" office:value="5359.32614878751" calcext:value-type="float">
            <text:p>5359.32614878751</text:p>
          </table:table-cell>
          <table:table-cell office:value-type="float" office:value="4197.23" calcext:value-type="float">
            <text:p>4197.23</text:p>
          </table:table-cell>
          <table:table-cell office:value-type="float" office:value="6189.45" calcext:value-type="float">
            <text:p>6189.45</text:p>
          </table:table-cell>
          <table:table-cell office:value-type="float" office:value="262.227847722207" calcext:value-type="float">
            <text:p>262.227847722207</text:p>
          </table:table-cell>
          <table:table-cell office:value-type="float" office:value="92084.6417317441" calcext:value-type="float">
            <text:p>92084.6417317441</text:p>
          </table:table-cell>
          <table:table-cell office:value-type="percentage" office:value="0.0489292572316267" calcext:value-type="percentage">
            <text:p>4.89%</text:p>
          </table:table-cell>
          <table:table-cell office:value-type="percentage" office:value="-0.0170486242586882" calcext:value-type="percentage">
            <text:p>-1.70%</text:p>
          </table:table-cell>
          <table:table-cell office:value-type="percentage" office:value="-0.00688412338967631" calcext:value-type="percentage">
            <text:p>-0.69%</text:p>
          </table:table-cell>
          <table:table-cell office:value-type="percentage" office:value="-0.0026425844715617" calcext:value-type="percentage">
            <text:p>-0.26%</text:p>
          </table:table-cell>
          <table:table-cell office:value-type="percentage" office:value="-0.0000097963185386039" calcext:value-type="percentage">
            <text:p>0.00%</text:p>
          </table:table-cell>
          <table:table-cell office:value-type="percentage" office:value="0.018181794449347" calcext:value-type="percentage">
            <text:p>1.82%</text:p>
          </table:table-cell>
          <table:table-cell table:formula="of:=[.AA$4]*ABS([.$M84])+[.AA$6]*ABS([.$L84])+[.AA$8]*ABS([.$Q84])" office:value-type="percentage" office:value="0.0280532253132206" calcext:value-type="percentage">
            <text:p>2.81%</text:p>
          </table:table-cell>
          <table:table-cell table:formula="of:=[.AB$4]*ABS([.$M84])+[.AB$6]*ABS([.$L84])+[.AB$8]*ABS([.$Q84])" office:value-type="percentage" office:value="0.0203500045750479" calcext:value-type="percentage">
            <text:p>2.04%</text:p>
          </table:table-cell>
          <table:table-cell table:formula="of:=[.AC$4]*ABS([.$M84])+[.AC$6]*ABS([.$L84])+[.AC$8]*ABS([.$Q84])" office:value-type="percentage" office:value="0.0426664476561048" calcext:value-type="percentage">
            <text:p>4.27%</text:p>
          </table:table-cell>
          <table:table-cell table:formula="of:=[.AD$4]*ABS([.$M84])+[.AD$6]*ABS([.$L84])+[.AD$8]*ABS([.$Q84])" office:value-type="percentage" office:value="0.0211432237085091" calcext:value-type="percentage">
            <text:p>2.11%</text:p>
          </table:table-cell>
          <table:table-cell table:formula="of:=[.AA$4]*ABS([.$O84])+[.AA$6]*ABS([.$L84])+[.AA$8]*ABS([.$Q84])" office:value-type="percentage" office:value="0.0232512120508451" calcext:value-type="percentage">
            <text:p>2.33%</text:p>
          </table:table-cell>
          <table:table-cell table:formula="of:=[.AB$4]*ABS([.$O84])+[.AB$6]*ABS([.$L84])+[.AB$8]*ABS([.$Q84])" office:value-type="percentage" office:value="0.00882517274534673" calcext:value-type="percentage">
            <text:p>0.88%</text:p>
          </table:table-cell>
          <table:table-cell table:formula="of:=[.AC$4]*ABS([.$O84])+[.AC$6]*ABS([.$L84])+[.AC$8]*ABS([.$Q84])" office:value-type="percentage" office:value="0.0412258436773922" calcext:value-type="percentage">
            <text:p>4.12%</text:p>
          </table:table-cell>
          <table:table-cell table:formula="of:=[.AD$4]*ABS([.$O84])+[.AD$6]*ABS([.$L84])+[.AD$8]*ABS([.$Q84])" office:value-type="percentage" office:value="0.0197026197297964" calcext:value-type="percentage">
            <text:p>1.9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76a291182ae2a33c1a8bc6baf134a35afd2e78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fsync</text:p>
          </table:table-cell>
          <table:table-cell office:value-type="string" calcext:value-type="string">
            <text:p>fsyncs/s</text:p>
          </table:table-cell>
          <table:table-cell office:value-type="float" office:value="5885.51715166461" calcext:value-type="float">
            <text:p>5885.51715166461</text:p>
          </table:table-cell>
          <table:table-cell office:value-type="float" office:value="4755.9" calcext:value-type="float">
            <text:p>4755.9</text:p>
          </table:table-cell>
          <table:table-cell office:value-type="float" office:value="6373.12333333333" calcext:value-type="float">
            <text:p>6373.12333333333</text:p>
          </table:table-cell>
          <table:table-cell office:value-type="float" office:value="342.476494725216" calcext:value-type="float">
            <text:p>342.476494725216</text:p>
          </table:table-cell>
          <table:table-cell office:value-type="float" office:value="50562.8621277028" calcext:value-type="float">
            <text:p>50562.8621277028</text:p>
          </table:table-cell>
          <table:table-cell office:value-type="percentage" office:value="0.0581897029436661" calcext:value-type="percentage">
            <text:p>5.82%</text:p>
          </table:table-cell>
          <table:table-cell office:value-type="percentage" office:value="-0.0243948830261578" calcext:value-type="percentage">
            <text:p>-2.44%</text:p>
          </table:table-cell>
          <table:table-cell office:value-type="percentage" office:value="-0.00972626018125024" calcext:value-type="percentage">
            <text:p>-0.97%</text:p>
          </table:table-cell>
          <table:table-cell table:number-columns-repeated="2" office:value-type="percentage" office:value="0.000117267067069672" calcext:value-type="percentage">
            <text:p>0.01%</text:p>
          </table:table-cell>
          <table:table-cell office:value-type="percentage" office:value="0.0147208311851709" calcext:value-type="percentage">
            <text:p>1.47%</text:p>
          </table:table-cell>
          <table:table-cell table:formula="of:=[.AA$4]*ABS([.$M85])+[.AA$6]*ABS([.$L85])+[.AA$8]*ABS([.$Q85])" office:value-type="percentage" office:value="0.0324351390516649" calcext:value-type="percentage">
            <text:p>3.24%</text:p>
          </table:table-cell>
          <table:table-cell table:formula="of:=[.AB$4]*ABS([.$M85])+[.AB$6]*ABS([.$L85])+[.AB$8]*ABS([.$Q85])" office:value-type="percentage" office:value="0.02680695983381" calcext:value-type="percentage">
            <text:p>2.68%</text:p>
          </table:table-cell>
          <table:table-cell table:formula="of:=[.AC$4]*ABS([.$M85])+[.AC$6]*ABS([.$L85])+[.AC$8]*ABS([.$Q85])" office:value-type="percentage" office:value="0.0504633337760658" calcext:value-type="percentage">
            <text:p>5.05%</text:p>
          </table:table-cell>
          <table:table-cell table:formula="of:=[.AD$4]*ABS([.$M85])+[.AD$6]*ABS([.$L85])+[.AD$8]*ABS([.$Q85])" office:value-type="percentage" office:value="0.0200351235451191" calcext:value-type="percentage">
            <text:p>2.00%</text:p>
          </table:table-cell>
          <table:table-cell table:formula="of:=[.AA$4]*ABS([.$O85])+[.AA$6]*ABS([.$L85])+[.AA$8]*ABS([.$Q85])" office:value-type="percentage" office:value="0.0243426003986355" calcext:value-type="percentage">
            <text:p>2.43%</text:p>
          </table:table-cell>
          <table:table-cell table:formula="of:=[.AB$4]*ABS([.$O85])+[.AB$6]*ABS([.$L85])+[.AB$8]*ABS([.$Q85])" office:value-type="percentage" office:value="0.00738486706653944" calcext:value-type="percentage">
            <text:p>0.74%</text:p>
          </table:table-cell>
          <table:table-cell table:formula="of:=[.AC$4]*ABS([.$O85])+[.AC$6]*ABS([.$L85])+[.AC$8]*ABS([.$Q85])" office:value-type="percentage" office:value="0.0480355721801569" calcext:value-type="percentage">
            <text:p>4.80%</text:p>
          </table:table-cell>
          <table:table-cell table:formula="of:=[.AD$4]*ABS([.$O85])+[.AD$6]*ABS([.$L85])+[.AD$8]*ABS([.$Q85])" office:value-type="percentage" office:value="0.0176073619492103" calcext:value-type="percentage">
            <text:p>1.7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76a291182ae2a33c1a8bc6baf134a35afd2e78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fsync</text:p>
          </table:table-cell>
          <table:table-cell office:value-type="string" calcext:value-type="string">
            <text:p>fsyncs/s</text:p>
          </table:table-cell>
          <table:table-cell office:value-type="float" office:value="5900.57722564735" calcext:value-type="float">
            <text:p>5900.57722564735</text:p>
          </table:table-cell>
          <table:table-cell office:value-type="float" office:value="4984.8" calcext:value-type="float">
            <text:p>4984.8</text:p>
          </table:table-cell>
          <table:table-cell office:value-type="float" office:value="6257.06333333333" calcext:value-type="float">
            <text:p>6257.06333333333</text:p>
          </table:table-cell>
          <table:table-cell office:value-type="float" office:value="189.095641897422" calcext:value-type="float">
            <text:p>189.095641897422</text:p>
          </table:table-cell>
          <table:table-cell office:value-type="float" office:value="51309.3671795422" calcext:value-type="float">
            <text:p>51309.3671795422</text:p>
          </table:table-cell>
          <table:table-cell office:value-type="percentage" office:value="0.0320469734851536" calcext:value-type="percentage">
            <text:p>3.20%</text:p>
          </table:table-cell>
          <table:table-cell office:value-type="percentage" office:value="-0.0128827015858455" calcext:value-type="percentage">
            <text:p>-1.29%</text:p>
          </table:table-cell>
          <table:table-cell office:value-type="percentage" office:value="-0.00119533876822862" calcext:value-type="percentage">
            <text:p>-0.12%</text:p>
          </table:table-cell>
          <table:table-cell table:number-columns-repeated="2" office:value-type="percentage" office:value="0.0000356379184101928" calcext:value-type="percentage">
            <text:p>0.00%</text:p>
          </table:table-cell>
          <table:table-cell office:value-type="percentage" office:value="0.0167253475857382" calcext:value-type="percentage">
            <text:p>1.67%</text:p>
          </table:table-cell>
          <table:table-cell table:formula="of:=[.AA$4]*ABS([.$M86])+[.AA$6]*ABS([.$L86])+[.AA$8]*ABS([.$Q86])" office:value-type="percentage" office:value="0.0205516742189124" calcext:value-type="percentage">
            <text:p>2.06%</text:p>
          </table:table-cell>
          <table:table-cell table:formula="of:=[.AB$4]*ABS([.$M86])+[.AB$6]*ABS([.$L86])+[.AB$8]*ABS([.$Q86])" office:value-type="percentage" office:value="0.0151833933757656" calcext:value-type="percentage">
            <text:p>1.52%</text:p>
          </table:table-cell>
          <table:table-cell table:formula="of:=[.AC$4]*ABS([.$M86])+[.AC$6]*ABS([.$L86])+[.AC$8]*ABS([.$Q86])" office:value-type="percentage" office:value="0.0285983837052813" calcext:value-type="percentage">
            <text:p>2.86%</text:p>
          </table:table-cell>
          <table:table-cell table:formula="of:=[.AD$4]*ABS([.$M86])+[.AD$6]*ABS([.$L86])+[.AD$8]*ABS([.$Q86])" office:value-type="percentage" office:value="0.0178732455756905" calcext:value-type="percentage">
            <text:p>1.79%</text:p>
          </table:table-cell>
          <table:table-cell table:formula="of:=[.AA$4]*ABS([.$O86])+[.AA$6]*ABS([.$L86])+[.AA$8]*ABS([.$Q86])" office:value-type="percentage" office:value="0.0162693196631007" calcext:value-type="percentage">
            <text:p>1.63%</text:p>
          </table:table-cell>
          <table:table-cell table:formula="of:=[.AB$4]*ABS([.$O86])+[.AB$6]*ABS([.$L86])+[.AB$8]*ABS([.$Q86])" office:value-type="percentage" office:value="0.00490574244181734" calcext:value-type="percentage">
            <text:p>0.49%</text:p>
          </table:table-cell>
          <table:table-cell table:formula="of:=[.AC$4]*ABS([.$O86])+[.AC$6]*ABS([.$L86])+[.AC$8]*ABS([.$Q86])" office:value-type="percentage" office:value="0.0273136773385377" calcext:value-type="percentage">
            <text:p>2.73%</text:p>
          </table:table-cell>
          <table:table-cell table:formula="of:=[.AD$4]*ABS([.$O86])+[.AD$6]*ABS([.$L86])+[.AD$8]*ABS([.$Q86])" office:value-type="percentage" office:value="0.0165885392089469" calcext:value-type="percentage">
            <text:p>1.6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76a291182ae2a33c1a8bc6baf134a35afd2e78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fsync</text:p>
          </table:table-cell>
          <table:table-cell office:value-type="string" calcext:value-type="string">
            <text:p>fsyncs/s</text:p>
          </table:table-cell>
          <table:table-cell office:value-type="float" office:value="5649.23364570489" calcext:value-type="float">
            <text:p>5649.23364570489</text:p>
          </table:table-cell>
          <table:table-cell office:value-type="float" office:value="4214.08333333333" calcext:value-type="float">
            <text:p>4214.08333333333</text:p>
          </table:table-cell>
          <table:table-cell office:value-type="float" office:value="6790.93" calcext:value-type="float">
            <text:p>6790.93</text:p>
          </table:table-cell>
          <table:table-cell office:value-type="float" office:value="389.287323089199" calcext:value-type="float">
            <text:p>389.287323089199</text:p>
          </table:table-cell>
          <table:table-cell office:value-type="float" office:value="49123.7708322165" calcext:value-type="float">
            <text:p>49123.7708322165</text:p>
          </table:table-cell>
          <table:table-cell office:value-type="percentage" office:value="0.0689097579430396" calcext:value-type="percentage">
            <text:p>6.89%</text:p>
          </table:table-cell>
          <table:table-cell office:value-type="percentage" office:value="-0.0242717914991772" calcext:value-type="percentage">
            <text:p>-2.43%</text:p>
          </table:table-cell>
          <table:table-cell office:value-type="percentage" office:value="-0.0142901192455063" calcext:value-type="percentage">
            <text:p>-1.43%</text:p>
          </table:table-cell>
          <table:table-cell office:value-type="percentage" office:value="-0.0087431623911419" calcext:value-type="percentage">
            <text:p>-0.87%</text:p>
          </table:table-cell>
          <table:table-cell office:value-type="percentage" office:value="-0.000262819721721115" calcext:value-type="percentage">
            <text:p>-0.03%</text:p>
          </table:table-cell>
          <table:table-cell office:value-type="percentage" office:value="0.0309082033318792" calcext:value-type="percentage">
            <text:p>3.09%</text:p>
          </table:table-cell>
          <table:table-cell table:formula="of:=[.AA$4]*ABS([.$M87])+[.AA$6]*ABS([.$L87])+[.AA$8]*ABS([.$Q87])" office:value-type="percentage" office:value="0.0413632509246987" calcext:value-type="percentage">
            <text:p>4.14%</text:p>
          </table:table-cell>
          <table:table-cell table:formula="of:=[.AB$4]*ABS([.$M87])+[.AB$6]*ABS([.$L87])+[.AB$8]*ABS([.$Q87])" office:value-type="percentage" office:value="0.0293992293268337" calcext:value-type="percentage">
            <text:p>2.94%</text:p>
          </table:table-cell>
          <table:table-cell table:formula="of:=[.AC$4]*ABS([.$M87])+[.AC$6]*ABS([.$L87])+[.AC$8]*ABS([.$Q87])" office:value-type="percentage" office:value="0.0606458058375373" calcext:value-type="percentage">
            <text:p>6.06%</text:p>
          </table:table-cell>
          <table:table-cell table:formula="of:=[.AD$4]*ABS([.$M87])+[.AD$6]*ABS([.$L87])+[.AD$8]*ABS([.$Q87])" office:value-type="percentage" office:value="0.034044717609725" calcext:value-type="percentage">
            <text:p>3.40%</text:p>
          </table:table-cell>
          <table:table-cell table:formula="of:=[.AA$4]*ABS([.$O87])+[.AA$6]*ABS([.$L87])+[.AA$8]*ABS([.$Q87])" office:value-type="percentage" office:value="0.0361870412220202" calcext:value-type="percentage">
            <text:p>3.62%</text:p>
          </table:table-cell>
          <table:table-cell table:formula="of:=[.AB$4]*ABS([.$O87])+[.AB$6]*ABS([.$L87])+[.AB$8]*ABS([.$Q87])" office:value-type="percentage" office:value="0.0169763260404054" calcext:value-type="percentage">
            <text:p>1.70%</text:p>
          </table:table-cell>
          <table:table-cell table:formula="of:=[.AC$4]*ABS([.$O87])+[.AC$6]*ABS([.$L87])+[.AC$8]*ABS([.$Q87])" office:value-type="percentage" office:value="0.0590929429267338" calcext:value-type="percentage">
            <text:p>5.91%</text:p>
          </table:table-cell>
          <table:table-cell table:formula="of:=[.AD$4]*ABS([.$O87])+[.AD$6]*ABS([.$L87])+[.AD$8]*ABS([.$Q87])" office:value-type="percentage" office:value="0.0324918546989215" calcext:value-type="percentage">
            <text:p>3.2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76a291182ae2a33c1a8bc6baf134a35afd2e78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fsync</text:p>
          </table:table-cell>
          <table:table-cell office:value-type="string" calcext:value-type="string">
            <text:p>fsyncs/s</text:p>
          </table:table-cell>
          <table:table-cell office:value-type="float" office:value="5558.23133168927" calcext:value-type="float">
            <text:p>5558.23133168927</text:p>
          </table:table-cell>
          <table:table-cell office:value-type="float" office:value="4146.12666666667" calcext:value-type="float">
            <text:p>4146.12666666667</text:p>
          </table:table-cell>
          <table:table-cell office:value-type="float" office:value="6869.64" calcext:value-type="float">
            <text:p>6869.64</text:p>
          </table:table-cell>
          <table:table-cell office:value-type="float" office:value="500.554357727161" calcext:value-type="float">
            <text:p>500.554357727161</text:p>
          </table:table-cell>
          <table:table-cell office:value-type="float" office:value="24166.2231812577" calcext:value-type="float">
            <text:p>24166.2231812577</text:p>
          </table:table-cell>
          <table:table-cell office:value-type="percentage" office:value="0.0900564096483965" calcext:value-type="percentage">
            <text:p>9.01%</text:p>
          </table:table-cell>
          <table:table-cell office:value-type="percentage" office:value="-0.0365536301386242" calcext:value-type="percentage">
            <text:p>-3.66%</text:p>
          </table:table-cell>
          <table:table-cell office:value-type="percentage" office:value="-0.0310687631024854" calcext:value-type="percentage">
            <text:p>-3.11%</text:p>
          </table:table-cell>
          <table:table-cell office:value-type="percentage" office:value="-0.0155288006010506" calcext:value-type="percentage">
            <text:p>-1.55%</text:p>
          </table:table-cell>
          <table:table-cell office:value-type="percentage" office:value="-0.000308198070782888" calcext:value-type="percentage">
            <text:p>-0.03%</text:p>
          </table:table-cell>
          <table:table-cell office:value-type="percentage" office:value="0.03470097626285" calcext:value-type="percentage">
            <text:p>3.47%</text:p>
          </table:table-cell>
          <table:table-cell table:formula="of:=[.AA$4]*ABS([.$M88])+[.AA$6]*ABS([.$L88])+[.AA$8]*ABS([.$Q88])" office:value-type="percentage" office:value="0.0537703386832902" calcext:value-type="percentage">
            <text:p>5.38%</text:p>
          </table:table-cell>
          <table:table-cell table:formula="of:=[.AB$4]*ABS([.$M88])+[.AB$6]*ABS([.$L88])+[.AB$8]*ABS([.$Q88])" office:value-type="percentage" office:value="0.041718642702024" calcext:value-type="percentage">
            <text:p>4.17%</text:p>
          </table:table-cell>
          <table:table-cell table:formula="of:=[.AC$4]*ABS([.$M88])+[.AC$6]*ABS([.$L88])+[.AC$8]*ABS([.$Q88])" office:value-type="percentage" office:value="0.0791705883588646" calcext:value-type="percentage">
            <text:p>7.92%</text:p>
          </table:table-cell>
          <table:table-cell table:formula="of:=[.AD$4]*ABS([.$M88])+[.AD$6]*ABS([.$L88])+[.AD$8]*ABS([.$Q88])" office:value-type="percentage" office:value="0.0404217849889821" calcext:value-type="percentage">
            <text:p>4.04%</text:p>
          </table:table-cell>
          <table:table-cell table:formula="of:=[.AA$4]*ABS([.$O88])+[.AA$6]*ABS([.$L88])+[.AA$8]*ABS([.$Q88])" office:value-type="percentage" office:value="0.0467620621707657" calcext:value-type="percentage">
            <text:p>4.68%</text:p>
          </table:table-cell>
          <table:table-cell table:formula="of:=[.AB$4]*ABS([.$O88])+[.AB$6]*ABS([.$L88])+[.AB$8]*ABS([.$Q88])" office:value-type="percentage" office:value="0.0248987790719651" calcext:value-type="percentage">
            <text:p>2.49%</text:p>
          </table:table-cell>
          <table:table-cell table:formula="of:=[.AC$4]*ABS([.$O88])+[.AC$6]*ABS([.$L88])+[.AC$8]*ABS([.$Q88])" office:value-type="percentage" office:value="0.0770681054051073" calcext:value-type="percentage">
            <text:p>7.71%</text:p>
          </table:table-cell>
          <table:table-cell table:formula="of:=[.AD$4]*ABS([.$O88])+[.AD$6]*ABS([.$L88])+[.AD$8]*ABS([.$Q88])" office:value-type="percentage" office:value="0.0383193020352247" calcext:value-type="percentage">
            <text:p>3.8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770e3a2ca8b8a0765a10a2afdb6a476e7e4f8e6c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read</text:p>
          </table:table-cell>
          <table:table-cell office:value-type="string" calcext:value-type="string">
            <text:p>reads/s</text:p>
          </table:table-cell>
          <table:table-cell office:value-type="float" office:value="2603.83805178792" calcext:value-type="float">
            <text:p>2603.83805178792</text:p>
          </table:table-cell>
          <table:table-cell office:value-type="float" office:value="2269.55333333333" calcext:value-type="float">
            <text:p>2269.55333333333</text:p>
          </table:table-cell>
          <table:table-cell office:value-type="float" office:value="2731.54" calcext:value-type="float">
            <text:p>2731.54</text:p>
          </table:table-cell>
          <table:table-cell office:value-type="float" office:value="63.8594991324769" calcext:value-type="float">
            <text:p>63.8594991324769</text:p>
          </table:table-cell>
          <table:table-cell office:value-type="float" office:value="44739.4854259092" calcext:value-type="float">
            <text:p>44739.4854259092</text:p>
          </table:table-cell>
          <table:table-cell office:value-type="percentage" office:value="0.0245251424483285" calcext:value-type="percentage">
            <text:p>2.45%</text:p>
          </table:table-cell>
          <table:table-cell office:value-type="percentage" office:value="-0.00954853110347818" calcext:value-type="percentage">
            <text:p>-0.95%</text:p>
          </table:table-cell>
          <table:table-cell table:number-columns-repeated="3" office:value-type="percentage" office:value="0.00000527441635348522" calcext:value-type="percentage">
            <text:p>0.00%</text:p>
          </table:table-cell>
          <table:table-cell office:value-type="percentage" office:value="0.0152948213600765" calcext:value-type="percentage">
            <text:p>1.53%</text:p>
          </table:table-cell>
          <table:table-cell table:formula="of:=[.AA$4]*ABS([.$M89])+[.AA$6]*ABS([.$L89])+[.AA$8]*ABS([.$Q89])" office:value-type="percentage" office:value="0.0164561649706277" calcext:value-type="percentage">
            <text:p>1.65%</text:p>
          </table:table-cell>
          <table:table-cell table:formula="of:=[.AB$4]*ABS([.$M89])+[.AB$6]*ABS([.$L89])+[.AB$8]*ABS([.$Q89])" office:value-type="percentage" office:value="0.011620821263623" calcext:value-type="percentage">
            <text:p>1.16%</text:p>
          </table:table-cell>
          <table:table-cell table:formula="of:=[.AC$4]*ABS([.$M89])+[.AC$6]*ABS([.$L89])+[.AC$8]*ABS([.$Q89])" office:value-type="percentage" office:value="0.0221044492050183" calcext:value-type="percentage">
            <text:p>2.21%</text:p>
          </table:table-cell>
          <table:table-cell table:formula="of:=[.AD$4]*ABS([.$M89])+[.AD$6]*ABS([.$L89])+[.AD$8]*ABS([.$Q89])" office:value-type="percentage" office:value="0.0156432244432419" calcext:value-type="percentage">
            <text:p>1.56%</text:p>
          </table:table-cell>
          <table:table-cell table:formula="of:=[.AA$4]*ABS([.$O89])+[.AA$6]*ABS([.$L89])+[.AA$8]*ABS([.$Q89])" office:value-type="percentage" office:value="0.0132750794082529" calcext:value-type="percentage">
            <text:p>1.33%</text:p>
          </table:table-cell>
          <table:table-cell table:formula="of:=[.AB$4]*ABS([.$O89])+[.AB$6]*ABS([.$L89])+[.AB$8]*ABS([.$Q89])" office:value-type="percentage" office:value="0.00398621591392329" calcext:value-type="percentage">
            <text:p>0.40%</text:p>
          </table:table-cell>
          <table:table-cell table:formula="of:=[.AC$4]*ABS([.$O89])+[.AC$6]*ABS([.$L89])+[.AC$8]*ABS([.$Q89])" office:value-type="percentage" office:value="0.0211501235363058" calcext:value-type="percentage">
            <text:p>2.12%</text:p>
          </table:table-cell>
          <table:table-cell table:formula="of:=[.AD$4]*ABS([.$O89])+[.AD$6]*ABS([.$L89])+[.AD$8]*ABS([.$Q89])" office:value-type="percentage" office:value="0.0146888987745294" calcext:value-type="percentage">
            <text:p>1.4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770e3a2ca8b8a0765a10a2afdb6a476e7e4f8e6c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read</text:p>
          </table:table-cell>
          <table:table-cell office:value-type="string" calcext:value-type="string">
            <text:p>reads/s</text:p>
          </table:table-cell>
          <table:table-cell office:value-type="float" office:value="2512.70085080148" calcext:value-type="float">
            <text:p>2512.70085080148</text:p>
          </table:table-cell>
          <table:table-cell office:value-type="float" office:value="1967.89666666667" calcext:value-type="float">
            <text:p>1967.89666666667</text:p>
          </table:table-cell>
          <table:table-cell office:value-type="float" office:value="2901.52666666667" calcext:value-type="float">
            <text:p>2901.52666666667</text:p>
          </table:table-cell>
          <table:table-cell office:value-type="float" office:value="122.914512952948" calcext:value-type="float">
            <text:p>122.914512952948</text:p>
          </table:table-cell>
          <table:table-cell office:value-type="float" office:value="43173.5541374825" calcext:value-type="float">
            <text:p>43173.5541374825</text:p>
          </table:table-cell>
          <table:table-cell office:value-type="percentage" office:value="0.0489172887069871" calcext:value-type="percentage">
            <text:p>4.89%</text:p>
          </table:table-cell>
          <table:table-cell office:value-type="percentage" office:value="-0.0170447118242012" calcext:value-type="percentage">
            <text:p>-1.70%</text:p>
          </table:table-cell>
          <table:table-cell office:value-type="percentage" office:value="-0.00688302800133402" calcext:value-type="percentage">
            <text:p>-0.69%</text:p>
          </table:table-cell>
          <table:table-cell office:value-type="percentage" office:value="-0.00264194121327648" calcext:value-type="percentage">
            <text:p>-0.26%</text:p>
          </table:table-cell>
          <table:table-cell office:value-type="percentage" office:value="-0.00000989669185991755" calcext:value-type="percentage">
            <text:p>0.00%</text:p>
          </table:table-cell>
          <table:table-cell office:value-type="percentage" office:value="0.0181744960177843" calcext:value-type="percentage">
            <text:p>1.82%</text:p>
          </table:table-cell>
          <table:table-cell table:formula="of:=[.AA$4]*ABS([.$M90])+[.AA$6]*ABS([.$L90])+[.AA$8]*ABS([.$Q90])" office:value-type="percentage" office:value="0.0280454988496575" calcext:value-type="percentage">
            <text:p>2.80%</text:p>
          </table:table-cell>
          <table:table-cell table:formula="of:=[.AB$4]*ABS([.$M90])+[.AB$6]*ABS([.$L90])+[.AB$8]*ABS([.$Q90])" office:value-type="percentage" office:value="0.0203449479318381" calcext:value-type="percentage">
            <text:p>2.03%</text:p>
          </table:table-cell>
          <table:table-cell table:formula="of:=[.AC$4]*ABS([.$M90])+[.AC$6]*ABS([.$L90])+[.AC$8]*ABS([.$Q90])" office:value-type="percentage" office:value="0.0426557517497882" calcext:value-type="percentage">
            <text:p>4.27%</text:p>
          </table:table-cell>
          <table:table-cell table:formula="of:=[.AD$4]*ABS([.$M90])+[.AD$6]*ABS([.$L90])+[.AD$8]*ABS([.$Q90])" office:value-type="percentage" office:value="0.0211357968673462" calcext:value-type="percentage">
            <text:p>2.11%</text:p>
          </table:table-cell>
          <table:table-cell table:formula="of:=[.AA$4]*ABS([.$O90])+[.AA$6]*ABS([.$L90])+[.AA$8]*ABS([.$Q90])" office:value-type="percentage" office:value="0.0232445753126826" calcext:value-type="percentage">
            <text:p>2.32%</text:p>
          </table:table-cell>
          <table:table-cell table:formula="of:=[.AB$4]*ABS([.$O90])+[.AB$6]*ABS([.$L90])+[.AB$8]*ABS([.$Q90])" office:value-type="percentage" office:value="0.00882273144309832" calcext:value-type="percentage">
            <text:p>0.88%</text:p>
          </table:table-cell>
          <table:table-cell table:formula="of:=[.AC$4]*ABS([.$O90])+[.AC$6]*ABS([.$L90])+[.AC$8]*ABS([.$Q90])" office:value-type="percentage" office:value="0.0412154746886957" calcext:value-type="percentage">
            <text:p>4.12%</text:p>
          </table:table-cell>
          <table:table-cell table:formula="of:=[.AD$4]*ABS([.$O90])+[.AD$6]*ABS([.$L90])+[.AD$8]*ABS([.$Q90])" office:value-type="percentage" office:value="0.0196955198062538" calcext:value-type="percentage">
            <text:p>1.9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770e3a2ca8b8a0765a10a2afdb6a476e7e4f8e6c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read</text:p>
          </table:table-cell>
          <table:table-cell office:value-type="string" calcext:value-type="string">
            <text:p>reads/s</text:p>
          </table:table-cell>
          <table:table-cell office:value-type="float" office:value="2759.36063296342" calcext:value-type="float">
            <text:p>2759.36063296342</text:p>
          </table:table-cell>
          <table:table-cell office:value-type="float" office:value="2229.87" calcext:value-type="float">
            <text:p>2229.87</text:p>
          </table:table-cell>
          <table:table-cell office:value-type="float" office:value="2987.85" calcext:value-type="float">
            <text:p>2987.85</text:p>
          </table:table-cell>
          <table:table-cell office:value-type="float" office:value="160.543440765148" calcext:value-type="float">
            <text:p>160.543440765148</text:p>
          </table:table-cell>
          <table:table-cell office:value-type="float" office:value="23705.8473622287" calcext:value-type="float">
            <text:p>23705.8473622287</text:p>
          </table:table-cell>
          <table:table-cell office:value-type="percentage" office:value="0.0581813913148179" calcext:value-type="percentage">
            <text:p>5.82%</text:p>
          </table:table-cell>
          <table:table-cell office:value-type="percentage" office:value="-0.0243915763963639" calcext:value-type="percentage">
            <text:p>-2.44%</text:p>
          </table:table-cell>
          <table:table-cell office:value-type="percentage" office:value="-0.00978627536590009" calcext:value-type="percentage">
            <text:p>-0.98%</text:p>
          </table:table-cell>
          <table:table-cell table:number-columns-repeated="2" office:value-type="percentage" office:value="0.000117224106096373" calcext:value-type="percentage">
            <text:p>0.01%</text:p>
          </table:table-cell>
          <table:table-cell office:value-type="percentage" office:value="0.0147154200967128" calcext:value-type="percentage">
            <text:p>1.47%</text:p>
          </table:table-cell>
          <table:table-cell table:formula="of:=[.AA$4]*ABS([.$M91])+[.AA$6]*ABS([.$L91])+[.AA$8]*ABS([.$Q91])" office:value-type="percentage" office:value="0.0324294626026316" calcext:value-type="percentage">
            <text:p>3.24%</text:p>
          </table:table-cell>
          <table:table-cell table:formula="of:=[.AB$4]*ABS([.$M91])+[.AB$6]*ABS([.$L91])+[.AB$8]*ABS([.$Q91])" office:value-type="percentage" office:value="0.0268029422582442" calcext:value-type="percentage">
            <text:p>2.68%</text:p>
          </table:table-cell>
          <table:table-cell table:formula="of:=[.AC$4]*ABS([.$M91])+[.AC$6]*ABS([.$L91])+[.AC$8]*ABS([.$Q91])" office:value-type="percentage" office:value="0.050455812701162" calcext:value-type="percentage">
            <text:p>5.05%</text:p>
          </table:table-cell>
          <table:table-cell table:formula="of:=[.AD$4]*ABS([.$M91])+[.AD$6]*ABS([.$L91])+[.AD$8]*ABS([.$Q91])" office:value-type="percentage" office:value="0.0200296328484885" calcext:value-type="percentage">
            <text:p>2.00%</text:p>
          </table:table-cell>
          <table:table-cell table:formula="of:=[.AA$4]*ABS([.$O91])+[.AA$6]*ABS([.$L91])+[.AA$8]*ABS([.$Q91])" office:value-type="percentage" office:value="0.024338011839209" calcext:value-type="percentage">
            <text:p>2.43%</text:p>
          </table:table-cell>
          <table:table-cell table:formula="of:=[.AB$4]*ABS([.$O91])+[.AB$6]*ABS([.$L91])+[.AB$8]*ABS([.$Q91])" office:value-type="percentage" office:value="0.00738346042603018" calcext:value-type="percentage">
            <text:p>0.74%</text:p>
          </table:table-cell>
          <table:table-cell table:formula="of:=[.AC$4]*ABS([.$O91])+[.AC$6]*ABS([.$L91])+[.AC$8]*ABS([.$Q91])" office:value-type="percentage" office:value="0.0480283774721353" calcext:value-type="percentage">
            <text:p>4.80%</text:p>
          </table:table-cell>
          <table:table-cell table:formula="of:=[.AD$4]*ABS([.$O91])+[.AD$6]*ABS([.$L91])+[.AD$8]*ABS([.$Q91])" office:value-type="percentage" office:value="0.0176021976194617" calcext:value-type="percentage">
            <text:p>1.7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770e3a2ca8b8a0765a10a2afdb6a476e7e4f8e6c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read</text:p>
          </table:table-cell>
          <table:table-cell office:value-type="string" calcext:value-type="string">
            <text:p>reads/s</text:p>
          </table:table-cell>
          <table:table-cell office:value-type="float" office:value="2765.42147143444" calcext:value-type="float">
            <text:p>2765.42147143444</text:p>
          </table:table-cell>
          <table:table-cell office:value-type="float" office:value="2335.95666666667" calcext:value-type="float">
            <text:p>2335.95666666667</text:p>
          </table:table-cell>
          <table:table-cell office:value-type="float" office:value="2932.65666666667" calcext:value-type="float">
            <text:p>2932.65666666667</text:p>
          </table:table-cell>
          <table:table-cell office:value-type="float" office:value="88.6433048337629" calcext:value-type="float">
            <text:p>88.6433048337629</text:p>
          </table:table-cell>
          <table:table-cell office:value-type="float" office:value="24047.1432298647" calcext:value-type="float">
            <text:p>24047.1432298647</text:p>
          </table:table-cell>
          <table:table-cell office:value-type="percentage" office:value="0.0320541753759448" calcext:value-type="percentage">
            <text:p>3.21%</text:p>
          </table:table-cell>
          <table:table-cell office:value-type="percentage" office:value="-0.0128854820960842" calcext:value-type="percentage">
            <text:p>-1.29%</text:p>
          </table:table-cell>
          <table:table-cell office:value-type="percentage" office:value="-0.00119562987248736" calcext:value-type="percentage">
            <text:p>-0.12%</text:p>
          </table:table-cell>
          <table:table-cell table:number-columns-repeated="2" office:value-type="percentage" office:value="0.0000356628670684651" calcext:value-type="percentage">
            <text:p>0.00%</text:p>
          </table:table-cell>
          <table:table-cell office:value-type="percentage" office:value="0.0167312333726716" calcext:value-type="percentage">
            <text:p>1.67%</text:p>
          </table:table-cell>
          <table:table-cell table:formula="of:=[.AA$4]*ABS([.$M92])+[.AA$6]*ABS([.$L92])+[.AA$8]*ABS([.$Q92])" office:value-type="percentage" office:value="0.0205569636149002" calcext:value-type="percentage">
            <text:p>2.06%</text:p>
          </table:table-cell>
          <table:table-cell table:formula="of:=[.AB$4]*ABS([.$M92])+[.AB$6]*ABS([.$L92])+[.AB$8]*ABS([.$Q92])" office:value-type="percentage" office:value="0.015186926551729" calcext:value-type="percentage">
            <text:p>1.52%</text:p>
          </table:table-cell>
          <table:table-cell table:formula="of:=[.AC$4]*ABS([.$M92])+[.AC$6]*ABS([.$L92])+[.AC$8]*ABS([.$Q92])" office:value-type="percentage" office:value="0.0286050118476314" calcext:value-type="percentage">
            <text:p>2.86%</text:p>
          </table:table-cell>
          <table:table-cell table:formula="of:=[.AD$4]*ABS([.$M92])+[.AD$6]*ABS([.$L92])+[.AD$8]*ABS([.$Q92])" office:value-type="percentage" office:value="0.0178789524453401" calcext:value-type="percentage">
            <text:p>1.79%</text:p>
          </table:table-cell>
          <table:table-cell table:formula="of:=[.AA$4]*ABS([.$O92])+[.AA$6]*ABS([.$L92])+[.AA$8]*ABS([.$Q92])" office:value-type="percentage" office:value="0.0162736905385616" calcext:value-type="percentage">
            <text:p>1.63%</text:p>
          </table:table-cell>
          <table:table-cell table:formula="of:=[.AB$4]*ABS([.$O92])+[.AB$6]*ABS([.$L92])+[.AB$8]*ABS([.$Q92])" office:value-type="percentage" office:value="0.00490707116851641" calcext:value-type="percentage">
            <text:p>0.49%</text:p>
          </table:table-cell>
          <table:table-cell table:formula="of:=[.AC$4]*ABS([.$O92])+[.AC$6]*ABS([.$L92])+[.AC$8]*ABS([.$Q92])" office:value-type="percentage" office:value="0.0273200299247298" calcext:value-type="percentage">
            <text:p>2.73%</text:p>
          </table:table-cell>
          <table:table-cell table:formula="of:=[.AD$4]*ABS([.$O92])+[.AD$6]*ABS([.$L92])+[.AD$8]*ABS([.$Q92])" office:value-type="percentage" office:value="0.0165939705224386" calcext:value-type="percentage">
            <text:p>1.6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770e3a2ca8b8a0765a10a2afdb6a476e7e4f8e6c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read</text:p>
          </table:table-cell>
          <table:table-cell office:value-type="string" calcext:value-type="string">
            <text:p>reads/s</text:p>
          </table:table-cell>
          <table:table-cell office:value-type="float" office:value="2647.60950678175" calcext:value-type="float">
            <text:p>2647.60950678175</text:p>
          </table:table-cell>
          <table:table-cell office:value-type="float" office:value="1974.46666666667" calcext:value-type="float">
            <text:p>1974.46666666667</text:p>
          </table:table-cell>
          <table:table-cell office:value-type="float" office:value="3182.58" calcext:value-type="float">
            <text:p>3182.58</text:p>
          </table:table-cell>
          <table:table-cell office:value-type="float" office:value="182.478419467738" calcext:value-type="float">
            <text:p>182.478419467738</text:p>
          </table:table-cell>
          <table:table-cell office:value-type="float" office:value="23022.6913633196" calcext:value-type="float">
            <text:p>23022.6913633196</text:p>
          </table:table-cell>
          <table:table-cell office:value-type="percentage" office:value="0.0689219535586069" calcext:value-type="percentage">
            <text:p>6.89%</text:p>
          </table:table-cell>
          <table:table-cell office:value-type="percentage" office:value="-0.0242755629634929" calcext:value-type="percentage">
            <text:p>-2.43%</text:p>
          </table:table-cell>
          <table:table-cell office:value-type="percentage" office:value="-0.014292857566606" calcext:value-type="percentage">
            <text:p>-1.43%</text:p>
          </table:table-cell>
          <table:table-cell office:value-type="percentage" office:value="-0.00874491322150695" calcext:value-type="percentage">
            <text:p>-0.87%</text:p>
          </table:table-cell>
          <table:table-cell office:value-type="percentage" office:value="-0.00026285923380771" calcext:value-type="percentage">
            <text:p>-0.03%</text:p>
          </table:table-cell>
          <table:table-cell office:value-type="percentage" office:value="0.0309138116578111" calcext:value-type="percentage">
            <text:p>3.09%</text:p>
          </table:table-cell>
          <table:table-cell table:formula="of:=[.AA$4]*ABS([.$M93])+[.AA$6]*ABS([.$L93])+[.AA$8]*ABS([.$Q93])" office:value-type="percentage" office:value="0.041370442726637" calcext:value-type="percentage">
            <text:p>4.14%</text:p>
          </table:table-cell>
          <table:table-cell table:formula="of:=[.AB$4]*ABS([.$M93])+[.AB$6]*ABS([.$L93])+[.AB$8]*ABS([.$Q93])" office:value-type="percentage" office:value="0.0294040268924361" calcext:value-type="percentage">
            <text:p>2.94%</text:p>
          </table:table-cell>
          <table:table-cell table:formula="of:=[.AC$4]*ABS([.$M93])+[.AC$6]*ABS([.$L93])+[.AC$8]*ABS([.$Q93])" office:value-type="percentage" office:value="0.0606565003090159" calcext:value-type="percentage">
            <text:p>6.07%</text:p>
          </table:table-cell>
          <table:table-cell table:formula="of:=[.AD$4]*ABS([.$M93])+[.AD$6]*ABS([.$L93])+[.AD$8]*ABS([.$Q93])" office:value-type="percentage" office:value="0.0340508009784589" calcext:value-type="percentage">
            <text:p>3.41%</text:p>
          </table:table-cell>
          <table:table-cell table:formula="of:=[.AA$4]*ABS([.$O93])+[.AA$6]*ABS([.$L93])+[.AA$8]*ABS([.$Q93])" office:value-type="percentage" office:value="0.0361935594793083" calcext:value-type="percentage">
            <text:p>3.62%</text:p>
          </table:table-cell>
          <table:table-cell table:formula="of:=[.AB$4]*ABS([.$O93])+[.AB$6]*ABS([.$L93])+[.AB$8]*ABS([.$Q93])" office:value-type="percentage" office:value="0.0169795070988474" calcext:value-type="percentage">
            <text:p>1.70%</text:p>
          </table:table-cell>
          <table:table-cell table:formula="of:=[.AC$4]*ABS([.$O93])+[.AC$6]*ABS([.$L93])+[.AC$8]*ABS([.$Q93])" office:value-type="percentage" office:value="0.0591034353348173" calcext:value-type="percentage">
            <text:p>5.91%</text:p>
          </table:table-cell>
          <table:table-cell table:formula="of:=[.AD$4]*ABS([.$O93])+[.AD$6]*ABS([.$L93])+[.AD$8]*ABS([.$Q93])" office:value-type="percentage" office:value="0.0324977360042603" calcext:value-type="percentage">
            <text:p>3.2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770e3a2ca8b8a0765a10a2afdb6a476e7e4f8e6c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read</text:p>
          </table:table-cell>
          <table:table-cell office:value-type="string" calcext:value-type="string">
            <text:p>reads/s</text:p>
          </table:table-cell>
          <table:table-cell office:value-type="float" office:value="2604.93538840937" calcext:value-type="float">
            <text:p>2604.93538840937</text:p>
          </table:table-cell>
          <table:table-cell office:value-type="float" office:value="1943.06666666667" calcext:value-type="float">
            <text:p>1943.06666666667</text:p>
          </table:table-cell>
          <table:table-cell office:value-type="float" office:value="3219.37333333333" calcext:value-type="float">
            <text:p>3219.37333333333</text:p>
          </table:table-cell>
          <table:table-cell office:value-type="float" office:value="234.63624144976" calcext:value-type="float">
            <text:p>234.63624144976</text:p>
          </table:table-cell>
          <table:table-cell office:value-type="float" office:value="11325.8060365625" calcext:value-type="float">
            <text:p>11325.8060365625</text:p>
          </table:table-cell>
          <table:table-cell office:value-type="percentage" office:value="0.0900737279295951" calcext:value-type="percentage">
            <text:p>9.01%</text:p>
          </table:table-cell>
          <table:table-cell office:value-type="percentage" office:value="-0.036560760206137" calcext:value-type="percentage">
            <text:p>-3.66%</text:p>
          </table:table-cell>
          <table:table-cell office:value-type="percentage" office:value="-0.0310749127854984" calcext:value-type="percentage">
            <text:p>-3.11%</text:p>
          </table:table-cell>
          <table:table-cell office:value-type="percentage" office:value="-0.0155312319071952" calcext:value-type="percentage">
            <text:p>-1.55%</text:p>
          </table:table-cell>
          <table:table-cell office:value-type="percentage" office:value="-0.000308121945500432" calcext:value-type="percentage">
            <text:p>-0.03%</text:p>
          </table:table-cell>
          <table:table-cell office:value-type="percentage" office:value="0.0347105433561002" calcext:value-type="percentage">
            <text:p>3.47%</text:p>
          </table:table-cell>
          <table:table-cell table:formula="of:=[.AA$4]*ABS([.$M94])+[.AA$6]*ABS([.$L94])+[.AA$8]*ABS([.$Q94])" office:value-type="percentage" office:value="0.0537816771639441" calcext:value-type="percentage">
            <text:p>5.38%</text:p>
          </table:table-cell>
          <table:table-cell table:formula="of:=[.AB$4]*ABS([.$M94])+[.AB$6]*ABS([.$L94])+[.AB$8]*ABS([.$Q94])" office:value-type="percentage" office:value="0.0417270352934791" calcext:value-type="percentage">
            <text:p>4.17%</text:p>
          </table:table-cell>
          <table:table-cell table:formula="of:=[.AC$4]*ABS([.$M94])+[.AC$6]*ABS([.$L94])+[.AC$8]*ABS([.$Q94])" office:value-type="percentage" office:value="0.0791861126998998" calcext:value-type="percentage">
            <text:p>7.92%</text:p>
          </table:table-cell>
          <table:table-cell table:formula="of:=[.AD$4]*ABS([.$M94])+[.AD$6]*ABS([.$L94])+[.AD$8]*ABS([.$Q94])" office:value-type="percentage" office:value="0.0404318834984534" calcext:value-type="percentage">
            <text:p>4.04%</text:p>
          </table:table-cell>
          <table:table-cell table:formula="of:=[.AA$4]*ABS([.$O94])+[.AA$6]*ABS([.$L94])+[.AA$8]*ABS([.$Q94])" office:value-type="percentage" office:value="0.0467718343976302" calcext:value-type="percentage">
            <text:p>4.68%</text:p>
          </table:table-cell>
          <table:table-cell table:formula="of:=[.AB$4]*ABS([.$O94])+[.AB$6]*ABS([.$L94])+[.AB$8]*ABS([.$Q94])" office:value-type="percentage" office:value="0.0249034126543257" calcext:value-type="percentage">
            <text:p>2.49%</text:p>
          </table:table-cell>
          <table:table-cell table:formula="of:=[.AC$4]*ABS([.$O94])+[.AC$6]*ABS([.$L94])+[.AC$8]*ABS([.$Q94])" office:value-type="percentage" office:value="0.0770831598700056" calcext:value-type="percentage">
            <text:p>7.71%</text:p>
          </table:table-cell>
          <table:table-cell table:formula="of:=[.AD$4]*ABS([.$O94])+[.AD$6]*ABS([.$L94])+[.AD$8]*ABS([.$Q94])" office:value-type="percentage" office:value="0.0383289306685592" calcext:value-type="percentage">
            <text:p>3.8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7d7b07646009b4a87b48c9519d7a95a5a994ba93</text:p>
          </table:table-cell>
          <table:table-cell office:value-type="string" calcext:value-type="string">
            <text:p>web-benchmark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req/s</text:p>
          </table:table-cell>
          <table:table-cell office:value-type="float" office:value="11.8962166050144" calcext:value-type="float">
            <text:p>11.8962166050144</text:p>
          </table:table-cell>
          <table:table-cell office:value-type="float" office:value="11.51" calcext:value-type="float">
            <text:p>11.51</text:p>
          </table:table-cell>
          <table:table-cell office:value-type="float" office:value="12.12" calcext:value-type="float">
            <text:p>12.12</text:p>
          </table:table-cell>
          <table:table-cell office:value-type="float" office:value="0.0956955237785875" calcext:value-type="float">
            <text:p>0.095695523778588</text:p>
          </table:table-cell>
          <table:table-cell office:value-type="float" office:value="204.402347165196" calcext:value-type="float">
            <text:p>204.402347165196</text:p>
          </table:table-cell>
          <table:table-cell office:value-type="percentage" office:value="0.00804419816450305" calcext:value-type="percentage">
            <text:p>0.80%</text:p>
          </table:table-cell>
          <table:table-cell office:value-type="percentage" office:value="-0.00328470900604692" calcext:value-type="percentage">
            <text:p>-0.33%</text:p>
          </table:table-cell>
          <table:table-cell table:number-columns-repeated="3" office:value-type="percentage" office:value="0.00000772711847819258" calcext:value-type="percentage">
            <text:p>0.00%</text:p>
          </table:table-cell>
          <table:table-cell office:value-type="percentage" office:value="0.00422213247902462" calcext:value-type="percentage">
            <text:p>0.42%</text:p>
          </table:table-cell>
          <table:table-cell table:formula="of:=[.AA$4]*ABS([.$M95])+[.AA$6]*ABS([.$L95])+[.AA$8]*ABS([.$Q95])" office:value-type="percentage" office:value="0.00518367988319153" calcext:value-type="percentage">
            <text:p>0.52%</text:p>
          </table:table-cell>
          <table:table-cell table:formula="of:=[.AB$4]*ABS([.$M95])+[.AB$6]*ABS([.$L95])+[.AB$8]*ABS([.$Q95])" office:value-type="percentage" office:value="0.0038544002691903" calcext:value-type="percentage">
            <text:p>0.39%</text:p>
          </table:table-cell>
          <table:table-cell table:formula="of:=[.AC$4]*ABS([.$M95])+[.AC$6]*ABS([.$L95])+[.AC$8]*ABS([.$Q95])" office:value-type="percentage" office:value="0.0071860426801096" calcext:value-type="percentage">
            <text:p>0.72%</text:p>
          </table:table-cell>
          <table:table-cell table:formula="of:=[.AD$4]*ABS([.$M95])+[.AD$6]*ABS([.$L95])+[.AD$8]*ABS([.$Q95])" office:value-type="percentage" office:value="0.00451059670027469" calcext:value-type="percentage">
            <text:p>0.45%</text:p>
          </table:table-cell>
          <table:table-cell table:formula="of:=[.AA$4]*ABS([.$O95])+[.AA$6]*ABS([.$L95])+[.AA$8]*ABS([.$Q95])" office:value-type="percentage" office:value="0.00409135258733529" calcext:value-type="percentage">
            <text:p>0.41%</text:p>
          </table:table-cell>
          <table:table-cell table:formula="of:=[.AB$4]*ABS([.$O95])+[.AB$6]*ABS([.$L95])+[.AB$8]*ABS([.$Q95])" office:value-type="percentage" office:value="0.00123281475913532" calcext:value-type="percentage">
            <text:p>0.12%</text:p>
          </table:table-cell>
          <table:table-cell table:formula="of:=[.AC$4]*ABS([.$O95])+[.AC$6]*ABS([.$L95])+[.AC$8]*ABS([.$Q95])" office:value-type="percentage" office:value="0.00685834449135272" calcext:value-type="percentage">
            <text:p>0.69%</text:p>
          </table:table-cell>
          <table:table-cell table:formula="of:=[.AD$4]*ABS([.$O95])+[.AD$6]*ABS([.$L95])+[.AD$8]*ABS([.$Q95])" office:value-type="percentage" office:value="0.00418289851151782" calcext:value-type="percentage">
            <text:p>0.4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7d7b07646009b4a87b48c9519d7a95a5a994ba93</text:p>
          </table:table-cell>
          <table:table-cell office:value-type="string" calcext:value-type="string">
            <text:p>web-benchmark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req/s</text:p>
          </table:table-cell>
          <table:table-cell office:value-type="float" office:value="11.9077489711934" calcext:value-type="float">
            <text:p>11.9077489711934</text:p>
          </table:table-cell>
          <table:table-cell office:value-type="float" office:value="10.7866666666667" calcext:value-type="float">
            <text:p>10.7866666666667</text:p>
          </table:table-cell>
          <table:table-cell office:value-type="float" office:value="12.1466666666667" calcext:value-type="float">
            <text:p>12.1466666666667</text:p>
          </table:table-cell>
          <table:table-cell office:value-type="float" office:value="0.106763810714574" calcext:value-type="float">
            <text:p>0.106763810714574</text:p>
          </table:table-cell>
          <table:table-cell office:value-type="float" office:value="204.600497786828" calcext:value-type="float">
            <text:p>204.600497786828</text:p>
          </table:table-cell>
          <table:table-cell office:value-type="percentage" office:value="0.00896591043133775" calcext:value-type="percentage">
            <text:p>0.90%</text:p>
          </table:table-cell>
          <table:table-cell office:value-type="percentage" office:value="-0.00339183332033948" calcext:value-type="percentage">
            <text:p>-0.34%</text:p>
          </table:table-cell>
          <table:table-cell table:number-columns-repeated="3" office:value-type="percentage" office:value="-0.00000299811985411841" calcext:value-type="percentage">
            <text:p>0.00%</text:p>
          </table:table-cell>
          <table:table-cell office:value-type="percentage" office:value="0.00470174618578554" calcext:value-type="percentage">
            <text:p>0.47%</text:p>
          </table:table-cell>
          <table:table-cell table:formula="of:=[.AA$4]*ABS([.$M96])+[.AA$6]*ABS([.$L96])+[.AA$8]*ABS([.$Q96])" office:value-type="percentage" office:value="0.00568649664582092" calcext:value-type="percentage">
            <text:p>0.57%</text:p>
          </table:table-cell>
          <table:table-cell table:formula="of:=[.AB$4]*ABS([.$M96])+[.AB$6]*ABS([.$L96])+[.AB$8]*ABS([.$Q96])" office:value-type="percentage" office:value="0.00408023231798391" calcext:value-type="percentage">
            <text:p>0.41%</text:p>
          </table:table-cell>
          <table:table-cell table:formula="of:=[.AC$4]*ABS([.$M96])+[.AC$6]*ABS([.$L96])+[.AC$8]*ABS([.$Q96])" office:value-type="percentage" office:value="0.00798208629568271" calcext:value-type="percentage">
            <text:p>0.80%</text:p>
          </table:table-cell>
          <table:table-cell table:formula="of:=[.AD$4]*ABS([.$M96])+[.AD$6]*ABS([.$L96])+[.AD$8]*ABS([.$Q96])" office:value-type="percentage" office:value="0.00499717132379616" calcext:value-type="percentage">
            <text:p>0.50%</text:p>
          </table:table-cell>
          <table:table-cell table:formula="of:=[.AA$4]*ABS([.$O96])+[.AA$6]*ABS([.$L96])+[.AA$8]*ABS([.$Q96])" office:value-type="percentage" office:value="0.0045568849123258" calcext:value-type="percentage">
            <text:p>0.46%</text:p>
          </table:table-cell>
          <table:table-cell table:formula="of:=[.AB$4]*ABS([.$O96])+[.AB$6]*ABS([.$L96])+[.AB$8]*ABS([.$Q96])" office:value-type="percentage" office:value="0.00136916415759562" calcext:value-type="percentage">
            <text:p>0.14%</text:p>
          </table:table-cell>
          <table:table-cell table:formula="of:=[.AC$4]*ABS([.$O96])+[.AC$6]*ABS([.$L96])+[.AC$8]*ABS([.$Q96])" office:value-type="percentage" office:value="0.00764320277563417" calcext:value-type="percentage">
            <text:p>0.76%</text:p>
          </table:table-cell>
          <table:table-cell table:formula="of:=[.AD$4]*ABS([.$O96])+[.AD$6]*ABS([.$L96])+[.AD$8]*ABS([.$Q96])" office:value-type="percentage" office:value="0.00465828780374762" calcext:value-type="percentage">
            <text:p>0.4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7d7b07646009b4a87b48c9519d7a95a5a994ba93</text:p>
          </table:table-cell>
          <table:table-cell office:value-type="string" calcext:value-type="string">
            <text:p>web-benchmark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req/s</text:p>
          </table:table-cell>
          <table:table-cell office:value-type="float" office:value="23.7424332100288" calcext:value-type="float">
            <text:p>23.7424332100288</text:p>
          </table:table-cell>
          <table:table-cell office:value-type="float" office:value="14.4466666666667" calcext:value-type="float">
            <text:p>14.4466666666667</text:p>
          </table:table-cell>
          <table:table-cell office:value-type="float" office:value="24.5766666666667" calcext:value-type="float">
            <text:p>24.5766666666667</text:p>
          </table:table-cell>
          <table:table-cell office:value-type="float" office:value="1.73939943541178" calcext:value-type="float">
            <text:p>1.73939943541178</text:p>
          </table:table-cell>
          <table:table-cell office:value-type="float" office:value="203.972793900591" calcext:value-type="float">
            <text:p>203.972793900591</text:p>
          </table:table-cell>
          <table:table-cell office:value-type="percentage" office:value="0.0732612121101834" calcext:value-type="percentage">
            <text:p>7.33%</text:p>
          </table:table-cell>
          <table:table-cell office:value-type="percentage" office:value="-0.017237660645469" calcext:value-type="percentage">
            <text:p>-1.72%</text:p>
          </table:table-cell>
          <table:table-cell table:number-columns-repeated="3" office:value-type="percentage" office:value="0.00011819024401285" calcext:value-type="percentage">
            <text:p>0.01%</text:p>
          </table:table-cell>
          <table:table-cell office:value-type="percentage" office:value="0.0387075628138088" calcext:value-type="percentage">
            <text:p>3.87%</text:p>
          </table:table-cell>
          <table:table-cell table:formula="of:=[.AA$4]*ABS([.$M97])+[.AA$6]*ABS([.$L97])+[.AA$8]*ABS([.$Q97])" office:value-type="percentage" office:value="0.0430688118564871" calcext:value-type="percentage">
            <text:p>4.31%</text:p>
          </table:table-cell>
          <table:table-cell table:formula="of:=[.AB$4]*ABS([.$M97])+[.AB$6]*ABS([.$L97])+[.AB$8]*ABS([.$Q97])" office:value-type="percentage" office:value="0.0249870060087744" calcext:value-type="percentage">
            <text:p>2.50%</text:p>
          </table:table-cell>
          <table:table-cell table:formula="of:=[.AC$4]*ABS([.$M97])+[.AC$6]*ABS([.$L97])+[.AC$8]*ABS([.$Q97])" office:value-type="percentage" office:value="0.0642034920340745" calcext:value-type="percentage">
            <text:p>6.42%</text:p>
          </table:table-cell>
          <table:table-cell table:formula="of:=[.AD$4]*ABS([.$M97])+[.AD$6]*ABS([.$L97])+[.AD$8]*ABS([.$Q97])" office:value-type="percentage" office:value="0.0400159375266123" calcext:value-type="percentage">
            <text:p>4.00%</text:p>
          </table:table-cell>
          <table:table-cell table:formula="of:=[.AA$4]*ABS([.$O97])+[.AA$6]*ABS([.$L97])+[.AA$8]*ABS([.$Q97])" office:value-type="percentage" office:value="0.0373623217226684" calcext:value-type="percentage">
            <text:p>3.74%</text:p>
          </table:table-cell>
          <table:table-cell table:formula="of:=[.AB$4]*ABS([.$O97])+[.AB$6]*ABS([.$L97])+[.AB$8]*ABS([.$Q97])" office:value-type="percentage" office:value="0.0112914296876095" calcext:value-type="percentage">
            <text:p>1.13%</text:p>
          </table:table-cell>
          <table:table-cell table:formula="of:=[.AC$4]*ABS([.$O97])+[.AC$6]*ABS([.$L97])+[.AC$8]*ABS([.$Q97])" office:value-type="percentage" office:value="0.0624915449939289" calcext:value-type="percentage">
            <text:p>6.25%</text:p>
          </table:table-cell>
          <table:table-cell table:formula="of:=[.AD$4]*ABS([.$O97])+[.AD$6]*ABS([.$L97])+[.AD$8]*ABS([.$Q97])" office:value-type="percentage" office:value="0.0383039904864667" calcext:value-type="percentage">
            <text:p>3.8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7d7b07646009b4a87b48c9519d7a95a5a994ba93</text:p>
          </table:table-cell>
          <table:table-cell office:value-type="string" calcext:value-type="string">
            <text:p>web-benchmark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req/s</text:p>
          </table:table-cell>
          <table:table-cell office:value-type="float" office:value="17.1203703703704" calcext:value-type="float">
            <text:p>17.1203703703704</text:p>
          </table:table-cell>
          <table:table-cell office:value-type="float" office:value="15.3833333333333" calcext:value-type="float">
            <text:p>15.3833333333333</text:p>
          </table:table-cell>
          <table:table-cell office:value-type="float" office:value="19.1266666666667" calcext:value-type="float">
            <text:p>19.1266666666667</text:p>
          </table:table-cell>
          <table:table-cell office:value-type="float" office:value="0.142655568344818" calcext:value-type="float">
            <text:p>0.142655568344818</text:p>
          </table:table-cell>
          <table:table-cell office:value-type="float" office:value="148.872785829308" calcext:value-type="float">
            <text:p>148.872785829308</text:p>
          </table:table-cell>
          <table:table-cell office:value-type="percentage" office:value="0.0083325048032668" calcext:value-type="percentage">
            <text:p>0.83%</text:p>
          </table:table-cell>
          <table:table-cell office:value-type="percentage" office:value="-0.00180353744766941" calcext:value-type="percentage">
            <text:p>-0.18%</text:p>
          </table:table-cell>
          <table:table-cell table:number-columns-repeated="2" office:value-type="percentage" office:value="-0.000137798876937178" calcext:value-type="percentage">
            <text:p>-0.01%</text:p>
          </table:table-cell>
          <table:table-cell office:value-type="percentage" office:value="0.0000068772576434092" calcext:value-type="percentage">
            <text:p>0.00%</text:p>
          </table:table-cell>
          <table:table-cell office:value-type="percentage" office:value="0.00584877203239513" calcext:value-type="percentage">
            <text:p>0.58%</text:p>
          </table:table-cell>
          <table:table-cell table:formula="of:=[.AA$4]*ABS([.$M98])+[.AA$6]*ABS([.$L98])+[.AA$8]*ABS([.$Q98])" office:value-type="percentage" office:value="0.00532827142777712" calcext:value-type="percentage">
            <text:p>0.53%</text:p>
          </table:table-cell>
          <table:table-cell table:formula="of:=[.AB$4]*ABS([.$M98])+[.AB$6]*ABS([.$L98])+[.AB$8]*ABS([.$Q98])" office:value-type="percentage" office:value="0.00286095764170172" calcext:value-type="percentage">
            <text:p>0.29%</text:p>
          </table:table-cell>
          <table:table-cell table:formula="of:=[.AC$4]*ABS([.$M98])+[.AC$6]*ABS([.$L98])+[.AC$8]*ABS([.$Q98])" office:value-type="percentage" office:value="0.0074312347906199" calcext:value-type="percentage">
            <text:p>0.74%</text:p>
          </table:table-cell>
          <table:table-cell table:formula="of:=[.AD$4]*ABS([.$M98])+[.AD$6]*ABS([.$L98])+[.AD$8]*ABS([.$Q98])" office:value-type="percentage" office:value="0.00569262185100973" calcext:value-type="percentage">
            <text:p>0.57%</text:p>
          </table:table-cell>
          <table:table-cell table:formula="of:=[.AA$4]*ABS([.$O98])+[.AA$6]*ABS([.$L98])+[.AA$8]*ABS([.$Q98])" office:value-type="percentage" office:value="0.00477302523753304" calcext:value-type="percentage">
            <text:p>0.48%</text:p>
          </table:table-cell>
          <table:table-cell table:formula="of:=[.AB$4]*ABS([.$O98])+[.AB$6]*ABS([.$L98])+[.AB$8]*ABS([.$Q98])" office:value-type="percentage" office:value="0.00152836678511594" calcext:value-type="percentage">
            <text:p>0.15%</text:p>
          </table:table-cell>
          <table:table-cell table:formula="of:=[.AC$4]*ABS([.$O98])+[.AC$6]*ABS([.$L98])+[.AC$8]*ABS([.$Q98])" office:value-type="percentage" office:value="0.00726466093354668" calcext:value-type="percentage">
            <text:p>0.73%</text:p>
          </table:table-cell>
          <table:table-cell table:formula="of:=[.AD$4]*ABS([.$O98])+[.AD$6]*ABS([.$L98])+[.AD$8]*ABS([.$Q98])" office:value-type="percentage" office:value="0.0055260479939365" calcext:value-type="percentage">
            <text:p>0.5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7d7b07646009b4a87b48c9519d7a95a5a994ba93</text:p>
          </table:table-cell>
          <table:table-cell office:value-type="string" calcext:value-type="string">
            <text:p>web-benchmark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req/s</text:p>
          </table:table-cell>
          <table:table-cell office:value-type="float" office:value="17.1109330045212" calcext:value-type="float">
            <text:p>17.1109330045212</text:p>
          </table:table-cell>
          <table:table-cell office:value-type="float" office:value="14.6066666666667" calcext:value-type="float">
            <text:p>14.6066666666667</text:p>
          </table:table-cell>
          <table:table-cell office:value-type="float" office:value="17.57" calcext:value-type="float">
            <text:p>17.57</text:p>
          </table:table-cell>
          <table:table-cell office:value-type="float" office:value="0.151096016965462" calcext:value-type="float">
            <text:p>0.151096016965462</text:p>
          </table:table-cell>
          <table:table-cell office:value-type="float" office:value="148.790721778445" calcext:value-type="float">
            <text:p>148.790721778445</text:p>
          </table:table-cell>
          <table:table-cell office:value-type="percentage" office:value="0.00883037861965438" calcext:value-type="percentage">
            <text:p>0.88%</text:p>
          </table:table-cell>
          <table:table-cell office:value-type="percentage" office:value="-0.00201824619866519" calcext:value-type="percentage">
            <text:p>-0.20%</text:p>
          </table:table-cell>
          <table:table-cell table:number-columns-repeated="3" office:value-type="percentage" office:value="-0.00000257503408384152" calcext:value-type="percentage">
            <text:p>0.00%</text:p>
          </table:table-cell>
          <table:table-cell office:value-type="percentage" office:value="0.0063465619900689" calcext:value-type="percentage">
            <text:p>0.63%</text:p>
          </table:table-cell>
          <table:table-cell table:formula="of:=[.AA$4]*ABS([.$M99])+[.AA$6]*ABS([.$L99])+[.AA$8]*ABS([.$Q99])" office:value-type="percentage" office:value="0.00573172893612949" calcext:value-type="percentage">
            <text:p>0.57%</text:p>
          </table:table-cell>
          <table:table-cell table:formula="of:=[.AB$4]*ABS([.$M99])+[.AB$6]*ABS([.$L99])+[.AB$8]*ABS([.$Q99])" office:value-type="percentage" office:value="0.00313229101990448" calcext:value-type="percentage">
            <text:p>0.31%</text:p>
          </table:table-cell>
          <table:table-cell table:formula="of:=[.AC$4]*ABS([.$M99])+[.AC$6]*ABS([.$L99])+[.AC$8]*ABS([.$Q99])" office:value-type="percentage" office:value="0.00790078371459692" calcext:value-type="percentage">
            <text:p>0.79%</text:p>
          </table:table-cell>
          <table:table-cell table:formula="of:=[.AD$4]*ABS([.$M99])+[.AD$6]*ABS([.$L99])+[.AD$8]*ABS([.$Q99])" office:value-type="percentage" office:value="0.00616211207388707" calcext:value-type="percentage">
            <text:p>0.62%</text:p>
          </table:table-cell>
          <table:table-cell table:formula="of:=[.AA$4]*ABS([.$O99])+[.AA$6]*ABS([.$L99])+[.AA$8]*ABS([.$Q99])" office:value-type="percentage" office:value="0.00505983854793571" calcext:value-type="percentage">
            <text:p>0.51%</text:p>
          </table:table-cell>
          <table:table-cell table:formula="of:=[.AB$4]*ABS([.$O99])+[.AB$6]*ABS([.$L99])+[.AB$8]*ABS([.$Q99])" office:value-type="percentage" office:value="0.0015197540882394" calcext:value-type="percentage">
            <text:p>0.15%</text:p>
          </table:table-cell>
          <table:table-cell table:formula="of:=[.AC$4]*ABS([.$O99])+[.AC$6]*ABS([.$L99])+[.AC$8]*ABS([.$Q99])" office:value-type="percentage" office:value="0.00769921659813878" calcext:value-type="percentage">
            <text:p>0.77%</text:p>
          </table:table-cell>
          <table:table-cell table:formula="of:=[.AD$4]*ABS([.$O99])+[.AD$6]*ABS([.$L99])+[.AD$8]*ABS([.$Q99])" office:value-type="percentage" office:value="0.00596054495742894" calcext:value-type="percentage">
            <text:p>0.6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7d7b07646009b4a87b48c9519d7a95a5a994ba93</text:p>
          </table:table-cell>
          <table:table-cell office:value-type="string" calcext:value-type="string">
            <text:p>web-benchmark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req/s</text:p>
          </table:table-cell>
          <table:table-cell office:value-type="float" office:value="34.3022030415125" calcext:value-type="float">
            <text:p>34.3022030415125</text:p>
          </table:table-cell>
          <table:table-cell office:value-type="float" office:value="32.1533333333333" calcext:value-type="float">
            <text:p>32.1533333333333</text:p>
          </table:table-cell>
          <table:table-cell office:value-type="float" office:value="38.3266666666667" calcext:value-type="float">
            <text:p>38.3266666666667</text:p>
          </table:table-cell>
          <table:table-cell office:value-type="float" office:value="0.372419917113588" calcext:value-type="float">
            <text:p>0.372419917113588</text:p>
          </table:table-cell>
          <table:table-cell office:value-type="float" office:value="149.140013223968" calcext:value-type="float">
            <text:p>149.140013223968</text:p>
          </table:table-cell>
          <table:table-cell office:value-type="percentage" office:value="0.0108570261992469" calcext:value-type="percentage">
            <text:p>1.09%</text:p>
          </table:table-cell>
          <table:table-cell office:value-type="percentage" office:value="-0.00244217992398576" calcext:value-type="percentage">
            <text:p>-0.24%</text:p>
          </table:table-cell>
          <table:table-cell office:value-type="percentage" office:value="-0.000455166565225263" calcext:value-type="percentage">
            <text:p>-0.05%</text:p>
          </table:table-cell>
          <table:table-cell office:value-type="percentage" office:value="-0.000287095126611956" calcext:value-type="percentage">
            <text:p>-0.03%</text:p>
          </table:table-cell>
          <table:table-cell office:value-type="percentage" office:value="0.00000199634069627781" calcext:value-type="percentage">
            <text:p>0.00%</text:p>
          </table:table-cell>
          <table:table-cell office:value-type="percentage" office:value="0.00756939487778522" calcext:value-type="percentage">
            <text:p>0.76%</text:p>
          </table:table-cell>
          <table:table-cell table:formula="of:=[.AA$4]*ABS([.$M100])+[.AA$6]*ABS([.$L100])+[.AA$8]*ABS([.$Q100])" office:value-type="percentage" office:value="0.00695620033367262" calcext:value-type="percentage">
            <text:p>0.70%</text:p>
          </table:table-cell>
          <table:table-cell table:formula="of:=[.AB$4]*ABS([.$M100])+[.AB$6]*ABS([.$L100])+[.AB$8]*ABS([.$Q100])" office:value-type="percentage" office:value="0.00379638604689181" calcext:value-type="percentage">
            <text:p>0.38%</text:p>
          </table:table-cell>
          <table:table-cell table:formula="of:=[.AC$4]*ABS([.$M100])+[.AC$6]*ABS([.$L100])+[.AC$8]*ABS([.$Q100])" office:value-type="percentage" office:value="0.00968677843957461" calcext:value-type="percentage">
            <text:p>0.97%</text:p>
          </table:table-cell>
          <table:table-cell table:formula="of:=[.AD$4]*ABS([.$M100])+[.AD$6]*ABS([.$L100])+[.AD$8]*ABS([.$Q100])" office:value-type="percentage" office:value="0.00738543651455144" calcext:value-type="percentage">
            <text:p>0.74%</text:p>
          </table:table-cell>
          <table:table-cell table:formula="of:=[.AA$4]*ABS([.$O100])+[.AA$6]*ABS([.$L100])+[.AA$8]*ABS([.$Q100])" office:value-type="percentage" office:value="0.00623783873454802" calcext:value-type="percentage">
            <text:p>0.62%</text:p>
          </table:table-cell>
          <table:table-cell table:formula="of:=[.AB$4]*ABS([.$O100])+[.AB$6]*ABS([.$L100])+[.AB$8]*ABS([.$Q100])" office:value-type="percentage" office:value="0.00207231820899277" calcext:value-type="percentage">
            <text:p>0.21%</text:p>
          </table:table-cell>
          <table:table-cell table:formula="of:=[.AC$4]*ABS([.$O100])+[.AC$6]*ABS([.$L100])+[.AC$8]*ABS([.$Q100])" office:value-type="percentage" office:value="0.00947126995983722" calcext:value-type="percentage">
            <text:p>0.95%</text:p>
          </table:table-cell>
          <table:table-cell table:formula="of:=[.AD$4]*ABS([.$O100])+[.AD$6]*ABS([.$L100])+[.AD$8]*ABS([.$Q100])" office:value-type="percentage" office:value="0.00716992803481406" calcext:value-type="percentage">
            <text:p>0.7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817407f47eeb0c43023a5487985867a64960c77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249.839583847102" calcext:value-type="float">
            <text:p>249.839583847102</text:p>
          </table:table-cell>
          <table:table-cell office:value-type="float" office:value="3.598" calcext:value-type="float">
            <text:p>3.598</text:p>
          </table:table-cell>
          <table:table-cell office:value-type="float" office:value="303.102" calcext:value-type="float">
            <text:p>303.102</text:p>
          </table:table-cell>
          <table:table-cell office:value-type="float" office:value="18.9096062739759" calcext:value-type="float">
            <text:p>18.9096062739759</text:p>
          </table:table-cell>
          <table:table-cell office:value-type="float" office:value="4292.77635476121" calcext:value-type="float">
            <text:p>4292.77635476121</text:p>
          </table:table-cell>
          <table:table-cell office:value-type="percentage" office:value="0.0756869907594317" calcext:value-type="percentage">
            <text:p>7.57%</text:p>
          </table:table-cell>
          <table:table-cell office:value-type="percentage" office:value="-0.025165644951934" calcext:value-type="percentage">
            <text:p>-2.52%</text:p>
          </table:table-cell>
          <table:table-cell office:value-type="percentage" office:value="-0.0171166029450243" calcext:value-type="percentage">
            <text:p>-1.71%</text:p>
          </table:table-cell>
          <table:table-cell office:value-type="percentage" office:value="-0.00736350447699082" calcext:value-type="percentage">
            <text:p>-0.74%</text:p>
          </table:table-cell>
          <table:table-cell office:value-type="percentage" office:value="-0.000170021956780865" calcext:value-type="percentage">
            <text:p>-0.02%</text:p>
          </table:table-cell>
          <table:table-cell office:value-type="percentage" office:value="0.0455095568521448" calcext:value-type="percentage">
            <text:p>4.55%</text:p>
          </table:table-cell>
          <table:table-cell table:formula="of:=[.AA$4]*ABS([.$M101])+[.AA$6]*ABS([.$L101])+[.AA$8]*ABS([.$Q101])" office:value-type="percentage" office:value="0.0487873975211701" calcext:value-type="percentage">
            <text:p>4.88%</text:p>
          </table:table-cell>
          <table:table-cell table:formula="of:=[.AB$4]*ABS([.$M101])+[.AB$6]*ABS([.$L101])+[.AB$8]*ABS([.$Q101])" office:value-type="percentage" office:value="0.0322521707227048" calcext:value-type="percentage">
            <text:p>3.23%</text:p>
          </table:table-cell>
          <table:table-cell table:formula="of:=[.AC$4]*ABS([.$M101])+[.AC$6]*ABS([.$L101])+[.AC$8]*ABS([.$Q101])" office:value-type="percentage" office:value="0.0676171127879532" calcext:value-type="percentage">
            <text:p>6.76%</text:p>
          </table:table-cell>
          <table:table-cell table:formula="of:=[.AD$4]*ABS([.$M101])+[.AD$6]*ABS([.$L101])+[.AD$8]*ABS([.$Q101])" office:value-type="percentage" office:value="0.0464929090528524" calcext:value-type="percentage">
            <text:p>4.65%</text:p>
          </table:table-cell>
          <table:table-cell table:formula="of:=[.AA$4]*ABS([.$O101])+[.AA$6]*ABS([.$L101])+[.AA$8]*ABS([.$Q101])" office:value-type="percentage" office:value="0.0428533506961891" calcext:value-type="percentage">
            <text:p>4.29%</text:p>
          </table:table-cell>
          <table:table-cell table:formula="of:=[.AB$4]*ABS([.$O101])+[.AB$6]*ABS([.$L101])+[.AB$8]*ABS([.$Q101])" office:value-type="percentage" office:value="0.0180104583427503" calcext:value-type="percentage">
            <text:p>1.80%</text:p>
          </table:table-cell>
          <table:table-cell table:formula="of:=[.AC$4]*ABS([.$O101])+[.AC$6]*ABS([.$L101])+[.AC$8]*ABS([.$Q101])" office:value-type="percentage" office:value="0.0658368987404589" calcext:value-type="percentage">
            <text:p>6.58%</text:p>
          </table:table-cell>
          <table:table-cell table:formula="of:=[.AD$4]*ABS([.$O101])+[.AD$6]*ABS([.$L101])+[.AD$8]*ABS([.$Q101])" office:value-type="percentage" office:value="0.0447126950053581" calcext:value-type="percentage">
            <text:p>4.4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817407f47eeb0c43023a5487985867a64960c77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256.602009876543" calcext:value-type="float">
            <text:p>256.602009876543</text:p>
          </table:table-cell>
          <table:table-cell office:value-type="float" office:value="7.934" calcext:value-type="float">
            <text:p>7.934</text:p>
          </table:table-cell>
          <table:table-cell office:value-type="float" office:value="304.892" calcext:value-type="float">
            <text:p>304.892</text:p>
          </table:table-cell>
          <table:table-cell office:value-type="float" office:value="16.9524348900683" calcext:value-type="float">
            <text:p>16.9524348900683</text:p>
          </table:table-cell>
          <table:table-cell office:value-type="float" office:value="4408.969241865" calcext:value-type="float">
            <text:p>4408.969241865</text:p>
          </table:table-cell>
          <table:table-cell office:value-type="percentage" office:value="0.0660650900521958" calcext:value-type="percentage">
            <text:p>6.61%</text:p>
          </table:table-cell>
          <table:table-cell office:value-type="percentage" office:value="-0.0212593515742738" calcext:value-type="percentage">
            <text:p>-2.13%</text:p>
          </table:table-cell>
          <table:table-cell office:value-type="percentage" office:value="-0.0136453069907445" calcext:value-type="percentage">
            <text:p>-1.36%</text:p>
          </table:table-cell>
          <table:table-cell office:value-type="percentage" office:value="-0.00463215148534422" calcext:value-type="percentage">
            <text:p>-0.46%</text:p>
          </table:table-cell>
          <table:table-cell office:value-type="percentage" office:value="0.00000785676455494464" calcext:value-type="percentage">
            <text:p>0.00%</text:p>
          </table:table-cell>
          <table:table-cell office:value-type="percentage" office:value="0.0418394408927019" calcext:value-type="percentage">
            <text:p>4.18%</text:p>
          </table:table-cell>
          <table:table-cell table:formula="of:=[.AA$4]*ABS([.$M102])+[.AA$6]*ABS([.$L102])+[.AA$8]*ABS([.$Q102])" office:value-type="percentage" office:value="0.0430546275063905" calcext:value-type="percentage">
            <text:p>4.31%</text:p>
          </table:table-cell>
          <table:table-cell table:formula="of:=[.AB$4]*ABS([.$M102])+[.AB$6]*ABS([.$L102])+[.AB$8]*ABS([.$Q102])" office:value-type="percentage" office:value="0.0277979343539088" calcext:value-type="percentage">
            <text:p>2.78%</text:p>
          </table:table-cell>
          <table:table-cell table:formula="of:=[.AC$4]*ABS([.$M102])+[.AC$6]*ABS([.$L102])+[.AC$8]*ABS([.$Q102])" office:value-type="percentage" office:value="0.0591619512884542" calcext:value-type="percentage">
            <text:p>5.92%</text:p>
          </table:table-cell>
          <table:table-cell table:formula="of:=[.AD$4]*ABS([.$M102])+[.AD$6]*ABS([.$L102])+[.AD$8]*ABS([.$Q102])" office:value-type="percentage" office:value="0.0422039968768085" calcext:value-type="percentage">
            <text:p>4.22%</text:p>
          </table:table-cell>
          <table:table-cell table:formula="of:=[.AA$4]*ABS([.$O102])+[.AA$6]*ABS([.$L102])+[.AA$8]*ABS([.$Q102])" office:value-type="percentage" office:value="0.0375122274767473" calcext:value-type="percentage">
            <text:p>3.75%</text:p>
          </table:table-cell>
          <table:table-cell table:formula="of:=[.AB$4]*ABS([.$O102])+[.AB$6]*ABS([.$L102])+[.AB$8]*ABS([.$Q102])" office:value-type="percentage" office:value="0.0144961742827651" calcext:value-type="percentage">
            <text:p>1.45%</text:p>
          </table:table-cell>
          <table:table-cell table:formula="of:=[.AC$4]*ABS([.$O102])+[.AC$6]*ABS([.$L102])+[.AC$8]*ABS([.$Q102])" office:value-type="percentage" office:value="0.0574992312795613" calcext:value-type="percentage">
            <text:p>5.75%</text:p>
          </table:table-cell>
          <table:table-cell table:formula="of:=[.AD$4]*ABS([.$O102])+[.AD$6]*ABS([.$L102])+[.AD$8]*ABS([.$Q102])" office:value-type="percentage" office:value="0.0405412768679155" calcext:value-type="percentage">
            <text:p>4.0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817407f47eeb0c43023a5487985867a64960c77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256.268335388409" calcext:value-type="float">
            <text:p>256.268335388409</text:p>
          </table:table-cell>
          <table:table-cell office:value-type="float" office:value="4.97" calcext:value-type="float">
            <text:p>4.97</text:p>
          </table:table-cell>
          <table:table-cell office:value-type="float" office:value="309.14" calcext:value-type="float">
            <text:p>309.14</text:p>
          </table:table-cell>
          <table:table-cell office:value-type="float" office:value="19.851231712657" calcext:value-type="float">
            <text:p>19.851231712657</text:p>
          </table:table-cell>
          <table:table-cell office:value-type="float" office:value="2201.61800161864" calcext:value-type="float">
            <text:p>2201.61800161864</text:p>
          </table:table-cell>
          <table:table-cell office:value-type="percentage" office:value="0.077462678651148" calcext:value-type="percentage">
            <text:p>7.75%</text:p>
          </table:table-cell>
          <table:table-cell office:value-type="percentage" office:value="-0.02409113493276" calcext:value-type="percentage">
            <text:p>-2.41%</text:p>
          </table:table-cell>
          <table:table-cell office:value-type="percentage" office:value="-0.0174565566261617" calcext:value-type="percentage">
            <text:p>-1.75%</text:p>
          </table:table-cell>
          <table:table-cell office:value-type="percentage" office:value="-0.00915678716664941" calcext:value-type="percentage">
            <text:p>-0.92%</text:p>
          </table:table-cell>
          <table:table-cell office:value-type="percentage" office:value="-0.000428722715000384" calcext:value-type="percentage">
            <text:p>-0.04%</text:p>
          </table:table-cell>
          <table:table-cell office:value-type="percentage" office:value="0.0457091060619455" calcext:value-type="percentage">
            <text:p>4.57%</text:p>
          </table:table-cell>
          <table:table-cell table:formula="of:=[.AA$4]*ABS([.$M103])+[.AA$6]*ABS([.$L103])+[.AA$8]*ABS([.$Q103])" office:value-type="percentage" office:value="0.0490876398819512" calcext:value-type="percentage">
            <text:p>4.91%</text:p>
          </table:table-cell>
          <table:table-cell table:formula="of:=[.AB$4]*ABS([.$M103])+[.AB$6]*ABS([.$L103])+[.AB$8]*ABS([.$Q103])" office:value-type="percentage" office:value="0.0315900864175173" calcext:value-type="percentage">
            <text:p>3.16%</text:p>
          </table:table-cell>
          <table:table-cell table:formula="of:=[.AC$4]*ABS([.$M103])+[.AC$6]*ABS([.$L103])+[.AC$8]*ABS([.$Q103])" office:value-type="percentage" office:value="0.0689501670203889" calcext:value-type="percentage">
            <text:p>6.90%</text:p>
          </table:table-cell>
          <table:table-cell table:formula="of:=[.AD$4]*ABS([.$M103])+[.AD$6]*ABS([.$L103])+[.AD$8]*ABS([.$Q103])" office:value-type="percentage" office:value="0.0467226662079472" calcext:value-type="percentage">
            <text:p>4.67%</text:p>
          </table:table-cell>
          <table:table-cell table:formula="of:=[.AA$4]*ABS([.$O103])+[.AA$6]*ABS([.$L103])+[.AA$8]*ABS([.$Q103])" office:value-type="percentage" office:value="0.0441095239599143" calcext:value-type="percentage">
            <text:p>4.41%</text:p>
          </table:table-cell>
          <table:table-cell table:formula="of:=[.AB$4]*ABS([.$O103])+[.AB$6]*ABS([.$L103])+[.AB$8]*ABS([.$Q103])" office:value-type="percentage" office:value="0.0196426082046289" calcext:value-type="percentage">
            <text:p>1.96%</text:p>
          </table:table-cell>
          <table:table-cell table:formula="of:=[.AC$4]*ABS([.$O103])+[.AC$6]*ABS([.$L103])+[.AC$8]*ABS([.$Q103])" office:value-type="percentage" office:value="0.0674567322437779" calcext:value-type="percentage">
            <text:p>6.75%</text:p>
          </table:table-cell>
          <table:table-cell table:formula="of:=[.AD$4]*ABS([.$O103])+[.AD$6]*ABS([.$L103])+[.AD$8]*ABS([.$Q103])" office:value-type="percentage" office:value="0.0452292314313361" calcext:value-type="percentage">
            <text:p>4.5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817407f47eeb0c43023a5487985867a64960c77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344.584690505549" calcext:value-type="float">
            <text:p>344.584690505549</text:p>
          </table:table-cell>
          <table:table-cell office:value-type="float" office:value="11.558" calcext:value-type="float">
            <text:p>11.558</text:p>
          </table:table-cell>
          <table:table-cell office:value-type="float" office:value="385.05" calcext:value-type="float">
            <text:p>385.05</text:p>
          </table:table-cell>
          <table:table-cell office:value-type="float" office:value="29.2610798193474" calcext:value-type="float">
            <text:p>29.2610798193474</text:p>
          </table:table-cell>
          <table:table-cell office:value-type="float" office:value="2996.38861309173" calcext:value-type="float">
            <text:p>2996.38861309173</text:p>
          </table:table-cell>
          <table:table-cell office:value-type="percentage" office:value="0.084916946763995" calcext:value-type="percentage">
            <text:p>8.49%</text:p>
          </table:table-cell>
          <table:table-cell office:value-type="percentage" office:value="-0.0299676891380768" calcext:value-type="percentage">
            <text:p>-3.00%</text:p>
          </table:table-cell>
          <table:table-cell office:value-type="percentage" office:value="-0.0208816705514556" calcext:value-type="percentage">
            <text:p>-2.09%</text:p>
          </table:table-cell>
          <table:table-cell office:value-type="percentage" office:value="-0.00196601489370318" calcext:value-type="percentage">
            <text:p>-0.20%</text:p>
          </table:table-cell>
          <table:table-cell office:value-type="percentage" office:value="0.0000318283414649432" calcext:value-type="percentage">
            <text:p>0.00%</text:p>
          </table:table-cell>
          <table:table-cell office:value-type="percentage" office:value="0.0500223598614333" calcext:value-type="percentage">
            <text:p>5.00%</text:p>
          </table:table-cell>
          <table:table-cell table:formula="of:=[.AA$4]*ABS([.$M104])+[.AA$6]*ABS([.$L104])+[.AA$8]*ABS([.$Q104])" office:value-type="percentage" office:value="0.054968998587835" calcext:value-type="percentage">
            <text:p>5.50%</text:p>
          </table:table-cell>
          <table:table-cell table:formula="of:=[.AB$4]*ABS([.$M104])+[.AB$6]*ABS([.$L104])+[.AB$8]*ABS([.$Q104])" office:value-type="percentage" office:value="0.0374680819730043" calcext:value-type="percentage">
            <text:p>3.75%</text:p>
          </table:table-cell>
          <table:table-cell table:formula="of:=[.AC$4]*ABS([.$M104])+[.AC$6]*ABS([.$L104])+[.AC$8]*ABS([.$Q104])" office:value-type="percentage" office:value="0.075932562311147" calcext:value-type="percentage">
            <text:p>7.59%</text:p>
          </table:table-cell>
          <table:table-cell table:formula="of:=[.AD$4]*ABS([.$M104])+[.AD$6]*ABS([.$L104])+[.AD$8]*ABS([.$Q104])" office:value-type="percentage" office:value="0.0515063514793539" calcext:value-type="percentage">
            <text:p>5.15%</text:p>
          </table:table-cell>
          <table:table-cell table:formula="of:=[.AA$4]*ABS([.$O104])+[.AA$6]*ABS([.$L104])+[.AA$8]*ABS([.$Q104])" office:value-type="percentage" office:value="0.0456351071730439" calcext:value-type="percentage">
            <text:p>4.56%</text:p>
          </table:table-cell>
          <table:table-cell table:formula="of:=[.AB$4]*ABS([.$O104])+[.AB$6]*ABS([.$L104])+[.AB$8]*ABS([.$Q104])" office:value-type="percentage" office:value="0.0150667425775054" calcext:value-type="percentage">
            <text:p>1.51%</text:p>
          </table:table-cell>
          <table:table-cell table:formula="of:=[.AC$4]*ABS([.$O104])+[.AC$6]*ABS([.$L104])+[.AC$8]*ABS([.$Q104])" office:value-type="percentage" office:value="0.0731323948867097" calcext:value-type="percentage">
            <text:p>7.31%</text:p>
          </table:table-cell>
          <table:table-cell table:formula="of:=[.AD$4]*ABS([.$O104])+[.AD$6]*ABS([.$L104])+[.AD$8]*ABS([.$Q104])" office:value-type="percentage" office:value="0.0487061840549165" calcext:value-type="percentage">
            <text:p>4.8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817407f47eeb0c43023a5487985867a64960c77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358.541107274969" calcext:value-type="float">
            <text:p>358.541107274969</text:p>
          </table:table-cell>
          <table:table-cell office:value-type="float" office:value="8.988" calcext:value-type="float">
            <text:p>8.988</text:p>
          </table:table-cell>
          <table:table-cell office:value-type="float" office:value="393.988" calcext:value-type="float">
            <text:p>393.988</text:p>
          </table:table-cell>
          <table:table-cell office:value-type="float" office:value="24.3874572289914" calcext:value-type="float">
            <text:p>24.3874572289914</text:p>
          </table:table-cell>
          <table:table-cell office:value-type="float" office:value="3117.74875891278" calcext:value-type="float">
            <text:p>3117.74875891278</text:p>
          </table:table-cell>
          <table:table-cell office:value-type="percentage" office:value="0.0680185806708306" calcext:value-type="percentage">
            <text:p>6.80%</text:p>
          </table:table-cell>
          <table:table-cell office:value-type="percentage" office:value="-0.0202736305502775" calcext:value-type="percentage">
            <text:p>-2.03%</text:p>
          </table:table-cell>
          <table:table-cell office:value-type="percentage" office:value="-0.00929061736875208" calcext:value-type="percentage">
            <text:p>-0.93%</text:p>
          </table:table-cell>
          <table:table-cell table:number-columns-repeated="2" office:value-type="percentage" office:value="0.0000333661626618373" calcext:value-type="percentage">
            <text:p>0.00%</text:p>
          </table:table-cell>
          <table:table-cell office:value-type="percentage" office:value="0.04237690115001" calcext:value-type="percentage">
            <text:p>4.24%</text:p>
          </table:table-cell>
          <table:table-cell table:formula="of:=[.AA$4]*ABS([.$M105])+[.AA$6]*ABS([.$L105])+[.AA$8]*ABS([.$Q105])" office:value-type="percentage" office:value="0.0435563707903727" calcext:value-type="percentage">
            <text:p>4.36%</text:p>
          </table:table-cell>
          <table:table-cell table:formula="of:=[.AB$4]*ABS([.$M105])+[.AB$6]*ABS([.$L105])+[.AB$8]*ABS([.$Q105])" office:value-type="percentage" office:value="0.027258452622306" calcext:value-type="percentage">
            <text:p>2.73%</text:p>
          </table:table-cell>
          <table:table-cell table:formula="of:=[.AC$4]*ABS([.$M105])+[.AC$6]*ABS([.$L105])+[.AC$8]*ABS([.$Q105])" office:value-type="percentage" office:value="0.0606799177066932" calcext:value-type="percentage">
            <text:p>6.07%</text:p>
          </table:table-cell>
          <table:table-cell table:formula="of:=[.AD$4]*ABS([.$M105])+[.AD$6]*ABS([.$L105])+[.AD$8]*ABS([.$Q105])" office:value-type="percentage" office:value="0.0427307420421188" calcext:value-type="percentage">
            <text:p>4.27%</text:p>
          </table:table-cell>
          <table:table-cell table:formula="of:=[.AA$4]*ABS([.$O105])+[.AA$6]*ABS([.$L105])+[.AA$8]*ABS([.$Q105])" office:value-type="percentage" office:value="0.0368096159945008" calcext:value-type="percentage">
            <text:p>3.68%</text:p>
          </table:table-cell>
          <table:table-cell table:formula="of:=[.AB$4]*ABS([.$O105])+[.AB$6]*ABS([.$L105])+[.AB$8]*ABS([.$Q105])" office:value-type="percentage" office:value="0.0110662411122135" calcext:value-type="percentage">
            <text:p>1.11%</text:p>
          </table:table-cell>
          <table:table-cell table:formula="of:=[.AC$4]*ABS([.$O105])+[.AC$6]*ABS([.$L105])+[.AC$8]*ABS([.$Q105])" office:value-type="percentage" office:value="0.0586558912679317" calcext:value-type="percentage">
            <text:p>5.87%</text:p>
          </table:table-cell>
          <table:table-cell table:formula="of:=[.AD$4]*ABS([.$O105])+[.AD$6]*ABS([.$L105])+[.AD$8]*ABS([.$Q105])" office:value-type="percentage" office:value="0.0407067156033572" calcext:value-type="percentage">
            <text:p>4.0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817407f47eeb0c43023a5487985867a64960c77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362.890175092478" calcext:value-type="float">
            <text:p>362.890175092478</text:p>
          </table:table-cell>
          <table:table-cell office:value-type="float" office:value="5.558" calcext:value-type="float">
            <text:p>5.558</text:p>
          </table:table-cell>
          <table:table-cell office:value-type="float" office:value="397.498" calcext:value-type="float">
            <text:p>397.498</text:p>
          </table:table-cell>
          <table:table-cell office:value-type="float" office:value="23.5519960453969" calcext:value-type="float">
            <text:p>23.5519960453969</text:p>
          </table:table-cell>
          <table:table-cell office:value-type="float" office:value="1577.7833699673" calcext:value-type="float">
            <text:p>1577.7833699673</text:p>
          </table:table-cell>
          <table:table-cell office:value-type="percentage" office:value="0.064901167520986" calcext:value-type="percentage">
            <text:p>6.49%</text:p>
          </table:table-cell>
          <table:table-cell office:value-type="percentage" office:value="-0.0200637993957246" calcext:value-type="percentage">
            <text:p>-2.01%</text:p>
          </table:table-cell>
          <table:table-cell office:value-type="percentage" office:value="-0.00721168419873374" calcext:value-type="percentage">
            <text:p>-0.72%</text:p>
          </table:table-cell>
          <table:table-cell table:number-columns-repeated="2" office:value-type="percentage" office:value="-0.0000625028173512067" calcext:value-type="percentage">
            <text:p>-0.01%</text:p>
          </table:table-cell>
          <table:table-cell office:value-type="percentage" office:value="0.0434655797578175" calcext:value-type="percentage">
            <text:p>4.35%</text:p>
          </table:table-cell>
          <table:table-cell table:formula="of:=[.AA$4]*ABS([.$M106])+[.AA$6]*ABS([.$L106])+[.AA$8]*ABS([.$Q106])" office:value-type="percentage" office:value="0.0428101822248427" calcext:value-type="percentage">
            <text:p>4.28%</text:p>
          </table:table-cell>
          <table:table-cell table:formula="of:=[.AB$4]*ABS([.$M106])+[.AB$6]*ABS([.$L106])+[.AB$8]*ABS([.$Q106])" office:value-type="percentage" office:value="0.02688771424446" calcext:value-type="percentage">
            <text:p>2.69%</text:p>
          </table:table-cell>
          <table:table-cell table:formula="of:=[.AC$4]*ABS([.$M106])+[.AC$6]*ABS([.$L106])+[.AC$8]*ABS([.$Q106])" office:value-type="percentage" office:value="0.058273871932143" calcext:value-type="percentage">
            <text:p>5.83%</text:p>
          </table:table-cell>
          <table:table-cell table:formula="of:=[.AD$4]*ABS([.$M106])+[.AD$6]*ABS([.$L106])+[.AD$8]*ABS([.$Q106])" office:value-type="percentage" office:value="0.043268960497925" calcext:value-type="percentage">
            <text:p>4.33%</text:p>
          </table:table-cell>
          <table:table-cell table:formula="of:=[.AA$4]*ABS([.$O106])+[.AA$6]*ABS([.$L106])+[.AA$8]*ABS([.$Q106])" office:value-type="percentage" office:value="0.0361430833653849" calcext:value-type="percentage">
            <text:p>3.61%</text:p>
          </table:table-cell>
          <table:table-cell table:formula="of:=[.AB$4]*ABS([.$O106])+[.AB$6]*ABS([.$L106])+[.AB$8]*ABS([.$Q106])" office:value-type="percentage" office:value="0.0108866769817613" calcext:value-type="percentage">
            <text:p>1.09%</text:p>
          </table:table-cell>
          <table:table-cell table:formula="of:=[.AC$4]*ABS([.$O106])+[.AC$6]*ABS([.$L106])+[.AC$8]*ABS([.$Q106])" office:value-type="percentage" office:value="0.0562737422743057" calcext:value-type="percentage">
            <text:p>5.63%</text:p>
          </table:table-cell>
          <table:table-cell table:formula="of:=[.AD$4]*ABS([.$O106])+[.AD$6]*ABS([.$L106])+[.AD$8]*ABS([.$Q106])" office:value-type="percentage" office:value="0.0412688308400877" calcext:value-type="percentage">
            <text:p>4.1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83504705835a4243a1c3958b31dcd54d72246b7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03.321487669544" calcext:value-type="float">
            <text:p>103.321487669544</text:p>
          </table:table-cell>
          <table:table-cell office:value-type="float" office:value="71.55" calcext:value-type="float">
            <text:p>71.55</text:p>
          </table:table-cell>
          <table:table-cell office:value-type="float" office:value="127.13" calcext:value-type="float">
            <text:p>127.13</text:p>
          </table:table-cell>
          <table:table-cell office:value-type="float" office:value="9.86480899337507" calcext:value-type="float">
            <text:p>9.86480899337507</text:p>
          </table:table-cell>
          <table:table-cell office:value-type="float" office:value="1775.28329329113" calcext:value-type="float">
            <text:p>1775.28329329113</text:p>
          </table:table-cell>
          <table:table-cell office:value-type="percentage" office:value="0.0954768385151982" calcext:value-type="percentage">
            <text:p>9.55%</text:p>
          </table:table-cell>
          <table:table-cell office:value-type="percentage" office:value="-0.0381106231890944" calcext:value-type="percentage">
            <text:p>-3.81%</text:p>
          </table:table-cell>
          <table:table-cell office:value-type="percentage" office:value="-0.0343269015049814" calcext:value-type="percentage">
            <text:p>-3.43%</text:p>
          </table:table-cell>
          <table:table-cell office:value-type="percentage" office:value="-0.0241362836665478" calcext:value-type="percentage">
            <text:p>-2.41%</text:p>
          </table:table-cell>
          <table:table-cell office:value-type="percentage" office:value="-0.00213355603625162" calcext:value-type="percentage">
            <text:p>-0.21%</text:p>
          </table:table-cell>
          <table:table-cell office:value-type="percentage" office:value="0.049596486547927" calcext:value-type="percentage">
            <text:p>4.96%</text:p>
          </table:table-cell>
          <table:table-cell table:formula="of:=[.AA$4]*ABS([.$M107])+[.AA$6]*ABS([.$L107])+[.AA$8]*ABS([.$Q107])" office:value-type="percentage" office:value="0.0610613160840732" calcext:value-type="percentage">
            <text:p>6.11%</text:p>
          </table:table-cell>
          <table:table-cell table:formula="of:=[.AB$4]*ABS([.$M107])+[.AB$6]*ABS([.$L107])+[.AB$8]*ABS([.$Q107])" office:value-type="percentage" office:value="0.0449958310575881" calcext:value-type="percentage">
            <text:p>4.50%</text:p>
          </table:table-cell>
          <table:table-cell table:formula="of:=[.AC$4]*ABS([.$M107])+[.AC$6]*ABS([.$L107])+[.AC$8]*ABS([.$Q107])" office:value-type="percentage" office:value="0.0851521817858607" calcext:value-type="percentage">
            <text:p>8.52%</text:p>
          </table:table-cell>
          <table:table-cell table:formula="of:=[.AD$4]*ABS([.$M107])+[.AD$6]*ABS([.$L107])+[.AD$8]*ABS([.$Q107])" office:value-type="percentage" office:value="0.0530359354087709" calcext:value-type="percentage">
            <text:p>5.30%</text:p>
          </table:table-cell>
          <table:table-cell table:formula="of:=[.AA$4]*ABS([.$O107])+[.AA$6]*ABS([.$L107])+[.AA$8]*ABS([.$Q107])" office:value-type="percentage" office:value="0.056403202909891" calcext:value-type="percentage">
            <text:p>5.64%</text:p>
          </table:table-cell>
          <table:table-cell table:formula="of:=[.AB$4]*ABS([.$O107])+[.AB$6]*ABS([.$L107])+[.AB$8]*ABS([.$Q107])" office:value-type="percentage" office:value="0.0338163594395508" calcext:value-type="percentage">
            <text:p>3.38%</text:p>
          </table:table-cell>
          <table:table-cell table:formula="of:=[.AC$4]*ABS([.$O107])+[.AC$6]*ABS([.$L107])+[.AC$8]*ABS([.$Q107])" office:value-type="percentage" office:value="0.083754747833606" calcext:value-type="percentage">
            <text:p>8.38%</text:p>
          </table:table-cell>
          <table:table-cell table:formula="of:=[.AD$4]*ABS([.$O107])+[.AD$6]*ABS([.$L107])+[.AD$8]*ABS([.$Q107])" office:value-type="percentage" office:value="0.0516385014565162" calcext:value-type="percentage">
            <text:p>5.1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83504705835a4243a1c3958b31dcd54d72246b7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04.750409876543" calcext:value-type="float">
            <text:p>104.750409876543</text:p>
          </table:table-cell>
          <table:table-cell office:value-type="float" office:value="74.96" calcext:value-type="float">
            <text:p>74.96</text:p>
          </table:table-cell>
          <table:table-cell office:value-type="float" office:value="128.288" calcext:value-type="float">
            <text:p>128.288</text:p>
          </table:table-cell>
          <table:table-cell office:value-type="float" office:value="9.53677334864822" calcext:value-type="float">
            <text:p>9.53677334864822</text:p>
          </table:table-cell>
          <table:table-cell office:value-type="float" office:value="1799.83522124645" calcext:value-type="float">
            <text:p>1799.83522124645</text:p>
          </table:table-cell>
          <table:table-cell office:value-type="percentage" office:value="0.09104282608429" calcext:value-type="percentage">
            <text:p>9.10%</text:p>
          </table:table-cell>
          <table:table-cell office:value-type="percentage" office:value="-0.0370499889673807" calcext:value-type="percentage">
            <text:p>-3.70%</text:p>
          </table:table-cell>
          <table:table-cell office:value-type="percentage" office:value="-0.0329909801145137" calcext:value-type="percentage">
            <text:p>-3.30%</text:p>
          </table:table-cell>
          <table:table-cell office:value-type="percentage" office:value="-0.0246794336128356" calcext:value-type="percentage">
            <text:p>-2.47%</text:p>
          </table:table-cell>
          <table:table-cell office:value-type="percentage" office:value="-0.00286060439919638" calcext:value-type="percentage">
            <text:p>-0.29%</text:p>
          </table:table-cell>
          <table:table-cell office:value-type="percentage" office:value="0.0460048499971449" calcext:value-type="percentage">
            <text:p>4.60%</text:p>
          </table:table-cell>
          <table:table-cell table:formula="of:=[.AA$4]*ABS([.$M108])+[.AA$6]*ABS([.$L108])+[.AA$8]*ABS([.$Q108])" office:value-type="percentage" office:value="0.0580325550162719" calcext:value-type="percentage">
            <text:p>5.80%</text:p>
          </table:table-cell>
          <table:table-cell table:formula="of:=[.AB$4]*ABS([.$M108])+[.AB$6]*ABS([.$L108])+[.AB$8]*ABS([.$Q108])" office:value-type="percentage" office:value="0.043344758782048" calcext:value-type="percentage">
            <text:p>4.33%</text:p>
          </table:table-cell>
          <table:table-cell table:formula="of:=[.AC$4]*ABS([.$M108])+[.AC$6]*ABS([.$L108])+[.AC$8]*ABS([.$Q108])" office:value-type="percentage" office:value="0.0811397447638846" calcext:value-type="percentage">
            <text:p>8.11%</text:p>
          </table:table-cell>
          <table:table-cell table:formula="of:=[.AD$4]*ABS([.$M108])+[.AD$6]*ABS([.$L108])+[.AD$8]*ABS([.$Q108])" office:value-type="percentage" office:value="0.049613161502883" calcext:value-type="percentage">
            <text:p>4.96%</text:p>
          </table:table-cell>
          <table:table-cell table:formula="of:=[.AA$4]*ABS([.$O108])+[.AA$6]*ABS([.$L108])+[.AA$8]*ABS([.$Q108])" office:value-type="percentage" office:value="0.0539090365647568" calcext:value-type="percentage">
            <text:p>5.39%</text:p>
          </table:table-cell>
          <table:table-cell table:formula="of:=[.AB$4]*ABS([.$O108])+[.AB$6]*ABS([.$L108])+[.AB$8]*ABS([.$Q108])" office:value-type="percentage" office:value="0.033448314498412" calcext:value-type="percentage">
            <text:p>3.34%</text:p>
          </table:table-cell>
          <table:table-cell table:formula="of:=[.AC$4]*ABS([.$O108])+[.AC$6]*ABS([.$L108])+[.AC$8]*ABS([.$Q108])" office:value-type="percentage" office:value="0.0799026892284301" calcext:value-type="percentage">
            <text:p>7.99%</text:p>
          </table:table-cell>
          <table:table-cell table:formula="of:=[.AD$4]*ABS([.$O108])+[.AD$6]*ABS([.$L108])+[.AD$8]*ABS([.$Q108])" office:value-type="percentage" office:value="0.0483761059674285" calcext:value-type="percentage">
            <text:p>4.8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83504705835a4243a1c3958b31dcd54d72246b7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05.523684340321" calcext:value-type="float">
            <text:p>105.523684340321</text:p>
          </table:table-cell>
          <table:table-cell office:value-type="float" office:value="73.188" calcext:value-type="float">
            <text:p>73.188</text:p>
          </table:table-cell>
          <table:table-cell office:value-type="float" office:value="128.922" calcext:value-type="float">
            <text:p>128.922</text:p>
          </table:table-cell>
          <table:table-cell office:value-type="float" office:value="9.75645636990023" calcext:value-type="float">
            <text:p>9.75645636990023</text:p>
          </table:table-cell>
          <table:table-cell office:value-type="float" office:value="906.560862030246" calcext:value-type="float">
            <text:p>906.560862030246</text:p>
          </table:table-cell>
          <table:table-cell office:value-type="percentage" office:value="0.0924575030799251" calcext:value-type="percentage">
            <text:p>9.25%</text:p>
          </table:table-cell>
          <table:table-cell office:value-type="percentage" office:value="-0.0373314493132258" calcext:value-type="percentage">
            <text:p>-3.73%</text:p>
          </table:table-cell>
          <table:table-cell office:value-type="percentage" office:value="-0.0340889764695286" calcext:value-type="percentage">
            <text:p>-3.41%</text:p>
          </table:table-cell>
          <table:table-cell office:value-type="percentage" office:value="-0.0240650571165276" calcext:value-type="percentage">
            <text:p>-2.41%</text:p>
          </table:table-cell>
          <table:table-cell office:value-type="percentage" office:value="-0.00175641549603593" calcext:value-type="percentage">
            <text:p>-0.18%</text:p>
          </table:table-cell>
          <table:table-cell office:value-type="percentage" office:value="0.0460833896211256" calcext:value-type="percentage">
            <text:p>4.61%</text:p>
          </table:table-cell>
          <table:table-cell table:formula="of:=[.AA$4]*ABS([.$M109])+[.AA$6]*ABS([.$L109])+[.AA$8]*ABS([.$Q109])" office:value-type="percentage" office:value="0.0586241140047588" calcext:value-type="percentage">
            <text:p>5.86%</text:p>
          </table:table-cell>
          <table:table-cell table:formula="of:=[.AB$4]*ABS([.$M109])+[.AB$6]*ABS([.$L109])+[.AB$8]*ABS([.$Q109])" office:value-type="percentage" office:value="0.0437192487206857" calcext:value-type="percentage">
            <text:p>4.37%</text:p>
          </table:table-cell>
          <table:table-cell table:formula="of:=[.AC$4]*ABS([.$M109])+[.AC$6]*ABS([.$L109])+[.AC$8]*ABS([.$Q109])" office:value-type="percentage" office:value="0.0823074863573752" calcext:value-type="percentage">
            <text:p>8.23%</text:p>
          </table:table-cell>
          <table:table-cell table:formula="of:=[.AD$4]*ABS([.$M109])+[.AD$6]*ABS([.$L109])+[.AD$8]*ABS([.$Q109])" office:value-type="percentage" office:value="0.0498456069362156" calcext:value-type="percentage">
            <text:p>4.98%</text:p>
          </table:table-cell>
          <table:table-cell table:formula="of:=[.AA$4]*ABS([.$O109])+[.AA$6]*ABS([.$L109])+[.AA$8]*ABS([.$Q109])" office:value-type="percentage" office:value="0.0542019832725261" calcext:value-type="percentage">
            <text:p>5.42%</text:p>
          </table:table-cell>
          <table:table-cell table:formula="of:=[.AB$4]*ABS([.$O109])+[.AB$6]*ABS([.$L109])+[.AB$8]*ABS([.$Q109])" office:value-type="percentage" office:value="0.0331061349633271" calcext:value-type="percentage">
            <text:p>3.31%</text:p>
          </table:table-cell>
          <table:table-cell table:formula="of:=[.AC$4]*ABS([.$O109])+[.AC$6]*ABS([.$L109])+[.AC$8]*ABS([.$Q109])" office:value-type="percentage" office:value="0.0809808471377054" calcext:value-type="percentage">
            <text:p>8.10%</text:p>
          </table:table-cell>
          <table:table-cell table:formula="of:=[.AD$4]*ABS([.$O109])+[.AD$6]*ABS([.$L109])+[.AD$8]*ABS([.$Q109])" office:value-type="percentage" office:value="0.0485189677165457" calcext:value-type="percentage">
            <text:p>4.8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83504705835a4243a1c3958b31dcd54d72246b7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01.738914814815" calcext:value-type="float">
            <text:p>101.738914814815</text:p>
          </table:table-cell>
          <table:table-cell office:value-type="float" office:value="71.328" calcext:value-type="float">
            <text:p>71.328</text:p>
          </table:table-cell>
          <table:table-cell office:value-type="float" office:value="127.602" calcext:value-type="float">
            <text:p>127.602</text:p>
          </table:table-cell>
          <table:table-cell office:value-type="float" office:value="8.64177098797211" calcext:value-type="float">
            <text:p>8.64177098797211</text:p>
          </table:table-cell>
          <table:table-cell office:value-type="float" office:value="884.686215780998" calcext:value-type="float">
            <text:p>884.686215780998</text:p>
          </table:table-cell>
          <table:table-cell office:value-type="percentage" office:value="0.0849406640880912" calcext:value-type="percentage">
            <text:p>8.49%</text:p>
          </table:table-cell>
          <table:table-cell office:value-type="percentage" office:value="-0.0342589847348791" calcext:value-type="percentage">
            <text:p>-3.43%</text:p>
          </table:table-cell>
          <table:table-cell office:value-type="percentage" office:value="-0.0305142424846163" calcext:value-type="percentage">
            <text:p>-3.05%</text:p>
          </table:table-cell>
          <table:table-cell office:value-type="percentage" office:value="-0.0217808008614205" calcext:value-type="percentage">
            <text:p>-2.18%</text:p>
          </table:table-cell>
          <table:table-cell office:value-type="percentage" office:value="-0.000255012104517373" calcext:value-type="percentage">
            <text:p>-0.03%</text:p>
          </table:table-cell>
          <table:table-cell office:value-type="percentage" office:value="0.0421618934490492" calcext:value-type="percentage">
            <text:p>4.22%</text:p>
          </table:table-cell>
          <table:table-cell table:formula="of:=[.AA$4]*ABS([.$M110])+[.AA$6]*ABS([.$L110])+[.AA$8]*ABS([.$Q110])" office:value-type="percentage" office:value="0.0537871807573398" calcext:value-type="percentage">
            <text:p>5.38%</text:p>
          </table:table-cell>
          <table:table-cell table:formula="of:=[.AB$4]*ABS([.$M110])+[.AB$6]*ABS([.$L110])+[.AB$8]*ABS([.$Q110])" office:value-type="percentage" office:value="0.0401174435416173" calcext:value-type="percentage">
            <text:p>4.01%</text:p>
          </table:table-cell>
          <table:table-cell table:formula="of:=[.AC$4]*ABS([.$M110])+[.AC$6]*ABS([.$L110])+[.AC$8]*ABS([.$Q110])" office:value-type="percentage" office:value="0.0755946190888658" calcext:value-type="percentage">
            <text:p>7.56%</text:p>
          </table:table-cell>
          <table:table-cell table:formula="of:=[.AD$4]*ABS([.$M110])+[.AD$6]*ABS([.$L110])+[.AD$8]*ABS([.$Q110])" office:value-type="percentage" office:value="0.0456494796415364" calcext:value-type="percentage">
            <text:p>4.56%</text:p>
          </table:table-cell>
          <table:table-cell table:formula="of:=[.AA$4]*ABS([.$O110])+[.AA$6]*ABS([.$L110])+[.AA$8]*ABS([.$Q110])" office:value-type="percentage" office:value="0.0496277861328536" calcext:value-type="percentage">
            <text:p>4.96%</text:p>
          </table:table-cell>
          <table:table-cell table:formula="of:=[.AB$4]*ABS([.$O110])+[.AB$6]*ABS([.$L110])+[.AB$8]*ABS([.$Q110])" office:value-type="percentage" office:value="0.0301348964428504" calcext:value-type="percentage">
            <text:p>3.01%</text:p>
          </table:table-cell>
          <table:table-cell table:formula="of:=[.AC$4]*ABS([.$O110])+[.AC$6]*ABS([.$L110])+[.AC$8]*ABS([.$Q110])" office:value-type="percentage" office:value="0.0743468007015199" calcext:value-type="percentage">
            <text:p>7.43%</text:p>
          </table:table-cell>
          <table:table-cell table:formula="of:=[.AD$4]*ABS([.$O110])+[.AD$6]*ABS([.$L110])+[.AD$8]*ABS([.$Q110])" office:value-type="percentage" office:value="0.0444016612541906" calcext:value-type="percentage">
            <text:p>4.4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83504705835a4243a1c3958b31dcd54d72246b7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02.475824907522" calcext:value-type="float">
            <text:p>102.475824907522</text:p>
          </table:table-cell>
          <table:table-cell office:value-type="float" office:value="75.302" calcext:value-type="float">
            <text:p>75.302</text:p>
          </table:table-cell>
          <table:table-cell office:value-type="float" office:value="121.468" calcext:value-type="float">
            <text:p>121.468</text:p>
          </table:table-cell>
          <table:table-cell office:value-type="float" office:value="8.80803812989589" calcext:value-type="float">
            <text:p>8.80803812989589</text:p>
          </table:table-cell>
          <table:table-cell office:value-type="float" office:value="891.094129630623" calcext:value-type="float">
            <text:p>891.094129630623</text:p>
          </table:table-cell>
          <table:table-cell office:value-type="percentage" office:value="0.0859523515701837" calcext:value-type="percentage">
            <text:p>8.60%</text:p>
          </table:table-cell>
          <table:table-cell office:value-type="percentage" office:value="-0.0348200798833237" calcext:value-type="percentage">
            <text:p>-3.48%</text:p>
          </table:table-cell>
          <table:table-cell office:value-type="percentage" office:value="-0.0310664065372057" calcext:value-type="percentage">
            <text:p>-3.11%</text:p>
          </table:table-cell>
          <table:table-cell office:value-type="percentage" office:value="-0.0222443290146963" calcext:value-type="percentage">
            <text:p>-2.22%</text:p>
          </table:table-cell>
          <table:table-cell office:value-type="percentage" office:value="0.000201579225524789" calcext:value-type="percentage">
            <text:p>0.02%</text:p>
          </table:table-cell>
          <table:table-cell office:value-type="percentage" office:value="0.0424743312680777" calcext:value-type="percentage">
            <text:p>4.25%</text:p>
          </table:table-cell>
          <table:table-cell table:formula="of:=[.AA$4]*ABS([.$M111])+[.AA$6]*ABS([.$L111])+[.AA$8]*ABS([.$Q111])" office:value-type="percentage" office:value="0.0544155875738617" calcext:value-type="percentage">
            <text:p>5.44%</text:p>
          </table:table-cell>
          <table:table-cell table:formula="of:=[.AB$4]*ABS([.$M111])+[.AB$6]*ABS([.$L111])+[.AB$8]*ABS([.$Q111])" office:value-type="percentage" office:value="0.0406987321904851" calcext:value-type="percentage">
            <text:p>4.07%</text:p>
          </table:table-cell>
          <table:table-cell table:formula="of:=[.AC$4]*ABS([.$M111])+[.AC$6]*ABS([.$L111])+[.AC$8]*ABS([.$Q111])" office:value-type="percentage" office:value="0.0764913223712871" calcext:value-type="percentage">
            <text:p>7.65%</text:p>
          </table:table-cell>
          <table:table-cell table:formula="of:=[.AD$4]*ABS([.$M111])+[.AD$6]*ABS([.$L111])+[.AD$8]*ABS([.$Q111])" office:value-type="percentage" office:value="0.0460567081598129" calcext:value-type="percentage">
            <text:p>4.61%</text:p>
          </table:table-cell>
          <table:table-cell table:formula="of:=[.AA$4]*ABS([.$O111])+[.AA$6]*ABS([.$L111])+[.AA$8]*ABS([.$Q111])" office:value-type="percentage" office:value="0.0502236706176526" calcext:value-type="percentage">
            <text:p>5.02%</text:p>
          </table:table-cell>
          <table:table-cell table:formula="of:=[.AB$4]*ABS([.$O111])+[.AB$6]*ABS([.$L111])+[.AB$8]*ABS([.$Q111])" office:value-type="percentage" office:value="0.0306381314955832" calcext:value-type="percentage">
            <text:p>3.06%</text:p>
          </table:table-cell>
          <table:table-cell table:formula="of:=[.AC$4]*ABS([.$O111])+[.AC$6]*ABS([.$L111])+[.AC$8]*ABS([.$Q111])" office:value-type="percentage" office:value="0.0752337472844244" calcext:value-type="percentage">
            <text:p>7.52%</text:p>
          </table:table-cell>
          <table:table-cell table:formula="of:=[.AD$4]*ABS([.$O111])+[.AD$6]*ABS([.$L111])+[.AD$8]*ABS([.$Q111])" office:value-type="percentage" office:value="0.0447991330729502" calcext:value-type="percentage">
            <text:p>4.4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83504705835a4243a1c3958b31dcd54d72246b7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02.254102753802" calcext:value-type="float">
            <text:p>102.254102753802</text:p>
          </table:table-cell>
          <table:table-cell office:value-type="float" office:value="71.864" calcext:value-type="float">
            <text:p>71.864</text:p>
          </table:table-cell>
          <table:table-cell office:value-type="float" office:value="123.672" calcext:value-type="float">
            <text:p>123.672</text:p>
          </table:table-cell>
          <table:table-cell office:value-type="float" office:value="8.9622340382425" calcext:value-type="float">
            <text:p>8.9622340382425</text:p>
          </table:table-cell>
          <table:table-cell office:value-type="float" office:value="444.583055451313" calcext:value-type="float">
            <text:p>444.583055451313</text:p>
          </table:table-cell>
          <table:table-cell office:value-type="percentage" office:value="0.087646693842896" calcext:value-type="percentage">
            <text:p>8.76%</text:p>
          </table:table-cell>
          <table:table-cell office:value-type="percentage" office:value="-0.0354412225536679" calcext:value-type="percentage">
            <text:p>-3.54%</text:p>
          </table:table-cell>
          <table:table-cell office:value-type="percentage" office:value="-0.0322189428068209" calcext:value-type="percentage">
            <text:p>-3.22%</text:p>
          </table:table-cell>
          <table:table-cell office:value-type="percentage" office:value="-0.0230429292638048" calcext:value-type="percentage">
            <text:p>-2.30%</text:p>
          </table:table-cell>
          <table:table-cell office:value-type="percentage" office:value="-0.000172243164820762" calcext:value-type="percentage">
            <text:p>-0.02%</text:p>
          </table:table-cell>
          <table:table-cell office:value-type="percentage" office:value="0.0424900052649489" calcext:value-type="percentage">
            <text:p>4.25%</text:p>
          </table:table-cell>
          <table:table-cell table:formula="of:=[.AA$4]*ABS([.$M112])+[.AA$6]*ABS([.$L112])+[.AA$8]*ABS([.$Q112])" office:value-type="percentage" office:value="0.0551926405538376" calcext:value-type="percentage">
            <text:p>5.52%</text:p>
          </table:table-cell>
          <table:table-cell table:formula="of:=[.AB$4]*ABS([.$M112])+[.AB$6]*ABS([.$L112])+[.AB$8]*ABS([.$Q112])" office:value-type="percentage" office:value="0.0413666479537189" calcext:value-type="percentage">
            <text:p>4.14%</text:p>
          </table:table-cell>
          <table:table-cell table:formula="of:=[.AC$4]*ABS([.$M112])+[.AC$6]*ABS([.$L112])+[.AC$8]*ABS([.$Q112])" office:value-type="percentage" office:value="0.0779104778561785" calcext:value-type="percentage">
            <text:p>7.79%</text:p>
          </table:table-cell>
          <table:table-cell table:formula="of:=[.AD$4]*ABS([.$M112])+[.AD$6]*ABS([.$L112])+[.AD$8]*ABS([.$Q112])" office:value-type="percentage" office:value="0.0463007958516155" calcext:value-type="percentage">
            <text:p>4.63%</text:p>
          </table:table-cell>
          <table:table-cell table:formula="of:=[.AA$4]*ABS([.$O112])+[.AA$6]*ABS([.$L112])+[.AA$8]*ABS([.$Q112])" office:value-type="percentage" office:value="0.0510598761238832" calcext:value-type="percentage">
            <text:p>5.11%</text:p>
          </table:table-cell>
          <table:table-cell table:formula="of:=[.AB$4]*ABS([.$O112])+[.AB$6]*ABS([.$L112])+[.AB$8]*ABS([.$Q112])" office:value-type="percentage" office:value="0.0314480133218284" calcext:value-type="percentage">
            <text:p>3.14%</text:p>
          </table:table-cell>
          <table:table-cell table:formula="of:=[.AC$4]*ABS([.$O112])+[.AC$6]*ABS([.$L112])+[.AC$8]*ABS([.$Q112])" office:value-type="percentage" office:value="0.0766706485271922" calcext:value-type="percentage">
            <text:p>7.67%</text:p>
          </table:table-cell>
          <table:table-cell table:formula="of:=[.AD$4]*ABS([.$O112])+[.AD$6]*ABS([.$L112])+[.AD$8]*ABS([.$Q112])" office:value-type="percentage" office:value="0.0450609665226292" calcext:value-type="percentage">
            <text:p>4.5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871c7e28e1d90a5faead69ee6c87b09f18bc04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read</text:p>
          </table:table-cell>
          <table:table-cell office:value-type="string" calcext:value-type="string">
            <text:p>MiB/s</text:p>
          </table:table-cell>
          <table:table-cell office:value-type="float" office:value="40.6848047677764" calcext:value-type="float">
            <text:p>40.6848047677764</text:p>
          </table:table-cell>
          <table:table-cell office:value-type="float" office:value="35.46" calcext:value-type="float">
            <text:p>35.46</text:p>
          </table:table-cell>
          <table:table-cell office:value-type="float" office:value="42.6766666666667" calcext:value-type="float">
            <text:p>42.6766666666667</text:p>
          </table:table-cell>
          <table:table-cell office:value-type="float" office:value="0.997689621665419" calcext:value-type="float">
            <text:p>0.997689621665419</text:p>
          </table:table-cell>
          <table:table-cell office:value-type="float" office:value="699.051628312309" calcext:value-type="float">
            <text:p>699.051628312309</text:p>
          </table:table-cell>
          <table:table-cell office:value-type="percentage" office:value="0.0245224138928551" calcext:value-type="percentage">
            <text:p>2.45%</text:p>
          </table:table-cell>
          <table:table-cell office:value-type="percentage" office:value="-0.00954747518891734" calcext:value-type="percentage">
            <text:p>-0.95%</text:p>
          </table:table-cell>
          <table:table-cell table:number-columns-repeated="3" office:value-type="percentage" office:value="0.00000529785641012101" calcext:value-type="percentage">
            <text:p>0.00%</text:p>
          </table:table-cell>
          <table:table-cell office:value-type="percentage" office:value="0.0152937180391213" calcext:value-type="percentage">
            <text:p>1.53%</text:p>
          </table:table-cell>
          <table:table-cell table:formula="of:=[.AA$4]*ABS([.$M113])+[.AA$6]*ABS([.$L113])+[.AA$8]*ABS([.$Q113])" office:value-type="percentage" office:value="0.0164545357069646" calcext:value-type="percentage">
            <text:p>1.65%</text:p>
          </table:table-cell>
          <table:table-cell table:formula="of:=[.AB$4]*ABS([.$M113])+[.AB$6]*ABS([.$L113])+[.AB$8]*ABS([.$Q113])" office:value-type="percentage" office:value="0.0116195933443315" calcext:value-type="percentage">
            <text:p>1.16%</text:p>
          </table:table-cell>
          <table:table-cell table:formula="of:=[.AC$4]*ABS([.$M113])+[.AC$6]*ABS([.$L113])+[.AC$8]*ABS([.$Q113])" office:value-type="percentage" office:value="0.022102050437088" calcext:value-type="percentage">
            <text:p>2.21%</text:p>
          </table:table-cell>
          <table:table-cell table:formula="of:=[.AD$4]*ABS([.$M113])+[.AD$6]*ABS([.$L113])+[.AD$8]*ABS([.$Q113])" office:value-type="percentage" office:value="0.0156419633394743" calcext:value-type="percentage">
            <text:p>1.56%</text:p>
          </table:table-cell>
          <table:table-cell table:formula="of:=[.AA$4]*ABS([.$O113])+[.AA$6]*ABS([.$L113])+[.AA$8]*ABS([.$Q113])" office:value-type="percentage" office:value="0.0132738099294622" calcext:value-type="percentage">
            <text:p>1.33%</text:p>
          </table:table-cell>
          <table:table-cell table:formula="of:=[.AB$4]*ABS([.$O113])+[.AB$6]*ABS([.$L113])+[.AB$8]*ABS([.$Q113])" office:value-type="percentage" office:value="0.00398585147832574" calcext:value-type="percentage">
            <text:p>0.40%</text:p>
          </table:table-cell>
          <table:table-cell table:formula="of:=[.AC$4]*ABS([.$O113])+[.AC$6]*ABS([.$L113])+[.AC$8]*ABS([.$Q113])" office:value-type="percentage" office:value="0.0211478327038372" calcext:value-type="percentage">
            <text:p>2.11%</text:p>
          </table:table-cell>
          <table:table-cell table:formula="of:=[.AD$4]*ABS([.$O113])+[.AD$6]*ABS([.$L113])+[.AD$8]*ABS([.$Q113])" office:value-type="percentage" office:value="0.0146877456062236" calcext:value-type="percentage">
            <text:p>1.4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871c7e28e1d90a5faead69ee6c87b09f18bc04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read</text:p>
          </table:table-cell>
          <table:table-cell office:value-type="string" calcext:value-type="string">
            <text:p>MiB/s</text:p>
          </table:table-cell>
          <table:table-cell office:value-type="float" office:value="39.260978216194" calcext:value-type="float">
            <text:p>39.260978216194</text:p>
          </table:table-cell>
          <table:table-cell office:value-type="float" office:value="30.75" calcext:value-type="float">
            <text:p>30.75</text:p>
          </table:table-cell>
          <table:table-cell office:value-type="float" office:value="45.3366666666667" calcext:value-type="float">
            <text:p>45.3366666666667</text:p>
          </table:table-cell>
          <table:table-cell office:value-type="float" office:value="1.92050435675073" calcext:value-type="float">
            <text:p>1.92050435675073</text:p>
          </table:table-cell>
          <table:table-cell office:value-type="float" office:value="674.58725457378" calcext:value-type="float">
            <text:p>674.58725457378</text:p>
          </table:table-cell>
          <table:table-cell office:value-type="percentage" office:value="0.0489163654093209" calcext:value-type="percentage">
            <text:p>4.89%</text:p>
          </table:table-cell>
          <table:table-cell office:value-type="percentage" office:value="-0.0170434910416806" calcext:value-type="percentage">
            <text:p>-1.70%</text:p>
          </table:table-cell>
          <table:table-cell office:value-type="percentage" office:value="-0.00688240111380066" calcext:value-type="percentage">
            <text:p>-0.69%</text:p>
          </table:table-cell>
          <table:table-cell office:value-type="percentage" office:value="-0.00264194999429387" calcext:value-type="percentage">
            <text:p>-0.26%</text:p>
          </table:table-cell>
          <table:table-cell office:value-type="percentage" office:value="-0.00000991463482758435" calcext:value-type="percentage">
            <text:p>0.00%</text:p>
          </table:table-cell>
          <table:table-cell office:value-type="percentage" office:value="0.018173660944438" calcext:value-type="percentage">
            <text:p>1.82%</text:p>
          </table:table-cell>
          <table:table-cell table:formula="of:=[.AA$4]*ABS([.$M114])+[.AA$6]*ABS([.$L114])+[.AA$8]*ABS([.$Q114])" office:value-type="percentage" office:value="0.0280445057984798" calcext:value-type="percentage">
            <text:p>2.80%</text:p>
          </table:table-cell>
          <table:table-cell table:formula="of:=[.AB$4]*ABS([.$M114])+[.AB$6]*ABS([.$L114])+[.AB$8]*ABS([.$Q114])" office:value-type="percentage" office:value="0.0203437954687204" calcext:value-type="percentage">
            <text:p>2.03%</text:p>
          </table:table-cell>
          <table:table-cell table:formula="of:=[.AC$4]*ABS([.$M114])+[.AC$6]*ABS([.$L114])+[.AC$8]*ABS([.$Q114])" office:value-type="percentage" office:value="0.0426548075260686" calcext:value-type="percentage">
            <text:p>4.27%</text:p>
          </table:table-cell>
          <table:table-cell table:formula="of:=[.AD$4]*ABS([.$M114])+[.AD$6]*ABS([.$L114])+[.AD$8]*ABS([.$Q114])" office:value-type="percentage" office:value="0.0211349144006506" calcext:value-type="percentage">
            <text:p>2.11%</text:p>
          </table:table-cell>
          <table:table-cell table:formula="of:=[.AA$4]*ABS([.$O114])+[.AA$6]*ABS([.$L114])+[.AA$8]*ABS([.$Q114])" office:value-type="percentage" office:value="0.0232439921160176" calcext:value-type="percentage">
            <text:p>2.32%</text:p>
          </table:table-cell>
          <table:table-cell table:formula="of:=[.AB$4]*ABS([.$O114])+[.AB$6]*ABS([.$L114])+[.AB$8]*ABS([.$Q114])" office:value-type="percentage" office:value="0.00882256263081099" calcext:value-type="percentage">
            <text:p>0.88%</text:p>
          </table:table-cell>
          <table:table-cell table:formula="of:=[.AC$4]*ABS([.$O114])+[.AC$6]*ABS([.$L114])+[.AC$8]*ABS([.$Q114])" office:value-type="percentage" office:value="0.0412146534213299" calcext:value-type="percentage">
            <text:p>4.12%</text:p>
          </table:table-cell>
          <table:table-cell table:formula="of:=[.AD$4]*ABS([.$O114])+[.AD$6]*ABS([.$L114])+[.AD$8]*ABS([.$Q114])" office:value-type="percentage" office:value="0.0196947602959119" calcext:value-type="percentage">
            <text:p>1.9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871c7e28e1d90a5faead69ee6c87b09f18bc04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read</text:p>
          </table:table-cell>
          <table:table-cell office:value-type="string" calcext:value-type="string">
            <text:p>MiB/s</text:p>
          </table:table-cell>
          <table:table-cell office:value-type="float" office:value="43.115002055076" calcext:value-type="float">
            <text:p>43.115002055076</text:p>
          </table:table-cell>
          <table:table-cell office:value-type="float" office:value="34.84" calcext:value-type="float">
            <text:p>34.84</text:p>
          </table:table-cell>
          <table:table-cell office:value-type="float" office:value="46.6866666666667" calcext:value-type="float">
            <text:p>46.6866666666667</text:p>
          </table:table-cell>
          <table:table-cell office:value-type="float" office:value="2.50861177036206" calcext:value-type="float">
            <text:p>2.50861177036206</text:p>
          </table:table-cell>
          <table:table-cell office:value-type="float" office:value="370.403797724021" calcext:value-type="float">
            <text:p>370.403797724021</text:p>
          </table:table-cell>
          <table:table-cell office:value-type="percentage" office:value="0.0581841969335292" calcext:value-type="percentage">
            <text:p>5.82%</text:p>
          </table:table-cell>
          <table:table-cell office:value-type="percentage" office:value="-0.0243927650435555" calcext:value-type="percentage">
            <text:p>-2.44%</text:p>
          </table:table-cell>
          <table:table-cell office:value-type="percentage" office:value="-0.00978694863710735" calcext:value-type="percentage">
            <text:p>-0.98%</text:p>
          </table:table-cell>
          <table:table-cell table:number-columns-repeated="2" office:value-type="percentage" office:value="0.000117255928239773" calcext:value-type="percentage">
            <text:p>0.01%</text:p>
          </table:table-cell>
          <table:table-cell office:value-type="percentage" office:value="0.0147166772799639" calcext:value-type="percentage">
            <text:p>1.47%</text:p>
          </table:table-cell>
          <table:table-cell table:formula="of:=[.AA$4]*ABS([.$M115])+[.AA$6]*ABS([.$L115])+[.AA$8]*ABS([.$Q115])" office:value-type="percentage" office:value="0.0324312130856829" calcext:value-type="percentage">
            <text:p>3.24%</text:p>
          </table:table-cell>
          <table:table-cell table:formula="of:=[.AB$4]*ABS([.$M115])+[.AB$6]*ABS([.$L115])+[.AB$8]*ABS([.$Q115])" office:value-type="percentage" office:value="0.0268042994561937" calcext:value-type="percentage">
            <text:p>2.68%</text:p>
          </table:table-cell>
          <table:table-cell table:formula="of:=[.AC$4]*ABS([.$M115])+[.AC$6]*ABS([.$L115])+[.AC$8]*ABS([.$Q115])" office:value-type="percentage" office:value="0.0504583017791753" calcext:value-type="percentage">
            <text:p>5.05%</text:p>
          </table:table-cell>
          <table:table-cell table:formula="of:=[.AD$4]*ABS([.$M115])+[.AD$6]*ABS([.$L115])+[.AD$8]*ABS([.$Q115])" office:value-type="percentage" office:value="0.0200310380216796" calcext:value-type="percentage">
            <text:p>2.00%</text:p>
          </table:table-cell>
          <table:table-cell table:formula="of:=[.AA$4]*ABS([.$O115])+[.AA$6]*ABS([.$L115])+[.AA$8]*ABS([.$Q115])" office:value-type="percentage" office:value="0.0243393767139109" calcext:value-type="percentage">
            <text:p>2.43%</text:p>
          </table:table-cell>
          <table:table-cell table:formula="of:=[.AB$4]*ABS([.$O115])+[.AB$6]*ABS([.$L115])+[.AB$8]*ABS([.$Q115])" office:value-type="percentage" office:value="0.00738389216394113" calcext:value-type="percentage">
            <text:p>0.74%</text:p>
          </table:table-cell>
          <table:table-cell table:formula="of:=[.AC$4]*ABS([.$O115])+[.AC$6]*ABS([.$L115])+[.AC$8]*ABS([.$Q115])" office:value-type="percentage" office:value="0.0480307508676437" calcext:value-type="percentage">
            <text:p>4.80%</text:p>
          </table:table-cell>
          <table:table-cell table:formula="of:=[.AD$4]*ABS([.$O115])+[.AD$6]*ABS([.$L115])+[.AD$8]*ABS([.$Q115])" office:value-type="percentage" office:value="0.017603487110148" calcext:value-type="percentage">
            <text:p>1.7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871c7e28e1d90a5faead69ee6c87b09f18bc04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read</text:p>
          </table:table-cell>
          <table:table-cell office:value-type="string" calcext:value-type="string">
            <text:p>MiB/s</text:p>
          </table:table-cell>
          <table:table-cell office:value-type="float" office:value="43.2098150431566" calcext:value-type="float">
            <text:p>43.2098150431566</text:p>
          </table:table-cell>
          <table:table-cell office:value-type="float" office:value="36.4966666666667" calcext:value-type="float">
            <text:p>36.4966666666667</text:p>
          </table:table-cell>
          <table:table-cell office:value-type="float" office:value="45.8233333333333" calcext:value-type="float">
            <text:p>45.8233333333333</text:p>
          </table:table-cell>
          <table:table-cell office:value-type="float" office:value="1.38508550098376" calcext:value-type="float">
            <text:p>1.38508550098376</text:p>
          </table:table-cell>
          <table:table-cell office:value-type="float" office:value="375.737522114405" calcext:value-type="float">
            <text:p>375.737522114405</text:p>
          </table:table-cell>
          <table:table-cell office:value-type="percentage" office:value="0.0320548815032043" calcext:value-type="percentage">
            <text:p>3.21%</text:p>
          </table:table-cell>
          <table:table-cell office:value-type="percentage" office:value="-0.0128860644300187" calcext:value-type="percentage">
            <text:p>-1.29%</text:p>
          </table:table-cell>
          <table:table-cell office:value-type="percentage" office:value="-0.00119557846704929" calcext:value-type="percentage">
            <text:p>-0.12%</text:p>
          </table:table-cell>
          <table:table-cell table:number-columns-repeated="2" office:value-type="percentage" office:value="0.000035665021166799" calcext:value-type="percentage">
            <text:p>0.00%</text:p>
          </table:table-cell>
          <table:table-cell office:value-type="percentage" office:value="0.0167334346837869" calcext:value-type="percentage">
            <text:p>1.67%</text:p>
          </table:table-cell>
          <table:table-cell table:formula="of:=[.AA$4]*ABS([.$M116])+[.AA$6]*ABS([.$L116])+[.AA$8]*ABS([.$Q116])" office:value-type="percentage" office:value="0.0205581268723366" calcext:value-type="percentage">
            <text:p>2.06%</text:p>
          </table:table-cell>
          <table:table-cell table:formula="of:=[.AB$4]*ABS([.$M116])+[.AB$6]*ABS([.$L116])+[.AB$8]*ABS([.$Q116])" office:value-type="percentage" office:value="0.0151876831627141" calcext:value-type="percentage">
            <text:p>1.52%</text:p>
          </table:table-cell>
          <table:table-cell table:formula="of:=[.AC$4]*ABS([.$M116])+[.AC$6]*ABS([.$L116])+[.AC$8]*ABS([.$Q116])" office:value-type="percentage" office:value="0.028605855113944" calcext:value-type="percentage">
            <text:p>2.86%</text:p>
          </table:table-cell>
          <table:table-cell table:formula="of:=[.AD$4]*ABS([.$M116])+[.AD$6]*ABS([.$L116])+[.AD$8]*ABS([.$Q116])" office:value-type="percentage" office:value="0.0178808423403518" calcext:value-type="percentage">
            <text:p>1.79%</text:p>
          </table:table-cell>
          <table:table-cell table:formula="of:=[.AA$4]*ABS([.$O116])+[.AA$6]*ABS([.$L116])+[.AA$8]*ABS([.$Q116])" office:value-type="percentage" office:value="0.0162746604027193" calcext:value-type="percentage">
            <text:p>1.63%</text:p>
          </table:table-cell>
          <table:table-cell table:formula="of:=[.AB$4]*ABS([.$O116])+[.AB$6]*ABS([.$L116])+[.AB$8]*ABS([.$Q116])" office:value-type="percentage" office:value="0.00490736363563256" calcext:value-type="percentage">
            <text:p>0.49%</text:p>
          </table:table-cell>
          <table:table-cell table:formula="of:=[.AC$4]*ABS([.$O116])+[.AC$6]*ABS([.$L116])+[.AC$8]*ABS([.$Q116])" office:value-type="percentage" office:value="0.0273208151730588" calcext:value-type="percentage">
            <text:p>2.73%</text:p>
          </table:table-cell>
          <table:table-cell table:formula="of:=[.AD$4]*ABS([.$O116])+[.AD$6]*ABS([.$L116])+[.AD$8]*ABS([.$Q116])" office:value-type="percentage" office:value="0.0165958023994666" calcext:value-type="percentage">
            <text:p>1.6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871c7e28e1d90a5faead69ee6c87b09f18bc04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read</text:p>
          </table:table-cell>
          <table:table-cell office:value-type="string" calcext:value-type="string">
            <text:p>MiB/s</text:p>
          </table:table-cell>
          <table:table-cell office:value-type="float" office:value="41.3688409371147" calcext:value-type="float">
            <text:p>41.3688409371147</text:p>
          </table:table-cell>
          <table:table-cell office:value-type="float" office:value="30.85" calcext:value-type="float">
            <text:p>30.85</text:p>
          </table:table-cell>
          <table:table-cell office:value-type="float" office:value="49.7266666666667" calcext:value-type="float">
            <text:p>49.7266666666667</text:p>
          </table:table-cell>
          <table:table-cell office:value-type="float" office:value="2.85130306875542" calcext:value-type="float">
            <text:p>2.85130306875542</text:p>
          </table:table-cell>
          <table:table-cell office:value-type="float" office:value="359.729051627084" calcext:value-type="float">
            <text:p>359.729051627084</text:p>
          </table:table-cell>
          <table:table-cell office:value-type="percentage" office:value="0.0689239293189221" calcext:value-type="percentage">
            <text:p>6.89%</text:p>
          </table:table-cell>
          <table:table-cell office:value-type="percentage" office:value="-0.0242755180340903" calcext:value-type="percentage">
            <text:p>-2.43%</text:p>
          </table:table-cell>
          <table:table-cell office:value-type="percentage" office:value="-0.0142937941483421" calcext:value-type="percentage">
            <text:p>-1.43%</text:p>
          </table:table-cell>
          <table:table-cell office:value-type="percentage" office:value="-0.00874507886186152" calcext:value-type="percentage">
            <text:p>-0.87%</text:p>
          </table:table-cell>
          <table:table-cell office:value-type="percentage" office:value="-0.000262760575267534" calcext:value-type="percentage">
            <text:p>-0.03%</text:p>
          </table:table-cell>
          <table:table-cell office:value-type="percentage" office:value="0.0309151075421139" calcext:value-type="percentage">
            <text:p>3.09%</text:p>
          </table:table-cell>
          <table:table-cell table:formula="of:=[.AA$4]*ABS([.$M117])+[.AA$6]*ABS([.$L117])+[.AA$8]*ABS([.$Q117])" office:value-type="percentage" office:value="0.0413715182983755" calcext:value-type="percentage">
            <text:p>4.14%</text:p>
          </table:table-cell>
          <table:table-cell table:formula="of:=[.AB$4]*ABS([.$M117])+[.AB$6]*ABS([.$L117])+[.AB$8]*ABS([.$Q117])" office:value-type="percentage" office:value="0.0294043181133759" calcext:value-type="percentage">
            <text:p>2.94%</text:p>
          </table:table-cell>
          <table:table-cell table:formula="of:=[.AC$4]*ABS([.$M117])+[.AC$6]*ABS([.$L117])+[.AC$8]*ABS([.$Q117])" office:value-type="percentage" office:value="0.0606582060127581" calcext:value-type="percentage">
            <text:p>6.07%</text:p>
          </table:table-cell>
          <table:table-cell table:formula="of:=[.AD$4]*ABS([.$M117])+[.AD$6]*ABS([.$L117])+[.AD$8]*ABS([.$Q117])" office:value-type="percentage" office:value="0.0340520307689924" calcext:value-type="percentage">
            <text:p>3.41%</text:p>
          </table:table-cell>
          <table:table-cell table:formula="of:=[.AA$4]*ABS([.$O117])+[.AA$6]*ABS([.$L117])+[.AA$8]*ABS([.$Q117])" office:value-type="percentage" office:value="0.0361947052409658" calcext:value-type="percentage">
            <text:p>3.62%</text:p>
          </table:table-cell>
          <table:table-cell table:formula="of:=[.AB$4]*ABS([.$O117])+[.AB$6]*ABS([.$L117])+[.AB$8]*ABS([.$Q117])" office:value-type="percentage" office:value="0.0169799667755928" calcext:value-type="percentage">
            <text:p>1.70%</text:p>
          </table:table-cell>
          <table:table-cell table:formula="of:=[.AC$4]*ABS([.$O117])+[.AC$6]*ABS([.$L117])+[.AC$8]*ABS([.$Q117])" office:value-type="percentage" office:value="0.0591051620955352" calcext:value-type="percentage">
            <text:p>5.91%</text:p>
          </table:table-cell>
          <table:table-cell table:formula="of:=[.AD$4]*ABS([.$O117])+[.AD$6]*ABS([.$L117])+[.AD$8]*ABS([.$Q117])" office:value-type="percentage" office:value="0.0324989868517695" calcext:value-type="percentage">
            <text:p>3.2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871c7e28e1d90a5faead69ee6c87b09f18bc04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read</text:p>
          </table:table-cell>
          <table:table-cell office:value-type="string" calcext:value-type="string">
            <text:p>MiB/s</text:p>
          </table:table-cell>
          <table:table-cell office:value-type="float" office:value="40.7020509658857" calcext:value-type="float">
            <text:p>40.7020509658857</text:p>
          </table:table-cell>
          <table:table-cell office:value-type="float" office:value="30.36" calcext:value-type="float">
            <text:p>30.36</text:p>
          </table:table-cell>
          <table:table-cell office:value-type="float" office:value="50.3033333333333" calcext:value-type="float">
            <text:p>50.3033333333333</text:p>
          </table:table-cell>
          <table:table-cell office:value-type="float" office:value="3.6662498078984" calcext:value-type="float">
            <text:p>3.6662498078984</text:p>
          </table:table-cell>
          <table:table-cell office:value-type="float" office:value="176.965438982112" calcext:value-type="float">
            <text:p>176.965438982112</text:p>
          </table:table-cell>
          <table:table-cell office:value-type="percentage" office:value="0.0900753087595328" calcext:value-type="percentage">
            <text:p>9.01%</text:p>
          </table:table-cell>
          <table:table-cell office:value-type="percentage" office:value="-0.0365609047490256" calcext:value-type="percentage">
            <text:p>-3.66%</text:p>
          </table:table-cell>
          <table:table-cell office:value-type="percentage" office:value="-0.0310745965814248" calcext:value-type="percentage">
            <text:p>-3.11%</text:p>
          </table:table-cell>
          <table:table-cell office:value-type="percentage" office:value="-0.0155317944593373" calcext:value-type="percentage">
            <text:p>-1.55%</text:p>
          </table:table-cell>
          <table:table-cell office:value-type="percentage" office:value="-0.000308172097479332" calcext:value-type="percentage">
            <text:p>-0.03%</text:p>
          </table:table-cell>
          <table:table-cell office:value-type="percentage" office:value="0.034709500119215" calcext:value-type="percentage">
            <text:p>3.47%</text:p>
          </table:table-cell>
          <table:table-cell table:formula="of:=[.AA$4]*ABS([.$M118])+[.AA$6]*ABS([.$L118])+[.AA$8]*ABS([.$Q118])" office:value-type="percentage" office:value="0.0537819045425911" calcext:value-type="percentage">
            <text:p>5.38%</text:p>
          </table:table-cell>
          <table:table-cell table:formula="of:=[.AB$4]*ABS([.$M118])+[.AB$6]*ABS([.$L118])+[.AB$8]*ABS([.$Q118])" office:value-type="percentage" office:value="0.0417272046870953" calcext:value-type="percentage">
            <text:p>4.17%</text:p>
          </table:table-cell>
          <table:table-cell table:formula="of:=[.AC$4]*ABS([.$M118])+[.AC$6]*ABS([.$L118])+[.AC$8]*ABS([.$Q118])" office:value-type="percentage" office:value="0.0791872874944503" calcext:value-type="percentage">
            <text:p>7.92%</text:p>
          </table:table-cell>
          <table:table-cell table:formula="of:=[.AD$4]*ABS([.$M118])+[.AD$6]*ABS([.$L118])+[.AD$8]*ABS([.$Q118])" office:value-type="percentage" office:value="0.0404312214462279" calcext:value-type="percentage">
            <text:p>4.04%</text:p>
          </table:table-cell>
          <table:table-cell table:formula="of:=[.AA$4]*ABS([.$O118])+[.AA$6]*ABS([.$L118])+[.AA$8]*ABS([.$Q118])" office:value-type="percentage" office:value="0.046772201112695" calcext:value-type="percentage">
            <text:p>4.68%</text:p>
          </table:table-cell>
          <table:table-cell table:formula="of:=[.AB$4]*ABS([.$O118])+[.AB$6]*ABS([.$L118])+[.AB$8]*ABS([.$Q118])" office:value-type="percentage" office:value="0.0249039164553446" calcext:value-type="percentage">
            <text:p>2.49%</text:p>
          </table:table-cell>
          <table:table-cell table:formula="of:=[.AC$4]*ABS([.$O118])+[.AC$6]*ABS([.$L118])+[.AC$8]*ABS([.$Q118])" office:value-type="percentage" office:value="0.0770843764654815" calcext:value-type="percentage">
            <text:p>7.71%</text:p>
          </table:table-cell>
          <table:table-cell table:formula="of:=[.AD$4]*ABS([.$O118])+[.AD$6]*ABS([.$L118])+[.AD$8]*ABS([.$Q118])" office:value-type="percentage" office:value="0.038328310417259" calcext:value-type="percentage">
            <text:p>3.8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96097006f73de91de5d6d52b169b3c0122d8cc4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Softlayer DAL (US)</text:p>
          </table:table-cell>
          <table:table-cell office:value-type="string" calcext:value-type="string">
            <text:p>MiB/s</text:p>
          </table:table-cell>
          <table:table-cell office:value-type="float" office:value="8.84441019317715" calcext:value-type="float">
            <text:p>8.84441019317715</text:p>
          </table:table-cell>
          <table:table-cell office:value-type="float" office:value="0.4" calcext:value-type="float">
            <text:p>0.4</text:p>
          </table:table-cell>
          <table:table-cell office:value-type="float" office:value="10.5466666666667" calcext:value-type="float">
            <text:p>10.5466666666667</text:p>
          </table:table-cell>
          <table:table-cell office:value-type="float" office:value="2.19391141317799" calcext:value-type="float">
            <text:p>2.19391141317799</text:p>
          </table:table-cell>
          <table:table-cell office:value-type="float" office:value="151.965810879332" calcext:value-type="float">
            <text:p>151.965810879332</text:p>
          </table:table-cell>
          <table:table-cell office:value-type="percentage" office:value="0.248056271165537" calcext:value-type="percentage">
            <text:p>24.81%</text:p>
          </table:table-cell>
          <table:table-cell office:value-type="percentage" office:value="-0.0857439138075241" calcext:value-type="percentage">
            <text:p>-8.57%</text:p>
          </table:table-cell>
          <table:table-cell office:value-type="percentage" office:value="-0.0838242225990572" calcext:value-type="percentage">
            <text:p>-8.38%</text:p>
          </table:table-cell>
          <table:table-cell office:value-type="percentage" office:value="-0.0681905458820001" calcext:value-type="percentage">
            <text:p>-6.82%</text:p>
          </table:table-cell>
          <table:table-cell office:value-type="percentage" office:value="0.0000905376818280606" calcext:value-type="percentage">
            <text:p>0.01%</text:p>
          </table:table-cell>
          <table:table-cell office:value-type="percentage" office:value="0.0894095553752268" calcext:value-type="percentage">
            <text:p>8.94%</text:p>
          </table:table-cell>
          <table:table-cell table:formula="of:=[.AA$4]*ABS([.$M119])+[.AA$6]*ABS([.$L119])+[.AA$8]*ABS([.$Q119])" office:value-type="percentage" office:value="0.141069913449429" calcext:value-type="percentage">
            <text:p>14.11%</text:p>
          </table:table-cell>
          <table:table-cell table:formula="of:=[.AB$4]*ABS([.$M119])+[.AB$6]*ABS([.$L119])+[.AB$8]*ABS([.$Q119])" office:value-type="percentage" office:value="0.102341713700096" calcext:value-type="percentage">
            <text:p>10.23%</text:p>
          </table:table-cell>
          <table:table-cell table:formula="of:=[.AC$4]*ABS([.$M119])+[.AC$6]*ABS([.$L119])+[.AC$8]*ABS([.$Q119])" office:value-type="percentage" office:value="0.215960363850705" calcext:value-type="percentage">
            <text:p>21.60%</text:p>
          </table:table-cell>
          <table:table-cell table:formula="of:=[.AD$4]*ABS([.$M119])+[.AD$6]*ABS([.$L119])+[.AD$8]*ABS([.$Q119])" office:value-type="percentage" office:value="0.104907662797488" calcext:value-type="percentage">
            <text:p>10.49%</text:p>
          </table:table-cell>
          <table:table-cell table:formula="of:=[.AA$4]*ABS([.$O119])+[.AA$6]*ABS([.$L119])+[.AA$8]*ABS([.$Q119])" office:value-type="percentage" office:value="0.135218790807588" calcext:value-type="percentage">
            <text:p>13.52%</text:p>
          </table:table-cell>
          <table:table-cell table:formula="of:=[.AB$4]*ABS([.$O119])+[.AB$6]*ABS([.$L119])+[.AB$8]*ABS([.$Q119])" office:value-type="percentage" office:value="0.0882990193596765" calcext:value-type="percentage">
            <text:p>8.83%</text:p>
          </table:table-cell>
          <table:table-cell table:formula="of:=[.AC$4]*ABS([.$O119])+[.AC$6]*ABS([.$L119])+[.AC$8]*ABS([.$Q119])" office:value-type="percentage" office:value="0.214205027058152" calcext:value-type="percentage">
            <text:p>21.42%</text:p>
          </table:table-cell>
          <table:table-cell table:formula="of:=[.AD$4]*ABS([.$O119])+[.AD$6]*ABS([.$L119])+[.AD$8]*ABS([.$Q119])" office:value-type="percentage" office:value="0.103152326004935" calcext:value-type="percentage">
            <text:p>10.3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96097006f73de91de5d6d52b169b3c0122d8cc4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Softlayer DAL (US)</text:p>
          </table:table-cell>
          <table:table-cell office:value-type="string" calcext:value-type="string">
            <text:p>MiB/s</text:p>
          </table:table-cell>
          <table:table-cell office:value-type="float" office:value="9.10878189300412" calcext:value-type="float">
            <text:p>9.10878189300412</text:p>
          </table:table-cell>
          <table:table-cell office:value-type="float" office:value="0.4" calcext:value-type="float">
            <text:p>0.4</text:p>
          </table:table-cell>
          <table:table-cell office:value-type="float" office:value="10.37" calcext:value-type="float">
            <text:p>10.37</text:p>
          </table:table-cell>
          <table:table-cell office:value-type="float" office:value="1.80247015660715" calcext:value-type="float">
            <text:p>1.80247015660715</text:p>
          </table:table-cell>
          <table:table-cell office:value-type="float" office:value="156.508279948524" calcext:value-type="float">
            <text:p>156.508279948524</text:p>
          </table:table-cell>
          <table:table-cell office:value-type="percentage" office:value="0.197882678252678" calcext:value-type="percentage">
            <text:p>19.79%</text:p>
          </table:table-cell>
          <table:table-cell office:value-type="percentage" office:value="-0.0644478396492386" calcext:value-type="percentage">
            <text:p>-6.44%</text:p>
          </table:table-cell>
          <table:table-cell office:value-type="percentage" office:value="-0.0612625505642721" calcext:value-type="percentage">
            <text:p>-6.13%</text:p>
          </table:table-cell>
          <table:table-cell office:value-type="percentage" office:value="-0.0279309948163111" calcext:value-type="percentage">
            <text:p>-2.79%</text:p>
          </table:table-cell>
          <table:table-cell office:value-type="percentage" office:value="0.0000330412236830226" calcext:value-type="percentage">
            <text:p>0.00%</text:p>
          </table:table-cell>
          <table:table-cell office:value-type="percentage" office:value="0.0803705422121162" calcext:value-type="percentage">
            <text:p>8.04%</text:p>
          </table:table-cell>
          <table:table-cell table:formula="of:=[.AA$4]*ABS([.$M120])+[.AA$6]*ABS([.$L120])+[.AA$8]*ABS([.$Q120])" office:value-type="percentage" office:value="0.114233686704677" calcext:value-type="percentage">
            <text:p>11.42%</text:p>
          </table:table-cell>
          <table:table-cell table:formula="of:=[.AB$4]*ABS([.$M120])+[.AB$6]*ABS([.$L120])+[.AB$8]*ABS([.$Q120])" office:value-type="percentage" office:value="0.0793835937658703" calcext:value-type="percentage">
            <text:p>7.94%</text:p>
          </table:table-cell>
          <table:table-cell table:formula="of:=[.AC$4]*ABS([.$M120])+[.AC$6]*ABS([.$L120])+[.AC$8]*ABS([.$Q120])" office:value-type="percentage" office:value="0.172787980788278" calcext:value-type="percentage">
            <text:p>17.28%</text:p>
          </table:table-cell>
          <table:table-cell table:formula="of:=[.AD$4]*ABS([.$M120])+[.AD$6]*ABS([.$L120])+[.AD$8]*ABS([.$Q120])" office:value-type="percentage" office:value="0.0905294855598846" calcext:value-type="percentage">
            <text:p>9.05%</text:p>
          </table:table-cell>
          <table:table-cell table:formula="of:=[.AA$4]*ABS([.$O120])+[.AA$6]*ABS([.$L120])+[.AA$8]*ABS([.$Q120])" office:value-type="percentage" office:value="0.102061405093702" calcext:value-type="percentage">
            <text:p>10.21%</text:p>
          </table:table-cell>
          <table:table-cell table:formula="of:=[.AB$4]*ABS([.$O120])+[.AB$6]*ABS([.$L120])+[.AB$8]*ABS([.$Q120])" office:value-type="percentage" office:value="0.0501701178995282" calcext:value-type="percentage">
            <text:p>5.02%</text:p>
          </table:table-cell>
          <table:table-cell table:formula="of:=[.AC$4]*ABS([.$O120])+[.AC$6]*ABS([.$L120])+[.AC$8]*ABS([.$Q120])" office:value-type="percentage" office:value="0.169136296304985" calcext:value-type="percentage">
            <text:p>16.91%</text:p>
          </table:table-cell>
          <table:table-cell table:formula="of:=[.AD$4]*ABS([.$O120])+[.AD$6]*ABS([.$L120])+[.AD$8]*ABS([.$Q120])" office:value-type="percentage" office:value="0.0868778010765918" calcext:value-type="percentage">
            <text:p>8.6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96097006f73de91de5d6d52b169b3c0122d8cc4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Softlayer DAL (US)</text:p>
          </table:table-cell>
          <table:table-cell office:value-type="string" calcext:value-type="string">
            <text:p>MiB/s</text:p>
          </table:table-cell>
          <table:table-cell office:value-type="float" office:value="8.91209206740649" calcext:value-type="float">
            <text:p>8.91209206740649</text:p>
          </table:table-cell>
          <table:table-cell office:value-type="float" office:value="0.403333333333333" calcext:value-type="float">
            <text:p>0.403333333333333</text:p>
          </table:table-cell>
          <table:table-cell office:value-type="float" office:value="10.3266666666667" calcext:value-type="float">
            <text:p>10.3266666666667</text:p>
          </table:table-cell>
          <table:table-cell office:value-type="float" office:value="2.19940134497703" calcext:value-type="float">
            <text:p>2.19940134497703</text:p>
          </table:table-cell>
          <table:table-cell office:value-type="float" office:value="76.564364840262" calcext:value-type="float">
            <text:p>76.564364840262</text:p>
          </table:table-cell>
          <table:table-cell office:value-type="percentage" office:value="0.246788445220481" calcext:value-type="percentage">
            <text:p>24.68%</text:p>
          </table:table-cell>
          <table:table-cell office:value-type="percentage" office:value="-0.0806322944483777" calcext:value-type="percentage">
            <text:p>-8.06%</text:p>
          </table:table-cell>
          <table:table-cell office:value-type="percentage" office:value="-0.0784988879665326" calcext:value-type="percentage">
            <text:p>-7.85%</text:p>
          </table:table-cell>
          <table:table-cell office:value-type="percentage" office:value="-0.0629388794694776" calcext:value-type="percentage">
            <text:p>-6.29%</text:p>
          </table:table-cell>
          <table:table-cell office:value-type="percentage" office:value="-0.000095637703327783" calcext:value-type="percentage">
            <text:p>-0.01%</text:p>
          </table:table-cell>
          <table:table-cell office:value-type="percentage" office:value="0.0961623196853056" calcext:value-type="percentage">
            <text:p>9.62%</text:p>
          </table:table-cell>
          <table:table-cell table:formula="of:=[.AA$4]*ABS([.$M121])+[.AA$6]*ABS([.$L121])+[.AA$8]*ABS([.$Q121])" office:value-type="percentage" office:value="0.141194353118055" calcext:value-type="percentage">
            <text:p>14.12%</text:p>
          </table:table-cell>
          <table:table-cell table:formula="of:=[.AB$4]*ABS([.$M121])+[.AB$6]*ABS([.$L121])+[.AB$8]*ABS([.$Q121])" office:value-type="percentage" office:value="0.0988009120492809" calcext:value-type="percentage">
            <text:p>9.88%</text:p>
          </table:table-cell>
          <table:table-cell table:formula="of:=[.AC$4]*ABS([.$M121])+[.AC$6]*ABS([.$L121])+[.AC$8]*ABS([.$Q121])" office:value-type="percentage" office:value="0.215110217589753" calcext:value-type="percentage">
            <text:p>21.51%</text:p>
          </table:table-cell>
          <table:table-cell table:formula="of:=[.AD$4]*ABS([.$M121])+[.AD$6]*ABS([.$L121])+[.AD$8]*ABS([.$Q121])" office:value-type="percentage" office:value="0.10967192971513" calcext:value-type="percentage">
            <text:p>10.97%</text:p>
          </table:table-cell>
          <table:table-cell table:formula="of:=[.AA$4]*ABS([.$O121])+[.AA$6]*ABS([.$L121])+[.AA$8]*ABS([.$Q121])" office:value-type="percentage" office:value="0.135296548125088" calcext:value-type="percentage">
            <text:p>13.53%</text:p>
          </table:table-cell>
          <table:table-cell table:formula="of:=[.AB$4]*ABS([.$O121])+[.AB$6]*ABS([.$L121])+[.AB$8]*ABS([.$Q121])" office:value-type="percentage" office:value="0.0846461800661608" calcext:value-type="percentage">
            <text:p>8.46%</text:p>
          </table:table-cell>
          <table:table-cell table:formula="of:=[.AC$4]*ABS([.$O121])+[.AC$6]*ABS([.$L121])+[.AC$8]*ABS([.$Q121])" office:value-type="percentage" office:value="0.213340876091863" calcext:value-type="percentage">
            <text:p>21.33%</text:p>
          </table:table-cell>
          <table:table-cell table:formula="of:=[.AD$4]*ABS([.$O121])+[.AD$6]*ABS([.$L121])+[.AD$8]*ABS([.$Q121])" office:value-type="percentage" office:value="0.10790258821724" calcext:value-type="percentage">
            <text:p>10.7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96097006f73de91de5d6d52b169b3c0122d8cc4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Softlayer DAL (US)</text:p>
          </table:table-cell>
          <table:table-cell office:value-type="string" calcext:value-type="string">
            <text:p>MiB/s</text:p>
          </table:table-cell>
          <table:table-cell office:value-type="float" office:value="9.15405672009864" calcext:value-type="float">
            <text:p>9.15405672009864</text:p>
          </table:table-cell>
          <table:table-cell office:value-type="float" office:value="0.403333333333333" calcext:value-type="float">
            <text:p>0.403333333333333</text:p>
          </table:table-cell>
          <table:table-cell office:value-type="float" office:value="10.7" calcext:value-type="float">
            <text:p>10.7</text:p>
          </table:table-cell>
          <table:table-cell office:value-type="float" office:value="2.21993437107227" calcext:value-type="float">
            <text:p>2.21993437107227</text:p>
          </table:table-cell>
          <table:table-cell office:value-type="float" office:value="79.6004932182491" calcext:value-type="float">
            <text:p>79.6004932182491</text:p>
          </table:table-cell>
          <table:table-cell office:value-type="percentage" office:value="0.242508260430393" calcext:value-type="percentage">
            <text:p>24.25%</text:p>
          </table:table-cell>
          <table:table-cell office:value-type="percentage" office:value="-0.0835876662733412" calcext:value-type="percentage">
            <text:p>-8.36%</text:p>
          </table:table-cell>
          <table:table-cell office:value-type="percentage" office:value="-0.0817743509580327" calcext:value-type="percentage">
            <text:p>-8.18%</text:p>
          </table:table-cell>
          <table:table-cell office:value-type="percentage" office:value="-0.069710722379781" calcext:value-type="percentage">
            <text:p>-6.97%</text:p>
          </table:table-cell>
          <table:table-cell office:value-type="percentage" office:value="0.000555058821429679" calcext:value-type="percentage">
            <text:p>0.06%</text:p>
          </table:table-cell>
          <table:table-cell office:value-type="percentage" office:value="0.108629860099338" calcext:value-type="percentage">
            <text:p>10.86%</text:p>
          </table:table-cell>
          <table:table-cell table:formula="of:=[.AA$4]*ABS([.$M122])+[.AA$6]*ABS([.$L122])+[.AA$8]*ABS([.$Q122])" office:value-type="percentage" office:value="0.144908595601024" calcext:value-type="percentage">
            <text:p>14.49%</text:p>
          </table:table-cell>
          <table:table-cell table:formula="of:=[.AB$4]*ABS([.$M122])+[.AB$6]*ABS([.$L122])+[.AB$8]*ABS([.$Q122])" office:value-type="percentage" office:value="0.101983945071646" calcext:value-type="percentage">
            <text:p>10.20%</text:p>
          </table:table-cell>
          <table:table-cell table:formula="of:=[.AC$4]*ABS([.$M122])+[.AC$6]*ABS([.$L122])+[.AC$8]*ABS([.$Q122])" office:value-type="percentage" office:value="0.213228360981582" calcext:value-type="percentage">
            <text:p>21.32%</text:p>
          </table:table-cell>
          <table:table-cell table:formula="of:=[.AD$4]*ABS([.$M122])+[.AD$6]*ABS([.$L122])+[.AD$8]*ABS([.$Q122])" office:value-type="percentage" office:value="0.119513480749844" calcext:value-type="percentage">
            <text:p>11.95%</text:p>
          </table:table-cell>
          <table:table-cell table:formula="of:=[.AA$4]*ABS([.$O122])+[.AA$6]*ABS([.$L122])+[.AA$8]*ABS([.$Q122])" office:value-type="percentage" office:value="0.140282947636504" calcext:value-type="percentage">
            <text:p>14.03%</text:p>
          </table:table-cell>
          <table:table-cell table:formula="of:=[.AB$4]*ABS([.$O122])+[.AB$6]*ABS([.$L122])+[.AB$8]*ABS([.$Q122])" office:value-type="percentage" office:value="0.0908823899567979" calcext:value-type="percentage">
            <text:p>9.09%</text:p>
          </table:table-cell>
          <table:table-cell table:formula="of:=[.AC$4]*ABS([.$O122])+[.AC$6]*ABS([.$L122])+[.AC$8]*ABS([.$Q122])" office:value-type="percentage" office:value="0.211840666592226" calcext:value-type="percentage">
            <text:p>21.18%</text:p>
          </table:table-cell>
          <table:table-cell table:formula="of:=[.AD$4]*ABS([.$O122])+[.AD$6]*ABS([.$L122])+[.AD$8]*ABS([.$Q122])" office:value-type="percentage" office:value="0.118125786360488" calcext:value-type="percentage">
            <text:p>11.8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96097006f73de91de5d6d52b169b3c0122d8cc4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Softlayer DAL (US)</text:p>
          </table:table-cell>
          <table:table-cell office:value-type="string" calcext:value-type="string">
            <text:p>MiB/s</text:p>
          </table:table-cell>
          <table:table-cell office:value-type="float" office:value="9.12680846691328" calcext:value-type="float">
            <text:p>9.12680846691328</text:p>
          </table:table-cell>
          <table:table-cell office:value-type="float" office:value="0.403333333333333" calcext:value-type="float">
            <text:p>0.403333333333333</text:p>
          </table:table-cell>
          <table:table-cell office:value-type="float" office:value="10.8966666666667" calcext:value-type="float">
            <text:p>10.8966666666667</text:p>
          </table:table-cell>
          <table:table-cell office:value-type="float" office:value="2.38919365492749" calcext:value-type="float">
            <text:p>2.38919365492749</text:p>
          </table:table-cell>
          <table:table-cell office:value-type="float" office:value="79.3635518862024" calcext:value-type="float">
            <text:p>79.3635518862024</text:p>
          </table:table-cell>
          <table:table-cell office:value-type="percentage" office:value="0.2617775604242" calcext:value-type="percentage">
            <text:p>26.18%</text:p>
          </table:table-cell>
          <table:table-cell office:value-type="percentage" office:value="-0.0913531067630355" calcext:value-type="percentage">
            <text:p>-9.14%</text:p>
          </table:table-cell>
          <table:table-cell office:value-type="percentage" office:value="-0.0896980363349241" calcext:value-type="percentage">
            <text:p>-8.97%</text:p>
          </table:table-cell>
          <table:table-cell office:value-type="percentage" office:value="-0.0822603910307805" calcext:value-type="percentage">
            <text:p>-8.23%</text:p>
          </table:table-cell>
          <table:table-cell office:value-type="percentage" office:value="0.00028440783997418" calcext:value-type="percentage">
            <text:p>0.03%</text:p>
          </table:table-cell>
          <table:table-cell office:value-type="percentage" office:value="0.111647618153947" calcext:value-type="percentage">
            <text:p>11.16%</text:p>
          </table:table-cell>
          <table:table-cell table:formula="of:=[.AA$4]*ABS([.$M123])+[.AA$6]*ABS([.$L123])+[.AA$8]*ABS([.$Q123])" office:value-type="percentage" office:value="0.154926095113727" calcext:value-type="percentage">
            <text:p>15.49%</text:p>
          </table:table-cell>
          <table:table-cell table:formula="of:=[.AB$4]*ABS([.$M123])+[.AB$6]*ABS([.$L123])+[.AB$8]*ABS([.$Q123])" office:value-type="percentage" office:value="0.110425003268243" calcext:value-type="percentage">
            <text:p>11.04%</text:p>
          </table:table-cell>
          <table:table-cell table:formula="of:=[.AC$4]*ABS([.$M123])+[.AC$6]*ABS([.$L123])+[.AC$8]*ABS([.$Q123])" office:value-type="percentage" office:value="0.229722120831058" calcext:value-type="percentage">
            <text:p>22.97%</text:p>
          </table:table-cell>
          <table:table-cell table:formula="of:=[.AD$4]*ABS([.$M123])+[.AD$6]*ABS([.$L123])+[.AD$8]*ABS([.$Q123])" office:value-type="percentage" office:value="0.124631161241881" calcext:value-type="percentage">
            <text:p>12.46%</text:p>
          </table:table-cell>
          <table:table-cell table:formula="of:=[.AA$4]*ABS([.$O123])+[.AA$6]*ABS([.$L123])+[.AA$8]*ABS([.$Q123])" office:value-type="percentage" office:value="0.151895189869642" calcext:value-type="percentage">
            <text:p>15.19%</text:p>
          </table:table-cell>
          <table:table-cell table:formula="of:=[.AB$4]*ABS([.$O123])+[.AB$6]*ABS([.$L123])+[.AB$8]*ABS([.$Q123])" office:value-type="percentage" office:value="0.103150830682439" calcext:value-type="percentage">
            <text:p>10.32%</text:p>
          </table:table-cell>
          <table:table-cell table:formula="of:=[.AC$4]*ABS([.$O123])+[.AC$6]*ABS([.$L123])+[.AC$8]*ABS([.$Q123])" office:value-type="percentage" office:value="0.228812849257833" calcext:value-type="percentage">
            <text:p>22.88%</text:p>
          </table:table-cell>
          <table:table-cell table:formula="of:=[.AD$4]*ABS([.$O123])+[.AD$6]*ABS([.$L123])+[.AD$8]*ABS([.$Q123])" office:value-type="percentage" office:value="0.123721889668655" calcext:value-type="percentage">
            <text:p>12.3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96097006f73de91de5d6d52b169b3c0122d8cc4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Softlayer DAL (US)</text:p>
          </table:table-cell>
          <table:table-cell office:value-type="string" calcext:value-type="string">
            <text:p>MiB/s</text:p>
          </table:table-cell>
          <table:table-cell office:value-type="float" office:value="9.15170365803535" calcext:value-type="float">
            <text:p>9.15170365803535</text:p>
          </table:table-cell>
          <table:table-cell office:value-type="float" office:value="0.4" calcext:value-type="float">
            <text:p>0.4</text:p>
          </table:table-cell>
          <table:table-cell office:value-type="float" office:value="10.78" calcext:value-type="float">
            <text:p>10.78</text:p>
          </table:table-cell>
          <table:table-cell office:value-type="float" office:value="2.4348876353918" calcext:value-type="float">
            <text:p>2.4348876353918</text:p>
          </table:table-cell>
          <table:table-cell office:value-type="float" office:value="39.7900159045015" calcext:value-type="float">
            <text:p>39.7900159045015</text:p>
          </table:table-cell>
          <table:table-cell office:value-type="percentage" office:value="0.266058400312594" calcext:value-type="percentage">
            <text:p>26.61%</text:p>
          </table:table-cell>
          <table:table-cell office:value-type="percentage" office:value="-0.0922990500752801" calcext:value-type="percentage">
            <text:p>-9.23%</text:p>
          </table:table-cell>
          <table:table-cell office:value-type="percentage" office:value="-0.0909516799140612" calcext:value-type="percentage">
            <text:p>-9.10%</text:p>
          </table:table-cell>
          <table:table-cell office:value-type="percentage" office:value="-0.0827466833189175" calcext:value-type="percentage">
            <text:p>-8.27%</text:p>
          </table:table-cell>
          <table:table-cell office:value-type="percentage" office:value="0.000511095949878423" calcext:value-type="percentage">
            <text:p>0.05%</text:p>
          </table:table-cell>
          <table:table-cell office:value-type="percentage" office:value="0.114295667329494" calcext:value-type="percentage">
            <text:p>11.43%</text:p>
          </table:table-cell>
          <table:table-cell table:formula="of:=[.AA$4]*ABS([.$M124])+[.AA$6]*ABS([.$L124])+[.AA$8]*ABS([.$Q124])" office:value-type="percentage" office:value="0.157551039239123" calcext:value-type="percentage">
            <text:p>15.76%</text:p>
          </table:table-cell>
          <table:table-cell table:formula="of:=[.AB$4]*ABS([.$M124])+[.AB$6]*ABS([.$L124])+[.AB$8]*ABS([.$Q124])" office:value-type="percentage" office:value="0.111874646824433" calcext:value-type="percentage">
            <text:p>11.19%</text:p>
          </table:table-cell>
          <table:table-cell table:formula="of:=[.AC$4]*ABS([.$M124])+[.AC$6]*ABS([.$L124])+[.AC$8]*ABS([.$Q124])" office:value-type="percentage" office:value="0.233506191990553" calcext:value-type="percentage">
            <text:p>23.35%</text:p>
          </table:table-cell>
          <table:table-cell table:formula="of:=[.AD$4]*ABS([.$M124])+[.AD$6]*ABS([.$L124])+[.AD$8]*ABS([.$Q124])" office:value-type="percentage" office:value="0.127272278902383" calcext:value-type="percentage">
            <text:p>12.73%</text:p>
          </table:table-cell>
          <table:table-cell table:formula="of:=[.AA$4]*ABS([.$O124])+[.AA$6]*ABS([.$L124])+[.AA$8]*ABS([.$Q124])" office:value-type="percentage" office:value="0.154366916987002" calcext:value-type="percentage">
            <text:p>15.44%</text:p>
          </table:table-cell>
          <table:table-cell table:formula="of:=[.AB$4]*ABS([.$O124])+[.AB$6]*ABS([.$L124])+[.AB$8]*ABS([.$Q124])" office:value-type="percentage" office:value="0.104232753419343" calcext:value-type="percentage">
            <text:p>10.42%</text:p>
          </table:table-cell>
          <table:table-cell table:formula="of:=[.AC$4]*ABS([.$O124])+[.AC$6]*ABS([.$L124])+[.AC$8]*ABS([.$Q124])" office:value-type="percentage" office:value="0.232550955314916" calcext:value-type="percentage">
            <text:p>23.26%</text:p>
          </table:table-cell>
          <table:table-cell table:formula="of:=[.AD$4]*ABS([.$O124])+[.AD$6]*ABS([.$L124])+[.AD$8]*ABS([.$Q124])" office:value-type="percentage" office:value="0.126317042226746" calcext:value-type="percentage">
            <text:p>12.6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a9877955225656b989fcfeea050078e6b2639c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threads: avg latency</text:p>
          </table:table-cell>
          <table:table-cell office:value-type="string" calcext:value-type="string">
            <text:p>ms</text:p>
          </table:table-cell>
          <table:table-cell office:value-type="float" office:value="107.718080558981" calcext:value-type="float">
            <text:p>107.718080558981</text:p>
          </table:table-cell>
          <table:table-cell office:value-type="float" office:value="103.403333333333" calcext:value-type="float">
            <text:p>103.403333333333</text:p>
          </table:table-cell>
          <table:table-cell office:value-type="float" office:value="134.086666666667" calcext:value-type="float">
            <text:p>134.086666666667</text:p>
          </table:table-cell>
          <table:table-cell office:value-type="float" office:value="3.7412610750803" calcext:value-type="float">
            <text:p>3.7412610750803</text:p>
          </table:table-cell>
          <table:table-cell office:value-type="float" office:value="0.159510181531544" calcext:value-type="float">
            <text:p>0.159510181531544</text:p>
          </table:table-cell>
          <table:table-cell office:value-type="percentage" office:value="0.0347319693747401" calcext:value-type="percentage">
            <text:p>3.47%</text:p>
          </table:table-cell>
          <table:table-cell office:value-type="percentage" office:value="0.0120305307723758" calcext:value-type="percentage">
            <text:p>1.20%</text:p>
          </table:table-cell>
          <table:table-cell office:value-type="percentage" office:value="0.0103247503239826" calcext:value-type="percentage">
            <text:p>1.03%</text:p>
          </table:table-cell>
          <table:table-cell office:value-type="percentage" office:value="0.00134737485724151" calcext:value-type="percentage">
            <text:p>0.13%</text:p>
          </table:table-cell>
          <table:table-cell office:value-type="percentage" office:value="0.000965170931040831" calcext:value-type="percentage">
            <text:p>0.10%</text:p>
          </table:table-cell>
          <table:table-cell office:value-type="percentage" office:value="0.0144946697962515" calcext:value-type="percentage">
            <text:p>1.45%</text:p>
          </table:table-cell>
          <table:table-cell table:formula="of:=[.AA$4]*ABS([.$M125])+[.AA$6]*ABS([.$L125])+[.AA$8]*ABS([.$Q125])" office:value-type="percentage" office:value="0.0204190566477891" calcext:value-type="percentage">
            <text:p>2.04%</text:p>
          </table:table-cell>
          <table:table-cell table:formula="of:=[.AB$4]*ABS([.$M125])+[.AB$6]*ABS([.$L125])+[.AB$8]*ABS([.$Q125])" office:value-type="percentage" office:value="0.0145470885349998" calcext:value-type="percentage">
            <text:p>1.45%</text:p>
          </table:table-cell>
          <table:table-cell table:formula="of:=[.AC$4]*ABS([.$M125])+[.AC$6]*ABS([.$L125])+[.AC$8]*ABS([.$Q125])" office:value-type="percentage" office:value="0.0304380955566548" calcext:value-type="percentage">
            <text:p>3.04%</text:p>
          </table:table-cell>
          <table:table-cell table:formula="of:=[.AD$4]*ABS([.$M125])+[.AD$6]*ABS([.$L125])+[.AD$8]*ABS([.$Q125])" office:value-type="percentage" office:value="0.0162719858517128" calcext:value-type="percentage">
            <text:p>1.63%</text:p>
          </table:table-cell>
          <table:table-cell table:formula="of:=[.AA$4]*ABS([.$O125])+[.AA$6]*ABS([.$L125])+[.AA$8]*ABS([.$Q125])" office:value-type="percentage" office:value="0.0168580046760777" calcext:value-type="percentage">
            <text:p>1.69%</text:p>
          </table:table-cell>
          <table:table-cell table:formula="of:=[.AB$4]*ABS([.$O125])+[.AB$6]*ABS([.$L125])+[.AB$8]*ABS([.$Q125])" office:value-type="percentage" office:value="0.00600056380289236" calcext:value-type="percentage">
            <text:p>0.60%</text:p>
          </table:table-cell>
          <table:table-cell table:formula="of:=[.AC$4]*ABS([.$O125])+[.AC$6]*ABS([.$L125])+[.AC$8]*ABS([.$Q125])" office:value-type="percentage" office:value="0.0293697799651414" calcext:value-type="percentage">
            <text:p>2.94%</text:p>
          </table:table-cell>
          <table:table-cell table:formula="of:=[.AD$4]*ABS([.$O125])+[.AD$6]*ABS([.$L125])+[.AD$8]*ABS([.$Q125])" office:value-type="percentage" office:value="0.0152036702601993" calcext:value-type="percentage">
            <text:p>1.5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a9877955225656b989fcfeea050078e6b2639c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threads: avg latency</text:p>
          </table:table-cell>
          <table:table-cell office:value-type="string" calcext:value-type="string">
            <text:p>ms</text:p>
          </table:table-cell>
          <table:table-cell office:value-type="float" office:value="107.32457459926" calcext:value-type="float">
            <text:p>107.32457459926</text:p>
          </table:table-cell>
          <table:table-cell office:value-type="float" office:value="103.06" calcext:value-type="float">
            <text:p>103.06</text:p>
          </table:table-cell>
          <table:table-cell office:value-type="float" office:value="143.053333333333" calcext:value-type="float">
            <text:p>143.053333333333</text:p>
          </table:table-cell>
          <table:table-cell office:value-type="float" office:value="3.38378053267294" calcext:value-type="float">
            <text:p>3.38378053267294</text:p>
          </table:table-cell>
          <table:table-cell office:value-type="float" office:value="0.160095026216958" calcext:value-type="float">
            <text:p>0.160095026216958</text:p>
          </table:table-cell>
          <table:table-cell office:value-type="percentage" office:value="0.0315284784058792" calcext:value-type="percentage">
            <text:p>3.15%</text:p>
          </table:table-cell>
          <table:table-cell office:value-type="percentage" office:value="0.0102368714855417" calcext:value-type="percentage">
            <text:p>1.02%</text:p>
          </table:table-cell>
          <table:table-cell office:value-type="percentage" office:value="0.0081471159895652" calcext:value-type="percentage">
            <text:p>0.81%</text:p>
          </table:table-cell>
          <table:table-cell table:number-columns-repeated="2" office:value-type="percentage" office:value="0.000503098449622392" calcext:value-type="percentage">
            <text:p>0.05%</text:p>
          </table:table-cell>
          <table:table-cell office:value-type="percentage" office:value="0.014675881932587" calcext:value-type="percentage">
            <text:p>1.47%</text:p>
          </table:table-cell>
          <table:table-cell table:formula="of:=[.AA$4]*ABS([.$M126])+[.AA$6]*ABS([.$L126])+[.AA$8]*ABS([.$Q126])" office:value-type="percentage" office:value="0.018813743941336" calcext:value-type="percentage">
            <text:p>1.88%</text:p>
          </table:table-cell>
          <table:table-cell table:formula="of:=[.AB$4]*ABS([.$M126])+[.AB$6]*ABS([.$L126])+[.AB$8]*ABS([.$Q126])" office:value-type="percentage" office:value="0.01280993322228" calcext:value-type="percentage">
            <text:p>1.28%</text:p>
          </table:table-cell>
          <table:table-cell table:formula="of:=[.AC$4]*ABS([.$M126])+[.AC$6]*ABS([.$L126])+[.AC$8]*ABS([.$Q126])" office:value-type="percentage" office:value="0.0277140580665162" calcext:value-type="percentage">
            <text:p>2.77%</text:p>
          </table:table-cell>
          <table:table-cell table:formula="of:=[.AD$4]*ABS([.$M126])+[.AD$6]*ABS([.$L126])+[.AD$8]*ABS([.$Q126])" office:value-type="percentage" office:value="0.0159172405352117" calcext:value-type="percentage">
            <text:p>1.59%</text:p>
          </table:table-cell>
          <table:table-cell table:formula="of:=[.AA$4]*ABS([.$O126])+[.AA$6]*ABS([.$L126])+[.AA$8]*ABS([.$Q126])" office:value-type="percentage" office:value="0.0155691529293629" calcext:value-type="percentage">
            <text:p>1.56%</text:p>
          </table:table-cell>
          <table:table-cell table:formula="of:=[.AB$4]*ABS([.$O126])+[.AB$6]*ABS([.$L126])+[.AB$8]*ABS([.$Q126])" office:value-type="percentage" office:value="0.00502291479354453" calcext:value-type="percentage">
            <text:p>0.50%</text:p>
          </table:table-cell>
          <table:table-cell table:formula="of:=[.AC$4]*ABS([.$O126])+[.AC$6]*ABS([.$L126])+[.AC$8]*ABS([.$Q126])" office:value-type="percentage" office:value="0.0267406807629243" calcext:value-type="percentage">
            <text:p>2.67%</text:p>
          </table:table-cell>
          <table:table-cell table:formula="of:=[.AD$4]*ABS([.$O126])+[.AD$6]*ABS([.$L126])+[.AD$8]*ABS([.$Q126])" office:value-type="percentage" office:value="0.0149438632316198" calcext:value-type="percentage">
            <text:p>1.4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a9877955225656b989fcfeea050078e6b2639c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threads: avg latency</text:p>
          </table:table-cell>
          <table:table-cell office:value-type="string" calcext:value-type="string">
            <text:p>ms</text:p>
          </table:table-cell>
          <table:table-cell office:value-type="float" office:value="60.7836703658035" calcext:value-type="float">
            <text:p>60.7836703658035</text:p>
          </table:table-cell>
          <table:table-cell office:value-type="float" office:value="58.1666666666667" calcext:value-type="float">
            <text:p>58.1666666666667</text:p>
          </table:table-cell>
          <table:table-cell office:value-type="float" office:value="87.5366666666667" calcext:value-type="float">
            <text:p>87.5366666666667</text:p>
          </table:table-cell>
          <table:table-cell office:value-type="float" office:value="3.43630720162457" calcext:value-type="float">
            <text:p>3.43630720162457</text:p>
          </table:table-cell>
          <table:table-cell office:value-type="float" office:value="0.141338376580324" calcext:value-type="float">
            <text:p>0.141338376580324</text:p>
          </table:table-cell>
          <table:table-cell office:value-type="percentage" office:value="0.0565333942643552" calcext:value-type="percentage">
            <text:p>5.65%</text:p>
          </table:table-cell>
          <table:table-cell office:value-type="percentage" office:value="0.0167018629298502" calcext:value-type="percentage">
            <text:p>1.67%</text:p>
          </table:table-cell>
          <table:table-cell office:value-type="percentage" office:value="0.0160019293198671" calcext:value-type="percentage">
            <text:p>1.60%</text:p>
          </table:table-cell>
          <table:table-cell office:value-type="percentage" office:value="0.00567730896160367" calcext:value-type="percentage">
            <text:p>0.57%</text:p>
          </table:table-cell>
          <table:table-cell office:value-type="percentage" office:value="0.00479140130396599" calcext:value-type="percentage">
            <text:p>0.48%</text:p>
          </table:table-cell>
          <table:table-cell office:value-type="percentage" office:value="0.0228063408801086" calcext:value-type="percentage">
            <text:p>2.28%</text:p>
          </table:table-cell>
          <table:table-cell table:formula="of:=[.AA$4]*ABS([.$M127])+[.AA$6]*ABS([.$L127])+[.AA$8]*ABS([.$Q127])" office:value-type="percentage" office:value="0.0320138660247713" calcext:value-type="percentage">
            <text:p>3.20%</text:p>
          </table:table-cell>
          <table:table-cell table:formula="of:=[.AB$4]*ABS([.$M127])+[.AB$6]*ABS([.$L127])+[.AB$8]*ABS([.$Q127])" office:value-type="percentage" office:value="0.0212954638583265" calcext:value-type="percentage">
            <text:p>2.13%</text:p>
          </table:table-cell>
          <table:table-cell table:formula="of:=[.AC$4]*ABS([.$M127])+[.AC$6]*ABS([.$L127])+[.AC$8]*ABS([.$Q127])" office:value-type="percentage" office:value="0.04917753579248" calcext:value-type="percentage">
            <text:p>4.92%</text:p>
          </table:table-cell>
          <table:table-cell table:formula="of:=[.AD$4]*ABS([.$M127])+[.AD$6]*ABS([.$L127])+[.AD$8]*ABS([.$Q127])" office:value-type="percentage" office:value="0.0255685984235074" calcext:value-type="percentage">
            <text:p>2.56%</text:p>
          </table:table-cell>
          <table:table-cell table:formula="of:=[.AA$4]*ABS([.$O127])+[.AA$6]*ABS([.$L127])+[.AA$8]*ABS([.$Q127])" office:value-type="percentage" office:value="0.0283390147020225" calcext:value-type="percentage">
            <text:p>2.83%</text:p>
          </table:table-cell>
          <table:table-cell table:formula="of:=[.AB$4]*ABS([.$O127])+[.AB$6]*ABS([.$L127])+[.AB$8]*ABS([.$Q127])" office:value-type="percentage" office:value="0.0124758206837293" calcext:value-type="percentage">
            <text:p>1.25%</text:p>
          </table:table-cell>
          <table:table-cell table:formula="of:=[.AC$4]*ABS([.$O127])+[.AC$6]*ABS([.$L127])+[.AC$8]*ABS([.$Q127])" office:value-type="percentage" office:value="0.0480750803956554" calcext:value-type="percentage">
            <text:p>4.81%</text:p>
          </table:table-cell>
          <table:table-cell table:formula="of:=[.AD$4]*ABS([.$O127])+[.AD$6]*ABS([.$L127])+[.AD$8]*ABS([.$Q127])" office:value-type="percentage" office:value="0.0244661430266828" calcext:value-type="percentage">
            <text:p>2.4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a9877955225656b989fcfeea050078e6b2639c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threads: avg latency</text:p>
          </table:table-cell>
          <table:table-cell office:value-type="string" calcext:value-type="string">
            <text:p>ms</text:p>
          </table:table-cell>
          <table:table-cell office:value-type="float" office:value="115.563526510481" calcext:value-type="float">
            <text:p>115.563526510481</text:p>
          </table:table-cell>
          <table:table-cell office:value-type="float" office:value="107.916666666667" calcext:value-type="float">
            <text:p>107.916666666667</text:p>
          </table:table-cell>
          <table:table-cell office:value-type="float" office:value="135.56" calcext:value-type="float">
            <text:p>135.56</text:p>
          </table:table-cell>
          <table:table-cell office:value-type="float" office:value="2.68449147175972" calcext:value-type="float">
            <text:p>2.68449147175972</text:p>
          </table:table-cell>
          <table:table-cell office:value-type="float" office:value="0.075245645719581" calcext:value-type="float">
            <text:p>0.075245645719581</text:p>
          </table:table-cell>
          <table:table-cell office:value-type="percentage" office:value="0.0232295738354458" calcext:value-type="percentage">
            <text:p>2.32%</text:p>
          </table:table-cell>
          <table:table-cell office:value-type="percentage" office:value="0.0101505218587826" calcext:value-type="percentage">
            <text:p>1.02%</text:p>
          </table:table-cell>
          <table:table-cell office:value-type="percentage" office:value="0.00122362523613199" calcext:value-type="percentage">
            <text:p>0.12%</text:p>
          </table:table-cell>
          <table:table-cell office:value-type="percentage" office:value="0.000213359395044186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9140511161967" calcext:value-type="percentage">
            <text:p>1.39%</text:p>
          </table:table-cell>
          <table:table-cell table:formula="of:=[.AA$4]*ABS([.$M128])+[.AA$6]*ABS([.$L128])+[.AA$8]*ABS([.$Q128])" office:value-type="percentage" office:value="0.015764715603475" calcext:value-type="percentage">
            <text:p>1.58%</text:p>
          </table:table-cell>
          <table:table-cell table:formula="of:=[.AB$4]*ABS([.$M128])+[.AB$6]*ABS([.$L128])+[.AB$8]*ABS([.$Q128])" office:value-type="percentage" office:value="0.0118347799821903" calcext:value-type="percentage">
            <text:p>1.18%</text:p>
          </table:table-cell>
          <table:table-cell table:formula="of:=[.AC$4]*ABS([.$M128])+[.AC$6]*ABS([.$L128])+[.AC$8]*ABS([.$Q128])" office:value-type="percentage" office:value="0.0209901163658546" calcext:value-type="percentage">
            <text:p>2.10%</text:p>
          </table:table-cell>
          <table:table-cell table:formula="of:=[.AD$4]*ABS([.$M128])+[.AD$6]*ABS([.$L128])+[.AD$8]*ABS([.$Q128])" office:value-type="percentage" office:value="0.0144692504623802" calcext:value-type="percentage">
            <text:p>1.45%</text:p>
          </table:table-cell>
          <table:table-cell table:formula="of:=[.AA$4]*ABS([.$O128])+[.AA$6]*ABS([.$L128])+[.AA$8]*ABS([.$Q128])" office:value-type="percentage" office:value="0.0124523281155622" calcext:value-type="percentage">
            <text:p>1.25%</text:p>
          </table:table-cell>
          <table:table-cell table:formula="of:=[.AB$4]*ABS([.$O128])+[.AB$6]*ABS([.$L128])+[.AB$8]*ABS([.$Q128])" office:value-type="percentage" office:value="0.0038850500111996" calcext:value-type="percentage">
            <text:p>0.39%</text:p>
          </table:table-cell>
          <table:table-cell table:formula="of:=[.AC$4]*ABS([.$O128])+[.AC$6]*ABS([.$L128])+[.AC$8]*ABS([.$Q128])" office:value-type="percentage" office:value="0.0199964001194808" calcext:value-type="percentage">
            <text:p>2.00%</text:p>
          </table:table-cell>
          <table:table-cell table:formula="of:=[.AD$4]*ABS([.$O128])+[.AD$6]*ABS([.$L128])+[.AD$8]*ABS([.$Q128])" office:value-type="percentage" office:value="0.0134755342160064" calcext:value-type="percentage">
            <text:p>1.3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a9877955225656b989fcfeea050078e6b2639c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threads: avg latency</text:p>
          </table:table-cell>
          <table:table-cell office:value-type="string" calcext:value-type="string">
            <text:p>ms</text:p>
          </table:table-cell>
          <table:table-cell office:value-type="float" office:value="115.811097410604" calcext:value-type="float">
            <text:p>115.811097410604</text:p>
          </table:table-cell>
          <table:table-cell office:value-type="float" office:value="109.623333333333" calcext:value-type="float">
            <text:p>109.623333333333</text:p>
          </table:table-cell>
          <table:table-cell office:value-type="float" office:value="136.8" calcext:value-type="float">
            <text:p>136.8</text:p>
          </table:table-cell>
          <table:table-cell office:value-type="float" office:value="3.02276772740588" calcext:value-type="float">
            <text:p>3.02276772740588</text:p>
          </table:table-cell>
          <table:table-cell office:value-type="float" office:value="0.0750847921169671" calcext:value-type="float">
            <text:p>0.075084792116967</text:p>
          </table:table-cell>
          <table:table-cell office:value-type="percentage" office:value="0.026100846939467" calcext:value-type="percentage">
            <text:p>2.61%</text:p>
          </table:table-cell>
          <table:table-cell office:value-type="percentage" office:value="0.0110859900871514" calcext:value-type="percentage">
            <text:p>1.11%</text:p>
          </table:table-cell>
          <table:table-cell office:value-type="percentage" office:value="0.00291246767327417" calcext:value-type="percentage">
            <text:p>0.29%</text:p>
          </table:table-cell>
          <table:table-cell office:value-type="percentage" office:value="0.00036680272002245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50146369908244" calcext:value-type="percentage">
            <text:p>1.50%</text:p>
          </table:table-cell>
          <table:table-cell table:formula="of:=[.AA$4]*ABS([.$M129])+[.AA$6]*ABS([.$L129])+[.AA$8]*ABS([.$Q129])" office:value-type="percentage" office:value="0.0174004913391476" calcext:value-type="percentage">
            <text:p>1.74%</text:p>
          </table:table-cell>
          <table:table-cell table:formula="of:=[.AB$4]*ABS([.$M129])+[.AB$6]*ABS([.$L129])+[.AB$8]*ABS([.$Q129])" office:value-type="percentage" office:value="0.0129803404627502" calcext:value-type="percentage">
            <text:p>1.30%</text:p>
          </table:table-cell>
          <table:table-cell table:formula="of:=[.AC$4]*ABS([.$M129])+[.AC$6]*ABS([.$L129])+[.AC$8]*ABS([.$Q129])" office:value-type="percentage" office:value="0.0234907402593712" calcext:value-type="percentage">
            <text:p>2.35%</text:p>
          </table:table-cell>
          <table:table-cell table:formula="of:=[.AD$4]*ABS([.$M129])+[.AD$6]*ABS([.$L129])+[.AD$8]*ABS([.$Q129])" office:value-type="percentage" office:value="0.0157303932953213" calcext:value-type="percentage">
            <text:p>1.57%</text:p>
          </table:table-cell>
          <table:table-cell table:formula="of:=[.AA$4]*ABS([.$O129])+[.AA$6]*ABS([.$L129])+[.AA$8]*ABS([.$Q129])" office:value-type="percentage" office:value="0.0138274288834379" calcext:value-type="percentage">
            <text:p>1.38%</text:p>
          </table:table-cell>
          <table:table-cell table:formula="of:=[.AB$4]*ABS([.$O129])+[.AB$6]*ABS([.$L129])+[.AB$8]*ABS([.$Q129])" office:value-type="percentage" office:value="0.0044049905690471" calcext:value-type="percentage">
            <text:p>0.44%</text:p>
          </table:table-cell>
          <table:table-cell table:formula="of:=[.AC$4]*ABS([.$O129])+[.AC$6]*ABS([.$L129])+[.AC$8]*ABS([.$Q129])" office:value-type="percentage" office:value="0.0224188215226583" calcext:value-type="percentage">
            <text:p>2.24%</text:p>
          </table:table-cell>
          <table:table-cell table:formula="of:=[.AD$4]*ABS([.$O129])+[.AD$6]*ABS([.$L129])+[.AD$8]*ABS([.$Q129])" office:value-type="percentage" office:value="0.0146584745586085" calcext:value-type="percentage">
            <text:p>1.4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a9877955225656b989fcfeea050078e6b2639c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threads: avg latency</text:p>
          </table:table-cell>
          <table:table-cell office:value-type="string" calcext:value-type="string">
            <text:p>ms</text:p>
          </table:table-cell>
          <table:table-cell office:value-type="float" office:value="66.180489108097" calcext:value-type="float">
            <text:p>66.180489108097</text:p>
          </table:table-cell>
          <table:table-cell office:value-type="float" office:value="59.1933333333333" calcext:value-type="float">
            <text:p>59.1933333333333</text:p>
          </table:table-cell>
          <table:table-cell office:value-type="float" office:value="72.5933333333334" calcext:value-type="float">
            <text:p>72.5933333333334</text:p>
          </table:table-cell>
          <table:table-cell office:value-type="float" office:value="1.72590432166911" calcext:value-type="float">
            <text:p>1.72590432166911</text:p>
          </table:table-cell>
          <table:table-cell office:value-type="float" office:value="0.0656964937181853" calcext:value-type="float">
            <text:p>0.065696493718185</text:p>
          </table:table-cell>
          <table:table-cell office:value-type="percentage" office:value="0.0260787483581464" calcext:value-type="percentage">
            <text:p>2.61%</text:p>
          </table:table-cell>
          <table:table-cell office:value-type="percentage" office:value="0.0112367450988757" calcext:value-type="percentage">
            <text:p>1.12%</text:p>
          </table:table-cell>
          <table:table-cell office:value-type="percentage" office:value="0.00246711751263798" calcext:value-type="percentage">
            <text:p>0.25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47536202773788" calcext:value-type="percentage">
            <text:p>1.48%</text:p>
          </table:table-cell>
          <table:table-cell table:formula="of:=[.AA$4]*ABS([.$M130])+[.AA$6]*ABS([.$L130])+[.AA$8]*ABS([.$Q130])" office:value-type="percentage" office:value="0.0173563712448003" calcext:value-type="percentage">
            <text:p>1.74%</text:p>
          </table:table-cell>
          <table:table-cell table:formula="of:=[.AB$4]*ABS([.$M130])+[.AB$6]*ABS([.$L130])+[.AB$8]*ABS([.$Q130])" office:value-type="percentage" office:value="0.013072632942653" calcext:value-type="percentage">
            <text:p>1.31%</text:p>
          </table:table-cell>
          <table:table-cell table:formula="of:=[.AC$4]*ABS([.$M130])+[.AC$6]*ABS([.$L130])+[.AC$8]*ABS([.$Q130])" office:value-type="percentage" office:value="0.0234620352241426" calcext:value-type="percentage">
            <text:p>2.35%</text:p>
          </table:table-cell>
          <table:table-cell table:formula="of:=[.AD$4]*ABS([.$M130])+[.AD$6]*ABS([.$L130])+[.AD$8]*ABS([.$Q130])" office:value-type="percentage" office:value="0.0155344455676053" calcext:value-type="percentage">
            <text:p>1.55%</text:p>
          </table:table-cell>
          <table:table-cell table:formula="of:=[.AA$4]*ABS([.$O130])+[.AA$6]*ABS([.$L130])+[.AA$8]*ABS([.$Q130])" office:value-type="percentage" office:value="0.0136107895451751" calcext:value-type="percentage">
            <text:p>1.36%</text:p>
          </table:table-cell>
          <table:table-cell table:formula="of:=[.AB$4]*ABS([.$O130])+[.AB$6]*ABS([.$L130])+[.AB$8]*ABS([.$Q130])" office:value-type="percentage" office:value="0.00408323686355252" calcext:value-type="percentage">
            <text:p>0.41%</text:p>
          </table:table-cell>
          <table:table-cell table:formula="of:=[.AC$4]*ABS([.$O130])+[.AC$6]*ABS([.$L130])+[.AC$8]*ABS([.$Q130])" office:value-type="percentage" office:value="0.022338360714255" calcext:value-type="percentage">
            <text:p>2.23%</text:p>
          </table:table-cell>
          <table:table-cell table:formula="of:=[.AD$4]*ABS([.$O130])+[.AD$6]*ABS([.$L130])+[.AD$8]*ABS([.$Q130])" office:value-type="percentage" office:value="0.0144107710577177" calcext:value-type="percentage">
            <text:p>1.4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b08b0f666899016c90c3eb06dc2dc78c86db05f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Cachefly CDN</text:p>
          </table:table-cell>
          <table:table-cell office:value-type="string" calcext:value-type="string">
            <text:p>MiB/s</text:p>
          </table:table-cell>
          <table:table-cell office:value-type="float" office:value="101.997129058775" calcext:value-type="float">
            <text:p>101.997129058775</text:p>
          </table:table-cell>
          <table:table-cell office:value-type="float" office:value="69.7433333333333" calcext:value-type="float">
            <text:p>69.7433333333333</text:p>
          </table:table-cell>
          <table:table-cell office:value-type="float" office:value="126" calcext:value-type="float">
            <text:p>126</text:p>
          </table:table-cell>
          <table:table-cell office:value-type="float" office:value="9.4466450120742" calcext:value-type="float">
            <text:p>9.4466450120742</text:p>
          </table:table-cell>
          <table:table-cell office:value-type="float" office:value="1752.5279907006" calcext:value-type="float">
            <text:p>1752.5279907006</text:p>
          </table:table-cell>
          <table:table-cell office:value-type="percentage" office:value="0.092616773621448" calcext:value-type="percentage">
            <text:p>9.26%</text:p>
          </table:table-cell>
          <table:table-cell office:value-type="percentage" office:value="-0.0379723709220401" calcext:value-type="percentage">
            <text:p>-3.80%</text:p>
          </table:table-cell>
          <table:table-cell office:value-type="percentage" office:value="-0.0348502255991519" calcext:value-type="percentage">
            <text:p>-3.49%</text:p>
          </table:table-cell>
          <table:table-cell office:value-type="percentage" office:value="-0.0250005211291793" calcext:value-type="percentage">
            <text:p>-2.50%</text:p>
          </table:table-cell>
          <table:table-cell office:value-type="percentage" office:value="-0.000690804850650671" calcext:value-type="percentage">
            <text:p>-0.07%</text:p>
          </table:table-cell>
          <table:table-cell office:value-type="percentage" office:value="0.0431677275720305" calcext:value-type="percentage">
            <text:p>4.32%</text:p>
          </table:table-cell>
          <table:table-cell table:formula="of:=[.AA$4]*ABS([.$M131])+[.AA$6]*ABS([.$L131])+[.AA$8]*ABS([.$Q131])" office:value-type="percentage" office:value="0.0579189573718395" calcext:value-type="percentage">
            <text:p>5.79%</text:p>
          </table:table-cell>
          <table:table-cell table:formula="of:=[.AB$4]*ABS([.$M131])+[.AB$6]*ABS([.$L131])+[.AB$8]*ABS([.$Q131])" office:value-type="percentage" office:value="0.0439563468569799" calcext:value-type="percentage">
            <text:p>4.40%</text:p>
          </table:table-cell>
          <table:table-cell table:formula="of:=[.AC$4]*ABS([.$M131])+[.AC$6]*ABS([.$L131])+[.AC$8]*ABS([.$Q131])" office:value-type="percentage" office:value="0.0822074287465655" calcext:value-type="percentage">
            <text:p>8.22%</text:p>
          </table:table-cell>
          <table:table-cell table:formula="of:=[.AD$4]*ABS([.$M131])+[.AD$6]*ABS([.$L131])+[.AD$8]*ABS([.$Q131])" office:value-type="percentage" office:value="0.0475930965119732" calcext:value-type="percentage">
            <text:p>4.76%</text:p>
          </table:table-cell>
          <table:table-cell table:formula="of:=[.AA$4]*ABS([.$O131])+[.AA$6]*ABS([.$L131])+[.AA$8]*ABS([.$Q131])" office:value-type="percentage" office:value="0.0535950074408859" calcext:value-type="percentage">
            <text:p>5.36%</text:p>
          </table:table-cell>
          <table:table-cell table:formula="of:=[.AB$4]*ABS([.$O131])+[.AB$6]*ABS([.$L131])+[.AB$8]*ABS([.$Q131])" office:value-type="percentage" office:value="0.0335788670226913" calcext:value-type="percentage">
            <text:p>3.36%</text:p>
          </table:table-cell>
          <table:table-cell table:formula="of:=[.AC$4]*ABS([.$O131])+[.AC$6]*ABS([.$L131])+[.AC$8]*ABS([.$Q131])" office:value-type="percentage" office:value="0.0809102437672794" calcext:value-type="percentage">
            <text:p>8.09%</text:p>
          </table:table-cell>
          <table:table-cell table:formula="of:=[.AD$4]*ABS([.$O131])+[.AD$6]*ABS([.$L131])+[.AD$8]*ABS([.$Q131])" office:value-type="percentage" office:value="0.0462959115326871" calcext:value-type="percentage">
            <text:p>4.6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b08b0f666899016c90c3eb06dc2dc78c86db05f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Cachefly CDN</text:p>
          </table:table-cell>
          <table:table-cell office:value-type="string" calcext:value-type="string">
            <text:p>MiB/s</text:p>
          </table:table-cell>
          <table:table-cell office:value-type="float" office:value="102.982465020576" calcext:value-type="float">
            <text:p>102.982465020576</text:p>
          </table:table-cell>
          <table:table-cell office:value-type="float" office:value="65.4966666666667" calcext:value-type="float">
            <text:p>65.4966666666667</text:p>
          </table:table-cell>
          <table:table-cell office:value-type="float" office:value="147.276666666667" calcext:value-type="float">
            <text:p>147.276666666667</text:p>
          </table:table-cell>
          <table:table-cell office:value-type="float" office:value="9.40346316906591" calcext:value-type="float">
            <text:p>9.40346316906591</text:p>
          </table:table-cell>
          <table:table-cell office:value-type="float" office:value="1769.45816186557" calcext:value-type="float">
            <text:p>1769.45816186557</text:p>
          </table:table-cell>
          <table:table-cell office:value-type="percentage" office:value="0.091311303989345" calcext:value-type="percentage">
            <text:p>9.13%</text:p>
          </table:table-cell>
          <table:table-cell office:value-type="percentage" office:value="-0.0368878196595481" calcext:value-type="percentage">
            <text:p>-3.69%</text:p>
          </table:table-cell>
          <table:table-cell office:value-type="percentage" office:value="-0.0329427776881208" calcext:value-type="percentage">
            <text:p>-3.29%</text:p>
          </table:table-cell>
          <table:table-cell office:value-type="percentage" office:value="-0.0246077783120787" calcext:value-type="percentage">
            <text:p>-2.46%</text:p>
          </table:table-cell>
          <table:table-cell office:value-type="percentage" office:value="-0.00171044035491397" calcext:value-type="percentage">
            <text:p>-0.17%</text:p>
          </table:table-cell>
          <table:table-cell office:value-type="percentage" office:value="0.0430986544006612" calcext:value-type="percentage">
            <text:p>4.31%</text:p>
          </table:table-cell>
          <table:table-cell table:formula="of:=[.AA$4]*ABS([.$M132])+[.AA$6]*ABS([.$L132])+[.AA$8]*ABS([.$Q132])" office:value-type="percentage" office:value="0.0570992593498514" calcext:value-type="percentage">
            <text:p>5.71%</text:p>
          </table:table-cell>
          <table:table-cell table:formula="of:=[.AB$4]*ABS([.$M132])+[.AB$6]*ABS([.$L132])+[.AB$8]*ABS([.$Q132])" office:value-type="percentage" office:value="0.0429512515666391" calcext:value-type="percentage">
            <text:p>4.30%</text:p>
          </table:table-cell>
          <table:table-cell table:formula="of:=[.AC$4]*ABS([.$M132])+[.AC$6]*ABS([.$L132])+[.AC$8]*ABS([.$Q132])" office:value-type="percentage" office:value="0.0810476905974969" calcext:value-type="percentage">
            <text:p>8.10%</text:p>
          </table:table-cell>
          <table:table-cell table:formula="of:=[.AD$4]*ABS([.$M132])+[.AD$6]*ABS([.$L132])+[.AD$8]*ABS([.$Q132])" office:value-type="percentage" office:value="0.0472988358854183" calcext:value-type="percentage">
            <text:p>4.73%</text:p>
          </table:table-cell>
          <table:table-cell table:formula="of:=[.AA$4]*ABS([.$O132])+[.AA$6]*ABS([.$L132])+[.AA$8]*ABS([.$Q132])" office:value-type="percentage" office:value="0.0530059122340283" calcext:value-type="percentage">
            <text:p>5.30%</text:p>
          </table:table-cell>
          <table:table-cell table:formula="of:=[.AB$4]*ABS([.$O132])+[.AB$6]*ABS([.$L132])+[.AB$8]*ABS([.$Q132])" office:value-type="percentage" office:value="0.0331272184886636" calcext:value-type="percentage">
            <text:p>3.31%</text:p>
          </table:table-cell>
          <table:table-cell table:formula="of:=[.AC$4]*ABS([.$O132])+[.AC$6]*ABS([.$L132])+[.AC$8]*ABS([.$Q132])" office:value-type="percentage" office:value="0.07981968646275" calcext:value-type="percentage">
            <text:p>7.98%</text:p>
          </table:table-cell>
          <table:table-cell table:formula="of:=[.AD$4]*ABS([.$O132])+[.AD$6]*ABS([.$L132])+[.AD$8]*ABS([.$Q132])" office:value-type="percentage" office:value="0.0460708317506713" calcext:value-type="percentage">
            <text:p>4.6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b08b0f666899016c90c3eb06dc2dc78c86db05f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Cachefly CDN</text:p>
          </table:table-cell>
          <table:table-cell office:value-type="string" calcext:value-type="string">
            <text:p>MiB/s</text:p>
          </table:table-cell>
          <table:table-cell office:value-type="float" office:value="103.469634196465" calcext:value-type="float">
            <text:p>103.469634196465</text:p>
          </table:table-cell>
          <table:table-cell office:value-type="float" office:value="58.96" calcext:value-type="float">
            <text:p>58.96</text:p>
          </table:table-cell>
          <table:table-cell office:value-type="float" office:value="125.45" calcext:value-type="float">
            <text:p>125.45</text:p>
          </table:table-cell>
          <table:table-cell office:value-type="float" office:value="9.68044963134075" calcext:value-type="float">
            <text:p>9.68044963134075</text:p>
          </table:table-cell>
          <table:table-cell office:value-type="float" office:value="888.914383131145" calcext:value-type="float">
            <text:p>888.914383131145</text:p>
          </table:table-cell>
          <table:table-cell office:value-type="percentage" office:value="0.0935583633451316" calcext:value-type="percentage">
            <text:p>9.36%</text:p>
          </table:table-cell>
          <table:table-cell office:value-type="percentage" office:value="-0.0379378087404299" calcext:value-type="percentage">
            <text:p>-3.79%</text:p>
          </table:table-cell>
          <table:table-cell office:value-type="percentage" office:value="-0.0344912039076902" calcext:value-type="percentage">
            <text:p>-3.45%</text:p>
          </table:table-cell>
          <table:table-cell office:value-type="percentage" office:value="-0.0241116344993586" calcext:value-type="percentage">
            <text:p>-2.41%</text:p>
          </table:table-cell>
          <table:table-cell office:value-type="percentage" office:value="-0.000917172484442752" calcext:value-type="percentage">
            <text:p>-0.09%</text:p>
          </table:table-cell>
          <table:table-cell office:value-type="percentage" office:value="0.0442165513323524" calcext:value-type="percentage">
            <text:p>4.42%</text:p>
          </table:table-cell>
          <table:table-cell table:formula="of:=[.AA$4]*ABS([.$M133])+[.AA$6]*ABS([.$L133])+[.AA$8]*ABS([.$Q133])" office:value-type="percentage" office:value="0.0585709078059713" calcext:value-type="percentage">
            <text:p>5.86%</text:p>
          </table:table-cell>
          <table:table-cell table:formula="of:=[.AB$4]*ABS([.$M133])+[.AB$6]*ABS([.$L133])+[.AB$8]*ABS([.$Q133])" office:value-type="percentage" office:value="0.0441277384600923" calcext:value-type="percentage">
            <text:p>4.41%</text:p>
          </table:table-cell>
          <table:table-cell table:formula="of:=[.AC$4]*ABS([.$M133])+[.AC$6]*ABS([.$L133])+[.AC$8]*ABS([.$Q133])" office:value-type="percentage" office:value="0.0830621266833835" calcext:value-type="percentage">
            <text:p>8.31%</text:p>
          </table:table-cell>
          <table:table-cell table:formula="of:=[.AD$4]*ABS([.$M133])+[.AD$6]*ABS([.$L133])+[.AD$8]*ABS([.$Q133])" office:value-type="percentage" office:value="0.0485228582744381" calcext:value-type="percentage">
            <text:p>4.85%</text:p>
          </table:table-cell>
          <table:table-cell table:formula="of:=[.AA$4]*ABS([.$O133])+[.AA$6]*ABS([.$L133])+[.AA$8]*ABS([.$Q133])" office:value-type="percentage" office:value="0.0539621830589475" calcext:value-type="percentage">
            <text:p>5.40%</text:p>
          </table:table-cell>
          <table:table-cell table:formula="of:=[.AB$4]*ABS([.$O133])+[.AB$6]*ABS([.$L133])+[.AB$8]*ABS([.$Q133])" office:value-type="percentage" office:value="0.0330667990672353" calcext:value-type="percentage">
            <text:p>3.31%</text:p>
          </table:table-cell>
          <table:table-cell table:formula="of:=[.AC$4]*ABS([.$O133])+[.AC$6]*ABS([.$L133])+[.AC$8]*ABS([.$Q133])" office:value-type="percentage" office:value="0.0816795092592764" calcext:value-type="percentage">
            <text:p>8.17%</text:p>
          </table:table-cell>
          <table:table-cell table:formula="of:=[.AD$4]*ABS([.$O133])+[.AD$6]*ABS([.$L133])+[.AD$8]*ABS([.$Q133])" office:value-type="percentage" office:value="0.0471402408503309" calcext:value-type="percentage">
            <text:p>4.7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b08b0f666899016c90c3eb06dc2dc78c86db05f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Cachefly CDN</text:p>
          </table:table-cell>
          <table:table-cell office:value-type="string" calcext:value-type="string">
            <text:p>MiB/s</text:p>
          </table:table-cell>
          <table:table-cell office:value-type="float" office:value="98.85423756679" calcext:value-type="float">
            <text:p>98.85423756679</text:p>
          </table:table-cell>
          <table:table-cell office:value-type="float" office:value="58.33" calcext:value-type="float">
            <text:p>58.33</text:p>
          </table:table-cell>
          <table:table-cell office:value-type="float" office:value="118.81" calcext:value-type="float">
            <text:p>118.81</text:p>
          </table:table-cell>
          <table:table-cell office:value-type="float" office:value="8.36373072642859" calcext:value-type="float">
            <text:p>8.36373072642859</text:p>
          </table:table-cell>
          <table:table-cell office:value-type="float" office:value="859.602065798174" calcext:value-type="float">
            <text:p>859.602065798174</text:p>
          </table:table-cell>
          <table:table-cell office:value-type="percentage" office:value="0.0846066990378405" calcext:value-type="percentage">
            <text:p>8.46%</text:p>
          </table:table-cell>
          <table:table-cell office:value-type="percentage" office:value="-0.0348120054082267" calcext:value-type="percentage">
            <text:p>-3.48%</text:p>
          </table:table-cell>
          <table:table-cell office:value-type="percentage" office:value="-0.0314005197117926" calcext:value-type="percentage">
            <text:p>-3.14%</text:p>
          </table:table-cell>
          <table:table-cell office:value-type="percentage" office:value="-0.0212300057487693" calcext:value-type="percentage">
            <text:p>-2.12%</text:p>
          </table:table-cell>
          <table:table-cell office:value-type="percentage" office:value="-0.000121239401581156" calcext:value-type="percentage">
            <text:p>-0.01%</text:p>
          </table:table-cell>
          <table:table-cell office:value-type="percentage" office:value="0.0382981767273277" calcext:value-type="percentage">
            <text:p>3.83%</text:p>
          </table:table-cell>
          <table:table-cell table:formula="of:=[.AA$4]*ABS([.$M134])+[.AA$6]*ABS([.$L134])+[.AA$8]*ABS([.$Q134])" office:value-type="percentage" office:value="0.0525722937244649" calcext:value-type="percentage">
            <text:p>5.26%</text:p>
          </table:table-cell>
          <table:table-cell table:formula="of:=[.AB$4]*ABS([.$M134])+[.AB$6]*ABS([.$L134])+[.AB$8]*ABS([.$Q134])" office:value-type="percentage" office:value="0.0401400919030982" calcext:value-type="percentage">
            <text:p>4.01%</text:p>
          </table:table-cell>
          <table:table-cell table:formula="of:=[.AC$4]*ABS([.$M134])+[.AC$6]*ABS([.$L134])+[.AC$8]*ABS([.$Q134])" office:value-type="percentage" office:value="0.0749963774438279" calcext:value-type="percentage">
            <text:p>7.50%</text:p>
          </table:table-cell>
          <table:table-cell table:formula="of:=[.AD$4]*ABS([.$M134])+[.AD$6]*ABS([.$L134])+[.AD$8]*ABS([.$Q134])" office:value-type="percentage" office:value="0.0425804118264688" calcext:value-type="percentage">
            <text:p>4.26%</text:p>
          </table:table-cell>
          <table:table-cell table:formula="of:=[.AA$4]*ABS([.$O134])+[.AA$6]*ABS([.$L134])+[.AA$8]*ABS([.$Q134])" office:value-type="percentage" office:value="0.0480449605046458" calcext:value-type="percentage">
            <text:p>4.80%</text:p>
          </table:table-cell>
          <table:table-cell table:formula="of:=[.AB$4]*ABS([.$O134])+[.AB$6]*ABS([.$L134])+[.AB$8]*ABS([.$Q134])" office:value-type="percentage" office:value="0.0292744921755323" calcext:value-type="percentage">
            <text:p>2.93%</text:p>
          </table:table-cell>
          <table:table-cell table:formula="of:=[.AC$4]*ABS([.$O134])+[.AC$6]*ABS([.$L134])+[.AC$8]*ABS([.$Q134])" office:value-type="percentage" office:value="0.0736381774778821" calcext:value-type="percentage">
            <text:p>7.36%</text:p>
          </table:table-cell>
          <table:table-cell table:formula="of:=[.AD$4]*ABS([.$O134])+[.AD$6]*ABS([.$L134])+[.AD$8]*ABS([.$Q134])" office:value-type="percentage" office:value="0.0412222118605231" calcext:value-type="percentage">
            <text:p>4.1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b08b0f666899016c90c3eb06dc2dc78c86db05f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Cachefly CDN</text:p>
          </table:table-cell>
          <table:table-cell office:value-type="string" calcext:value-type="string">
            <text:p>MiB/s</text:p>
          </table:table-cell>
          <table:table-cell office:value-type="float" office:value="99.1342601726264" calcext:value-type="float">
            <text:p>99.1342601726264</text:p>
          </table:table-cell>
          <table:table-cell office:value-type="float" office:value="59.58" calcext:value-type="float">
            <text:p>59.58</text:p>
          </table:table-cell>
          <table:table-cell office:value-type="float" office:value="127.106666666667" calcext:value-type="float">
            <text:p>127.106666666667</text:p>
          </table:table-cell>
          <table:table-cell office:value-type="float" office:value="8.68238877949911" calcext:value-type="float">
            <text:p>8.68238877949911</text:p>
          </table:table-cell>
          <table:table-cell office:value-type="float" office:value="862.03704497936" calcext:value-type="float">
            <text:p>862.03704497936</text:p>
          </table:table-cell>
          <table:table-cell office:value-type="percentage" office:value="0.0875821210990038" calcext:value-type="percentage">
            <text:p>8.76%</text:p>
          </table:table-cell>
          <table:table-cell office:value-type="percentage" office:value="-0.0350985098129181" calcext:value-type="percentage">
            <text:p>-3.51%</text:p>
          </table:table-cell>
          <table:table-cell office:value-type="percentage" office:value="-0.031384331309621" calcext:value-type="percentage">
            <text:p>-3.14%</text:p>
          </table:table-cell>
          <table:table-cell office:value-type="percentage" office:value="-0.0220359729179794" calcext:value-type="percentage">
            <text:p>-2.20%</text:p>
          </table:table-cell>
          <table:table-cell office:value-type="percentage" office:value="-0.000261903402741953" calcext:value-type="percentage">
            <text:p>-0.03%</text:p>
          </table:table-cell>
          <table:table-cell office:value-type="percentage" office:value="0.0426433870574761" calcext:value-type="percentage">
            <text:p>4.26%</text:p>
          </table:table-cell>
          <table:table-cell table:formula="of:=[.AA$4]*ABS([.$M135])+[.AA$6]*ABS([.$L135])+[.AA$8]*ABS([.$Q135])" office:value-type="percentage" office:value="0.0551080059897993" calcext:value-type="percentage">
            <text:p>5.51%</text:p>
          </table:table-cell>
          <table:table-cell table:formula="of:=[.AB$4]*ABS([.$M135])+[.AB$6]*ABS([.$L135])+[.AB$8]*ABS([.$Q135])" office:value-type="percentage" office:value="0.0411013586659825" calcext:value-type="percentage">
            <text:p>4.11%</text:p>
          </table:table-cell>
          <table:table-cell table:formula="of:=[.AC$4]*ABS([.$M135])+[.AC$6]*ABS([.$L135])+[.AC$8]*ABS([.$Q135])" office:value-type="percentage" office:value="0.0778398865662424" calcext:value-type="percentage">
            <text:p>7.78%</text:p>
          </table:table-cell>
          <table:table-cell table:formula="of:=[.AD$4]*ABS([.$M135])+[.AD$6]*ABS([.$L135])+[.AD$8]*ABS([.$Q135])" office:value-type="percentage" office:value="0.0463827727371731" calcext:value-type="percentage">
            <text:p>4.64%</text:p>
          </table:table-cell>
          <table:table-cell table:formula="of:=[.AA$4]*ABS([.$O135])+[.AA$6]*ABS([.$L135])+[.AA$8]*ABS([.$Q135])" office:value-type="percentage" office:value="0.0507538270248197" calcext:value-type="percentage">
            <text:p>5.08%</text:p>
          </table:table-cell>
          <table:table-cell table:formula="of:=[.AB$4]*ABS([.$O135])+[.AB$6]*ABS([.$L135])+[.AB$8]*ABS([.$Q135])" office:value-type="percentage" office:value="0.0306513291500315" calcext:value-type="percentage">
            <text:p>3.07%</text:p>
          </table:table-cell>
          <table:table-cell table:formula="of:=[.AC$4]*ABS([.$O135])+[.AC$6]*ABS([.$L135])+[.AC$8]*ABS([.$Q135])" office:value-type="percentage" office:value="0.0765336328767486" calcext:value-type="percentage">
            <text:p>7.65%</text:p>
          </table:table-cell>
          <table:table-cell table:formula="of:=[.AD$4]*ABS([.$O135])+[.AD$6]*ABS([.$L135])+[.AD$8]*ABS([.$Q135])" office:value-type="percentage" office:value="0.0450765190476792" calcext:value-type="percentage">
            <text:p>4.5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b08b0f666899016c90c3eb06dc2dc78c86db05f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Cachefly CDN</text:p>
          </table:table-cell>
          <table:table-cell office:value-type="string" calcext:value-type="string">
            <text:p>MiB/s</text:p>
          </table:table-cell>
          <table:table-cell office:value-type="float" office:value="99.2258364159474" calcext:value-type="float">
            <text:p>99.2258364159474</text:p>
          </table:table-cell>
          <table:table-cell office:value-type="float" office:value="63.19" calcext:value-type="float">
            <text:p>63.19</text:p>
          </table:table-cell>
          <table:table-cell office:value-type="float" office:value="118.143333333333" calcext:value-type="float">
            <text:p>118.143333333333</text:p>
          </table:table-cell>
          <table:table-cell office:value-type="float" office:value="8.57698242425574" calcext:value-type="float">
            <text:p>8.57698242425574</text:p>
          </table:table-cell>
          <table:table-cell office:value-type="float" office:value="431.416680069336" calcext:value-type="float">
            <text:p>431.416680069336</text:p>
          </table:table-cell>
          <table:table-cell office:value-type="percentage" office:value="0.086439003530307" calcext:value-type="percentage">
            <text:p>8.64%</text:p>
          </table:table-cell>
          <table:table-cell office:value-type="percentage" office:value="-0.0352297297884376" calcext:value-type="percentage">
            <text:p>-3.52%</text:p>
          </table:table-cell>
          <table:table-cell office:value-type="percentage" office:value="-0.0318518477437583" calcext:value-type="percentage">
            <text:p>-3.19%</text:p>
          </table:table-cell>
          <table:table-cell office:value-type="percentage" office:value="-0.0230059238164889" calcext:value-type="percentage">
            <text:p>-2.30%</text:p>
          </table:table-cell>
          <table:table-cell office:value-type="percentage" office:value="0.0000639455538691153" calcext:value-type="percentage">
            <text:p>0.01%</text:p>
          </table:table-cell>
          <table:table-cell office:value-type="percentage" office:value="0.0401029860567052" calcext:value-type="percentage">
            <text:p>4.01%</text:p>
          </table:table-cell>
          <table:table-cell table:formula="of:=[.AA$4]*ABS([.$M136])+[.AA$6]*ABS([.$L136])+[.AA$8]*ABS([.$Q136])" office:value-type="percentage" office:value="0.0539239064584833" calcext:value-type="percentage">
            <text:p>5.39%</text:p>
          </table:table-cell>
          <table:table-cell table:formula="of:=[.AB$4]*ABS([.$M136])+[.AB$6]*ABS([.$L136])+[.AB$8]*ABS([.$Q136])" office:value-type="percentage" office:value="0.0408379827894513" calcext:value-type="percentage">
            <text:p>4.08%</text:p>
          </table:table-cell>
          <table:table-cell table:formula="of:=[.AC$4]*ABS([.$M136])+[.AC$6]*ABS([.$L136])+[.AC$8]*ABS([.$Q136])" office:value-type="percentage" office:value="0.0766844744087599" calcext:value-type="percentage">
            <text:p>7.67%</text:p>
          </table:table-cell>
          <table:table-cell table:formula="of:=[.AD$4]*ABS([.$M136])+[.AD$6]*ABS([.$L136])+[.AD$8]*ABS([.$Q136])" office:value-type="percentage" office:value="0.0442492621772386" calcext:value-type="percentage">
            <text:p>4.42%</text:p>
          </table:table-cell>
          <table:table-cell table:formula="of:=[.AA$4]*ABS([.$O136])+[.AA$6]*ABS([.$L136])+[.AA$8]*ABS([.$Q136])" office:value-type="percentage" office:value="0.0498493044678337" calcext:value-type="percentage">
            <text:p>4.98%</text:p>
          </table:table-cell>
          <table:table-cell table:formula="of:=[.AB$4]*ABS([.$O136])+[.AB$6]*ABS([.$L136])+[.AB$8]*ABS([.$Q136])" office:value-type="percentage" office:value="0.0310589380118923" calcext:value-type="percentage">
            <text:p>3.11%</text:p>
          </table:table-cell>
          <table:table-cell table:formula="of:=[.AC$4]*ABS([.$O136])+[.AC$6]*ABS([.$L136])+[.AC$8]*ABS([.$Q136])" office:value-type="percentage" office:value="0.075462093811565" calcext:value-type="percentage">
            <text:p>7.55%</text:p>
          </table:table-cell>
          <table:table-cell table:formula="of:=[.AD$4]*ABS([.$O136])+[.AD$6]*ABS([.$L136])+[.AD$8]*ABS([.$Q136])" office:value-type="percentage" office:value="0.0430268815800438" calcext:value-type="percentage">
            <text:p>4.3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c0e258974e33e7600e1c07c98746943176e8ff1c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sequential read speed</text:p>
          </table:table-cell>
          <table:table-cell office:value-type="string" calcext:value-type="string">
            <text:p>MiB/s</text:p>
          </table:table-cell>
          <table:table-cell office:value-type="float" office:value="151.793057272353" calcext:value-type="float">
            <text:p>151.793057272353</text:p>
          </table:table-cell>
          <table:table-cell office:value-type="float" office:value="146.566666666667" calcext:value-type="float">
            <text:p>146.566666666667</text:p>
          </table:table-cell>
          <table:table-cell office:value-type="float" office:value="153.633333333333" calcext:value-type="float">
            <text:p>153.633333333333</text:p>
          </table:table-cell>
          <table:table-cell office:value-type="float" office:value="0.629451861478094" calcext:value-type="float">
            <text:p>0.629451861478094</text:p>
          </table:table-cell>
          <table:table-cell office:value-type="float" office:value="1319.93962845524" calcext:value-type="float">
            <text:p>1319.93962845524</text:p>
          </table:table-cell>
          <table:table-cell office:value-type="percentage" office:value="0.00414677635979562" calcext:value-type="percentage">
            <text:p>0.41%</text:p>
          </table:table-cell>
          <table:table-cell office:value-type="percentage" office:value="-0.00152394669453071" calcext:value-type="percentage">
            <text:p>-0.15%</text:p>
          </table:table-cell>
          <table:table-cell table:number-columns-repeated="3" office:value-type="percentage" office:value="0.00000374366250166925" calcext:value-type="percentage">
            <text:p>0.00%</text:p>
          </table:table-cell>
          <table:table-cell office:value-type="percentage" office:value="0.00209484487499224" calcext:value-type="percentage">
            <text:p>0.21%</text:p>
          </table:table-cell>
          <table:table-cell table:formula="of:=[.AA$4]*ABS([.$M137])+[.AA$6]*ABS([.$L137])+[.AA$8]*ABS([.$Q137])" office:value-type="percentage" office:value="0.00258852264310619" calcext:value-type="percentage">
            <text:p>0.26%</text:p>
          </table:table-cell>
          <table:table-cell table:formula="of:=[.AB$4]*ABS([.$M137])+[.AB$6]*ABS([.$L137])+[.AB$8]*ABS([.$Q137])" office:value-type="percentage" office:value="0.00184331947910336" calcext:value-type="percentage">
            <text:p>0.18%</text:p>
          </table:table-cell>
          <table:table-cell table:formula="of:=[.AC$4]*ABS([.$M137])+[.AC$6]*ABS([.$L137])+[.AC$8]*ABS([.$Q137])" office:value-type="percentage" office:value="0.00367930024478879" calcext:value-type="percentage">
            <text:p>0.37%</text:p>
          </table:table-cell>
          <table:table-cell table:formula="of:=[.AD$4]*ABS([.$M137])+[.AD$6]*ABS([.$L137])+[.AD$8]*ABS([.$Q137])" office:value-type="percentage" office:value="0.00224294820542642" calcext:value-type="percentage">
            <text:p>0.22%</text:p>
          </table:table-cell>
          <table:table-cell table:formula="of:=[.AA$4]*ABS([.$O137])+[.AA$6]*ABS([.$L137])+[.AA$8]*ABS([.$Q137])" office:value-type="percentage" office:value="0.00208178829909651" calcext:value-type="percentage">
            <text:p>0.21%</text:p>
          </table:table-cell>
          <table:table-cell table:formula="of:=[.AB$4]*ABS([.$O137])+[.AB$6]*ABS([.$L137])+[.AB$8]*ABS([.$Q137])" office:value-type="percentage" office:value="0.000627157053480121" calcext:value-type="percentage">
            <text:p>0.06%</text:p>
          </table:table-cell>
          <table:table-cell table:formula="of:=[.AC$4]*ABS([.$O137])+[.AC$6]*ABS([.$L137])+[.AC$8]*ABS([.$Q137])" office:value-type="percentage" office:value="0.00352727994158588" calcext:value-type="percentage">
            <text:p>0.35%</text:p>
          </table:table-cell>
          <table:table-cell table:formula="of:=[.AD$4]*ABS([.$O137])+[.AD$6]*ABS([.$L137])+[.AD$8]*ABS([.$Q137])" office:value-type="percentage" office:value="0.00209092790222352" calcext:value-type="percentage">
            <text:p>0.2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c0e258974e33e7600e1c07c98746943176e8ff1c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sequential read speed</text:p>
          </table:table-cell>
          <table:table-cell office:value-type="string" calcext:value-type="string">
            <text:p>MiB/s</text:p>
          </table:table-cell>
          <table:table-cell office:value-type="float" office:value="151.76934487021" calcext:value-type="float">
            <text:p>151.76934487021</text:p>
          </table:table-cell>
          <table:table-cell office:value-type="float" office:value="145.266666666667" calcext:value-type="float">
            <text:p>145.266666666667</text:p>
          </table:table-cell>
          <table:table-cell office:value-type="float" office:value="153.866666666667" calcext:value-type="float">
            <text:p>153.866666666667</text:p>
          </table:table-cell>
          <table:table-cell office:value-type="float" office:value="0.691107051738328" calcext:value-type="float">
            <text:p>0.691107051738328</text:p>
          </table:table-cell>
          <table:table-cell office:value-type="float" office:value="1319.733433654" calcext:value-type="float">
            <text:p>1319.733433654</text:p>
          </table:table-cell>
          <table:table-cell office:value-type="percentage" office:value="0.00455366696304414" calcext:value-type="percentage">
            <text:p>0.46%</text:p>
          </table:table-cell>
          <table:table-cell office:value-type="percentage" office:value="-0.00147123637191842" calcext:value-type="percentage">
            <text:p>-0.15%</text:p>
          </table:table-cell>
          <table:table-cell table:number-columns-repeated="3" office:value-type="percentage" office:value="-0.000000792642830617169" calcext:value-type="percentage">
            <text:p>0.00%</text:p>
          </table:table-cell>
          <table:table-cell office:value-type="percentage" office:value="0.00238262584874583" calcext:value-type="percentage">
            <text:p>0.24%</text:p>
          </table:table-cell>
          <table:table-cell table:formula="of:=[.AA$4]*ABS([.$M138])+[.AA$6]*ABS([.$L138])+[.AA$8]*ABS([.$Q138])" office:value-type="percentage" office:value="0.0028025097279028" calcext:value-type="percentage">
            <text:p>0.28%</text:p>
          </table:table-cell>
          <table:table-cell table:formula="of:=[.AB$4]*ABS([.$M138])+[.AB$6]*ABS([.$L138])+[.AB$8]*ABS([.$Q138])" office:value-type="percentage" office:value="0.00187061837871374" calcext:value-type="percentage">
            <text:p>0.19%</text:p>
          </table:table-cell>
          <table:table-cell table:formula="of:=[.AC$4]*ABS([.$M138])+[.AC$6]*ABS([.$L138])+[.AC$8]*ABS([.$Q138])" office:value-type="percentage" office:value="0.00402831979250174" calcext:value-type="percentage">
            <text:p>0.40%</text:p>
          </table:table-cell>
          <table:table-cell table:formula="of:=[.AD$4]*ABS([.$M138])+[.AD$6]*ABS([.$L138])+[.AD$8]*ABS([.$Q138])" office:value-type="percentage" office:value="0.00250859101249292" calcext:value-type="percentage">
            <text:p>0.25%</text:p>
          </table:table-cell>
          <table:table-cell table:formula="of:=[.AA$4]*ABS([.$O138])+[.AA$6]*ABS([.$L138])+[.AA$8]*ABS([.$Q138])" office:value-type="percentage" office:value="0.00231236181820686" calcext:value-type="percentage">
            <text:p>0.23%</text:p>
          </table:table-cell>
          <table:table-cell table:formula="of:=[.AB$4]*ABS([.$O138])+[.AB$6]*ABS([.$L138])+[.AB$8]*ABS([.$Q138])" office:value-type="percentage" office:value="0.00069426339544349" calcext:value-type="percentage">
            <text:p>0.07%</text:p>
          </table:table-cell>
          <table:table-cell table:formula="of:=[.AC$4]*ABS([.$O138])+[.AC$6]*ABS([.$L138])+[.AC$8]*ABS([.$Q138])" office:value-type="percentage" office:value="0.00388127541959295" calcext:value-type="percentage">
            <text:p>0.39%</text:p>
          </table:table-cell>
          <table:table-cell table:formula="of:=[.AD$4]*ABS([.$O138])+[.AD$6]*ABS([.$L138])+[.AD$8]*ABS([.$Q138])" office:value-type="percentage" office:value="0.00236154663958414" calcext:value-type="percentage">
            <text:p>0.2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c0e258974e33e7600e1c07c98746943176e8ff1c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sequential read speed</text:p>
          </table:table-cell>
          <table:table-cell office:value-type="string" calcext:value-type="string">
            <text:p>MiB/s</text:p>
          </table:table-cell>
          <table:table-cell office:value-type="float" office:value="151.514276885043" calcext:value-type="float">
            <text:p>151.514276885043</text:p>
          </table:table-cell>
          <table:table-cell office:value-type="float" office:value="130.2" calcext:value-type="float">
            <text:p>130.2</text:p>
          </table:table-cell>
          <table:table-cell office:value-type="float" office:value="157.933333333333" calcext:value-type="float">
            <text:p>157.933333333333</text:p>
          </table:table-cell>
          <table:table-cell office:value-type="float" office:value="1.55886418208941" calcext:value-type="float">
            <text:p>1.55886418208941</text:p>
          </table:table-cell>
          <table:table-cell office:value-type="float" office:value="658.757725587145" calcext:value-type="float">
            <text:p>658.757725587145</text:p>
          </table:table-cell>
          <table:table-cell office:value-type="percentage" office:value="0.0102885629931241" calcext:value-type="percentage">
            <text:p>1.03%</text:p>
          </table:table-cell>
          <table:table-cell office:value-type="percentage" office:value="-0.00342333535803744" calcext:value-type="percentage">
            <text:p>-0.34%</text:p>
          </table:table-cell>
          <table:table-cell table:number-columns-repeated="3" office:value-type="percentage" office:value="-0.0000000194964769103148" calcext:value-type="percentage">
            <text:p>0.00%</text:p>
          </table:table-cell>
          <table:table-cell office:value-type="percentage" office:value="0.00525669547622033" calcext:value-type="percentage">
            <text:p>0.53%</text:p>
          </table:table-cell>
          <table:table-cell table:formula="of:=[.AA$4]*ABS([.$M139])+[.AA$6]*ABS([.$L139])+[.AA$8]*ABS([.$Q139])" office:value-type="percentage" office:value="0.00632286460912728" calcext:value-type="percentage">
            <text:p>0.63%</text:p>
          </table:table-cell>
          <table:table-cell table:formula="of:=[.AB$4]*ABS([.$M139])+[.AB$6]*ABS([.$L139])+[.AB$8]*ABS([.$Q139])" office:value-type="percentage" office:value="0.0042931941333644" calcext:value-type="percentage">
            <text:p>0.43%</text:p>
          </table:table-cell>
          <table:table-cell table:formula="of:=[.AC$4]*ABS([.$M139])+[.AC$6]*ABS([.$L139])+[.AC$8]*ABS([.$Q139])" office:value-type="percentage" office:value="0.00909885347792503" calcext:value-type="percentage">
            <text:p>0.91%</text:p>
          </table:table-cell>
          <table:table-cell table:formula="of:=[.AD$4]*ABS([.$M139])+[.AD$6]*ABS([.$L139])+[.AD$8]*ABS([.$Q139])" office:value-type="percentage" office:value="0.00557654621609242" calcext:value-type="percentage">
            <text:p>0.56%</text:p>
          </table:table-cell>
          <table:table-cell table:formula="of:=[.AA$4]*ABS([.$O139])+[.AA$6]*ABS([.$L139])+[.AA$8]*ABS([.$Q139])" office:value-type="percentage" office:value="0.00518175932194044" calcext:value-type="percentage">
            <text:p>0.52%</text:p>
          </table:table-cell>
          <table:table-cell table:formula="of:=[.AB$4]*ABS([.$O139])+[.AB$6]*ABS([.$L139])+[.AB$8]*ABS([.$Q139])" office:value-type="percentage" office:value="0.00155454144411597" calcext:value-type="percentage">
            <text:p>0.16%</text:p>
          </table:table-cell>
          <table:table-cell table:formula="of:=[.AC$4]*ABS([.$O139])+[.AC$6]*ABS([.$L139])+[.AC$8]*ABS([.$Q139])" office:value-type="percentage" office:value="0.00875652189176898" calcext:value-type="percentage">
            <text:p>0.88%</text:p>
          </table:table-cell>
          <table:table-cell table:formula="of:=[.AD$4]*ABS([.$O139])+[.AD$6]*ABS([.$L139])+[.AD$8]*ABS([.$Q139])" office:value-type="percentage" office:value="0.00523421462993637" calcext:value-type="percentage">
            <text:p>0.5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c5f1a6b81b73cea76082bc1c2fa0af1b06c4733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write</text:p>
          </table:table-cell>
          <table:table-cell office:value-type="string" calcext:value-type="string">
            <text:p>MiB/s</text:p>
          </table:table-cell>
          <table:table-cell office:value-type="float" office:value="27.1231730374024" calcext:value-type="float">
            <text:p>27.1231730374024</text:p>
          </table:table-cell>
          <table:table-cell office:value-type="float" office:value="23.6433333333333" calcext:value-type="float">
            <text:p>23.6433333333333</text:p>
          </table:table-cell>
          <table:table-cell office:value-type="float" office:value="28.4533333333333" calcext:value-type="float">
            <text:p>28.4533333333333</text:p>
          </table:table-cell>
          <table:table-cell office:value-type="float" office:value="0.665171256190648" calcext:value-type="float">
            <text:p>0.665171256190648</text:p>
          </table:table-cell>
          <table:table-cell office:value-type="float" office:value="466.033900986295" calcext:value-type="float">
            <text:p>466.033900986295</text:p>
          </table:table-cell>
          <table:table-cell office:value-type="percentage" office:value="0.0245240944071473" calcext:value-type="percentage">
            <text:p>2.45%</text:p>
          </table:table-cell>
          <table:table-cell office:value-type="percentage" office:value="-0.00954837717370691" calcext:value-type="percentage">
            <text:p>-0.95%</text:p>
          </table:table-cell>
          <table:table-cell table:number-columns-repeated="3" office:value-type="percentage" office:value="0.00000522072377803906" calcext:value-type="percentage">
            <text:p>0.00%</text:p>
          </table:table-cell>
          <table:table-cell office:value-type="percentage" office:value="0.0152937195859663" calcext:value-type="percentage">
            <text:p>1.53%</text:p>
          </table:table-cell>
          <table:table-cell table:formula="of:=[.AA$4]*ABS([.$M140])+[.AA$6]*ABS([.$L140])+[.AA$8]*ABS([.$Q140])" office:value-type="percentage" office:value="0.0164553970556068" calcext:value-type="percentage">
            <text:p>1.65%</text:p>
          </table:table-cell>
          <table:table-cell table:formula="of:=[.AB$4]*ABS([.$M140])+[.AB$6]*ABS([.$L140])+[.AB$8]*ABS([.$Q140])" office:value-type="percentage" office:value="0.0116204831382769" calcext:value-type="percentage">
            <text:p>1.16%</text:p>
          </table:table-cell>
          <table:table-cell table:formula="of:=[.AC$4]*ABS([.$M140])+[.AC$6]*ABS([.$L140])+[.AC$8]*ABS([.$Q140])" office:value-type="percentage" office:value="0.0221034852016851" calcext:value-type="percentage">
            <text:p>2.21%</text:p>
          </table:table-cell>
          <table:table-cell table:formula="of:=[.AD$4]*ABS([.$M140])+[.AD$6]*ABS([.$L140])+[.AD$8]*ABS([.$Q140])" office:value-type="percentage" office:value="0.0156422228268585" calcext:value-type="percentage">
            <text:p>1.56%</text:p>
          </table:table-cell>
          <table:table-cell table:formula="of:=[.AA$4]*ABS([.$O140])+[.AA$6]*ABS([.$L140])+[.AA$8]*ABS([.$Q140])" office:value-type="percentage" office:value="0.0132743449056305" calcext:value-type="percentage">
            <text:p>1.33%</text:p>
          </table:table-cell>
          <table:table-cell table:formula="of:=[.AB$4]*ABS([.$O140])+[.AB$6]*ABS([.$L140])+[.AB$8]*ABS([.$Q140])" office:value-type="percentage" office:value="0.00398595797833379" calcext:value-type="percentage">
            <text:p>0.40%</text:p>
          </table:table-cell>
          <table:table-cell table:formula="of:=[.AC$4]*ABS([.$O140])+[.AC$6]*ABS([.$L140])+[.AC$8]*ABS([.$Q140])" office:value-type="percentage" office:value="0.0211491695566923" calcext:value-type="percentage">
            <text:p>2.11%</text:p>
          </table:table-cell>
          <table:table-cell table:formula="of:=[.AD$4]*ABS([.$O140])+[.AD$6]*ABS([.$L140])+[.AD$8]*ABS([.$Q140])" office:value-type="percentage" office:value="0.0146879071818656" calcext:value-type="percentage">
            <text:p>1.4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c5f1a6b81b73cea76082bc1c2fa0af1b06c4733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write</text:p>
          </table:table-cell>
          <table:table-cell office:value-type="string" calcext:value-type="string">
            <text:p>MiB/s</text:p>
          </table:table-cell>
          <table:table-cell office:value-type="float" office:value="26.1738840937115" calcext:value-type="float">
            <text:p>26.1738840937115</text:p>
          </table:table-cell>
          <table:table-cell office:value-type="float" office:value="20.4966666666667" calcext:value-type="float">
            <text:p>20.4966666666667</text:p>
          </table:table-cell>
          <table:table-cell office:value-type="float" office:value="30.2266666666667" calcext:value-type="float">
            <text:p>30.2266666666667</text:p>
          </table:table-cell>
          <table:table-cell office:value-type="float" office:value="1.28040942022235" calcext:value-type="float">
            <text:p>1.28040942022235</text:p>
          </table:table-cell>
          <table:table-cell office:value-type="float" office:value="449.723094393668" calcext:value-type="float">
            <text:p>449.723094393668</text:p>
          </table:table-cell>
          <table:table-cell office:value-type="percentage" office:value="0.048919350893358" calcext:value-type="percentage">
            <text:p>4.89%</text:p>
          </table:table-cell>
          <table:table-cell office:value-type="percentage" office:value="-0.0170464054607013" calcext:value-type="percentage">
            <text:p>-1.70%</text:p>
          </table:table-cell>
          <table:table-cell office:value-type="percentage" office:value="-0.00688340685413927" calcext:value-type="percentage">
            <text:p>-0.69%</text:p>
          </table:table-cell>
          <table:table-cell office:value-type="percentage" office:value="-0.00264197245866258" calcext:value-type="percentage">
            <text:p>-0.26%</text:p>
          </table:table-cell>
          <table:table-cell office:value-type="percentage" office:value="-0.00000994562149026031" calcext:value-type="percentage">
            <text:p>0.00%</text:p>
          </table:table-cell>
          <table:table-cell office:value-type="percentage" office:value="0.0181763506219291" calcext:value-type="percentage">
            <text:p>1.82%</text:p>
          </table:table-cell>
          <table:table-cell table:formula="of:=[.AA$4]*ABS([.$M141])+[.AA$6]*ABS([.$L141])+[.AA$8]*ABS([.$Q141])" office:value-type="percentage" office:value="0.0280473689919961" calcext:value-type="percentage">
            <text:p>2.80%</text:p>
          </table:table-cell>
          <table:table-cell table:formula="of:=[.AB$4]*ABS([.$M141])+[.AB$6]*ABS([.$L141])+[.AB$8]*ABS([.$Q141])" office:value-type="percentage" office:value="0.0203466945200897" calcext:value-type="percentage">
            <text:p>2.03%</text:p>
          </table:table-cell>
          <table:table-cell table:formula="of:=[.AC$4]*ABS([.$M141])+[.AC$6]*ABS([.$L141])+[.AC$8]*ABS([.$Q141])" office:value-type="percentage" office:value="0.0426577563229494" calcext:value-type="percentage">
            <text:p>4.27%</text:p>
          </table:table-cell>
          <table:table-cell table:formula="of:=[.AD$4]*ABS([.$M141])+[.AD$6]*ABS([.$L141])+[.AD$8]*ABS([.$Q141])" office:value-type="percentage" office:value="0.0211376561329492" calcext:value-type="percentage">
            <text:p>2.11%</text:p>
          </table:table-cell>
          <table:table-cell table:formula="of:=[.AA$4]*ABS([.$O141])+[.AA$6]*ABS([.$L141])+[.AA$8]*ABS([.$Q141])" office:value-type="percentage" office:value="0.0232458913246499" calcext:value-type="percentage">
            <text:p>2.32%</text:p>
          </table:table-cell>
          <table:table-cell table:formula="of:=[.AB$4]*ABS([.$O141])+[.AB$6]*ABS([.$L141])+[.AB$8]*ABS([.$Q141])" office:value-type="percentage" office:value="0.00882314811845877" calcext:value-type="percentage">
            <text:p>0.88%</text:p>
          </table:table-cell>
          <table:table-cell table:formula="of:=[.AC$4]*ABS([.$O141])+[.AC$6]*ABS([.$L141])+[.AC$8]*ABS([.$Q141])" office:value-type="percentage" office:value="0.0412173130227455" calcext:value-type="percentage">
            <text:p>4.12%</text:p>
          </table:table-cell>
          <table:table-cell table:formula="of:=[.AD$4]*ABS([.$O141])+[.AD$6]*ABS([.$L141])+[.AD$8]*ABS([.$Q141])" office:value-type="percentage" office:value="0.0196972128327453" calcext:value-type="percentage">
            <text:p>1.9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c5f1a6b81b73cea76082bc1c2fa0af1b06c4733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write</text:p>
          </table:table-cell>
          <table:table-cell office:value-type="string" calcext:value-type="string">
            <text:p>MiB/s</text:p>
          </table:table-cell>
          <table:table-cell office:value-type="float" office:value="28.7433045622688" calcext:value-type="float">
            <text:p>28.7433045622688</text:p>
          </table:table-cell>
          <table:table-cell office:value-type="float" office:value="23.2266666666667" calcext:value-type="float">
            <text:p>23.2266666666667</text:p>
          </table:table-cell>
          <table:table-cell office:value-type="float" office:value="31.1233333333333" calcext:value-type="float">
            <text:p>31.1233333333333</text:p>
          </table:table-cell>
          <table:table-cell office:value-type="float" office:value="1.67231633769678" calcext:value-type="float">
            <text:p>1.67231633769678</text:p>
          </table:table-cell>
          <table:table-cell office:value-type="float" office:value="246.935606205058" calcext:value-type="float">
            <text:p>246.935606205058</text:p>
          </table:table-cell>
          <table:table-cell office:value-type="percentage" office:value="0.0581810742767561" calcext:value-type="percentage">
            <text:p>5.82%</text:p>
          </table:table-cell>
          <table:table-cell office:value-type="percentage" office:value="-0.0243914636420205" calcext:value-type="percentage">
            <text:p>-2.44%</text:p>
          </table:table-cell>
          <table:table-cell office:value-type="percentage" office:value="-0.00972454802773906" calcext:value-type="percentage">
            <text:p>-0.97%</text:p>
          </table:table-cell>
          <table:table-cell table:number-columns-repeated="2" office:value-type="percentage" office:value="0.000117111763075491" calcext:value-type="percentage">
            <text:p>0.01%</text:p>
          </table:table-cell>
          <table:table-cell office:value-type="percentage" office:value="0.0147156914515896" calcext:value-type="percentage">
            <text:p>1.47%</text:p>
          </table:table-cell>
          <table:table-cell table:formula="of:=[.AA$4]*ABS([.$M142])+[.AA$6]*ABS([.$L142])+[.AA$8]*ABS([.$Q142])" office:value-type="percentage" office:value="0.0324294097901221" calcext:value-type="percentage">
            <text:p>3.24%</text:p>
          </table:table-cell>
          <table:table-cell table:formula="of:=[.AB$4]*ABS([.$M142])+[.AB$6]*ABS([.$L142])+[.AB$8]*ABS([.$Q142])" office:value-type="percentage" office:value="0.026802847486451" calcext:value-type="percentage">
            <text:p>2.68%</text:p>
          </table:table-cell>
          <table:table-cell table:formula="of:=[.AC$4]*ABS([.$M142])+[.AC$6]*ABS([.$L142])+[.AC$8]*ABS([.$Q142])" office:value-type="percentage" office:value="0.0504555749307659" calcext:value-type="percentage">
            <text:p>5.05%</text:p>
          </table:table-cell>
          <table:table-cell table:formula="of:=[.AD$4]*ABS([.$M142])+[.AD$6]*ABS([.$L142])+[.AD$8]*ABS([.$Q142])" office:value-type="percentage" office:value="0.0200298069531494" calcext:value-type="percentage">
            <text:p>2.00%</text:p>
          </table:table-cell>
          <table:table-cell table:formula="of:=[.AA$4]*ABS([.$O142])+[.AA$6]*ABS([.$L142])+[.AA$8]*ABS([.$Q142])" office:value-type="percentage" office:value="0.0243379591638071" calcext:value-type="percentage">
            <text:p>2.43%</text:p>
          </table:table-cell>
          <table:table-cell table:formula="of:=[.AB$4]*ABS([.$O142])+[.AB$6]*ABS([.$L142])+[.AB$8]*ABS([.$Q142])" office:value-type="percentage" office:value="0.00738336598329497" calcext:value-type="percentage">
            <text:p>0.74%</text:p>
          </table:table-cell>
          <table:table-cell table:formula="of:=[.AC$4]*ABS([.$O142])+[.AC$6]*ABS([.$L142])+[.AC$8]*ABS([.$Q142])" office:value-type="percentage" office:value="0.0480281397428714" calcext:value-type="percentage">
            <text:p>4.80%</text:p>
          </table:table-cell>
          <table:table-cell table:formula="of:=[.AD$4]*ABS([.$O142])+[.AD$6]*ABS([.$L142])+[.AD$8]*ABS([.$Q142])" office:value-type="percentage" office:value="0.0176023717652549" calcext:value-type="percentage">
            <text:p>1.7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c5f1a6b81b73cea76082bc1c2fa0af1b06c4733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write</text:p>
          </table:table-cell>
          <table:table-cell office:value-type="string" calcext:value-type="string">
            <text:p>MiB/s</text:p>
          </table:table-cell>
          <table:table-cell office:value-type="float" office:value="28.8064940402795" calcext:value-type="float">
            <text:p>28.8064940402795</text:p>
          </table:table-cell>
          <table:table-cell office:value-type="float" office:value="24.3333333333333" calcext:value-type="float">
            <text:p>24.3333333333333</text:p>
          </table:table-cell>
          <table:table-cell office:value-type="float" office:value="30.55" calcext:value-type="float">
            <text:p>30.55</text:p>
          </table:table-cell>
          <table:table-cell office:value-type="float" office:value="0.923339839118584" calcext:value-type="float">
            <text:p>0.923339839118584</text:p>
          </table:table-cell>
          <table:table-cell office:value-type="float" office:value="250.491252524169" calcext:value-type="float">
            <text:p>250.491252524169</text:p>
          </table:table-cell>
          <table:table-cell office:value-type="percentage" office:value="0.0320531834879836" calcext:value-type="percentage">
            <text:p>3.21%</text:p>
          </table:table-cell>
          <table:table-cell office:value-type="percentage" office:value="-0.0128845538846243" calcext:value-type="percentage">
            <text:p>-1.29%</text:p>
          </table:table-cell>
          <table:table-cell office:value-type="percentage" office:value="-0.00119581086867409" calcext:value-type="percentage">
            <text:p>-0.12%</text:p>
          </table:table-cell>
          <table:table-cell table:number-columns-repeated="2" office:value-type="percentage" office:value="0.000035662971039121" calcext:value-type="percentage">
            <text:p>0.00%</text:p>
          </table:table-cell>
          <table:table-cell office:value-type="percentage" office:value="0.0167320615235691" calcext:value-type="percentage">
            <text:p>1.67%</text:p>
          </table:table-cell>
          <table:table-cell table:formula="of:=[.AA$4]*ABS([.$M143])+[.AA$6]*ABS([.$L143])+[.AA$8]*ABS([.$Q143])" office:value-type="percentage" office:value="0.020556599632059" calcext:value-type="percentage">
            <text:p>2.06%</text:p>
          </table:table-cell>
          <table:table-cell table:formula="of:=[.AB$4]*ABS([.$M143])+[.AB$6]*ABS([.$L143])+[.AB$8]*ABS([.$Q143])" office:value-type="percentage" office:value="0.0151861676088547" calcext:value-type="percentage">
            <text:p>1.52%</text:p>
          </table:table-cell>
          <table:table-cell table:formula="of:=[.AC$4]*ABS([.$M143])+[.AC$6]*ABS([.$L143])+[.AC$8]*ABS([.$Q143])" office:value-type="percentage" office:value="0.0286042083312062" calcext:value-type="percentage">
            <text:p>2.86%</text:p>
          </table:table-cell>
          <table:table-cell table:formula="of:=[.AD$4]*ABS([.$M143])+[.AD$6]*ABS([.$L143])+[.AD$8]*ABS([.$Q143])" office:value-type="percentage" office:value="0.0178794229561161" calcext:value-type="percentage">
            <text:p>1.79%</text:p>
          </table:table-cell>
          <table:table-cell table:formula="of:=[.AA$4]*ABS([.$O143])+[.AA$6]*ABS([.$L143])+[.AA$8]*ABS([.$Q143])" office:value-type="percentage" office:value="0.0162736359941973" calcext:value-type="percentage">
            <text:p>1.63%</text:p>
          </table:table-cell>
          <table:table-cell table:formula="of:=[.AB$4]*ABS([.$O143])+[.AB$6]*ABS([.$L143])+[.AB$8]*ABS([.$Q143])" office:value-type="percentage" office:value="0.00490705487798657" calcext:value-type="percentage">
            <text:p>0.49%</text:p>
          </table:table-cell>
          <table:table-cell table:formula="of:=[.AC$4]*ABS([.$O143])+[.AC$6]*ABS([.$L143])+[.AC$8]*ABS([.$Q143])" office:value-type="percentage" office:value="0.0273193192398477" calcext:value-type="percentage">
            <text:p>2.73%</text:p>
          </table:table-cell>
          <table:table-cell table:formula="of:=[.AD$4]*ABS([.$O143])+[.AD$6]*ABS([.$L143])+[.AD$8]*ABS([.$Q143])" office:value-type="percentage" office:value="0.0165945338647576" calcext:value-type="percentage">
            <text:p>1.6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c5f1a6b81b73cea76082bc1c2fa0af1b06c4733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write</text:p>
          </table:table-cell>
          <table:table-cell office:value-type="string" calcext:value-type="string">
            <text:p>MiB/s</text:p>
          </table:table-cell>
          <table:table-cell office:value-type="float" office:value="27.5791944101932" calcext:value-type="float">
            <text:p>27.5791944101932</text:p>
          </table:table-cell>
          <table:table-cell office:value-type="float" office:value="20.5666666666667" calcext:value-type="float">
            <text:p>20.5666666666667</text:p>
          </table:table-cell>
          <table:table-cell office:value-type="float" office:value="33.15" calcext:value-type="float">
            <text:p>33.15</text:p>
          </table:table-cell>
          <table:table-cell office:value-type="float" office:value="1.90070078272468" calcext:value-type="float">
            <text:p>1.90070078272468</text:p>
          </table:table-cell>
          <table:table-cell office:value-type="float" office:value="239.819081827767" calcext:value-type="float">
            <text:p>239.819081827767</text:p>
          </table:table-cell>
          <table:table-cell office:value-type="percentage" office:value="0.0689179224909551" calcext:value-type="percentage">
            <text:p>6.89%</text:p>
          </table:table-cell>
          <table:table-cell office:value-type="percentage" office:value="-0.0242747698168276" calcext:value-type="percentage">
            <text:p>-2.43%</text:p>
          </table:table-cell>
          <table:table-cell office:value-type="percentage" office:value="-0.0142914825899724" calcext:value-type="percentage">
            <text:p>-1.43%</text:p>
          </table:table-cell>
          <table:table-cell office:value-type="percentage" office:value="-0.00874538707430806" calcext:value-type="percentage">
            <text:p>-0.87%</text:p>
          </table:table-cell>
          <table:table-cell office:value-type="percentage" office:value="-0.000262888021147667" calcext:value-type="percentage">
            <text:p>-0.03%</text:p>
          </table:table-cell>
          <table:table-cell office:value-type="percentage" office:value="0.0309099535224851" calcext:value-type="percentage">
            <text:p>3.09%</text:p>
          </table:table-cell>
          <table:table-cell table:formula="of:=[.AA$4]*ABS([.$M144])+[.AA$6]*ABS([.$L144])+[.AA$8]*ABS([.$Q144])" office:value-type="percentage" office:value="0.0413675486100893" calcext:value-type="percentage">
            <text:p>4.14%</text:p>
          </table:table-cell>
          <table:table-cell table:formula="of:=[.AB$4]*ABS([.$M144])+[.AB$6]*ABS([.$L144])+[.AB$8]*ABS([.$Q144])" office:value-type="percentage" office:value="0.0294026034548061" calcext:value-type="percentage">
            <text:p>2.94%</text:p>
          </table:table-cell>
          <table:table-cell table:formula="of:=[.AC$4]*ABS([.$M144])+[.AC$6]*ABS([.$L144])+[.AC$8]*ABS([.$Q144])" office:value-type="percentage" office:value="0.0606528103266954" calcext:value-type="percentage">
            <text:p>6.07%</text:p>
          </table:table-cell>
          <table:table-cell table:formula="of:=[.AD$4]*ABS([.$M144])+[.AD$6]*ABS([.$L144])+[.AD$8]*ABS([.$Q144])" office:value-type="percentage" office:value="0.0340472320487663" calcext:value-type="percentage">
            <text:p>3.40%</text:p>
          </table:table-cell>
          <table:table-cell table:formula="of:=[.AA$4]*ABS([.$O144])+[.AA$6]*ABS([.$L144])+[.AA$8]*ABS([.$Q144])" office:value-type="percentage" office:value="0.0361910876959161" calcext:value-type="percentage">
            <text:p>3.62%</text:p>
          </table:table-cell>
          <table:table-cell table:formula="of:=[.AB$4]*ABS([.$O144])+[.AB$6]*ABS([.$L144])+[.AB$8]*ABS([.$Q144])" office:value-type="percentage" office:value="0.0169790972607905" calcext:value-type="percentage">
            <text:p>1.70%</text:p>
          </table:table-cell>
          <table:table-cell table:formula="of:=[.AC$4]*ABS([.$O144])+[.AC$6]*ABS([.$L144])+[.AC$8]*ABS([.$Q144])" office:value-type="percentage" office:value="0.0590998720524434" calcext:value-type="percentage">
            <text:p>5.91%</text:p>
          </table:table-cell>
          <table:table-cell table:formula="of:=[.AD$4]*ABS([.$O144])+[.AD$6]*ABS([.$L144])+[.AD$8]*ABS([.$Q144])" office:value-type="percentage" office:value="0.0324942937745144" calcext:value-type="percentage">
            <text:p>3.2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c5f1a6b81b73cea76082bc1c2fa0af1b06c4733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write</text:p>
          </table:table-cell>
          <table:table-cell office:value-type="string" calcext:value-type="string">
            <text:p>MiB/s</text:p>
          </table:table-cell>
          <table:table-cell office:value-type="float" office:value="27.134730785039" calcext:value-type="float">
            <text:p>27.134730785039</text:p>
          </table:table-cell>
          <table:table-cell office:value-type="float" office:value="20.24" calcext:value-type="float">
            <text:p>20.24</text:p>
          </table:table-cell>
          <table:table-cell office:value-type="float" office:value="33.5366666666667" calcext:value-type="float">
            <text:p>33.5366666666667</text:p>
          </table:table-cell>
          <table:table-cell office:value-type="float" office:value="2.44419916687481" calcext:value-type="float">
            <text:p>2.44419916687481</text:p>
          </table:table-cell>
          <table:table-cell office:value-type="float" office:value="117.977090369735" calcext:value-type="float">
            <text:p>117.977090369735</text:p>
          </table:table-cell>
          <table:table-cell office:value-type="percentage" office:value="0.0900764111587369" calcext:value-type="percentage">
            <text:p>9.01%</text:p>
          </table:table-cell>
          <table:table-cell office:value-type="percentage" office:value="-0.0365619099665793" calcext:value-type="percentage">
            <text:p>-3.66%</text:p>
          </table:table-cell>
          <table:table-cell office:value-type="percentage" office:value="-0.0310759867287962" calcext:value-type="percentage">
            <text:p>-3.11%</text:p>
          </table:table-cell>
          <table:table-cell office:value-type="percentage" office:value="-0.0156547507780488" calcext:value-type="percentage">
            <text:p>-1.57%</text:p>
          </table:table-cell>
          <table:table-cell office:value-type="percentage" office:value="-0.000308269997179073" calcext:value-type="percentage">
            <text:p>-0.03%</text:p>
          </table:table-cell>
          <table:table-cell office:value-type="percentage" office:value="0.0347095994381508" calcext:value-type="percentage">
            <text:p>3.47%</text:p>
          </table:table-cell>
          <table:table-cell table:formula="of:=[.AA$4]*ABS([.$M145])+[.AA$6]*ABS([.$L145])+[.AA$8]*ABS([.$Q145])" office:value-type="percentage" office:value="0.0537826401878223" calcext:value-type="percentage">
            <text:p>5.38%</text:p>
          </table:table-cell>
          <table:table-cell table:formula="of:=[.AB$4]*ABS([.$M145])+[.AB$6]*ABS([.$L145])+[.AB$8]*ABS([.$Q145])" office:value-type="percentage" office:value="0.0417281290329522" calcext:value-type="percentage">
            <text:p>4.17%</text:p>
          </table:table-cell>
          <table:table-cell table:formula="of:=[.AC$4]*ABS([.$M145])+[.AC$6]*ABS([.$L145])+[.AC$8]*ABS([.$Q145])" office:value-type="percentage" office:value="0.0791882798674625" calcext:value-type="percentage">
            <text:p>7.92%</text:p>
          </table:table-cell>
          <table:table-cell table:formula="of:=[.AD$4]*ABS([.$M145])+[.AD$6]*ABS([.$L145])+[.AD$8]*ABS([.$Q145])" office:value-type="percentage" office:value="0.0404315116630523" calcext:value-type="percentage">
            <text:p>4.04%</text:p>
          </table:table-cell>
          <table:table-cell table:formula="of:=[.AA$4]*ABS([.$O145])+[.AA$6]*ABS([.$L145])+[.AA$8]*ABS([.$Q145])" office:value-type="percentage" office:value="0.0468135871249788" calcext:value-type="percentage">
            <text:p>4.68%</text:p>
          </table:table-cell>
          <table:table-cell table:formula="of:=[.AB$4]*ABS([.$O145])+[.AB$6]*ABS([.$L145])+[.AB$8]*ABS([.$Q145])" office:value-type="percentage" office:value="0.0250024016821278" calcext:value-type="percentage">
            <text:p>2.50%</text:p>
          </table:table-cell>
          <table:table-cell table:formula="of:=[.AC$4]*ABS([.$O145])+[.AC$6]*ABS([.$L145])+[.AC$8]*ABS([.$Q145])" office:value-type="percentage" office:value="0.0770975639486094" calcext:value-type="percentage">
            <text:p>7.71%</text:p>
          </table:table-cell>
          <table:table-cell table:formula="of:=[.AD$4]*ABS([.$O145])+[.AD$6]*ABS([.$L145])+[.AD$8]*ABS([.$Q145])" office:value-type="percentage" office:value="0.0383407957441992" calcext:value-type="percentage">
            <text:p>3.8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cbadb796cb57922b59801d6993b79d8ce3bcf67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48.3002651048089" calcext:value-type="float">
            <text:p>48.3002651048089</text:p>
          </table:table-cell>
          <table:table-cell office:value-type="float" office:value="19.94" calcext:value-type="float">
            <text:p>19.94</text:p>
          </table:table-cell>
          <table:table-cell office:value-type="float" office:value="58.62" calcext:value-type="float">
            <text:p>58.62</text:p>
          </table:table-cell>
          <table:table-cell office:value-type="float" office:value="6.73710095985008" calcext:value-type="float">
            <text:p>6.73710095985008</text:p>
          </table:table-cell>
          <table:table-cell office:value-type="float" office:value="829.90146228194" calcext:value-type="float">
            <text:p>829.90146228194</text:p>
          </table:table-cell>
          <table:table-cell office:value-type="percentage" office:value="0.139483726336304" calcext:value-type="percentage">
            <text:p>13.95%</text:p>
          </table:table-cell>
          <table:table-cell office:value-type="percentage" office:value="-0.0572639361953455" calcext:value-type="percentage">
            <text:p>-5.73%</text:p>
          </table:table-cell>
          <table:table-cell office:value-type="percentage" office:value="-0.0547982645532998" calcext:value-type="percentage">
            <text:p>-5.48%</text:p>
          </table:table-cell>
          <table:table-cell office:value-type="percentage" office:value="-0.0360768023005006" calcext:value-type="percentage">
            <text:p>-3.61%</text:p>
          </table:table-cell>
          <table:table-cell office:value-type="percentage" office:value="-0.000121503337064787" calcext:value-type="percentage">
            <text:p>-0.01%</text:p>
          </table:table-cell>
          <table:table-cell office:value-type="percentage" office:value="0.0974963393912522" calcext:value-type="percentage">
            <text:p>9.75%</text:p>
          </table:table-cell>
          <table:table-cell table:formula="of:=[.AA$4]*ABS([.$M146])+[.AA$6]*ABS([.$L146])+[.AA$8]*ABS([.$Q146])" office:value-type="percentage" office:value="0.0980813339743005" calcext:value-type="percentage">
            <text:p>9.81%</text:p>
          </table:table-cell>
          <table:table-cell table:formula="of:=[.AB$4]*ABS([.$M146])+[.AB$6]*ABS([.$L146])+[.AB$8]*ABS([.$Q146])" office:value-type="percentage" office:value="0.069509155529032" calcext:value-type="percentage">
            <text:p>6.95%</text:p>
          </table:table-cell>
          <table:table-cell table:formula="of:=[.AC$4]*ABS([.$M146])+[.AC$6]*ABS([.$L146])+[.AC$8]*ABS([.$Q146])" office:value-type="percentage" office:value="0.127063008627703" calcext:value-type="percentage">
            <text:p>12.71%</text:p>
          </table:table-cell>
          <table:table-cell table:formula="of:=[.AD$4]*ABS([.$M146])+[.AD$6]*ABS([.$L146])+[.AD$8]*ABS([.$Q146])" office:value-type="percentage" office:value="0.0976718377661667" calcext:value-type="percentage">
            <text:p>9.77%</text:p>
          </table:table-cell>
          <table:table-cell table:formula="of:=[.AA$4]*ABS([.$O146])+[.AA$6]*ABS([.$L146])+[.AA$8]*ABS([.$Q146])" office:value-type="percentage" office:value="0.0910189560093522" calcext:value-type="percentage">
            <text:p>9.10%</text:p>
          </table:table-cell>
          <table:table-cell table:formula="of:=[.AB$4]*ABS([.$O146])+[.AB$6]*ABS([.$L146])+[.AB$8]*ABS([.$Q146])" office:value-type="percentage" office:value="0.0525594484131561" calcext:value-type="percentage">
            <text:p>5.26%</text:p>
          </table:table-cell>
          <table:table-cell table:formula="of:=[.AC$4]*ABS([.$O146])+[.AC$6]*ABS([.$L146])+[.AC$8]*ABS([.$Q146])" office:value-type="percentage" office:value="0.124944295238218" calcext:value-type="percentage">
            <text:p>12.49%</text:p>
          </table:table-cell>
          <table:table-cell table:formula="of:=[.AD$4]*ABS([.$O146])+[.AD$6]*ABS([.$L146])+[.AD$8]*ABS([.$Q146])" office:value-type="percentage" office:value="0.0955531243766822" calcext:value-type="percentage">
            <text:p>9.5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cbadb796cb57922b59801d6993b79d8ce3bcf67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48.8546419753086" calcext:value-type="float">
            <text:p>48.8546419753086</text:p>
          </table:table-cell>
          <table:table-cell office:value-type="float" office:value="16.28" calcext:value-type="float">
            <text:p>16.28</text:p>
          </table:table-cell>
          <table:table-cell office:value-type="float" office:value="62.48" calcext:value-type="float">
            <text:p>62.48</text:p>
          </table:table-cell>
          <table:table-cell office:value-type="float" office:value="6.86538055164305" calcext:value-type="float">
            <text:p>6.86538055164305</text:p>
          </table:table-cell>
          <table:table-cell office:value-type="float" office:value="839.426838063722" calcext:value-type="float">
            <text:p>839.426838063722</text:p>
          </table:table-cell>
          <table:table-cell office:value-type="percentage" office:value="0.140526678204148" calcext:value-type="percentage">
            <text:p>14.05%</text:p>
          </table:table-cell>
          <table:table-cell office:value-type="percentage" office:value="-0.0561305059480717" calcext:value-type="percentage">
            <text:p>-5.61%</text:p>
          </table:table-cell>
          <table:table-cell office:value-type="percentage" office:value="-0.0527431561626474" calcext:value-type="percentage">
            <text:p>-5.27%</text:p>
          </table:table-cell>
          <table:table-cell office:value-type="percentage" office:value="-0.032608917346534" calcext:value-type="percentage">
            <text:p>-3.26%</text:p>
          </table:table-cell>
          <table:table-cell office:value-type="percentage" office:value="-0.00729455400460621" calcext:value-type="percentage">
            <text:p>-0.73%</text:p>
          </table:table-cell>
          <table:table-cell office:value-type="percentage" office:value="0.0978900616489243" calcext:value-type="percentage">
            <text:p>9.79%</text:p>
          </table:table-cell>
          <table:table-cell table:formula="of:=[.AA$4]*ABS([.$M147])+[.AA$6]*ABS([.$L147])+[.AA$8]*ABS([.$Q147])" office:value-type="percentage" office:value="0.098182415267048" calcext:value-type="percentage">
            <text:p>9.82%</text:p>
          </table:table-cell>
          <table:table-cell table:formula="of:=[.AB$4]*ABS([.$M147])+[.AB$6]*ABS([.$L147])+[.AB$8]*ABS([.$Q147])" office:value-type="percentage" office:value="0.0687460787437646" calcext:value-type="percentage">
            <text:p>6.87%</text:p>
          </table:table-cell>
          <table:table-cell table:formula="of:=[.AC$4]*ABS([.$M147])+[.AC$6]*ABS([.$L147])+[.AC$8]*ABS([.$Q147])" office:value-type="percentage" office:value="0.127823399323018" calcext:value-type="percentage">
            <text:p>12.78%</text:p>
          </table:table-cell>
          <table:table-cell table:formula="of:=[.AD$4]*ABS([.$M147])+[.AD$6]*ABS([.$L147])+[.AD$8]*ABS([.$Q147])" office:value-type="percentage" office:value="0.0979777677343614" calcext:value-type="percentage">
            <text:p>9.80%</text:p>
          </table:table-cell>
          <table:table-cell table:formula="of:=[.AA$4]*ABS([.$O147])+[.AA$6]*ABS([.$L147])+[.AA$8]*ABS([.$Q147])" office:value-type="percentage" office:value="0.090341885733202" calcext:value-type="percentage">
            <text:p>9.03%</text:p>
          </table:table-cell>
          <table:table-cell table:formula="of:=[.AB$4]*ABS([.$O147])+[.AB$6]*ABS([.$L147])+[.AB$8]*ABS([.$Q147])" office:value-type="percentage" office:value="0.0499288078625344" calcext:value-type="percentage">
            <text:p>4.99%</text:p>
          </table:table-cell>
          <table:table-cell table:formula="of:=[.AC$4]*ABS([.$O147])+[.AC$6]*ABS([.$L147])+[.AC$8]*ABS([.$Q147])" office:value-type="percentage" office:value="0.125471240462864" calcext:value-type="percentage">
            <text:p>12.55%</text:p>
          </table:table-cell>
          <table:table-cell table:formula="of:=[.AD$4]*ABS([.$O147])+[.AD$6]*ABS([.$L147])+[.AD$8]*ABS([.$Q147])" office:value-type="percentage" office:value="0.0956256088742076" calcext:value-type="percentage">
            <text:p>9.5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cbadb796cb57922b59801d6993b79d8ce3bcf67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50.7582490752158" calcext:value-type="float">
            <text:p>50.7582490752158</text:p>
          </table:table-cell>
          <table:table-cell office:value-type="float" office:value="23.06" calcext:value-type="float">
            <text:p>23.06</text:p>
          </table:table-cell>
          <table:table-cell office:value-type="float" office:value="59.38" calcext:value-type="float">
            <text:p>59.38</text:p>
          </table:table-cell>
          <table:table-cell office:value-type="float" office:value="6.07006908188635" calcext:value-type="float">
            <text:p>6.07006908188635</text:p>
          </table:table-cell>
          <table:table-cell office:value-type="float" office:value="436.067431917661" calcext:value-type="float">
            <text:p>436.067431917661</text:p>
          </table:table-cell>
          <table:table-cell office:value-type="percentage" office:value="0.119587834341793" calcext:value-type="percentage">
            <text:p>11.96%</text:p>
          </table:table-cell>
          <table:table-cell office:value-type="percentage" office:value="-0.050163881422571" calcext:value-type="percentage">
            <text:p>-5.02%</text:p>
          </table:table-cell>
          <table:table-cell office:value-type="percentage" office:value="-0.0488767476573569" calcext:value-type="percentage">
            <text:p>-4.89%</text:p>
          </table:table-cell>
          <table:table-cell office:value-type="percentage" office:value="-0.0245818991704826" calcext:value-type="percentage">
            <text:p>-2.46%</text:p>
          </table:table-cell>
          <table:table-cell office:value-type="percentage" office:value="0.0000431981456844802" calcext:value-type="percentage">
            <text:p>0.00%</text:p>
          </table:table-cell>
          <table:table-cell office:value-type="percentage" office:value="0.0839721188434353" calcext:value-type="percentage">
            <text:p>8.40%</text:p>
          </table:table-cell>
          <table:table-cell table:formula="of:=[.AA$4]*ABS([.$M148])+[.AA$6]*ABS([.$L148])+[.AA$8]*ABS([.$Q148])" office:value-type="percentage" office:value="0.084574611535933" calcext:value-type="percentage">
            <text:p>8.46%</text:p>
          </table:table-cell>
          <table:table-cell table:formula="of:=[.AB$4]*ABS([.$M148])+[.AB$6]*ABS([.$L148])+[.AB$8]*ABS([.$Q148])" office:value-type="percentage" office:value="0.0604871004565796" calcext:value-type="percentage">
            <text:p>6.05%</text:p>
          </table:table-cell>
          <table:table-cell table:formula="of:=[.AC$4]*ABS([.$M148])+[.AC$6]*ABS([.$L148])+[.AC$8]*ABS([.$Q148])" office:value-type="percentage" office:value="0.109083867500035" calcext:value-type="percentage">
            <text:p>10.91%</text:p>
          </table:table-cell>
          <table:table-cell table:formula="of:=[.AD$4]*ABS([.$M148])+[.AD$6]*ABS([.$L148])+[.AD$8]*ABS([.$Q148])" office:value-type="percentage" office:value="0.0841528666511846" calcext:value-type="percentage">
            <text:p>8.42%</text:p>
          </table:table-cell>
          <table:table-cell table:formula="of:=[.AA$4]*ABS([.$O148])+[.AA$6]*ABS([.$L148])+[.AA$8]*ABS([.$Q148])" office:value-type="percentage" office:value="0.0760472841185702" calcext:value-type="percentage">
            <text:p>7.60%</text:p>
          </table:table-cell>
          <table:table-cell table:formula="of:=[.AB$4]*ABS([.$O148])+[.AB$6]*ABS([.$L148])+[.AB$8]*ABS([.$Q148])" office:value-type="percentage" office:value="0.0400215146549089" calcext:value-type="percentage">
            <text:p>4.00%</text:p>
          </table:table-cell>
          <table:table-cell table:formula="of:=[.AC$4]*ABS([.$O148])+[.AC$6]*ABS([.$L148])+[.AC$8]*ABS([.$Q148])" office:value-type="percentage" office:value="0.106525669274826" calcext:value-type="percentage">
            <text:p>10.65%</text:p>
          </table:table-cell>
          <table:table-cell table:formula="of:=[.AD$4]*ABS([.$O148])+[.AD$6]*ABS([.$L148])+[.AD$8]*ABS([.$Q148])" office:value-type="percentage" office:value="0.0815946684259758" calcext:value-type="percentage">
            <text:p>8.1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cbadb796cb57922b59801d6993b79d8ce3bcf67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80.9978545006165" calcext:value-type="float">
            <text:p>80.9978545006165</text:p>
          </table:table-cell>
          <table:table-cell office:value-type="float" office:value="28.48" calcext:value-type="float">
            <text:p>28.48</text:p>
          </table:table-cell>
          <table:table-cell office:value-type="float" office:value="101.66" calcext:value-type="float">
            <text:p>101.66</text:p>
          </table:table-cell>
          <table:table-cell office:value-type="float" office:value="11.1888388317776" calcext:value-type="float">
            <text:p>11.1888388317776</text:p>
          </table:table-cell>
          <table:table-cell office:value-type="float" office:value="704.329169570578" calcext:value-type="float">
            <text:p>704.329169570578</text:p>
          </table:table-cell>
          <table:table-cell office:value-type="percentage" office:value="0.138137471674543" calcext:value-type="percentage">
            <text:p>13.81%</text:p>
          </table:table-cell>
          <table:table-cell office:value-type="percentage" office:value="-0.0566643967897471" calcext:value-type="percentage">
            <text:p>-5.67%</text:p>
          </table:table-cell>
          <table:table-cell office:value-type="percentage" office:value="-0.0528840184000442" calcext:value-type="percentage">
            <text:p>-5.29%</text:p>
          </table:table-cell>
          <table:table-cell office:value-type="percentage" office:value="-0.0393441389598975" calcext:value-type="percentage">
            <text:p>-3.93%</text:p>
          </table:table-cell>
          <table:table-cell office:value-type="percentage" office:value="-0.00462889396210151" calcext:value-type="percentage">
            <text:p>-0.46%</text:p>
          </table:table-cell>
          <table:table-cell office:value-type="percentage" office:value="0.0947648034758271" calcext:value-type="percentage">
            <text:p>9.48%</text:p>
          </table:table-cell>
          <table:table-cell table:formula="of:=[.AA$4]*ABS([.$M149])+[.AA$6]*ABS([.$L149])+[.AA$8]*ABS([.$Q149])" office:value-type="percentage" office:value="0.0965222239800389" calcext:value-type="percentage">
            <text:p>9.65%</text:p>
          </table:table-cell>
          <table:table-cell table:formula="of:=[.AB$4]*ABS([.$M149])+[.AB$6]*ABS([.$L149])+[.AB$8]*ABS([.$Q149])" office:value-type="percentage" office:value="0.0686217449468347" calcext:value-type="percentage">
            <text:p>6.86%</text:p>
          </table:table-cell>
          <table:table-cell table:formula="of:=[.AC$4]*ABS([.$M149])+[.AC$6]*ABS([.$L149])+[.AC$8]*ABS([.$Q149])" office:value-type="percentage" office:value="0.125652897366192" calcext:value-type="percentage">
            <text:p>12.57%</text:p>
          </table:table-cell>
          <table:table-cell table:formula="of:=[.AD$4]*ABS([.$M149])+[.AD$6]*ABS([.$L149])+[.AD$8]*ABS([.$Q149])" office:value-type="percentage" office:value="0.0952920296270907" calcext:value-type="percentage">
            <text:p>9.53%</text:p>
          </table:table-cell>
          <table:table-cell table:formula="of:=[.AA$4]*ABS([.$O149])+[.AA$6]*ABS([.$L149])+[.AA$8]*ABS([.$Q149])" office:value-type="percentage" office:value="0.0907488047034224" calcext:value-type="percentage">
            <text:p>9.07%</text:p>
          </table:table-cell>
          <table:table-cell table:formula="of:=[.AB$4]*ABS([.$O149])+[.AB$6]*ABS([.$L149])+[.AB$8]*ABS([.$Q149])" office:value-type="percentage" office:value="0.0547655386829549" calcext:value-type="percentage">
            <text:p>5.48%</text:p>
          </table:table-cell>
          <table:table-cell table:formula="of:=[.AC$4]*ABS([.$O149])+[.AC$6]*ABS([.$L149])+[.AC$8]*ABS([.$Q149])" office:value-type="percentage" office:value="0.123920871583207" calcext:value-type="percentage">
            <text:p>12.39%</text:p>
          </table:table-cell>
          <table:table-cell table:formula="of:=[.AD$4]*ABS([.$O149])+[.AD$6]*ABS([.$L149])+[.AD$8]*ABS([.$Q149])" office:value-type="percentage" office:value="0.0935600038441057" calcext:value-type="percentage">
            <text:p>9.3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cbadb796cb57922b59801d6993b79d8ce3bcf67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79.8121578298397" calcext:value-type="float">
            <text:p>79.8121578298397</text:p>
          </table:table-cell>
          <table:table-cell office:value-type="float" office:value="28.28" calcext:value-type="float">
            <text:p>28.28</text:p>
          </table:table-cell>
          <table:table-cell office:value-type="float" office:value="96.9" calcext:value-type="float">
            <text:p>96.9</text:p>
          </table:table-cell>
          <table:table-cell office:value-type="float" office:value="11.2866729082587" calcext:value-type="float">
            <text:p>11.2866729082587</text:p>
          </table:table-cell>
          <table:table-cell office:value-type="float" office:value="694.018763737737" calcext:value-type="float">
            <text:p>694.018763737737</text:p>
          </table:table-cell>
          <table:table-cell office:value-type="percentage" office:value="0.141415458686408" calcext:value-type="percentage">
            <text:p>14.14%</text:p>
          </table:table-cell>
          <table:table-cell office:value-type="percentage" office:value="-0.0574533596452672" calcext:value-type="percentage">
            <text:p>-5.75%</text:p>
          </table:table-cell>
          <table:table-cell office:value-type="percentage" office:value="-0.0554902697614379" calcext:value-type="percentage">
            <text:p>-5.55%</text:p>
          </table:table-cell>
          <table:table-cell office:value-type="percentage" office:value="-0.0428637819719625" calcext:value-type="percentage">
            <text:p>-4.29%</text:p>
          </table:table-cell>
          <table:table-cell office:value-type="percentage" office:value="-0.00115850091013584" calcext:value-type="percentage">
            <text:p>-0.12%</text:p>
          </table:table-cell>
          <table:table-cell office:value-type="percentage" office:value="0.0980380345342646" calcext:value-type="percentage">
            <text:p>9.80%</text:p>
          </table:table-cell>
          <table:table-cell table:formula="of:=[.AA$4]*ABS([.$M150])+[.AA$6]*ABS([.$L150])+[.AA$8]*ABS([.$Q150])" office:value-type="percentage" office:value="0.0989689509553132" calcext:value-type="percentage">
            <text:p>9.90%</text:p>
          </table:table-cell>
          <table:table-cell table:formula="of:=[.AB$4]*ABS([.$M150])+[.AB$6]*ABS([.$L150])+[.AB$8]*ABS([.$Q150])" office:value-type="percentage" office:value="0.069908037038281" calcext:value-type="percentage">
            <text:p>6.99%</text:p>
          </table:table-cell>
          <table:table-cell table:formula="of:=[.AC$4]*ABS([.$M150])+[.AC$6]*ABS([.$L150])+[.AC$8]*ABS([.$Q150])" office:value-type="percentage" office:value="0.128681506367079" calcext:value-type="percentage">
            <text:p>12.87%</text:p>
          </table:table-cell>
          <table:table-cell table:formula="of:=[.AD$4]*ABS([.$M150])+[.AD$6]*ABS([.$L150])+[.AD$8]*ABS([.$Q150])" office:value-type="percentage" office:value="0.0983173094605792" calcext:value-type="percentage">
            <text:p>9.83%</text:p>
          </table:table-cell>
          <table:table-cell table:formula="of:=[.AA$4]*ABS([.$O150])+[.AA$6]*ABS([.$L150])+[.AA$8]*ABS([.$Q150])" office:value-type="percentage" office:value="0.0941057583975449" calcext:value-type="percentage">
            <text:p>9.41%</text:p>
          </table:table-cell>
          <table:table-cell table:formula="of:=[.AB$4]*ABS([.$O150])+[.AB$6]*ABS([.$L150])+[.AB$8]*ABS([.$Q150])" office:value-type="percentage" office:value="0.0582363748996372" calcext:value-type="percentage">
            <text:p>5.82%</text:p>
          </table:table-cell>
          <table:table-cell table:formula="of:=[.AC$4]*ABS([.$O150])+[.AC$6]*ABS([.$L150])+[.AC$8]*ABS([.$Q150])" office:value-type="percentage" office:value="0.127222548599749" calcext:value-type="percentage">
            <text:p>12.72%</text:p>
          </table:table-cell>
          <table:table-cell table:formula="of:=[.AD$4]*ABS([.$O150])+[.AD$6]*ABS([.$L150])+[.AD$8]*ABS([.$Q150])" office:value-type="percentage" office:value="0.0968583516932487" calcext:value-type="percentage">
            <text:p>9.6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cbadb796cb57922b59801d6993b79d8ce3bcf67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83.3693053842992" calcext:value-type="float">
            <text:p>83.3693053842992</text:p>
          </table:table-cell>
          <table:table-cell office:value-type="float" office:value="51.82" calcext:value-type="float">
            <text:p>51.82</text:p>
          </table:table-cell>
          <table:table-cell office:value-type="float" office:value="103.06" calcext:value-type="float">
            <text:p>103.06</text:p>
          </table:table-cell>
          <table:table-cell office:value-type="float" office:value="10.255421472167" calcext:value-type="float">
            <text:p>10.255421472167</text:p>
          </table:table-cell>
          <table:table-cell office:value-type="float" office:value="362.475240801301" calcext:value-type="float">
            <text:p>362.475240801301</text:p>
          </table:table-cell>
          <table:table-cell office:value-type="percentage" office:value="0.123011957757037" calcext:value-type="percentage">
            <text:p>12.30%</text:p>
          </table:table-cell>
          <table:table-cell office:value-type="percentage" office:value="-0.0491329249203191" calcext:value-type="percentage">
            <text:p>-4.91%</text:p>
          </table:table-cell>
          <table:table-cell office:value-type="percentage" office:value="-0.0449252053465149" calcext:value-type="percentage">
            <text:p>-4.49%</text:p>
          </table:table-cell>
          <table:table-cell office:value-type="percentage" office:value="-0.0339548583525012" calcext:value-type="percentage">
            <text:p>-3.40%</text:p>
          </table:table-cell>
          <table:table-cell office:value-type="percentage" office:value="-0.00613625179492222" calcext:value-type="percentage">
            <text:p>-0.61%</text:p>
          </table:table-cell>
          <table:table-cell office:value-type="percentage" office:value="0.0793207444436076" calcext:value-type="percentage">
            <text:p>7.93%</text:p>
          </table:table-cell>
          <table:table-cell table:formula="of:=[.AA$4]*ABS([.$M151])+[.AA$6]*ABS([.$L151])+[.AA$8]*ABS([.$Q151])" office:value-type="percentage" office:value="0.083821875706988" calcext:value-type="percentage">
            <text:p>8.38%</text:p>
          </table:table-cell>
          <table:table-cell table:formula="of:=[.AB$4]*ABS([.$M151])+[.AB$6]*ABS([.$L151])+[.AB$8]*ABS([.$Q151])" office:value-type="percentage" office:value="0.0595396101563198" calcext:value-type="percentage">
            <text:p>5.95%</text:p>
          </table:table-cell>
          <table:table-cell table:formula="of:=[.AC$4]*ABS([.$M151])+[.AC$6]*ABS([.$L151])+[.AC$8]*ABS([.$Q151])" office:value-type="percentage" office:value="0.111254933142023" calcext:value-type="percentage">
            <text:p>11.13%</text:p>
          </table:table-cell>
          <table:table-cell table:formula="of:=[.AD$4]*ABS([.$M151])+[.AD$6]*ABS([.$L151])+[.AD$8]*ABS([.$Q151])" office:value-type="percentage" office:value="0.0806710838226218" calcext:value-type="percentage">
            <text:p>8.07%</text:p>
          </table:table-cell>
          <table:table-cell table:formula="of:=[.AA$4]*ABS([.$O151])+[.AA$6]*ABS([.$L151])+[.AA$8]*ABS([.$Q151])" office:value-type="percentage" office:value="0.078762520184382" calcext:value-type="percentage">
            <text:p>7.88%</text:p>
          </table:table-cell>
          <table:table-cell table:formula="of:=[.AB$4]*ABS([.$O151])+[.AB$6]*ABS([.$L151])+[.AB$8]*ABS([.$Q151])" office:value-type="percentage" office:value="0.0473971569020655" calcext:value-type="percentage">
            <text:p>4.74%</text:p>
          </table:table-cell>
          <table:table-cell table:formula="of:=[.AC$4]*ABS([.$O151])+[.AC$6]*ABS([.$L151])+[.AC$8]*ABS([.$Q151])" office:value-type="percentage" office:value="0.109737126485241" calcext:value-type="percentage">
            <text:p>10.97%</text:p>
          </table:table-cell>
          <table:table-cell table:formula="of:=[.AD$4]*ABS([.$O151])+[.AD$6]*ABS([.$L151])+[.AD$8]*ABS([.$Q151])" office:value-type="percentage" office:value="0.0791532771658399" calcext:value-type="percentage">
            <text:p>7.9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cd6051f39616e101ee3586810d90aabc4703711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events per second</text:p>
          </table:table-cell>
          <table:table-cell office:value-type="string" calcext:value-type="string">
            <text:p>events/s</text:p>
          </table:table-cell>
          <table:table-cell office:value-type="float" office:value="36659.9052075627" calcext:value-type="float">
            <text:p>36659.9052075627</text:p>
          </table:table-cell>
          <table:table-cell office:value-type="float" office:value="30895.92" calcext:value-type="float">
            <text:p>30895.92</text:p>
          </table:table-cell>
          <table:table-cell office:value-type="float" office:value="37311.01" calcext:value-type="float">
            <text:p>37311.01</text:p>
          </table:table-cell>
          <table:table-cell office:value-type="float" office:value="866.363581626766" calcext:value-type="float">
            <text:p>866.363581626766</text:p>
          </table:table-cell>
          <table:table-cell office:value-type="float" office:value="629895.278480458" calcext:value-type="float">
            <text:p>629895.278480458</text:p>
          </table:table-cell>
          <table:table-cell office:value-type="percentage" office:value="0.023632455586602" calcext:value-type="percentage">
            <text:p>2.36%</text:p>
          </table:table-cell>
          <table:table-cell office:value-type="percentage" office:value="-0.00737842765852684" calcext:value-type="percentage">
            <text:p>-0.74%</text:p>
          </table:table-cell>
          <table:table-cell table:number-columns-repeated="3" office:value-type="percentage" office:value="0.0000896847437867829" calcext:value-type="percentage">
            <text:p>0.01%</text:p>
          </table:table-cell>
          <table:table-cell office:value-type="percentage" office:value="0.0177637701482629" calcext:value-type="percentage">
            <text:p>1.78%</text:p>
          </table:table-cell>
          <table:table-cell table:formula="of:=[.AA$4]*ABS([.$M152])+[.AA$6]*ABS([.$L152])+[.AA$8]*ABS([.$Q152])" office:value-type="percentage" office:value="0.0162582177977972" calcext:value-type="percentage">
            <text:p>1.63%</text:p>
          </table:table-cell>
          <table:table-cell table:formula="of:=[.AB$4]*ABS([.$M152])+[.AB$6]*ABS([.$L152])+[.AB$8]*ABS([.$Q152])" office:value-type="percentage" office:value="0.010042364700308" calcext:value-type="percentage">
            <text:p>1.00%</text:p>
          </table:table-cell>
          <table:table-cell table:formula="of:=[.AC$4]*ABS([.$M152])+[.AC$6]*ABS([.$L152])+[.AC$8]*ABS([.$Q152])" office:value-type="percentage" office:value="0.0214201842499606" calcext:value-type="percentage">
            <text:p>2.14%</text:p>
          </table:table-cell>
          <table:table-cell table:formula="of:=[.AD$4]*ABS([.$M152])+[.AD$6]*ABS([.$L152])+[.AD$8]*ABS([.$Q152])" office:value-type="percentage" office:value="0.0173121044431232" calcext:value-type="percentage">
            <text:p>1.73%</text:p>
          </table:table-cell>
          <table:table-cell table:formula="of:=[.AA$4]*ABS([.$O152])+[.AA$6]*ABS([.$L152])+[.AA$8]*ABS([.$Q152])" office:value-type="percentage" office:value="0.0138286368262172" calcext:value-type="percentage">
            <text:p>1.38%</text:p>
          </table:table-cell>
          <table:table-cell table:formula="of:=[.AB$4]*ABS([.$O152])+[.AB$6]*ABS([.$L152])+[.AB$8]*ABS([.$Q152])" office:value-type="percentage" office:value="0.00421137036851592" calcext:value-type="percentage">
            <text:p>0.42%</text:p>
          </table:table-cell>
          <table:table-cell table:formula="of:=[.AC$4]*ABS([.$O152])+[.AC$6]*ABS([.$L152])+[.AC$8]*ABS([.$Q152])" office:value-type="percentage" office:value="0.0206913099584866" calcext:value-type="percentage">
            <text:p>2.07%</text:p>
          </table:table-cell>
          <table:table-cell table:formula="of:=[.AD$4]*ABS([.$O152])+[.AD$6]*ABS([.$L152])+[.AD$8]*ABS([.$Q152])" office:value-type="percentage" office:value="0.0165832301516492" calcext:value-type="percentage">
            <text:p>1.6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cd6051f39616e101ee3586810d90aabc4703711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events per second</text:p>
          </table:table-cell>
          <table:table-cell office:value-type="string" calcext:value-type="string">
            <text:p>events/s</text:p>
          </table:table-cell>
          <table:table-cell office:value-type="float" office:value="36694.9455651459" calcext:value-type="float">
            <text:p>36694.9455651459</text:p>
          </table:table-cell>
          <table:table-cell office:value-type="float" office:value="31110.9933333333" calcext:value-type="float">
            <text:p>31110.9933333333</text:p>
          </table:table-cell>
          <table:table-cell office:value-type="float" office:value="37251.5233333333" calcext:value-type="float">
            <text:p>37251.5233333333</text:p>
          </table:table-cell>
          <table:table-cell office:value-type="float" office:value="661.653876818924" calcext:value-type="float">
            <text:p>661.653876818924</text:p>
          </table:table-cell>
          <table:table-cell office:value-type="float" office:value="630497.34648017" calcext:value-type="float">
            <text:p>630497.34648017</text:p>
          </table:table-cell>
          <table:table-cell office:value-type="percentage" office:value="0.0180311993008483" calcext:value-type="percentage">
            <text:p>1.80%</text:p>
          </table:table-cell>
          <table:table-cell office:value-type="percentage" office:value="-0.00663675156917301" calcext:value-type="percentage">
            <text:p>-0.66%</text:p>
          </table:table-cell>
          <table:table-cell table:number-columns-repeated="3" office:value-type="percentage" office:value="0.0000872182586702404" calcext:value-type="percentage">
            <text:p>0.01%</text:p>
          </table:table-cell>
          <table:table-cell office:value-type="percentage" office:value="0.0137283717816532" calcext:value-type="percentage">
            <text:p>1.37%</text:p>
          </table:table-cell>
          <table:table-cell table:formula="of:=[.AA$4]*ABS([.$M153])+[.AA$6]*ABS([.$L153])+[.AA$8]*ABS([.$Q153])" office:value-type="percentage" office:value="0.0127987742172248" calcext:value-type="percentage">
            <text:p>1.28%</text:p>
          </table:table-cell>
          <table:table-cell table:formula="of:=[.AB$4]*ABS([.$M153])+[.AB$6]*ABS([.$L153])+[.AB$8]*ABS([.$Q153])" office:value-type="percentage" office:value="0.00848535836358855" calcext:value-type="percentage">
            <text:p>0.85%</text:p>
          </table:table-cell>
          <table:table-cell table:formula="of:=[.AC$4]*ABS([.$M153])+[.AC$6]*ABS([.$L153])+[.AC$8]*ABS([.$Q153])" office:value-type="percentage" office:value="0.0164614717757612" calcext:value-type="percentage">
            <text:p>1.65%</text:p>
          </table:table-cell>
          <table:table-cell table:formula="of:=[.AD$4]*ABS([.$M153])+[.AD$6]*ABS([.$L153])+[.AD$8]*ABS([.$Q153])" office:value-type="percentage" office:value="0.0134494925123247" calcext:value-type="percentage">
            <text:p>1.34%</text:p>
          </table:table-cell>
          <table:table-cell table:formula="of:=[.AA$4]*ABS([.$O153])+[.AA$6]*ABS([.$L153])+[.AA$8]*ABS([.$Q153])" office:value-type="percentage" office:value="0.0106155964470572" calcext:value-type="percentage">
            <text:p>1.06%</text:p>
          </table:table-cell>
          <table:table-cell table:formula="of:=[.AB$4]*ABS([.$O153])+[.AB$6]*ABS([.$L153])+[.AB$8]*ABS([.$Q153])" office:value-type="percentage" office:value="0.00324573171518634" calcext:value-type="percentage">
            <text:p>0.32%</text:p>
          </table:table-cell>
          <table:table-cell table:formula="of:=[.AC$4]*ABS([.$O153])+[.AC$6]*ABS([.$L153])+[.AC$8]*ABS([.$Q153])" office:value-type="percentage" office:value="0.015806518444711" calcext:value-type="percentage">
            <text:p>1.58%</text:p>
          </table:table-cell>
          <table:table-cell table:formula="of:=[.AD$4]*ABS([.$O153])+[.AD$6]*ABS([.$L153])+[.AD$8]*ABS([.$Q153])" office:value-type="percentage" office:value="0.0127945391812744" calcext:value-type="percentage">
            <text:p>1.2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cd6051f39616e101ee3586810d90aabc4703711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events per second</text:p>
          </table:table-cell>
          <table:table-cell office:value-type="string" calcext:value-type="string">
            <text:p>events/s</text:p>
          </table:table-cell>
          <table:table-cell office:value-type="float" office:value="73884.4018454583" calcext:value-type="float">
            <text:p>73884.4018454583</text:p>
          </table:table-cell>
          <table:table-cell office:value-type="float" office:value="68234.6866666667" calcext:value-type="float">
            <text:p>68234.6866666667</text:p>
          </table:table-cell>
          <table:table-cell office:value-type="float" office:value="74785.9266666667" calcext:value-type="float">
            <text:p>74785.9266666667</text:p>
          </table:table-cell>
          <table:table-cell office:value-type="float" office:value="699.877642063871" calcext:value-type="float">
            <text:p>699.877642063871</text:p>
          </table:table-cell>
          <table:table-cell office:value-type="float" office:value="634745.720321807" calcext:value-type="float">
            <text:p>634745.720321807</text:p>
          </table:table-cell>
          <table:table-cell office:value-type="percentage" office:value="0.00947260348033653" calcext:value-type="percentage">
            <text:p>0.95%</text:p>
          </table:table-cell>
          <table:table-cell office:value-type="percentage" office:value="-0.00322543438683035" calcext:value-type="percentage">
            <text:p>-0.32%</text:p>
          </table:table-cell>
          <table:table-cell table:number-columns-repeated="3" office:value-type="percentage" office:value="0.0000074954100864276" calcext:value-type="percentage">
            <text:p>0.00%</text:p>
          </table:table-cell>
          <table:table-cell office:value-type="percentage" office:value="0.00676383648159641" calcext:value-type="percentage">
            <text:p>0.68%</text:p>
          </table:table-cell>
          <table:table-cell table:formula="of:=[.AA$4]*ABS([.$M154])+[.AA$6]*ABS([.$L154])+[.AA$8]*ABS([.$Q154])" office:value-type="percentage" office:value="0.00648729144958776" calcext:value-type="percentage">
            <text:p>0.65%</text:p>
          </table:table-cell>
          <table:table-cell table:formula="of:=[.AB$4]*ABS([.$M154])+[.AB$6]*ABS([.$L154])+[.AB$8]*ABS([.$Q154])" office:value-type="percentage" office:value="0.00420399150565757" calcext:value-type="percentage">
            <text:p>0.42%</text:p>
          </table:table-cell>
          <table:table-cell table:formula="of:=[.AC$4]*ABS([.$M154])+[.AC$6]*ABS([.$L154])+[.AC$8]*ABS([.$Q154])" office:value-type="percentage" office:value="0.0085770098711119" calcext:value-type="percentage">
            <text:p>0.86%</text:p>
          </table:table-cell>
          <table:table-cell table:formula="of:=[.AD$4]*ABS([.$M154])+[.AD$6]*ABS([.$L154])+[.AD$8]*ABS([.$Q154])" office:value-type="percentage" office:value="0.00668087297199381" calcext:value-type="percentage">
            <text:p>0.67%</text:p>
          </table:table-cell>
          <table:table-cell table:formula="of:=[.AA$4]*ABS([.$O154])+[.AA$6]*ABS([.$L154])+[.AA$8]*ABS([.$Q154])" office:value-type="percentage" office:value="0.00541464512400645" calcext:value-type="percentage">
            <text:p>0.54%</text:p>
          </table:table-cell>
          <table:table-cell table:formula="of:=[.AB$4]*ABS([.$O154])+[.AB$6]*ABS([.$L154])+[.AB$8]*ABS([.$Q154])" office:value-type="percentage" office:value="0.00162964032426244" calcext:value-type="percentage">
            <text:p>0.16%</text:p>
          </table:table-cell>
          <table:table-cell table:formula="of:=[.AC$4]*ABS([.$O154])+[.AC$6]*ABS([.$L154])+[.AC$8]*ABS([.$Q154])" office:value-type="percentage" office:value="0.00825521597343751" calcext:value-type="percentage">
            <text:p>0.83%</text:p>
          </table:table-cell>
          <table:table-cell table:formula="of:=[.AD$4]*ABS([.$O154])+[.AD$6]*ABS([.$L154])+[.AD$8]*ABS([.$Q154])" office:value-type="percentage" office:value="0.00635907907431942" calcext:value-type="percentage">
            <text:p>0.6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cd6051f39616e101ee3586810d90aabc4703711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events per second</text:p>
          </table:table-cell>
          <table:table-cell office:value-type="string" calcext:value-type="string">
            <text:p>events/s</text:p>
          </table:table-cell>
          <table:table-cell office:value-type="float" office:value="14762.4884956843" calcext:value-type="float">
            <text:p>14762.4884956843</text:p>
          </table:table-cell>
          <table:table-cell office:value-type="float" office:value="12463.1766666667" calcext:value-type="float">
            <text:p>12463.1766666667</text:p>
          </table:table-cell>
          <table:table-cell office:value-type="float" office:value="16459.4233333333" calcext:value-type="float">
            <text:p>16459.4233333333</text:p>
          </table:table-cell>
          <table:table-cell office:value-type="float" office:value="216.721439744105" calcext:value-type="float">
            <text:p>216.721439744105</text:p>
          </table:table-cell>
          <table:table-cell office:value-type="float" office:value="128369.465179864" calcext:value-type="float">
            <text:p>128369.465179864</text:p>
          </table:table-cell>
          <table:table-cell office:value-type="percentage" office:value="0.0146805492723981" calcext:value-type="percentage">
            <text:p>1.47%</text:p>
          </table:table-cell>
          <table:table-cell office:value-type="percentage" office:value="-0.0050103284276166" calcext:value-type="percentage">
            <text:p>-0.50%</text:p>
          </table:table-cell>
          <table:table-cell table:number-columns-repeated="2" office:value-type="percentage" office:value="-0.00015080835650696" calcext:value-type="percentage">
            <text:p>-0.02%</text:p>
          </table:table-cell>
          <table:table-cell office:value-type="percentage" office:value="-0.00000907086596384274" calcext:value-type="percentage">
            <text:p>0.00%</text:p>
          </table:table-cell>
          <table:table-cell office:value-type="percentage" office:value="0.0102744609466723" calcext:value-type="percentage">
            <text:p>1.03%</text:p>
          </table:table-cell>
          <table:table-cell table:formula="of:=[.AA$4]*ABS([.$M155])+[.AA$6]*ABS([.$L155])+[.AA$8]*ABS([.$Q155])" office:value-type="percentage" office:value="0.00998844621556234" calcext:value-type="percentage">
            <text:p>1.00%</text:p>
          </table:table-cell>
          <table:table-cell table:formula="of:=[.AB$4]*ABS([.$M155])+[.AB$6]*ABS([.$L155])+[.AB$8]*ABS([.$Q155])" office:value-type="percentage" office:value="0.00650376376400032" calcext:value-type="percentage">
            <text:p>0.65%</text:p>
          </table:table-cell>
          <table:table-cell table:formula="of:=[.AC$4]*ABS([.$M155])+[.AC$6]*ABS([.$L155])+[.AC$8]*ABS([.$Q155])" office:value-type="percentage" office:value="0.0132729183553474" calcext:value-type="percentage">
            <text:p>1.33%</text:p>
          </table:table-cell>
          <table:table-cell table:formula="of:=[.AD$4]*ABS([.$M155])+[.AD$6]*ABS([.$L155])+[.AD$8]*ABS([.$Q155])" office:value-type="percentage" office:value="0.0101886565273393" calcext:value-type="percentage">
            <text:p>1.02%</text:p>
          </table:table-cell>
          <table:table-cell table:formula="of:=[.AA$4]*ABS([.$O155])+[.AA$6]*ABS([.$L155])+[.AA$8]*ABS([.$Q155])" office:value-type="percentage" office:value="0.00836860619185912" calcext:value-type="percentage">
            <text:p>0.84%</text:p>
          </table:table-cell>
          <table:table-cell table:formula="of:=[.AB$4]*ABS([.$O155])+[.AB$6]*ABS([.$L155])+[.AB$8]*ABS([.$Q155])" office:value-type="percentage" office:value="0.00261614770711261" calcext:value-type="percentage">
            <text:p>0.26%</text:p>
          </table:table-cell>
          <table:table-cell table:formula="of:=[.AC$4]*ABS([.$O155])+[.AC$6]*ABS([.$L155])+[.AC$8]*ABS([.$Q155])" office:value-type="percentage" office:value="0.0127869663482364" calcext:value-type="percentage">
            <text:p>1.28%</text:p>
          </table:table-cell>
          <table:table-cell table:formula="of:=[.AD$4]*ABS([.$O155])+[.AD$6]*ABS([.$L155])+[.AD$8]*ABS([.$Q155])" office:value-type="percentage" office:value="0.00970270452022832" calcext:value-type="percentage">
            <text:p>0.9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cd6051f39616e101ee3586810d90aabc4703711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events per second</text:p>
          </table:table-cell>
          <table:table-cell office:value-type="string" calcext:value-type="string">
            <text:p>events/s</text:p>
          </table:table-cell>
          <table:table-cell office:value-type="float" office:value="14750.2684628031" calcext:value-type="float">
            <text:p>14750.2684628031</text:p>
          </table:table-cell>
          <table:table-cell office:value-type="float" office:value="12915.6833333333" calcext:value-type="float">
            <text:p>12915.6833333333</text:p>
          </table:table-cell>
          <table:table-cell office:value-type="float" office:value="15231.4" calcext:value-type="float">
            <text:p>15231.4</text:p>
          </table:table-cell>
          <table:table-cell office:value-type="float" office:value="187.437267187433" calcext:value-type="float">
            <text:p>187.437267187433</text:p>
          </table:table-cell>
          <table:table-cell office:value-type="float" office:value="128263.204024375" calcext:value-type="float">
            <text:p>128263.204024375</text:p>
          </table:table-cell>
          <table:table-cell office:value-type="percentage" office:value="0.0127073800493942" calcext:value-type="percentage">
            <text:p>1.27%</text:p>
          </table:table-cell>
          <table:table-cell office:value-type="percentage" office:value="-0.00497719589035857" calcext:value-type="percentage">
            <text:p>-0.50%</text:p>
          </table:table-cell>
          <table:table-cell table:number-columns-repeated="3" office:value-type="percentage" office:value="0.0000160177482246418" calcext:value-type="percentage">
            <text:p>0.00%</text:p>
          </table:table-cell>
          <table:table-cell office:value-type="percentage" office:value="0.00893289565081717" calcext:value-type="percentage">
            <text:p>0.89%</text:p>
          </table:table-cell>
          <table:table-cell table:formula="of:=[.AA$4]*ABS([.$M156])+[.AA$6]*ABS([.$L156])+[.AA$8]*ABS([.$Q156])" office:value-type="percentage" office:value="0.00887249053018998" calcext:value-type="percentage">
            <text:p>0.89%</text:p>
          </table:table-cell>
          <table:table-cell table:formula="of:=[.AB$4]*ABS([.$M156])+[.AB$6]*ABS([.$L156])+[.AB$8]*ABS([.$Q156])" office:value-type="percentage" office:value="0.00614578428230799" calcext:value-type="percentage">
            <text:p>0.61%</text:p>
          </table:table-cell>
          <table:table-cell table:formula="of:=[.AC$4]*ABS([.$M156])+[.AC$6]*ABS([.$L156])+[.AC$8]*ABS([.$Q156])" office:value-type="percentage" office:value="0.0115569131936329" calcext:value-type="percentage">
            <text:p>1.16%</text:p>
          </table:table-cell>
          <table:table-cell table:formula="of:=[.AD$4]*ABS([.$M156])+[.AD$6]*ABS([.$L156])+[.AD$8]*ABS([.$Q156])" office:value-type="percentage" office:value="0.00891477411462901" calcext:value-type="percentage">
            <text:p>0.89%</text:p>
          </table:table-cell>
          <table:table-cell table:formula="of:=[.AA$4]*ABS([.$O156])+[.AA$6]*ABS([.$L156])+[.AA$8]*ABS([.$Q156])" office:value-type="percentage" office:value="0.007218764482812" calcext:value-type="percentage">
            <text:p>0.72%</text:p>
          </table:table-cell>
          <table:table-cell table:formula="of:=[.AB$4]*ABS([.$O156])+[.AB$6]*ABS([.$L156])+[.AB$8]*ABS([.$Q156])" office:value-type="percentage" office:value="0.00217684176860085" calcext:value-type="percentage">
            <text:p>0.22%</text:p>
          </table:table-cell>
          <table:table-cell table:formula="of:=[.AC$4]*ABS([.$O156])+[.AC$6]*ABS([.$L156])+[.AC$8]*ABS([.$Q156])" office:value-type="percentage" office:value="0.0110607953794195" calcext:value-type="percentage">
            <text:p>1.11%</text:p>
          </table:table-cell>
          <table:table-cell table:formula="of:=[.AD$4]*ABS([.$O156])+[.AD$6]*ABS([.$L156])+[.AD$8]*ABS([.$Q156])" office:value-type="percentage" office:value="0.00841865630041562" calcext:value-type="percentage">
            <text:p>0.8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cd6051f39616e101ee3586810d90aabc4703711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events per second</text:p>
          </table:table-cell>
          <table:table-cell office:value-type="string" calcext:value-type="string">
            <text:p>events/s</text:p>
          </table:table-cell>
          <table:table-cell office:value-type="float" office:value="29581.9709371147" calcext:value-type="float">
            <text:p>29581.9709371147</text:p>
          </table:table-cell>
          <table:table-cell office:value-type="float" office:value="28690.3066666667" calcext:value-type="float">
            <text:p>28690.3066666667</text:p>
          </table:table-cell>
          <table:table-cell office:value-type="float" office:value="32898.7066666667" calcext:value-type="float">
            <text:p>32898.7066666667</text:p>
          </table:table-cell>
          <table:table-cell office:value-type="float" office:value="272.018231712567" calcext:value-type="float">
            <text:p>272.018231712567</text:p>
          </table:table-cell>
          <table:table-cell office:value-type="float" office:value="128617.264943977" calcext:value-type="float">
            <text:p>128617.264943977</text:p>
          </table:table-cell>
          <table:table-cell office:value-type="percentage" office:value="0.00919540595489134" calcext:value-type="percentage">
            <text:p>0.92%</text:p>
          </table:table-cell>
          <table:table-cell office:value-type="percentage" office:value="-0.00229046797918663" calcext:value-type="percentage">
            <text:p>-0.23%</text:p>
          </table:table-cell>
          <table:table-cell table:number-columns-repeated="2" office:value-type="percentage" office:value="-0.0002761878682018" calcext:value-type="percentage">
            <text:p>-0.03%</text:p>
          </table:table-cell>
          <table:table-cell office:value-type="percentage" office:value="-0.00000965303396144538" calcext:value-type="percentage">
            <text:p>0.00%</text:p>
          </table:table-cell>
          <table:table-cell office:value-type="percentage" office:value="0.00642871533967899" calcext:value-type="percentage">
            <text:p>0.64%</text:p>
          </table:table-cell>
          <table:table-cell table:formula="of:=[.AA$4]*ABS([.$M157])+[.AA$6]*ABS([.$L157])+[.AA$8]*ABS([.$Q157])" office:value-type="percentage" office:value="0.00597152975791899" calcext:value-type="percentage">
            <text:p>0.60%</text:p>
          </table:table-cell>
          <table:table-cell table:formula="of:=[.AB$4]*ABS([.$M157])+[.AB$6]*ABS([.$L157])+[.AB$8]*ABS([.$Q157])" office:value-type="percentage" office:value="0.00339478651280634" calcext:value-type="percentage">
            <text:p>0.34%</text:p>
          </table:table-cell>
          <table:table-cell table:formula="of:=[.AC$4]*ABS([.$M157])+[.AC$6]*ABS([.$L157])+[.AC$8]*ABS([.$Q157])" office:value-type="percentage" office:value="0.00822824309579963" calcext:value-type="percentage">
            <text:p>0.82%</text:p>
          </table:table-cell>
          <table:table-cell table:formula="of:=[.AD$4]*ABS([.$M157])+[.AD$6]*ABS([.$L157])+[.AD$8]*ABS([.$Q157])" office:value-type="percentage" office:value="0.00629155966515099" calcext:value-type="percentage">
            <text:p>0.63%</text:p>
          </table:table-cell>
          <table:table-cell table:formula="of:=[.AA$4]*ABS([.$O157])+[.AA$6]*ABS([.$L157])+[.AA$8]*ABS([.$Q157])" office:value-type="percentage" office:value="0.00530010305425737" calcext:value-type="percentage">
            <text:p>0.53%</text:p>
          </table:table-cell>
          <table:table-cell table:formula="of:=[.AB$4]*ABS([.$O157])+[.AB$6]*ABS([.$L157])+[.AB$8]*ABS([.$Q157])" office:value-type="percentage" office:value="0.00178336242401847" calcext:value-type="percentage">
            <text:p>0.18%</text:p>
          </table:table-cell>
          <table:table-cell table:formula="of:=[.AC$4]*ABS([.$O157])+[.AC$6]*ABS([.$L157])+[.AC$8]*ABS([.$Q157])" office:value-type="percentage" office:value="0.00802681508470115" calcext:value-type="percentage">
            <text:p>0.80%</text:p>
          </table:table-cell>
          <table:table-cell table:formula="of:=[.AD$4]*ABS([.$O157])+[.AD$6]*ABS([.$L157])+[.AD$8]*ABS([.$Q157])" office:value-type="percentage" office:value="0.00609013165405251" calcext:value-type="percentage">
            <text:p>0.6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e9657314c54bc9cc01cbe5d4e606c6d882c1d559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AES</text:p>
          </table:table-cell>
          <table:table-cell office:value-type="string" calcext:value-type="string">
            <text:p>seconds</text:p>
          </table:table-cell>
          <table:table-cell office:value-type="float" office:value="1.30601130291821" calcext:value-type="float">
            <text:p>1.30601130291821</text:p>
          </table:table-cell>
          <table:table-cell office:value-type="float" office:value="1.12433333333333" calcext:value-type="float">
            <text:p>1.12433333333333</text:p>
          </table:table-cell>
          <table:table-cell office:value-type="float" office:value="1.563" calcext:value-type="float">
            <text:p>1.563</text:p>
          </table:table-cell>
          <table:table-cell office:value-type="float" office:value="0.0419979624522243" calcext:value-type="float">
            <text:p>0.041997962452224</text:p>
          </table:table-cell>
          <table:table-cell office:value-type="float" office:value="13.1561882701933" calcext:value-type="float">
            <text:p>13.1561882701933</text:p>
          </table:table-cell>
          <table:table-cell office:value-type="percentage" office:value="0.0321574264773837" calcext:value-type="percentage">
            <text:p>3.22%</text:p>
          </table:table-cell>
          <table:table-cell office:value-type="percentage" office:value="0.0111004291649049" calcext:value-type="percentage">
            <text:p>1.11%</text:p>
          </table:table-cell>
          <table:table-cell office:value-type="percentage" office:value="0.0108149816850607" calcext:value-type="percentage">
            <text:p>1.08%</text:p>
          </table:table-cell>
          <table:table-cell office:value-type="percentage" office:value="0.000519239978950957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14565342215981" calcext:value-type="percentage">
            <text:p>1.15%</text:p>
          </table:table-cell>
          <table:table-cell table:formula="of:=[.AA$4]*ABS([.$M158])+[.AA$6]*ABS([.$L158])+[.AA$8]*ABS([.$Q158])" office:value-type="percentage" office:value="0.0182381299546289" calcext:value-type="percentage">
            <text:p>1.82%</text:p>
          </table:table-cell>
          <table:table-cell table:formula="of:=[.AB$4]*ABS([.$M158])+[.AB$6]*ABS([.$L158])+[.AB$8]*ABS([.$Q158])" office:value-type="percentage" office:value="0.0132417394018221" calcext:value-type="percentage">
            <text:p>1.32%</text:p>
          </table:table-cell>
          <table:table-cell table:formula="of:=[.AC$4]*ABS([.$M158])+[.AC$6]*ABS([.$L158])+[.AC$8]*ABS([.$Q158])" office:value-type="percentage" office:value="0.0279816375205572" calcext:value-type="percentage">
            <text:p>2.80%</text:p>
          </table:table-cell>
          <table:table-cell table:formula="of:=[.AD$4]*ABS([.$M158])+[.AD$6]*ABS([.$L158])+[.AD$8]*ABS([.$Q158])" office:value-type="percentage" office:value="0.0134910129415074" calcext:value-type="percentage">
            <text:p>1.35%</text:p>
          </table:table-cell>
          <table:table-cell table:formula="of:=[.AA$4]*ABS([.$O158])+[.AA$6]*ABS([.$L158])+[.AA$8]*ABS([.$Q158])" office:value-type="percentage" office:value="0.0147110668926443" calcext:value-type="percentage">
            <text:p>1.47%</text:p>
          </table:table-cell>
          <table:table-cell table:formula="of:=[.AB$4]*ABS([.$O158])+[.AB$6]*ABS([.$L158])+[.AB$8]*ABS([.$Q158])" office:value-type="percentage" office:value="0.00477678805305894" calcext:value-type="percentage">
            <text:p>0.48%</text:p>
          </table:table-cell>
          <table:table-cell table:formula="of:=[.AC$4]*ABS([.$O158])+[.AC$6]*ABS([.$L158])+[.AC$8]*ABS([.$Q158])" office:value-type="percentage" office:value="0.0269235186019618" calcext:value-type="percentage">
            <text:p>2.69%</text:p>
          </table:table-cell>
          <table:table-cell table:formula="of:=[.AD$4]*ABS([.$O158])+[.AD$6]*ABS([.$L158])+[.AD$8]*ABS([.$Q158])" office:value-type="percentage" office:value="0.012432894022912" calcext:value-type="percentage">
            <text:p>1.2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e9657314c54bc9cc01cbe5d4e606c6d882c1d559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AES</text:p>
          </table:table-cell>
          <table:table-cell office:value-type="string" calcext:value-type="string">
            <text:p>seconds</text:p>
          </table:table-cell>
          <table:table-cell office:value-type="float" office:value="1.30224074074074" calcext:value-type="float">
            <text:p>1.30224074074074</text:p>
          </table:table-cell>
          <table:table-cell office:value-type="float" office:value="1.25066666666667" calcext:value-type="float">
            <text:p>1.25066666666667</text:p>
          </table:table-cell>
          <table:table-cell office:value-type="float" office:value="1.448" calcext:value-type="float">
            <text:p>1.448</text:p>
          </table:table-cell>
          <table:table-cell office:value-type="float" office:value="0.0367058046729671" calcext:value-type="float">
            <text:p>0.036705804672967</text:p>
          </table:table-cell>
          <table:table-cell office:value-type="float" office:value="13.1942812466602" calcext:value-type="float">
            <text:p>13.1942812466602</text:p>
          </table:table-cell>
          <table:table-cell office:value-type="percentage" office:value="0.028186650535974" calcext:value-type="percentage">
            <text:p>2.82%</text:p>
          </table:table-cell>
          <table:table-cell office:value-type="percentage" office:value="0.00909975261591424" calcext:value-type="percentage">
            <text:p>0.91%</text:p>
          </table:table-cell>
          <table:table-cell office:value-type="percentage" office:value="0.00895365889156271" calcext:value-type="percentage">
            <text:p>0.90%</text:p>
          </table:table-cell>
          <table:table-cell office:value-type="percentage" office:value="0.00038737703873296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697030467156243" calcext:value-type="percentage">
            <text:p>0.70%</text:p>
          </table:table-cell>
          <table:table-cell table:formula="of:=[.AA$4]*ABS([.$M159])+[.AA$6]*ABS([.$L159])+[.AA$8]*ABS([.$Q159])" office:value-type="percentage" office:value="0.0147522359411502" calcext:value-type="percentage">
            <text:p>1.48%</text:p>
          </table:table-cell>
          <table:table-cell table:formula="of:=[.AB$4]*ABS([.$M159])+[.AB$6]*ABS([.$L159])+[.AB$8]*ABS([.$Q159])" office:value-type="percentage" office:value="0.010795497613485" calcext:value-type="percentage">
            <text:p>1.08%</text:p>
          </table:table-cell>
          <table:table-cell table:formula="of:=[.AC$4]*ABS([.$M159])+[.AC$6]*ABS([.$L159])+[.AC$8]*ABS([.$Q159])" office:value-type="percentage" office:value="0.0241563261575268" calcext:value-type="percentage">
            <text:p>2.42%</text:p>
          </table:table-cell>
          <table:table-cell table:formula="of:=[.AD$4]*ABS([.$M159])+[.AD$6]*ABS([.$L159])+[.AD$8]*ABS([.$Q159])" office:value-type="percentage" office:value="0.00930488405243876" calcext:value-type="percentage">
            <text:p>0.93%</text:p>
          </table:table-cell>
          <table:table-cell table:formula="of:=[.AA$4]*ABS([.$O159])+[.AA$6]*ABS([.$L159])+[.AA$8]*ABS([.$Q159])" office:value-type="percentage" office:value="0.0118481107487565" calcext:value-type="percentage">
            <text:p>1.18%</text:p>
          </table:table-cell>
          <table:table-cell table:formula="of:=[.AB$4]*ABS([.$O159])+[.AB$6]*ABS([.$L159])+[.AB$8]*ABS([.$Q159])" office:value-type="percentage" office:value="0.00382559715174001" calcext:value-type="percentage">
            <text:p>0.38%</text:p>
          </table:table-cell>
          <table:table-cell table:formula="of:=[.AC$4]*ABS([.$O159])+[.AC$6]*ABS([.$L159])+[.AC$8]*ABS([.$Q159])" office:value-type="percentage" office:value="0.0232850885998087" calcext:value-type="percentage">
            <text:p>2.33%</text:p>
          </table:table-cell>
          <table:table-cell table:formula="of:=[.AD$4]*ABS([.$O159])+[.AD$6]*ABS([.$L159])+[.AD$8]*ABS([.$Q159])" office:value-type="percentage" office:value="0.00843364649472063" calcext:value-type="percentage">
            <text:p>0.8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e9657314c54bc9cc01cbe5d4e606c6d882c1d559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AES</text:p>
          </table:table-cell>
          <table:table-cell office:value-type="string" calcext:value-type="string">
            <text:p>seconds</text:p>
          </table:table-cell>
          <table:table-cell office:value-type="float" office:value="1.32916481709823" calcext:value-type="float">
            <text:p>1.32916481709823</text:p>
          </table:table-cell>
          <table:table-cell office:value-type="float" office:value="1.13066666666667" calcext:value-type="float">
            <text:p>1.13066666666667</text:p>
          </table:table-cell>
          <table:table-cell office:value-type="float" office:value="1.94633333333333" calcext:value-type="float">
            <text:p>1.94633333333333</text:p>
          </table:table-cell>
          <table:table-cell office:value-type="float" office:value="0.118770613097978" calcext:value-type="float">
            <text:p>0.118770613097978</text:p>
          </table:table-cell>
          <table:table-cell office:value-type="float" office:value="6.463506392572" calcext:value-type="float">
            <text:p>6.463506392572</text:p>
          </table:table-cell>
          <table:table-cell office:value-type="percentage" office:value="0.0893573254197865" calcext:value-type="percentage">
            <text:p>8.94%</text:p>
          </table:table-cell>
          <table:table-cell office:value-type="percentage" office:value="0.0255305055426351" calcext:value-type="percentage">
            <text:p>2.55%</text:p>
          </table:table-cell>
          <table:table-cell office:value-type="percentage" office:value="0.0231114978135025" calcext:value-type="percentage">
            <text:p>2.31%</text:p>
          </table:table-cell>
          <table:table-cell office:value-type="percentage" office:value="0.0196647548101718" calcext:value-type="percentage">
            <text:p>1.97%</text:p>
          </table:table-cell>
          <table:table-cell office:value-type="percentage" office:value="0.0192658470358012" calcext:value-type="percentage">
            <text:p>1.93%</text:p>
          </table:table-cell>
          <table:table-cell office:value-type="percentage" office:value="0.0452135736792579" calcext:value-type="percentage">
            <text:p>4.52%</text:p>
          </table:table-cell>
          <table:table-cell table:formula="of:=[.AA$4]*ABS([.$M160])+[.AA$6]*ABS([.$L160])+[.AA$8]*ABS([.$Q160])" office:value-type="percentage" office:value="0.0533671348805598" calcext:value-type="percentage">
            <text:p>5.34%</text:p>
          </table:table-cell>
          <table:table-cell table:formula="of:=[.AB$4]*ABS([.$M160])+[.AB$6]*ABS([.$L160])+[.AB$8]*ABS([.$Q160])" office:value-type="percentage" office:value="0.0338814943440126" calcext:value-type="percentage">
            <text:p>3.39%</text:p>
          </table:table-cell>
          <table:table-cell table:formula="of:=[.AC$4]*ABS([.$M160])+[.AC$6]*ABS([.$L160])+[.AC$8]*ABS([.$Q160])" office:value-type="percentage" office:value="0.0785602682580185" calcext:value-type="percentage">
            <text:p>7.86%</text:p>
          </table:table-cell>
          <table:table-cell table:formula="of:=[.AD$4]*ABS([.$M160])+[.AD$6]*ABS([.$L160])+[.AD$8]*ABS([.$Q160])" office:value-type="percentage" office:value="0.0476596420396484" calcext:value-type="percentage">
            <text:p>4.77%</text:p>
          </table:table-cell>
          <table:table-cell table:formula="of:=[.AA$4]*ABS([.$O160])+[.AA$6]*ABS([.$L160])+[.AA$8]*ABS([.$Q160])" office:value-type="percentage" office:value="0.0514118846364054" calcext:value-type="percentage">
            <text:p>5.14%</text:p>
          </table:table-cell>
          <table:table-cell table:formula="of:=[.AB$4]*ABS([.$O160])+[.AB$6]*ABS([.$L160])+[.AB$8]*ABS([.$Q160])" office:value-type="percentage" office:value="0.0291888937580419" calcext:value-type="percentage">
            <text:p>2.92%</text:p>
          </table:table-cell>
          <table:table-cell table:formula="of:=[.AC$4]*ABS([.$O160])+[.AC$6]*ABS([.$L160])+[.AC$8]*ABS([.$Q160])" office:value-type="percentage" office:value="0.0779736931847722" calcext:value-type="percentage">
            <text:p>7.80%</text:p>
          </table:table-cell>
          <table:table-cell table:formula="of:=[.AD$4]*ABS([.$O160])+[.AD$6]*ABS([.$L160])+[.AD$8]*ABS([.$Q160])" office:value-type="percentage" office:value="0.0470730669664021" calcext:value-type="percentage">
            <text:p>4.7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e9657314c54bc9cc01cbe5d4e606c6d882c1d559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AES</text:p>
          </table:table-cell>
          <table:table-cell office:value-type="string" calcext:value-type="string">
            <text:p>seconds</text:p>
          </table:table-cell>
          <table:table-cell office:value-type="float" office:value="1.03361775585697" calcext:value-type="float">
            <text:p>1.03361775585697</text:p>
          </table:table-cell>
          <table:table-cell office:value-type="float" office:value="0.936" calcext:value-type="float">
            <text:p>0.936</text:p>
          </table:table-cell>
          <table:table-cell office:value-type="float" office:value="1.45366666666667" calcext:value-type="float">
            <text:p>1.45366666666667</text:p>
          </table:table-cell>
          <table:table-cell office:value-type="float" office:value="0.0285438116284898" calcext:value-type="float">
            <text:p>0.02854381162849</text:p>
          </table:table-cell>
          <table:table-cell office:value-type="float" office:value="8.41283165332578" calcext:value-type="float">
            <text:p>8.41283165332578</text:p>
          </table:table-cell>
          <table:table-cell office:value-type="percentage" office:value="0.0276154424270936" calcext:value-type="percentage">
            <text:p>2.76%</text:p>
          </table:table-cell>
          <table:table-cell office:value-type="percentage" office:value="0.00655879170817538" calcext:value-type="percentage">
            <text:p>0.66%</text:p>
          </table:table-cell>
          <table:table-cell office:value-type="percentage" office:value="0.00191948300027129" calcext:value-type="percentage">
            <text:p>0.19%</text:p>
          </table:table-cell>
          <table:table-cell office:value-type="percentage" office:value="0.00177700860681919" calcext:value-type="percentage">
            <text:p>0.18%</text:p>
          </table:table-cell>
          <table:table-cell office:value-type="percentage" office:value="0.00148663862844975" calcext:value-type="percentage">
            <text:p>0.15%</text:p>
          </table:table-cell>
          <table:table-cell office:value-type="percentage" office:value="0.0185154509923006" calcext:value-type="percentage">
            <text:p>1.85%</text:p>
          </table:table-cell>
          <table:table-cell table:formula="of:=[.AA$4]*ABS([.$M161])+[.AA$6]*ABS([.$L161])+[.AA$8]*ABS([.$Q161])" office:value-type="percentage" office:value="0.0175632283758565" calcext:value-type="percentage">
            <text:p>1.76%</text:p>
          </table:table-cell>
          <table:table-cell table:formula="of:=[.AB$4]*ABS([.$M161])+[.AB$6]*ABS([.$L161])+[.AB$8]*ABS([.$Q161])" office:value-type="percentage" office:value="0.00986012270847973" calcext:value-type="percentage">
            <text:p>0.99%</text:p>
          </table:table-cell>
          <table:table-cell table:formula="of:=[.AC$4]*ABS([.$M161])+[.AC$6]*ABS([.$L161])+[.AC$8]*ABS([.$Q161])" office:value-type="percentage" office:value="0.0245997782117225" calcext:value-type="percentage">
            <text:p>2.46%</text:p>
          </table:table-cell>
          <table:table-cell table:formula="of:=[.AD$4]*ABS([.$M161])+[.AD$6]*ABS([.$L161])+[.AD$8]*ABS([.$Q161])" office:value-type="percentage" office:value="0.0182297842073674" calcext:value-type="percentage">
            <text:p>1.82%</text:p>
          </table:table-cell>
          <table:table-cell table:formula="of:=[.AA$4]*ABS([.$O161])+[.AA$6]*ABS([.$L161])+[.AA$8]*ABS([.$Q161])" office:value-type="percentage" office:value="0.0159693006754045" calcext:value-type="percentage">
            <text:p>1.60%</text:p>
          </table:table-cell>
          <table:table-cell table:formula="of:=[.AB$4]*ABS([.$O161])+[.AB$6]*ABS([.$L161])+[.AB$8]*ABS([.$Q161])" office:value-type="percentage" office:value="0.00603469622739478" calcext:value-type="percentage">
            <text:p>0.60%</text:p>
          </table:table-cell>
          <table:table-cell table:formula="of:=[.AC$4]*ABS([.$O161])+[.AC$6]*ABS([.$L161])+[.AC$8]*ABS([.$Q161])" office:value-type="percentage" office:value="0.0241215999015869" calcext:value-type="percentage">
            <text:p>2.41%</text:p>
          </table:table-cell>
          <table:table-cell table:formula="of:=[.AD$4]*ABS([.$O161])+[.AD$6]*ABS([.$L161])+[.AD$8]*ABS([.$Q161])" office:value-type="percentage" office:value="0.0177516058972318" calcext:value-type="percentage">
            <text:p>1.7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e9657314c54bc9cc01cbe5d4e606c6d882c1d559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AES</text:p>
          </table:table-cell>
          <table:table-cell office:value-type="string" calcext:value-type="string">
            <text:p>seconds</text:p>
          </table:table-cell>
          <table:table-cell office:value-type="float" office:value="1.03231319358816" calcext:value-type="float">
            <text:p>1.03231319358816</text:p>
          </table:table-cell>
          <table:table-cell office:value-type="float" office:value="0.987666666666667" calcext:value-type="float">
            <text:p>0.987666666666667</text:p>
          </table:table-cell>
          <table:table-cell office:value-type="float" office:value="1.47166666666667" calcext:value-type="float">
            <text:p>1.47166666666667</text:p>
          </table:table-cell>
          <table:table-cell office:value-type="float" office:value="0.0270895685496357" calcext:value-type="float">
            <text:p>0.027089568549636</text:p>
          </table:table-cell>
          <table:table-cell office:value-type="float" office:value="8.42346317757336" calcext:value-type="float">
            <text:p>8.42346317757336</text:p>
          </table:table-cell>
          <table:table-cell office:value-type="percentage" office:value="0.0262416180650337" calcext:value-type="percentage">
            <text:p>2.62%</text:p>
          </table:table-cell>
          <table:table-cell office:value-type="percentage" office:value="0.00622191265451557" calcext:value-type="percentage">
            <text:p>0.62%</text:p>
          </table:table-cell>
          <table:table-cell office:value-type="percentage" office:value="0.00199173733978817" calcext:value-type="percentage">
            <text:p>0.20%</text:p>
          </table:table-cell>
          <table:table-cell office:value-type="percentage" office:value="0.00191367593903555" calcext:value-type="percentage">
            <text:p>0.19%</text:p>
          </table:table-cell>
          <table:table-cell office:value-type="percentage" office:value="0.00109657649280525" calcext:value-type="percentage">
            <text:p>0.11%</text:p>
          </table:table-cell>
          <table:table-cell office:value-type="percentage" office:value="0.017438269296419" calcext:value-type="percentage">
            <text:p>1.74%</text:p>
          </table:table-cell>
          <table:table-cell table:formula="of:=[.AA$4]*ABS([.$M162])+[.AA$6]*ABS([.$L162])+[.AA$8]*ABS([.$Q162])" office:value-type="percentage" office:value="0.0166339333386561" calcext:value-type="percentage">
            <text:p>1.66%</text:p>
          </table:table-cell>
          <table:table-cell table:formula="of:=[.AB$4]*ABS([.$M162])+[.AB$6]*ABS([.$L162])+[.AB$8]*ABS([.$Q162])" office:value-type="percentage" office:value="0.00934551885975772" calcext:value-type="percentage">
            <text:p>0.93%</text:p>
          </table:table-cell>
          <table:table-cell table:formula="of:=[.AC$4]*ABS([.$M162])+[.AC$6]*ABS([.$L162])+[.AC$8]*ABS([.$Q162])" office:value-type="percentage" office:value="0.0233593126471204" calcext:value-type="percentage">
            <text:p>2.34%</text:p>
          </table:table-cell>
          <table:table-cell table:formula="of:=[.AD$4]*ABS([.$M162])+[.AD$6]*ABS([.$L162])+[.AD$8]*ABS([.$Q162])" office:value-type="percentage" office:value="0.0171969685090902" calcext:value-type="percentage">
            <text:p>1.72%</text:p>
          </table:table-cell>
          <table:table-cell table:formula="of:=[.AA$4]*ABS([.$O162])+[.AA$6]*ABS([.$L162])+[.AA$8]*ABS([.$Q162])" office:value-type="percentage" office:value="0.0151978544334961" calcext:value-type="percentage">
            <text:p>1.52%</text:p>
          </table:table-cell>
          <table:table-cell table:formula="of:=[.AB$4]*ABS([.$O162])+[.AB$6]*ABS([.$L162])+[.AB$8]*ABS([.$Q162])" office:value-type="percentage" office:value="0.00589892948737371" calcext:value-type="percentage">
            <text:p>0.59%</text:p>
          </table:table-cell>
          <table:table-cell table:formula="of:=[.AC$4]*ABS([.$O162])+[.AC$6]*ABS([.$L162])+[.AC$8]*ABS([.$Q162])" office:value-type="percentage" office:value="0.0229284889755724" calcext:value-type="percentage">
            <text:p>2.29%</text:p>
          </table:table-cell>
          <table:table-cell table:formula="of:=[.AD$4]*ABS([.$O162])+[.AD$6]*ABS([.$L162])+[.AD$8]*ABS([.$Q162])" office:value-type="percentage" office:value="0.0167661448375421" calcext:value-type="percentage">
            <text:p>1.6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e9657314c54bc9cc01cbe5d4e606c6d882c1d559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AES</text:p>
          </table:table-cell>
          <table:table-cell office:value-type="string" calcext:value-type="string">
            <text:p>seconds</text:p>
          </table:table-cell>
          <table:table-cell office:value-type="float" office:value="0.97665433621044" calcext:value-type="float">
            <text:p>0.97665433621044</text:p>
          </table:table-cell>
          <table:table-cell office:value-type="float" office:value="0.873666666666667" calcext:value-type="float">
            <text:p>0.873666666666667</text:p>
          </table:table-cell>
          <table:table-cell office:value-type="float" office:value="1.46133333333333" calcext:value-type="float">
            <text:p>1.46133333333333</text:p>
          </table:table-cell>
          <table:table-cell office:value-type="float" office:value="0.0358746424543707" calcext:value-type="float">
            <text:p>0.035874642454371</text:p>
          </table:table-cell>
          <table:table-cell office:value-type="float" office:value="4.45175526873378" calcext:value-type="float">
            <text:p>4.45175526873378</text:p>
          </table:table-cell>
          <table:table-cell office:value-type="percentage" office:value="0.0367321795688426" calcext:value-type="percentage">
            <text:p>3.67%</text:p>
          </table:table-cell>
          <table:table-cell office:value-type="percentage" office:value="0.00929486831548077" calcext:value-type="percentage">
            <text:p>0.93%</text:p>
          </table:table-cell>
          <table:table-cell office:value-type="percentage" office:value="0.0034060916044652" calcext:value-type="percentage">
            <text:p>0.34%</text:p>
          </table:table-cell>
          <table:table-cell office:value-type="percentage" office:value="0.00289045363645714" calcext:value-type="percentage">
            <text:p>0.29%</text:p>
          </table:table-cell>
          <table:table-cell office:value-type="percentage" office:value="0.0022869223789426" calcext:value-type="percentage">
            <text:p>0.23%</text:p>
          </table:table-cell>
          <table:table-cell office:value-type="percentage" office:value="0.0238658085708091" calcext:value-type="percentage">
            <text:p>2.39%</text:p>
          </table:table-cell>
          <table:table-cell table:formula="of:=[.AA$4]*ABS([.$M163])+[.AA$6]*ABS([.$L163])+[.AA$8]*ABS([.$Q163])" office:value-type="percentage" office:value="0.0232976188183775" calcext:value-type="percentage">
            <text:p>2.33%</text:p>
          </table:table-cell>
          <table:table-cell table:formula="of:=[.AB$4]*ABS([.$M163])+[.AB$6]*ABS([.$L163])+[.AB$8]*ABS([.$Q163])" office:value-type="percentage" office:value="0.0134956934663498" calcext:value-type="percentage">
            <text:p>1.35%</text:p>
          </table:table-cell>
          <table:table-cell table:formula="of:=[.AC$4]*ABS([.$M163])+[.AC$6]*ABS([.$L163])+[.AC$8]*ABS([.$Q163])" office:value-type="percentage" office:value="0.0327018113437031" calcext:value-type="percentage">
            <text:p>3.27%</text:p>
          </table:table-cell>
          <table:table-cell table:formula="of:=[.AD$4]*ABS([.$M163])+[.AD$6]*ABS([.$L163])+[.AD$8]*ABS([.$Q163])" office:value-type="percentage" office:value="0.0236953516450797" calcext:value-type="percentage">
            <text:p>2.37%</text:p>
          </table:table-cell>
          <table:table-cell table:formula="of:=[.AA$4]*ABS([.$O163])+[.AA$6]*ABS([.$L163])+[.AA$8]*ABS([.$Q163])" office:value-type="percentage" office:value="0.0211628139253696" calcext:value-type="percentage">
            <text:p>2.12%</text:p>
          </table:table-cell>
          <table:table-cell table:formula="of:=[.AB$4]*ABS([.$O163])+[.AB$6]*ABS([.$L163])+[.AB$8]*ABS([.$Q163])" office:value-type="percentage" office:value="0.00837216172313089" calcext:value-type="percentage">
            <text:p>0.84%</text:p>
          </table:table-cell>
          <table:table-cell table:formula="of:=[.AC$4]*ABS([.$O163])+[.AC$6]*ABS([.$L163])+[.AC$8]*ABS([.$Q163])" office:value-type="percentage" office:value="0.0320613698758007" calcext:value-type="percentage">
            <text:p>3.21%</text:p>
          </table:table-cell>
          <table:table-cell table:formula="of:=[.AD$4]*ABS([.$O163])+[.AD$6]*ABS([.$L163])+[.AD$8]*ABS([.$Q163])" office:value-type="percentage" office:value="0.0230549101771773" calcext:value-type="percentage">
            <text:p>2.3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a</text:p>
          </table:table-cell>
          <table:table-cell office:value-type="string" calcext:value-type="string">
            <text:p>eb556387684749126951d10bf3530e6636d9a25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dd: avg sequential write speed</text:p>
          </table:table-cell>
          <table:table-cell office:value-type="string" calcext:value-type="string">
            <text:p>MiB/s</text:p>
          </table:table-cell>
          <table:table-cell office:value-type="float" office:value="132.625199342376" calcext:value-type="float">
            <text:p>132.625199342376</text:p>
          </table:table-cell>
          <table:table-cell office:value-type="float" office:value="125.246666666667" calcext:value-type="float">
            <text:p>125.246666666667</text:p>
          </table:table-cell>
          <table:table-cell office:value-type="float" office:value="133.62" calcext:value-type="float">
            <text:p>133.62</text:p>
          </table:table-cell>
          <table:table-cell office:value-type="float" office:value="0.476919439288841" calcext:value-type="float">
            <text:p>0.476919439288841</text:p>
          </table:table-cell>
          <table:table-cell office:value-type="float" office:value="2278.78349385525" calcext:value-type="float">
            <text:p>2278.78349385525</text:p>
          </table:table-cell>
          <table:table-cell office:value-type="percentage" office:value="0.00359599413726542" calcext:value-type="percentage">
            <text:p>0.36%</text:p>
          </table:table-cell>
          <table:table-cell office:value-type="percentage" office:value="-0.000743187342210602" calcext:value-type="percentage">
            <text:p>-0.07%</text:p>
          </table:table-cell>
          <table:table-cell table:number-columns-repeated="3" office:value-type="percentage" office:value="-0.00000137723426631436" calcext:value-type="percentage">
            <text:p>0.00%</text:p>
          </table:table-cell>
          <table:table-cell office:value-type="percentage" office:value="0.00248604554299162" calcext:value-type="percentage">
            <text:p>0.25%</text:p>
          </table:table-cell>
          <table:table-cell table:formula="of:=[.AA$4]*ABS([.$M164])+[.AA$6]*ABS([.$L164])+[.AA$8]*ABS([.$Q164])" office:value-type="percentage" office:value="0.00227507567415588" calcext:value-type="percentage">
            <text:p>0.23%</text:p>
          </table:table-cell>
          <table:table-cell table:formula="of:=[.AB$4]*ABS([.$M164])+[.AB$6]*ABS([.$L164])+[.AB$8]*ABS([.$Q164])" office:value-type="percentage" office:value="0.00120275384179419" calcext:value-type="percentage">
            <text:p>0.12%</text:p>
          </table:table-cell>
          <table:table-cell table:formula="of:=[.AC$4]*ABS([.$M164])+[.AC$6]*ABS([.$L164])+[.AC$8]*ABS([.$Q164])" office:value-type="percentage" office:value="0.00319971859833256" calcext:value-type="percentage">
            <text:p>0.32%</text:p>
          </table:table-cell>
          <table:table-cell table:formula="of:=[.AD$4]*ABS([.$M164])+[.AD$6]*ABS([.$L164])+[.AD$8]*ABS([.$Q164])" office:value-type="percentage" office:value="0.0024227545823409" calcext:value-type="percentage">
            <text:p>0.24%</text:p>
          </table:table-cell>
          <table:table-cell table:formula="of:=[.AA$4]*ABS([.$O164])+[.AA$6]*ABS([.$L164])+[.AA$8]*ABS([.$Q164])" office:value-type="percentage" office:value="0.00202780563817445" calcext:value-type="percentage">
            <text:p>0.20%</text:p>
          </table:table-cell>
          <table:table-cell table:formula="of:=[.AB$4]*ABS([.$O164])+[.AB$6]*ABS([.$L164])+[.AB$8]*ABS([.$Q164])" office:value-type="percentage" office:value="0.000609305755438755" calcext:value-type="percentage">
            <text:p>0.06%</text:p>
          </table:table-cell>
          <table:table-cell table:formula="of:=[.AC$4]*ABS([.$O164])+[.AC$6]*ABS([.$L164])+[.AC$8]*ABS([.$Q164])" office:value-type="percentage" office:value="0.00312553758753813" calcext:value-type="percentage">
            <text:p>0.31%</text:p>
          </table:table-cell>
          <table:table-cell table:formula="of:=[.AD$4]*ABS([.$O164])+[.AD$6]*ABS([.$L164])+[.AD$8]*ABS([.$Q164])" office:value-type="percentage" office:value="0.00234857357154647" calcext:value-type="percentage">
            <text:p>0.2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large - eu-central-1b</text:p>
          </table:table-cell>
          <table:table-cell office:value-type="string" calcext:value-type="string">
            <text:p>eb556387684749126951d10bf3530e6636d9a25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dd: avg sequential write speed</text:p>
          </table:table-cell>
          <table:table-cell office:value-type="string" calcext:value-type="string">
            <text:p>MiB/s</text:p>
          </table:table-cell>
          <table:table-cell office:value-type="float" office:value="132.652320987654" calcext:value-type="float">
            <text:p>132.652320987654</text:p>
          </table:table-cell>
          <table:table-cell office:value-type="float" office:value="130.866666666667" calcext:value-type="float">
            <text:p>130.866666666667</text:p>
          </table:table-cell>
          <table:table-cell office:value-type="float" office:value="133.516666666667" calcext:value-type="float">
            <text:p>133.516666666667</text:p>
          </table:table-cell>
          <table:table-cell office:value-type="float" office:value="0.25258583822291" calcext:value-type="float">
            <text:p>0.25258583822291</text:p>
          </table:table-cell>
          <table:table-cell office:value-type="float" office:value="2279.24950150609" calcext:value-type="float">
            <text:p>2279.24950150609</text:p>
          </table:table-cell>
          <table:table-cell office:value-type="percentage" office:value="0.00190411925205905" calcext:value-type="percentage">
            <text:p>0.19%</text:p>
          </table:table-cell>
          <table:table-cell office:value-type="percentage" office:value="-0.000652947242729821" calcext:value-type="percentage">
            <text:p>-0.07%</text:p>
          </table:table-cell>
          <table:table-cell table:number-columns-repeated="3" office:value-type="percentage" office:value="0.000000347338765451761" calcext:value-type="percentage">
            <text:p>0.00%</text:p>
          </table:table-cell>
          <table:table-cell office:value-type="percentage" office:value="0.00121394471630912" calcext:value-type="percentage">
            <text:p>0.12%</text:p>
          </table:table-cell>
          <table:table-cell table:formula="of:=[.AA$4]*ABS([.$M165])+[.AA$6]*ABS([.$L165])+[.AA$8]*ABS([.$Q165])" office:value-type="percentage" office:value="0.00125700373703266" calcext:value-type="percentage">
            <text:p>0.13%</text:p>
          </table:table-cell>
          <table:table-cell table:formula="of:=[.AB$4]*ABS([.$M165])+[.AB$6]*ABS([.$L165])+[.AB$8]*ABS([.$Q165])" office:value-type="percentage" office:value="0.000834164191020674" calcext:value-type="percentage">
            <text:p>0.08%</text:p>
          </table:table-cell>
          <table:table-cell table:formula="of:=[.AC$4]*ABS([.$M165])+[.AC$6]*ABS([.$L165])+[.AC$8]*ABS([.$Q165])" office:value-type="percentage" office:value="0.00170998459755114" calcext:value-type="percentage">
            <text:p>0.17%</text:p>
          </table:table-cell>
          <table:table-cell table:formula="of:=[.AD$4]*ABS([.$M165])+[.AD$6]*ABS([.$L165])+[.AD$8]*ABS([.$Q165])" office:value-type="percentage" office:value="0.00122686242252618" calcext:value-type="percentage">
            <text:p>0.12%</text:p>
          </table:table-cell>
          <table:table-cell table:formula="of:=[.AA$4]*ABS([.$O165])+[.AA$6]*ABS([.$L165])+[.AA$8]*ABS([.$Q165])" office:value-type="percentage" office:value="0.00103947043571121" calcext:value-type="percentage">
            <text:p>0.10%</text:p>
          </table:table-cell>
          <table:table-cell table:formula="of:=[.AB$4]*ABS([.$O165])+[.AB$6]*ABS([.$L165])+[.AB$8]*ABS([.$Q165])" office:value-type="percentage" office:value="0.000312084267849178" calcext:value-type="percentage">
            <text:p>0.03%</text:p>
          </table:table-cell>
          <table:table-cell table:formula="of:=[.AC$4]*ABS([.$O165])+[.AC$6]*ABS([.$L165])+[.AC$8]*ABS([.$Q165])" office:value-type="percentage" office:value="0.0016447246071547" calcext:value-type="percentage">
            <text:p>0.16%</text:p>
          </table:table-cell>
          <table:table-cell table:formula="of:=[.AD$4]*ABS([.$O165])+[.AD$6]*ABS([.$L165])+[.AD$8]*ABS([.$Q165])" office:value-type="percentage" office:value="0.00116160243212974" calcext:value-type="percentage">
            <text:p>0.1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1.xlarge - eu-central-1b</text:p>
          </table:table-cell>
          <table:table-cell office:value-type="string" calcext:value-type="string">
            <text:p>eb556387684749126951d10bf3530e6636d9a25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dd: avg sequential write speed</text:p>
          </table:table-cell>
          <table:table-cell office:value-type="string" calcext:value-type="string">
            <text:p>MiB/s</text:p>
          </table:table-cell>
          <table:table-cell office:value-type="float" office:value="123.532589395808" calcext:value-type="float">
            <text:p>123.532589395808</text:p>
          </table:table-cell>
          <table:table-cell office:value-type="float" office:value="114.76" calcext:value-type="float">
            <text:p>114.76</text:p>
          </table:table-cell>
          <table:table-cell office:value-type="float" office:value="125.673333333333" calcext:value-type="float">
            <text:p>125.673333333333</text:p>
          </table:table-cell>
          <table:table-cell office:value-type="float" office:value="1.44211872882958" calcext:value-type="float">
            <text:p>1.44211872882958</text:p>
          </table:table-cell>
          <table:table-cell office:value-type="float" office:value="1061.2765412011" calcext:value-type="float">
            <text:p>1061.2765412011</text:p>
          </table:table-cell>
          <table:table-cell office:value-type="percentage" office:value="0.0116739941733831" calcext:value-type="percentage">
            <text:p>1.17%</text:p>
          </table:table-cell>
          <table:table-cell office:value-type="percentage" office:value="-0.00359108034680404" calcext:value-type="percentage">
            <text:p>-0.36%</text:p>
          </table:table-cell>
          <table:table-cell table:number-columns-repeated="3" office:value-type="percentage" office:value="0.0000288725000434708" calcext:value-type="percentage">
            <text:p>0.00%</text:p>
          </table:table-cell>
          <table:table-cell office:value-type="percentage" office:value="0.00567524860593654" calcext:value-type="percentage">
            <text:p>0.57%</text:p>
          </table:table-cell>
          <table:table-cell table:formula="of:=[.AA$4]*ABS([.$M166])+[.AA$6]*ABS([.$L166])+[.AA$8]*ABS([.$Q166])" office:value-type="percentage" office:value="0.00698010770870789" calcext:value-type="percentage">
            <text:p>0.70%</text:p>
          </table:table-cell>
          <table:table-cell table:formula="of:=[.AB$4]*ABS([.$M166])+[.AB$6]*ABS([.$L166])+[.AB$8]*ABS([.$Q166])" office:value-type="percentage" office:value="0.0046077885553752" calcext:value-type="percentage">
            <text:p>0.46%</text:p>
          </table:table-cell>
          <table:table-cell table:formula="of:=[.AC$4]*ABS([.$M166])+[.AC$6]*ABS([.$L166])+[.AC$8]*ABS([.$Q166])" office:value-type="percentage" office:value="0.0102658282339805" calcext:value-type="percentage">
            <text:p>1.03%</text:p>
          </table:table-cell>
          <table:table-cell table:formula="of:=[.AD$4]*ABS([.$M166])+[.AD$6]*ABS([.$L166])+[.AD$8]*ABS([.$Q166])" office:value-type="percentage" office:value="0.00606670633676795" calcext:value-type="percentage">
            <text:p>0.61%</text:p>
          </table:table-cell>
          <table:table-cell table:formula="of:=[.AA$4]*ABS([.$O166])+[.AA$6]*ABS([.$L166])+[.AA$8]*ABS([.$Q166])" office:value-type="percentage" office:value="0.00579270509312103" calcext:value-type="percentage">
            <text:p>0.58%</text:p>
          </table:table-cell>
          <table:table-cell table:formula="of:=[.AB$4]*ABS([.$O166])+[.AB$6]*ABS([.$L166])+[.AB$8]*ABS([.$Q166])" office:value-type="percentage" office:value="0.00175802227796674" calcext:value-type="percentage">
            <text:p>0.18%</text:p>
          </table:table-cell>
          <table:table-cell table:formula="of:=[.AC$4]*ABS([.$O166])+[.AC$6]*ABS([.$L166])+[.AC$8]*ABS([.$Q166])" office:value-type="percentage" office:value="0.00990960744930447" calcext:value-type="percentage">
            <text:p>0.99%</text:p>
          </table:table-cell>
          <table:table-cell table:formula="of:=[.AD$4]*ABS([.$O166])+[.AD$6]*ABS([.$L166])+[.AD$8]*ABS([.$Q166])" office:value-type="percentage" office:value="0.00571048555209189" calcext:value-type="percentage">
            <text:p>0.5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a</text:p>
          </table:table-cell>
          <table:table-cell office:value-type="string" calcext:value-type="string">
            <text:p>eb556387684749126951d10bf3530e6636d9a25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dd: avg sequential write speed</text:p>
          </table:table-cell>
          <table:table-cell office:value-type="string" calcext:value-type="string">
            <text:p>MiB/s</text:p>
          </table:table-cell>
          <table:table-cell office:value-type="float" office:value="129.056582408549" calcext:value-type="float">
            <text:p>129.056582408549</text:p>
          </table:table-cell>
          <table:table-cell office:value-type="float" office:value="125.67" calcext:value-type="float">
            <text:p>125.67</text:p>
          </table:table-cell>
          <table:table-cell office:value-type="float" office:value="132.026666666667" calcext:value-type="float">
            <text:p>132.026666666667</text:p>
          </table:table-cell>
          <table:table-cell office:value-type="float" office:value="0.265949620625288" calcext:value-type="float">
            <text:p>0.265949620625288</text:p>
          </table:table-cell>
          <table:table-cell office:value-type="float" office:value="1122.23115137869" calcext:value-type="float">
            <text:p>1122.23115137869</text:p>
          </table:table-cell>
          <table:table-cell office:value-type="percentage" office:value="0.00206072108575898" calcext:value-type="percentage">
            <text:p>0.21%</text:p>
          </table:table-cell>
          <table:table-cell office:value-type="percentage" office:value="-0.000191796230736092" calcext:value-type="percentage">
            <text:p>-0.02%</text:p>
          </table:table-cell>
          <table:table-cell table:number-columns-repeated="3" office:value-type="percentage" office:value="0.00000552476656179267" calcext:value-type="percentage">
            <text:p>0.00%</text:p>
          </table:table-cell>
          <table:table-cell office:value-type="percentage" office:value="0.00150507829969912" calcext:value-type="percentage">
            <text:p>0.15%</text:p>
          </table:table-cell>
          <table:table-cell table:formula="of:=[.AA$4]*ABS([.$M167])+[.AA$6]*ABS([.$L167])+[.AA$8]*ABS([.$Q167])" office:value-type="percentage" office:value="0.00125253187206473" calcext:value-type="percentage">
            <text:p>0.13%</text:p>
          </table:table-cell>
          <table:table-cell table:formula="of:=[.AB$4]*ABS([.$M167])+[.AB$6]*ABS([.$L167])+[.AB$8]*ABS([.$Q167])" office:value-type="percentage" office:value="0.000510016923134683" calcext:value-type="percentage">
            <text:p>0.05%</text:p>
          </table:table-cell>
          <table:table-cell table:formula="of:=[.AC$4]*ABS([.$M167])+[.AC$6]*ABS([.$L167])+[.AC$8]*ABS([.$Q167])" office:value-type="percentage" office:value="0.0018182643216507" calcext:value-type="percentage">
            <text:p>0.18%</text:p>
          </table:table-cell>
          <table:table-cell table:formula="of:=[.AD$4]*ABS([.$M167])+[.AD$6]*ABS([.$L167])+[.AD$8]*ABS([.$Q167])" office:value-type="percentage" office:value="0.0014293143714088" calcext:value-type="percentage">
            <text:p>0.14%</text:p>
          </table:table-cell>
          <table:table-cell table:formula="of:=[.AA$4]*ABS([.$O167])+[.AA$6]*ABS([.$L167])+[.AA$8]*ABS([.$Q167])" office:value-type="percentage" office:value="0.00119044138400663" calcext:value-type="percentage">
            <text:p>0.12%</text:p>
          </table:table-cell>
          <table:table-cell table:formula="of:=[.AB$4]*ABS([.$O167])+[.AB$6]*ABS([.$L167])+[.AB$8]*ABS([.$Q167])" office:value-type="percentage" office:value="0.000360999751795244" calcext:value-type="percentage">
            <text:p>0.04%</text:p>
          </table:table-cell>
          <table:table-cell table:formula="of:=[.AC$4]*ABS([.$O167])+[.AC$6]*ABS([.$L167])+[.AC$8]*ABS([.$Q167])" office:value-type="percentage" office:value="0.00179963717523327" calcext:value-type="percentage">
            <text:p>0.18%</text:p>
          </table:table-cell>
          <table:table-cell table:formula="of:=[.AD$4]*ABS([.$O167])+[.AD$6]*ABS([.$L167])+[.AD$8]*ABS([.$Q167])" office:value-type="percentage" office:value="0.00141068722499137" calcext:value-type="percentage">
            <text:p>0.1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large - eu-central-1b</text:p>
          </table:table-cell>
          <table:table-cell office:value-type="string" calcext:value-type="string">
            <text:p>eb556387684749126951d10bf3530e6636d9a25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dd: avg sequential write speed</text:p>
          </table:table-cell>
          <table:table-cell office:value-type="string" calcext:value-type="string">
            <text:p>MiB/s</text:p>
          </table:table-cell>
          <table:table-cell office:value-type="float" office:value="129.061418002466" calcext:value-type="float">
            <text:p>129.061418002466</text:p>
          </table:table-cell>
          <table:table-cell office:value-type="float" office:value="127.683333333333" calcext:value-type="float">
            <text:p>127.683333333333</text:p>
          </table:table-cell>
          <table:table-cell office:value-type="float" office:value="132.24" calcext:value-type="float">
            <text:p>132.24</text:p>
          </table:table-cell>
          <table:table-cell office:value-type="float" office:value="0.209482550050471" calcext:value-type="float">
            <text:p>0.209482550050471</text:p>
          </table:table-cell>
          <table:table-cell office:value-type="float" office:value="1122.27320002144" calcext:value-type="float">
            <text:p>1122.27320002144</text:p>
          </table:table-cell>
          <table:table-cell office:value-type="percentage" office:value="0.00162312295411529" calcext:value-type="percentage">
            <text:p>0.16%</text:p>
          </table:table-cell>
          <table:table-cell office:value-type="percentage" office:value="-0.000136467730165357" calcext:value-type="percentage">
            <text:p>-0.01%</text:p>
          </table:table-cell>
          <table:table-cell table:number-columns-repeated="3" office:value-type="percentage" office:value="-0.000000495996188579908" calcext:value-type="percentage">
            <text:p>0.00%</text:p>
          </table:table-cell>
          <table:table-cell office:value-type="percentage" office:value="0.0011600062670163" calcext:value-type="percentage">
            <text:p>0.12%</text:p>
          </table:table-cell>
          <table:table-cell table:formula="of:=[.AA$4]*ABS([.$M168])+[.AA$6]*ABS([.$L168])+[.AA$8]*ABS([.$Q168])" office:value-type="percentage" office:value="0.000973198983765651" calcext:value-type="percentage">
            <text:p>0.10%</text:p>
          </table:table-cell>
          <table:table-cell table:formula="of:=[.AB$4]*ABS([.$M168])+[.AB$6]*ABS([.$L168])+[.AB$8]*ABS([.$Q168])" office:value-type="percentage" office:value="0.000387487106245446" calcext:value-type="percentage">
            <text:p>0.04%</text:p>
          </table:table-cell>
          <table:table-cell table:formula="of:=[.AC$4]*ABS([.$M168])+[.AC$6]*ABS([.$L168])+[.AC$8]*ABS([.$Q168])" office:value-type="percentage" office:value="0.0014281457630104" calcext:value-type="percentage">
            <text:p>0.14%</text:p>
          </table:table-cell>
          <table:table-cell table:formula="of:=[.AD$4]*ABS([.$M168])+[.AD$6]*ABS([.$L168])+[.AD$8]*ABS([.$Q168])" office:value-type="percentage" office:value="0.00110396408204111" calcext:value-type="percentage">
            <text:p>0.11%</text:p>
          </table:table-cell>
          <table:table-cell table:formula="of:=[.AA$4]*ABS([.$O168])+[.AA$6]*ABS([.$L168])+[.AA$8]*ABS([.$Q168])" office:value-type="percentage" office:value="0.000927875072440059" calcext:value-type="percentage">
            <text:p>0.09%</text:p>
          </table:table-cell>
          <table:table-cell table:formula="of:=[.AB$4]*ABS([.$O168])+[.AB$6]*ABS([.$L168])+[.AB$8]*ABS([.$Q168])" office:value-type="percentage" office:value="0.000278709719064024" calcext:value-type="percentage">
            <text:p>0.03%</text:p>
          </table:table-cell>
          <table:table-cell table:formula="of:=[.AC$4]*ABS([.$O168])+[.AC$6]*ABS([.$L168])+[.AC$8]*ABS([.$Q168])" office:value-type="percentage" office:value="0.00141454858961272" calcext:value-type="percentage">
            <text:p>0.14%</text:p>
          </table:table-cell>
          <table:table-cell table:formula="of:=[.AD$4]*ABS([.$O168])+[.AD$6]*ABS([.$L168])+[.AD$8]*ABS([.$Q168])" office:value-type="percentage" office:value="0.00109036690864343" calcext:value-type="percentage">
            <text:p>0.1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m5.xlarge - eu-central-1b</text:p>
          </table:table-cell>
          <table:table-cell office:value-type="string" calcext:value-type="string">
            <text:p>eb556387684749126951d10bf3530e6636d9a25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dd: avg sequential write speed</text:p>
          </table:table-cell>
          <table:table-cell office:value-type="string" calcext:value-type="string">
            <text:p>MiB/s</text:p>
          </table:table-cell>
          <table:table-cell office:value-type="float" office:value="129.070998766954" calcext:value-type="float">
            <text:p>129.070998766954</text:p>
          </table:table-cell>
          <table:table-cell office:value-type="float" office:value="125.99" calcext:value-type="float">
            <text:p>125.99</text:p>
          </table:table-cell>
          <table:table-cell office:value-type="float" office:value="131.183333333333" calcext:value-type="float">
            <text:p>131.183333333333</text:p>
          </table:table-cell>
          <table:table-cell office:value-type="float" office:value="0.198268990146961" calcext:value-type="float">
            <text:p>0.198268990146961</text:p>
          </table:table-cell>
          <table:table-cell office:value-type="float" office:value="561.178255508497" calcext:value-type="float">
            <text:p>561.178255508497</text:p>
          </table:table-cell>
          <table:table-cell office:value-type="percentage" office:value="0.00153612346724726" calcext:value-type="percentage">
            <text:p>0.15%</text:p>
          </table:table-cell>
          <table:table-cell office:value-type="percentage" office:value="-0.000173003358705171" calcext:value-type="percentage">
            <text:p>-0.02%</text:p>
          </table:table-cell>
          <table:table-cell table:number-columns-repeated="3" office:value-type="percentage" office:value="0.000000105073809083729" calcext:value-type="percentage">
            <text:p>0.00%</text:p>
          </table:table-cell>
          <table:table-cell office:value-type="percentage" office:value="0.00108244856345292" calcext:value-type="percentage">
            <text:p>0.11%</text:p>
          </table:table-cell>
          <table:table-cell table:formula="of:=[.AA$4]*ABS([.$M169])+[.AA$6]*ABS([.$L169])+[.AA$8]*ABS([.$Q169])" office:value-type="percentage" office:value="0.000930525129801785" calcext:value-type="percentage">
            <text:p>0.09%</text:p>
          </table:table-cell>
          <table:table-cell table:formula="of:=[.AB$4]*ABS([.$M169])+[.AB$6]*ABS([.$L169])+[.AB$8]*ABS([.$Q169])" office:value-type="percentage" office:value="0.000400259890034155" calcext:value-type="percentage">
            <text:p>0.04%</text:p>
          </table:table-cell>
          <table:table-cell table:formula="of:=[.AC$4]*ABS([.$M169])+[.AC$6]*ABS([.$L169])+[.AC$8]*ABS([.$Q169])" office:value-type="percentage" office:value="0.00135444396601362" calcext:value-type="percentage">
            <text:p>0.14%</text:p>
          </table:table-cell>
          <table:table-cell table:formula="of:=[.AD$4]*ABS([.$M169])+[.AD$6]*ABS([.$L169])+[.AD$8]*ABS([.$Q169])" office:value-type="percentage" office:value="0.00103687153335758" calcext:value-type="percentage">
            <text:p>0.10%</text:p>
          </table:table-cell>
          <table:table-cell table:formula="of:=[.AA$4]*ABS([.$O169])+[.AA$6]*ABS([.$L169])+[.AA$8]*ABS([.$Q169])" office:value-type="percentage" office:value="0.000872892368169756" calcext:value-type="percentage">
            <text:p>0.09%</text:p>
          </table:table-cell>
          <table:table-cell table:formula="of:=[.AB$4]*ABS([.$O169])+[.AB$6]*ABS([.$L169])+[.AB$8]*ABS([.$Q169])" office:value-type="percentage" office:value="0.000261941262117286" calcext:value-type="percentage">
            <text:p>0.03%</text:p>
          </table:table-cell>
          <table:table-cell table:formula="of:=[.AC$4]*ABS([.$O169])+[.AC$6]*ABS([.$L169])+[.AC$8]*ABS([.$Q169])" office:value-type="percentage" office:value="0.00133715413752401" calcext:value-type="percentage">
            <text:p>0.13%</text:p>
          </table:table-cell>
          <table:table-cell table:formula="of:=[.AD$4]*ABS([.$O169])+[.AD$6]*ABS([.$L169])+[.AD$8]*ABS([.$Q169])" office:value-type="percentage" office:value="0.00101958170486797" calcext:value-type="percentage">
            <text:p>0.1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09b85683be2ff3589454eceefca9a640e3fb6508</text:p>
          </table:table-cell>
          <table:table-cell office:value-type="string" calcext:value-type="string">
            <text:p>simple-cpu</text:p>
          </table:table-cell>
          <table:table-cell office:value-type="string" calcext:value-type="string">
            <text:p>mean duration</text:p>
          </table:table-cell>
          <table:table-cell office:value-type="string" calcext:value-type="string">
            <text:p>s</text:p>
          </table:table-cell>
          <table:table-cell office:value-type="float" office:value="0.413601133030993" calcext:value-type="float">
            <text:p>0.413601133030993</text:p>
          </table:table-cell>
          <table:table-cell office:value-type="float" office:value="0.247933864593506" calcext:value-type="float">
            <text:p>0.247933864593506</text:p>
          </table:table-cell>
          <table:table-cell office:value-type="float" office:value="0.854071140289306" calcext:value-type="float">
            <text:p>0.854071140289306</text:p>
          </table:table-cell>
          <table:table-cell office:value-type="float" office:value="0.130058251296323" calcext:value-type="float">
            <text:p>0.130058251296323</text:p>
          </table:table-cell>
          <table:table-cell office:value-type="float" office:value="27.7906706621664" calcext:value-type="float">
            <text:p>27.7906706621664</text:p>
          </table:table-cell>
          <table:table-cell office:value-type="percentage" office:value="0.314453324494584" calcext:value-type="percentage">
            <text:p>31.45%</text:p>
          </table:table-cell>
          <table:table-cell office:value-type="percentage" office:value="0.137741608208412" calcext:value-type="percentage">
            <text:p>13.77%</text:p>
          </table:table-cell>
          <table:table-cell office:value-type="percentage" office:value="0.137632504712099" calcext:value-type="percentage">
            <text:p>13.76%</text:p>
          </table:table-cell>
          <table:table-cell office:value-type="percentage" office:value="0.13702565583133" calcext:value-type="percentage">
            <text:p>13.70%</text:p>
          </table:table-cell>
          <table:table-cell office:value-type="percentage" office:value="0.118297117712849" calcext:value-type="percentage">
            <text:p>11.83%</text:p>
          </table:table-cell>
          <table:table-cell office:value-type="percentage" office:value="0.229223613869925" calcext:value-type="percentage">
            <text:p>22.92%</text:p>
          </table:table-cell>
          <table:table-cell table:formula="of:=[.AA$4]*ABS([.$M170])+[.AA$6]*ABS([.$L170])+[.AA$8]*ABS([.$Q170])" office:value-type="percentage" office:value="0.227139515524307" calcext:value-type="percentage">
            <text:p>22.71%</text:p>
          </table:table-cell>
          <table:table-cell table:formula="of:=[.AB$4]*ABS([.$M170])+[.AB$6]*ABS([.$L170])+[.AB$8]*ABS([.$Q170])" office:value-type="percentage" office:value="0.164560980403181" calcext:value-type="percentage">
            <text:p>16.46%</text:p>
          </table:table-cell>
          <table:table-cell table:formula="of:=[.AC$4]*ABS([.$M170])+[.AC$6]*ABS([.$L170])+[.AC$8]*ABS([.$Q170])" office:value-type="percentage" office:value="0.288259181803501" calcext:value-type="percentage">
            <text:p>28.83%</text:p>
          </table:table-cell>
          <table:table-cell table:formula="of:=[.AD$4]*ABS([.$M170])+[.AD$6]*ABS([.$L170])+[.AD$8]*ABS([.$Q170])" office:value-type="percentage" office:value="0.22859838436624" calcext:value-type="percentage">
            <text:p>22.86%</text:p>
          </table:table-cell>
          <table:table-cell table:formula="of:=[.AA$4]*ABS([.$O170])+[.AA$6]*ABS([.$L170])+[.AA$8]*ABS([.$Q170])" office:value-type="percentage" office:value="0.226900864731946" calcext:value-type="percentage">
            <text:p>22.69%</text:p>
          </table:table-cell>
          <table:table-cell table:formula="of:=[.AB$4]*ABS([.$O170])+[.AB$6]*ABS([.$L170])+[.AB$8]*ABS([.$Q170])" office:value-type="percentage" office:value="0.163988218501515" calcext:value-type="percentage">
            <text:p>16.40%</text:p>
          </table:table-cell>
          <table:table-cell table:formula="of:=[.AC$4]*ABS([.$O170])+[.AC$6]*ABS([.$L170])+[.AC$8]*ABS([.$Q170])" office:value-type="percentage" office:value="0.288187586565793" calcext:value-type="percentage">
            <text:p>28.82%</text:p>
          </table:table-cell>
          <table:table-cell table:formula="of:=[.AD$4]*ABS([.$O170])+[.AD$6]*ABS([.$L170])+[.AD$8]*ABS([.$Q170])" office:value-type="percentage" office:value="0.228526789128531" calcext:value-type="percentage">
            <text:p>22.8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09b85683be2ff3589454eceefca9a640e3fb6508</text:p>
          </table:table-cell>
          <table:table-cell office:value-type="string" calcext:value-type="string">
            <text:p>simple-cpu</text:p>
          </table:table-cell>
          <table:table-cell office:value-type="string" calcext:value-type="string">
            <text:p>mean duration</text:p>
          </table:table-cell>
          <table:table-cell office:value-type="string" calcext:value-type="string">
            <text:p>s</text:p>
          </table:table-cell>
          <table:table-cell office:value-type="float" office:value="0.343993498109487" calcext:value-type="float">
            <text:p>0.343993498109487</text:p>
          </table:table-cell>
          <table:table-cell office:value-type="float" office:value="0.23817310333252" calcext:value-type="float">
            <text:p>0.23817310333252</text:p>
          </table:table-cell>
          <table:table-cell office:value-type="float" office:value="0.758757591247559" calcext:value-type="float">
            <text:p>0.758757591247559</text:p>
          </table:table-cell>
          <table:table-cell office:value-type="float" office:value="0.0517334835078828" calcext:value-type="float">
            <text:p>0.051733483507883</text:p>
          </table:table-cell>
          <table:table-cell office:value-type="float" office:value="33.4141573510346" calcext:value-type="float">
            <text:p>33.4141573510346</text:p>
          </table:table-cell>
          <table:table-cell office:value-type="percentage" office:value="0.150390875967711" calcext:value-type="percentage">
            <text:p>15.04%</text:p>
          </table:table-cell>
          <table:table-cell office:value-type="percentage" office:value="0.0611436517868474" calcext:value-type="percentage">
            <text:p>6.11%</text:p>
          </table:table-cell>
          <table:table-cell office:value-type="percentage" office:value="0.0591620767156162" calcext:value-type="percentage">
            <text:p>5.92%</text:p>
          </table:table-cell>
          <table:table-cell office:value-type="percentage" office:value="0.0505653523610073" calcext:value-type="percentage">
            <text:p>5.06%</text:p>
          </table:table-cell>
          <table:table-cell office:value-type="percentage" office:value="0.0256468897777931" calcext:value-type="percentage">
            <text:p>2.56%</text:p>
          </table:table-cell>
          <table:table-cell office:value-type="percentage" office:value="0.101583485355904" calcext:value-type="percentage">
            <text:p>10.16%</text:p>
          </table:table-cell>
          <table:table-cell table:formula="of:=[.AA$4]*ABS([.$M171])+[.AA$6]*ABS([.$L171])+[.AA$8]*ABS([.$Q171])" office:value-type="percentage" office:value="0.104372671036821" calcext:value-type="percentage">
            <text:p>10.44%</text:p>
          </table:table-cell>
          <table:table-cell table:formula="of:=[.AB$4]*ABS([.$M171])+[.AB$6]*ABS([.$L171])+[.AB$8]*ABS([.$Q171])" office:value-type="percentage" office:value="0.0741123575618394" calcext:value-type="percentage">
            <text:p>7.41%</text:p>
          </table:table-cell>
          <table:table-cell table:formula="of:=[.AC$4]*ABS([.$M171])+[.AC$6]*ABS([.$L171])+[.AC$8]*ABS([.$Q171])" office:value-type="percentage" office:value="0.136585414488444" calcext:value-type="percentage">
            <text:p>13.66%</text:p>
          </table:table-cell>
          <table:table-cell table:formula="of:=[.AD$4]*ABS([.$M171])+[.AD$6]*ABS([.$L171])+[.AD$8]*ABS([.$Q171])" office:value-type="percentage" office:value="0.102420241060179" calcext:value-type="percentage">
            <text:p>10.24%</text:p>
          </table:table-cell>
          <table:table-cell table:formula="of:=[.AA$4]*ABS([.$O171])+[.AA$6]*ABS([.$L171])+[.AA$8]*ABS([.$Q171])" office:value-type="percentage" office:value="0.100846571228207" calcext:value-type="percentage">
            <text:p>10.08%</text:p>
          </table:table-cell>
          <table:table-cell table:formula="of:=[.AB$4]*ABS([.$O171])+[.AB$6]*ABS([.$L171])+[.AB$8]*ABS([.$Q171])" office:value-type="percentage" office:value="0.0656497180211673" calcext:value-type="percentage">
            <text:p>6.56%</text:p>
          </table:table-cell>
          <table:table-cell table:formula="of:=[.AC$4]*ABS([.$O171])+[.AC$6]*ABS([.$L171])+[.AC$8]*ABS([.$Q171])" office:value-type="percentage" office:value="0.13552758454586" calcext:value-type="percentage">
            <text:p>13.55%</text:p>
          </table:table-cell>
          <table:table-cell table:formula="of:=[.AD$4]*ABS([.$O171])+[.AD$6]*ABS([.$L171])+[.AD$8]*ABS([.$Q171])" office:value-type="percentage" office:value="0.101362411117595" calcext:value-type="percentage">
            <text:p>10.1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09b85683be2ff3589454eceefca9a640e3fb6508</text:p>
          </table:table-cell>
          <table:table-cell office:value-type="string" calcext:value-type="string">
            <text:p>simple-cpu</text:p>
          </table:table-cell>
          <table:table-cell office:value-type="string" calcext:value-type="string">
            <text:p>mean duration</text:p>
          </table:table-cell>
          <table:table-cell office:value-type="string" calcext:value-type="string">
            <text:p>s</text:p>
          </table:table-cell>
          <table:table-cell office:value-type="float" office:value="0.343543163418064" calcext:value-type="float">
            <text:p>0.343543163418064</text:p>
          </table:table-cell>
          <table:table-cell office:value-type="float" office:value="0.247778558731079" calcext:value-type="float">
            <text:p>0.247778558731079</text:p>
          </table:table-cell>
          <table:table-cell office:value-type="float" office:value="0.517460489273071" calcext:value-type="float">
            <text:p>0.517460489273071</text:p>
          </table:table-cell>
          <table:table-cell office:value-type="float" office:value="0.0489509260881999" calcext:value-type="float">
            <text:p>0.0489509260882</text:p>
          </table:table-cell>
          <table:table-cell office:value-type="float" office:value="15.9062425226233" calcext:value-type="float">
            <text:p>15.9062425226233</text:p>
          </table:table-cell>
          <table:table-cell office:value-type="percentage" office:value="0.142488430278063" calcext:value-type="percentage">
            <text:p>14.25%</text:p>
          </table:table-cell>
          <table:table-cell office:value-type="percentage" office:value="0.0591285209135536" calcext:value-type="percentage">
            <text:p>5.91%</text:p>
          </table:table-cell>
          <table:table-cell office:value-type="percentage" office:value="0.0564713231028774" calcext:value-type="percentage">
            <text:p>5.65%</text:p>
          </table:table-cell>
          <table:table-cell office:value-type="percentage" office:value="0.0465170853405924" calcext:value-type="percentage">
            <text:p>4.65%</text:p>
          </table:table-cell>
          <table:table-cell office:value-type="percentage" office:value="0.0241529409378656" calcext:value-type="percentage">
            <text:p>2.42%</text:p>
          </table:table-cell>
          <table:table-cell office:value-type="percentage" office:value="0.100887049640792" calcext:value-type="percentage">
            <text:p>10.09%</text:p>
          </table:table-cell>
          <table:table-cell table:formula="of:=[.AA$4]*ABS([.$M172])+[.AA$6]*ABS([.$L172])+[.AA$8]*ABS([.$Q172])" office:value-type="percentage" office:value="0.100834666944136" calcext:value-type="percentage">
            <text:p>10.08%</text:p>
          </table:table-cell>
          <table:table-cell table:formula="of:=[.AB$4]*ABS([.$M172])+[.AB$6]*ABS([.$L172])+[.AB$8]*ABS([.$Q172])" office:value-type="percentage" office:value="0.0716403647227283" calcext:value-type="percentage">
            <text:p>7.16%</text:p>
          </table:table-cell>
          <table:table-cell table:formula="of:=[.AC$4]*ABS([.$M172])+[.AC$6]*ABS([.$L172])+[.AC$8]*ABS([.$Q172])" office:value-type="percentage" office:value="0.129992301277885" calcext:value-type="percentage">
            <text:p>13.00%</text:p>
          </table:table-cell>
          <table:table-cell table:formula="of:=[.AD$4]*ABS([.$M172])+[.AD$6]*ABS([.$L172])+[.AD$8]*ABS([.$Q172])" office:value-type="percentage" office:value="0.100871334831795" calcext:value-type="percentage">
            <text:p>10.09%</text:p>
          </table:table-cell>
          <table:table-cell table:formula="of:=[.AA$4]*ABS([.$O172])+[.AA$6]*ABS([.$L172])+[.AA$8]*ABS([.$Q172])" office:value-type="percentage" office:value="0.0966308550864822" calcext:value-type="percentage">
            <text:p>9.66%</text:p>
          </table:table-cell>
          <table:table-cell table:formula="of:=[.AB$4]*ABS([.$O172])+[.AB$6]*ABS([.$L172])+[.AB$8]*ABS([.$Q172])" office:value-type="percentage" office:value="0.0615512162643593" calcext:value-type="percentage">
            <text:p>6.16%</text:p>
          </table:table-cell>
          <table:table-cell table:formula="of:=[.AC$4]*ABS([.$O172])+[.AC$6]*ABS([.$L172])+[.AC$8]*ABS([.$Q172])" office:value-type="percentage" office:value="0.128731157720588" calcext:value-type="percentage">
            <text:p>12.87%</text:p>
          </table:table-cell>
          <table:table-cell table:formula="of:=[.AD$4]*ABS([.$O172])+[.AD$6]*ABS([.$L172])+[.AD$8]*ABS([.$Q172])" office:value-type="percentage" office:value="0.0996101912744988" calcext:value-type="percentage">
            <text:p>9.9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09b85683be2ff3589454eceefca9a640e3fb6508</text:p>
          </table:table-cell>
          <table:table-cell office:value-type="string" calcext:value-type="string">
            <text:p>simple-cpu</text:p>
          </table:table-cell>
          <table:table-cell office:value-type="string" calcext:value-type="string">
            <text:p>mean duration</text:p>
          </table:table-cell>
          <table:table-cell office:value-type="string" calcext:value-type="string">
            <text:p>s</text:p>
          </table:table-cell>
          <table:table-cell office:value-type="float" office:value="0.17054696473919" calcext:value-type="float">
            <text:p>0.17054696473919</text:p>
          </table:table-cell>
          <table:table-cell office:value-type="float" office:value="0.0977022647857666" calcext:value-type="float">
            <text:p>0.097702264785767</text:p>
          </table:table-cell>
          <table:table-cell office:value-type="float" office:value="0.372005987167358" calcext:value-type="float">
            <text:p>0.372005987167358</text:p>
          </table:table-cell>
          <table:table-cell office:value-type="float" office:value="0.0522971141918732" calcext:value-type="float">
            <text:p>0.052297114191873</text:p>
          </table:table-cell>
          <table:table-cell office:value-type="float" office:value="61.0779950414036" calcext:value-type="float">
            <text:p>61.0779950414036</text:p>
          </table:table-cell>
          <table:table-cell office:value-type="percentage" office:value="0.306643476603931" calcext:value-type="percentage">
            <text:p>30.66%</text:p>
          </table:table-cell>
          <table:table-cell office:value-type="percentage" office:value="0.135086239473908" calcext:value-type="percentage">
            <text:p>13.51%</text:p>
          </table:table-cell>
          <table:table-cell office:value-type="percentage" office:value="0.134800937410404" calcext:value-type="percentage">
            <text:p>13.48%</text:p>
          </table:table-cell>
          <table:table-cell office:value-type="percentage" office:value="0.133181150573589" calcext:value-type="percentage">
            <text:p>13.32%</text:p>
          </table:table-cell>
          <table:table-cell office:value-type="percentage" office:value="0.115087296587025" calcext:value-type="percentage">
            <text:p>11.51%</text:p>
          </table:table-cell>
          <table:table-cell office:value-type="percentage" office:value="0.216460352255162" calcext:value-type="percentage">
            <text:p>21.65%</text:p>
          </table:table-cell>
          <table:table-cell table:formula="of:=[.AA$4]*ABS([.$M173])+[.AA$6]*ABS([.$L173])+[.AA$8]*ABS([.$Q173])" office:value-type="percentage" office:value="0.219396689444334" calcext:value-type="percentage">
            <text:p>21.94%</text:p>
          </table:table-cell>
          <table:table-cell table:formula="of:=[.AB$4]*ABS([.$M173])+[.AB$6]*ABS([.$L173])+[.AB$8]*ABS([.$Q173])" office:value-type="percentage" office:value="0.160379374465036" calcext:value-type="percentage">
            <text:p>16.04%</text:p>
          </table:table-cell>
          <table:table-cell table:formula="of:=[.AC$4]*ABS([.$M173])+[.AC$6]*ABS([.$L173])+[.AC$8]*ABS([.$Q173])" office:value-type="percentage" office:value="0.280469440456052" calcext:value-type="percentage">
            <text:p>28.05%</text:p>
          </table:table-cell>
          <table:table-cell table:formula="of:=[.AD$4]*ABS([.$M173])+[.AD$6]*ABS([.$L173])+[.AD$8]*ABS([.$Q173])" office:value-type="percentage" office:value="0.217341253411914" calcext:value-type="percentage">
            <text:p>21.73%</text:p>
          </table:table-cell>
          <table:table-cell table:formula="of:=[.AA$4]*ABS([.$O173])+[.AA$6]*ABS([.$L173])+[.AA$8]*ABS([.$Q173])" office:value-type="percentage" office:value="0.218761659810894" calcext:value-type="percentage">
            <text:p>21.88%</text:p>
          </table:table-cell>
          <table:table-cell table:formula="of:=[.AB$4]*ABS([.$O173])+[.AB$6]*ABS([.$L173])+[.AB$8]*ABS([.$Q173])" office:value-type="percentage" office:value="0.158855303344781" calcext:value-type="percentage">
            <text:p>15.89%</text:p>
          </table:table-cell>
          <table:table-cell table:formula="of:=[.AC$4]*ABS([.$O173])+[.AC$6]*ABS([.$L173])+[.AC$8]*ABS([.$Q173])" office:value-type="percentage" office:value="0.28027893156602" calcext:value-type="percentage">
            <text:p>28.03%</text:p>
          </table:table-cell>
          <table:table-cell table:formula="of:=[.AD$4]*ABS([.$O173])+[.AD$6]*ABS([.$L173])+[.AD$8]*ABS([.$Q173])" office:value-type="percentage" office:value="0.217150744521882" calcext:value-type="percentage">
            <text:p>21.7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09b85683be2ff3589454eceefca9a640e3fb6508</text:p>
          </table:table-cell>
          <table:table-cell office:value-type="string" calcext:value-type="string">
            <text:p>simple-cpu</text:p>
          </table:table-cell>
          <table:table-cell office:value-type="string" calcext:value-type="string">
            <text:p>mean duration</text:p>
          </table:table-cell>
          <table:table-cell office:value-type="string" calcext:value-type="string">
            <text:p>s</text:p>
          </table:table-cell>
          <table:table-cell office:value-type="float" office:value="0.176631492280363" calcext:value-type="float">
            <text:p>0.176631492280363</text:p>
          </table:table-cell>
          <table:table-cell office:value-type="float" office:value="0.088673734664917" calcext:value-type="float">
            <text:p>0.088673734664917</text:p>
          </table:table-cell>
          <table:table-cell office:value-type="float" office:value="0.408364343643189" calcext:value-type="float">
            <text:p>0.408364343643189</text:p>
          </table:table-cell>
          <table:table-cell office:value-type="float" office:value="0.0547674223230573" calcext:value-type="float">
            <text:p>0.054767422323057</text:p>
          </table:table-cell>
          <table:table-cell office:value-type="float" office:value="58.974005893199" calcext:value-type="float">
            <text:p>58.974005893199</text:p>
          </table:table-cell>
          <table:table-cell office:value-type="percentage" office:value="0.310066011536189" calcext:value-type="percentage">
            <text:p>31.01%</text:p>
          </table:table-cell>
          <table:table-cell office:value-type="percentage" office:value="0.135222186326854" calcext:value-type="percentage">
            <text:p>13.52%</text:p>
          </table:table-cell>
          <table:table-cell office:value-type="percentage" office:value="0.134834884183032" calcext:value-type="percentage">
            <text:p>13.48%</text:p>
          </table:table-cell>
          <table:table-cell office:value-type="percentage" office:value="0.13221986369996" calcext:value-type="percentage">
            <text:p>13.22%</text:p>
          </table:table-cell>
          <table:table-cell office:value-type="percentage" office:value="0.109355586568493" calcext:value-type="percentage">
            <text:p>10.94%</text:p>
          </table:table-cell>
          <table:table-cell office:value-type="percentage" office:value="0.225016664639041" calcext:value-type="percentage">
            <text:p>22.50%</text:p>
          </table:table-cell>
          <table:table-cell table:formula="of:=[.AA$4]*ABS([.$M174])+[.AA$6]*ABS([.$L174])+[.AA$8]*ABS([.$Q174])" office:value-type="percentage" office:value="0.223434954167361" calcext:value-type="percentage">
            <text:p>22.34%</text:p>
          </table:table-cell>
          <table:table-cell table:formula="of:=[.AB$4]*ABS([.$M174])+[.AB$6]*ABS([.$L174])+[.AB$8]*ABS([.$Q174])" office:value-type="percentage" office:value="0.161686016679006" calcext:value-type="percentage">
            <text:p>16.17%</text:p>
          </table:table-cell>
          <table:table-cell table:formula="of:=[.AC$4]*ABS([.$M174])+[.AC$6]*ABS([.$L174])+[.AC$8]*ABS([.$Q174])" office:value-type="percentage" office:value="0.284076694325541" calcext:value-type="percentage">
            <text:p>28.41%</text:p>
          </table:table-cell>
          <table:table-cell table:formula="of:=[.AD$4]*ABS([.$M174])+[.AD$6]*ABS([.$L174])+[.AD$8]*ABS([.$Q174])" office:value-type="percentage" office:value="0.224542151497537" calcext:value-type="percentage">
            <text:p>22.45%</text:p>
          </table:table-cell>
          <table:table-cell table:formula="of:=[.AA$4]*ABS([.$O174])+[.AA$6]*ABS([.$L174])+[.AA$8]*ABS([.$Q174])" office:value-type="percentage" office:value="0.222434179958397" calcext:value-type="percentage">
            <text:p>22.24%</text:p>
          </table:table-cell>
          <table:table-cell table:formula="of:=[.AB$4]*ABS([.$O174])+[.AB$6]*ABS([.$L174])+[.AB$8]*ABS([.$Q174])" office:value-type="percentage" office:value="0.159284158577491" calcext:value-type="percentage">
            <text:p>15.93%</text:p>
          </table:table-cell>
          <table:table-cell table:formula="of:=[.AC$4]*ABS([.$O174])+[.AC$6]*ABS([.$L174])+[.AC$8]*ABS([.$Q174])" office:value-type="percentage" office:value="0.283776462062851" calcext:value-type="percentage">
            <text:p>28.38%</text:p>
          </table:table-cell>
          <table:table-cell table:formula="of:=[.AD$4]*ABS([.$O174])+[.AD$6]*ABS([.$L174])+[.AD$8]*ABS([.$Q174])" office:value-type="percentage" office:value="0.224241919234848" calcext:value-type="percentage">
            <text:p>22.4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09b85683be2ff3589454eceefca9a640e3fb6508</text:p>
          </table:table-cell>
          <table:table-cell office:value-type="string" calcext:value-type="string">
            <text:p>simple-cpu</text:p>
          </table:table-cell>
          <table:table-cell office:value-type="string" calcext:value-type="string">
            <text:p>mean duration</text:p>
          </table:table-cell>
          <table:table-cell office:value-type="string" calcext:value-type="string">
            <text:p>s</text:p>
          </table:table-cell>
          <table:table-cell office:value-type="float" office:value="0.142427680221819" calcext:value-type="float">
            <text:p>0.142427680221819</text:p>
          </table:table-cell>
          <table:table-cell office:value-type="float" office:value="0.0983692646026611" calcext:value-type="float">
            <text:p>0.098369264602661</text:p>
          </table:table-cell>
          <table:table-cell office:value-type="float" office:value="0.218474340438843" calcext:value-type="float">
            <text:p>0.218474340438843</text:p>
          </table:table-cell>
          <table:table-cell office:value-type="float" office:value="0.0202893204477626" calcext:value-type="float">
            <text:p>0.020289320447763</text:p>
          </table:table-cell>
          <table:table-cell office:value-type="float" office:value="36.568266261318" calcext:value-type="float">
            <text:p>36.568266261318</text:p>
          </table:table-cell>
          <table:table-cell office:value-type="percentage" office:value="0.142453492299837" calcext:value-type="percentage">
            <text:p>14.25%</text:p>
          </table:table-cell>
          <table:table-cell office:value-type="percentage" office:value="0.0592421271115809" calcext:value-type="percentage">
            <text:p>5.92%</text:p>
          </table:table-cell>
          <table:table-cell office:value-type="percentage" office:value="0.0577081572081897" calcext:value-type="percentage">
            <text:p>5.77%</text:p>
          </table:table-cell>
          <table:table-cell office:value-type="percentage" office:value="0.0512451144162138" calcext:value-type="percentage">
            <text:p>5.12%</text:p>
          </table:table-cell>
          <table:table-cell office:value-type="percentage" office:value="0.0224636324295992" calcext:value-type="percentage">
            <text:p>2.25%</text:p>
          </table:table-cell>
          <table:table-cell office:value-type="percentage" office:value="0.0981233102601191" calcext:value-type="percentage">
            <text:p>9.81%</text:p>
          </table:table-cell>
          <table:table-cell table:formula="of:=[.AA$4]*ABS([.$M175])+[.AA$6]*ABS([.$L175])+[.AA$8]*ABS([.$Q175])" office:value-type="percentage" office:value="0.0999396432238457" calcext:value-type="percentage">
            <text:p>9.99%</text:p>
          </table:table-cell>
          <table:table-cell table:formula="of:=[.AB$4]*ABS([.$M175])+[.AB$6]*ABS([.$L175])+[.AB$8]*ABS([.$Q175])" office:value-type="percentage" office:value="0.0714513819452603" calcext:value-type="percentage">
            <text:p>7.15%</text:p>
          </table:table-cell>
          <table:table-cell table:formula="of:=[.AC$4]*ABS([.$M175])+[.AC$6]*ABS([.$L175])+[.AC$8]*ABS([.$Q175])" office:value-type="percentage" office:value="0.12969933757704" calcext:value-type="percentage">
            <text:p>12.97%</text:p>
          </table:table-cell>
          <table:table-cell table:formula="of:=[.AD$4]*ABS([.$M175])+[.AD$6]*ABS([.$L175])+[.AD$8]*ABS([.$Q175])" office:value-type="percentage" office:value="0.0986682101492371" calcext:value-type="percentage">
            <text:p>9.87%</text:p>
          </table:table-cell>
          <table:table-cell table:formula="of:=[.AA$4]*ABS([.$O175])+[.AA$6]*ABS([.$L175])+[.AA$8]*ABS([.$Q175])" office:value-type="percentage" office:value="0.09727397232539" calcext:value-type="percentage">
            <text:p>9.73%</text:p>
          </table:table-cell>
          <table:table-cell table:formula="of:=[.AB$4]*ABS([.$O175])+[.AB$6]*ABS([.$L175])+[.AB$8]*ABS([.$Q175])" office:value-type="percentage" office:value="0.0650537717889667" calcext:value-type="percentage">
            <text:p>6.51%</text:p>
          </table:table-cell>
          <table:table-cell table:formula="of:=[.AC$4]*ABS([.$O175])+[.AC$6]*ABS([.$L175])+[.AC$8]*ABS([.$Q175])" office:value-type="percentage" office:value="0.128899636307503" calcext:value-type="percentage">
            <text:p>12.89%</text:p>
          </table:table-cell>
          <table:table-cell table:formula="of:=[.AD$4]*ABS([.$O175])+[.AD$6]*ABS([.$L175])+[.AD$8]*ABS([.$Q175])" office:value-type="percentage" office:value="0.0978685088797004" calcext:value-type="percentage">
            <text:p>9.7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11d4515d916b810e82d25d90d9cc29181d2832c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speed</text:p>
          </table:table-cell>
          <table:table-cell office:value-type="string" calcext:value-type="string">
            <text:p>MiB/s</text:p>
          </table:table-cell>
          <table:table-cell office:value-type="float" office:value="10536.8659478558" calcext:value-type="float">
            <text:p>10536.8659478558</text:p>
          </table:table-cell>
          <table:table-cell office:value-type="float" office:value="8393.11" calcext:value-type="float">
            <text:p>8393.11</text:p>
          </table:table-cell>
          <table:table-cell office:value-type="float" office:value="12764.6633333333" calcext:value-type="float">
            <text:p>12764.6633333333</text:p>
          </table:table-cell>
          <table:table-cell office:value-type="float" office:value="751.372003341579" calcext:value-type="float">
            <text:p>751.372003341579</text:p>
          </table:table-cell>
          <table:table-cell office:value-type="float" office:value="121113.401699491" calcext:value-type="float">
            <text:p>121113.401699491</text:p>
          </table:table-cell>
          <table:table-cell office:value-type="percentage" office:value="0.0713088699296287" calcext:value-type="percentage">
            <text:p>7.13%</text:p>
          </table:table-cell>
          <table:table-cell office:value-type="percentage" office:value="-0.0294280640896468" calcext:value-type="percentage">
            <text:p>-2.94%</text:p>
          </table:table-cell>
          <table:table-cell office:value-type="percentage" office:value="-0.0141989033962206" calcext:value-type="percentage">
            <text:p>-1.42%</text:p>
          </table:table-cell>
          <table:table-cell office:value-type="percentage" office:value="-0.00304066373678716" calcext:value-type="percentage">
            <text:p>-0.30%</text:p>
          </table:table-cell>
          <table:table-cell office:value-type="percentage" office:value="-0.000295048233138713" calcext:value-type="percentage">
            <text:p>-0.03%</text:p>
          </table:table-cell>
          <table:table-cell office:value-type="percentage" office:value="0.0425000439875051" calcext:value-type="percentage">
            <text:p>4.25%</text:p>
          </table:table-cell>
          <table:table-cell table:formula="of:=[.AA$4]*ABS([.$M176])+[.AA$6]*ABS([.$L176])+[.AA$8]*ABS([.$Q176])" office:value-type="percentage" office:value="0.0477456593355935" calcext:value-type="percentage">
            <text:p>4.77%</text:p>
          </table:table-cell>
          <table:table-cell table:formula="of:=[.AB$4]*ABS([.$M176])+[.AB$6]*ABS([.$L176])+[.AB$8]*ABS([.$Q176])" office:value-type="percentage" office:value="0.0349233426634308" calcext:value-type="percentage">
            <text:p>3.49%</text:p>
          </table:table-cell>
          <table:table-cell table:formula="of:=[.AC$4]*ABS([.$M176])+[.AC$6]*ABS([.$L176])+[.AC$8]*ABS([.$Q176])" office:value-type="percentage" office:value="0.0642399067514182" calcext:value-type="percentage">
            <text:p>6.42%</text:p>
          </table:table-cell>
          <table:table-cell table:formula="of:=[.AD$4]*ABS([.$M176])+[.AD$6]*ABS([.$L176])+[.AD$8]*ABS([.$Q176])" office:value-type="percentage" office:value="0.0440737285919317" calcext:value-type="percentage">
            <text:p>4.41%</text:p>
          </table:table-cell>
          <table:table-cell table:formula="of:=[.AA$4]*ABS([.$O176])+[.AA$6]*ABS([.$L176])+[.AA$8]*ABS([.$Q176])" office:value-type="percentage" office:value="0.0389498592179737" calcext:value-type="percentage">
            <text:p>3.89%</text:p>
          </table:table-cell>
          <table:table-cell table:formula="of:=[.AB$4]*ABS([.$O176])+[.AB$6]*ABS([.$L176])+[.AB$8]*ABS([.$Q176])" office:value-type="percentage" office:value="0.0138134223811431" calcext:value-type="percentage">
            <text:p>1.38%</text:p>
          </table:table-cell>
          <table:table-cell table:formula="of:=[.AC$4]*ABS([.$O176])+[.AC$6]*ABS([.$L176])+[.AC$8]*ABS([.$Q176])" office:value-type="percentage" office:value="0.0616011667161322" calcext:value-type="percentage">
            <text:p>6.16%</text:p>
          </table:table-cell>
          <table:table-cell table:formula="of:=[.AD$4]*ABS([.$O176])+[.AD$6]*ABS([.$L176])+[.AD$8]*ABS([.$Q176])" office:value-type="percentage" office:value="0.0414349885566457" calcext:value-type="percentage">
            <text:p>4.1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11d4515d916b810e82d25d90d9cc29181d2832c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speed</text:p>
          </table:table-cell>
          <table:table-cell office:value-type="string" calcext:value-type="string">
            <text:p>MiB/s</text:p>
          </table:table-cell>
          <table:table-cell office:value-type="float" office:value="19829.7212560739" calcext:value-type="float">
            <text:p>19829.7212560739</text:p>
          </table:table-cell>
          <table:table-cell office:value-type="float" office:value="15003.0033333333" calcext:value-type="float">
            <text:p>15003.0033333333</text:p>
          </table:table-cell>
          <table:table-cell office:value-type="float" office:value="23358.0633333333" calcext:value-type="float">
            <text:p>23358.0633333333</text:p>
          </table:table-cell>
          <table:table-cell office:value-type="float" office:value="1796.96706109254" calcext:value-type="float">
            <text:p>1796.96706109254</text:p>
          </table:table-cell>
          <table:table-cell office:value-type="float" office:value="227927.830529585" calcext:value-type="float">
            <text:p>227927.830529585</text:p>
          </table:table-cell>
          <table:table-cell office:value-type="percentage" office:value="0.0906198850648054" calcext:value-type="percentage">
            <text:p>9.06%</text:p>
          </table:table-cell>
          <table:table-cell office:value-type="percentage" office:value="-0.0378530671522972" calcext:value-type="percentage">
            <text:p>-3.79%</text:p>
          </table:table-cell>
          <table:table-cell office:value-type="percentage" office:value="-0.0295250838681199" calcext:value-type="percentage">
            <text:p>-2.95%</text:p>
          </table:table-cell>
          <table:table-cell office:value-type="percentage" office:value="-0.00276161142599998" calcext:value-type="percentage">
            <text:p>-0.28%</text:p>
          </table:table-cell>
          <table:table-cell office:value-type="percentage" office:value="-0.0000859541412943657" calcext:value-type="percentage">
            <text:p>-0.01%</text:p>
          </table:table-cell>
          <table:table-cell office:value-type="percentage" office:value="0.0533316817761455" calcext:value-type="percentage">
            <text:p>5.33%</text:p>
          </table:table-cell>
          <table:table-cell table:formula="of:=[.AA$4]*ABS([.$M177])+[.AA$6]*ABS([.$L177])+[.AA$8]*ABS([.$Q177])" office:value-type="percentage" office:value="0.060601544664416" calcext:value-type="percentage">
            <text:p>6.06%</text:p>
          </table:table-cell>
          <table:table-cell table:formula="of:=[.AB$4]*ABS([.$M177])+[.AB$6]*ABS([.$L177])+[.AB$8]*ABS([.$Q177])" office:value-type="percentage" office:value="0.0446776104059328" calcext:value-type="percentage">
            <text:p>4.47%</text:p>
          </table:table-cell>
          <table:table-cell table:formula="of:=[.AC$4]*ABS([.$M177])+[.AC$6]*ABS([.$L177])+[.AC$8]*ABS([.$Q177])" office:value-type="percentage" office:value="0.0816143829446886" calcext:value-type="percentage">
            <text:p>8.16%</text:p>
          </table:table-cell>
          <table:table-cell table:formula="of:=[.AD$4]*ABS([.$M177])+[.AD$6]*ABS([.$L177])+[.AD$8]*ABS([.$Q177])" office:value-type="percentage" office:value="0.0555126406426266" calcext:value-type="percentage">
            <text:p>5.55%</text:p>
          </table:table-cell>
          <table:table-cell table:formula="of:=[.AA$4]*ABS([.$O177])+[.AA$6]*ABS([.$L177])+[.AA$8]*ABS([.$Q177])" office:value-type="percentage" office:value="0.0489043927556503" calcext:value-type="percentage">
            <text:p>4.89%</text:p>
          </table:table-cell>
          <table:table-cell table:formula="of:=[.AB$4]*ABS([.$O177])+[.AB$6]*ABS([.$L177])+[.AB$8]*ABS([.$Q177])" office:value-type="percentage" office:value="0.0166044458248951" calcext:value-type="percentage">
            <text:p>1.66%</text:p>
          </table:table-cell>
          <table:table-cell table:formula="of:=[.AC$4]*ABS([.$O177])+[.AC$6]*ABS([.$L177])+[.AC$8]*ABS([.$Q177])" office:value-type="percentage" office:value="0.0781052373720588" calcext:value-type="percentage">
            <text:p>7.81%</text:p>
          </table:table-cell>
          <table:table-cell table:formula="of:=[.AD$4]*ABS([.$O177])+[.AD$6]*ABS([.$L177])+[.AD$8]*ABS([.$Q177])" office:value-type="percentage" office:value="0.0520034950699969" calcext:value-type="percentage">
            <text:p>5.2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11d4515d916b810e82d25d90d9cc29181d2832c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speed</text:p>
          </table:table-cell>
          <table:table-cell office:value-type="string" calcext:value-type="string">
            <text:p>MiB/s</text:p>
          </table:table-cell>
          <table:table-cell office:value-type="float" office:value="19831.1891765286" calcext:value-type="float">
            <text:p>19831.1891765286</text:p>
          </table:table-cell>
          <table:table-cell office:value-type="float" office:value="15125.7933333333" calcext:value-type="float">
            <text:p>15125.7933333333</text:p>
          </table:table-cell>
          <table:table-cell office:value-type="float" office:value="22372.43" calcext:value-type="float">
            <text:p>22372.43</text:p>
          </table:table-cell>
          <table:table-cell office:value-type="float" office:value="1727.71074020312" calcext:value-type="float">
            <text:p>1727.71074020312</text:p>
          </table:table-cell>
          <table:table-cell office:value-type="float" office:value="108367.153970102" calcext:value-type="float">
            <text:p>108367.153970102</text:p>
          </table:table-cell>
          <table:table-cell office:value-type="percentage" office:value="0.0871208844221992" calcext:value-type="percentage">
            <text:p>8.71%</text:p>
          </table:table-cell>
          <table:table-cell office:value-type="percentage" office:value="-0.0359727002178703" calcext:value-type="percentage">
            <text:p>-3.60%</text:p>
          </table:table-cell>
          <table:table-cell office:value-type="percentage" office:value="-0.0266147937267798" calcext:value-type="percentage">
            <text:p>-2.66%</text:p>
          </table:table-cell>
          <table:table-cell office:value-type="percentage" office:value="-0.00136809249114188" calcext:value-type="percentage">
            <text:p>-0.14%</text:p>
          </table:table-cell>
          <table:table-cell office:value-type="percentage" office:value="-0.0000284352124873803" calcext:value-type="percentage">
            <text:p>0.00%</text:p>
          </table:table-cell>
          <table:table-cell office:value-type="percentage" office:value="0.0507102508940236" calcext:value-type="percentage">
            <text:p>5.07%</text:p>
          </table:table-cell>
          <table:table-cell table:formula="of:=[.AA$4]*ABS([.$M178])+[.AA$6]*ABS([.$L178])+[.AA$8]*ABS([.$Q178])" office:value-type="percentage" office:value="0.0579346118446977" calcext:value-type="percentage">
            <text:p>5.79%</text:p>
          </table:table-cell>
          <table:table-cell table:formula="of:=[.AB$4]*ABS([.$M178])+[.AB$6]*ABS([.$L178])+[.AB$8]*ABS([.$Q178])" office:value-type="percentage" office:value="0.0425612737059186" calcext:value-type="percentage">
            <text:p>4.26%</text:p>
          </table:table-cell>
          <table:table-cell table:formula="of:=[.AC$4]*ABS([.$M178])+[.AC$6]*ABS([.$L178])+[.AC$8]*ABS([.$Q178])" office:value-type="percentage" office:value="0.0783650026489487" calcext:value-type="percentage">
            <text:p>7.84%</text:p>
          </table:table-cell>
          <table:table-cell table:formula="of:=[.AD$4]*ABS([.$M178])+[.AD$6]*ABS([.$L178])+[.AD$8]*ABS([.$Q178])" office:value-type="percentage" office:value="0.0528775591792258" calcext:value-type="percentage">
            <text:p>5.29%</text:p>
          </table:table-cell>
          <table:table-cell table:formula="of:=[.AA$4]*ABS([.$O178])+[.AA$6]*ABS([.$L178])+[.AA$8]*ABS([.$Q178])" office:value-type="percentage" office:value="0.0463997426024549" calcext:value-type="percentage">
            <text:p>4.64%</text:p>
          </table:table-cell>
          <table:table-cell table:formula="of:=[.AB$4]*ABS([.$O178])+[.AB$6]*ABS([.$L178])+[.AB$8]*ABS([.$Q178])" office:value-type="percentage" office:value="0.0148775875245358" calcext:value-type="percentage">
            <text:p>1.49%</text:p>
          </table:table-cell>
          <table:table-cell table:formula="of:=[.AC$4]*ABS([.$O178])+[.AC$6]*ABS([.$L178])+[.AC$8]*ABS([.$Q178])" office:value-type="percentage" office:value="0.0749045418762759" calcext:value-type="percentage">
            <text:p>7.49%</text:p>
          </table:table-cell>
          <table:table-cell table:formula="of:=[.AD$4]*ABS([.$O178])+[.AD$6]*ABS([.$L178])+[.AD$8]*ABS([.$Q178])" office:value-type="percentage" office:value="0.049417098406553" calcext:value-type="percentage">
            <text:p>4.9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11d4515d916b810e82d25d90d9cc29181d2832c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speed</text:p>
          </table:table-cell>
          <table:table-cell office:value-type="string" calcext:value-type="string">
            <text:p>MiB/s</text:p>
          </table:table-cell>
          <table:table-cell office:value-type="float" office:value="23442.0837014925" calcext:value-type="float">
            <text:p>23442.0837014925</text:p>
          </table:table-cell>
          <table:table-cell office:value-type="float" office:value="18755.8833333333" calcext:value-type="float">
            <text:p>18755.8833333333</text:p>
          </table:table-cell>
          <table:table-cell office:value-type="float" office:value="31291.07" calcext:value-type="float">
            <text:p>31291.07</text:p>
          </table:table-cell>
          <table:table-cell office:value-type="float" office:value="2074.89509108071" calcext:value-type="float">
            <text:p>2074.89509108071</text:p>
          </table:table-cell>
          <table:table-cell office:value-type="float" office:value="244188.371890547" calcext:value-type="float">
            <text:p>244188.371890547</text:p>
          </table:table-cell>
          <table:table-cell office:value-type="percentage" office:value="0.0885115469043651" calcext:value-type="percentage">
            <text:p>8.85%</text:p>
          </table:table-cell>
          <table:table-cell office:value-type="percentage" office:value="-0.03448407903489" calcext:value-type="percentage">
            <text:p>-3.45%</text:p>
          </table:table-cell>
          <table:table-cell office:value-type="percentage" office:value="-0.0277570920433703" calcext:value-type="percentage">
            <text:p>-2.78%</text:p>
          </table:table-cell>
          <table:table-cell office:value-type="percentage" office:value="-0.0147508802625505" calcext:value-type="percentage">
            <text:p>-1.48%</text:p>
          </table:table-cell>
          <table:table-cell office:value-type="percentage" office:value="-0.00175573232270374" calcext:value-type="percentage">
            <text:p>-0.18%</text:p>
          </table:table-cell>
          <table:table-cell office:value-type="percentage" office:value="0.0545310083500185" calcext:value-type="percentage">
            <text:p>5.45%</text:p>
          </table:table-cell>
          <table:table-cell table:formula="of:=[.AA$4]*ABS([.$M179])+[.AA$6]*ABS([.$L179])+[.AA$8]*ABS([.$Q179])" office:value-type="percentage" office:value="0.0591755447630912" calcext:value-type="percentage">
            <text:p>5.92%</text:p>
          </table:table-cell>
          <table:table-cell table:formula="of:=[.AB$4]*ABS([.$M179])+[.AB$6]*ABS([.$L179])+[.AB$8]*ABS([.$Q179])" office:value-type="percentage" office:value="0.0418915187533504" calcext:value-type="percentage">
            <text:p>4.19%</text:p>
          </table:table-cell>
          <table:table-cell table:formula="of:=[.AC$4]*ABS([.$M179])+[.AC$6]*ABS([.$L179])+[.AC$8]*ABS([.$Q179])" office:value-type="percentage" office:value="0.079710746261983" calcext:value-type="percentage">
            <text:p>7.97%</text:p>
          </table:table-cell>
          <table:table-cell table:formula="of:=[.AD$4]*ABS([.$M179])+[.AD$6]*ABS([.$L179])+[.AD$8]*ABS([.$Q179])" office:value-type="percentage" office:value="0.0559243692739403" calcext:value-type="percentage">
            <text:p>5.59%</text:p>
          </table:table-cell>
          <table:table-cell table:formula="of:=[.AA$4]*ABS([.$O179])+[.AA$6]*ABS([.$L179])+[.AA$8]*ABS([.$Q179])" office:value-type="percentage" office:value="0.052597811838978" calcext:value-type="percentage">
            <text:p>5.26%</text:p>
          </table:table-cell>
          <table:table-cell table:formula="of:=[.AB$4]*ABS([.$O179])+[.AB$6]*ABS([.$L179])+[.AB$8]*ABS([.$Q179])" office:value-type="percentage" office:value="0.0261049597354787" calcext:value-type="percentage">
            <text:p>2.61%</text:p>
          </table:table-cell>
          <table:table-cell table:formula="of:=[.AC$4]*ABS([.$O179])+[.AC$6]*ABS([.$L179])+[.AC$8]*ABS([.$Q179])" office:value-type="percentage" office:value="0.077737426384749" calcext:value-type="percentage">
            <text:p>7.77%</text:p>
          </table:table-cell>
          <table:table-cell table:formula="of:=[.AD$4]*ABS([.$O179])+[.AD$6]*ABS([.$L179])+[.AD$8]*ABS([.$Q179])" office:value-type="percentage" office:value="0.0539510493967064" calcext:value-type="percentage">
            <text:p>5.4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11d4515d916b810e82d25d90d9cc29181d2832c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speed</text:p>
          </table:table-cell>
          <table:table-cell office:value-type="string" calcext:value-type="string">
            <text:p>MiB/s</text:p>
          </table:table-cell>
          <table:table-cell office:value-type="float" office:value="23610.3564072749" calcext:value-type="float">
            <text:p>23610.3564072749</text:p>
          </table:table-cell>
          <table:table-cell office:value-type="float" office:value="19086.7466666667" calcext:value-type="float">
            <text:p>19086.7466666667</text:p>
          </table:table-cell>
          <table:table-cell office:value-type="float" office:value="33977.2966666667" calcext:value-type="float">
            <text:p>33977.2966666667</text:p>
          </table:table-cell>
          <table:table-cell office:value-type="float" office:value="2148.50467667824" calcext:value-type="float">
            <text:p>2148.50467667824</text:p>
          </table:table-cell>
          <table:table-cell office:value-type="float" office:value="245941.21257578" calcext:value-type="float">
            <text:p>245941.21257578</text:p>
          </table:table-cell>
          <table:table-cell office:value-type="percentage" office:value="0.0909984008549839" calcext:value-type="percentage">
            <text:p>9.10%</text:p>
          </table:table-cell>
          <table:table-cell office:value-type="percentage" office:value="-0.0334983939339733" calcext:value-type="percentage">
            <text:p>-3.35%</text:p>
          </table:table-cell>
          <table:table-cell office:value-type="percentage" office:value="-0.0255537707418551" calcext:value-type="percentage">
            <text:p>-2.56%</text:p>
          </table:table-cell>
          <table:table-cell office:value-type="percentage" office:value="-0.0141139425739331" calcext:value-type="percentage">
            <text:p>-1.41%</text:p>
          </table:table-cell>
          <table:table-cell office:value-type="percentage" office:value="-0.00369223150946747" calcext:value-type="percentage">
            <text:p>-0.37%</text:p>
          </table:table-cell>
          <table:table-cell office:value-type="percentage" office:value="0.0608077272194846" calcext:value-type="percentage">
            <text:p>6.08%</text:p>
          </table:table-cell>
          <table:table-cell table:formula="of:=[.AA$4]*ABS([.$M180])+[.AA$6]*ABS([.$L180])+[.AA$8]*ABS([.$Q180])" office:value-type="percentage" office:value="0.0617681740028139" calcext:value-type="percentage">
            <text:p>6.18%</text:p>
          </table:table-cell>
          <table:table-cell table:formula="of:=[.AB$4]*ABS([.$M180])+[.AB$6]*ABS([.$L180])+[.AB$8]*ABS([.$Q180])" office:value-type="percentage" office:value="0.0419793279546255" calcext:value-type="percentage">
            <text:p>4.20%</text:p>
          </table:table-cell>
          <table:table-cell table:formula="of:=[.AC$4]*ABS([.$M180])+[.AC$6]*ABS([.$L180])+[.AC$8]*ABS([.$Q180])" office:value-type="percentage" office:value="0.0822293327993329" calcext:value-type="percentage">
            <text:p>8.22%</text:p>
          </table:table-cell>
          <table:table-cell table:formula="of:=[.AD$4]*ABS([.$M180])+[.AD$6]*ABS([.$L180])+[.AD$8]*ABS([.$Q180])" office:value-type="percentage" office:value="0.0610958612544834" calcext:value-type="percentage">
            <text:p>6.11%</text:p>
          </table:table-cell>
          <table:table-cell table:formula="of:=[.AA$4]*ABS([.$O180])+[.AA$6]*ABS([.$L180])+[.AA$8]*ABS([.$Q180])" office:value-type="percentage" office:value="0.0553066902161339" calcext:value-type="percentage">
            <text:p>5.53%</text:p>
          </table:table-cell>
          <table:table-cell table:formula="of:=[.AB$4]*ABS([.$O180])+[.AB$6]*ABS([.$L180])+[.AB$8]*ABS([.$Q180])" office:value-type="percentage" office:value="0.0264717668665933" calcext:value-type="percentage">
            <text:p>2.65%</text:p>
          </table:table-cell>
          <table:table-cell table:formula="of:=[.AC$4]*ABS([.$O180])+[.AC$6]*ABS([.$L180])+[.AC$8]*ABS([.$Q180])" office:value-type="percentage" office:value="0.0802908876633289" calcext:value-type="percentage">
            <text:p>8.03%</text:p>
          </table:table-cell>
          <table:table-cell table:formula="of:=[.AD$4]*ABS([.$O180])+[.AD$6]*ABS([.$L180])+[.AD$8]*ABS([.$Q180])" office:value-type="percentage" office:value="0.0591574161184794" calcext:value-type="percentage">
            <text:p>5.9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11d4515d916b810e82d25d90d9cc29181d2832c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speed</text:p>
          </table:table-cell>
          <table:table-cell office:value-type="string" calcext:value-type="string">
            <text:p>MiB/s</text:p>
          </table:table-cell>
          <table:table-cell office:value-type="float" office:value="38250.4992077088" calcext:value-type="float">
            <text:p>38250.4992077088</text:p>
          </table:table-cell>
          <table:table-cell office:value-type="float" office:value="33261.5266666667" calcext:value-type="float">
            <text:p>33261.5266666667</text:p>
          </table:table-cell>
          <table:table-cell office:value-type="float" office:value="47098.2333333333" calcext:value-type="float">
            <text:p>47098.2333333333</text:p>
          </table:table-cell>
          <table:table-cell office:value-type="float" office:value="1811.94458869016" calcext:value-type="float">
            <text:p>1811.94458869016</text:p>
          </table:table-cell>
          <table:table-cell office:value-type="float" office:value="199221.35004015" calcext:value-type="float">
            <text:p>199221.35004015</text:p>
          </table:table-cell>
          <table:table-cell office:value-type="percentage" office:value="0.0473704821171326" calcext:value-type="percentage">
            <text:p>4.74%</text:p>
          </table:table-cell>
          <table:table-cell office:value-type="percentage" office:value="-0.0185216765868214" calcext:value-type="percentage">
            <text:p>-1.85%</text:p>
          </table:table-cell>
          <table:table-cell office:value-type="percentage" office:value="-0.0125865650474797" calcext:value-type="percentage">
            <text:p>-1.26%</text:p>
          </table:table-cell>
          <table:table-cell office:value-type="percentage" office:value="-0.00366943457113511" calcext:value-type="percentage">
            <text:p>-0.37%</text:p>
          </table:table-cell>
          <table:table-cell office:value-type="percentage" office:value="-0.00108550405993717" calcext:value-type="percentage">
            <text:p>-0.11%</text:p>
          </table:table-cell>
          <table:table-cell office:value-type="percentage" office:value="0.0308690623318095" calcext:value-type="percentage">
            <text:p>3.09%</text:p>
          </table:table-cell>
          <table:table-cell table:formula="of:=[.AA$4]*ABS([.$M181])+[.AA$6]*ABS([.$L181])+[.AA$8]*ABS([.$Q181])" office:value-type="percentage" office:value="0.0322537403452545" calcext:value-type="percentage">
            <text:p>3.23%</text:p>
          </table:table-cell>
          <table:table-cell table:formula="of:=[.AB$4]*ABS([.$M181])+[.AB$6]*ABS([.$L181])+[.AB$8]*ABS([.$Q181])" office:value-type="percentage" office:value="0.0226412957143513" calcext:value-type="percentage">
            <text:p>2.26%</text:p>
          </table:table-cell>
          <table:table-cell table:formula="of:=[.AC$4]*ABS([.$M181])+[.AC$6]*ABS([.$L181])+[.AC$8]*ABS([.$Q181])" office:value-type="percentage" office:value="0.0428354595855692" calcext:value-type="percentage">
            <text:p>4.28%</text:p>
          </table:table-cell>
          <table:table-cell table:formula="of:=[.AD$4]*ABS([.$M181])+[.AD$6]*ABS([.$L181])+[.AD$8]*ABS([.$Q181])" office:value-type="percentage" office:value="0.031284465735843" calcext:value-type="percentage">
            <text:p>3.13%</text:p>
          </table:table-cell>
          <table:table-cell table:formula="of:=[.AA$4]*ABS([.$O181])+[.AA$6]*ABS([.$L181])+[.AA$8]*ABS([.$Q181])" office:value-type="percentage" office:value="0.0273029930066924" calcext:value-type="percentage">
            <text:p>2.73%</text:p>
          </table:table-cell>
          <table:table-cell table:formula="of:=[.AB$4]*ABS([.$O181])+[.AB$6]*ABS([.$L181])+[.AB$8]*ABS([.$Q181])" office:value-type="percentage" office:value="0.0107595021018023" calcext:value-type="percentage">
            <text:p>1.08%</text:p>
          </table:table-cell>
          <table:table-cell table:formula="of:=[.AC$4]*ABS([.$O181])+[.AC$6]*ABS([.$L181])+[.AC$8]*ABS([.$Q181])" office:value-type="percentage" office:value="0.0413502353840005" calcext:value-type="percentage">
            <text:p>4.14%</text:p>
          </table:table-cell>
          <table:table-cell table:formula="of:=[.AD$4]*ABS([.$O181])+[.AD$6]*ABS([.$L181])+[.AD$8]*ABS([.$Q181])" office:value-type="percentage" office:value="0.0297992415342743" calcext:value-type="percentage">
            <text:p>2.9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277604812f42491cbabe59d60001aaffc925c2b5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bzip2</text:p>
          </table:table-cell>
          <table:table-cell office:value-type="string" calcext:value-type="string">
            <text:p>seconds</text:p>
          </table:table-cell>
          <table:table-cell office:value-type="float" office:value="13.6832284040996" calcext:value-type="float">
            <text:p>13.6832284040996</text:p>
          </table:table-cell>
          <table:table-cell office:value-type="float" office:value="11.7253333333333" calcext:value-type="float">
            <text:p>11.7253333333333</text:p>
          </table:table-cell>
          <table:table-cell office:value-type="float" office:value="15.3963333333333" calcext:value-type="float">
            <text:p>15.3963333333333</text:p>
          </table:table-cell>
          <table:table-cell office:value-type="float" office:value="0.513589931443492" calcext:value-type="float">
            <text:p>0.513589931443492</text:p>
          </table:table-cell>
          <table:table-cell office:value-type="float" office:value="0.840024922051253" calcext:value-type="float">
            <text:p>0.840024922051253</text:p>
          </table:table-cell>
          <table:table-cell office:value-type="percentage" office:value="0.0375342657650601" calcext:value-type="percentage">
            <text:p>3.75%</text:p>
          </table:table-cell>
          <table:table-cell office:value-type="percentage" office:value="0.0150154741197184" calcext:value-type="percentage">
            <text:p>1.50%</text:p>
          </table:table-cell>
          <table:table-cell office:value-type="percentage" office:value="0.00661658742744822" calcext:value-type="percentage">
            <text:p>0.66%</text:p>
          </table:table-cell>
          <table:table-cell office:value-type="percentage" office:value="0.000518135964687436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3451178352596" calcext:value-type="percentage">
            <text:p>2.35%</text:p>
          </table:table-cell>
          <table:table-cell table:formula="of:=[.AA$4]*ABS([.$M182])+[.AA$6]*ABS([.$L182])+[.AA$8]*ABS([.$Q182])" office:value-type="percentage" office:value="0.0253336394124582" calcext:value-type="percentage">
            <text:p>2.53%</text:p>
          </table:table-cell>
          <table:table-cell table:formula="of:=[.AB$4]*ABS([.$M182])+[.AB$6]*ABS([.$L182])+[.AB$8]*ABS([.$Q182])" office:value-type="percentage" office:value="0.0181109237075403" calcext:value-type="percentage">
            <text:p>1.81%</text:p>
          </table:table-cell>
          <table:table-cell table:formula="of:=[.AC$4]*ABS([.$M182])+[.AC$6]*ABS([.$L182])+[.AC$8]*ABS([.$Q182])" office:value-type="percentage" office:value="0.0338740778592795" calcext:value-type="percentage">
            <text:p>3.39%</text:p>
          </table:table-cell>
          <table:table-cell table:formula="of:=[.AD$4]*ABS([.$M182])+[.AD$6]*ABS([.$L182])+[.AD$8]*ABS([.$Q182])" office:value-type="percentage" office:value="0.0240159166705546" calcext:value-type="percentage">
            <text:p>2.40%</text:p>
          </table:table-cell>
          <table:table-cell table:formula="of:=[.AA$4]*ABS([.$O182])+[.AA$6]*ABS([.$L182])+[.AA$8]*ABS([.$Q182])" office:value-type="percentage" office:value="0.0205011933607812" calcext:value-type="percentage">
            <text:p>2.05%</text:p>
          </table:table-cell>
          <table:table-cell table:formula="of:=[.AB$4]*ABS([.$O182])+[.AB$6]*ABS([.$L182])+[.AB$8]*ABS([.$Q182])" office:value-type="percentage" office:value="0.00651305318351556" calcext:value-type="percentage">
            <text:p>0.65%</text:p>
          </table:table-cell>
          <table:table-cell table:formula="of:=[.AC$4]*ABS([.$O182])+[.AC$6]*ABS([.$L182])+[.AC$8]*ABS([.$Q182])" office:value-type="percentage" office:value="0.0324243440437764" calcext:value-type="percentage">
            <text:p>3.24%</text:p>
          </table:table-cell>
          <table:table-cell table:formula="of:=[.AD$4]*ABS([.$O182])+[.AD$6]*ABS([.$L182])+[.AD$8]*ABS([.$Q182])" office:value-type="percentage" office:value="0.0225661828550515" calcext:value-type="percentage">
            <text:p>2.2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277604812f42491cbabe59d60001aaffc925c2b5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bzip2</text:p>
          </table:table-cell>
          <table:table-cell office:value-type="string" calcext:value-type="string">
            <text:p>seconds</text:p>
          </table:table-cell>
          <table:table-cell office:value-type="float" office:value="13.6611528182702" calcext:value-type="float">
            <text:p>13.6611528182702</text:p>
          </table:table-cell>
          <table:table-cell office:value-type="float" office:value="11.3716666666667" calcext:value-type="float">
            <text:p>11.3716666666667</text:p>
          </table:table-cell>
          <table:table-cell office:value-type="float" office:value="15.6036666666667" calcext:value-type="float">
            <text:p>15.6036666666667</text:p>
          </table:table-cell>
          <table:table-cell office:value-type="float" office:value="0.558117586535305" calcext:value-type="float">
            <text:p>0.558117586535305</text:p>
          </table:table-cell>
          <table:table-cell office:value-type="float" office:value="0.841382350850436" calcext:value-type="float">
            <text:p>0.841382350850436</text:p>
          </table:table-cell>
          <table:table-cell office:value-type="percentage" office:value="0.0408543549698741" calcext:value-type="percentage">
            <text:p>4.09%</text:p>
          </table:table-cell>
          <table:table-cell office:value-type="percentage" office:value="0.0162247799279283" calcext:value-type="percentage">
            <text:p>1.62%</text:p>
          </table:table-cell>
          <table:table-cell office:value-type="percentage" office:value="0.00779772930533124" calcext:value-type="percentage">
            <text:p>0.78%</text:p>
          </table:table-cell>
          <table:table-cell office:value-type="percentage" office:value="0.00147129237705163" calcext:value-type="percentage">
            <text:p>0.1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58038403218235" calcext:value-type="percentage">
            <text:p>2.58%</text:p>
          </table:table-cell>
          <table:table-cell table:formula="of:=[.AA$4]*ABS([.$M183])+[.AA$6]*ABS([.$L183])+[.AA$8]*ABS([.$Q183])" office:value-type="percentage" office:value="0.027627658406542" calcext:value-type="percentage">
            <text:p>2.76%</text:p>
          </table:table-cell>
          <table:table-cell table:formula="of:=[.AB$4]*ABS([.$M183])+[.AB$6]*ABS([.$L183])+[.AB$8]*ABS([.$Q183])" office:value-type="percentage" office:value="0.0196456434715124" calcext:value-type="percentage">
            <text:p>1.96%</text:p>
          </table:table-cell>
          <table:table-cell table:formula="of:=[.AC$4]*ABS([.$M183])+[.AC$6]*ABS([.$L183])+[.AC$8]*ABS([.$Q183])" office:value-type="percentage" office:value="0.0368863460008745" calcext:value-type="percentage">
            <text:p>3.69%</text:p>
          </table:table-cell>
          <table:table-cell table:formula="of:=[.AD$4]*ABS([.$M183])+[.AD$6]*ABS([.$L183])+[.AD$8]*ABS([.$Q183])" office:value-type="percentage" office:value="0.026350985747239" calcext:value-type="percentage">
            <text:p>2.64%</text:p>
          </table:table-cell>
          <table:table-cell table:formula="of:=[.AA$4]*ABS([.$O183])+[.AA$6]*ABS([.$L183])+[.AA$8]*ABS([.$Q183])" office:value-type="percentage" office:value="0.0227098292229164" calcext:value-type="percentage">
            <text:p>2.27%</text:p>
          </table:table-cell>
          <table:table-cell table:formula="of:=[.AB$4]*ABS([.$O183])+[.AB$6]*ABS([.$L183])+[.AB$8]*ABS([.$Q183])" office:value-type="percentage" office:value="0.00784285343081106" calcext:value-type="percentage">
            <text:p>0.78%</text:p>
          </table:table-cell>
          <table:table-cell table:formula="of:=[.AC$4]*ABS([.$O183])+[.AC$6]*ABS([.$L183])+[.AC$8]*ABS([.$Q183])" office:value-type="percentage" office:value="0.0354109972457868" calcext:value-type="percentage">
            <text:p>3.54%</text:p>
          </table:table-cell>
          <table:table-cell table:formula="of:=[.AD$4]*ABS([.$O183])+[.AD$6]*ABS([.$L183])+[.AD$8]*ABS([.$Q183])" office:value-type="percentage" office:value="0.0248756369921513" calcext:value-type="percentage">
            <text:p>2.4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277604812f42491cbabe59d60001aaffc925c2b5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bzip2</text:p>
          </table:table-cell>
          <table:table-cell office:value-type="string" calcext:value-type="string">
            <text:p>seconds</text:p>
          </table:table-cell>
          <table:table-cell office:value-type="float" office:value="13.6706819526627" calcext:value-type="float">
            <text:p>13.6706819526627</text:p>
          </table:table-cell>
          <table:table-cell office:value-type="float" office:value="11.6706666666667" calcext:value-type="float">
            <text:p>11.6706666666667</text:p>
          </table:table-cell>
          <table:table-cell office:value-type="float" office:value="15.4123333333333" calcext:value-type="float">
            <text:p>15.4123333333333</text:p>
          </table:table-cell>
          <table:table-cell office:value-type="float" office:value="0.521745602449563" calcext:value-type="float">
            <text:p>0.521745602449563</text:p>
          </table:table-cell>
          <table:table-cell office:value-type="float" office:value="0.399722624901868" calcext:value-type="float">
            <text:p>0.399722624901868</text:p>
          </table:table-cell>
          <table:table-cell office:value-type="percentage" office:value="0.0381652944788127" calcext:value-type="percentage">
            <text:p>3.82%</text:p>
          </table:table-cell>
          <table:table-cell office:value-type="percentage" office:value="0.0149584262913452" calcext:value-type="percentage">
            <text:p>1.50%</text:p>
          </table:table-cell>
          <table:table-cell office:value-type="percentage" office:value="0.00680938085338509" calcext:value-type="percentage">
            <text:p>0.68%</text:p>
          </table:table-cell>
          <table:table-cell office:value-type="percentage" office:value="0.00081137839716305" calcext:value-type="percentage">
            <text:p>0.0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43014790881527" calcext:value-type="percentage">
            <text:p>2.43%</text:p>
          </table:table-cell>
          <table:table-cell table:formula="of:=[.AA$4]*ABS([.$M184])+[.AA$6]*ABS([.$L184])+[.AA$8]*ABS([.$Q184])" office:value-type="percentage" office:value="0.0258083999527702" calcext:value-type="percentage">
            <text:p>2.58%</text:p>
          </table:table-cell>
          <table:table-cell table:formula="of:=[.AB$4]*ABS([.$M184])+[.AB$6]*ABS([.$L184])+[.AB$8]*ABS([.$Q184])" office:value-type="percentage" office:value="0.0182134183897727" calcext:value-type="percentage">
            <text:p>1.82%</text:p>
          </table:table-cell>
          <table:table-cell table:formula="of:=[.AC$4]*ABS([.$M184])+[.AC$6]*ABS([.$L184])+[.AC$8]*ABS([.$Q184])" office:value-type="percentage" office:value="0.0344582261209999" calcext:value-type="percentage">
            <text:p>3.45%</text:p>
          </table:table-cell>
          <table:table-cell table:formula="of:=[.AD$4]*ABS([.$M184])+[.AD$6]*ABS([.$L184])+[.AD$8]*ABS([.$Q184])" office:value-type="percentage" office:value="0.024753555347538" calcext:value-type="percentage">
            <text:p>2.48%</text:p>
          </table:table-cell>
          <table:table-cell table:formula="of:=[.AA$4]*ABS([.$O184])+[.AA$6]*ABS([.$L184])+[.AA$8]*ABS([.$Q184])" office:value-type="percentage" office:value="0.0210927173213761" calcext:value-type="percentage">
            <text:p>2.11%</text:p>
          </table:table-cell>
          <table:table-cell table:formula="of:=[.AB$4]*ABS([.$O184])+[.AB$6]*ABS([.$L184])+[.AB$8]*ABS([.$Q184])" office:value-type="percentage" office:value="0.00689578007442698" calcext:value-type="percentage">
            <text:p>0.69%</text:p>
          </table:table-cell>
          <table:table-cell table:formula="of:=[.AC$4]*ABS([.$O184])+[.AC$6]*ABS([.$L184])+[.AC$8]*ABS([.$Q184])" office:value-type="percentage" office:value="0.0330435213315817" calcext:value-type="percentage">
            <text:p>3.30%</text:p>
          </table:table-cell>
          <table:table-cell table:formula="of:=[.AD$4]*ABS([.$O184])+[.AD$6]*ABS([.$L184])+[.AD$8]*ABS([.$Q184])" office:value-type="percentage" office:value="0.0233388505581198" calcext:value-type="percentage">
            <text:p>2.3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277604812f42491cbabe59d60001aaffc925c2b5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bzip2</text:p>
          </table:table-cell>
          <table:table-cell office:value-type="string" calcext:value-type="string">
            <text:p>seconds</text:p>
          </table:table-cell>
          <table:table-cell office:value-type="float" office:value="5.98392686567164" calcext:value-type="float">
            <text:p>5.98392686567164</text:p>
          </table:table-cell>
          <table:table-cell office:value-type="float" office:value="4.64333333333333" calcext:value-type="float">
            <text:p>4.64333333333333</text:p>
          </table:table-cell>
          <table:table-cell office:value-type="float" office:value="8.69866666666667" calcext:value-type="float">
            <text:p>8.69866666666667</text:p>
          </table:table-cell>
          <table:table-cell office:value-type="float" office:value="0.322376423100431" calcext:value-type="float">
            <text:p>0.322376423100431</text:p>
          </table:table-cell>
          <table:table-cell office:value-type="float" office:value="1.74077439455763" calcext:value-type="float">
            <text:p>1.74077439455763</text:p>
          </table:table-cell>
          <table:table-cell office:value-type="percentage" office:value="0.0538737237832614" calcext:value-type="percentage">
            <text:p>5.39%</text:p>
          </table:table-cell>
          <table:table-cell office:value-type="percentage" office:value="0.0195234445841937" calcext:value-type="percentage">
            <text:p>1.95%</text:p>
          </table:table-cell>
          <table:table-cell office:value-type="percentage" office:value="0.00984418779700451" calcext:value-type="percentage">
            <text:p>0.98%</text:p>
          </table:table-cell>
          <table:table-cell office:value-type="percentage" office:value="0.00220279448609933" calcext:value-type="percentage">
            <text:p>0.22%</text:p>
          </table:table-cell>
          <table:table-cell office:value-type="percentage" office:value="0.00120550456400659" calcext:value-type="percentage">
            <text:p>0.12%</text:p>
          </table:table-cell>
          <table:table-cell office:value-type="percentage" office:value="0.0383149186123222" calcext:value-type="percentage">
            <text:p>3.83%</text:p>
          </table:table-cell>
          <table:table-cell table:formula="of:=[.AA$4]*ABS([.$M185])+[.AA$6]*ABS([.$L185])+[.AA$8]*ABS([.$Q185])" office:value-type="percentage" office:value="0.0372373623265924" calcext:value-type="percentage">
            <text:p>3.72%</text:p>
          </table:table-cell>
          <table:table-cell table:formula="of:=[.AB$4]*ABS([.$M185])+[.AB$6]*ABS([.$L185])+[.AB$8]*ABS([.$Q185])" office:value-type="percentage" office:value="0.0248376199069133" calcext:value-type="percentage">
            <text:p>2.48%</text:p>
          </table:table-cell>
          <table:table-cell table:formula="of:=[.AC$4]*ABS([.$M185])+[.AC$6]*ABS([.$L185])+[.AC$8]*ABS([.$Q185])" office:value-type="percentage" office:value="0.0488828153462607" calcext:value-type="percentage">
            <text:p>4.89%</text:p>
          </table:table-cell>
          <table:table-cell table:formula="of:=[.AD$4]*ABS([.$M185])+[.AD$6]*ABS([.$L185])+[.AD$8]*ABS([.$Q185])" office:value-type="percentage" office:value="0.0379916517266033" calcext:value-type="percentage">
            <text:p>3.80%</text:p>
          </table:table-cell>
          <table:table-cell table:formula="of:=[.AA$4]*ABS([.$O185])+[.AA$6]*ABS([.$L185])+[.AA$8]*ABS([.$Q185])" office:value-type="percentage" office:value="0.0314638122938943" calcext:value-type="percentage">
            <text:p>3.15%</text:p>
          </table:table-cell>
          <table:table-cell table:formula="of:=[.AB$4]*ABS([.$O185])+[.AB$6]*ABS([.$L185])+[.AB$8]*ABS([.$Q185])" office:value-type="percentage" office:value="0.0109810998284378" calcext:value-type="percentage">
            <text:p>1.10%</text:p>
          </table:table-cell>
          <table:table-cell table:formula="of:=[.AC$4]*ABS([.$O185])+[.AC$6]*ABS([.$L185])+[.AC$8]*ABS([.$Q185])" office:value-type="percentage" office:value="0.0471507503364513" calcext:value-type="percentage">
            <text:p>4.72%</text:p>
          </table:table-cell>
          <table:table-cell table:formula="of:=[.AD$4]*ABS([.$O185])+[.AD$6]*ABS([.$L185])+[.AD$8]*ABS([.$Q185])" office:value-type="percentage" office:value="0.0362595867167939" calcext:value-type="percentage">
            <text:p>3.6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277604812f42491cbabe59d60001aaffc925c2b5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bzip2</text:p>
          </table:table-cell>
          <table:table-cell office:value-type="string" calcext:value-type="string">
            <text:p>seconds</text:p>
          </table:table-cell>
          <table:table-cell office:value-type="float" office:value="5.9753488372093" calcext:value-type="float">
            <text:p>5.9753488372093</text:p>
          </table:table-cell>
          <table:table-cell office:value-type="float" office:value="4.36566666666667" calcext:value-type="float">
            <text:p>4.36566666666667</text:p>
          </table:table-cell>
          <table:table-cell office:value-type="float" office:value="7.56166666666667" calcext:value-type="float">
            <text:p>7.56166666666667</text:p>
          </table:table-cell>
          <table:table-cell office:value-type="float" office:value="0.333063560723803" calcext:value-type="float">
            <text:p>0.333063560723803</text:p>
          </table:table-cell>
          <table:table-cell office:value-type="float" office:value="1.74327339716146" calcext:value-type="float">
            <text:p>1.74327339716146</text:p>
          </table:table-cell>
          <table:table-cell office:value-type="percentage" office:value="0.0557396011174731" calcext:value-type="percentage">
            <text:p>5.57%</text:p>
          </table:table-cell>
          <table:table-cell office:value-type="percentage" office:value="0.0202225898967152" calcext:value-type="percentage">
            <text:p>2.02%</text:p>
          </table:table-cell>
          <table:table-cell office:value-type="percentage" office:value="0.010992194776754" calcext:value-type="percentage">
            <text:p>1.10%</text:p>
          </table:table-cell>
          <table:table-cell office:value-type="percentage" office:value="0.00105730166127942" calcext:value-type="percentage">
            <text:p>0.11%</text:p>
          </table:table-cell>
          <table:table-cell office:value-type="percentage" office:value="0.000474914176149284" calcext:value-type="percentage">
            <text:p>0.05%</text:p>
          </table:table-cell>
          <table:table-cell office:value-type="percentage" office:value="0.0393522869014787" calcext:value-type="percentage">
            <text:p>3.94%</text:p>
          </table:table-cell>
          <table:table-cell table:formula="of:=[.AA$4]*ABS([.$M186])+[.AA$6]*ABS([.$L186])+[.AA$8]*ABS([.$Q186])" office:value-type="percentage" office:value="0.0384381593052223" calcext:value-type="percentage">
            <text:p>3.84%</text:p>
          </table:table-cell>
          <table:table-cell table:formula="of:=[.AB$4]*ABS([.$M186])+[.AB$6]*ABS([.$L186])+[.AB$8]*ABS([.$Q186])" office:value-type="percentage" office:value="0.0256872607192673" calcext:value-type="percentage">
            <text:p>2.57%</text:p>
          </table:table-cell>
          <table:table-cell table:formula="of:=[.AC$4]*ABS([.$M186])+[.AC$6]*ABS([.$L186])+[.AC$8]*ABS([.$Q186])" office:value-type="percentage" office:value="0.0505491685737979" calcext:value-type="percentage">
            <text:p>5.05%</text:p>
          </table:table-cell>
          <table:table-cell table:formula="of:=[.AD$4]*ABS([.$M186])+[.AD$6]*ABS([.$L186])+[.AD$8]*ABS([.$Q186])" office:value-type="percentage" office:value="0.0390780486226018" calcext:value-type="percentage">
            <text:p>3.91%</text:p>
          </table:table-cell>
          <table:table-cell table:formula="of:=[.AA$4]*ABS([.$O186])+[.AA$6]*ABS([.$L186])+[.AA$8]*ABS([.$Q186])" office:value-type="percentage" office:value="0.0320497298934104" calcext:value-type="percentage">
            <text:p>3.20%</text:p>
          </table:table-cell>
          <table:table-cell table:formula="of:=[.AB$4]*ABS([.$O186])+[.AB$6]*ABS([.$L186])+[.AB$8]*ABS([.$Q186])" office:value-type="percentage" office:value="0.0103550301309187" calcext:value-type="percentage">
            <text:p>1.04%</text:p>
          </table:table-cell>
          <table:table-cell table:formula="of:=[.AC$4]*ABS([.$O186])+[.AC$6]*ABS([.$L186])+[.AC$8]*ABS([.$Q186])" office:value-type="percentage" office:value="0.0486326397502543" calcext:value-type="percentage">
            <text:p>4.86%</text:p>
          </table:table-cell>
          <table:table-cell table:formula="of:=[.AD$4]*ABS([.$O186])+[.AD$6]*ABS([.$L186])+[.AD$8]*ABS([.$Q186])" office:value-type="percentage" office:value="0.0371615197990582" calcext:value-type="percentage">
            <text:p>3.7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277604812f42491cbabe59d60001aaffc925c2b5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bzip2</text:p>
          </table:table-cell>
          <table:table-cell office:value-type="string" calcext:value-type="string">
            <text:p>seconds</text:p>
          </table:table-cell>
          <table:table-cell office:value-type="float" office:value="5.93796288365453" calcext:value-type="float">
            <text:p>5.93796288365453</text:p>
          </table:table-cell>
          <table:table-cell office:value-type="float" office:value="4.37133333333333" calcext:value-type="float">
            <text:p>4.37133333333333</text:p>
          </table:table-cell>
          <table:table-cell office:value-type="float" office:value="7.63" calcext:value-type="float">
            <text:p>7.63</text:p>
          </table:table-cell>
          <table:table-cell office:value-type="float" office:value="0.34108113692648" calcext:value-type="float">
            <text:p>0.34108113692648</text:p>
          </table:table-cell>
          <table:table-cell office:value-type="float" office:value="0.877124602390214" calcext:value-type="float">
            <text:p>0.877124602390214</text:p>
          </table:table-cell>
          <table:table-cell office:value-type="percentage" office:value="0.0574407660690127" calcext:value-type="percentage">
            <text:p>5.74%</text:p>
          </table:table-cell>
          <table:table-cell office:value-type="percentage" office:value="0.0207058549471138" calcext:value-type="percentage">
            <text:p>2.07%</text:p>
          </table:table-cell>
          <table:table-cell office:value-type="percentage" office:value="0.0102304793684506" calcext:value-type="percentage">
            <text:p>1.02%</text:p>
          </table:table-cell>
          <table:table-cell office:value-type="percentage" office:value="0.00155046424524829" calcext:value-type="percentage">
            <text:p>0.16%</text:p>
          </table:table-cell>
          <table:table-cell office:value-type="percentage" office:value="0.00108319864683125" calcext:value-type="percentage">
            <text:p>0.11%</text:p>
          </table:table-cell>
          <table:table-cell office:value-type="percentage" office:value="0.0396943823967318" calcext:value-type="percentage">
            <text:p>3.97%</text:p>
          </table:table-cell>
          <table:table-cell table:formula="of:=[.AA$4]*ABS([.$M187])+[.AA$6]*ABS([.$L187])+[.AA$8]*ABS([.$Q187])" office:value-type="percentage" office:value="0.0392803344709527" calcext:value-type="percentage">
            <text:p>3.93%</text:p>
          </table:table-cell>
          <table:table-cell table:formula="of:=[.AB$4]*ABS([.$M187])+[.AB$6]*ABS([.$L187])+[.AB$8]*ABS([.$Q187])" office:value-type="percentage" office:value="0.0262781988042655" calcext:value-type="percentage">
            <text:p>2.63%</text:p>
          </table:table-cell>
          <table:table-cell table:formula="of:=[.AC$4]*ABS([.$M187])+[.AC$6]*ABS([.$L187])+[.AC$8]*ABS([.$Q187])" office:value-type="percentage" office:value="0.0519926365895947" calcext:value-type="percentage">
            <text:p>5.20%</text:p>
          </table:table-cell>
          <table:table-cell table:formula="of:=[.AD$4]*ABS([.$M187])+[.AD$6]*ABS([.$L187])+[.AD$8]*ABS([.$Q187])" office:value-type="percentage" office:value="0.039570168018998" calcext:value-type="percentage">
            <text:p>3.96%</text:p>
          </table:table-cell>
          <table:table-cell table:formula="of:=[.AA$4]*ABS([.$O187])+[.AA$6]*ABS([.$L187])+[.AA$8]*ABS([.$Q187])" office:value-type="percentage" office:value="0.0328952042369976" calcext:value-type="percentage">
            <text:p>3.29%</text:p>
          </table:table-cell>
          <table:table-cell table:formula="of:=[.AB$4]*ABS([.$O187])+[.AB$6]*ABS([.$L187])+[.AB$8]*ABS([.$Q187])" office:value-type="percentage" office:value="0.0109538862427731" calcext:value-type="percentage">
            <text:p>1.10%</text:p>
          </table:table-cell>
          <table:table-cell table:formula="of:=[.AC$4]*ABS([.$O187])+[.AC$6]*ABS([.$L187])+[.AC$8]*ABS([.$Q187])" office:value-type="percentage" office:value="0.0500770975194082" calcext:value-type="percentage">
            <text:p>5.01%</text:p>
          </table:table-cell>
          <table:table-cell table:formula="of:=[.AD$4]*ABS([.$O187])+[.AD$6]*ABS([.$L187])+[.AD$8]*ABS([.$Q187])" office:value-type="percentage" office:value="0.0376546289488115" calcext:value-type="percentage">
            <text:p>3.7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4b7ccf0064e0a3ebfe54a6a139b35958a896593b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VH BHS (CA)</text:p>
          </table:table-cell>
          <table:table-cell office:value-type="string" calcext:value-type="string">
            <text:p>MiB/s</text:p>
          </table:table-cell>
          <table:table-cell office:value-type="float" office:value="23.3124182528062" calcext:value-type="float">
            <text:p>23.3124182528062</text:p>
          </table:table-cell>
          <table:table-cell office:value-type="float" office:value="0.576666666666667" calcext:value-type="float">
            <text:p>0.576666666666667</text:p>
          </table:table-cell>
          <table:table-cell office:value-type="float" office:value="27.7666666666667" calcext:value-type="float">
            <text:p>27.7666666666667</text:p>
          </table:table-cell>
          <table:table-cell office:value-type="float" office:value="2.00031709068579" calcext:value-type="float">
            <text:p>2.00031709068579</text:p>
          </table:table-cell>
          <table:table-cell office:value-type="float" office:value="267.958830492026" calcext:value-type="float">
            <text:p>267.958830492026</text:p>
          </table:table-cell>
          <table:table-cell office:value-type="percentage" office:value="0.0858047873452598" calcext:value-type="percentage">
            <text:p>8.58%</text:p>
          </table:table-cell>
          <table:table-cell office:value-type="percentage" office:value="-0.0299329467822289" calcext:value-type="percentage">
            <text:p>-2.99%</text:p>
          </table:table-cell>
          <table:table-cell office:value-type="percentage" office:value="-0.0261168319159904" calcext:value-type="percentage">
            <text:p>-2.61%</text:p>
          </table:table-cell>
          <table:table-cell office:value-type="percentage" office:value="-0.0150413831763641" calcext:value-type="percentage">
            <text:p>-1.50%</text:p>
          </table:table-cell>
          <table:table-cell office:value-type="percentage" office:value="-0.00000215096048927321" calcext:value-type="percentage">
            <text:p>0.00%</text:p>
          </table:table-cell>
          <table:table-cell office:value-type="percentage" office:value="0.0440945587082723" calcext:value-type="percentage">
            <text:p>4.41%</text:p>
          </table:table-cell>
          <table:table-cell table:formula="of:=[.AA$4]*ABS([.$M188])+[.AA$6]*ABS([.$L188])+[.AA$8]*ABS([.$Q188])" office:value-type="percentage" office:value="0.0532774309452537" calcext:value-type="percentage">
            <text:p>5.33%</text:p>
          </table:table-cell>
          <table:table-cell table:formula="of:=[.AB$4]*ABS([.$M188])+[.AB$6]*ABS([.$L188])+[.AB$8]*ABS([.$Q188])" office:value-type="percentage" office:value="0.0369362920311363" calcext:value-type="percentage">
            <text:p>3.69%</text:p>
          </table:table-cell>
          <table:table-cell table:formula="of:=[.AC$4]*ABS([.$M188])+[.AC$6]*ABS([.$L188])+[.AC$8]*ABS([.$Q188])" office:value-type="percentage" office:value="0.076046580425258" calcext:value-type="percentage">
            <text:p>7.60%</text:p>
          </table:table-cell>
          <table:table-cell table:formula="of:=[.AD$4]*ABS([.$M188])+[.AD$6]*ABS([.$L188])+[.AD$8]*ABS([.$Q188])" office:value-type="percentage" office:value="0.0468494203793667" calcext:value-type="percentage">
            <text:p>4.68%</text:p>
          </table:table-cell>
          <table:table-cell table:formula="of:=[.AA$4]*ABS([.$O188])+[.AA$6]*ABS([.$L188])+[.AA$8]*ABS([.$Q188])" office:value-type="percentage" office:value="0.0483135764099654" calcext:value-type="percentage">
            <text:p>4.83%</text:p>
          </table:table-cell>
          <table:table-cell table:formula="of:=[.AB$4]*ABS([.$O188])+[.AB$6]*ABS([.$L188])+[.AB$8]*ABS([.$Q188])" office:value-type="percentage" office:value="0.0250230411464445" calcext:value-type="percentage">
            <text:p>2.50%</text:p>
          </table:table-cell>
          <table:table-cell table:formula="of:=[.AC$4]*ABS([.$O188])+[.AC$6]*ABS([.$L188])+[.AC$8]*ABS([.$Q188])" office:value-type="percentage" office:value="0.0745574240646715" calcext:value-type="percentage">
            <text:p>7.46%</text:p>
          </table:table-cell>
          <table:table-cell table:formula="of:=[.AD$4]*ABS([.$O188])+[.AD$6]*ABS([.$L188])+[.AD$8]*ABS([.$Q188])" office:value-type="percentage" office:value="0.0453602640187802" calcext:value-type="percentage">
            <text:p>4.5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4b7ccf0064e0a3ebfe54a6a139b35958a896593b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VH BHS (CA)</text:p>
          </table:table-cell>
          <table:table-cell office:value-type="string" calcext:value-type="string">
            <text:p>MiB/s</text:p>
          </table:table-cell>
          <table:table-cell office:value-type="float" office:value="23.3678717201166" calcext:value-type="float">
            <text:p>23.3678717201166</text:p>
          </table:table-cell>
          <table:table-cell office:value-type="float" office:value="13.84" calcext:value-type="float">
            <text:p>13.84</text:p>
          </table:table-cell>
          <table:table-cell office:value-type="float" office:value="28.1" calcext:value-type="float">
            <text:p>28.1</text:p>
          </table:table-cell>
          <table:table-cell office:value-type="float" office:value="1.66862259120811" calcext:value-type="float">
            <text:p>1.66862259120811</text:p>
          </table:table-cell>
          <table:table-cell office:value-type="float" office:value="268.596226668007" calcext:value-type="float">
            <text:p>268.596226668007</text:p>
          </table:table-cell>
          <table:table-cell office:value-type="percentage" office:value="0.071406699385963" calcext:value-type="percentage">
            <text:p>7.14%</text:p>
          </table:table-cell>
          <table:table-cell office:value-type="percentage" office:value="-0.029609311957383" calcext:value-type="percentage">
            <text:p>-2.96%</text:p>
          </table:table-cell>
          <table:table-cell office:value-type="percentage" office:value="-0.0249236961107309" calcext:value-type="percentage">
            <text:p>-2.49%</text:p>
          </table:table-cell>
          <table:table-cell office:value-type="percentage" office:value="-0.0148756391816499" calcext:value-type="percentage">
            <text:p>-1.49%</text:p>
          </table:table-cell>
          <table:table-cell office:value-type="percentage" office:value="-0.000315396736344868" calcext:value-type="percentage">
            <text:p>-0.03%</text:p>
          </table:table-cell>
          <table:table-cell office:value-type="percentage" office:value="0.0198316815275253" calcext:value-type="percentage">
            <text:p>1.98%</text:p>
          </table:table-cell>
          <table:table-cell table:formula="of:=[.AA$4]*ABS([.$M189])+[.AA$6]*ABS([.$L189])+[.AA$8]*ABS([.$Q189])" office:value-type="percentage" office:value="0.0402825642902904" calcext:value-type="percentage">
            <text:p>4.03%</text:p>
          </table:table-cell>
          <table:table-cell table:formula="of:=[.AB$4]*ABS([.$M189])+[.AB$6]*ABS([.$L189])+[.AB$8]*ABS([.$Q189])" office:value-type="percentage" office:value="0.0328112876572552" calcext:value-type="percentage">
            <text:p>3.28%</text:p>
          </table:table-cell>
          <table:table-cell table:formula="of:=[.AC$4]*ABS([.$M189])+[.AC$6]*ABS([.$L189])+[.AC$8]*ABS([.$Q189])" office:value-type="percentage" office:value="0.0620694588572612" calcext:value-type="percentage">
            <text:p>6.21%</text:p>
          </table:table-cell>
          <table:table-cell table:formula="of:=[.AD$4]*ABS([.$M189])+[.AD$6]*ABS([.$L189])+[.AD$8]*ABS([.$Q189])" office:value-type="percentage" office:value="0.0259669463563548" calcext:value-type="percentage">
            <text:p>2.60%</text:p>
          </table:table-cell>
          <table:table-cell table:formula="of:=[.AA$4]*ABS([.$O189])+[.AA$6]*ABS([.$L189])+[.AA$8]*ABS([.$Q189])" office:value-type="percentage" office:value="0.0353713400317127" calcext:value-type="percentage">
            <text:p>3.54%</text:p>
          </table:table-cell>
          <table:table-cell table:formula="of:=[.AB$4]*ABS([.$O189])+[.AB$6]*ABS([.$L189])+[.AB$8]*ABS([.$Q189])" office:value-type="percentage" office:value="0.0210243494366687" calcext:value-type="percentage">
            <text:p>2.10%</text:p>
          </table:table-cell>
          <table:table-cell table:formula="of:=[.AC$4]*ABS([.$O189])+[.AC$6]*ABS([.$L189])+[.AC$8]*ABS([.$Q189])" office:value-type="percentage" office:value="0.0605960915796879" calcext:value-type="percentage">
            <text:p>6.06%</text:p>
          </table:table-cell>
          <table:table-cell table:formula="of:=[.AD$4]*ABS([.$O189])+[.AD$6]*ABS([.$L189])+[.AD$8]*ABS([.$Q189])" office:value-type="percentage" office:value="0.0244935790787815" calcext:value-type="percentage">
            <text:p>2.4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4b7ccf0064e0a3ebfe54a6a139b35958a896593b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VH BHS (CA)</text:p>
          </table:table-cell>
          <table:table-cell office:value-type="string" calcext:value-type="string">
            <text:p>MiB/s</text:p>
          </table:table-cell>
          <table:table-cell office:value-type="float" office:value="23.2779536489152" calcext:value-type="float">
            <text:p>23.2779536489152</text:p>
          </table:table-cell>
          <table:table-cell office:value-type="float" office:value="0.263333333333333" calcext:value-type="float">
            <text:p>0.263333333333333</text:p>
          </table:table-cell>
          <table:table-cell office:value-type="float" office:value="27.9166666666667" calcext:value-type="float">
            <text:p>27.9166666666667</text:p>
          </table:table-cell>
          <table:table-cell office:value-type="float" office:value="2.08592341407134" calcext:value-type="float">
            <text:p>2.08592341407134</text:p>
          </table:table-cell>
          <table:table-cell office:value-type="float" office:value="127.201932507733" calcext:value-type="float">
            <text:p>127.201932507733</text:p>
          </table:table-cell>
          <table:table-cell office:value-type="percentage" office:value="0.0896093980395286" calcext:value-type="percentage">
            <text:p>8.96%</text:p>
          </table:table-cell>
          <table:table-cell office:value-type="percentage" office:value="-0.0303356319901852" calcext:value-type="percentage">
            <text:p>-3.03%</text:p>
          </table:table-cell>
          <table:table-cell office:value-type="percentage" office:value="-0.027260970893042" calcext:value-type="percentage">
            <text:p>-2.73%</text:p>
          </table:table-cell>
          <table:table-cell office:value-type="percentage" office:value="-0.0147984160729224" calcext:value-type="percentage">
            <text:p>-1.48%</text:p>
          </table:table-cell>
          <table:table-cell office:value-type="percentage" office:value="0.00000558936365551444" calcext:value-type="percentage">
            <text:p>0.00%</text:p>
          </table:table-cell>
          <table:table-cell office:value-type="percentage" office:value="0.0458121560978917" calcext:value-type="percentage">
            <text:p>4.58%</text:p>
          </table:table-cell>
          <table:table-cell table:formula="of:=[.AA$4]*ABS([.$M190])+[.AA$6]*ABS([.$L190])+[.AA$8]*ABS([.$Q190])" office:value-type="percentage" office:value="0.0552523953758685" calcext:value-type="percentage">
            <text:p>5.53%</text:p>
          </table:table-cell>
          <table:table-cell table:formula="of:=[.AB$4]*ABS([.$M190])+[.AB$6]*ABS([.$L190])+[.AB$8]*ABS([.$Q190])" office:value-type="percentage" office:value="0.0378106610058902" calcext:value-type="percentage">
            <text:p>3.78%</text:p>
          </table:table-cell>
          <table:table-cell table:formula="of:=[.AC$4]*ABS([.$M190])+[.AC$6]*ABS([.$L190])+[.AC$8]*ABS([.$Q190])" office:value-type="percentage" office:value="0.0793022972404306" calcext:value-type="percentage">
            <text:p>7.93%</text:p>
          </table:table-cell>
          <table:table-cell table:formula="of:=[.AD$4]*ABS([.$M190])+[.AD$6]*ABS([.$L190])+[.AD$8]*ABS([.$Q190])" office:value-type="percentage" office:value="0.0486442278812847" calcext:value-type="percentage">
            <text:p>4.86%</text:p>
          </table:table-cell>
          <table:table-cell table:formula="of:=[.AA$4]*ABS([.$O190])+[.AA$6]*ABS([.$L190])+[.AA$8]*ABS([.$Q190])" office:value-type="percentage" office:value="0.0500733234034476" calcext:value-type="percentage">
            <text:p>5.01%</text:p>
          </table:table-cell>
          <table:table-cell table:formula="of:=[.AB$4]*ABS([.$O190])+[.AB$6]*ABS([.$L190])+[.AB$8]*ABS([.$Q190])" office:value-type="percentage" office:value="0.0253808882720799" calcext:value-type="percentage">
            <text:p>2.54%</text:p>
          </table:table-cell>
          <table:table-cell table:formula="of:=[.AC$4]*ABS([.$O190])+[.AC$6]*ABS([.$L190])+[.AC$8]*ABS([.$Q190])" office:value-type="percentage" office:value="0.0777485756487043" calcext:value-type="percentage">
            <text:p>7.77%</text:p>
          </table:table-cell>
          <table:table-cell table:formula="of:=[.AD$4]*ABS([.$O190])+[.AD$6]*ABS([.$L190])+[.AD$8]*ABS([.$Q190])" office:value-type="percentage" office:value="0.0470905062895584" calcext:value-type="percentage">
            <text:p>4.7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4b7ccf0064e0a3ebfe54a6a139b35958a896593b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VH BHS (CA)</text:p>
          </table:table-cell>
          <table:table-cell office:value-type="string" calcext:value-type="string">
            <text:p>MiB/s</text:p>
          </table:table-cell>
          <table:table-cell office:value-type="float" office:value="23.3488034825871" calcext:value-type="float">
            <text:p>23.3488034825871</text:p>
          </table:table-cell>
          <table:table-cell office:value-type="float" office:value="15.1266666666667" calcext:value-type="float">
            <text:p>15.1266666666667</text:p>
          </table:table-cell>
          <table:table-cell office:value-type="float" office:value="27.39" calcext:value-type="float">
            <text:p>27.39</text:p>
          </table:table-cell>
          <table:table-cell office:value-type="float" office:value="1.59674888679933" calcext:value-type="float">
            <text:p>1.59674888679933</text:p>
          </table:table-cell>
          <table:table-cell office:value-type="float" office:value="243.216702943615" calcext:value-type="float">
            <text:p>243.216702943615</text:p>
          </table:table-cell>
          <table:table-cell office:value-type="percentage" office:value="0.0683867542930047" calcext:value-type="percentage">
            <text:p>6.84%</text:p>
          </table:table-cell>
          <table:table-cell office:value-type="percentage" office:value="-0.0286057202029499" calcext:value-type="percentage">
            <text:p>-2.86%</text:p>
          </table:table-cell>
          <table:table-cell office:value-type="percentage" office:value="-0.0231720425095176" calcext:value-type="percentage">
            <text:p>-2.32%</text:p>
          </table:table-cell>
          <table:table-cell office:value-type="percentage" office:value="-0.0148469135537486" calcext:value-type="percentage">
            <text:p>-1.48%</text:p>
          </table:table-cell>
          <table:table-cell office:value-type="percentage" office:value="0.0000104708924383589" calcext:value-type="percentage">
            <text:p>0.00%</text:p>
          </table:table-cell>
          <table:table-cell office:value-type="percentage" office:value="0.0164575627308787" calcext:value-type="percentage">
            <text:p>1.65%</text:p>
          </table:table-cell>
          <table:table-cell table:formula="of:=[.AA$4]*ABS([.$M191])+[.AA$6]*ABS([.$L191])+[.AA$8]*ABS([.$Q191])" office:value-type="percentage" office:value="0.0378166790756111" calcext:value-type="percentage">
            <text:p>3.78%</text:p>
          </table:table-cell>
          <table:table-cell table:formula="of:=[.AB$4]*ABS([.$M191])+[.AB$6]*ABS([.$L191])+[.AB$8]*ABS([.$Q191])" office:value-type="percentage" office:value="0.0313690078647482" calcext:value-type="percentage">
            <text:p>3.14%</text:p>
          </table:table-cell>
          <table:table-cell table:formula="of:=[.AC$4]*ABS([.$M191])+[.AC$6]*ABS([.$L191])+[.AC$8]*ABS([.$Q191])" office:value-type="percentage" office:value="0.0592157317277866" calcext:value-type="percentage">
            <text:p>5.92%</text:p>
          </table:table-cell>
          <table:table-cell table:formula="of:=[.AD$4]*ABS([.$M191])+[.AD$6]*ABS([.$L191])+[.AD$8]*ABS([.$Q191])" office:value-type="percentage" office:value="0.0228652976342984" calcext:value-type="percentage">
            <text:p>2.29%</text:p>
          </table:table-cell>
          <table:table-cell table:formula="of:=[.AA$4]*ABS([.$O191])+[.AA$6]*ABS([.$L191])+[.AA$8]*ABS([.$Q191])" office:value-type="percentage" office:value="0.033230410192544" calcext:value-type="percentage">
            <text:p>3.32%</text:p>
          </table:table-cell>
          <table:table-cell table:formula="of:=[.AB$4]*ABS([.$O191])+[.AB$6]*ABS([.$L191])+[.AB$8]*ABS([.$Q191])" office:value-type="percentage" office:value="0.0203619625453872" calcext:value-type="percentage">
            <text:p>2.04%</text:p>
          </table:table-cell>
          <table:table-cell table:formula="of:=[.AC$4]*ABS([.$O191])+[.AC$6]*ABS([.$L191])+[.AC$8]*ABS([.$Q191])" office:value-type="percentage" office:value="0.0578398510628665" calcext:value-type="percentage">
            <text:p>5.78%</text:p>
          </table:table-cell>
          <table:table-cell table:formula="of:=[.AD$4]*ABS([.$O191])+[.AD$6]*ABS([.$L191])+[.AD$8]*ABS([.$Q191])" office:value-type="percentage" office:value="0.0214894169693783" calcext:value-type="percentage">
            <text:p>2.1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4b7ccf0064e0a3ebfe54a6a139b35958a896593b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VH BHS (CA)</text:p>
          </table:table-cell>
          <table:table-cell office:value-type="string" calcext:value-type="string">
            <text:p>MiB/s</text:p>
          </table:table-cell>
          <table:table-cell office:value-type="float" office:value="23.3419379844961" calcext:value-type="float">
            <text:p>23.3419379844961</text:p>
          </table:table-cell>
          <table:table-cell office:value-type="float" office:value="19.1433333333333" calcext:value-type="float">
            <text:p>19.1433333333333</text:p>
          </table:table-cell>
          <table:table-cell office:value-type="float" office:value="27.5033333333333" calcext:value-type="float">
            <text:p>27.5033333333333</text:p>
          </table:table-cell>
          <table:table-cell office:value-type="float" office:value="1.55636567516281" calcext:value-type="float">
            <text:p>1.55636567516281</text:p>
          </table:table-cell>
          <table:table-cell office:value-type="float" office:value="243.145187338501" calcext:value-type="float">
            <text:p>243.145187338501</text:p>
          </table:table-cell>
          <table:table-cell office:value-type="percentage" office:value="0.0666767976247972" calcext:value-type="percentage">
            <text:p>6.67%</text:p>
          </table:table-cell>
          <table:table-cell office:value-type="percentage" office:value="-0.0283235728883795" calcext:value-type="percentage">
            <text:p>-2.83%</text:p>
          </table:table-cell>
          <table:table-cell office:value-type="percentage" office:value="-0.0228967530971126" calcext:value-type="percentage">
            <text:p>-2.29%</text:p>
          </table:table-cell>
          <table:table-cell office:value-type="percentage" office:value="-0.0161923509637823" calcext:value-type="percentage">
            <text:p>-1.62%</text:p>
          </table:table-cell>
          <table:table-cell office:value-type="percentage" office:value="-0.00001147509483497" calcext:value-type="percentage">
            <text:p>0.00%</text:p>
          </table:table-cell>
          <table:table-cell office:value-type="percentage" office:value="0.0135496326893046" calcext:value-type="percentage">
            <text:p>1.35%</text:p>
          </table:table-cell>
          <table:table-cell table:formula="of:=[.AA$4]*ABS([.$M192])+[.AA$6]*ABS([.$L192])+[.AA$8]*ABS([.$Q192])" office:value-type="percentage" office:value="0.0361833344008271" calcext:value-type="percentage">
            <text:p>3.62%</text:p>
          </table:table-cell>
          <table:table-cell table:formula="of:=[.AB$4]*ABS([.$M192])+[.AB$6]*ABS([.$L192])+[.AB$8]*ABS([.$Q192])" office:value-type="percentage" office:value="0.0306815013421138" calcext:value-type="percentage">
            <text:p>3.07%</text:p>
          </table:table-cell>
          <table:table-cell table:formula="of:=[.AC$4]*ABS([.$M192])+[.AC$6]*ABS([.$L192])+[.AC$8]*ABS([.$Q192])" office:value-type="percentage" office:value="0.0575287586576062" calcext:value-type="percentage">
            <text:p>5.75%</text:p>
          </table:table-cell>
          <table:table-cell table:formula="of:=[.AD$4]*ABS([.$M192])+[.AD$6]*ABS([.$L192])+[.AD$8]*ABS([.$Q192])" office:value-type="percentage" office:value="0.0203397432027613" calcext:value-type="percentage">
            <text:p>2.03%</text:p>
          </table:table-cell>
          <table:table-cell table:formula="of:=[.AA$4]*ABS([.$O192])+[.AA$6]*ABS([.$L192])+[.AA$8]*ABS([.$Q192])" office:value-type="percentage" office:value="0.0321395937592947" calcext:value-type="percentage">
            <text:p>3.21%</text:p>
          </table:table-cell>
          <table:table-cell table:formula="of:=[.AB$4]*ABS([.$O192])+[.AB$6]*ABS([.$L192])+[.AB$8]*ABS([.$Q192])" office:value-type="percentage" office:value="0.020976523802436" calcext:value-type="percentage">
            <text:p>2.10%</text:p>
          </table:table-cell>
          <table:table-cell table:formula="of:=[.AC$4]*ABS([.$O192])+[.AC$6]*ABS([.$L192])+[.AC$8]*ABS([.$Q192])" office:value-type="percentage" office:value="0.0563156364651464" calcext:value-type="percentage">
            <text:p>5.63%</text:p>
          </table:table-cell>
          <table:table-cell table:formula="of:=[.AD$4]*ABS([.$O192])+[.AD$6]*ABS([.$L192])+[.AD$8]*ABS([.$Q192])" office:value-type="percentage" office:value="0.0191266210103016" calcext:value-type="percentage">
            <text:p>1.9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4b7ccf0064e0a3ebfe54a6a139b35958a896593b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VH BHS (CA)</text:p>
          </table:table-cell>
          <table:table-cell office:value-type="string" calcext:value-type="string">
            <text:p>MiB/s</text:p>
          </table:table-cell>
          <table:table-cell office:value-type="float" office:value="23.4354782298358" calcext:value-type="float">
            <text:p>23.4354782298358</text:p>
          </table:table-cell>
          <table:table-cell office:value-type="float" office:value="15.9433333333333" calcext:value-type="float">
            <text:p>15.9433333333333</text:p>
          </table:table-cell>
          <table:table-cell office:value-type="float" office:value="27.3666666666667" calcext:value-type="float">
            <text:p>27.3666666666667</text:p>
          </table:table-cell>
          <table:table-cell office:value-type="float" office:value="1.56162714017475" calcext:value-type="float">
            <text:p>1.56162714017475</text:p>
          </table:table-cell>
          <table:table-cell office:value-type="float" office:value="122.059782447062" calcext:value-type="float">
            <text:p>122.059782447062</text:p>
          </table:table-cell>
          <table:table-cell office:value-type="percentage" office:value="0.0666351727436327" calcext:value-type="percentage">
            <text:p>6.66%</text:p>
          </table:table-cell>
          <table:table-cell office:value-type="percentage" office:value="-0.0286693850735973" calcext:value-type="percentage">
            <text:p>-2.87%</text:p>
          </table:table-cell>
          <table:table-cell office:value-type="percentage" office:value="-0.0213856480214323" calcext:value-type="percentage">
            <text:p>-2.14%</text:p>
          </table:table-cell>
          <table:table-cell office:value-type="percentage" office:value="-0.0145609480097494" calcext:value-type="percentage">
            <text:p>-1.46%</text:p>
          </table:table-cell>
          <table:table-cell office:value-type="percentage" office:value="0.00000963767177987335" calcext:value-type="percentage">
            <text:p>0.00%</text:p>
          </table:table-cell>
          <table:table-cell office:value-type="percentage" office:value="0.0140462819772017" calcext:value-type="percentage">
            <text:p>1.40%</text:p>
          </table:table-cell>
          <table:table-cell table:formula="of:=[.AA$4]*ABS([.$M193])+[.AA$6]*ABS([.$L193])+[.AA$8]*ABS([.$Q193])" office:value-type="percentage" office:value="0.0364502799314772" calcext:value-type="percentage">
            <text:p>3.65%</text:p>
          </table:table-cell>
          <table:table-cell table:formula="of:=[.AB$4]*ABS([.$M193])+[.AB$6]*ABS([.$L193])+[.AB$8]*ABS([.$Q193])" office:value-type="percentage" office:value="0.0310036535309613" calcext:value-type="percentage">
            <text:p>3.10%</text:p>
          </table:table-cell>
          <table:table-cell table:formula="of:=[.AC$4]*ABS([.$M193])+[.AC$6]*ABS([.$L193])+[.AC$8]*ABS([.$Q193])" office:value-type="percentage" office:value="0.0575797048999861" calcext:value-type="percentage">
            <text:p>5.76%</text:p>
          </table:table-cell>
          <table:table-cell table:formula="of:=[.AD$4]*ABS([.$M193])+[.AD$6]*ABS([.$L193])+[.AD$8]*ABS([.$Q193])" office:value-type="percentage" office:value="0.0207674813634843" calcext:value-type="percentage">
            <text:p>2.08%</text:p>
          </table:table-cell>
          <table:table-cell table:formula="of:=[.AA$4]*ABS([.$O193])+[.AA$6]*ABS([.$L193])+[.AA$8]*ABS([.$Q193])" office:value-type="percentage" office:value="0.0317474675768613" calcext:value-type="percentage">
            <text:p>3.17%</text:p>
          </table:table-cell>
          <table:table-cell table:formula="of:=[.AB$4]*ABS([.$O193])+[.AB$6]*ABS([.$L193])+[.AB$8]*ABS([.$Q193])" office:value-type="percentage" office:value="0.019716903879883" calcext:value-type="percentage">
            <text:p>1.97%</text:p>
          </table:table-cell>
          <table:table-cell table:formula="of:=[.AC$4]*ABS([.$O193])+[.AC$6]*ABS([.$L193])+[.AC$8]*ABS([.$Q193])" office:value-type="percentage" office:value="0.0561688611936013" calcext:value-type="percentage">
            <text:p>5.62%</text:p>
          </table:table-cell>
          <table:table-cell table:formula="of:=[.AD$4]*ABS([.$O193])+[.AD$6]*ABS([.$L193])+[.AD$8]*ABS([.$Q193])" office:value-type="percentage" office:value="0.0193566376570995" calcext:value-type="percentage">
            <text:p>1.9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4edcdef29160f30a36d7e070b8267674e810f5f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avg seek rate</text:p>
          </table:table-cell>
          <table:table-cell office:value-type="string" calcext:value-type="string">
            <text:p>us</text:p>
          </table:table-cell>
          <table:table-cell office:value-type="float" office:value="313.429136163982" calcext:value-type="float">
            <text:p>313.429136163982</text:p>
          </table:table-cell>
          <table:table-cell office:value-type="float" office:value="68.2666666666667" calcext:value-type="float">
            <text:p>68.2666666666667</text:p>
          </table:table-cell>
          <table:table-cell office:value-type="float" office:value="637.4" calcext:value-type="float">
            <text:p>637.4</text:p>
          </table:table-cell>
          <table:table-cell office:value-type="float" office:value="113.267489348544" calcext:value-type="float">
            <text:p>113.267489348544</text:p>
          </table:table-cell>
          <table:table-cell office:value-type="float" office:value="0.0366725729912664" calcext:value-type="float">
            <text:p>0.036672572991266</text:p>
          </table:table-cell>
          <table:table-cell office:value-type="percentage" office:value="0.36138149354846" calcext:value-type="percentage">
            <text:p>36.14%</text:p>
          </table:table-cell>
          <table:table-cell office:value-type="percentage" office:value="0.158516983726493" calcext:value-type="percentage">
            <text:p>15.85%</text:p>
          </table:table-cell>
          <table:table-cell office:value-type="percentage" office:value="0.157839765861747" calcext:value-type="percentage">
            <text:p>15.78%</text:p>
          </table:table-cell>
          <table:table-cell office:value-type="percentage" office:value="0.155649145925503" calcext:value-type="percentage">
            <text:p>15.56%</text:p>
          </table:table-cell>
          <table:table-cell office:value-type="percentage" office:value="0.150653026075095" calcext:value-type="percentage">
            <text:p>15.07%</text:p>
          </table:table-cell>
          <table:table-cell office:value-type="percentage" office:value="0.223868384451167" calcext:value-type="percentage">
            <text:p>22.39%</text:p>
          </table:table-cell>
          <table:table-cell table:formula="of:=[.AA$4]*ABS([.$M194])+[.AA$6]*ABS([.$L194])+[.AA$8]*ABS([.$Q194])" office:value-type="percentage" office:value="0.24792228724204" calcext:value-type="percentage">
            <text:p>24.79%</text:p>
          </table:table-cell>
          <table:table-cell table:formula="of:=[.AB$4]*ABS([.$M194])+[.AB$6]*ABS([.$L194])+[.AB$8]*ABS([.$Q194])" office:value-type="percentage" office:value="0.185338574781157" calcext:value-type="percentage">
            <text:p>18.53%</text:p>
          </table:table-cell>
          <table:table-cell table:formula="of:=[.AC$4]*ABS([.$M194])+[.AC$6]*ABS([.$L194])+[.AC$8]*ABS([.$Q194])" office:value-type="percentage" office:value="0.327343731656534" calcext:value-type="percentage">
            <text:p>32.73%</text:p>
          </table:table-cell>
          <table:table-cell table:formula="of:=[.AD$4]*ABS([.$M194])+[.AD$6]*ABS([.$L194])+[.AD$8]*ABS([.$Q194])" office:value-type="percentage" office:value="0.231084555288429" calcext:value-type="percentage">
            <text:p>23.11%</text:p>
          </table:table-cell>
          <table:table-cell table:formula="of:=[.AA$4]*ABS([.$O194])+[.AA$6]*ABS([.$L194])+[.AA$8]*ABS([.$Q194])" office:value-type="percentage" office:value="0.246966341308377" calcext:value-type="percentage">
            <text:p>24.70%</text:p>
          </table:table-cell>
          <table:table-cell table:formula="of:=[.AB$4]*ABS([.$O194])+[.AB$6]*ABS([.$L194])+[.AB$8]*ABS([.$Q194])" office:value-type="percentage" office:value="0.183044304540365" calcext:value-type="percentage">
            <text:p>18.30%</text:p>
          </table:table-cell>
          <table:table-cell table:formula="of:=[.AC$4]*ABS([.$O194])+[.AC$6]*ABS([.$L194])+[.AC$8]*ABS([.$Q194])" office:value-type="percentage" office:value="0.327056947876435" calcext:value-type="percentage">
            <text:p>32.71%</text:p>
          </table:table-cell>
          <table:table-cell table:formula="of:=[.AD$4]*ABS([.$O194])+[.AD$6]*ABS([.$L194])+[.AD$8]*ABS([.$Q194])" office:value-type="percentage" office:value="0.23079777150833" calcext:value-type="percentage">
            <text:p>23.0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4edcdef29160f30a36d7e070b8267674e810f5f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avg seek rate</text:p>
          </table:table-cell>
          <table:table-cell office:value-type="string" calcext:value-type="string">
            <text:p>us</text:p>
          </table:table-cell>
          <table:table-cell office:value-type="float" office:value="244.662512147716" calcext:value-type="float">
            <text:p>244.662512147716</text:p>
          </table:table-cell>
          <table:table-cell office:value-type="float" office:value="73.2333333333333" calcext:value-type="float">
            <text:p>73.2333333333333</text:p>
          </table:table-cell>
          <table:table-cell office:value-type="float" office:value="642.4" calcext:value-type="float">
            <text:p>642.4</text:p>
          </table:table-cell>
          <table:table-cell office:value-type="float" office:value="83.2369867526184" calcext:value-type="float">
            <text:p>83.2369867526184</text:p>
          </table:table-cell>
          <table:table-cell office:value-type="float" office:value="0.04698003291417" calcext:value-type="float">
            <text:p>0.04698003291417</text:p>
          </table:table-cell>
          <table:table-cell office:value-type="percentage" office:value="0.340211444826348" calcext:value-type="percentage">
            <text:p>34.02%</text:p>
          </table:table-cell>
          <table:table-cell office:value-type="percentage" office:value="0.115956691019479" calcext:value-type="percentage">
            <text:p>11.60%</text:p>
          </table:table-cell>
          <table:table-cell office:value-type="percentage" office:value="0.11463195814507" calcext:value-type="percentage">
            <text:p>11.46%</text:p>
          </table:table-cell>
          <table:table-cell office:value-type="percentage" office:value="0.111785721644326" calcext:value-type="percentage">
            <text:p>11.18%</text:p>
          </table:table-cell>
          <table:table-cell office:value-type="percentage" office:value="0.106014997072535" calcext:value-type="percentage">
            <text:p>10.60%</text:p>
          </table:table-cell>
          <table:table-cell office:value-type="percentage" office:value="0.241716627018996" calcext:value-type="percentage">
            <text:p>24.17%</text:p>
          </table:table-cell>
          <table:table-cell table:formula="of:=[.AA$4]*ABS([.$M195])+[.AA$6]*ABS([.$L195])+[.AA$8]*ABS([.$Q195])" office:value-type="percentage" office:value="0.232628254288274" calcext:value-type="percentage">
            <text:p>23.26%</text:p>
          </table:table-cell>
          <table:table-cell table:formula="of:=[.AB$4]*ABS([.$M195])+[.AB$6]*ABS([.$L195])+[.AB$8]*ABS([.$Q195])" office:value-type="percentage" office:value="0.150958160000117" calcext:value-type="percentage">
            <text:p>15.10%</text:p>
          </table:table-cell>
          <table:table-cell table:formula="of:=[.AC$4]*ABS([.$M195])+[.AC$6]*ABS([.$L195])+[.AC$8]*ABS([.$Q195])" office:value-type="percentage" office:value="0.307936487664926" calcext:value-type="percentage">
            <text:p>30.79%</text:p>
          </table:table-cell>
          <table:table-cell table:formula="of:=[.AD$4]*ABS([.$M195])+[.AD$6]*ABS([.$L195])+[.AD$8]*ABS([.$Q195])" office:value-type="percentage" office:value="0.23899011519978" calcext:value-type="percentage">
            <text:p>23.90%</text:p>
          </table:table-cell>
          <table:table-cell table:formula="of:=[.AA$4]*ABS([.$O195])+[.AA$6]*ABS([.$L195])+[.AA$8]*ABS([.$Q195])" office:value-type="percentage" office:value="0.231237931163223" calcext:value-type="percentage">
            <text:p>23.12%</text:p>
          </table:table-cell>
          <table:table-cell table:formula="of:=[.AB$4]*ABS([.$O195])+[.AB$6]*ABS([.$L195])+[.AB$8]*ABS([.$Q195])" office:value-type="percentage" office:value="0.147621384499996" calcext:value-type="percentage">
            <text:p>14.76%</text:p>
          </table:table-cell>
          <table:table-cell table:formula="of:=[.AC$4]*ABS([.$O195])+[.AC$6]*ABS([.$L195])+[.AC$8]*ABS([.$Q195])" office:value-type="percentage" office:value="0.30751939072741" calcext:value-type="percentage">
            <text:p>30.75%</text:p>
          </table:table-cell>
          <table:table-cell table:formula="of:=[.AD$4]*ABS([.$O195])+[.AD$6]*ABS([.$L195])+[.AD$8]*ABS([.$Q195])" office:value-type="percentage" office:value="0.238573018262265" calcext:value-type="percentage">
            <text:p>23.8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4edcdef29160f30a36d7e070b8267674e810f5f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avg seek rate</text:p>
          </table:table-cell>
          <table:table-cell office:value-type="string" calcext:value-type="string">
            <text:p>us</text:p>
          </table:table-cell>
          <table:table-cell office:value-type="float" office:value="238.44674556213" calcext:value-type="float">
            <text:p>238.44674556213</text:p>
          </table:table-cell>
          <table:table-cell office:value-type="float" office:value="64.8666666666667" calcext:value-type="float">
            <text:p>64.8666666666667</text:p>
          </table:table-cell>
          <table:table-cell office:value-type="float" office:value="778.6" calcext:value-type="float">
            <text:p>778.6</text:p>
          </table:table-cell>
          <table:table-cell office:value-type="float" office:value="80.9168264590731" calcext:value-type="float">
            <text:p>80.9168264590731</text:p>
          </table:table-cell>
          <table:table-cell office:value-type="float" office:value="0.0229169866061062" calcext:value-type="float">
            <text:p>0.022916986606106</text:p>
          </table:table-cell>
          <table:table-cell office:value-type="percentage" office:value="0.339349678555329" calcext:value-type="percentage">
            <text:p>33.93%</text:p>
          </table:table-cell>
          <table:table-cell office:value-type="percentage" office:value="0.114938936041887" calcext:value-type="percentage">
            <text:p>11.49%</text:p>
          </table:table-cell>
          <table:table-cell office:value-type="percentage" office:value="0.113539652630406" calcext:value-type="percentage">
            <text:p>11.35%</text:p>
          </table:table-cell>
          <table:table-cell office:value-type="percentage" office:value="0.110572939208424" calcext:value-type="percentage">
            <text:p>11.06%</text:p>
          </table:table-cell>
          <table:table-cell office:value-type="percentage" office:value="0.100019289473398" calcext:value-type="percentage">
            <text:p>10.00%</text:p>
          </table:table-cell>
          <table:table-cell office:value-type="percentage" office:value="0.236475480881145" calcext:value-type="percentage">
            <text:p>23.65%</text:p>
          </table:table-cell>
          <table:table-cell table:formula="of:=[.AA$4]*ABS([.$M196])+[.AA$6]*ABS([.$L196])+[.AA$8]*ABS([.$Q196])" office:value-type="percentage" office:value="0.230254698492787" calcext:value-type="percentage">
            <text:p>23.03%</text:p>
          </table:table-cell>
          <table:table-cell table:formula="of:=[.AB$4]*ABS([.$M196])+[.AB$6]*ABS([.$L196])+[.AB$8]*ABS([.$Q196])" office:value-type="percentage" office:value="0.149533664777157" calcext:value-type="percentage">
            <text:p>14.95%</text:p>
          </table:table-cell>
          <table:table-cell table:formula="of:=[.AC$4]*ABS([.$M196])+[.AC$6]*ABS([.$L196])+[.AC$8]*ABS([.$Q196])" office:value-type="percentage" office:value="0.306621184536566" calcext:value-type="percentage">
            <text:p>30.66%</text:p>
          </table:table-cell>
          <table:table-cell table:formula="of:=[.AD$4]*ABS([.$M196])+[.AD$6]*ABS([.$L196])+[.AD$8]*ABS([.$Q196])" office:value-type="percentage" office:value="0.234609246164637" calcext:value-type="percentage">
            <text:p>23.46%</text:p>
          </table:table-cell>
          <table:table-cell table:formula="of:=[.AA$4]*ABS([.$O196])+[.AA$6]*ABS([.$L196])+[.AA$8]*ABS([.$Q196])" office:value-type="percentage" office:value="0.228799366214966" calcext:value-type="percentage">
            <text:p>22.88%</text:p>
          </table:table-cell>
          <table:table-cell table:formula="of:=[.AB$4]*ABS([.$O196])+[.AB$6]*ABS([.$L196])+[.AB$8]*ABS([.$Q196])" office:value-type="percentage" office:value="0.146040867310387" calcext:value-type="percentage">
            <text:p>14.60%</text:p>
          </table:table-cell>
          <table:table-cell table:formula="of:=[.AC$4]*ABS([.$O196])+[.AC$6]*ABS([.$L196])+[.AC$8]*ABS([.$Q196])" office:value-type="percentage" office:value="0.30618458485322" calcext:value-type="percentage">
            <text:p>30.62%</text:p>
          </table:table-cell>
          <table:table-cell table:formula="of:=[.AD$4]*ABS([.$O196])+[.AD$6]*ABS([.$L196])+[.AD$8]*ABS([.$Q196])" office:value-type="percentage" office:value="0.234172646481291" calcext:value-type="percentage">
            <text:p>23.4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4edcdef29160f30a36d7e070b8267674e810f5f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avg seek rate</text:p>
          </table:table-cell>
          <table:table-cell office:value-type="string" calcext:value-type="string">
            <text:p>us</text:p>
          </table:table-cell>
          <table:table-cell office:value-type="float" office:value="377.072089552239" calcext:value-type="float">
            <text:p>377.072089552239</text:p>
          </table:table-cell>
          <table:table-cell office:value-type="float" office:value="372.6" calcext:value-type="float">
            <text:p>372.6</text:p>
          </table:table-cell>
          <table:table-cell office:value-type="float" office:value="510.266666666667" calcext:value-type="float">
            <text:p>510.266666666667</text:p>
          </table:table-cell>
          <table:table-cell office:value-type="float" office:value="8.13663251504433" calcext:value-type="float">
            <text:p>8.13663251504433</text:p>
          </table:table-cell>
          <table:table-cell office:value-type="float" office:value="0.0276251331119101" calcext:value-type="float">
            <text:p>0.02762513311191</text:p>
          </table:table-cell>
          <table:table-cell office:value-type="percentage" office:value="0.0215784534058363" calcext:value-type="percentage">
            <text:p>2.16%</text:p>
          </table:table-cell>
          <table:table-cell office:value-type="percentage" office:value="0.00409094278597417" calcext:value-type="percentage">
            <text:p>0.41%</text:p>
          </table:table-cell>
          <table:table-cell office:value-type="percentage" office:value="0.00200959867145956" calcext:value-type="percentage">
            <text:p>0.20%</text:p>
          </table:table-cell>
          <table:table-cell table:number-columns-repeated="2" office:value-type="percentage" office:value="0.000983840616785034" calcext:value-type="percentage">
            <text:p>0.10%</text:p>
          </table:table-cell>
          <table:table-cell office:value-type="percentage" office:value="0.0154888238182345" calcext:value-type="percentage">
            <text:p>1.55%</text:p>
          </table:table-cell>
          <table:table-cell table:formula="of:=[.AA$4]*ABS([.$M197])+[.AA$6]*ABS([.$L197])+[.AA$8]*ABS([.$Q197])" office:value-type="percentage" office:value="0.013719406670015" calcext:value-type="percentage">
            <text:p>1.37%</text:p>
          </table:table-cell>
          <table:table-cell table:formula="of:=[.AB$4]*ABS([.$M197])+[.AB$6]*ABS([.$L197])+[.AB$8]*ABS([.$Q197])" office:value-type="percentage" office:value="0.00697948195118641" calcext:value-type="percentage">
            <text:p>0.70%</text:p>
          </table:table-cell>
          <table:table-cell table:formula="of:=[.AC$4]*ABS([.$M197])+[.AC$6]*ABS([.$L197])+[.AC$8]*ABS([.$Q197])" office:value-type="percentage" office:value="0.0192207393850899" calcext:value-type="percentage">
            <text:p>1.92%</text:p>
          </table:table-cell>
          <table:table-cell table:formula="of:=[.AD$4]*ABS([.$M197])+[.AD$6]*ABS([.$L197])+[.AD$8]*ABS([.$Q197])" office:value-type="percentage" office:value="0.0149579986737686" calcext:value-type="percentage">
            <text:p>1.50%</text:p>
          </table:table-cell>
          <table:table-cell table:formula="of:=[.AA$4]*ABS([.$O197])+[.AA$6]*ABS([.$L197])+[.AA$8]*ABS([.$Q197])" office:value-type="percentage" office:value="0.0126837059469519" calcext:value-type="percentage">
            <text:p>1.27%</text:p>
          </table:table-cell>
          <table:table-cell table:formula="of:=[.AB$4]*ABS([.$O197])+[.AB$6]*ABS([.$L197])+[.AB$8]*ABS([.$Q197])" office:value-type="percentage" office:value="0.00449380021583511" calcext:value-type="percentage">
            <text:p>0.45%</text:p>
          </table:table-cell>
          <table:table-cell table:formula="of:=[.AC$4]*ABS([.$O197])+[.AC$6]*ABS([.$L197])+[.AC$8]*ABS([.$Q197])" office:value-type="percentage" office:value="0.018910029168171" calcext:value-type="percentage">
            <text:p>1.89%</text:p>
          </table:table-cell>
          <table:table-cell table:formula="of:=[.AD$4]*ABS([.$O197])+[.AD$6]*ABS([.$L197])+[.AD$8]*ABS([.$Q197])" office:value-type="percentage" office:value="0.0146472884568497" calcext:value-type="percentage">
            <text:p>1.4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4edcdef29160f30a36d7e070b8267674e810f5f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avg seek rate</text:p>
          </table:table-cell>
          <table:table-cell office:value-type="string" calcext:value-type="string">
            <text:p>us</text:p>
          </table:table-cell>
          <table:table-cell office:value-type="float" office:value="376.410047704234" calcext:value-type="float">
            <text:p>376.410047704234</text:p>
          </table:table-cell>
          <table:table-cell office:value-type="float" office:value="373.066666666667" calcext:value-type="float">
            <text:p>373.066666666667</text:p>
          </table:table-cell>
          <table:table-cell office:value-type="float" office:value="423.866666666667" calcext:value-type="float">
            <text:p>423.866666666667</text:p>
          </table:table-cell>
          <table:table-cell office:value-type="float" office:value="4.41244336274368" calcext:value-type="float">
            <text:p>4.41244336274368</text:p>
          </table:table-cell>
          <table:table-cell office:value-type="float" office:value="0.0276737210661593" calcext:value-type="float">
            <text:p>0.027673721066159</text:p>
          </table:table-cell>
          <table:table-cell office:value-type="percentage" office:value="0.0117224377767163" calcext:value-type="percentage">
            <text:p>1.17%</text:p>
          </table:table-cell>
          <table:table-cell office:value-type="percentage" office:value="0.00290846901966749" calcext:value-type="percentage">
            <text:p>0.29%</text:p>
          </table:table-cell>
          <table:table-cell office:value-type="percentage" office:value="0.000981226382422416" calcext:value-type="percentage">
            <text:p>0.10%</text:p>
          </table:table-cell>
          <table:table-cell office:value-type="percentage" office:value="0.000433495763098212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37275740923683" calcext:value-type="percentage">
            <text:p>0.84%</text:p>
          </table:table-cell>
          <table:table-cell table:formula="of:=[.AA$4]*ABS([.$M198])+[.AA$6]*ABS([.$L198])+[.AA$8]*ABS([.$Q198])" office:value-type="percentage" office:value="0.0076678880685402" calcext:value-type="percentage">
            <text:p>0.77%</text:p>
          </table:table-cell>
          <table:table-cell table:formula="of:=[.AB$4]*ABS([.$M198])+[.AB$6]*ABS([.$L198])+[.AB$8]*ABS([.$Q198])" office:value-type="percentage" office:value="0.0043362947343293" calcext:value-type="percentage">
            <text:p>0.43%</text:p>
          </table:table-cell>
          <table:table-cell table:formula="of:=[.AC$4]*ABS([.$M198])+[.AC$6]*ABS([.$L198])+[.AC$8]*ABS([.$Q198])" office:value-type="percentage" office:value="0.0105060728642634" calcext:value-type="percentage">
            <text:p>1.05%</text:p>
          </table:table-cell>
          <table:table-cell table:formula="of:=[.AD$4]*ABS([.$M198])+[.AD$6]*ABS([.$L198])+[.AD$8]*ABS([.$Q198])" office:value-type="percentage" office:value="0.00816129660702784" calcext:value-type="percentage">
            <text:p>0.82%</text:p>
          </table:table-cell>
          <table:table-cell table:formula="of:=[.AA$4]*ABS([.$O198])+[.AA$6]*ABS([.$L198])+[.AA$8]*ABS([.$Q198])" office:value-type="percentage" office:value="0.0068428969830171" calcext:value-type="percentage">
            <text:p>0.68%</text:p>
          </table:table-cell>
          <table:table-cell table:formula="of:=[.AB$4]*ABS([.$O198])+[.AB$6]*ABS([.$L198])+[.AB$8]*ABS([.$Q198])" office:value-type="percentage" office:value="0.00235631612907388" calcext:value-type="percentage">
            <text:p>0.24%</text:p>
          </table:table-cell>
          <table:table-cell table:formula="of:=[.AC$4]*ABS([.$O198])+[.AC$6]*ABS([.$L198])+[.AC$8]*ABS([.$Q198])" office:value-type="percentage" office:value="0.0102585755386065" calcext:value-type="percentage">
            <text:p>1.03%</text:p>
          </table:table-cell>
          <table:table-cell table:formula="of:=[.AD$4]*ABS([.$O198])+[.AD$6]*ABS([.$L198])+[.AD$8]*ABS([.$Q198])" office:value-type="percentage" office:value="0.00791379928137092" calcext:value-type="percentage">
            <text:p>0.7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4edcdef29160f30a36d7e070b8267674e810f5f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avg seek rate</text:p>
          </table:table-cell>
          <table:table-cell office:value-type="string" calcext:value-type="string">
            <text:p>us</text:p>
          </table:table-cell>
          <table:table-cell office:value-type="float" office:value="270.589436117059" calcext:value-type="float">
            <text:p>270.589436117059</text:p>
          </table:table-cell>
          <table:table-cell office:value-type="float" office:value="254.3" calcext:value-type="float">
            <text:p>254.3</text:p>
          </table:table-cell>
          <table:table-cell office:value-type="float" office:value="368.3" calcext:value-type="float">
            <text:p>368.3</text:p>
          </table:table-cell>
          <table:table-cell office:value-type="float" office:value="17.846016046646" calcext:value-type="float">
            <text:p>17.846016046646</text:p>
          </table:table-cell>
          <table:table-cell office:value-type="float" office:value="0.0192481029861054" calcext:value-type="float">
            <text:p>0.019248102986105</text:p>
          </table:table-cell>
          <table:table-cell office:value-type="percentage" office:value="0.0659523753134461" calcext:value-type="percentage">
            <text:p>6.60%</text:p>
          </table:table-cell>
          <table:table-cell office:value-type="percentage" office:value="0.024591579933342" calcext:value-type="percentage">
            <text:p>2.46%</text:p>
          </table:table-cell>
          <table:table-cell office:value-type="percentage" office:value="0.0216518372314998" calcext:value-type="percentage">
            <text:p>2.17%</text:p>
          </table:table-cell>
          <table:table-cell office:value-type="percentage" office:value="0.0139671802156651" calcext:value-type="percentage">
            <text:p>1.40%</text:p>
          </table:table-cell>
          <table:table-cell office:value-type="percentage" office:value="0.00505567517455852" calcext:value-type="percentage">
            <text:p>0.51%</text:p>
          </table:table-cell>
          <table:table-cell office:value-type="percentage" office:value="0.0458555832367687" calcext:value-type="percentage">
            <text:p>4.59%</text:p>
          </table:table-cell>
          <table:table-cell table:formula="of:=[.AA$4]*ABS([.$M199])+[.AA$6]*ABS([.$L199])+[.AA$8]*ABS([.$Q199])" office:value-type="percentage" office:value="0.0454665128278523" calcext:value-type="percentage">
            <text:p>4.55%</text:p>
          </table:table-cell>
          <table:table-cell table:formula="of:=[.AB$4]*ABS([.$M199])+[.AB$6]*ABS([.$L199])+[.AB$8]*ABS([.$Q199])" office:value-type="percentage" office:value="0.0308540598016951" calcext:value-type="percentage">
            <text:p>3.09%</text:p>
          </table:table-cell>
          <table:table-cell table:formula="of:=[.AC$4]*ABS([.$M199])+[.AC$6]*ABS([.$L199])+[.AC$8]*ABS([.$Q199])" office:value-type="percentage" office:value="0.0598066165677679" calcext:value-type="percentage">
            <text:p>5.98%</text:p>
          </table:table-cell>
          <table:table-cell table:formula="of:=[.AD$4]*ABS([.$M199])+[.AD$6]*ABS([.$L199])+[.AD$8]*ABS([.$Q199])" office:value-type="percentage" office:value="0.0457388621140938" calcext:value-type="percentage">
            <text:p>4.57%</text:p>
          </table:table-cell>
          <table:table-cell table:formula="of:=[.AA$4]*ABS([.$O199])+[.AA$6]*ABS([.$L199])+[.AA$8]*ABS([.$Q199])" office:value-type="percentage" office:value="0.0419250462552933" calcext:value-type="percentage">
            <text:p>4.19%</text:p>
          </table:table-cell>
          <table:table-cell table:formula="of:=[.AB$4]*ABS([.$O199])+[.AB$6]*ABS([.$L199])+[.AB$8]*ABS([.$Q199])" office:value-type="percentage" office:value="0.0223545400275535" calcext:value-type="percentage">
            <text:p>2.24%</text:p>
          </table:table-cell>
          <table:table-cell table:formula="of:=[.AC$4]*ABS([.$O199])+[.AC$6]*ABS([.$L199])+[.AC$8]*ABS([.$Q199])" office:value-type="percentage" office:value="0.0587441765960002" calcext:value-type="percentage">
            <text:p>5.87%</text:p>
          </table:table-cell>
          <table:table-cell table:formula="of:=[.AD$4]*ABS([.$O199])+[.AD$6]*ABS([.$L199])+[.AD$8]*ABS([.$Q199])" office:value-type="percentage" office:value="0.0446764221423261" calcext:value-type="percentage">
            <text:p>4.4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4f1601a2fee6f318db2255d8d70480bcd32114b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avg latency</text:p>
          </table:table-cell>
          <table:table-cell office:value-type="string" calcext:value-type="string">
            <text:p>ms</text:p>
          </table:table-cell>
          <table:table-cell office:value-type="float" office:value="0.300740740740741" calcext:value-type="float">
            <text:p>0.300740740740741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0.014913787397381" calcext:value-type="float">
            <text:p>0.014913787397381</text:p>
          </table:table-cell>
          <table:table-cell office:value-type="float" office:value="38.2198063529811" calcext:value-type="float">
            <text:p>38.2198063529811</text:p>
          </table:table-cell>
          <table:table-cell office:value-type="percentage" office:value="0.0495901797696166" calcext:value-type="percentage">
            <text:p>4.96%</text:p>
          </table:table-cell>
          <table:table-cell office:value-type="percentage" office:value="0.0202949903494369" calcext:value-type="percentage">
            <text:p>2.03%</text:p>
          </table:table-cell>
          <table:table-cell office:value-type="percentage" office:value="0.0108118716331058" calcext:value-type="percentage">
            <text:p>1.08%</text:p>
          </table:table-cell>
          <table:table-cell office:value-type="percentage" office:value="0.00168164664534901" calcext:value-type="percentage">
            <text:p>0.1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22862637334363" calcext:value-type="percentage">
            <text:p>3.23%</text:p>
          </table:table-cell>
          <table:table-cell table:formula="of:=[.AA$4]*ABS([.$M200])+[.AA$6]*ABS([.$L200])+[.AA$8]*ABS([.$Q200])" office:value-type="percentage" office:value="0.0340571446174966" calcext:value-type="percentage">
            <text:p>3.41%</text:p>
          </table:table-cell>
          <table:table-cell table:formula="of:=[.AB$4]*ABS([.$M200])+[.AB$6]*ABS([.$L200])+[.AB$8]*ABS([.$Q200])" office:value-type="percentage" office:value="0.0244236366298548" calcext:value-type="percentage">
            <text:p>2.44%</text:p>
          </table:table-cell>
          <table:table-cell table:formula="of:=[.AC$4]*ABS([.$M200])+[.AC$6]*ABS([.$L200])+[.AC$8]*ABS([.$Q200])" office:value-type="percentage" office:value="0.0449302692239806" calcext:value-type="percentage">
            <text:p>4.49%</text:p>
          </table:table-cell>
          <table:table-cell table:formula="of:=[.AD$4]*ABS([.$M200])+[.AD$6]*ABS([.$L200])+[.AD$8]*ABS([.$Q200])" office:value-type="percentage" office:value="0.0328175279986544" calcext:value-type="percentage">
            <text:p>3.28%</text:p>
          </table:table-cell>
          <table:table-cell table:formula="of:=[.AA$4]*ABS([.$O200])+[.AA$6]*ABS([.$L200])+[.AA$8]*ABS([.$Q200])" office:value-type="percentage" office:value="0.027852696716134" calcext:value-type="percentage">
            <text:p>2.79%</text:p>
          </table:table-cell>
          <table:table-cell table:formula="of:=[.AB$4]*ABS([.$O200])+[.AB$6]*ABS([.$L200])+[.AB$8]*ABS([.$Q200])" office:value-type="percentage" office:value="0.0095329616665845" calcext:value-type="percentage">
            <text:p>0.95%</text:p>
          </table:table-cell>
          <table:table-cell table:formula="of:=[.AC$4]*ABS([.$O200])+[.AC$6]*ABS([.$L200])+[.AC$8]*ABS([.$Q200])" office:value-type="percentage" office:value="0.0430689348535718" calcext:value-type="percentage">
            <text:p>4.31%</text:p>
          </table:table-cell>
          <table:table-cell table:formula="of:=[.AD$4]*ABS([.$O200])+[.AD$6]*ABS([.$L200])+[.AD$8]*ABS([.$Q200])" office:value-type="percentage" office:value="0.0309561936282456" calcext:value-type="percentage">
            <text:p>3.1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4f1601a2fee6f318db2255d8d70480bcd32114b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avg latency</text:p>
          </table:table-cell>
          <table:table-cell office:value-type="string" calcext:value-type="string">
            <text:p>ms</text:p>
          </table:table-cell>
          <table:table-cell office:value-type="float" office:value="0.297808551992225" calcext:value-type="float">
            <text:p>0.297808551992225</text:p>
          </table:table-cell>
          <table:table-cell office:value-type="float" office:value="0.25" calcext:value-type="float">
            <text:p>0.25</text:p>
          </table:table-cell>
          <table:table-cell office:value-type="float" office:value="0.343333333333333" calcext:value-type="float">
            <text:p>0.343333333333333</text:p>
          </table:table-cell>
          <table:table-cell office:value-type="float" office:value="0.0131893054839593" calcext:value-type="float">
            <text:p>0.013189305483959</text:p>
          </table:table-cell>
          <table:table-cell office:value-type="float" office:value="38.5961141702314" calcext:value-type="float">
            <text:p>38.5961141702314</text:p>
          </table:table-cell>
          <table:table-cell office:value-type="percentage" office:value="0.0442878668047907" calcext:value-type="percentage">
            <text:p>4.43%</text:p>
          </table:table-cell>
          <table:table-cell office:value-type="percentage" office:value="0.0177990671448232" calcext:value-type="percentage">
            <text:p>1.78%</text:p>
          </table:table-cell>
          <table:table-cell office:value-type="percentage" office:value="0.00747871516521616" calcext:value-type="percentage">
            <text:p>0.75%</text:p>
          </table:table-cell>
          <table:table-cell office:value-type="percentage" office:value="0.00085312490025391" calcext:value-type="percentage">
            <text:p>0.0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95407400092337" calcext:value-type="percentage">
            <text:p>2.95%</text:p>
          </table:table-cell>
          <table:table-cell table:formula="of:=[.AA$4]*ABS([.$M201])+[.AA$6]*ABS([.$L201])+[.AA$8]*ABS([.$Q201])" office:value-type="percentage" office:value="0.0305425579862825" calcext:value-type="percentage">
            <text:p>3.05%</text:p>
          </table:table-cell>
          <table:table-cell table:formula="of:=[.AB$4]*ABS([.$M201])+[.AB$6]*ABS([.$L201])+[.AB$8]*ABS([.$Q201])" office:value-type="percentage" office:value="0.021622114397261" calcext:value-type="percentage">
            <text:p>2.16%</text:p>
          </table:table-cell>
          <table:table-cell table:formula="of:=[.AC$4]*ABS([.$M201])+[.AC$6]*ABS([.$L201])+[.AC$8]*ABS([.$Q201])" office:value-type="percentage" office:value="0.0401642741592383" calcext:value-type="percentage">
            <text:p>4.02%</text:p>
          </table:table-cell>
          <table:table-cell table:formula="of:=[.AD$4]*ABS([.$M201])+[.AD$6]*ABS([.$L201])+[.AD$8]*ABS([.$Q201])" office:value-type="percentage" office:value="0.0298412854023484" calcext:value-type="percentage">
            <text:p>2.98%</text:p>
          </table:table-cell>
          <table:table-cell table:formula="of:=[.AA$4]*ABS([.$O201])+[.AA$6]*ABS([.$L201])+[.AA$8]*ABS([.$Q201])" office:value-type="percentage" office:value="0.0248939105714261" calcext:value-type="percentage">
            <text:p>2.49%</text:p>
          </table:table-cell>
          <table:table-cell table:formula="of:=[.AB$4]*ABS([.$O201])+[.AB$6]*ABS([.$L201])+[.AB$8]*ABS([.$Q201])" office:value-type="percentage" office:value="0.00806536060160557" calcext:value-type="percentage">
            <text:p>0.81%</text:p>
          </table:table-cell>
          <table:table-cell table:formula="of:=[.AC$4]*ABS([.$O201])+[.AC$6]*ABS([.$L201])+[.AC$8]*ABS([.$Q201])" office:value-type="percentage" office:value="0.0384696799347814" calcext:value-type="percentage">
            <text:p>3.85%</text:p>
          </table:table-cell>
          <table:table-cell table:formula="of:=[.AD$4]*ABS([.$O201])+[.AD$6]*ABS([.$L201])+[.AD$8]*ABS([.$Q201])" office:value-type="percentage" office:value="0.0281466911778914" calcext:value-type="percentage">
            <text:p>2.8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4f1601a2fee6f318db2255d8d70480bcd32114b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avg latency</text:p>
          </table:table-cell>
          <table:table-cell office:value-type="string" calcext:value-type="string">
            <text:p>ms</text:p>
          </table:table-cell>
          <table:table-cell office:value-type="float" office:value="0.299196252465483" calcext:value-type="float">
            <text:p>0.299196252465483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0124957255213753" calcext:value-type="float">
            <text:p>0.012495725521375</text:p>
          </table:table-cell>
          <table:table-cell office:value-type="float" office:value="18.2638680440937" calcext:value-type="float">
            <text:p>18.2638680440937</text:p>
          </table:table-cell>
          <table:table-cell office:value-type="percentage" office:value="0.041764311612883" calcext:value-type="percentage">
            <text:p>4.18%</text:p>
          </table:table-cell>
          <table:table-cell office:value-type="percentage" office:value="0.0165918444088414" calcext:value-type="percentage">
            <text:p>1.66%</text:p>
          </table:table-cell>
          <table:table-cell office:value-type="percentage" office:value="0.006015215107876" calcext:value-type="percentage">
            <text:p>0.60%</text:p>
          </table:table-cell>
          <table:table-cell office:value-type="percentage" office:value="0.000152300282814824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78928106689162" calcext:value-type="percentage">
            <text:p>2.79%</text:p>
          </table:table-cell>
          <table:table-cell table:formula="of:=[.AA$4]*ABS([.$M202])+[.AA$6]*ABS([.$L202])+[.AA$8]*ABS([.$Q202])" office:value-type="percentage" office:value="0.0287496555635469" calcext:value-type="percentage">
            <text:p>2.87%</text:p>
          </table:table-cell>
          <table:table-cell table:formula="of:=[.AB$4]*ABS([.$M202])+[.AB$6]*ABS([.$L202])+[.AB$8]*ABS([.$Q202])" office:value-type="percentage" office:value="0.020239187755253" calcext:value-type="percentage">
            <text:p>2.02%</text:p>
          </table:table-cell>
          <table:table-cell table:formula="of:=[.AC$4]*ABS([.$M202])+[.AC$6]*ABS([.$L202])+[.AC$8]*ABS([.$Q202])" office:value-type="percentage" office:value="0.0378599147980822" calcext:value-type="percentage">
            <text:p>3.79%</text:p>
          </table:table-cell>
          <table:table-cell table:formula="of:=[.AD$4]*ABS([.$M202])+[.AD$6]*ABS([.$L202])+[.AD$8]*ABS([.$Q202])" office:value-type="percentage" office:value="0.0281498641373054" calcext:value-type="percentage">
            <text:p>2.81%</text:p>
          </table:table-cell>
          <table:table-cell table:formula="of:=[.AA$4]*ABS([.$O202])+[.AA$6]*ABS([.$L202])+[.AA$8]*ABS([.$Q202])" office:value-type="percentage" office:value="0.023269807521538" calcext:value-type="percentage">
            <text:p>2.33%</text:p>
          </table:table-cell>
          <table:table-cell table:formula="of:=[.AB$4]*ABS([.$O202])+[.AB$6]*ABS([.$L202])+[.AB$8]*ABS([.$Q202])" office:value-type="percentage" office:value="0.00708755245443179" calcext:value-type="percentage">
            <text:p>0.71%</text:p>
          </table:table-cell>
          <table:table-cell table:formula="of:=[.AC$4]*ABS([.$O202])+[.AC$6]*ABS([.$L202])+[.AC$8]*ABS([.$Q202])" office:value-type="percentage" office:value="0.0362159603854795" calcext:value-type="percentage">
            <text:p>3.62%</text:p>
          </table:table-cell>
          <table:table-cell table:formula="of:=[.AD$4]*ABS([.$O202])+[.AD$6]*ABS([.$L202])+[.AD$8]*ABS([.$Q202])" office:value-type="percentage" office:value="0.0265059097247028" calcext:value-type="percentage">
            <text:p>2.6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4f1601a2fee6f318db2255d8d70480bcd32114b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avg latency</text:p>
          </table:table-cell>
          <table:table-cell office:value-type="string" calcext:value-type="string">
            <text:p>ms</text:p>
          </table:table-cell>
          <table:table-cell office:value-type="float" office:value="0.127452736318408" calcext:value-type="float">
            <text:p>0.127452736318408</text:p>
          </table:table-cell>
          <table:table-cell office:value-type="float" office:value="0.1" calcext:value-type="float">
            <text:p>0.1</text:p>
          </table:table-cell>
          <table:table-cell office:value-type="float" office:value="0.176666666666667" calcext:value-type="float">
            <text:p>0.176666666666667</text:p>
          </table:table-cell>
          <table:table-cell office:value-type="float" office:value="0.00611675732078413" calcext:value-type="float">
            <text:p>0.006116757320784</text:p>
          </table:table-cell>
          <table:table-cell office:value-type="float" office:value="81.7296432196112" calcext:value-type="float">
            <text:p>81.7296432196112</text:p>
          </table:table-cell>
          <table:table-cell office:value-type="percentage" office:value="0.0479923577749087" calcext:value-type="percentage">
            <text:p>4.80%</text:p>
          </table:table-cell>
          <table:table-cell office:value-type="percentage" office:value="0.018082318519045" calcext:value-type="percentage">
            <text:p>1.81%</text:p>
          </table:table-cell>
          <table:table-cell office:value-type="percentage" office:value="0.00451594785849035" calcext:value-type="percentage">
            <text:p>0.45%</text:p>
          </table:table-cell>
          <table:table-cell office:value-type="percentage" office:value="0.000762290507024561" calcext:value-type="percentage">
            <text:p>0.08%</text:p>
          </table:table-cell>
          <table:table-cell office:value-type="percentage" office:value="0.000576320520902397" calcext:value-type="percentage">
            <text:p>0.06%</text:p>
          </table:table-cell>
          <table:table-cell office:value-type="percentage" office:value="0.034076275170997" calcext:value-type="percentage">
            <text:p>3.41%</text:p>
          </table:table-cell>
          <table:table-cell table:formula="of:=[.AA$4]*ABS([.$M203])+[.AA$6]*ABS([.$L203])+[.AA$8]*ABS([.$Q203])" office:value-type="percentage" office:value="0.0333836504883169" calcext:value-type="percentage">
            <text:p>3.34%</text:p>
          </table:table-cell>
          <table:table-cell table:formula="of:=[.AB$4]*ABS([.$M203])+[.AB$6]*ABS([.$L203])+[.AB$8]*ABS([.$Q203])" office:value-type="percentage" office:value="0.0226727181098265" calcext:value-type="percentage">
            <text:p>2.27%</text:p>
          </table:table-cell>
          <table:table-cell table:formula="of:=[.AC$4]*ABS([.$M203])+[.AC$6]*ABS([.$L203])+[.AC$8]*ABS([.$Q203])" office:value-type="percentage" office:value="0.0436097455889312" calcext:value-type="percentage">
            <text:p>4.36%</text:p>
          </table:table-cell>
          <table:table-cell table:formula="of:=[.AD$4]*ABS([.$M203])+[.AD$6]*ABS([.$L203])+[.AD$8]*ABS([.$Q203])" office:value-type="percentage" office:value="0.033868487766193" calcext:value-type="percentage">
            <text:p>3.39%</text:p>
          </table:table-cell>
          <table:table-cell table:formula="of:=[.AA$4]*ABS([.$O203])+[.AA$6]*ABS([.$L203])+[.AA$8]*ABS([.$Q203])" office:value-type="percentage" office:value="0.0276103078176434" calcext:value-type="percentage">
            <text:p>2.76%</text:p>
          </table:table-cell>
          <table:table-cell table:formula="of:=[.AB$4]*ABS([.$O203])+[.AB$6]*ABS([.$L203])+[.AB$8]*ABS([.$Q203])" office:value-type="percentage" office:value="0.00881669570021022" calcext:value-type="percentage">
            <text:p>0.88%</text:p>
          </table:table-cell>
          <table:table-cell table:formula="of:=[.AC$4]*ABS([.$O203])+[.AC$6]*ABS([.$L203])+[.AC$8]*ABS([.$Q203])" office:value-type="percentage" office:value="0.0418777427877291" calcext:value-type="percentage">
            <text:p>4.19%</text:p>
          </table:table-cell>
          <table:table-cell table:formula="of:=[.AD$4]*ABS([.$O203])+[.AD$6]*ABS([.$L203])+[.AD$8]*ABS([.$Q203])" office:value-type="percentage" office:value="0.0321364849649909" calcext:value-type="percentage">
            <text:p>3.2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4f1601a2fee6f318db2255d8d70480bcd32114b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avg latency</text:p>
          </table:table-cell>
          <table:table-cell office:value-type="string" calcext:value-type="string">
            <text:p>ms</text:p>
          </table:table-cell>
          <table:table-cell office:value-type="float" office:value="0.127191413237925" calcext:value-type="float">
            <text:p>0.127191413237925</text:p>
          </table:table-cell>
          <table:table-cell office:value-type="float" office:value="0.09" calcext:value-type="float">
            <text:p>0.09</text:p>
          </table:table-cell>
          <table:table-cell office:value-type="float" office:value="0.143333333333333" calcext:value-type="float">
            <text:p>0.143333333333333</text:p>
          </table:table-cell>
          <table:table-cell office:value-type="float" office:value="0.00682042912836119" calcext:value-type="float">
            <text:p>0.006820429128361</text:p>
          </table:table-cell>
          <table:table-cell office:value-type="float" office:value="81.8975621190811" calcext:value-type="float">
            <text:p>81.8975621190811</text:p>
          </table:table-cell>
          <table:table-cell office:value-type="percentage" office:value="0.053623345749" calcext:value-type="percentage">
            <text:p>5.36%</text:p>
          </table:table-cell>
          <table:table-cell office:value-type="percentage" office:value="0.019819020805185" calcext:value-type="percentage">
            <text:p>1.98%</text:p>
          </table:table-cell>
          <table:table-cell office:value-type="percentage" office:value="0.00470123210776729" calcext:value-type="percentage">
            <text:p>0.47%</text:p>
          </table:table-cell>
          <table:table-cell office:value-type="percentage" office:value="0.00243570034562086" calcext:value-type="percentage">
            <text:p>0.2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82071714597627" calcext:value-type="percentage">
            <text:p>3.82%</text:p>
          </table:table-cell>
          <table:table-cell table:formula="of:=[.AA$4]*ABS([.$M204])+[.AA$6]*ABS([.$L204])+[.AA$8]*ABS([.$Q204])" office:value-type="percentage" office:value="0.0372165126713159" calcext:value-type="percentage">
            <text:p>3.72%</text:p>
          </table:table-cell>
          <table:table-cell table:formula="of:=[.AB$4]*ABS([.$M204])+[.AB$6]*ABS([.$L204])+[.AB$8]*ABS([.$Q204])" office:value-type="percentage" office:value="0.0250382683650243" calcext:value-type="percentage">
            <text:p>2.50%</text:p>
          </table:table-cell>
          <table:table-cell table:formula="of:=[.AC$4]*ABS([.$M204])+[.AC$6]*ABS([.$L204])+[.AC$8]*ABS([.$Q204])" office:value-type="percentage" office:value="0.0487012958256948" calcext:value-type="percentage">
            <text:p>4.87%</text:p>
          </table:table-cell>
          <table:table-cell table:formula="of:=[.AD$4]*ABS([.$M204])+[.AD$6]*ABS([.$L204])+[.AD$8]*ABS([.$Q204])" office:value-type="percentage" office:value="0.0379099738232286" calcext:value-type="percentage">
            <text:p>3.79%</text:p>
          </table:table-cell>
          <table:table-cell table:formula="of:=[.AA$4]*ABS([.$O204])+[.AA$6]*ABS([.$L204])+[.AA$8]*ABS([.$Q204])" office:value-type="percentage" office:value="0.0314220725181278" calcext:value-type="percentage">
            <text:p>3.14%</text:p>
          </table:table-cell>
          <table:table-cell table:formula="of:=[.AB$4]*ABS([.$O204])+[.AB$6]*ABS([.$L204])+[.AB$8]*ABS([.$Q204])" office:value-type="percentage" office:value="0.011131611997373" calcext:value-type="percentage">
            <text:p>1.11%</text:p>
          </table:table-cell>
          <table:table-cell table:formula="of:=[.AC$4]*ABS([.$O204])+[.AC$6]*ABS([.$L204])+[.AC$8]*ABS([.$Q204])" office:value-type="percentage" office:value="0.0469629637797384" calcext:value-type="percentage">
            <text:p>4.70%</text:p>
          </table:table-cell>
          <table:table-cell table:formula="of:=[.AD$4]*ABS([.$O204])+[.AD$6]*ABS([.$L204])+[.AD$8]*ABS([.$Q204])" office:value-type="percentage" office:value="0.0361716417772722" calcext:value-type="percentage">
            <text:p>3.6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4f1601a2fee6f318db2255d8d70480bcd32114b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avg latency</text:p>
          </table:table-cell>
          <table:table-cell office:value-type="string" calcext:value-type="string">
            <text:p>ms</text:p>
          </table:table-cell>
          <table:table-cell office:value-type="float" office:value="0.128279800142755" calcext:value-type="float">
            <text:p>0.128279800142755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0503831185234104" calcext:value-type="float">
            <text:p>0.005038311852341</text:p>
          </table:table-cell>
          <table:table-cell office:value-type="float" office:value="40.6013521032718" calcext:value-type="float">
            <text:p>40.6013521032718</text:p>
          </table:table-cell>
          <table:table-cell office:value-type="percentage" office:value="0.0392759565164132" calcext:value-type="percentage">
            <text:p>3.93%</text:p>
          </table:table-cell>
          <table:table-cell office:value-type="percentage" office:value="0.0135376538617532" calcext:value-type="percentage">
            <text:p>1.35%</text:p>
          </table:table-cell>
          <table:table-cell office:value-type="percentage" office:value="0.00260254948096754" calcext:value-type="percentage">
            <text:p>0.26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276001616257779" calcext:value-type="percentage">
            <text:p>2.76%</text:p>
          </table:table-cell>
          <table:table-cell table:formula="of:=[.AA$4]*ABS([.$M205])+[.AA$6]*ABS([.$L205])+[.AA$8]*ABS([.$Q205])" office:value-type="percentage" office:value="0.0268045906679814" calcext:value-type="percentage">
            <text:p>2.68%</text:p>
          </table:table-cell>
          <table:table-cell table:formula="of:=[.AB$4]*ABS([.$M205])+[.AB$6]*ABS([.$L205])+[.AB$8]*ABS([.$Q205])" office:value-type="percentage" office:value="0.0175177349036217" calcext:value-type="percentage">
            <text:p>1.75%</text:p>
          </table:table-cell>
          <table:table-cell table:formula="of:=[.AC$4]*ABS([.$M205])+[.AC$6]*ABS([.$L205])+[.AC$8]*ABS([.$Q205])" office:value-type="percentage" office:value="0.0355345467618837" calcext:value-type="percentage">
            <text:p>3.55%</text:p>
          </table:table-cell>
          <table:table-cell table:formula="of:=[.AD$4]*ABS([.$M205])+[.AD$6]*ABS([.$L205])+[.AD$8]*ABS([.$Q205])" office:value-type="percentage" office:value="0.0273614903384389" calcext:value-type="percentage">
            <text:p>2.74%</text:p>
          </table:table-cell>
          <table:table-cell table:formula="of:=[.AA$4]*ABS([.$O205])+[.AA$6]*ABS([.$L205])+[.AA$8]*ABS([.$Q205])" office:value-type="percentage" office:value="0.0222920393807304" calcext:value-type="percentage">
            <text:p>2.23%</text:p>
          </table:table-cell>
          <table:table-cell table:formula="of:=[.AB$4]*ABS([.$O205])+[.AB$6]*ABS([.$L205])+[.AB$8]*ABS([.$Q205])" office:value-type="percentage" office:value="0.00668761181421911" calcext:value-type="percentage">
            <text:p>0.67%</text:p>
          </table:table-cell>
          <table:table-cell table:formula="of:=[.AC$4]*ABS([.$O205])+[.AC$6]*ABS([.$L205])+[.AC$8]*ABS([.$Q205])" office:value-type="percentage" office:value="0.0341807813757084" calcext:value-type="percentage">
            <text:p>3.42%</text:p>
          </table:table-cell>
          <table:table-cell table:formula="of:=[.AD$4]*ABS([.$O205])+[.AD$6]*ABS([.$L205])+[.AD$8]*ABS([.$Q205])" office:value-type="percentage" office:value="0.0260077249522636" calcext:value-type="percentage">
            <text:p>2.6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4f9036957f18874f519316848e75bed92f7ec50a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Leaseweb (NL)</text:p>
          </table:table-cell>
          <table:table-cell office:value-type="string" calcext:value-type="string">
            <text:p>MiB/s</text:p>
          </table:table-cell>
          <table:table-cell office:value-type="float" office:value="139.565712542704" calcext:value-type="float">
            <text:p>139.565712542704</text:p>
          </table:table-cell>
          <table:table-cell office:value-type="float" office:value="13.9233333333333" calcext:value-type="float">
            <text:p>13.9233333333333</text:p>
          </table:table-cell>
          <table:table-cell office:value-type="float" office:value="256.09" calcext:value-type="float">
            <text:p>256.09</text:p>
          </table:table-cell>
          <table:table-cell office:value-type="float" office:value="43.1118976004098" calcext:value-type="float">
            <text:p>43.1118976004098</text:p>
          </table:table-cell>
          <table:table-cell office:value-type="float" office:value="1604.20359244487" calcext:value-type="float">
            <text:p>1604.20359244487</text:p>
          </table:table-cell>
          <table:table-cell office:value-type="percentage" office:value="0.308900351060212" calcext:value-type="percentage">
            <text:p>30.89%</text:p>
          </table:table-cell>
          <table:table-cell office:value-type="percentage" office:value="-0.126166857288245" calcext:value-type="percentage">
            <text:p>-12.62%</text:p>
          </table:table-cell>
          <table:table-cell office:value-type="percentage" office:value="-0.125187603723013" calcext:value-type="percentage">
            <text:p>-12.52%</text:p>
          </table:table-cell>
          <table:table-cell office:value-type="percentage" office:value="-0.121489464811889" calcext:value-type="percentage">
            <text:p>-12.15%</text:p>
          </table:table-cell>
          <table:table-cell office:value-type="percentage" office:value="-0.107542213545303" calcext:value-type="percentage">
            <text:p>-10.75%</text:p>
          </table:table-cell>
          <table:table-cell office:value-type="percentage" office:value="0.199318102385721" calcext:value-type="percentage">
            <text:p>19.93%</text:p>
          </table:table-cell>
          <table:table-cell table:formula="of:=[.AA$4]*ABS([.$M206])+[.AA$6]*ABS([.$L206])+[.AA$8]*ABS([.$Q206])" office:value-type="percentage" office:value="0.211461770244726" calcext:value-type="percentage">
            <text:p>21.15%</text:p>
          </table:table-cell>
          <table:table-cell table:formula="of:=[.AB$4]*ABS([.$M206])+[.AB$6]*ABS([.$L206])+[.AB$8]*ABS([.$Q206])" office:value-type="percentage" office:value="0.151755331175189" calcext:value-type="percentage">
            <text:p>15.18%</text:p>
          </table:table-cell>
          <table:table-cell table:formula="of:=[.AC$4]*ABS([.$M206])+[.AC$6]*ABS([.$L206])+[.AC$8]*ABS([.$Q206])" office:value-type="percentage" office:value="0.279668776815566" calcext:value-type="percentage">
            <text:p>27.97%</text:p>
          </table:table-cell>
          <table:table-cell table:formula="of:=[.AD$4]*ABS([.$M206])+[.AD$6]*ABS([.$L206])+[.AD$8]*ABS([.$Q206])" office:value-type="percentage" office:value="0.202961202743423" calcext:value-type="percentage">
            <text:p>20.30%</text:p>
          </table:table-cell>
          <table:table-cell table:formula="of:=[.AA$4]*ABS([.$O206])+[.AA$6]*ABS([.$L206])+[.AA$8]*ABS([.$Q206])" office:value-type="percentage" office:value="0.209902639419274" calcext:value-type="percentage">
            <text:p>20.99%</text:p>
          </table:table-cell>
          <table:table-cell table:formula="of:=[.AB$4]*ABS([.$O206])+[.AB$6]*ABS([.$L206])+[.AB$8]*ABS([.$Q206])" office:value-type="percentage" office:value="0.148013417194105" calcext:value-type="percentage">
            <text:p>14.80%</text:p>
          </table:table-cell>
          <table:table-cell table:formula="of:=[.AC$4]*ABS([.$O206])+[.AC$6]*ABS([.$L206])+[.AC$8]*ABS([.$Q206])" office:value-type="percentage" office:value="0.279201037567931" calcext:value-type="percentage">
            <text:p>27.92%</text:p>
          </table:table-cell>
          <table:table-cell table:formula="of:=[.AD$4]*ABS([.$O206])+[.AD$6]*ABS([.$L206])+[.AD$8]*ABS([.$Q206])" office:value-type="percentage" office:value="0.202493463495787" calcext:value-type="percentage">
            <text:p>20.2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4f9036957f18874f519316848e75bed92f7ec50a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Leaseweb (NL)</text:p>
          </table:table-cell>
          <table:table-cell office:value-type="string" calcext:value-type="string">
            <text:p>MiB/s</text:p>
          </table:table-cell>
          <table:table-cell office:value-type="float" office:value="136.045981535471" calcext:value-type="float">
            <text:p>136.045981535471</text:p>
          </table:table-cell>
          <table:table-cell office:value-type="float" office:value="30.8666666666667" calcext:value-type="float">
            <text:p>30.8666666666667</text:p>
          </table:table-cell>
          <table:table-cell office:value-type="float" office:value="278.89" calcext:value-type="float">
            <text:p>278.89</text:p>
          </table:table-cell>
          <table:table-cell office:value-type="float" office:value="43.9103716826226" calcext:value-type="float">
            <text:p>43.9103716826226</text:p>
          </table:table-cell>
          <table:table-cell office:value-type="float" office:value="1563.74691420082" calcext:value-type="float">
            <text:p>1563.74691420082</text:p>
          </table:table-cell>
          <table:table-cell office:value-type="percentage" office:value="0.322761254592249" calcext:value-type="percentage">
            <text:p>32.28%</text:p>
          </table:table-cell>
          <table:table-cell office:value-type="percentage" office:value="-0.129907019203757" calcext:value-type="percentage">
            <text:p>-12.99%</text:p>
          </table:table-cell>
          <table:table-cell office:value-type="percentage" office:value="-0.12868254882387" calcext:value-type="percentage">
            <text:p>-12.87%</text:p>
          </table:table-cell>
          <table:table-cell office:value-type="percentage" office:value="-0.125584593364272" calcext:value-type="percentage">
            <text:p>-12.56%</text:p>
          </table:table-cell>
          <table:table-cell office:value-type="percentage" office:value="-0.113955883110116" calcext:value-type="percentage">
            <text:p>-11.40%</text:p>
          </table:table-cell>
          <table:table-cell office:value-type="percentage" office:value="0.211398509014274" calcext:value-type="percentage">
            <text:p>21.14%</text:p>
          </table:table-cell>
          <table:table-cell table:formula="of:=[.AA$4]*ABS([.$M207])+[.AA$6]*ABS([.$L207])+[.AA$8]*ABS([.$Q207])" office:value-type="percentage" office:value="0.221355594270093" calcext:value-type="percentage">
            <text:p>22.14%</text:p>
          </table:table-cell>
          <table:table-cell table:formula="of:=[.AB$4]*ABS([.$M207])+[.AB$6]*ABS([.$L207])+[.AB$8]*ABS([.$Q207])" office:value-type="percentage" office:value="0.157341591723658" calcext:value-type="percentage">
            <text:p>15.73%</text:p>
          </table:table-cell>
          <table:table-cell table:formula="of:=[.AC$4]*ABS([.$M207])+[.AC$6]*ABS([.$L207])+[.AC$8]*ABS([.$Q207])" office:value-type="percentage" office:value="0.292339556495602" calcext:value-type="percentage">
            <text:p>29.23%</text:p>
          </table:table-cell>
          <table:table-cell table:formula="of:=[.AD$4]*ABS([.$M207])+[.AD$6]*ABS([.$L207])+[.AD$8]*ABS([.$Q207])" office:value-type="percentage" office:value="0.21438563459102" calcext:value-type="percentage">
            <text:p>21.44%</text:p>
          </table:table-cell>
          <table:table-cell table:formula="of:=[.AA$4]*ABS([.$O207])+[.AA$6]*ABS([.$L207])+[.AA$8]*ABS([.$Q207])" office:value-type="percentage" office:value="0.219914785656931" calcext:value-type="percentage">
            <text:p>21.99%</text:p>
          </table:table-cell>
          <table:table-cell table:formula="of:=[.AB$4]*ABS([.$O207])+[.AB$6]*ABS([.$L207])+[.AB$8]*ABS([.$Q207])" office:value-type="percentage" office:value="0.15388365105207" calcext:value-type="percentage">
            <text:p>15.39%</text:p>
          </table:table-cell>
          <table:table-cell table:formula="of:=[.AC$4]*ABS([.$O207])+[.AC$6]*ABS([.$L207])+[.AC$8]*ABS([.$Q207])" office:value-type="percentage" office:value="0.291907313911653" calcext:value-type="percentage">
            <text:p>29.19%</text:p>
          </table:table-cell>
          <table:table-cell table:formula="of:=[.AD$4]*ABS([.$O207])+[.AD$6]*ABS([.$L207])+[.AD$8]*ABS([.$Q207])" office:value-type="percentage" office:value="0.213953392007071" calcext:value-type="percentage">
            <text:p>21.4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4f9036957f18874f519316848e75bed92f7ec50a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Leaseweb (NL)</text:p>
          </table:table-cell>
          <table:table-cell office:value-type="string" calcext:value-type="string">
            <text:p>MiB/s</text:p>
          </table:table-cell>
          <table:table-cell office:value-type="float" office:value="138.316999506903" calcext:value-type="float">
            <text:p>138.316999506903</text:p>
          </table:table-cell>
          <table:table-cell office:value-type="float" office:value="4.70666666666667" calcext:value-type="float">
            <text:p>4.70666666666667</text:p>
          </table:table-cell>
          <table:table-cell office:value-type="float" office:value="275.206666666667" calcext:value-type="float">
            <text:p>275.206666666667</text:p>
          </table:table-cell>
          <table:table-cell office:value-type="float" office:value="44.3001886117565" calcext:value-type="float">
            <text:p>44.3001886117565</text:p>
          </table:table-cell>
          <table:table-cell office:value-type="float" office:value="755.830598398379" calcext:value-type="float">
            <text:p>755.830598398379</text:p>
          </table:table-cell>
          <table:table-cell office:value-type="percentage" office:value="0.32028014466541" calcext:value-type="percentage">
            <text:p>32.03%</text:p>
          </table:table-cell>
          <table:table-cell office:value-type="percentage" office:value="-0.127401137474889" calcext:value-type="percentage">
            <text:p>-12.74%</text:p>
          </table:table-cell>
          <table:table-cell office:value-type="percentage" office:value="-0.126369216090077" calcext:value-type="percentage">
            <text:p>-12.64%</text:p>
          </table:table-cell>
          <table:table-cell office:value-type="percentage" office:value="-0.123101164129142" calcext:value-type="percentage">
            <text:p>-12.31%</text:p>
          </table:table-cell>
          <table:table-cell office:value-type="percentage" office:value="-0.109860953568323" calcext:value-type="percentage">
            <text:p>-10.99%</text:p>
          </table:table-cell>
          <table:table-cell office:value-type="percentage" office:value="0.219654260118592" calcext:value-type="percentage">
            <text:p>21.97%</text:p>
          </table:table-cell>
          <table:table-cell table:formula="of:=[.AA$4]*ABS([.$M208])+[.AA$6]*ABS([.$L208])+[.AA$8]*ABS([.$Q208])" office:value-type="percentage" office:value="0.222445180752964" calcext:value-type="percentage">
            <text:p>22.24%</text:p>
          </table:table-cell>
          <table:table-cell table:formula="of:=[.AB$4]*ABS([.$M208])+[.AB$6]*ABS([.$L208])+[.AB$8]*ABS([.$Q208])" office:value-type="percentage" office:value="0.155914350458312" calcext:value-type="percentage">
            <text:p>15.59%</text:p>
          </table:table-cell>
          <table:table-cell table:formula="of:=[.AC$4]*ABS([.$M208])+[.AC$6]*ABS([.$L208])+[.AC$8]*ABS([.$Q208])" office:value-type="percentage" office:value="0.290929655491676" calcext:value-type="percentage">
            <text:p>29.09%</text:p>
          </table:table-cell>
          <table:table-cell table:formula="of:=[.AD$4]*ABS([.$M208])+[.AD$6]*ABS([.$L208])+[.AD$8]*ABS([.$Q208])" office:value-type="percentage" office:value="0.220491536308903" calcext:value-type="percentage">
            <text:p>22.05%</text:p>
          </table:table-cell>
          <table:table-cell table:formula="of:=[.AA$4]*ABS([.$O208])+[.AA$6]*ABS([.$L208])+[.AA$8]*ABS([.$Q208])" office:value-type="percentage" office:value="0.221011856304381" calcext:value-type="percentage">
            <text:p>22.10%</text:p>
          </table:table-cell>
          <table:table-cell table:formula="of:=[.AB$4]*ABS([.$O208])+[.AB$6]*ABS([.$L208])+[.AB$8]*ABS([.$Q208])" office:value-type="percentage" office:value="0.152474371781714" calcext:value-type="percentage">
            <text:p>15.25%</text:p>
          </table:table-cell>
          <table:table-cell table:formula="of:=[.AC$4]*ABS([.$O208])+[.AC$6]*ABS([.$L208])+[.AC$8]*ABS([.$Q208])" office:value-type="percentage" office:value="0.290499658157102" calcext:value-type="percentage">
            <text:p>29.05%</text:p>
          </table:table-cell>
          <table:table-cell table:formula="of:=[.AD$4]*ABS([.$O208])+[.AD$6]*ABS([.$L208])+[.AD$8]*ABS([.$Q208])" office:value-type="percentage" office:value="0.220061538974329" calcext:value-type="percentage">
            <text:p>22.0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4f9036957f18874f519316848e75bed92f7ec50a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Leaseweb (NL)</text:p>
          </table:table-cell>
          <table:table-cell office:value-type="string" calcext:value-type="string">
            <text:p>MiB/s</text:p>
          </table:table-cell>
          <table:table-cell office:value-type="float" office:value="158.904119402985" calcext:value-type="float">
            <text:p>158.904119402985</text:p>
          </table:table-cell>
          <table:table-cell office:value-type="float" office:value="31.0866666666667" calcext:value-type="float">
            <text:p>31.0866666666667</text:p>
          </table:table-cell>
          <table:table-cell office:value-type="float" office:value="266.663333333333" calcext:value-type="float">
            <text:p>266.663333333333</text:p>
          </table:table-cell>
          <table:table-cell office:value-type="float" office:value="44.3288060586187" calcext:value-type="float">
            <text:p>44.3288060586187</text:p>
          </table:table-cell>
          <table:table-cell office:value-type="float" office:value="1655.25124378109" calcext:value-type="float">
            <text:p>1655.25124378109</text:p>
          </table:table-cell>
          <table:table-cell office:value-type="percentage" office:value="0.278965745036475" calcext:value-type="percentage">
            <text:p>27.90%</text:p>
          </table:table-cell>
          <table:table-cell office:value-type="percentage" office:value="-0.112314488321963" calcext:value-type="percentage">
            <text:p>-11.23%</text:p>
          </table:table-cell>
          <table:table-cell office:value-type="percentage" office:value="-0.11066609757052" calcext:value-type="percentage">
            <text:p>-11.07%</text:p>
          </table:table-cell>
          <table:table-cell office:value-type="percentage" office:value="-0.106332222122831" calcext:value-type="percentage">
            <text:p>-10.63%</text:p>
          </table:table-cell>
          <table:table-cell office:value-type="percentage" office:value="-0.0888157808385078" calcext:value-type="percentage">
            <text:p>-8.88%</text:p>
          </table:table-cell>
          <table:table-cell office:value-type="percentage" office:value="0.193933529702406" calcext:value-type="percentage">
            <text:p>19.39%</text:p>
          </table:table-cell>
          <table:table-cell table:formula="of:=[.AA$4]*ABS([.$M209])+[.AA$6]*ABS([.$L209])+[.AA$8]*ABS([.$Q209])" office:value-type="percentage" office:value="0.195071254353615" calcext:value-type="percentage">
            <text:p>19.51%</text:p>
          </table:table-cell>
          <table:table-cell table:formula="of:=[.AB$4]*ABS([.$M209])+[.AB$6]*ABS([.$L209])+[.AB$8]*ABS([.$Q209])" office:value-type="percentage" office:value="0.137141518131459" calcext:value-type="percentage">
            <text:p>13.71%</text:p>
          </table:table-cell>
          <table:table-cell table:formula="of:=[.AC$4]*ABS([.$M209])+[.AC$6]*ABS([.$L209])+[.AC$8]*ABS([.$Q209])" office:value-type="percentage" office:value="0.253797397831617" calcext:value-type="percentage">
            <text:p>25.38%</text:p>
          </table:table-cell>
          <table:table-cell table:formula="of:=[.AD$4]*ABS([.$M209])+[.AD$6]*ABS([.$L209])+[.AD$8]*ABS([.$Q209])" office:value-type="percentage" office:value="0.194274847097768" calcext:value-type="percentage">
            <text:p>19.43%</text:p>
          </table:table-cell>
          <table:table-cell table:formula="of:=[.AA$4]*ABS([.$O209])+[.AA$6]*ABS([.$L209])+[.AA$8]*ABS([.$Q209])" office:value-type="percentage" office:value="0.193077165620571" calcext:value-type="percentage">
            <text:p>19.31%</text:p>
          </table:table-cell>
          <table:table-cell table:formula="of:=[.AB$4]*ABS([.$O209])+[.AB$6]*ABS([.$L209])+[.AB$8]*ABS([.$Q209])" office:value-type="percentage" office:value="0.132355705172153" calcext:value-type="percentage">
            <text:p>13.24%</text:p>
          </table:table-cell>
          <table:table-cell table:formula="of:=[.AC$4]*ABS([.$O209])+[.AC$6]*ABS([.$L209])+[.AC$8]*ABS([.$Q209])" office:value-type="percentage" office:value="0.253199171211704" calcext:value-type="percentage">
            <text:p>25.32%</text:p>
          </table:table-cell>
          <table:table-cell table:formula="of:=[.AD$4]*ABS([.$O209])+[.AD$6]*ABS([.$L209])+[.AD$8]*ABS([.$Q209])" office:value-type="percentage" office:value="0.193676620477855" calcext:value-type="percentage">
            <text:p>19.3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4f9036957f18874f519316848e75bed92f7ec50a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Leaseweb (NL)</text:p>
          </table:table-cell>
          <table:table-cell office:value-type="string" calcext:value-type="string">
            <text:p>MiB/s</text:p>
          </table:table-cell>
          <table:table-cell office:value-type="float" office:value="156.011311866428" calcext:value-type="float">
            <text:p>156.011311866428</text:p>
          </table:table-cell>
          <table:table-cell office:value-type="float" office:value="32.9233333333333" calcext:value-type="float">
            <text:p>32.9233333333333</text:p>
          </table:table-cell>
          <table:table-cell office:value-type="float" office:value="278.993333333333" calcext:value-type="float">
            <text:p>278.993333333333</text:p>
          </table:table-cell>
          <table:table-cell office:value-type="float" office:value="45.2359702652947" calcext:value-type="float">
            <text:p>45.2359702652947</text:p>
          </table:table-cell>
          <table:table-cell office:value-type="float" office:value="1625.11783194196" calcext:value-type="float">
            <text:p>1625.11783194196</text:p>
          </table:table-cell>
          <table:table-cell office:value-type="percentage" office:value="0.289953143295304" calcext:value-type="percentage">
            <text:p>29.00%</text:p>
          </table:table-cell>
          <table:table-cell office:value-type="percentage" office:value="-0.11806939837972" calcext:value-type="percentage">
            <text:p>-11.81%</text:p>
          </table:table-cell>
          <table:table-cell office:value-type="percentage" office:value="-0.11654295806257" calcext:value-type="percentage">
            <text:p>-11.65%</text:p>
          </table:table-cell>
          <table:table-cell office:value-type="percentage" office:value="-0.112258564188162" calcext:value-type="percentage">
            <text:p>-11.23%</text:p>
          </table:table-cell>
          <table:table-cell office:value-type="percentage" office:value="-0.0924297237200284" calcext:value-type="percentage">
            <text:p>-9.24%</text:p>
          </table:table-cell>
          <table:table-cell office:value-type="percentage" office:value="0.210839489930921" calcext:value-type="percentage">
            <text:p>21.08%</text:p>
          </table:table-cell>
          <table:table-cell table:formula="of:=[.AA$4]*ABS([.$M210])+[.AA$6]*ABS([.$L210])+[.AA$8]*ABS([.$Q210])" office:value-type="percentage" office:value="0.206287343868648" calcext:value-type="percentage">
            <text:p>20.63%</text:p>
          </table:table-cell>
          <table:table-cell table:formula="of:=[.AB$4]*ABS([.$M210])+[.AB$6]*ABS([.$L210])+[.AB$8]*ABS([.$Q210])" office:value-type="percentage" office:value="0.144534782026398" calcext:value-type="percentage">
            <text:p>14.45%</text:p>
          </table:table-cell>
          <table:table-cell table:formula="of:=[.AC$4]*ABS([.$M210])+[.AC$6]*ABS([.$L210])+[.AC$8]*ABS([.$Q210])" office:value-type="percentage" office:value="0.264853403467307" calcext:value-type="percentage">
            <text:p>26.49%</text:p>
          </table:table-cell>
          <table:table-cell table:formula="of:=[.AD$4]*ABS([.$M210])+[.AD$6]*ABS([.$L210])+[.AD$8]*ABS([.$Q210])" office:value-type="percentage" office:value="0.209473846112239" calcext:value-type="percentage">
            <text:p>20.95%</text:p>
          </table:table-cell>
          <table:table-cell table:formula="of:=[.AA$4]*ABS([.$O210])+[.AA$6]*ABS([.$L210])+[.AA$8]*ABS([.$Q210])" office:value-type="percentage" office:value="0.204350399138129" calcext:value-type="percentage">
            <text:p>20.44%</text:p>
          </table:table-cell>
          <table:table-cell table:formula="of:=[.AB$4]*ABS([.$O210])+[.AB$6]*ABS([.$L210])+[.AB$8]*ABS([.$Q210])" office:value-type="percentage" office:value="0.139886114673152" calcext:value-type="percentage">
            <text:p>13.99%</text:p>
          </table:table-cell>
          <table:table-cell table:formula="of:=[.AC$4]*ABS([.$O210])+[.AC$6]*ABS([.$L210])+[.AC$8]*ABS([.$Q210])" office:value-type="percentage" office:value="0.264272320048151" calcext:value-type="percentage">
            <text:p>26.43%</text:p>
          </table:table-cell>
          <table:table-cell table:formula="of:=[.AD$4]*ABS([.$O210])+[.AD$6]*ABS([.$L210])+[.AD$8]*ABS([.$Q210])" office:value-type="percentage" office:value="0.208892762693083" calcext:value-type="percentage">
            <text:p>20.8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4f9036957f18874f519316848e75bed92f7ec50a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Leaseweb (NL)</text:p>
          </table:table-cell>
          <table:table-cell office:value-type="string" calcext:value-type="string">
            <text:p>MiB/s</text:p>
          </table:table-cell>
          <table:table-cell office:value-type="float" office:value="158.80852248394" calcext:value-type="float">
            <text:p>158.80852248394</text:p>
          </table:table-cell>
          <table:table-cell office:value-type="float" office:value="44.5566666666667" calcext:value-type="float">
            <text:p>44.5566666666667</text:p>
          </table:table-cell>
          <table:table-cell office:value-type="float" office:value="272.09" calcext:value-type="float">
            <text:p>272.09</text:p>
          </table:table-cell>
          <table:table-cell office:value-type="float" office:value="45.9513240377653" calcext:value-type="float">
            <text:p>45.9513240377653</text:p>
          </table:table-cell>
          <table:table-cell office:value-type="float" office:value="827.127721270521" calcext:value-type="float">
            <text:p>827.127721270521</text:p>
          </table:table-cell>
          <table:table-cell office:value-type="percentage" office:value="0.289350491516677" calcext:value-type="percentage">
            <text:p>28.94%</text:p>
          </table:table-cell>
          <table:table-cell office:value-type="percentage" office:value="-0.11546216054545" calcext:value-type="percentage">
            <text:p>-11.55%</text:p>
          </table:table-cell>
          <table:table-cell office:value-type="percentage" office:value="-0.113673134474183" calcext:value-type="percentage">
            <text:p>-11.37%</text:p>
          </table:table-cell>
          <table:table-cell office:value-type="percentage" office:value="-0.109579727053035" calcext:value-type="percentage">
            <text:p>-10.96%</text:p>
          </table:table-cell>
          <table:table-cell office:value-type="percentage" office:value="-0.0914262154835286" calcext:value-type="percentage">
            <text:p>-9.14%</text:p>
          </table:table-cell>
          <table:table-cell office:value-type="percentage" office:value="0.204777681372314" calcext:value-type="percentage">
            <text:p>20.48%</text:p>
          </table:table-cell>
          <table:table-cell table:formula="of:=[.AA$4]*ABS([.$M211])+[.AA$6]*ABS([.$L211])+[.AA$8]*ABS([.$Q211])" office:value-type="percentage" office:value="0.20319677781148" calcext:value-type="percentage">
            <text:p>20.32%</text:p>
          </table:table-cell>
          <table:table-cell table:formula="of:=[.AB$4]*ABS([.$M211])+[.AB$6]*ABS([.$L211])+[.AB$8]*ABS([.$Q211])" office:value-type="percentage" office:value="0.141782545725259" calcext:value-type="percentage">
            <text:p>14.18%</text:p>
          </table:table-cell>
          <table:table-cell table:formula="of:=[.AC$4]*ABS([.$M211])+[.AC$6]*ABS([.$L211])+[.AC$8]*ABS([.$Q211])" office:value-type="percentage" office:value="0.263504377405118" calcext:value-type="percentage">
            <text:p>26.35%</text:p>
          </table:table-cell>
          <table:table-cell table:formula="of:=[.AD$4]*ABS([.$M211])+[.AD$6]*ABS([.$L211])+[.AD$8]*ABS([.$Q211])" office:value-type="percentage" office:value="0.204303410304064" calcext:value-type="percentage">
            <text:p>20.43%</text:p>
          </table:table-cell>
          <table:table-cell table:formula="of:=[.AA$4]*ABS([.$O211])+[.AA$6]*ABS([.$L211])+[.AA$8]*ABS([.$Q211])" office:value-type="percentage" office:value="0.201235966647342" calcext:value-type="percentage">
            <text:p>20.12%</text:p>
          </table:table-cell>
          <table:table-cell table:formula="of:=[.AB$4]*ABS([.$O211])+[.AB$6]*ABS([.$L211])+[.AB$8]*ABS([.$Q211])" office:value-type="percentage" office:value="0.137076598931327" calcext:value-type="percentage">
            <text:p>13.71%</text:p>
          </table:table-cell>
          <table:table-cell table:formula="of:=[.AC$4]*ABS([.$O211])+[.AC$6]*ABS([.$L211])+[.AC$8]*ABS([.$Q211])" office:value-type="percentage" office:value="0.262916134055877" calcext:value-type="percentage">
            <text:p>26.29%</text:p>
          </table:table-cell>
          <table:table-cell table:formula="of:=[.AD$4]*ABS([.$O211])+[.AD$6]*ABS([.$L211])+[.AD$8]*ABS([.$Q211])" office:value-type="percentage" office:value="0.203715166954823" calcext:value-type="percentage">
            <text:p>20.3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4fbaaef78c368efc3613e57f57b559876121c0ef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avg latency</text:p>
          </table:table-cell>
          <table:table-cell office:value-type="string" calcext:value-type="string">
            <text:p>ms</text:p>
          </table:table-cell>
          <table:table-cell office:value-type="float" office:value="0.188026315789474" calcext:value-type="float">
            <text:p>0.188026315789474</text:p>
          </table:table-cell>
          <table:table-cell office:value-type="float" office:value="0.156666666666667" calcext:value-type="float">
            <text:p>0.156666666666667</text:p>
          </table:table-cell>
          <table:table-cell office:value-type="float" office:value="0.253333333333333" calcext:value-type="float">
            <text:p>0.253333333333333</text:p>
          </table:table-cell>
          <table:table-cell office:value-type="float" office:value="0.0146090517102514" calcext:value-type="float">
            <text:p>0.014609051710252</text:p>
          </table:table-cell>
          <table:table-cell office:value-type="float" office:value="61.1310859615679" calcext:value-type="float">
            <text:p>61.1310859615679</text:p>
          </table:table-cell>
          <table:table-cell office:value-type="percentage" office:value="0.0776968460447242" calcext:value-type="percentage">
            <text:p>7.77%</text:p>
          </table:table-cell>
          <table:table-cell office:value-type="percentage" office:value="0.0318839289733549" calcext:value-type="percentage">
            <text:p>3.19%</text:p>
          </table:table-cell>
          <table:table-cell office:value-type="percentage" office:value="0.0305597161007644" calcext:value-type="percentage">
            <text:p>3.06%</text:p>
          </table:table-cell>
          <table:table-cell office:value-type="percentage" office:value="0.0237539849156364" calcext:value-type="percentage">
            <text:p>2.38%</text:p>
          </table:table-cell>
          <table:table-cell office:value-type="percentage" office:value="0.00216552967832847" calcext:value-type="percentage">
            <text:p>0.22%</text:p>
          </table:table-cell>
          <table:table-cell office:value-type="percentage" office:value="0.0465339859115101" calcext:value-type="percentage">
            <text:p>4.65%</text:p>
          </table:table-cell>
          <table:table-cell table:formula="of:=[.AA$4]*ABS([.$M212])+[.AA$6]*ABS([.$L212])+[.AA$8]*ABS([.$Q212])" office:value-type="percentage" office:value="0.0520382536431964" calcext:value-type="percentage">
            <text:p>5.20%</text:p>
          </table:table-cell>
          <table:table-cell table:formula="of:=[.AB$4]*ABS([.$M212])+[.AB$6]*ABS([.$L212])+[.AB$8]*ABS([.$Q212])" office:value-type="percentage" office:value="0.0379302263743073" calcext:value-type="percentage">
            <text:p>3.79%</text:p>
          </table:table-cell>
          <table:table-cell table:formula="of:=[.AC$4]*ABS([.$M212])+[.AC$6]*ABS([.$L212])+[.AC$8]*ABS([.$Q212])" office:value-type="percentage" office:value="0.0699992683242659" calcext:value-type="percentage">
            <text:p>7.00%</text:p>
          </table:table-cell>
          <table:table-cell table:formula="of:=[.AD$4]*ABS([.$M212])+[.AD$6]*ABS([.$L212])+[.AD$8]*ABS([.$Q212])" office:value-type="percentage" office:value="0.048185266231016" calcext:value-type="percentage">
            <text:p>4.82%</text:p>
          </table:table-cell>
          <table:table-cell table:formula="of:=[.AA$4]*ABS([.$O212])+[.AA$6]*ABS([.$L212])+[.AA$8]*ABS([.$Q212])" office:value-type="percentage" office:value="0.0493282722906236" calcext:value-type="percentage">
            <text:p>4.93%</text:p>
          </table:table-cell>
          <table:table-cell table:formula="of:=[.AB$4]*ABS([.$O212])+[.AB$6]*ABS([.$L212])+[.AB$8]*ABS([.$Q212])" office:value-type="percentage" office:value="0.0314262711281326" calcext:value-type="percentage">
            <text:p>3.14%</text:p>
          </table:table-cell>
          <table:table-cell table:formula="of:=[.AC$4]*ABS([.$O212])+[.AC$6]*ABS([.$L212])+[.AC$8]*ABS([.$Q212])" office:value-type="percentage" office:value="0.069186273918494" calcext:value-type="percentage">
            <text:p>6.92%</text:p>
          </table:table-cell>
          <table:table-cell table:formula="of:=[.AD$4]*ABS([.$O212])+[.AD$6]*ABS([.$L212])+[.AD$8]*ABS([.$Q212])" office:value-type="percentage" office:value="0.0473722718252441" calcext:value-type="percentage">
            <text:p>4.7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4fbaaef78c368efc3613e57f57b559876121c0ef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avg latency</text:p>
          </table:table-cell>
          <table:table-cell office:value-type="string" calcext:value-type="string">
            <text:p>ms</text:p>
          </table:table-cell>
          <table:table-cell office:value-type="float" office:value="0.197259475218659" calcext:value-type="float">
            <text:p>0.197259475218659</text:p>
          </table:table-cell>
          <table:table-cell office:value-type="float" office:value="0.163333333333333" calcext:value-type="float">
            <text:p>0.1633333333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0186765281593647" calcext:value-type="float">
            <text:p>0.018676528159365</text:p>
          </table:table-cell>
          <table:table-cell office:value-type="float" office:value="58.2697123209013" calcext:value-type="float">
            <text:p>58.2697123209013</text:p>
          </table:table-cell>
          <table:table-cell office:value-type="percentage" office:value="0.0946800053009474" calcext:value-type="percentage">
            <text:p>9.47%</text:p>
          </table:table-cell>
          <table:table-cell office:value-type="percentage" office:value="0.0393724611165356" calcext:value-type="percentage">
            <text:p>3.94%</text:p>
          </table:table-cell>
          <table:table-cell office:value-type="percentage" office:value="0.0378797606623411" calcext:value-type="percentage">
            <text:p>3.79%</text:p>
          </table:table-cell>
          <table:table-cell office:value-type="percentage" office:value="0.0362124031234892" calcext:value-type="percentage">
            <text:p>3.62%</text:p>
          </table:table-cell>
          <table:table-cell office:value-type="percentage" office:value="0.00459430003157042" calcext:value-type="percentage">
            <text:p>0.46%</text:p>
          </table:table-cell>
          <table:table-cell office:value-type="percentage" office:value="0.0557925127439265" calcext:value-type="percentage">
            <text:p>5.58%</text:p>
          </table:table-cell>
          <table:table-cell table:formula="of:=[.AA$4]*ABS([.$M213])+[.AA$6]*ABS([.$L213])+[.AA$8]*ABS([.$Q213])" office:value-type="percentage" office:value="0.0632816597204699" calcext:value-type="percentage">
            <text:p>6.33%</text:p>
          </table:table-cell>
          <table:table-cell table:formula="of:=[.AB$4]*ABS([.$M213])+[.AB$6]*ABS([.$L213])+[.AB$8]*ABS([.$Q213])" office:value-type="percentage" office:value="0.0465452206977159" calcext:value-type="percentage">
            <text:p>4.65%</text:p>
          </table:table-cell>
          <table:table-cell table:formula="of:=[.AC$4]*ABS([.$M213])+[.AC$6]*ABS([.$L213])+[.AC$8]*ABS([.$Q213])" office:value-type="percentage" office:value="0.0852605016268042" calcext:value-type="percentage">
            <text:p>8.53%</text:p>
          </table:table-cell>
          <table:table-cell table:formula="of:=[.AD$4]*ABS([.$M213])+[.AD$6]*ABS([.$L213])+[.AD$8]*ABS([.$Q213])" office:value-type="percentage" office:value="0.0580392568368895" calcext:value-type="percentage">
            <text:p>5.80%</text:p>
          </table:table-cell>
          <table:table-cell table:formula="of:=[.AA$4]*ABS([.$O213])+[.AA$6]*ABS([.$L213])+[.AA$8]*ABS([.$Q213])" office:value-type="percentage" office:value="0.062228307056121" calcext:value-type="percentage">
            <text:p>6.22%</text:p>
          </table:table-cell>
          <table:table-cell table:formula="of:=[.AB$4]*ABS([.$O213])+[.AB$6]*ABS([.$L213])+[.AB$8]*ABS([.$Q213])" office:value-type="percentage" office:value="0.0440171743032787" calcext:value-type="percentage">
            <text:p>4.40%</text:p>
          </table:table-cell>
          <table:table-cell table:formula="of:=[.AC$4]*ABS([.$O213])+[.AC$6]*ABS([.$L213])+[.AC$8]*ABS([.$Q213])" office:value-type="percentage" office:value="0.0849444958274995" calcext:value-type="percentage">
            <text:p>8.49%</text:p>
          </table:table-cell>
          <table:table-cell table:formula="of:=[.AD$4]*ABS([.$O213])+[.AD$6]*ABS([.$L213])+[.AD$8]*ABS([.$Q213])" office:value-type="percentage" office:value="0.0577232510375849" calcext:value-type="percentage">
            <text:p>5.7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4fbaaef78c368efc3613e57f57b559876121c0ef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avg latency</text:p>
          </table:table-cell>
          <table:table-cell office:value-type="string" calcext:value-type="string">
            <text:p>ms</text:p>
          </table:table-cell>
          <table:table-cell office:value-type="float" office:value="0.197110453648915" calcext:value-type="float">
            <text:p>0.197110453648915</text:p>
          </table:table-cell>
          <table:table-cell office:value-type="float" office:value="0.173333333333333" calcext:value-type="float">
            <text:p>0.173333333333333</text:p>
          </table:table-cell>
          <table:table-cell office:value-type="float" office:value="0.253333333333333" calcext:value-type="float">
            <text:p>0.253333333333333</text:p>
          </table:table-cell>
          <table:table-cell office:value-type="float" office:value="0.01819330033224" calcext:value-type="float">
            <text:p>0.01819330033224</text:p>
          </table:table-cell>
          <table:table-cell office:value-type="float" office:value="27.7229379424495" calcext:value-type="float">
            <text:p>27.7229379424495</text:p>
          </table:table-cell>
          <table:table-cell office:value-type="percentage" office:value="0.0923000277024632" calcext:value-type="percentage">
            <text:p>9.23%</text:p>
          </table:table-cell>
          <table:table-cell office:value-type="percentage" office:value="0.0375320141523943" calcext:value-type="percentage">
            <text:p>3.75%</text:p>
          </table:table-cell>
          <table:table-cell office:value-type="percentage" office:value="0.0359257925935882" calcext:value-type="percentage">
            <text:p>3.59%</text:p>
          </table:table-cell>
          <table:table-cell office:value-type="percentage" office:value="0.0339527645632383" calcext:value-type="percentage">
            <text:p>3.40%</text:p>
          </table:table-cell>
          <table:table-cell office:value-type="percentage" office:value="0.00945629452043236" calcext:value-type="percentage">
            <text:p>0.95%</text:p>
          </table:table-cell>
          <table:table-cell office:value-type="percentage" office:value="0.0545120154362375" calcext:value-type="percentage">
            <text:p>5.45%</text:p>
          </table:table-cell>
          <table:table-cell table:formula="of:=[.AA$4]*ABS([.$M214])+[.AA$6]*ABS([.$L214])+[.AA$8]*ABS([.$Q214])" office:value-type="percentage" office:value="0.0614480190970317" calcext:value-type="percentage">
            <text:p>6.14%</text:p>
          </table:table-cell>
          <table:table-cell table:formula="of:=[.AB$4]*ABS([.$M214])+[.AB$6]*ABS([.$L214])+[.AB$8]*ABS([.$Q214])" office:value-type="percentage" office:value="0.0447068156357855" calcext:value-type="percentage">
            <text:p>4.47%</text:p>
          </table:table-cell>
          <table:table-cell table:formula="of:=[.AC$4]*ABS([.$M214])+[.AC$6]*ABS([.$L214])+[.AC$8]*ABS([.$Q214])" office:value-type="percentage" office:value="0.0830444251208338" calcext:value-type="percentage">
            <text:p>8.30%</text:p>
          </table:table-cell>
          <table:table-cell table:formula="of:=[.AD$4]*ABS([.$M214])+[.AD$6]*ABS([.$L214])+[.AD$8]*ABS([.$Q214])" office:value-type="percentage" office:value="0.0565928165344758" calcext:value-type="percentage">
            <text:p>5.66%</text:p>
          </table:table-cell>
          <table:table-cell table:formula="of:=[.AA$4]*ABS([.$O214])+[.AA$6]*ABS([.$L214])+[.AA$8]*ABS([.$Q214])" office:value-type="percentage" office:value="0.0602549359006464" calcext:value-type="percentage">
            <text:p>6.03%</text:p>
          </table:table-cell>
          <table:table-cell table:formula="of:=[.AB$4]*ABS([.$O214])+[.AB$6]*ABS([.$L214])+[.AB$8]*ABS([.$Q214])" office:value-type="percentage" office:value="0.0418434159644607" calcext:value-type="percentage">
            <text:p>4.18%</text:p>
          </table:table-cell>
          <table:table-cell table:formula="of:=[.AC$4]*ABS([.$O214])+[.AC$6]*ABS([.$L214])+[.AC$8]*ABS([.$Q214])" office:value-type="percentage" office:value="0.0826865001619182" calcext:value-type="percentage">
            <text:p>8.27%</text:p>
          </table:table-cell>
          <table:table-cell table:formula="of:=[.AD$4]*ABS([.$O214])+[.AD$6]*ABS([.$L214])+[.AD$8]*ABS([.$Q214])" office:value-type="percentage" office:value="0.0562348915755602" calcext:value-type="percentage">
            <text:p>5.6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4fbaaef78c368efc3613e57f57b559876121c0ef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avg latency</text:p>
          </table:table-cell>
          <table:table-cell office:value-type="string" calcext:value-type="string">
            <text:p>ms</text:p>
          </table:table-cell>
          <table:table-cell office:value-type="float" office:value="0.0843383084577115" calcext:value-type="float">
            <text:p>0.084338308457712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0835507726980424" calcext:value-type="float">
            <text:p>0.008355077269804</text:p>
          </table:table-cell>
          <table:table-cell office:value-type="float" office:value="123.51050023596" calcext:value-type="float">
            <text:p>123.51050023596</text:p>
          </table:table-cell>
          <table:table-cell office:value-type="percentage" office:value="0.0990662182179478" calcext:value-type="percentage">
            <text:p>9.91%</text:p>
          </table:table-cell>
          <table:table-cell office:value-type="percentage" office:value="0.0398930606523776" calcext:value-type="percentage">
            <text:p>3.99%</text:p>
          </table:table-cell>
          <table:table-cell office:value-type="percentage" office:value="0.0377916047417467" calcext:value-type="percentage">
            <text:p>3.78%</text:p>
          </table:table-cell>
          <table:table-cell office:value-type="percentage" office:value="0.0345352637473323" calcext:value-type="percentage">
            <text:p>3.45%</text:p>
          </table:table-cell>
          <table:table-cell office:value-type="percentage" office:value="0.00112644657787044" calcext:value-type="percentage">
            <text:p>0.11%</text:p>
          </table:table-cell>
          <table:table-cell office:value-type="percentage" office:value="0.0604549951213666" calcext:value-type="percentage">
            <text:p>6.05%</text:p>
          </table:table-cell>
          <table:table-cell table:formula="of:=[.AA$4]*ABS([.$M215])+[.AA$6]*ABS([.$L215])+[.AA$8]*ABS([.$Q215])" office:value-type="percentage" office:value="0.0664714246638973" calcext:value-type="percentage">
            <text:p>6.65%</text:p>
          </table:table-cell>
          <table:table-cell table:formula="of:=[.AB$4]*ABS([.$M215])+[.AB$6]*ABS([.$L215])+[.AB$8]*ABS([.$Q215])" office:value-type="percentage" office:value="0.0478665698558336" calcext:value-type="percentage">
            <text:p>4.79%</text:p>
          </table:table-cell>
          <table:table-cell table:formula="of:=[.AC$4]*ABS([.$M215])+[.AC$6]*ABS([.$L215])+[.AC$8]*ABS([.$Q215])" office:value-type="percentage" office:value="0.0892877801517327" calcext:value-type="percentage">
            <text:p>8.93%</text:p>
          </table:table-cell>
          <table:table-cell table:formula="of:=[.AD$4]*ABS([.$M215])+[.AD$6]*ABS([.$L215])+[.AD$8]*ABS([.$Q215])" office:value-type="percentage" office:value="0.0622599239841258" calcext:value-type="percentage">
            <text:p>6.23%</text:p>
          </table:table-cell>
          <table:table-cell table:formula="of:=[.AA$4]*ABS([.$O215])+[.AA$6]*ABS([.$L215])+[.AA$8]*ABS([.$Q215])" office:value-type="percentage" office:value="0.0646854923622156" calcext:value-type="percentage">
            <text:p>6.47%</text:p>
          </table:table-cell>
          <table:table-cell table:formula="of:=[.AB$4]*ABS([.$O215])+[.AB$6]*ABS([.$L215])+[.AB$8]*ABS([.$Q215])" office:value-type="percentage" office:value="0.0435803323317973" calcext:value-type="percentage">
            <text:p>4.36%</text:p>
          </table:table-cell>
          <table:table-cell table:formula="of:=[.AC$4]*ABS([.$O215])+[.AC$6]*ABS([.$L215])+[.AC$8]*ABS([.$Q215])" office:value-type="percentage" office:value="0.0887520004612282" calcext:value-type="percentage">
            <text:p>8.88%</text:p>
          </table:table-cell>
          <table:table-cell table:formula="of:=[.AD$4]*ABS([.$O215])+[.AD$6]*ABS([.$L215])+[.AD$8]*ABS([.$Q215])" office:value-type="percentage" office:value="0.0617241442936213" calcext:value-type="percentage">
            <text:p>6.1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4fbaaef78c368efc3613e57f57b559876121c0ef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avg latency</text:p>
          </table:table-cell>
          <table:table-cell office:value-type="string" calcext:value-type="string">
            <text:p>ms</text:p>
          </table:table-cell>
          <table:table-cell office:value-type="float" office:value="0.0837418008348241" calcext:value-type="float">
            <text:p>0.083741800834824</text:p>
          </table:table-cell>
          <table:table-cell office:value-type="float" office:value="0.06" calcext:value-type="float">
            <text:p>0.06</text:p>
          </table:table-cell>
          <table:table-cell office:value-type="float" office:value="0.103333333333333" calcext:value-type="float">
            <text:p>0.103333333333333</text:p>
          </table:table-cell>
          <table:table-cell office:value-type="float" office:value="0.00819643344167247" calcext:value-type="float">
            <text:p>0.008196433441672</text:p>
          </table:table-cell>
          <table:table-cell office:value-type="float" office:value="124.390287321537" calcext:value-type="float">
            <text:p>124.390287321537</text:p>
          </table:table-cell>
          <table:table-cell office:value-type="percentage" office:value="0.097877444238863" calcext:value-type="percentage">
            <text:p>9.79%</text:p>
          </table:table-cell>
          <table:table-cell office:value-type="percentage" office:value="0.0378186981378395" calcext:value-type="percentage">
            <text:p>3.78%</text:p>
          </table:table-cell>
          <table:table-cell office:value-type="percentage" office:value="0.0349801501633724" calcext:value-type="percentage">
            <text:p>3.50%</text:p>
          </table:table-cell>
          <table:table-cell office:value-type="percentage" office:value="0.0316379282287536" calcext:value-type="percentage">
            <text:p>3.16%</text:p>
          </table:table-cell>
          <table:table-cell office:value-type="percentage" office:value="0.00167407263133913" calcext:value-type="percentage">
            <text:p>0.17%</text:p>
          </table:table-cell>
          <table:table-cell office:value-type="percentage" office:value="0.0637511251452135" calcext:value-type="percentage">
            <text:p>6.38%</text:p>
          </table:table-cell>
          <table:table-cell table:formula="of:=[.AA$4]*ABS([.$M216])+[.AA$6]*ABS([.$L216])+[.AA$8]*ABS([.$Q216])" office:value-type="percentage" office:value="0.0664824225073054" calcext:value-type="percentage">
            <text:p>6.65%</text:p>
          </table:table-cell>
          <table:table-cell table:formula="of:=[.AB$4]*ABS([.$M216])+[.AB$6]*ABS([.$L216])+[.AB$8]*ABS([.$Q216])" office:value-type="percentage" office:value="0.0464178154486793" calcext:value-type="percentage">
            <text:p>4.64%</text:p>
          </table:table-cell>
          <table:table-cell table:formula="of:=[.AC$4]*ABS([.$M216])+[.AC$6]*ABS([.$L216])+[.AC$8]*ABS([.$Q216])" office:value-type="percentage" office:value="0.0884589377193958" calcext:value-type="percentage">
            <text:p>8.85%</text:p>
          </table:table-cell>
          <table:table-cell table:formula="of:=[.AD$4]*ABS([.$M216])+[.AD$6]*ABS([.$L216])+[.AD$8]*ABS([.$Q216])" office:value-type="percentage" office:value="0.0645705143538411" calcext:value-type="percentage">
            <text:p>6.46%</text:p>
          </table:table-cell>
          <table:table-cell table:formula="of:=[.AA$4]*ABS([.$O216])+[.AA$6]*ABS([.$L216])+[.AA$8]*ABS([.$Q216])" office:value-type="percentage" office:value="0.0644221658709434" calcext:value-type="percentage">
            <text:p>6.44%</text:p>
          </table:table-cell>
          <table:table-cell table:formula="of:=[.AB$4]*ABS([.$O216])+[.AB$6]*ABS([.$L216])+[.AB$8]*ABS([.$Q216])" office:value-type="percentage" office:value="0.0414731995214106" calcext:value-type="percentage">
            <text:p>4.15%</text:p>
          </table:table-cell>
          <table:table-cell table:formula="of:=[.AC$4]*ABS([.$O216])+[.AC$6]*ABS([.$L216])+[.AC$8]*ABS([.$Q216])" office:value-type="percentage" office:value="0.0878408607284872" calcext:value-type="percentage">
            <text:p>8.78%</text:p>
          </table:table-cell>
          <table:table-cell table:formula="of:=[.AD$4]*ABS([.$O216])+[.AD$6]*ABS([.$L216])+[.AD$8]*ABS([.$Q216])" office:value-type="percentage" office:value="0.0639524373629325" calcext:value-type="percentage">
            <text:p>6.4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4fbaaef78c368efc3613e57f57b559876121c0ef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avg latency</text:p>
          </table:table-cell>
          <table:table-cell office:value-type="string" calcext:value-type="string">
            <text:p>ms</text:p>
          </table:table-cell>
          <table:table-cell office:value-type="float" office:value="0.101620271234832" calcext:value-type="float">
            <text:p>0.101620271234832</text:p>
          </table:table-cell>
          <table:table-cell office:value-type="float" office:value="0.08" calcext:value-type="float">
            <text:p>0.08</text:p>
          </table:table-cell>
          <table:table-cell office:value-type="float" office:value="0.116666666666667" calcext:value-type="float">
            <text:p>0.116666666666667</text:p>
          </table:table-cell>
          <table:table-cell office:value-type="float" office:value="0.00492349560646056" calcext:value-type="float">
            <text:p>0.004923495606461</text:p>
          </table:table-cell>
          <table:table-cell office:value-type="float" office:value="51.252897380066" calcext:value-type="float">
            <text:p>51.252897380066</text:p>
          </table:table-cell>
          <table:table-cell office:value-type="percentage" office:value="0.0484499356932728" calcext:value-type="percentage">
            <text:p>4.84%</text:p>
          </table:table-cell>
          <table:table-cell office:value-type="percentage" office:value="0.0183914729527474" calcext:value-type="percentage">
            <text:p>1.84%</text:p>
          </table:table-cell>
          <table:table-cell office:value-type="percentage" office:value="0.00858005026261606" calcext:value-type="percentage">
            <text:p>0.86%</text:p>
          </table:table-cell>
          <table:table-cell office:value-type="percentage" office:value="0.000634110926396053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20796771080748" calcext:value-type="percentage">
            <text:p>3.21%</text:p>
          </table:table-cell>
          <table:table-cell table:formula="of:=[.AA$4]*ABS([.$M217])+[.AA$6]*ABS([.$L217])+[.AA$8]*ABS([.$Q217])" office:value-type="percentage" office:value="0.032973695251365" calcext:value-type="percentage">
            <text:p>3.30%</text:p>
          </table:table-cell>
          <table:table-cell table:formula="of:=[.AB$4]*ABS([.$M217])+[.AB$6]*ABS([.$L217])+[.AB$8]*ABS([.$Q217])" office:value-type="percentage" office:value="0.0227661396423327" calcext:value-type="percentage">
            <text:p>2.28%</text:p>
          </table:table-cell>
          <table:table-cell table:formula="of:=[.AC$4]*ABS([.$M217])+[.AC$6]*ABS([.$L217])+[.AC$8]*ABS([.$Q217])" office:value-type="percentage" office:value="0.0438070635607004" calcext:value-type="percentage">
            <text:p>4.38%</text:p>
          </table:table-cell>
          <table:table-cell table:formula="of:=[.AD$4]*ABS([.$M217])+[.AD$6]*ABS([.$L217])+[.AD$8]*ABS([.$Q217])" office:value-type="percentage" office:value="0.0323478825510618" calcext:value-type="percentage">
            <text:p>3.23%</text:p>
          </table:table-cell>
          <table:table-cell table:formula="of:=[.AA$4]*ABS([.$O217])+[.AA$6]*ABS([.$L217])+[.AA$8]*ABS([.$Q217])" office:value-type="percentage" office:value="0.0270545745759145" calcext:value-type="percentage">
            <text:p>2.71%</text:p>
          </table:table-cell>
          <table:table-cell table:formula="of:=[.AB$4]*ABS([.$O217])+[.AB$6]*ABS([.$L217])+[.AB$8]*ABS([.$Q217])" office:value-type="percentage" office:value="0.0085602500212516" calcext:value-type="percentage">
            <text:p>0.86%</text:p>
          </table:table-cell>
          <table:table-cell table:formula="of:=[.AC$4]*ABS([.$O217])+[.AC$6]*ABS([.$L217])+[.AC$8]*ABS([.$Q217])" office:value-type="percentage" office:value="0.0420313273580653" calcext:value-type="percentage">
            <text:p>4.20%</text:p>
          </table:table-cell>
          <table:table-cell table:formula="of:=[.AD$4]*ABS([.$O217])+[.AD$6]*ABS([.$L217])+[.AD$8]*ABS([.$Q217])" office:value-type="percentage" office:value="0.0305721463484267" calcext:value-type="percentage">
            <text:p>3.0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4ff72d794db9bfc16f363cb21933f7860dc2a79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totalops per second</text:p>
          </table:table-cell>
          <table:table-cell office:value-type="string" calcext:value-type="string">
            <text:p>ops/s</text:p>
          </table:table-cell>
          <table:table-cell office:value-type="float" office:value="10536.8659478558" calcext:value-type="float">
            <text:p>10536.8659478558</text:p>
          </table:table-cell>
          <table:table-cell office:value-type="float" office:value="8393.11" calcext:value-type="float">
            <text:p>8393.11</text:p>
          </table:table-cell>
          <table:table-cell office:value-type="float" office:value="12764.6633333333" calcext:value-type="float">
            <text:p>12764.6633333333</text:p>
          </table:table-cell>
          <table:table-cell office:value-type="float" office:value="751.372003341579" calcext:value-type="float">
            <text:p>751.372003341579</text:p>
          </table:table-cell>
          <table:table-cell office:value-type="float" office:value="121113.401699491" calcext:value-type="float">
            <text:p>121113.401699491</text:p>
          </table:table-cell>
          <table:table-cell office:value-type="percentage" office:value="0.0713088699296287" calcext:value-type="percentage">
            <text:p>7.13%</text:p>
          </table:table-cell>
          <table:table-cell office:value-type="percentage" office:value="-0.0294280640896468" calcext:value-type="percentage">
            <text:p>-2.94%</text:p>
          </table:table-cell>
          <table:table-cell office:value-type="percentage" office:value="-0.0141989033962206" calcext:value-type="percentage">
            <text:p>-1.42%</text:p>
          </table:table-cell>
          <table:table-cell office:value-type="percentage" office:value="-0.00304066373678716" calcext:value-type="percentage">
            <text:p>-0.30%</text:p>
          </table:table-cell>
          <table:table-cell office:value-type="percentage" office:value="-0.000295048233138713" calcext:value-type="percentage">
            <text:p>-0.03%</text:p>
          </table:table-cell>
          <table:table-cell office:value-type="percentage" office:value="0.0425000439875051" calcext:value-type="percentage">
            <text:p>4.25%</text:p>
          </table:table-cell>
          <table:table-cell table:formula="of:=[.AA$4]*ABS([.$M218])+[.AA$6]*ABS([.$L218])+[.AA$8]*ABS([.$Q218])" office:value-type="percentage" office:value="0.0477456593355935" calcext:value-type="percentage">
            <text:p>4.77%</text:p>
          </table:table-cell>
          <table:table-cell table:formula="of:=[.AB$4]*ABS([.$M218])+[.AB$6]*ABS([.$L218])+[.AB$8]*ABS([.$Q218])" office:value-type="percentage" office:value="0.0349233426634308" calcext:value-type="percentage">
            <text:p>3.49%</text:p>
          </table:table-cell>
          <table:table-cell table:formula="of:=[.AC$4]*ABS([.$M218])+[.AC$6]*ABS([.$L218])+[.AC$8]*ABS([.$Q218])" office:value-type="percentage" office:value="0.0642399067514182" calcext:value-type="percentage">
            <text:p>6.42%</text:p>
          </table:table-cell>
          <table:table-cell table:formula="of:=[.AD$4]*ABS([.$M218])+[.AD$6]*ABS([.$L218])+[.AD$8]*ABS([.$Q218])" office:value-type="percentage" office:value="0.0440737285919317" calcext:value-type="percentage">
            <text:p>4.41%</text:p>
          </table:table-cell>
          <table:table-cell table:formula="of:=[.AA$4]*ABS([.$O218])+[.AA$6]*ABS([.$L218])+[.AA$8]*ABS([.$Q218])" office:value-type="percentage" office:value="0.0389498592179737" calcext:value-type="percentage">
            <text:p>3.89%</text:p>
          </table:table-cell>
          <table:table-cell table:formula="of:=[.AB$4]*ABS([.$O218])+[.AB$6]*ABS([.$L218])+[.AB$8]*ABS([.$Q218])" office:value-type="percentage" office:value="0.0138134223811431" calcext:value-type="percentage">
            <text:p>1.38%</text:p>
          </table:table-cell>
          <table:table-cell table:formula="of:=[.AC$4]*ABS([.$O218])+[.AC$6]*ABS([.$L218])+[.AC$8]*ABS([.$Q218])" office:value-type="percentage" office:value="0.0616011667161322" calcext:value-type="percentage">
            <text:p>6.16%</text:p>
          </table:table-cell>
          <table:table-cell table:formula="of:=[.AD$4]*ABS([.$O218])+[.AD$6]*ABS([.$L218])+[.AD$8]*ABS([.$Q218])" office:value-type="percentage" office:value="0.0414349885566457" calcext:value-type="percentage">
            <text:p>4.1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4ff72d794db9bfc16f363cb21933f7860dc2a79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totalops per second</text:p>
          </table:table-cell>
          <table:table-cell office:value-type="string" calcext:value-type="string">
            <text:p>ops/s</text:p>
          </table:table-cell>
          <table:table-cell office:value-type="float" office:value="19829.7212560739" calcext:value-type="float">
            <text:p>19829.7212560739</text:p>
          </table:table-cell>
          <table:table-cell office:value-type="float" office:value="15003.0033333333" calcext:value-type="float">
            <text:p>15003.0033333333</text:p>
          </table:table-cell>
          <table:table-cell office:value-type="float" office:value="23358.0633333333" calcext:value-type="float">
            <text:p>23358.0633333333</text:p>
          </table:table-cell>
          <table:table-cell office:value-type="float" office:value="1796.96706109254" calcext:value-type="float">
            <text:p>1796.96706109254</text:p>
          </table:table-cell>
          <table:table-cell office:value-type="float" office:value="227927.830529585" calcext:value-type="float">
            <text:p>227927.830529585</text:p>
          </table:table-cell>
          <table:table-cell office:value-type="percentage" office:value="0.0906198850648054" calcext:value-type="percentage">
            <text:p>9.06%</text:p>
          </table:table-cell>
          <table:table-cell office:value-type="percentage" office:value="-0.0378530671522972" calcext:value-type="percentage">
            <text:p>-3.79%</text:p>
          </table:table-cell>
          <table:table-cell office:value-type="percentage" office:value="-0.0295250838681199" calcext:value-type="percentage">
            <text:p>-2.95%</text:p>
          </table:table-cell>
          <table:table-cell office:value-type="percentage" office:value="-0.00276161142599998" calcext:value-type="percentage">
            <text:p>-0.28%</text:p>
          </table:table-cell>
          <table:table-cell office:value-type="percentage" office:value="-0.0000859541412943657" calcext:value-type="percentage">
            <text:p>-0.01%</text:p>
          </table:table-cell>
          <table:table-cell office:value-type="percentage" office:value="0.0533316817761455" calcext:value-type="percentage">
            <text:p>5.33%</text:p>
          </table:table-cell>
          <table:table-cell table:formula="of:=[.AA$4]*ABS([.$M219])+[.AA$6]*ABS([.$L219])+[.AA$8]*ABS([.$Q219])" office:value-type="percentage" office:value="0.060601544664416" calcext:value-type="percentage">
            <text:p>6.06%</text:p>
          </table:table-cell>
          <table:table-cell table:formula="of:=[.AB$4]*ABS([.$M219])+[.AB$6]*ABS([.$L219])+[.AB$8]*ABS([.$Q219])" office:value-type="percentage" office:value="0.0446776104059328" calcext:value-type="percentage">
            <text:p>4.47%</text:p>
          </table:table-cell>
          <table:table-cell table:formula="of:=[.AC$4]*ABS([.$M219])+[.AC$6]*ABS([.$L219])+[.AC$8]*ABS([.$Q219])" office:value-type="percentage" office:value="0.0816143829446886" calcext:value-type="percentage">
            <text:p>8.16%</text:p>
          </table:table-cell>
          <table:table-cell table:formula="of:=[.AD$4]*ABS([.$M219])+[.AD$6]*ABS([.$L219])+[.AD$8]*ABS([.$Q219])" office:value-type="percentage" office:value="0.0555126406426266" calcext:value-type="percentage">
            <text:p>5.55%</text:p>
          </table:table-cell>
          <table:table-cell table:formula="of:=[.AA$4]*ABS([.$O219])+[.AA$6]*ABS([.$L219])+[.AA$8]*ABS([.$Q219])" office:value-type="percentage" office:value="0.0489043927556503" calcext:value-type="percentage">
            <text:p>4.89%</text:p>
          </table:table-cell>
          <table:table-cell table:formula="of:=[.AB$4]*ABS([.$O219])+[.AB$6]*ABS([.$L219])+[.AB$8]*ABS([.$Q219])" office:value-type="percentage" office:value="0.0166044458248951" calcext:value-type="percentage">
            <text:p>1.66%</text:p>
          </table:table-cell>
          <table:table-cell table:formula="of:=[.AC$4]*ABS([.$O219])+[.AC$6]*ABS([.$L219])+[.AC$8]*ABS([.$Q219])" office:value-type="percentage" office:value="0.0781052373720588" calcext:value-type="percentage">
            <text:p>7.81%</text:p>
          </table:table-cell>
          <table:table-cell table:formula="of:=[.AD$4]*ABS([.$O219])+[.AD$6]*ABS([.$L219])+[.AD$8]*ABS([.$Q219])" office:value-type="percentage" office:value="0.0520034950699969" calcext:value-type="percentage">
            <text:p>5.2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4ff72d794db9bfc16f363cb21933f7860dc2a79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totalops per second</text:p>
          </table:table-cell>
          <table:table-cell office:value-type="string" calcext:value-type="string">
            <text:p>ops/s</text:p>
          </table:table-cell>
          <table:table-cell office:value-type="float" office:value="19831.1891765286" calcext:value-type="float">
            <text:p>19831.1891765286</text:p>
          </table:table-cell>
          <table:table-cell office:value-type="float" office:value="15125.7933333333" calcext:value-type="float">
            <text:p>15125.7933333333</text:p>
          </table:table-cell>
          <table:table-cell office:value-type="float" office:value="22372.43" calcext:value-type="float">
            <text:p>22372.43</text:p>
          </table:table-cell>
          <table:table-cell office:value-type="float" office:value="1727.71074020312" calcext:value-type="float">
            <text:p>1727.71074020312</text:p>
          </table:table-cell>
          <table:table-cell office:value-type="float" office:value="108367.153970102" calcext:value-type="float">
            <text:p>108367.153970102</text:p>
          </table:table-cell>
          <table:table-cell office:value-type="percentage" office:value="0.0871208844221992" calcext:value-type="percentage">
            <text:p>8.71%</text:p>
          </table:table-cell>
          <table:table-cell office:value-type="percentage" office:value="-0.0359727002178703" calcext:value-type="percentage">
            <text:p>-3.60%</text:p>
          </table:table-cell>
          <table:table-cell office:value-type="percentage" office:value="-0.0266147937267798" calcext:value-type="percentage">
            <text:p>-2.66%</text:p>
          </table:table-cell>
          <table:table-cell office:value-type="percentage" office:value="-0.00136809249114188" calcext:value-type="percentage">
            <text:p>-0.14%</text:p>
          </table:table-cell>
          <table:table-cell office:value-type="percentage" office:value="-0.0000284352124873803" calcext:value-type="percentage">
            <text:p>0.00%</text:p>
          </table:table-cell>
          <table:table-cell office:value-type="percentage" office:value="0.0507102508940236" calcext:value-type="percentage">
            <text:p>5.07%</text:p>
          </table:table-cell>
          <table:table-cell table:formula="of:=[.AA$4]*ABS([.$M220])+[.AA$6]*ABS([.$L220])+[.AA$8]*ABS([.$Q220])" office:value-type="percentage" office:value="0.0579346118446977" calcext:value-type="percentage">
            <text:p>5.79%</text:p>
          </table:table-cell>
          <table:table-cell table:formula="of:=[.AB$4]*ABS([.$M220])+[.AB$6]*ABS([.$L220])+[.AB$8]*ABS([.$Q220])" office:value-type="percentage" office:value="0.0425612737059186" calcext:value-type="percentage">
            <text:p>4.26%</text:p>
          </table:table-cell>
          <table:table-cell table:formula="of:=[.AC$4]*ABS([.$M220])+[.AC$6]*ABS([.$L220])+[.AC$8]*ABS([.$Q220])" office:value-type="percentage" office:value="0.0783650026489487" calcext:value-type="percentage">
            <text:p>7.84%</text:p>
          </table:table-cell>
          <table:table-cell table:formula="of:=[.AD$4]*ABS([.$M220])+[.AD$6]*ABS([.$L220])+[.AD$8]*ABS([.$Q220])" office:value-type="percentage" office:value="0.0528775591792258" calcext:value-type="percentage">
            <text:p>5.29%</text:p>
          </table:table-cell>
          <table:table-cell table:formula="of:=[.AA$4]*ABS([.$O220])+[.AA$6]*ABS([.$L220])+[.AA$8]*ABS([.$Q220])" office:value-type="percentage" office:value="0.0463997426024549" calcext:value-type="percentage">
            <text:p>4.64%</text:p>
          </table:table-cell>
          <table:table-cell table:formula="of:=[.AB$4]*ABS([.$O220])+[.AB$6]*ABS([.$L220])+[.AB$8]*ABS([.$Q220])" office:value-type="percentage" office:value="0.0148775875245358" calcext:value-type="percentage">
            <text:p>1.49%</text:p>
          </table:table-cell>
          <table:table-cell table:formula="of:=[.AC$4]*ABS([.$O220])+[.AC$6]*ABS([.$L220])+[.AC$8]*ABS([.$Q220])" office:value-type="percentage" office:value="0.0749045418762759" calcext:value-type="percentage">
            <text:p>7.49%</text:p>
          </table:table-cell>
          <table:table-cell table:formula="of:=[.AD$4]*ABS([.$O220])+[.AD$6]*ABS([.$L220])+[.AD$8]*ABS([.$Q220])" office:value-type="percentage" office:value="0.049417098406553" calcext:value-type="percentage">
            <text:p>4.9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4ff72d794db9bfc16f363cb21933f7860dc2a79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totalops per second</text:p>
          </table:table-cell>
          <table:table-cell office:value-type="string" calcext:value-type="string">
            <text:p>ops/s</text:p>
          </table:table-cell>
          <table:table-cell office:value-type="float" office:value="23442.0837014925" calcext:value-type="float">
            <text:p>23442.0837014925</text:p>
          </table:table-cell>
          <table:table-cell office:value-type="float" office:value="18755.8833333333" calcext:value-type="float">
            <text:p>18755.8833333333</text:p>
          </table:table-cell>
          <table:table-cell office:value-type="float" office:value="31291.07" calcext:value-type="float">
            <text:p>31291.07</text:p>
          </table:table-cell>
          <table:table-cell office:value-type="float" office:value="2074.89509108071" calcext:value-type="float">
            <text:p>2074.89509108071</text:p>
          </table:table-cell>
          <table:table-cell office:value-type="float" office:value="244188.371890547" calcext:value-type="float">
            <text:p>244188.371890547</text:p>
          </table:table-cell>
          <table:table-cell office:value-type="percentage" office:value="0.0885115469043651" calcext:value-type="percentage">
            <text:p>8.85%</text:p>
          </table:table-cell>
          <table:table-cell office:value-type="percentage" office:value="-0.03448407903489" calcext:value-type="percentage">
            <text:p>-3.45%</text:p>
          </table:table-cell>
          <table:table-cell office:value-type="percentage" office:value="-0.0277570920433703" calcext:value-type="percentage">
            <text:p>-2.78%</text:p>
          </table:table-cell>
          <table:table-cell office:value-type="percentage" office:value="-0.0147508802625505" calcext:value-type="percentage">
            <text:p>-1.48%</text:p>
          </table:table-cell>
          <table:table-cell office:value-type="percentage" office:value="-0.00175573232270374" calcext:value-type="percentage">
            <text:p>-0.18%</text:p>
          </table:table-cell>
          <table:table-cell office:value-type="percentage" office:value="0.0545310083500185" calcext:value-type="percentage">
            <text:p>5.45%</text:p>
          </table:table-cell>
          <table:table-cell table:formula="of:=[.AA$4]*ABS([.$M221])+[.AA$6]*ABS([.$L221])+[.AA$8]*ABS([.$Q221])" office:value-type="percentage" office:value="0.0591755447630912" calcext:value-type="percentage">
            <text:p>5.92%</text:p>
          </table:table-cell>
          <table:table-cell table:formula="of:=[.AB$4]*ABS([.$M221])+[.AB$6]*ABS([.$L221])+[.AB$8]*ABS([.$Q221])" office:value-type="percentage" office:value="0.0418915187533504" calcext:value-type="percentage">
            <text:p>4.19%</text:p>
          </table:table-cell>
          <table:table-cell table:formula="of:=[.AC$4]*ABS([.$M221])+[.AC$6]*ABS([.$L221])+[.AC$8]*ABS([.$Q221])" office:value-type="percentage" office:value="0.079710746261983" calcext:value-type="percentage">
            <text:p>7.97%</text:p>
          </table:table-cell>
          <table:table-cell table:formula="of:=[.AD$4]*ABS([.$M221])+[.AD$6]*ABS([.$L221])+[.AD$8]*ABS([.$Q221])" office:value-type="percentage" office:value="0.0559243692739403" calcext:value-type="percentage">
            <text:p>5.59%</text:p>
          </table:table-cell>
          <table:table-cell table:formula="of:=[.AA$4]*ABS([.$O221])+[.AA$6]*ABS([.$L221])+[.AA$8]*ABS([.$Q221])" office:value-type="percentage" office:value="0.052597811838978" calcext:value-type="percentage">
            <text:p>5.26%</text:p>
          </table:table-cell>
          <table:table-cell table:formula="of:=[.AB$4]*ABS([.$O221])+[.AB$6]*ABS([.$L221])+[.AB$8]*ABS([.$Q221])" office:value-type="percentage" office:value="0.0261049597354787" calcext:value-type="percentage">
            <text:p>2.61%</text:p>
          </table:table-cell>
          <table:table-cell table:formula="of:=[.AC$4]*ABS([.$O221])+[.AC$6]*ABS([.$L221])+[.AC$8]*ABS([.$Q221])" office:value-type="percentage" office:value="0.077737426384749" calcext:value-type="percentage">
            <text:p>7.77%</text:p>
          </table:table-cell>
          <table:table-cell table:formula="of:=[.AD$4]*ABS([.$O221])+[.AD$6]*ABS([.$L221])+[.AD$8]*ABS([.$Q221])" office:value-type="percentage" office:value="0.0539510493967064" calcext:value-type="percentage">
            <text:p>5.4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4ff72d794db9bfc16f363cb21933f7860dc2a79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totalops per second</text:p>
          </table:table-cell>
          <table:table-cell office:value-type="string" calcext:value-type="string">
            <text:p>ops/s</text:p>
          </table:table-cell>
          <table:table-cell office:value-type="float" office:value="23610.3564072749" calcext:value-type="float">
            <text:p>23610.3564072749</text:p>
          </table:table-cell>
          <table:table-cell office:value-type="float" office:value="19086.7466666667" calcext:value-type="float">
            <text:p>19086.7466666667</text:p>
          </table:table-cell>
          <table:table-cell office:value-type="float" office:value="33977.2966666667" calcext:value-type="float">
            <text:p>33977.2966666667</text:p>
          </table:table-cell>
          <table:table-cell office:value-type="float" office:value="2148.50467667824" calcext:value-type="float">
            <text:p>2148.50467667824</text:p>
          </table:table-cell>
          <table:table-cell office:value-type="float" office:value="245941.21257578" calcext:value-type="float">
            <text:p>245941.21257578</text:p>
          </table:table-cell>
          <table:table-cell office:value-type="percentage" office:value="0.0909984008549839" calcext:value-type="percentage">
            <text:p>9.10%</text:p>
          </table:table-cell>
          <table:table-cell office:value-type="percentage" office:value="-0.0334983939339733" calcext:value-type="percentage">
            <text:p>-3.35%</text:p>
          </table:table-cell>
          <table:table-cell office:value-type="percentage" office:value="-0.0255537707418551" calcext:value-type="percentage">
            <text:p>-2.56%</text:p>
          </table:table-cell>
          <table:table-cell office:value-type="percentage" office:value="-0.0141139425739331" calcext:value-type="percentage">
            <text:p>-1.41%</text:p>
          </table:table-cell>
          <table:table-cell office:value-type="percentage" office:value="-0.00369223150946747" calcext:value-type="percentage">
            <text:p>-0.37%</text:p>
          </table:table-cell>
          <table:table-cell office:value-type="percentage" office:value="0.0608077272194846" calcext:value-type="percentage">
            <text:p>6.08%</text:p>
          </table:table-cell>
          <table:table-cell table:formula="of:=[.AA$4]*ABS([.$M222])+[.AA$6]*ABS([.$L222])+[.AA$8]*ABS([.$Q222])" office:value-type="percentage" office:value="0.0617681740028139" calcext:value-type="percentage">
            <text:p>6.18%</text:p>
          </table:table-cell>
          <table:table-cell table:formula="of:=[.AB$4]*ABS([.$M222])+[.AB$6]*ABS([.$L222])+[.AB$8]*ABS([.$Q222])" office:value-type="percentage" office:value="0.0419793279546255" calcext:value-type="percentage">
            <text:p>4.20%</text:p>
          </table:table-cell>
          <table:table-cell table:formula="of:=[.AC$4]*ABS([.$M222])+[.AC$6]*ABS([.$L222])+[.AC$8]*ABS([.$Q222])" office:value-type="percentage" office:value="0.0822293327993329" calcext:value-type="percentage">
            <text:p>8.22%</text:p>
          </table:table-cell>
          <table:table-cell table:formula="of:=[.AD$4]*ABS([.$M222])+[.AD$6]*ABS([.$L222])+[.AD$8]*ABS([.$Q222])" office:value-type="percentage" office:value="0.0610958612544834" calcext:value-type="percentage">
            <text:p>6.11%</text:p>
          </table:table-cell>
          <table:table-cell table:formula="of:=[.AA$4]*ABS([.$O222])+[.AA$6]*ABS([.$L222])+[.AA$8]*ABS([.$Q222])" office:value-type="percentage" office:value="0.0553066902161339" calcext:value-type="percentage">
            <text:p>5.53%</text:p>
          </table:table-cell>
          <table:table-cell table:formula="of:=[.AB$4]*ABS([.$O222])+[.AB$6]*ABS([.$L222])+[.AB$8]*ABS([.$Q222])" office:value-type="percentage" office:value="0.0264717668665933" calcext:value-type="percentage">
            <text:p>2.65%</text:p>
          </table:table-cell>
          <table:table-cell table:formula="of:=[.AC$4]*ABS([.$O222])+[.AC$6]*ABS([.$L222])+[.AC$8]*ABS([.$Q222])" office:value-type="percentage" office:value="0.0802908876633289" calcext:value-type="percentage">
            <text:p>8.03%</text:p>
          </table:table-cell>
          <table:table-cell table:formula="of:=[.AD$4]*ABS([.$O222])+[.AD$6]*ABS([.$L222])+[.AD$8]*ABS([.$Q222])" office:value-type="percentage" office:value="0.0591574161184794" calcext:value-type="percentage">
            <text:p>5.9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4ff72d794db9bfc16f363cb21933f7860dc2a79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memory: totalops per second</text:p>
          </table:table-cell>
          <table:table-cell office:value-type="string" calcext:value-type="string">
            <text:p>ops/s</text:p>
          </table:table-cell>
          <table:table-cell office:value-type="float" office:value="38250.4992077088" calcext:value-type="float">
            <text:p>38250.4992077088</text:p>
          </table:table-cell>
          <table:table-cell office:value-type="float" office:value="33261.5266666667" calcext:value-type="float">
            <text:p>33261.5266666667</text:p>
          </table:table-cell>
          <table:table-cell office:value-type="float" office:value="47098.2333333333" calcext:value-type="float">
            <text:p>47098.2333333333</text:p>
          </table:table-cell>
          <table:table-cell office:value-type="float" office:value="1811.94458869016" calcext:value-type="float">
            <text:p>1811.94458869016</text:p>
          </table:table-cell>
          <table:table-cell office:value-type="float" office:value="199221.35004015" calcext:value-type="float">
            <text:p>199221.35004015</text:p>
          </table:table-cell>
          <table:table-cell office:value-type="percentage" office:value="0.0473704821171326" calcext:value-type="percentage">
            <text:p>4.74%</text:p>
          </table:table-cell>
          <table:table-cell office:value-type="percentage" office:value="-0.0185216765868214" calcext:value-type="percentage">
            <text:p>-1.85%</text:p>
          </table:table-cell>
          <table:table-cell office:value-type="percentage" office:value="-0.0125865650474797" calcext:value-type="percentage">
            <text:p>-1.26%</text:p>
          </table:table-cell>
          <table:table-cell office:value-type="percentage" office:value="-0.00366943457113511" calcext:value-type="percentage">
            <text:p>-0.37%</text:p>
          </table:table-cell>
          <table:table-cell office:value-type="percentage" office:value="-0.00108550405993717" calcext:value-type="percentage">
            <text:p>-0.11%</text:p>
          </table:table-cell>
          <table:table-cell office:value-type="percentage" office:value="0.0308690623318095" calcext:value-type="percentage">
            <text:p>3.09%</text:p>
          </table:table-cell>
          <table:table-cell table:formula="of:=[.AA$4]*ABS([.$M223])+[.AA$6]*ABS([.$L223])+[.AA$8]*ABS([.$Q223])" office:value-type="percentage" office:value="0.0322537403452545" calcext:value-type="percentage">
            <text:p>3.23%</text:p>
          </table:table-cell>
          <table:table-cell table:formula="of:=[.AB$4]*ABS([.$M223])+[.AB$6]*ABS([.$L223])+[.AB$8]*ABS([.$Q223])" office:value-type="percentage" office:value="0.0226412957143513" calcext:value-type="percentage">
            <text:p>2.26%</text:p>
          </table:table-cell>
          <table:table-cell table:formula="of:=[.AC$4]*ABS([.$M223])+[.AC$6]*ABS([.$L223])+[.AC$8]*ABS([.$Q223])" office:value-type="percentage" office:value="0.0428354595855692" calcext:value-type="percentage">
            <text:p>4.28%</text:p>
          </table:table-cell>
          <table:table-cell table:formula="of:=[.AD$4]*ABS([.$M223])+[.AD$6]*ABS([.$L223])+[.AD$8]*ABS([.$Q223])" office:value-type="percentage" office:value="0.031284465735843" calcext:value-type="percentage">
            <text:p>3.13%</text:p>
          </table:table-cell>
          <table:table-cell table:formula="of:=[.AA$4]*ABS([.$O223])+[.AA$6]*ABS([.$L223])+[.AA$8]*ABS([.$Q223])" office:value-type="percentage" office:value="0.0273029930066924" calcext:value-type="percentage">
            <text:p>2.73%</text:p>
          </table:table-cell>
          <table:table-cell table:formula="of:=[.AB$4]*ABS([.$O223])+[.AB$6]*ABS([.$L223])+[.AB$8]*ABS([.$Q223])" office:value-type="percentage" office:value="0.0107595021018023" calcext:value-type="percentage">
            <text:p>1.08%</text:p>
          </table:table-cell>
          <table:table-cell table:formula="of:=[.AC$4]*ABS([.$O223])+[.AC$6]*ABS([.$L223])+[.AC$8]*ABS([.$Q223])" office:value-type="percentage" office:value="0.0413502353840005" calcext:value-type="percentage">
            <text:p>4.14%</text:p>
          </table:table-cell>
          <table:table-cell table:formula="of:=[.AD$4]*ABS([.$O223])+[.AD$6]*ABS([.$L223])+[.AD$8]*ABS([.$Q223])" office:value-type="percentage" office:value="0.0297992415342743" calcext:value-type="percentage">
            <text:p>2.9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5b6cb427d11dfdd876e2dfedeb8039bbb2bf00b8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SHA256</text:p>
          </table:table-cell>
          <table:table-cell office:value-type="string" calcext:value-type="string">
            <text:p>seconds</text:p>
          </table:table-cell>
          <table:table-cell office:value-type="float" office:value="8.23643289409468" calcext:value-type="float">
            <text:p>8.23643289409468</text:p>
          </table:table-cell>
          <table:table-cell office:value-type="float" office:value="6.915" calcext:value-type="float">
            <text:p>6.915</text:p>
          </table:table-cell>
          <table:table-cell office:value-type="float" office:value="9.30266666666667" calcext:value-type="float">
            <text:p>9.30266666666667</text:p>
          </table:table-cell>
          <table:table-cell office:value-type="float" office:value="0.385168649310067" calcext:value-type="float">
            <text:p>0.385168649310067</text:p>
          </table:table-cell>
          <table:table-cell office:value-type="float" office:value="1.39553773112197" calcext:value-type="float">
            <text:p>1.39553773112197</text:p>
          </table:table-cell>
          <table:table-cell office:value-type="percentage" office:value="0.0467640123173011" calcext:value-type="percentage">
            <text:p>4.68%</text:p>
          </table:table-cell>
          <table:table-cell office:value-type="percentage" office:value="0.0197468438567185" calcext:value-type="percentage">
            <text:p>1.97%</text:p>
          </table:table-cell>
          <table:table-cell office:value-type="percentage" office:value="0.0146004401914825" calcext:value-type="percentage">
            <text:p>1.46%</text:p>
          </table:table-cell>
          <table:table-cell office:value-type="percentage" office:value="0.000674893392625252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954868829754" calcext:value-type="percentage">
            <text:p>2.95%</text:p>
          </table:table-cell>
          <table:table-cell table:formula="of:=[.AA$4]*ABS([.$M224])+[.AA$6]*ABS([.$L224])+[.AA$8]*ABS([.$Q224])" office:value-type="percentage" office:value="0.0320198481571865" calcext:value-type="percentage">
            <text:p>3.20%</text:p>
          </table:table-cell>
          <table:table-cell table:formula="of:=[.AB$4]*ABS([.$M224])+[.AB$6]*ABS([.$L224])+[.AB$8]*ABS([.$Q224])" office:value-type="percentage" office:value="0.0234287451468589" calcext:value-type="percentage">
            <text:p>2.34%</text:p>
          </table:table-cell>
          <table:table-cell table:formula="of:=[.AC$4]*ABS([.$M224])+[.AC$6]*ABS([.$L224])+[.AC$8]*ABS([.$Q224])" office:value-type="percentage" office:value="0.0423407630692667" calcext:value-type="percentage">
            <text:p>4.23%</text:p>
          </table:table-cell>
          <table:table-cell table:formula="of:=[.AD$4]*ABS([.$M224])+[.AD$6]*ABS([.$L224])+[.AD$8]*ABS([.$Q224])" office:value-type="percentage" office:value="0.030290036255434" calcext:value-type="percentage">
            <text:p>3.03%</text:p>
          </table:table-cell>
          <table:table-cell table:formula="of:=[.AA$4]*ABS([.$O224])+[.AA$6]*ABS([.$L224])+[.AA$8]*ABS([.$Q224])" office:value-type="percentage" office:value="0.0256625313358221" calcext:value-type="percentage">
            <text:p>2.57%</text:p>
          </table:table-cell>
          <table:table-cell table:formula="of:=[.AB$4]*ABS([.$O224])+[.AB$6]*ABS([.$L224])+[.AB$8]*ABS([.$Q224])" office:value-type="percentage" office:value="0.00817118477558431" calcext:value-type="percentage">
            <text:p>0.82%</text:p>
          </table:table-cell>
          <table:table-cell table:formula="of:=[.AC$4]*ABS([.$O224])+[.AC$6]*ABS([.$L224])+[.AC$8]*ABS([.$Q224])" office:value-type="percentage" office:value="0.0404335680228574" calcext:value-type="percentage">
            <text:p>4.04%</text:p>
          </table:table-cell>
          <table:table-cell table:formula="of:=[.AD$4]*ABS([.$O224])+[.AD$6]*ABS([.$L224])+[.AD$8]*ABS([.$Q224])" office:value-type="percentage" office:value="0.0283828412090247" calcext:value-type="percentage">
            <text:p>2.8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5b6cb427d11dfdd876e2dfedeb8039bbb2bf00b8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SHA256</text:p>
          </table:table-cell>
          <table:table-cell office:value-type="string" calcext:value-type="string">
            <text:p>seconds</text:p>
          </table:table-cell>
          <table:table-cell office:value-type="float" office:value="8.20854008746356" calcext:value-type="float">
            <text:p>8.20854008746356</text:p>
          </table:table-cell>
          <table:table-cell office:value-type="float" office:value="6.611" calcext:value-type="float">
            <text:p>6.611</text:p>
          </table:table-cell>
          <table:table-cell office:value-type="float" office:value="9.291" calcext:value-type="float">
            <text:p>9.291</text:p>
          </table:table-cell>
          <table:table-cell office:value-type="float" office:value="0.38968857350361" calcext:value-type="float">
            <text:p>0.38968857350361</text:p>
          </table:table-cell>
          <table:table-cell office:value-type="float" office:value="1.40027980019465" calcext:value-type="float">
            <text:p>1.40027980019465</text:p>
          </table:table-cell>
          <table:table-cell office:value-type="percentage" office:value="0.0474735542924082" calcext:value-type="percentage">
            <text:p>4.75%</text:p>
          </table:table-cell>
          <table:table-cell office:value-type="percentage" office:value="0.0199816688435429" calcext:value-type="percentage">
            <text:p>2.00%</text:p>
          </table:table-cell>
          <table:table-cell office:value-type="percentage" office:value="0.0138688068688495" calcext:value-type="percentage">
            <text:p>1.39%</text:p>
          </table:table-cell>
          <table:table-cell office:value-type="percentage" office:value="0.000542535014380689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03953495711736" calcext:value-type="percentage">
            <text:p>3.04%</text:p>
          </table:table-cell>
          <table:table-cell table:formula="of:=[.AA$4]*ABS([.$M225])+[.AA$6]*ABS([.$L225])+[.AA$8]*ABS([.$Q225])" office:value-type="percentage" office:value="0.0326168575690416" calcext:value-type="percentage">
            <text:p>3.26%</text:p>
          </table:table-cell>
          <table:table-cell table:formula="of:=[.AB$4]*ABS([.$M225])+[.AB$6]*ABS([.$L225])+[.AB$8]*ABS([.$Q225])" office:value-type="percentage" office:value="0.0237722254611925" calcext:value-type="percentage">
            <text:p>2.38%</text:p>
          </table:table-cell>
          <table:table-cell table:formula="of:=[.AC$4]*ABS([.$M225])+[.AC$6]*ABS([.$L225])+[.AC$8]*ABS([.$Q225])" office:value-type="percentage" office:value="0.0430165452753982" calcext:value-type="percentage">
            <text:p>4.30%</text:p>
          </table:table-cell>
          <table:table-cell table:formula="of:=[.AD$4]*ABS([.$M225])+[.AD$6]*ABS([.$L225])+[.AD$8]*ABS([.$Q225])" office:value-type="percentage" office:value="0.031061801970534" calcext:value-type="percentage">
            <text:p>3.11%</text:p>
          </table:table-cell>
          <table:table-cell table:formula="of:=[.AA$4]*ABS([.$O225])+[.AA$6]*ABS([.$L225])+[.AA$8]*ABS([.$Q225])" office:value-type="percentage" office:value="0.0261371462926542" calcext:value-type="percentage">
            <text:p>2.61%</text:p>
          </table:table-cell>
          <table:table-cell table:formula="of:=[.AB$4]*ABS([.$O225])+[.AB$6]*ABS([.$L225])+[.AB$8]*ABS([.$Q225])" office:value-type="percentage" office:value="0.00822091839786273" calcext:value-type="percentage">
            <text:p>0.82%</text:p>
          </table:table-cell>
          <table:table-cell table:formula="of:=[.AC$4]*ABS([.$O225])+[.AC$6]*ABS([.$L225])+[.AC$8]*ABS([.$Q225])" office:value-type="percentage" office:value="0.041072631892482" calcext:value-type="percentage">
            <text:p>4.11%</text:p>
          </table:table-cell>
          <table:table-cell table:formula="of:=[.AD$4]*ABS([.$O225])+[.AD$6]*ABS([.$L225])+[.AD$8]*ABS([.$Q225])" office:value-type="percentage" office:value="0.0291178885876178" calcext:value-type="percentage">
            <text:p>2.9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5b6cb427d11dfdd876e2dfedeb8039bbb2bf00b8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SHA256</text:p>
          </table:table-cell>
          <table:table-cell office:value-type="string" calcext:value-type="string">
            <text:p>seconds</text:p>
          </table:table-cell>
          <table:table-cell office:value-type="float" office:value="8.20148570019724" calcext:value-type="float">
            <text:p>8.20148570019724</text:p>
          </table:table-cell>
          <table:table-cell office:value-type="float" office:value="6.91633333333333" calcext:value-type="float">
            <text:p>6.91633333333333</text:p>
          </table:table-cell>
          <table:table-cell office:value-type="float" office:value="9.402" calcext:value-type="float">
            <text:p>9.402</text:p>
          </table:table-cell>
          <table:table-cell office:value-type="float" office:value="0.382895976322684" calcext:value-type="float">
            <text:p>0.382895976322684</text:p>
          </table:table-cell>
          <table:table-cell office:value-type="float" office:value="0.666279388158358" calcext:value-type="float">
            <text:p>0.666279388158358</text:p>
          </table:table-cell>
          <table:table-cell office:value-type="percentage" office:value="0.0466861725203613" calcext:value-type="percentage">
            <text:p>4.67%</text:p>
          </table:table-cell>
          <table:table-cell office:value-type="percentage" office:value="0.0198498739019575" calcext:value-type="percentage">
            <text:p>1.98%</text:p>
          </table:table-cell>
          <table:table-cell office:value-type="percentage" office:value="0.0156913962705459" calcext:value-type="percentage">
            <text:p>1.57%</text:p>
          </table:table-cell>
          <table:table-cell office:value-type="percentage" office:value="0.000898037758531471" calcext:value-type="percentage">
            <text:p>0.0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96265852506402" calcext:value-type="percentage">
            <text:p>2.96%</text:p>
          </table:table-cell>
          <table:table-cell table:formula="of:=[.AA$4]*ABS([.$M226])+[.AA$6]*ABS([.$L226])+[.AA$8]*ABS([.$Q226])" office:value-type="percentage" office:value="0.032054210557653" calcext:value-type="percentage">
            <text:p>3.21%</text:p>
          </table:table-cell>
          <table:table-cell table:formula="of:=[.AB$4]*ABS([.$M226])+[.AB$6]*ABS([.$L226])+[.AB$8]*ABS([.$Q226])" office:value-type="percentage" office:value="0.0235111748986662" calcext:value-type="percentage">
            <text:p>2.35%</text:p>
          </table:table-cell>
          <table:table-cell table:formula="of:=[.AC$4]*ABS([.$M226])+[.AC$6]*ABS([.$L226])+[.AC$8]*ABS([.$Q226])" office:value-type="percentage" office:value="0.0422965839315488" calcext:value-type="percentage">
            <text:p>4.23%</text:p>
          </table:table-cell>
          <table:table-cell table:formula="of:=[.AD$4]*ABS([.$M226])+[.AD$6]*ABS([.$L226])+[.AD$8]*ABS([.$Q226])" office:value-type="percentage" office:value="0.030354872842744" calcext:value-type="percentage">
            <text:p>3.04%</text:p>
          </table:table-cell>
          <table:table-cell table:formula="of:=[.AA$4]*ABS([.$O226])+[.AA$6]*ABS([.$L226])+[.AA$8]*ABS([.$Q226])" office:value-type="percentage" office:value="0.0257369318431776" calcext:value-type="percentage">
            <text:p>2.57%</text:p>
          </table:table-cell>
          <table:table-cell table:formula="of:=[.AB$4]*ABS([.$O226])+[.AB$6]*ABS([.$L226])+[.AB$8]*ABS([.$Q226])" office:value-type="percentage" office:value="0.00834970598392532" calcext:value-type="percentage">
            <text:p>0.83%</text:p>
          </table:table-cell>
          <table:table-cell table:formula="of:=[.AC$4]*ABS([.$O226])+[.AC$6]*ABS([.$L226])+[.AC$8]*ABS([.$Q226])" office:value-type="percentage" office:value="0.0404014003172062" calcext:value-type="percentage">
            <text:p>4.04%</text:p>
          </table:table-cell>
          <table:table-cell table:formula="of:=[.AD$4]*ABS([.$O226])+[.AD$6]*ABS([.$L226])+[.AD$8]*ABS([.$Q226])" office:value-type="percentage" office:value="0.0284596892284014" calcext:value-type="percentage">
            <text:p>2.8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5b6cb427d11dfdd876e2dfedeb8039bbb2bf00b8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SHA256</text:p>
          </table:table-cell>
          <table:table-cell office:value-type="string" calcext:value-type="string">
            <text:p>seconds</text:p>
          </table:table-cell>
          <table:table-cell office:value-type="float" office:value="3.51321890547264" calcext:value-type="float">
            <text:p>3.51321890547264</text:p>
          </table:table-cell>
          <table:table-cell office:value-type="float" office:value="2.74866666666667" calcext:value-type="float">
            <text:p>2.74866666666667</text:p>
          </table:table-cell>
          <table:table-cell office:value-type="float" office:value="5.28966666666667" calcext:value-type="float">
            <text:p>5.28966666666667</text:p>
          </table:table-cell>
          <table:table-cell office:value-type="float" office:value="0.194568800882431" calcext:value-type="float">
            <text:p>0.194568800882431</text:p>
          </table:table-cell>
          <table:table-cell office:value-type="float" office:value="2.96499220428318" calcext:value-type="float">
            <text:p>2.96499220428318</text:p>
          </table:table-cell>
          <table:table-cell office:value-type="percentage" office:value="0.055381917870061" calcext:value-type="percentage">
            <text:p>5.54%</text:p>
          </table:table-cell>
          <table:table-cell office:value-type="percentage" office:value="0.0199830514202806" calcext:value-type="percentage">
            <text:p>2.00%</text:p>
          </table:table-cell>
          <table:table-cell office:value-type="percentage" office:value="0.0111336853571462" calcext:value-type="percentage">
            <text:p>1.11%</text:p>
          </table:table-cell>
          <table:table-cell office:value-type="percentage" office:value="0.00235609733652102" calcext:value-type="percentage">
            <text:p>0.24%</text:p>
          </table:table-cell>
          <table:table-cell office:value-type="percentage" office:value="0.00123707427203358" calcext:value-type="percentage">
            <text:p>0.12%</text:p>
          </table:table-cell>
          <table:table-cell office:value-type="percentage" office:value="0.0392451997107789" calcext:value-type="percentage">
            <text:p>3.92%</text:p>
          </table:table-cell>
          <table:table-cell table:formula="of:=[.AA$4]*ABS([.$M227])+[.AA$6]*ABS([.$L227])+[.AA$8]*ABS([.$Q227])" office:value-type="percentage" office:value="0.0382033896670402" calcext:value-type="percentage">
            <text:p>3.82%</text:p>
          </table:table-cell>
          <table:table-cell table:formula="of:=[.AB$4]*ABS([.$M227])+[.AB$6]*ABS([.$L227])+[.AB$8]*ABS([.$Q227])" office:value-type="percentage" office:value="0.0254491528943084" calcext:value-type="percentage">
            <text:p>2.54%</text:p>
          </table:table-cell>
          <table:table-cell table:formula="of:=[.AC$4]*ABS([.$M227])+[.AC$6]*ABS([.$L227])+[.AC$8]*ABS([.$Q227])" office:value-type="percentage" office:value="0.0502283594091547" calcext:value-type="percentage">
            <text:p>5.02%</text:p>
          </table:table-cell>
          <table:table-cell table:formula="of:=[.AD$4]*ABS([.$M227])+[.AD$6]*ABS([.$L227])+[.AD$8]*ABS([.$Q227])" office:value-type="percentage" office:value="0.0389326566976573" calcext:value-type="percentage">
            <text:p>3.89%</text:p>
          </table:table-cell>
          <table:table-cell table:formula="of:=[.AA$4]*ABS([.$O227])+[.AA$6]*ABS([.$L227])+[.AA$8]*ABS([.$Q227])" office:value-type="percentage" office:value="0.032327738305787" calcext:value-type="percentage">
            <text:p>3.23%</text:p>
          </table:table-cell>
          <table:table-cell table:formula="of:=[.AB$4]*ABS([.$O227])+[.AB$6]*ABS([.$L227])+[.AB$8]*ABS([.$Q227])" office:value-type="percentage" office:value="0.0113475896273008" calcext:value-type="percentage">
            <text:p>1.13%</text:p>
          </table:table-cell>
          <table:table-cell table:formula="of:=[.AC$4]*ABS([.$O227])+[.AC$6]*ABS([.$L227])+[.AC$8]*ABS([.$Q227])" office:value-type="percentage" office:value="0.0484656640007788" calcext:value-type="percentage">
            <text:p>4.85%</text:p>
          </table:table-cell>
          <table:table-cell table:formula="of:=[.AD$4]*ABS([.$O227])+[.AD$6]*ABS([.$L227])+[.AD$8]*ABS([.$Q227])" office:value-type="percentage" office:value="0.0371699612892814" calcext:value-type="percentage">
            <text:p>3.7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5b6cb427d11dfdd876e2dfedeb8039bbb2bf00b8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SHA256</text:p>
          </table:table-cell>
          <table:table-cell office:value-type="string" calcext:value-type="string">
            <text:p>seconds</text:p>
          </table:table-cell>
          <table:table-cell office:value-type="float" office:value="3.50906082289803" calcext:value-type="float">
            <text:p>3.50906082289803</text:p>
          </table:table-cell>
          <table:table-cell office:value-type="float" office:value="2.52" calcext:value-type="float">
            <text:p>2.52</text:p>
          </table:table-cell>
          <table:table-cell office:value-type="float" office:value="4.10266666666667" calcext:value-type="float">
            <text:p>4.10266666666667</text:p>
          </table:table-cell>
          <table:table-cell office:value-type="float" office:value="0.196359805245189" calcext:value-type="float">
            <text:p>0.196359805245189</text:p>
          </table:table-cell>
          <table:table-cell office:value-type="float" office:value="2.96850558949954" calcext:value-type="float">
            <text:p>2.96850558949954</text:p>
          </table:table-cell>
          <table:table-cell office:value-type="percentage" office:value="0.0559579372246449" calcext:value-type="percentage">
            <text:p>5.60%</text:p>
          </table:table-cell>
          <table:table-cell office:value-type="percentage" office:value="0.0204561588687185" calcext:value-type="percentage">
            <text:p>2.05%</text:p>
          </table:table-cell>
          <table:table-cell office:value-type="percentage" office:value="0.0120881881791108" calcext:value-type="percentage">
            <text:p>1.21%</text:p>
          </table:table-cell>
          <table:table-cell office:value-type="percentage" office:value="0.000900007583268735" calcext:value-type="percentage">
            <text:p>0.0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897205716674" calcext:value-type="percentage">
            <text:p>3.90%</text:p>
          </table:table-cell>
          <table:table-cell table:formula="of:=[.AA$4]*ABS([.$M228])+[.AA$6]*ABS([.$L228])+[.AA$8]*ABS([.$Q228])" office:value-type="percentage" office:value="0.0384620510867011" calcext:value-type="percentage">
            <text:p>3.85%</text:p>
          </table:table-cell>
          <table:table-cell table:formula="of:=[.AB$4]*ABS([.$M228])+[.AB$6]*ABS([.$L228])+[.AB$8]*ABS([.$Q228])" office:value-type="percentage" office:value="0.0258579265341133" calcext:value-type="percentage">
            <text:p>2.59%</text:p>
          </table:table-cell>
          <table:table-cell table:formula="of:=[.AC$4]*ABS([.$M228])+[.AC$6]*ABS([.$L228])+[.AC$8]*ABS([.$Q228])" office:value-type="percentage" office:value="0.0507091713832618" calcext:value-type="percentage">
            <text:p>5.07%</text:p>
          </table:table-cell>
          <table:table-cell table:formula="of:=[.AD$4]*ABS([.$M228])+[.AD$6]*ABS([.$L228])+[.AD$8]*ABS([.$Q228])" office:value-type="percentage" office:value="0.0388190553427283" calcext:value-type="percentage">
            <text:p>3.88%</text:p>
          </table:table-cell>
          <table:table-cell table:formula="of:=[.AA$4]*ABS([.$O228])+[.AA$6]*ABS([.$L228])+[.AA$8]*ABS([.$Q228])" office:value-type="percentage" office:value="0.0319433339915512" calcext:value-type="percentage">
            <text:p>3.19%</text:p>
          </table:table-cell>
          <table:table-cell table:formula="of:=[.AB$4]*ABS([.$O228])+[.AB$6]*ABS([.$L228])+[.AB$8]*ABS([.$Q228])" office:value-type="percentage" office:value="0.0102130055057535" calcext:value-type="percentage">
            <text:p>1.02%</text:p>
          </table:table-cell>
          <table:table-cell table:formula="of:=[.AC$4]*ABS([.$O228])+[.AC$6]*ABS([.$L228])+[.AC$8]*ABS([.$Q228])" office:value-type="percentage" office:value="0.0487535562547168" calcext:value-type="percentage">
            <text:p>4.88%</text:p>
          </table:table-cell>
          <table:table-cell table:formula="of:=[.AD$4]*ABS([.$O228])+[.AD$6]*ABS([.$L228])+[.AD$8]*ABS([.$Q228])" office:value-type="percentage" office:value="0.0368634402141833" calcext:value-type="percentage">
            <text:p>3.6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5b6cb427d11dfdd876e2dfedeb8039bbb2bf00b8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SHA256</text:p>
          </table:table-cell>
          <table:table-cell office:value-type="string" calcext:value-type="string">
            <text:p>seconds</text:p>
          </table:table-cell>
          <table:table-cell office:value-type="float" office:value="3.48270378301213" calcext:value-type="float">
            <text:p>3.48270378301213</text:p>
          </table:table-cell>
          <table:table-cell office:value-type="float" office:value="2.571" calcext:value-type="float">
            <text:p>2.571</text:p>
          </table:table-cell>
          <table:table-cell office:value-type="float" office:value="4.26833333333333" calcext:value-type="float">
            <text:p>4.26833333333333</text:p>
          </table:table-cell>
          <table:table-cell office:value-type="float" office:value="0.198289543385873" calcext:value-type="float">
            <text:p>0.198289543385873</text:p>
          </table:table-cell>
          <table:table-cell office:value-type="float" office:value="1.4954855933308" calcext:value-type="float">
            <text:p>1.4954855933308</text:p>
          </table:table-cell>
          <table:table-cell office:value-type="percentage" office:value="0.0569355178448095" calcext:value-type="percentage">
            <text:p>5.69%</text:p>
          </table:table-cell>
          <table:table-cell office:value-type="percentage" office:value="0.0210403243183848" calcext:value-type="percentage">
            <text:p>2.10%</text:p>
          </table:table-cell>
          <table:table-cell office:value-type="percentage" office:value="0.0116243719599327" calcext:value-type="percentage">
            <text:p>1.16%</text:p>
          </table:table-cell>
          <table:table-cell office:value-type="percentage" office:value="0.00125583481043763" calcext:value-type="percentage">
            <text:p>0.13%</text:p>
          </table:table-cell>
          <table:table-cell office:value-type="percentage" office:value="0.000483041442069507" calcext:value-type="percentage">
            <text:p>0.05%</text:p>
          </table:table-cell>
          <table:table-cell office:value-type="percentage" office:value="0.039381792813266" calcext:value-type="percentage">
            <text:p>3.94%</text:p>
          </table:table-cell>
          <table:table-cell table:formula="of:=[.AA$4]*ABS([.$M229])+[.AA$6]*ABS([.$L229])+[.AA$8]*ABS([.$Q229])" office:value-type="percentage" office:value="0.0391192116588201" calcext:value-type="percentage">
            <text:p>3.91%</text:p>
          </table:table-cell>
          <table:table-cell table:formula="of:=[.AB$4]*ABS([.$M229])+[.AB$6]*ABS([.$L229])+[.AB$8]*ABS([.$Q229])" office:value-type="percentage" office:value="0.0264639905205154" calcext:value-type="percentage">
            <text:p>2.65%</text:p>
          </table:table-cell>
          <table:table-cell table:formula="of:=[.AC$4]*ABS([.$M229])+[.AC$6]*ABS([.$L229])+[.AC$8]*ABS([.$Q229])" office:value-type="percentage" office:value="0.0515906259890127" calcext:value-type="percentage">
            <text:p>5.16%</text:p>
          </table:table-cell>
          <table:table-cell table:formula="of:=[.AD$4]*ABS([.$M229])+[.AD$6]*ABS([.$L229])+[.AD$8]*ABS([.$Q229])" office:value-type="percentage" office:value="0.0393030184669323" calcext:value-type="percentage">
            <text:p>3.93%</text:p>
          </table:table-cell>
          <table:table-cell table:formula="of:=[.AA$4]*ABS([.$O229])+[.AA$6]*ABS([.$L229])+[.AA$8]*ABS([.$Q229])" office:value-type="percentage" office:value="0.0325243818228377" calcext:value-type="percentage">
            <text:p>3.25%</text:p>
          </table:table-cell>
          <table:table-cell table:formula="of:=[.AB$4]*ABS([.$O229])+[.AB$6]*ABS([.$L229])+[.AB$8]*ABS([.$Q229])" office:value-type="percentage" office:value="0.0106363989141577" calcext:value-type="percentage">
            <text:p>1.06%</text:p>
          </table:table-cell>
          <table:table-cell table:formula="of:=[.AC$4]*ABS([.$O229])+[.AC$6]*ABS([.$L229])+[.AC$8]*ABS([.$Q229])" office:value-type="percentage" office:value="0.0496121770382179" calcext:value-type="percentage">
            <text:p>4.96%</text:p>
          </table:table-cell>
          <table:table-cell table:formula="of:=[.AD$4]*ABS([.$O229])+[.AD$6]*ABS([.$L229])+[.AD$8]*ABS([.$Q229])" office:value-type="percentage" office:value="0.0373245695161375" calcext:value-type="percentage">
            <text:p>3.7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5b6d62d2c3e75fa54f053717e103d742ca2e7d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write</text:p>
          </table:table-cell>
          <table:table-cell office:value-type="string" calcext:value-type="string">
            <text:p>writes/s</text:p>
          </table:table-cell>
          <table:table-cell office:value-type="float" office:value="137.895060916179" calcext:value-type="float">
            <text:p>137.895060916179</text:p>
          </table:table-cell>
          <table:table-cell office:value-type="float" office:value="11.28" calcext:value-type="float">
            <text:p>11.28</text:p>
          </table:table-cell>
          <table:table-cell office:value-type="float" office:value="530.906666666667" calcext:value-type="float">
            <text:p>530.906666666667</text:p>
          </table:table-cell>
          <table:table-cell office:value-type="float" office:value="171.489931009955" calcext:value-type="float">
            <text:p>171.489931009955</text:p>
          </table:table-cell>
          <table:table-cell office:value-type="float" office:value="1585.00070018597" calcext:value-type="float">
            <text:p>1585.00070018597</text:p>
          </table:table-cell>
          <table:table-cell office:value-type="percentage" office:value="1.24362634796758" calcext:value-type="percentage">
            <text:p>124.36%</text:p>
          </table:table-cell>
          <table:table-cell table:number-columns-repeated="4" office:value-type="percentage" office:value="-0.543565243198745" calcext:value-type="percentage">
            <text:p>-54.36%</text:p>
          </table:table-cell>
          <table:table-cell office:value-type="percentage" office:value="0.73669982792246" calcext:value-type="percentage">
            <text:p>73.67%</text:p>
          </table:table-cell>
          <table:table-cell table:formula="of:=[.AA$4]*ABS([.$M230])+[.AA$6]*ABS([.$L230])+[.AA$8]*ABS([.$Q230])" office:value-type="percentage" office:value="0.841297139696263" calcext:value-type="percentage">
            <text:p>84.13%</text:p>
          </table:table-cell>
          <table:table-cell table:formula="of:=[.AB$4]*ABS([.$M230])+[.AB$6]*ABS([.$L230])+[.AB$8]*ABS([.$Q230])" office:value-type="percentage" office:value="0.632884812148" calcext:value-type="percentage">
            <text:p>63.29%</text:p>
          </table:table-cell>
          <table:table-cell table:formula="of:=[.AC$4]*ABS([.$M230])+[.AC$6]*ABS([.$L230])+[.AC$8]*ABS([.$Q230])" office:value-type="percentage" office:value="1.12292758548619" calcext:value-type="percentage">
            <text:p>112.29%</text:p>
          </table:table-cell>
          <table:table-cell table:formula="of:=[.AD$4]*ABS([.$M230])+[.AD$6]*ABS([.$L230])+[.AD$8]*ABS([.$Q230])" office:value-type="percentage" office:value="0.768079021454601" calcext:value-type="percentage">
            <text:p>76.81%</text:p>
          </table:table-cell>
          <table:table-cell table:formula="of:=[.AA$4]*ABS([.$O230])+[.AA$6]*ABS([.$L230])+[.AA$8]*ABS([.$Q230])" office:value-type="percentage" office:value="0.841297139696263" calcext:value-type="percentage">
            <text:p>84.13%</text:p>
          </table:table-cell>
          <table:table-cell table:formula="of:=[.AB$4]*ABS([.$O230])+[.AB$6]*ABS([.$L230])+[.AB$8]*ABS([.$Q230])" office:value-type="percentage" office:value="0.632884812148" calcext:value-type="percentage">
            <text:p>63.29%</text:p>
          </table:table-cell>
          <table:table-cell table:formula="of:=[.AC$4]*ABS([.$O230])+[.AC$6]*ABS([.$L230])+[.AC$8]*ABS([.$Q230])" office:value-type="percentage" office:value="1.12292758548619" calcext:value-type="percentage">
            <text:p>112.29%</text:p>
          </table:table-cell>
          <table:table-cell table:formula="of:=[.AD$4]*ABS([.$O230])+[.AD$6]*ABS([.$L230])+[.AD$8]*ABS([.$Q230])" office:value-type="percentage" office:value="0.768079021454601" calcext:value-type="percentage">
            <text:p>76.8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5b6d62d2c3e75fa54f053717e103d742ca2e7d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write</text:p>
          </table:table-cell>
          <table:table-cell office:value-type="string" calcext:value-type="string">
            <text:p>writes/s</text:p>
          </table:table-cell>
          <table:table-cell office:value-type="float" office:value="148.624203109815" calcext:value-type="float">
            <text:p>148.624203109815</text:p>
          </table:table-cell>
          <table:table-cell office:value-type="float" office:value="19.0033333333333" calcext:value-type="float">
            <text:p>19.0033333333333</text:p>
          </table:table-cell>
          <table:table-cell office:value-type="float" office:value="530.496666666667" calcext:value-type="float">
            <text:p>530.496666666667</text:p>
          </table:table-cell>
          <table:table-cell office:value-type="float" office:value="170.020191496579" calcext:value-type="float">
            <text:p>170.020191496579</text:p>
          </table:table-cell>
          <table:table-cell office:value-type="float" office:value="1708.32417367604" calcext:value-type="float">
            <text:p>1708.32417367604</text:p>
          </table:table-cell>
          <table:table-cell office:value-type="percentage" office:value="1.14396032368264" calcext:value-type="percentage">
            <text:p>114.40%</text:p>
          </table:table-cell>
          <table:table-cell office:value-type="percentage" office:value="-0.503444308093148" calcext:value-type="percentage">
            <text:p>-50.34%</text:p>
          </table:table-cell>
          <table:table-cell office:value-type="percentage" office:value="-0.503340678782011" calcext:value-type="percentage">
            <text:p>-50.33%</text:p>
          </table:table-cell>
          <table:table-cell office:value-type="percentage" office:value="-0.503123184148151" calcext:value-type="percentage">
            <text:p>-50.31%</text:p>
          </table:table-cell>
          <table:table-cell office:value-type="percentage" office:value="-0.501786909909277" calcext:value-type="percentage">
            <text:p>-50.18%</text:p>
          </table:table-cell>
          <table:table-cell office:value-type="percentage" office:value="0.678473250449967" calcext:value-type="percentage">
            <text:p>67.85%</text:p>
          </table:table-cell>
          <table:table-cell table:formula="of:=[.AA$4]*ABS([.$M231])+[.AA$6]*ABS([.$L231])+[.AA$8]*ABS([.$Q231])" office:value-type="percentage" office:value="0.775292627408586" calcext:value-type="percentage">
            <text:p>77.53%</text:p>
          </table:table-cell>
          <table:table-cell table:formula="of:=[.AB$4]*ABS([.$M231])+[.AB$6]*ABS([.$L231])+[.AB$8]*ABS([.$Q231])" office:value-type="percentage" office:value="0.58499880388778" calcext:value-type="percentage">
            <text:p>58.50%</text:p>
          </table:table-cell>
          <table:table-cell table:formula="of:=[.AC$4]*ABS([.$M231])+[.AC$6]*ABS([.$L231])+[.AC$8]*ABS([.$Q231])" office:value-type="percentage" office:value="1.03336001480043" calcext:value-type="percentage">
            <text:p>103.34%</text:p>
          </table:table-cell>
          <table:table-cell table:formula="of:=[.AD$4]*ABS([.$M231])+[.AD$6]*ABS([.$L231])+[.AD$8]*ABS([.$Q231])" office:value-type="percentage" office:value="0.707519063537553" calcext:value-type="percentage">
            <text:p>70.75%</text:p>
          </table:table-cell>
          <table:table-cell table:formula="of:=[.AA$4]*ABS([.$O231])+[.AA$6]*ABS([.$L231])+[.AA$8]*ABS([.$Q231])" office:value-type="percentage" office:value="0.775185586093587" calcext:value-type="percentage">
            <text:p>77.52%</text:p>
          </table:table-cell>
          <table:table-cell table:formula="of:=[.AB$4]*ABS([.$O231])+[.AB$6]*ABS([.$L231])+[.AB$8]*ABS([.$Q231])" office:value-type="percentage" office:value="0.584741904731782" calcext:value-type="percentage">
            <text:p>58.47%</text:p>
          </table:table-cell>
          <table:table-cell table:formula="of:=[.AC$4]*ABS([.$O231])+[.AC$6]*ABS([.$L231])+[.AC$8]*ABS([.$Q231])" office:value-type="percentage" office:value="1.03332790240593" calcext:value-type="percentage">
            <text:p>103.33%</text:p>
          </table:table-cell>
          <table:table-cell table:formula="of:=[.AD$4]*ABS([.$O231])+[.AD$6]*ABS([.$L231])+[.AD$8]*ABS([.$Q231])" office:value-type="percentage" office:value="0.707486951143053" calcext:value-type="percentage">
            <text:p>70.7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5b6d62d2c3e75fa54f053717e103d742ca2e7d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write</text:p>
          </table:table-cell>
          <table:table-cell office:value-type="string" calcext:value-type="string">
            <text:p>writes/s</text:p>
          </table:table-cell>
          <table:table-cell office:value-type="float" office:value="144.422430966469" calcext:value-type="float">
            <text:p>144.422430966469</text:p>
          </table:table-cell>
          <table:table-cell office:value-type="float" office:value="16.87" calcext:value-type="float">
            <text:p>16.87</text:p>
          </table:table-cell>
          <table:table-cell office:value-type="float" office:value="531.223333333333" calcext:value-type="float">
            <text:p>531.223333333333</text:p>
          </table:table-cell>
          <table:table-cell office:value-type="float" office:value="163.219977477213" calcext:value-type="float">
            <text:p>163.219977477213</text:p>
          </table:table-cell>
          <table:table-cell office:value-type="float" office:value="789.193611838631" calcext:value-type="float">
            <text:p>789.193611838631</text:p>
          </table:table-cell>
          <table:table-cell office:value-type="percentage" office:value="1.13015669646987" calcext:value-type="percentage">
            <text:p>113.02%</text:p>
          </table:table-cell>
          <table:table-cell office:value-type="percentage" office:value="-0.495946571695162" calcext:value-type="percentage">
            <text:p>-49.59%</text:p>
          </table:table-cell>
          <table:table-cell office:value-type="percentage" office:value="-0.495715823503748" calcext:value-type="percentage">
            <text:p>-49.57%</text:p>
          </table:table-cell>
          <table:table-cell office:value-type="percentage" office:value="-0.495246666335534" calcext:value-type="percentage">
            <text:p>-49.52%</text:p>
          </table:table-cell>
          <table:table-cell office:value-type="percentage" office:value="-0.492778596373165" calcext:value-type="percentage">
            <text:p>-49.28%</text:p>
          </table:table-cell>
          <table:table-cell office:value-type="percentage" office:value="0.681168965441637" calcext:value-type="percentage">
            <text:p>68.12%</text:p>
          </table:table-cell>
          <table:table-cell table:formula="of:=[.AA$4]*ABS([.$M232])+[.AA$6]*ABS([.$L232])+[.AA$8]*ABS([.$Q232])" office:value-type="percentage" office:value="0.769090744535556" calcext:value-type="percentage">
            <text:p>76.91%</text:p>
          </table:table-cell>
          <table:table-cell table:formula="of:=[.AB$4]*ABS([.$M232])+[.AB$6]*ABS([.$L232])+[.AB$8]*ABS([.$Q232])" office:value-type="percentage" office:value="0.57788982354728" calcext:value-type="percentage">
            <text:p>57.79%</text:p>
          </table:table-cell>
          <table:table-cell table:formula="of:=[.AC$4]*ABS([.$M232])+[.AC$6]*ABS([.$L232])+[.AC$8]*ABS([.$Q232])" office:value-type="percentage" office:value="1.02183691088958" calcext:value-type="percentage">
            <text:p>102.18%</text:p>
          </table:table-cell>
          <table:table-cell table:formula="of:=[.AD$4]*ABS([.$M232])+[.AD$6]*ABS([.$L232])+[.AD$8]*ABS([.$Q232])" office:value-type="percentage" office:value="0.707545499169813" calcext:value-type="percentage">
            <text:p>70.75%</text:p>
          </table:table-cell>
          <table:table-cell table:formula="of:=[.AA$4]*ABS([.$O232])+[.AA$6]*ABS([.$L232])+[.AA$8]*ABS([.$Q232])" office:value-type="percentage" office:value="0.768857442749014" calcext:value-type="percentage">
            <text:p>76.89%</text:p>
          </table:table-cell>
          <table:table-cell table:formula="of:=[.AB$4]*ABS([.$O232])+[.AB$6]*ABS([.$L232])+[.AB$8]*ABS([.$Q232])" office:value-type="percentage" office:value="0.577329899259578" calcext:value-type="percentage">
            <text:p>57.73%</text:p>
          </table:table-cell>
          <table:table-cell table:formula="of:=[.AC$4]*ABS([.$O232])+[.AC$6]*ABS([.$L232])+[.AC$8]*ABS([.$Q232])" office:value-type="percentage" office:value="1.02176692035361" calcext:value-type="percentage">
            <text:p>102.18%</text:p>
          </table:table-cell>
          <table:table-cell table:formula="of:=[.AD$4]*ABS([.$O232])+[.AD$6]*ABS([.$L232])+[.AD$8]*ABS([.$Q232])" office:value-type="percentage" office:value="0.70747550863385" calcext:value-type="percentage">
            <text:p>70.7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5b6d62d2c3e75fa54f053717e103d742ca2e7d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write</text:p>
          </table:table-cell>
          <table:table-cell office:value-type="string" calcext:value-type="string">
            <text:p>writes/s</text:p>
          </table:table-cell>
          <table:table-cell office:value-type="float" office:value="512.027024875622" calcext:value-type="float">
            <text:p>512.027024875622</text:p>
          </table:table-cell>
          <table:table-cell office:value-type="float" office:value="339.126666666667" calcext:value-type="float">
            <text:p>339.126666666667</text:p>
          </table:table-cell>
          <table:table-cell office:value-type="float" office:value="531.84" calcext:value-type="float">
            <text:p>531.84</text:p>
          </table:table-cell>
          <table:table-cell office:value-type="float" office:value="25.5315629596514" calcext:value-type="float">
            <text:p>25.5315629596514</text:p>
          </table:table-cell>
          <table:table-cell office:value-type="float" office:value="5333.6148424544" calcext:value-type="float">
            <text:p>5333.6148424544</text:p>
          </table:table-cell>
          <table:table-cell office:value-type="percentage" office:value="0.0498637019517736" calcext:value-type="percentage">
            <text:p>4.99%</text:p>
          </table:table-cell>
          <table:table-cell office:value-type="percentage" office:value="-0.0127273011799531" calcext:value-type="percentage">
            <text:p>-1.27%</text:p>
          </table:table-cell>
          <table:table-cell table:number-columns-repeated="3" office:value-type="percentage" office:value="0.0000404363709996265" calcext:value-type="percentage">
            <text:p>0.00%</text:p>
          </table:table-cell>
          <table:table-cell office:value-type="percentage" office:value="0.0312334873283319" calcext:value-type="percentage">
            <text:p>3.12%</text:p>
          </table:table-cell>
          <table:table-cell table:formula="of:=[.AA$4]*ABS([.$M233])+[.AA$6]*ABS([.$L233])+[.AA$8]*ABS([.$Q233])" office:value-type="percentage" office:value="0.0312748301533529" calcext:value-type="percentage">
            <text:p>3.13%</text:p>
          </table:table-cell>
          <table:table-cell table:formula="of:=[.AB$4]*ABS([.$M233])+[.AB$6]*ABS([.$L233])+[.AB$8]*ABS([.$Q233])" office:value-type="percentage" office:value="0.018291559871973" calcext:value-type="percentage">
            <text:p>1.83%</text:p>
          </table:table-cell>
          <table:table-cell table:formula="of:=[.AC$4]*ABS([.$M233])+[.AC$6]*ABS([.$L233])+[.AC$8]*ABS([.$Q233])" office:value-type="percentage" office:value="0.0442870404122474" calcext:value-type="percentage">
            <text:p>4.43%</text:p>
          </table:table-cell>
          <table:table-cell table:formula="of:=[.AD$4]*ABS([.$M233])+[.AD$6]*ABS([.$L233])+[.AD$8]*ABS([.$Q233])" office:value-type="percentage" office:value="0.0312458901758382" calcext:value-type="percentage">
            <text:p>3.12%</text:p>
          </table:table-cell>
          <table:table-cell table:formula="of:=[.AA$4]*ABS([.$O233])+[.AA$6]*ABS([.$L233])+[.AA$8]*ABS([.$Q233])" office:value-type="percentage" office:value="0.027045875217035" calcext:value-type="percentage">
            <text:p>2.70%</text:p>
          </table:table-cell>
          <table:table-cell table:formula="of:=[.AB$4]*ABS([.$O233])+[.AB$6]*ABS([.$L233])+[.AB$8]*ABS([.$Q233])" office:value-type="percentage" office:value="0.00814206802481025" calcext:value-type="percentage">
            <text:p>0.81%</text:p>
          </table:table-cell>
          <table:table-cell table:formula="of:=[.AC$4]*ABS([.$O233])+[.AC$6]*ABS([.$L233])+[.AC$8]*ABS([.$Q233])" office:value-type="percentage" office:value="0.043018353931352" calcext:value-type="percentage">
            <text:p>4.30%</text:p>
          </table:table-cell>
          <table:table-cell table:formula="of:=[.AD$4]*ABS([.$O233])+[.AD$6]*ABS([.$L233])+[.AD$8]*ABS([.$Q233])" office:value-type="percentage" office:value="0.0299772036949428" calcext:value-type="percentage">
            <text:p>3.0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5b6d62d2c3e75fa54f053717e103d742ca2e7d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write</text:p>
          </table:table-cell>
          <table:table-cell office:value-type="string" calcext:value-type="string">
            <text:p>writes/s</text:p>
          </table:table-cell>
          <table:table-cell office:value-type="float" office:value="512.793801431127" calcext:value-type="float">
            <text:p>512.793801431127</text:p>
          </table:table-cell>
          <table:table-cell office:value-type="float" office:value="337.536666666667" calcext:value-type="float">
            <text:p>337.536666666667</text:p>
          </table:table-cell>
          <table:table-cell office:value-type="float" office:value="531.98" calcext:value-type="float">
            <text:p>531.98</text:p>
          </table:table-cell>
          <table:table-cell office:value-type="float" office:value="23.8244656674903" calcext:value-type="float">
            <text:p>23.8244656674903</text:p>
          </table:table-cell>
          <table:table-cell office:value-type="float" office:value="5341.60209824091" calcext:value-type="float">
            <text:p>5341.60209824091</text:p>
          </table:table-cell>
          <table:table-cell office:value-type="percentage" office:value="0.046460128030019" calcext:value-type="percentage">
            <text:p>4.65%</text:p>
          </table:table-cell>
          <table:table-cell office:value-type="percentage" office:value="-0.0120628341166779" calcext:value-type="percentage">
            <text:p>-1.21%</text:p>
          </table:table-cell>
          <table:table-cell table:number-columns-repeated="3" office:value-type="percentage" office:value="0.0000844071922250767" calcext:value-type="percentage">
            <text:p>0.01%</text:p>
          </table:table-cell>
          <table:table-cell office:value-type="percentage" office:value="0.0291590330861742" calcext:value-type="percentage">
            <text:p>2.92%</text:p>
          </table:table-cell>
          <table:table-cell table:formula="of:=[.AA$4]*ABS([.$M234])+[.AA$6]*ABS([.$L234])+[.AA$8]*ABS([.$Q234])" office:value-type="percentage" office:value="0.0292273317442903" calcext:value-type="percentage">
            <text:p>2.92%</text:p>
          </table:table-cell>
          <table:table-cell table:formula="of:=[.AB$4]*ABS([.$M234])+[.AB$6]*ABS([.$L234])+[.AB$8]*ABS([.$Q234])" office:value-type="percentage" office:value="0.0172121834049616" calcext:value-type="percentage">
            <text:p>1.72%</text:p>
          </table:table-cell>
          <table:table-cell table:formula="of:=[.AC$4]*ABS([.$M234])+[.AC$6]*ABS([.$L234])+[.AC$8]*ABS([.$Q234])" office:value-type="percentage" office:value="0.0412902891443004" calcext:value-type="percentage">
            <text:p>4.13%</text:p>
          </table:table-cell>
          <table:table-cell table:formula="of:=[.AD$4]*ABS([.$M234])+[.AD$6]*ABS([.$L234])+[.AD$8]*ABS([.$Q234])" office:value-type="percentage" office:value="0.029179522683609" calcext:value-type="percentage">
            <text:p>2.92%</text:p>
          </table:table-cell>
          <table:table-cell table:formula="of:=[.AA$4]*ABS([.$O234])+[.AA$6]*ABS([.$L234])+[.AA$8]*ABS([.$Q234])" office:value-type="percentage" office:value="0.0252345227694727" calcext:value-type="percentage">
            <text:p>2.52%</text:p>
          </table:table-cell>
          <table:table-cell table:formula="of:=[.AB$4]*ABS([.$O234])+[.AB$6]*ABS([.$L234])+[.AB$8]*ABS([.$Q234])" office:value-type="percentage" office:value="0.00762944186539938" calcext:value-type="percentage">
            <text:p>0.76%</text:p>
          </table:table-cell>
          <table:table-cell table:formula="of:=[.AC$4]*ABS([.$O234])+[.AC$6]*ABS([.$L234])+[.AC$8]*ABS([.$Q234])" office:value-type="percentage" office:value="0.0400924464518551" calcext:value-type="percentage">
            <text:p>4.01%</text:p>
          </table:table-cell>
          <table:table-cell table:formula="of:=[.AD$4]*ABS([.$O234])+[.AD$6]*ABS([.$L234])+[.AD$8]*ABS([.$Q234])" office:value-type="percentage" office:value="0.0279816799911637" calcext:value-type="percentage">
            <text:p>2.8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5b6d62d2c3e75fa54f053717e103d742ca2e7d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write</text:p>
          </table:table-cell>
          <table:table-cell office:value-type="string" calcext:value-type="string">
            <text:p>writes/s</text:p>
          </table:table-cell>
          <table:table-cell office:value-type="float" office:value="512.874917915774" calcext:value-type="float">
            <text:p>512.874917915774</text:p>
          </table:table-cell>
          <table:table-cell office:value-type="float" office:value="354.823333333333" calcext:value-type="float">
            <text:p>354.823333333333</text:p>
          </table:table-cell>
          <table:table-cell office:value-type="float" office:value="531.883333333333" calcext:value-type="float">
            <text:p>531.883333333333</text:p>
          </table:table-cell>
          <table:table-cell office:value-type="float" office:value="25.3029893305545" calcext:value-type="float">
            <text:p>25.3029893305545</text:p>
          </table:table-cell>
          <table:table-cell office:value-type="float" office:value="2671.22353081132" calcext:value-type="float">
            <text:p>2671.22353081132</text:p>
          </table:table-cell>
          <table:table-cell office:value-type="percentage" office:value="0.0493355951844575" calcext:value-type="percentage">
            <text:p>4.93%</text:p>
          </table:table-cell>
          <table:table-cell office:value-type="percentage" office:value="-0.0130089193724032" calcext:value-type="percentage">
            <text:p>-1.30%</text:p>
          </table:table-cell>
          <table:table-cell table:number-columns-repeated="3" office:value-type="percentage" office:value="0.00011977763527331" calcext:value-type="percentage">
            <text:p>0.01%</text:p>
          </table:table-cell>
          <table:table-cell office:value-type="percentage" office:value="0.0292911017622851" calcext:value-type="percentage">
            <text:p>2.93%</text:p>
          </table:table-cell>
          <table:table-cell table:formula="of:=[.AA$4]*ABS([.$M235])+[.AA$6]*ABS([.$L235])+[.AA$8]*ABS([.$Q235])" office:value-type="percentage" office:value="0.0305452054397153" calcext:value-type="percentage">
            <text:p>3.05%</text:p>
          </table:table-cell>
          <table:table-cell table:formula="of:=[.AB$4]*ABS([.$M235])+[.AB$6]*ABS([.$L235])+[.AB$8]*ABS([.$Q235])" office:value-type="percentage" office:value="0.0182698051925968" calcext:value-type="percentage">
            <text:p>1.83%</text:p>
          </table:table-cell>
          <table:table-cell table:formula="of:=[.AC$4]*ABS([.$M235])+[.AC$6]*ABS([.$L235])+[.AC$8]*ABS([.$Q235])" office:value-type="percentage" office:value="0.0436984782610348" calcext:value-type="percentage">
            <text:p>4.37%</text:p>
          </table:table-cell>
          <table:table-cell table:formula="of:=[.AD$4]*ABS([.$M235])+[.AD$6]*ABS([.$L235])+[.AD$8]*ABS([.$Q235])" office:value-type="percentage" office:value="0.0296673328655141" calcext:value-type="percentage">
            <text:p>2.97%</text:p>
          </table:table-cell>
          <table:table-cell table:formula="of:=[.AA$4]*ABS([.$O235])+[.AA$6]*ABS([.$L235])+[.AA$8]*ABS([.$Q235])" office:value-type="percentage" office:value="0.026248824860672" calcext:value-type="percentage">
            <text:p>2.62%</text:p>
          </table:table-cell>
          <table:table-cell table:formula="of:=[.AB$4]*ABS([.$O235])+[.AB$6]*ABS([.$L235])+[.AB$8]*ABS([.$Q235])" office:value-type="percentage" office:value="0.00795849180289291" calcext:value-type="percentage">
            <text:p>0.80%</text:p>
          </table:table-cell>
          <table:table-cell table:formula="of:=[.AC$4]*ABS([.$O235])+[.AC$6]*ABS([.$L235])+[.AC$8]*ABS([.$Q235])" office:value-type="percentage" office:value="0.0424095640873218" calcext:value-type="percentage">
            <text:p>4.24%</text:p>
          </table:table-cell>
          <table:table-cell table:formula="of:=[.AD$4]*ABS([.$O235])+[.AD$6]*ABS([.$L235])+[.AD$8]*ABS([.$Q235])" office:value-type="percentage" office:value="0.0283784186918011" calcext:value-type="percentage">
            <text:p>2.8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6157345de84637c53718d2ad44c67ee65c6b3db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24.2235431918009" calcext:value-type="float">
            <text:p>24.2235431918009</text:p>
          </table:table-cell>
          <table:table-cell office:value-type="float" office:value="20.72" calcext:value-type="float">
            <text:p>20.72</text:p>
          </table:table-cell>
          <table:table-cell office:value-type="float" office:value="26.14" calcext:value-type="float">
            <text:p>26.14</text:p>
          </table:table-cell>
          <table:table-cell office:value-type="float" office:value="1.564478788286" calcext:value-type="float">
            <text:p>1.564478788286</text:p>
          </table:table-cell>
          <table:table-cell office:value-type="float" office:value="278.43153094024" calcext:value-type="float">
            <text:p>278.43153094024</text:p>
          </table:table-cell>
          <table:table-cell office:value-type="percentage" office:value="0.0645850516540265" calcext:value-type="percentage">
            <text:p>6.46%</text:p>
          </table:table-cell>
          <table:table-cell office:value-type="percentage" office:value="-0.0282984853781328" calcext:value-type="percentage">
            <text:p>-2.83%</text:p>
          </table:table-cell>
          <table:table-cell office:value-type="percentage" office:value="-0.0137099057176239" calcext:value-type="percentage">
            <text:p>-1.37%</text:p>
          </table:table-cell>
          <table:table-cell table:number-columns-repeated="2" office:value-type="percentage" office:value="0.00004977691873163" calcext:value-type="percentage">
            <text:p>0.00%</text:p>
          </table:table-cell>
          <table:table-cell office:value-type="percentage" office:value="0.0374651793473032" calcext:value-type="percentage">
            <text:p>3.75%</text:p>
          </table:table-cell>
          <table:table-cell table:formula="of:=[.AA$4]*ABS([.$M236])+[.AA$6]*ABS([.$L236])+[.AA$8]*ABS([.$Q236])" office:value-type="percentage" office:value="0.0434495721264875" calcext:value-type="percentage">
            <text:p>4.34%</text:p>
          </table:table-cell>
          <table:table-cell table:formula="of:=[.AB$4]*ABS([.$M236])+[.AB$6]*ABS([.$L236])+[.AB$8]*ABS([.$Q236])" office:value-type="percentage" office:value="0.0328438114026392" calcext:value-type="percentage">
            <text:p>3.28%</text:p>
          </table:table-cell>
          <table:table-cell table:formula="of:=[.AC$4]*ABS([.$M236])+[.AC$6]*ABS([.$L236])+[.AC$8]*ABS([.$Q236])" office:value-type="percentage" office:value="0.0582444077957648" calcext:value-type="percentage">
            <text:p>5.82%</text:p>
          </table:table-cell>
          <table:table-cell table:formula="of:=[.AD$4]*ABS([.$M236])+[.AD$6]*ABS([.$L236])+[.AD$8]*ABS([.$Q236])" office:value-type="percentage" office:value="0.0392604971810585" calcext:value-type="percentage">
            <text:p>3.93%</text:p>
          </table:table-cell>
          <table:table-cell table:formula="of:=[.AA$4]*ABS([.$O236])+[.AA$6]*ABS([.$L236])+[.AA$8]*ABS([.$Q236])" office:value-type="percentage" office:value="0.0340333359733538" calcext:value-type="percentage">
            <text:p>3.40%</text:p>
          </table:table-cell>
          <table:table-cell table:formula="of:=[.AB$4]*ABS([.$O236])+[.AB$6]*ABS([.$L236])+[.AB$8]*ABS([.$Q236])" office:value-type="percentage" office:value="0.0102448446351183" calcext:value-type="percentage">
            <text:p>1.02%</text:p>
          </table:table-cell>
          <table:table-cell table:formula="of:=[.AC$4]*ABS([.$O236])+[.AC$6]*ABS([.$L236])+[.AC$8]*ABS([.$Q236])" office:value-type="percentage" office:value="0.0554195369498247" calcext:value-type="percentage">
            <text:p>5.54%</text:p>
          </table:table-cell>
          <table:table-cell table:formula="of:=[.AD$4]*ABS([.$O236])+[.AD$6]*ABS([.$L236])+[.AD$8]*ABS([.$Q236])" office:value-type="percentage" office:value="0.0364356263351183" calcext:value-type="percentage">
            <text:p>3.6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6157345de84637c53718d2ad44c67ee65c6b3db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24.8426530612245" calcext:value-type="float">
            <text:p>24.8426530612245</text:p>
          </table:table-cell>
          <table:table-cell office:value-type="float" office:value="23.14" calcext:value-type="float">
            <text:p>23.14</text:p>
          </table:table-cell>
          <table:table-cell office:value-type="float" office:value="26.08" calcext:value-type="float">
            <text:p>26.08</text:p>
          </table:table-cell>
          <table:table-cell office:value-type="float" office:value="0.76509736170531" calcext:value-type="float">
            <text:p>0.76509736170531</text:p>
          </table:table-cell>
          <table:table-cell office:value-type="float" office:value="285.547736335914" calcext:value-type="float">
            <text:p>285.547736335914</text:p>
          </table:table-cell>
          <table:table-cell office:value-type="percentage" office:value="0.0307977316198771" calcext:value-type="percentage">
            <text:p>3.08%</text:p>
          </table:table-cell>
          <table:table-cell office:value-type="percentage" office:value="-0.0134001417908495" calcext:value-type="percentage">
            <text:p>-1.34%</text:p>
          </table:table-cell>
          <table:table-cell table:number-columns-repeated="3" office:value-type="percentage" office:value="-0.00000512537444284284" calcext:value-type="percentage">
            <text:p>0.00%</text:p>
          </table:table-cell>
          <table:table-cell office:value-type="percentage" office:value="0.0193591415846977" calcext:value-type="percentage">
            <text:p>1.94%</text:p>
          </table:table-cell>
          <table:table-cell table:formula="of:=[.AA$4]*ABS([.$M237])+[.AA$6]*ABS([.$L237])+[.AA$8]*ABS([.$Q237])" office:value-type="percentage" office:value="0.0211856716651414" calcext:value-type="percentage">
            <text:p>2.12%</text:p>
          </table:table-cell>
          <table:table-cell table:formula="of:=[.AB$4]*ABS([.$M237])+[.AB$6]*ABS([.$L237])+[.AB$8]*ABS([.$Q237])" office:value-type="percentage" office:value="0.015735800753137" calcext:value-type="percentage">
            <text:p>1.57%</text:p>
          </table:table-cell>
          <table:table-cell table:formula="of:=[.AC$4]*ABS([.$M237])+[.AC$6]*ABS([.$L237])+[.AC$8]*ABS([.$Q237])" office:value-type="percentage" office:value="0.0279141136334564" calcext:value-type="percentage">
            <text:p>2.79%</text:p>
          </table:table-cell>
          <table:table-cell table:formula="of:=[.AD$4]*ABS([.$M237])+[.AD$6]*ABS([.$L237])+[.AD$8]*ABS([.$Q237])" office:value-type="percentage" office:value="0.0199071006088308" calcext:value-type="percentage">
            <text:p>1.99%</text:p>
          </table:table-cell>
          <table:table-cell table:formula="of:=[.AA$4]*ABS([.$O237])+[.AA$6]*ABS([.$L237])+[.AA$8]*ABS([.$Q237])" office:value-type="percentage" office:value="0.0167206661930059" calcext:value-type="percentage">
            <text:p>1.67%</text:p>
          </table:table-cell>
          <table:table-cell table:formula="of:=[.AB$4]*ABS([.$O237])+[.AB$6]*ABS([.$L237])+[.AB$8]*ABS([.$Q237])" office:value-type="percentage" office:value="0.00501978762001175" calcext:value-type="percentage">
            <text:p>0.50%</text:p>
          </table:table-cell>
          <table:table-cell table:formula="of:=[.AC$4]*ABS([.$O237])+[.AC$6]*ABS([.$L237])+[.AC$8]*ABS([.$Q237])" office:value-type="percentage" office:value="0.0265746119918157" calcext:value-type="percentage">
            <text:p>2.66%</text:p>
          </table:table-cell>
          <table:table-cell table:formula="of:=[.AD$4]*ABS([.$O237])+[.AD$6]*ABS([.$L237])+[.AD$8]*ABS([.$Q237])" office:value-type="percentage" office:value="0.0185675989671901" calcext:value-type="percentage">
            <text:p>1.8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6157345de84637c53718d2ad44c67ee65c6b3db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24.8560059171598" calcext:value-type="float">
            <text:p>24.8560059171598</text:p>
          </table:table-cell>
          <table:table-cell office:value-type="float" office:value="22.12" calcext:value-type="float">
            <text:p>22.12</text:p>
          </table:table-cell>
          <table:table-cell office:value-type="float" office:value="26.02" calcext:value-type="float">
            <text:p>26.02</text:p>
          </table:table-cell>
          <table:table-cell office:value-type="float" office:value="0.770246729086622" calcext:value-type="float">
            <text:p>0.770246729086622</text:p>
          </table:table-cell>
          <table:table-cell office:value-type="float" office:value="135.825168946228" calcext:value-type="float">
            <text:p>135.825168946228</text:p>
          </table:table-cell>
          <table:table-cell office:value-type="percentage" office:value="0.0309883547523164" calcext:value-type="percentage">
            <text:p>3.10%</text:p>
          </table:table-cell>
          <table:table-cell office:value-type="percentage" office:value="-0.0132910705945777" calcext:value-type="percentage">
            <text:p>-1.33%</text:p>
          </table:table-cell>
          <table:table-cell table:number-columns-repeated="3" office:value-type="percentage" office:value="0.0000176166105342829" calcext:value-type="percentage">
            <text:p>0.00%</text:p>
          </table:table-cell>
          <table:table-cell office:value-type="percentage" office:value="0.0187027506698348" calcext:value-type="percentage">
            <text:p>1.87%</text:p>
          </table:table-cell>
          <table:table-cell table:formula="of:=[.AA$4]*ABS([.$M238])+[.AA$6]*ABS([.$L238])+[.AA$8]*ABS([.$Q238])" office:value-type="percentage" office:value="0.020994058672243" calcext:value-type="percentage">
            <text:p>2.10%</text:p>
          </table:table-cell>
          <table:table-cell table:formula="of:=[.AB$4]*ABS([.$M238])+[.AB$6]*ABS([.$L238])+[.AB$8]*ABS([.$Q238])" office:value-type="percentage" office:value="0.0156019670178773" calcext:value-type="percentage">
            <text:p>1.56%</text:p>
          </table:table-cell>
          <table:table-cell table:formula="of:=[.AC$4]*ABS([.$M238])+[.AC$6]*ABS([.$L238])+[.AC$8]*ABS([.$Q238])" office:value-type="percentage" office:value="0.0279900659282944" calcext:value-type="percentage">
            <text:p>2.80%</text:p>
          </table:table-cell>
          <table:table-cell table:formula="of:=[.AD$4]*ABS([.$M238])+[.AD$6]*ABS([.$L238])+[.AD$8]*ABS([.$Q238])" office:value-type="percentage" office:value="0.0193901430705573" calcext:value-type="percentage">
            <text:p>1.94%</text:p>
          </table:table-cell>
          <table:table-cell table:formula="of:=[.AA$4]*ABS([.$O238])+[.AA$6]*ABS([.$L238])+[.AA$8]*ABS([.$Q238])" office:value-type="percentage" office:value="0.0165695740108952" calcext:value-type="percentage">
            <text:p>1.66%</text:p>
          </table:table-cell>
          <table:table-cell table:formula="of:=[.AB$4]*ABS([.$O238])+[.AB$6]*ABS([.$L238])+[.AB$8]*ABS([.$Q238])" office:value-type="percentage" office:value="0.00498320383064255" calcext:value-type="percentage">
            <text:p>0.50%</text:p>
          </table:table-cell>
          <table:table-cell table:formula="of:=[.AC$4]*ABS([.$O238])+[.AC$6]*ABS([.$L238])+[.AC$8]*ABS([.$Q238])" office:value-type="percentage" office:value="0.02666272052989" calcext:value-type="percentage">
            <text:p>2.67%</text:p>
          </table:table-cell>
          <table:table-cell table:formula="of:=[.AD$4]*ABS([.$O238])+[.AD$6]*ABS([.$L238])+[.AD$8]*ABS([.$Q238])" office:value-type="percentage" office:value="0.0180627976721529" calcext:value-type="percentage">
            <text:p>1.8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6157345de84637c53718d2ad44c67ee65c6b3db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24.6447462686567" calcext:value-type="float">
            <text:p>24.6447462686567</text:p>
          </table:table-cell>
          <table:table-cell office:value-type="float" office:value="23.54" calcext:value-type="float">
            <text:p>23.54</text:p>
          </table:table-cell>
          <table:table-cell office:value-type="float" office:value="24.96" calcext:value-type="float">
            <text:p>24.96</text:p>
          </table:table-cell>
          <table:table-cell office:value-type="float" office:value="0.137692422041667" calcext:value-type="float">
            <text:p>0.137692422041667</text:p>
          </table:table-cell>
          <table:table-cell office:value-type="float" office:value="256.716106965174" calcext:value-type="float">
            <text:p>256.716106965174</text:p>
          </table:table-cell>
          <table:table-cell office:value-type="percentage" office:value="0.0055870902682729" calcext:value-type="percentage">
            <text:p>0.56%</text:p>
          </table:table-cell>
          <table:table-cell office:value-type="percentage" office:value="-0.00218059405190254" calcext:value-type="percentage">
            <text:p>-0.22%</text:p>
          </table:table-cell>
          <table:table-cell table:number-columns-repeated="3" office:value-type="percentage" office:value="-0.00000516314405309721" calcext:value-type="percentage">
            <text:p>0.00%</text:p>
          </table:table-cell>
          <table:table-cell office:value-type="percentage" office:value="0.00390243208870458" calcext:value-type="percentage">
            <text:p>0.39%</text:p>
          </table:table-cell>
          <table:table-cell table:formula="of:=[.AA$4]*ABS([.$M239])+[.AA$6]*ABS([.$L239])+[.AA$8]*ABS([.$Q239])" office:value-type="percentage" office:value="0.00389003880296" calcext:value-type="percentage">
            <text:p>0.39%</text:p>
          </table:table-cell>
          <table:table-cell table:formula="of:=[.AB$4]*ABS([.$M239])+[.AB$6]*ABS([.$L239])+[.AB$8]*ABS([.$Q239])" office:value-type="percentage" office:value="0.00269342747721978" calcext:value-type="percentage">
            <text:p>0.27%</text:p>
          </table:table-cell>
          <table:table-cell table:formula="of:=[.AC$4]*ABS([.$M239])+[.AC$6]*ABS([.$L239])+[.AC$8]*ABS([.$Q239])" office:value-type="percentage" office:value="0.00507797482867903" calcext:value-type="percentage">
            <text:p>0.51%</text:p>
          </table:table-cell>
          <table:table-cell table:formula="of:=[.AD$4]*ABS([.$M239])+[.AD$6]*ABS([.$L239])+[.AD$8]*ABS([.$Q239])" office:value-type="percentage" office:value="0.00389871410298121" calcext:value-type="percentage">
            <text:p>0.39%</text:p>
          </table:table-cell>
          <table:table-cell table:formula="of:=[.AA$4]*ABS([.$O239])+[.AA$6]*ABS([.$L239])+[.AA$8]*ABS([.$Q239])" office:value-type="percentage" office:value="0.00316489516701019" calcext:value-type="percentage">
            <text:p>0.32%</text:p>
          </table:table-cell>
          <table:table-cell table:formula="of:=[.AB$4]*ABS([.$O239])+[.AB$6]*ABS([.$L239])+[.AB$8]*ABS([.$Q239])" office:value-type="percentage" office:value="0.000953082750940226" calcext:value-type="percentage">
            <text:p>0.10%</text:p>
          </table:table-cell>
          <table:table-cell table:formula="of:=[.AC$4]*ABS([.$O239])+[.AC$6]*ABS([.$L239])+[.AC$8]*ABS([.$Q239])" office:value-type="percentage" office:value="0.00486043173789409" calcext:value-type="percentage">
            <text:p>0.49%</text:p>
          </table:table-cell>
          <table:table-cell table:formula="of:=[.AD$4]*ABS([.$O239])+[.AD$6]*ABS([.$L239])+[.AD$8]*ABS([.$Q239])" office:value-type="percentage" office:value="0.00368117101219626" calcext:value-type="percentage">
            <text:p>0.3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6157345de84637c53718d2ad44c67ee65c6b3db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24.6261001788909" calcext:value-type="float">
            <text:p>24.6261001788909</text:p>
          </table:table-cell>
          <table:table-cell office:value-type="float" office:value="23.42" calcext:value-type="float">
            <text:p>23.42</text:p>
          </table:table-cell>
          <table:table-cell office:value-type="float" office:value="24.96" calcext:value-type="float">
            <text:p>24.96</text:p>
          </table:table-cell>
          <table:table-cell office:value-type="float" office:value="0.156739278471411" calcext:value-type="float">
            <text:p>0.156739278471411</text:p>
          </table:table-cell>
          <table:table-cell office:value-type="float" office:value="256.521876863447" calcext:value-type="float">
            <text:p>256.521876863447</text:p>
          </table:table-cell>
          <table:table-cell office:value-type="percentage" office:value="0.00636476248097803" calcext:value-type="percentage">
            <text:p>0.64%</text:p>
          </table:table-cell>
          <table:table-cell office:value-type="percentage" office:value="-0.0024253428253617" calcext:value-type="percentage">
            <text:p>-0.24%</text:p>
          </table:table-cell>
          <table:table-cell table:number-columns-repeated="3" office:value-type="percentage" office:value="-0.00000972685735709101" calcext:value-type="percentage">
            <text:p>0.00%</text:p>
          </table:table-cell>
          <table:table-cell office:value-type="percentage" office:value="0.00435714123545051" calcext:value-type="percentage">
            <text:p>0.44%</text:p>
          </table:table-cell>
          <table:table-cell table:formula="of:=[.AA$4]*ABS([.$M240])+[.AA$6]*ABS([.$L240])+[.AA$8]*ABS([.$Q240])" office:value-type="percentage" office:value="0.00438241551393008" calcext:value-type="percentage">
            <text:p>0.44%</text:p>
          </table:table-cell>
          <table:table-cell table:formula="of:=[.AB$4]*ABS([.$M240])+[.AB$6]*ABS([.$L240])+[.AB$8]*ABS([.$Q240])" office:value-type="percentage" office:value="0.00301246463193222" calcext:value-type="percentage">
            <text:p>0.30%</text:p>
          </table:table-cell>
          <table:table-cell table:formula="of:=[.AC$4]*ABS([.$M240])+[.AC$6]*ABS([.$L240])+[.AC$8]*ABS([.$Q240])" office:value-type="percentage" office:value="0.00577005839086365" calcext:value-type="percentage">
            <text:p>0.58%</text:p>
          </table:table-cell>
          <table:table-cell table:formula="of:=[.AD$4]*ABS([.$M240])+[.AD$6]*ABS([.$L240])+[.AD$8]*ABS([.$Q240])" office:value-type="percentage" office:value="0.00436472351899438" calcext:value-type="percentage">
            <text:p>0.44%</text:p>
          </table:table-cell>
          <table:table-cell table:formula="of:=[.AA$4]*ABS([.$O240])+[.AA$6]*ABS([.$L240])+[.AA$8]*ABS([.$Q240])" office:value-type="percentage" office:value="0.00357721019126188" calcext:value-type="percentage">
            <text:p>0.36%</text:p>
          </table:table-cell>
          <table:table-cell table:formula="of:=[.AB$4]*ABS([.$O240])+[.AB$6]*ABS([.$L240])+[.AB$8]*ABS([.$Q240])" office:value-type="percentage" office:value="0.00107997185752853" calcext:value-type="percentage">
            <text:p>0.11%</text:p>
          </table:table-cell>
          <table:table-cell table:formula="of:=[.AC$4]*ABS([.$O240])+[.AC$6]*ABS([.$L240])+[.AC$8]*ABS([.$Q240])" office:value-type="percentage" office:value="0.00552849679406318" calcext:value-type="percentage">
            <text:p>0.55%</text:p>
          </table:table-cell>
          <table:table-cell table:formula="of:=[.AD$4]*ABS([.$O240])+[.AD$6]*ABS([.$L240])+[.AD$8]*ABS([.$Q240])" office:value-type="percentage" office:value="0.00412316192219392" calcext:value-type="percentage">
            <text:p>0.4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6157345de84637c53718d2ad44c67ee65c6b3db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24.6958886509636" calcext:value-type="float">
            <text:p>24.6958886509636</text:p>
          </table:table-cell>
          <table:table-cell office:value-type="float" office:value="24.02" calcext:value-type="float">
            <text:p>24.02</text:p>
          </table:table-cell>
          <table:table-cell office:value-type="float" office:value="24.98" calcext:value-type="float">
            <text:p>24.98</text:p>
          </table:table-cell>
          <table:table-cell office:value-type="float" office:value="0.0944115069213671" calcext:value-type="float">
            <text:p>0.094411506921367</text:p>
          </table:table-cell>
          <table:table-cell office:value-type="float" office:value="128.624420057102" calcext:value-type="float">
            <text:p>128.624420057102</text:p>
          </table:table-cell>
          <table:table-cell office:value-type="percentage" office:value="0.00382296455315785" calcext:value-type="percentage">
            <text:p>0.38%</text:p>
          </table:table-cell>
          <table:table-cell office:value-type="percentage" office:value="-0.00136054842115335" calcext:value-type="percentage">
            <text:p>-0.14%</text:p>
          </table:table-cell>
          <table:table-cell table:number-columns-repeated="3" office:value-type="percentage" office:value="-0.00000295772203172808" calcext:value-type="percentage">
            <text:p>0.00%</text:p>
          </table:table-cell>
          <table:table-cell office:value-type="percentage" office:value="0.00258896606818153" calcext:value-type="percentage">
            <text:p>0.26%</text:p>
          </table:table-cell>
          <table:table-cell table:formula="of:=[.AA$4]*ABS([.$M241])+[.AA$6]*ABS([.$L241])+[.AA$8]*ABS([.$Q241])" office:value-type="percentage" office:value="0.00259082634749758" calcext:value-type="percentage">
            <text:p>0.26%</text:p>
          </table:table-cell>
          <table:table-cell table:formula="of:=[.AB$4]*ABS([.$M241])+[.AB$6]*ABS([.$L241])+[.AB$8]*ABS([.$Q241])" office:value-type="percentage" office:value="0.00172963179905662" calcext:value-type="percentage">
            <text:p>0.17%</text:p>
          </table:table-cell>
          <table:table-cell table:formula="of:=[.AC$4]*ABS([.$M241])+[.AC$6]*ABS([.$L241])+[.AC$8]*ABS([.$Q241])" office:value-type="percentage" office:value="0.00345332309145977" calcext:value-type="percentage">
            <text:p>0.35%</text:p>
          </table:table-cell>
          <table:table-cell table:formula="of:=[.AD$4]*ABS([.$M241])+[.AD$6]*ABS([.$L241])+[.AD$8]*ABS([.$Q241])" office:value-type="percentage" office:value="0.00258952415197634" calcext:value-type="percentage">
            <text:p>0.26%</text:p>
          </table:table-cell>
          <table:table-cell table:formula="of:=[.AA$4]*ABS([.$O241])+[.AA$6]*ABS([.$L241])+[.AA$8]*ABS([.$Q241])" office:value-type="percentage" office:value="0.00213829611445703" calcext:value-type="percentage">
            <text:p>0.21%</text:p>
          </table:table-cell>
          <table:table-cell table:formula="of:=[.AB$4]*ABS([.$O241])+[.AB$6]*ABS([.$L241])+[.AB$8]*ABS([.$Q241])" office:value-type="percentage" office:value="0.00064355923975932" calcext:value-type="percentage">
            <text:p>0.06%</text:p>
          </table:table-cell>
          <table:table-cell table:formula="of:=[.AC$4]*ABS([.$O241])+[.AC$6]*ABS([.$L241])+[.AC$8]*ABS([.$Q241])" office:value-type="percentage" office:value="0.00331756402154761" calcext:value-type="percentage">
            <text:p>0.33%</text:p>
          </table:table-cell>
          <table:table-cell table:formula="of:=[.AD$4]*ABS([.$O241])+[.AD$6]*ABS([.$L241])+[.AD$8]*ABS([.$Q241])" office:value-type="percentage" office:value="0.00245376508206418" calcext:value-type="percentage">
            <text:p>0.2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6b10bb7744ab058af8c49896ff2de9433f360d05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avg latency</text:p>
          </table:table-cell>
          <table:table-cell office:value-type="string" calcext:value-type="string">
            <text:p>ms</text:p>
          </table:table-cell>
          <table:table-cell office:value-type="float" office:value="4.23919346978558" calcext:value-type="float">
            <text:p>4.23919346978558</text:p>
          </table:table-cell>
          <table:table-cell office:value-type="float" office:value="0.33" calcext:value-type="float">
            <text:p>0.33</text:p>
          </table:table-cell>
          <table:table-cell office:value-type="float" office:value="37.3033333333333" calcext:value-type="float">
            <text:p>37.3033333333333</text:p>
          </table:table-cell>
          <table:table-cell office:value-type="float" office:value="2.94873851757984" calcext:value-type="float">
            <text:p>2.94873851757984</text:p>
          </table:table-cell>
          <table:table-cell office:value-type="float" office:value="2.71142446210284" calcext:value-type="float">
            <text:p>2.71142446210284</text:p>
          </table:table-cell>
          <table:table-cell office:value-type="percentage" office:value="0.695589512155244" calcext:value-type="percentage">
            <text:p>69.56%</text:p>
          </table:table-cell>
          <table:table-cell office:value-type="percentage" office:value="0.272880275992777" calcext:value-type="percentage">
            <text:p>27.29%</text:p>
          </table:table-cell>
          <table:table-cell office:value-type="percentage" office:value="0.272788902826713" calcext:value-type="percentage">
            <text:p>27.28%</text:p>
          </table:table-cell>
          <table:table-cell office:value-type="percentage" office:value="0.27085890498789" calcext:value-type="percentage">
            <text:p>27.09%</text:p>
          </table:table-cell>
          <table:table-cell office:value-type="percentage" office:value="0.254593877226445" calcext:value-type="percentage">
            <text:p>25.46%</text:p>
          </table:table-cell>
          <table:table-cell office:value-type="percentage" office:value="0.429849418901778" calcext:value-type="percentage">
            <text:p>42.98%</text:p>
          </table:table-cell>
          <table:table-cell table:formula="of:=[.AA$4]*ABS([.$M242])+[.AA$6]*ABS([.$L242])+[.AA$8]*ABS([.$Q242])" office:value-type="percentage" office:value="0.466106402349933" calcext:value-type="percentage">
            <text:p>46.61%</text:p>
          </table:table-cell>
          <table:table-cell table:formula="of:=[.AB$4]*ABS([.$M242])+[.AB$6]*ABS([.$L242])+[.AB$8]*ABS([.$Q242])" office:value-type="percentage" office:value="0.330848113899924" calcext:value-type="percentage">
            <text:p>33.08%</text:p>
          </table:table-cell>
          <table:table-cell table:formula="of:=[.AC$4]*ABS([.$M242])+[.AC$6]*ABS([.$L242])+[.AC$8]*ABS([.$Q242])" office:value-type="percentage" office:value="0.62674457921365" calcext:value-type="percentage">
            <text:p>62.67%</text:p>
          </table:table-cell>
          <table:table-cell table:formula="of:=[.AD$4]*ABS([.$M242])+[.AD$6]*ABS([.$L242])+[.AD$8]*ABS([.$Q242])" office:value-type="percentage" office:value="0.440726513936225" calcext:value-type="percentage">
            <text:p>44.07%</text:p>
          </table:table-cell>
          <table:table-cell table:formula="of:=[.AA$4]*ABS([.$O242])+[.AA$6]*ABS([.$L242])+[.AA$8]*ABS([.$Q242])" office:value-type="percentage" office:value="0.465432612014971" calcext:value-type="percentage">
            <text:p>46.54%</text:p>
          </table:table-cell>
          <table:table-cell table:formula="of:=[.AB$4]*ABS([.$O242])+[.AB$6]*ABS([.$L242])+[.AB$8]*ABS([.$Q242])" office:value-type="percentage" office:value="0.329231017096015" calcext:value-type="percentage">
            <text:p>32.92%</text:p>
          </table:table-cell>
          <table:table-cell table:formula="of:=[.AC$4]*ABS([.$O242])+[.AC$6]*ABS([.$L242])+[.AC$8]*ABS([.$Q242])" office:value-type="percentage" office:value="0.626542442113162" calcext:value-type="percentage">
            <text:p>62.65%</text:p>
          </table:table-cell>
          <table:table-cell table:formula="of:=[.AD$4]*ABS([.$O242])+[.AD$6]*ABS([.$L242])+[.AD$8]*ABS([.$Q242])" office:value-type="percentage" office:value="0.440524376835736" calcext:value-type="percentage">
            <text:p>44.0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6b10bb7744ab058af8c49896ff2de9433f360d05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avg latency</text:p>
          </table:table-cell>
          <table:table-cell office:value-type="string" calcext:value-type="string">
            <text:p>ms</text:p>
          </table:table-cell>
          <table:table-cell office:value-type="float" office:value="3.63250485908649" calcext:value-type="float">
            <text:p>3.63250485908649</text:p>
          </table:table-cell>
          <table:table-cell office:value-type="float" office:value="0.33" calcext:value-type="float">
            <text:p>0.33</text:p>
          </table:table-cell>
          <table:table-cell office:value-type="float" office:value="10.8966666666667" calcext:value-type="float">
            <text:p>10.8966666666667</text:p>
          </table:table-cell>
          <table:table-cell office:value-type="float" office:value="2.34180383220731" calcext:value-type="float">
            <text:p>2.34180383220731</text:p>
          </table:table-cell>
          <table:table-cell office:value-type="float" office:value="3.16427735665956" calcext:value-type="float">
            <text:p>3.16427735665956</text:p>
          </table:table-cell>
          <table:table-cell office:value-type="percentage" office:value="0.644680165079319" calcext:value-type="percentage">
            <text:p>64.47%</text:p>
          </table:table-cell>
          <table:table-cell office:value-type="percentage" office:value="0.294531283348779" calcext:value-type="percentage">
            <text:p>29.45%</text:p>
          </table:table-cell>
          <table:table-cell office:value-type="percentage" office:value="0.29446272979988" calcext:value-type="percentage">
            <text:p>29.45%</text:p>
          </table:table-cell>
          <table:table-cell office:value-type="percentage" office:value="0.293761134491826" calcext:value-type="percentage">
            <text:p>29.38%</text:p>
          </table:table-cell>
          <table:table-cell office:value-type="percentage" office:value="0.285591059362233" calcext:value-type="percentage">
            <text:p>28.56%</text:p>
          </table:table-cell>
          <table:table-cell office:value-type="percentage" office:value="0.371596804018656" calcext:value-type="percentage">
            <text:p>37.16%</text:p>
          </table:table-cell>
          <table:table-cell table:formula="of:=[.AA$4]*ABS([.$M243])+[.AA$6]*ABS([.$L243])+[.AA$8]*ABS([.$Q243])" office:value-type="percentage" office:value="0.436936084148918" calcext:value-type="percentage">
            <text:p>43.69%</text:p>
          </table:table-cell>
          <table:table-cell table:formula="of:=[.AB$4]*ABS([.$M243])+[.AB$6]*ABS([.$L243])+[.AB$8]*ABS([.$Q243])" office:value-type="percentage" office:value="0.337252723588821" calcext:value-type="percentage">
            <text:p>33.73%</text:p>
          </table:table-cell>
          <table:table-cell table:formula="of:=[.AC$4]*ABS([.$M243])+[.AC$6]*ABS([.$L243])+[.AC$8]*ABS([.$Q243])" office:value-type="percentage" office:value="0.582356940800199" calcext:value-type="percentage">
            <text:p>58.24%</text:p>
          </table:table-cell>
          <table:table-cell table:formula="of:=[.AD$4]*ABS([.$M243])+[.AD$6]*ABS([.$L243])+[.AD$8]*ABS([.$Q243])" office:value-type="percentage" office:value="0.391198588057735" calcext:value-type="percentage">
            <text:p>39.12%</text:p>
          </table:table-cell>
          <table:table-cell table:formula="of:=[.AA$4]*ABS([.$O243])+[.AA$6]*ABS([.$L243])+[.AA$8]*ABS([.$Q243])" office:value-type="percentage" office:value="0.436679367863267" calcext:value-type="percentage">
            <text:p>43.67%</text:p>
          </table:table-cell>
          <table:table-cell table:formula="of:=[.AB$4]*ABS([.$O243])+[.AB$6]*ABS([.$L243])+[.AB$8]*ABS([.$Q243])" office:value-type="percentage" office:value="0.336636604503258" calcext:value-type="percentage">
            <text:p>33.66%</text:p>
          </table:table-cell>
          <table:table-cell table:formula="of:=[.AC$4]*ABS([.$O243])+[.AC$6]*ABS([.$L243])+[.AC$8]*ABS([.$Q243])" office:value-type="percentage" office:value="0.582279925914503" calcext:value-type="percentage">
            <text:p>58.23%</text:p>
          </table:table-cell>
          <table:table-cell table:formula="of:=[.AD$4]*ABS([.$O243])+[.AD$6]*ABS([.$L243])+[.AD$8]*ABS([.$Q243])" office:value-type="percentage" office:value="0.391121573172039" calcext:value-type="percentage">
            <text:p>39.1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6b10bb7744ab058af8c49896ff2de9433f360d05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avg latency</text:p>
          </table:table-cell>
          <table:table-cell office:value-type="string" calcext:value-type="string">
            <text:p>ms</text:p>
          </table:table-cell>
          <table:table-cell office:value-type="float" office:value="3.68908777120316" calcext:value-type="float">
            <text:p>3.68908777120316</text:p>
          </table:table-cell>
          <table:table-cell office:value-type="float" office:value="0.33" calcext:value-type="float">
            <text:p>0.33</text:p>
          </table:table-cell>
          <table:table-cell office:value-type="float" office:value="11.0033333333333" calcext:value-type="float">
            <text:p>11.0033333333333</text:p>
          </table:table-cell>
          <table:table-cell office:value-type="float" office:value="2.40879302245793" calcext:value-type="float">
            <text:p>2.40879302245793</text:p>
          </table:table-cell>
          <table:table-cell office:value-type="float" office:value="1.48125531655073" calcext:value-type="float">
            <text:p>1.48125531655073</text:p>
          </table:table-cell>
          <table:table-cell office:value-type="percentage" office:value="0.652950857190456" calcext:value-type="percentage">
            <text:p>65.30%</text:p>
          </table:table-cell>
          <table:table-cell office:value-type="percentage" office:value="0.299256877799456" calcext:value-type="percentage">
            <text:p>29.93%</text:p>
          </table:table-cell>
          <table:table-cell office:value-type="percentage" office:value="0.299137185630299" calcext:value-type="percentage">
            <text:p>29.91%</text:p>
          </table:table-cell>
          <table:table-cell office:value-type="percentage" office:value="0.29832462382029" calcext:value-type="percentage">
            <text:p>29.83%</text:p>
          </table:table-cell>
          <table:table-cell office:value-type="percentage" office:value="0.289554908453385" calcext:value-type="percentage">
            <text:p>28.96%</text:p>
          </table:table-cell>
          <table:table-cell office:value-type="percentage" office:value="0.377155693601138" calcext:value-type="percentage">
            <text:p>37.72%</text:p>
          </table:table-cell>
          <table:table-cell table:formula="of:=[.AA$4]*ABS([.$M244])+[.AA$6]*ABS([.$L244])+[.AA$8]*ABS([.$Q244])" office:value-type="percentage" office:value="0.443121142863683" calcext:value-type="percentage">
            <text:p>44.31%</text:p>
          </table:table-cell>
          <table:table-cell table:formula="of:=[.AB$4]*ABS([.$M244])+[.AB$6]*ABS([.$L244])+[.AB$8]*ABS([.$Q244])" office:value-type="percentage" office:value="0.342416157318724" calcext:value-type="percentage">
            <text:p>34.24%</text:p>
          </table:table-cell>
          <table:table-cell table:formula="of:=[.AC$4]*ABS([.$M244])+[.AC$6]*ABS([.$L244])+[.AC$8]*ABS([.$Q244])" office:value-type="percentage" office:value="0.590001942892424" calcext:value-type="percentage">
            <text:p>59.00%</text:p>
          </table:table-cell>
          <table:table-cell table:formula="of:=[.AD$4]*ABS([.$M244])+[.AD$6]*ABS([.$L244])+[.AD$8]*ABS([.$Q244])" office:value-type="percentage" office:value="0.396945328379902" calcext:value-type="percentage">
            <text:p>39.69%</text:p>
          </table:table-cell>
          <table:table-cell table:formula="of:=[.AA$4]*ABS([.$O244])+[.AA$6]*ABS([.$L244])+[.AA$8]*ABS([.$Q244])" office:value-type="percentage" office:value="0.442810391537295" calcext:value-type="percentage">
            <text:p>44.28%</text:p>
          </table:table-cell>
          <table:table-cell table:formula="of:=[.AB$4]*ABS([.$O244])+[.AB$6]*ABS([.$L244])+[.AB$8]*ABS([.$Q244])" office:value-type="percentage" office:value="0.341670354135391" calcext:value-type="percentage">
            <text:p>34.17%</text:p>
          </table:table-cell>
          <table:table-cell table:formula="of:=[.AC$4]*ABS([.$O244])+[.AC$6]*ABS([.$L244])+[.AC$8]*ABS([.$Q244])" office:value-type="percentage" office:value="0.589908717494507" calcext:value-type="percentage">
            <text:p>58.99%</text:p>
          </table:table-cell>
          <table:table-cell table:formula="of:=[.AD$4]*ABS([.$O244])+[.AD$6]*ABS([.$L244])+[.AD$8]*ABS([.$Q244])" office:value-type="percentage" office:value="0.396852102981985" calcext:value-type="percentage">
            <text:p>39.6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6b10bb7744ab058af8c49896ff2de9433f360d05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avg latency</text:p>
          </table:table-cell>
          <table:table-cell office:value-type="string" calcext:value-type="string">
            <text:p>ms</text:p>
          </table:table-cell>
          <table:table-cell office:value-type="float" office:value="0.342955223880597" calcext:value-type="float">
            <text:p>0.342955223880597</text:p>
          </table:table-cell>
          <table:table-cell office:value-type="float" office:value="0.33" calcext:value-type="float">
            <text:p>0.33</text:p>
          </table:table-cell>
          <table:table-cell office:value-type="float" office:value="0.586666666666667" calcext:value-type="float">
            <text:p>0.586666666666667</text:p>
          </table:table-cell>
          <table:table-cell office:value-type="float" office:value="0.0245150198866154" calcext:value-type="float">
            <text:p>0.024515019886616</text:p>
          </table:table-cell>
          <table:table-cell office:value-type="float" office:value="30.3732555777991" calcext:value-type="float">
            <text:p>30.3732555777991</text:p>
          </table:table-cell>
          <table:table-cell office:value-type="percentage" office:value="0.0714816925930557" calcext:value-type="percentage">
            <text:p>7.15%</text:p>
          </table:table-cell>
          <table:table-cell office:value-type="percentage" office:value="0.0153920752231531" calcext:value-type="percentage">
            <text:p>1.54%</text:p>
          </table:table-cell>
          <table:table-cell office:value-type="percentage" office:value="0.0112725605153794" calcext:value-type="percentage">
            <text:p>1.13%</text:p>
          </table:table-cell>
          <table:table-cell office:value-type="percentage" office:value="0.010153601389865" calcext:value-type="percentage">
            <text:p>1.02%</text:p>
          </table:table-cell>
          <table:table-cell office:value-type="percentage" office:value="0.00965708492960387" calcext:value-type="percentage">
            <text:p>0.97%</text:p>
          </table:table-cell>
          <table:table-cell office:value-type="percentage" office:value="0.0457289027118977" calcext:value-type="percentage">
            <text:p>4.57%</text:p>
          </table:table-cell>
          <table:table-cell table:formula="of:=[.AA$4]*ABS([.$M245])+[.AA$6]*ABS([.$L245])+[.AA$8]*ABS([.$Q245])" office:value-type="percentage" office:value="0.0442008901760355" calcext:value-type="percentage">
            <text:p>4.42%</text:p>
          </table:table-cell>
          <table:table-cell table:formula="of:=[.AB$4]*ABS([.$M245])+[.AB$6]*ABS([.$L245])+[.AB$8]*ABS([.$Q245])" office:value-type="percentage" office:value="0.0240347197090178" calcext:value-type="percentage">
            <text:p>2.40%</text:p>
          </table:table-cell>
          <table:table-cell table:formula="of:=[.AC$4]*ABS([.$M245])+[.AC$6]*ABS([.$L245])+[.AC$8]*ABS([.$Q245])" office:value-type="percentage" office:value="0.0632974518679496" calcext:value-type="percentage">
            <text:p>6.33%</text:p>
          </table:table-cell>
          <table:table-cell table:formula="of:=[.AD$4]*ABS([.$M245])+[.AD$6]*ABS([.$L245])+[.AD$8]*ABS([.$Q245])" office:value-type="percentage" office:value="0.045270498951139" calcext:value-type="percentage">
            <text:p>4.53%</text:p>
          </table:table-cell>
          <table:table-cell table:formula="of:=[.AA$4]*ABS([.$O245])+[.AA$6]*ABS([.$L245])+[.AA$8]*ABS([.$Q245])" office:value-type="percentage" office:value="0.0424547322316061" calcext:value-type="percentage">
            <text:p>4.25%</text:p>
          </table:table-cell>
          <table:table-cell table:formula="of:=[.AB$4]*ABS([.$O245])+[.AB$6]*ABS([.$L245])+[.AB$8]*ABS([.$Q245])" office:value-type="percentage" office:value="0.0198439406423873" calcext:value-type="percentage">
            <text:p>1.98%</text:p>
          </table:table-cell>
          <table:table-cell table:formula="of:=[.AC$4]*ABS([.$O245])+[.AC$6]*ABS([.$L245])+[.AC$8]*ABS([.$Q245])" office:value-type="percentage" office:value="0.0627736044846208" calcext:value-type="percentage">
            <text:p>6.28%</text:p>
          </table:table-cell>
          <table:table-cell table:formula="of:=[.AD$4]*ABS([.$O245])+[.AD$6]*ABS([.$L245])+[.AD$8]*ABS([.$Q245])" office:value-type="percentage" office:value="0.0447466515678102" calcext:value-type="percentage">
            <text:p>4.4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6b10bb7744ab058af8c49896ff2de9433f360d05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avg latency</text:p>
          </table:table-cell>
          <table:table-cell office:value-type="string" calcext:value-type="string">
            <text:p>ms</text:p>
          </table:table-cell>
          <table:table-cell office:value-type="float" office:value="0.342242098986285" calcext:value-type="float">
            <text:p>0.342242098986285</text:p>
          </table:table-cell>
          <table:table-cell office:value-type="float" office:value="0.33" calcext:value-type="float">
            <text:p>0.33</text:p>
          </table:table-cell>
          <table:table-cell office:value-type="float" office:value="0.52" calcext:value-type="float">
            <text:p>0.52</text:p>
          </table:table-cell>
          <table:table-cell office:value-type="float" office:value="0.021603893642505" calcext:value-type="float">
            <text:p>0.021603893642505</text:p>
          </table:table-cell>
          <table:table-cell office:value-type="float" office:value="30.4365438896052" calcext:value-type="float">
            <text:p>30.4365438896052</text:p>
          </table:table-cell>
          <table:table-cell office:value-type="percentage" office:value="0.0631245942755007" calcext:value-type="percentage">
            <text:p>6.31%</text:p>
          </table:table-cell>
          <table:table-cell office:value-type="percentage" office:value="0.0143177688442123" calcext:value-type="percentage">
            <text:p>1.43%</text:p>
          </table:table-cell>
          <table:table-cell office:value-type="percentage" office:value="0.0106652550056812" calcext:value-type="percentage">
            <text:p>1.07%</text:p>
          </table:table-cell>
          <table:table-cell office:value-type="percentage" office:value="0.00837910852287203" calcext:value-type="percentage">
            <text:p>0.84%</text:p>
          </table:table-cell>
          <table:table-cell office:value-type="percentage" office:value="0.00714266879355038" calcext:value-type="percentage">
            <text:p>0.71%</text:p>
          </table:table-cell>
          <table:table-cell office:value-type="percentage" office:value="0.0406185133067009" calcext:value-type="percentage">
            <text:p>4.06%</text:p>
          </table:table-cell>
          <table:table-cell table:formula="of:=[.AA$4]*ABS([.$M246])+[.AA$6]*ABS([.$L246])+[.AA$8]*ABS([.$Q246])" office:value-type="percentage" office:value="0.0393536254754713" calcext:value-type="percentage">
            <text:p>3.94%</text:p>
          </table:table-cell>
          <table:table-cell table:formula="of:=[.AB$4]*ABS([.$M246])+[.AB$6]*ABS([.$L246])+[.AB$8]*ABS([.$Q246])" office:value-type="percentage" office:value="0.02182852583359" calcext:value-type="percentage">
            <text:p>2.18%</text:p>
          </table:table-cell>
          <table:table-cell table:formula="of:=[.AC$4]*ABS([.$M246])+[.AC$6]*ABS([.$L246])+[.AC$8]*ABS([.$Q246])" office:value-type="percentage" office:value="0.0559933036354919" calcext:value-type="percentage">
            <text:p>5.60%</text:p>
          </table:table-cell>
          <table:table-cell table:formula="of:=[.AD$4]*ABS([.$M246])+[.AD$6]*ABS([.$L246])+[.AD$8]*ABS([.$Q246])" office:value-type="percentage" office:value="0.040239046957332" calcext:value-type="percentage">
            <text:p>4.02%</text:p>
          </table:table-cell>
          <table:table-cell table:formula="of:=[.AA$4]*ABS([.$O246])+[.AA$6]*ABS([.$L246])+[.AA$8]*ABS([.$Q246])" office:value-type="percentage" office:value="0.0373740720350245" calcext:value-type="percentage">
            <text:p>3.74%</text:p>
          </table:table-cell>
          <table:table-cell table:formula="of:=[.AB$4]*ABS([.$O246])+[.AB$6]*ABS([.$L246])+[.AB$8]*ABS([.$Q246])" office:value-type="percentage" office:value="0.0170775975765178" calcext:value-type="percentage">
            <text:p>1.71%</text:p>
          </table:table-cell>
          <table:table-cell table:formula="of:=[.AC$4]*ABS([.$O246])+[.AC$6]*ABS([.$L246])+[.AC$8]*ABS([.$Q246])" office:value-type="percentage" office:value="0.0553994376033578" calcext:value-type="percentage">
            <text:p>5.54%</text:p>
          </table:table-cell>
          <table:table-cell table:formula="of:=[.AD$4]*ABS([.$O246])+[.AD$6]*ABS([.$L246])+[.AD$8]*ABS([.$Q246])" office:value-type="percentage" office:value="0.039645180925198" calcext:value-type="percentage">
            <text:p>3.9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6b10bb7744ab058af8c49896ff2de9433f360d05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avg latency</text:p>
          </table:table-cell>
          <table:table-cell office:value-type="string" calcext:value-type="string">
            <text:p>ms</text:p>
          </table:table-cell>
          <table:table-cell office:value-type="float" office:value="0.342127052105639" calcext:value-type="float">
            <text:p>0.342127052105639</text:p>
          </table:table-cell>
          <table:table-cell office:value-type="float" office:value="0.33" calcext:value-type="float">
            <text:p>0.33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0222708441538833" calcext:value-type="float">
            <text:p>0.022270844153883</text:p>
          </table:table-cell>
          <table:table-cell office:value-type="float" office:value="15.223389384962" calcext:value-type="float">
            <text:p>15.223389384962</text:p>
          </table:table-cell>
          <table:table-cell office:value-type="percentage" office:value="0.0650952446373833" calcext:value-type="percentage">
            <text:p>6.51%</text:p>
          </table:table-cell>
          <table:table-cell office:value-type="percentage" office:value="0.0154829888380416" calcext:value-type="percentage">
            <text:p>1.55%</text:p>
          </table:table-cell>
          <table:table-cell office:value-type="percentage" office:value="0.0117865271661621" calcext:value-type="percentage">
            <text:p>1.18%</text:p>
          </table:table-cell>
          <table:table-cell office:value-type="percentage" office:value="0.00968554041851939" calcext:value-type="percentage">
            <text:p>0.97%</text:p>
          </table:table-cell>
          <table:table-cell office:value-type="percentage" office:value="0.00890805157413402" calcext:value-type="percentage">
            <text:p>0.89%</text:p>
          </table:table-cell>
          <table:table-cell office:value-type="percentage" office:value="0.03901109532898" calcext:value-type="percentage">
            <text:p>3.90%</text:p>
          </table:table-cell>
          <table:table-cell table:formula="of:=[.AA$4]*ABS([.$M247])+[.AA$6]*ABS([.$L247])+[.AA$8]*ABS([.$Q247])" office:value-type="percentage" office:value="0.0398631096014683" calcext:value-type="percentage">
            <text:p>3.99%</text:p>
          </table:table-cell>
          <table:table-cell table:formula="of:=[.AB$4]*ABS([.$M247])+[.AB$6]*ABS([.$L247])+[.AB$8]*ABS([.$Q247])" office:value-type="percentage" office:value="0.0227970250670696" calcext:value-type="percentage">
            <text:p>2.28%</text:p>
          </table:table-cell>
          <table:table-cell table:formula="of:=[.AC$4]*ABS([.$M247])+[.AC$6]*ABS([.$L247])+[.AC$8]*ABS([.$Q247])" office:value-type="percentage" office:value="0.0575256041266088" calcext:value-type="percentage">
            <text:p>5.75%</text:p>
          </table:table-cell>
          <table:table-cell table:formula="of:=[.AD$4]*ABS([.$M247])+[.AD$6]*ABS([.$L247])+[.AD$8]*ABS([.$Q247])" office:value-type="percentage" office:value="0.0392666996107265" calcext:value-type="percentage">
            <text:p>3.93%</text:p>
          </table:table-cell>
          <table:table-cell table:formula="of:=[.AA$4]*ABS([.$O247])+[.AA$6]*ABS([.$L247])+[.AA$8]*ABS([.$Q247])" office:value-type="percentage" office:value="0.0379306267949609" calcext:value-type="percentage">
            <text:p>3.79%</text:p>
          </table:table-cell>
          <table:table-cell table:formula="of:=[.AB$4]*ABS([.$O247])+[.AB$6]*ABS([.$L247])+[.AB$8]*ABS([.$Q247])" office:value-type="percentage" office:value="0.0181590663314518" calcext:value-type="percentage">
            <text:p>1.82%</text:p>
          </table:table-cell>
          <table:table-cell table:formula="of:=[.AC$4]*ABS([.$O247])+[.AC$6]*ABS([.$L247])+[.AC$8]*ABS([.$Q247])" office:value-type="percentage" office:value="0.0569458592846565" calcext:value-type="percentage">
            <text:p>5.69%</text:p>
          </table:table-cell>
          <table:table-cell table:formula="of:=[.AD$4]*ABS([.$O247])+[.AD$6]*ABS([.$L247])+[.AD$8]*ABS([.$Q247])" office:value-type="percentage" office:value="0.0386869547687743" calcext:value-type="percentage">
            <text:p>3.8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6b15fec1cbb97aa537c29c8bb0adff3235a505e3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nline.net (FR)</text:p>
          </table:table-cell>
          <table:table-cell office:value-type="string" calcext:value-type="string">
            <text:p>MiB/s</text:p>
          </table:table-cell>
          <table:table-cell office:value-type="float" office:value="153.954319180088" calcext:value-type="float">
            <text:p>153.954319180088</text:p>
          </table:table-cell>
          <table:table-cell office:value-type="float" office:value="3.37333333333333" calcext:value-type="float">
            <text:p>3.37333333333333</text:p>
          </table:table-cell>
          <table:table-cell office:value-type="float" office:value="212.726666666667" calcext:value-type="float">
            <text:p>212.726666666667</text:p>
          </table:table-cell>
          <table:table-cell office:value-type="float" office:value="25.0801944724865" calcext:value-type="float">
            <text:p>25.0801944724865</text:p>
          </table:table-cell>
          <table:table-cell office:value-type="float" office:value="1769.58987563319" calcext:value-type="float">
            <text:p>1769.58987563319</text:p>
          </table:table-cell>
          <table:table-cell office:value-type="percentage" office:value="0.162906728476704" calcext:value-type="percentage">
            <text:p>16.29%</text:p>
          </table:table-cell>
          <table:table-cell office:value-type="percentage" office:value="-0.0645259109224235" calcext:value-type="percentage">
            <text:p>-6.45%</text:p>
          </table:table-cell>
          <table:table-cell office:value-type="percentage" office:value="-0.0613146391211029" calcext:value-type="percentage">
            <text:p>-6.13%</text:p>
          </table:table-cell>
          <table:table-cell office:value-type="percentage" office:value="-0.0487243899450621" calcext:value-type="percentage">
            <text:p>-4.87%</text:p>
          </table:table-cell>
          <table:table-cell office:value-type="percentage" office:value="-0.0115306062061069" calcext:value-type="percentage">
            <text:p>-1.15%</text:p>
          </table:table-cell>
          <table:table-cell office:value-type="percentage" office:value="0.110143187624257" calcext:value-type="percentage">
            <text:p>11.01%</text:p>
          </table:table-cell>
          <table:table-cell table:formula="of:=[.AA$4]*ABS([.$M248])+[.AA$6]*ABS([.$L248])+[.AA$8]*ABS([.$Q248])" office:value-type="percentage" office:value="0.112525275674462" calcext:value-type="percentage">
            <text:p>11.25%</text:p>
          </table:table-cell>
          <table:table-cell table:formula="of:=[.AB$4]*ABS([.$M248])+[.AB$6]*ABS([.$L248])+[.AB$8]*ABS([.$Q248])" office:value-type="percentage" office:value="0.078925720348035" calcext:value-type="percentage">
            <text:p>7.89%</text:p>
          </table:table-cell>
          <table:table-cell table:formula="of:=[.AC$4]*ABS([.$M248])+[.AC$6]*ABS([.$L248])+[.AC$8]*ABS([.$Q248])" office:value-type="percentage" office:value="0.147792292636032" calcext:value-type="percentage">
            <text:p>14.78%</text:p>
          </table:table-cell>
          <table:table-cell table:formula="of:=[.AD$4]*ABS([.$M248])+[.AD$6]*ABS([.$L248])+[.AD$8]*ABS([.$Q248])" office:value-type="percentage" office:value="0.110857814039318" calcext:value-type="percentage">
            <text:p>11.09%</text:p>
          </table:table-cell>
          <table:table-cell table:formula="of:=[.AA$4]*ABS([.$O248])+[.AA$6]*ABS([.$L248])+[.AA$8]*ABS([.$Q248])" office:value-type="percentage" office:value="0.107258102015341" calcext:value-type="percentage">
            <text:p>10.73%</text:p>
          </table:table-cell>
          <table:table-cell table:formula="of:=[.AB$4]*ABS([.$O248])+[.AB$6]*ABS([.$L248])+[.AB$8]*ABS([.$Q248])" office:value-type="percentage" office:value="0.0662845035661459" calcext:value-type="percentage">
            <text:p>6.63%</text:p>
          </table:table-cell>
          <table:table-cell table:formula="of:=[.AC$4]*ABS([.$O248])+[.AC$6]*ABS([.$L248])+[.AC$8]*ABS([.$Q248])" office:value-type="percentage" office:value="0.146212140538295" calcext:value-type="percentage">
            <text:p>14.62%</text:p>
          </table:table-cell>
          <table:table-cell table:formula="of:=[.AD$4]*ABS([.$O248])+[.AD$6]*ABS([.$L248])+[.AD$8]*ABS([.$Q248])" office:value-type="percentage" office:value="0.109277661941582" calcext:value-type="percentage">
            <text:p>10.9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6b15fec1cbb97aa537c29c8bb0adff3235a505e3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nline.net (FR)</text:p>
          </table:table-cell>
          <table:table-cell office:value-type="string" calcext:value-type="string">
            <text:p>MiB/s</text:p>
          </table:table-cell>
          <table:table-cell office:value-type="float" office:value="153.259936831876" calcext:value-type="float">
            <text:p>153.259936831876</text:p>
          </table:table-cell>
          <table:table-cell office:value-type="float" office:value="41.5933333333333" calcext:value-type="float">
            <text:p>41.5933333333333</text:p>
          </table:table-cell>
          <table:table-cell office:value-type="float" office:value="213.67" calcext:value-type="float">
            <text:p>213.67</text:p>
          </table:table-cell>
          <table:table-cell office:value-type="float" office:value="23.7858016815554" calcext:value-type="float">
            <text:p>23.7858016815554</text:p>
          </table:table-cell>
          <table:table-cell office:value-type="float" office:value="1761.6084693319" calcext:value-type="float">
            <text:p>1761.6084693319</text:p>
          </table:table-cell>
          <table:table-cell office:value-type="percentage" office:value="0.155199083160579" calcext:value-type="percentage">
            <text:p>15.52%</text:p>
          </table:table-cell>
          <table:table-cell office:value-type="percentage" office:value="-0.0630012172123819" calcext:value-type="percentage">
            <text:p>-6.30%</text:p>
          </table:table-cell>
          <table:table-cell office:value-type="percentage" office:value="-0.0594703544107303" calcext:value-type="percentage">
            <text:p>-5.95%</text:p>
          </table:table-cell>
          <table:table-cell office:value-type="percentage" office:value="-0.0485364897853512" calcext:value-type="percentage">
            <text:p>-4.85%</text:p>
          </table:table-cell>
          <table:table-cell office:value-type="percentage" office:value="-0.0161940360497237" calcext:value-type="percentage">
            <text:p>-1.62%</text:p>
          </table:table-cell>
          <table:table-cell office:value-type="percentage" office:value="0.108889942908628" calcext:value-type="percentage">
            <text:p>10.89%</text:p>
          </table:table-cell>
          <table:table-cell table:formula="of:=[.AA$4]*ABS([.$M249])+[.AA$6]*ABS([.$L249])+[.AA$8]*ABS([.$Q249])" office:value-type="percentage" office:value="0.109030081093863" calcext:value-type="percentage">
            <text:p>10.90%</text:p>
          </table:table-cell>
          <table:table-cell table:formula="of:=[.AB$4]*ABS([.$M249])+[.AB$6]*ABS([.$L249])+[.AB$8]*ABS([.$Q249])" office:value-type="percentage" office:value="0.0768098763768263" calcext:value-type="percentage">
            <text:p>7.68%</text:p>
          </table:table-cell>
          <table:table-cell table:formula="of:=[.AC$4]*ABS([.$M249])+[.AC$6]*ABS([.$L249])+[.AC$8]*ABS([.$Q249])" office:value-type="percentage" office:value="0.141348382540565" calcext:value-type="percentage">
            <text:p>14.13%</text:p>
          </table:table-cell>
          <table:table-cell table:formula="of:=[.AD$4]*ABS([.$M249])+[.AD$6]*ABS([.$L249])+[.AD$8]*ABS([.$Q249])" office:value-type="percentage" office:value="0.108931984364199" calcext:value-type="percentage">
            <text:p>10.89%</text:p>
          </table:table-cell>
          <table:table-cell table:formula="of:=[.AA$4]*ABS([.$O249])+[.AA$6]*ABS([.$L249])+[.AA$8]*ABS([.$Q249])" office:value-type="percentage" office:value="0.104208505284853" calcext:value-type="percentage">
            <text:p>10.42%</text:p>
          </table:table-cell>
          <table:table-cell table:formula="of:=[.AB$4]*ABS([.$O249])+[.AB$6]*ABS([.$L249])+[.AB$8]*ABS([.$Q249])" office:value-type="percentage" office:value="0.0652380944352018" calcext:value-type="percentage">
            <text:p>6.52%</text:p>
          </table:table-cell>
          <table:table-cell table:formula="of:=[.AC$4]*ABS([.$O249])+[.AC$6]*ABS([.$L249])+[.AC$8]*ABS([.$Q249])" office:value-type="percentage" office:value="0.139901909797862" calcext:value-type="percentage">
            <text:p>13.99%</text:p>
          </table:table-cell>
          <table:table-cell table:formula="of:=[.AD$4]*ABS([.$O249])+[.AD$6]*ABS([.$L249])+[.AD$8]*ABS([.$Q249])" office:value-type="percentage" office:value="0.107485511621496" calcext:value-type="percentage">
            <text:p>10.7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6b15fec1cbb97aa537c29c8bb0adff3235a505e3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nline.net (FR)</text:p>
          </table:table-cell>
          <table:table-cell office:value-type="string" calcext:value-type="string">
            <text:p>MiB/s</text:p>
          </table:table-cell>
          <table:table-cell office:value-type="float" office:value="153.972413708087" calcext:value-type="float">
            <text:p>153.972413708087</text:p>
          </table:table-cell>
          <table:table-cell office:value-type="float" office:value="1.32333333333333" calcext:value-type="float">
            <text:p>1.32333333333333</text:p>
          </table:table-cell>
          <table:table-cell office:value-type="float" office:value="208.62" calcext:value-type="float">
            <text:p>208.62</text:p>
          </table:table-cell>
          <table:table-cell office:value-type="float" office:value="25.7625723097116" calcext:value-type="float">
            <text:p>25.7625723097116</text:p>
          </table:table-cell>
          <table:table-cell office:value-type="float" office:value="841.379309880256" calcext:value-type="float">
            <text:p>841.379309880256</text:p>
          </table:table-cell>
          <table:table-cell office:value-type="percentage" office:value="0.167319402802598" calcext:value-type="percentage">
            <text:p>16.73%</text:p>
          </table:table-cell>
          <table:table-cell office:value-type="percentage" office:value="-0.0646709629365406" calcext:value-type="percentage">
            <text:p>-6.47%</text:p>
          </table:table-cell>
          <table:table-cell office:value-type="percentage" office:value="-0.0605099944296313" calcext:value-type="percentage">
            <text:p>-6.05%</text:p>
          </table:table-cell>
          <table:table-cell office:value-type="percentage" office:value="-0.0478234829396113" calcext:value-type="percentage">
            <text:p>-4.78%</text:p>
          </table:table-cell>
          <table:table-cell office:value-type="percentage" office:value="-0.0147467812416558" calcext:value-type="percentage">
            <text:p>-1.47%</text:p>
          </table:table-cell>
          <table:table-cell office:value-type="percentage" office:value="0.11525465016162" calcext:value-type="percentage">
            <text:p>11.53%</text:p>
          </table:table-cell>
          <table:table-cell table:formula="of:=[.AA$4]*ABS([.$M250])+[.AA$6]*ABS([.$L250])+[.AA$8]*ABS([.$Q250])" office:value-type="percentage" office:value="0.115748338633586" calcext:value-type="percentage">
            <text:p>11.57%</text:p>
          </table:table-cell>
          <table:table-cell table:formula="of:=[.AB$4]*ABS([.$M250])+[.AB$6]*ABS([.$L250])+[.AB$8]*ABS([.$Q250])" office:value-type="percentage" office:value="0.0799941756456542" calcext:value-type="percentage">
            <text:p>8.00%</text:p>
          </table:table-cell>
          <table:table-cell table:formula="of:=[.AC$4]*ABS([.$M250])+[.AC$6]*ABS([.$L250])+[.AC$8]*ABS([.$Q250])" office:value-type="percentage" office:value="0.151848083551894" calcext:value-type="percentage">
            <text:p>15.18%</text:p>
          </table:table-cell>
          <table:table-cell table:formula="of:=[.AD$4]*ABS([.$M250])+[.AD$6]*ABS([.$L250])+[.AD$8]*ABS([.$Q250])" office:value-type="percentage" office:value="0.11540275670321" calcext:value-type="percentage">
            <text:p>11.54%</text:p>
          </table:table-cell>
          <table:table-cell table:formula="of:=[.AA$4]*ABS([.$O250])+[.AA$6]*ABS([.$L250])+[.AA$8]*ABS([.$Q250])" office:value-type="percentage" office:value="0.110132511967943" calcext:value-type="percentage">
            <text:p>11.01%</text:p>
          </table:table-cell>
          <table:table-cell table:formula="of:=[.AB$4]*ABS([.$O250])+[.AB$6]*ABS([.$L250])+[.AB$8]*ABS([.$Q250])" office:value-type="percentage" office:value="0.0665161916481108" calcext:value-type="percentage">
            <text:p>6.65%</text:p>
          </table:table-cell>
          <table:table-cell table:formula="of:=[.AC$4]*ABS([.$O250])+[.AC$6]*ABS([.$L250])+[.AC$8]*ABS([.$Q250])" office:value-type="percentage" office:value="0.150163335552201" calcext:value-type="percentage">
            <text:p>15.02%</text:p>
          </table:table-cell>
          <table:table-cell table:formula="of:=[.AD$4]*ABS([.$O250])+[.AD$6]*ABS([.$L250])+[.AD$8]*ABS([.$Q250])" office:value-type="percentage" office:value="0.113718008703517" calcext:value-type="percentage">
            <text:p>11.3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6b15fec1cbb97aa537c29c8bb0adff3235a505e3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nline.net (FR)</text:p>
          </table:table-cell>
          <table:table-cell office:value-type="string" calcext:value-type="string">
            <text:p>MiB/s</text:p>
          </table:table-cell>
          <table:table-cell office:value-type="float" office:value="161.103592039801" calcext:value-type="float">
            <text:p>161.103592039801</text:p>
          </table:table-cell>
          <table:table-cell office:value-type="float" office:value="70.67" calcext:value-type="float">
            <text:p>70.67</text:p>
          </table:table-cell>
          <table:table-cell office:value-type="float" office:value="197.46" calcext:value-type="float">
            <text:p>197.46</text:p>
          </table:table-cell>
          <table:table-cell office:value-type="float" office:value="17.5942833420106" calcext:value-type="float">
            <text:p>17.5942833420106</text:p>
          </table:table-cell>
          <table:table-cell office:value-type="float" office:value="1678.16241708126" calcext:value-type="float">
            <text:p>1678.16241708126</text:p>
          </table:table-cell>
          <table:table-cell office:value-type="percentage" office:value="0.109210993493329" calcext:value-type="percentage">
            <text:p>10.92%</text:p>
          </table:table-cell>
          <table:table-cell office:value-type="percentage" office:value="-0.0375962381776206" calcext:value-type="percentage">
            <text:p>-3.76%</text:p>
          </table:table-cell>
          <table:table-cell office:value-type="percentage" office:value="-0.0312831307067668" calcext:value-type="percentage">
            <text:p>-3.13%</text:p>
          </table:table-cell>
          <table:table-cell office:value-type="percentage" office:value="-0.0161507963768326" calcext:value-type="percentage">
            <text:p>-1.62%</text:p>
          </table:table-cell>
          <table:table-cell office:value-type="percentage" office:value="-0.000924289854729075" calcext:value-type="percentage">
            <text:p>-0.09%</text:p>
          </table:table-cell>
          <table:table-cell office:value-type="percentage" office:value="0.0776232248507365" calcext:value-type="percentage">
            <text:p>7.76%</text:p>
          </table:table-cell>
          <table:table-cell table:formula="of:=[.AA$4]*ABS([.$M251])+[.AA$6]*ABS([.$L251])+[.AA$8]*ABS([.$Q251])" office:value-type="percentage" office:value="0.0748101521738954" calcext:value-type="percentage">
            <text:p>7.48%</text:p>
          </table:table-cell>
          <table:table-cell table:formula="of:=[.AB$4]*ABS([.$M251])+[.AB$6]*ABS([.$L251])+[.AB$8]*ABS([.$Q251])" office:value-type="percentage" office:value="0.0487604123765031" calcext:value-type="percentage">
            <text:p>4.88%</text:p>
          </table:table-cell>
          <table:table-cell table:formula="of:=[.AC$4]*ABS([.$M251])+[.AC$6]*ABS([.$L251])+[.AC$8]*ABS([.$Q251])" office:value-type="percentage" office:value="0.098890741097499" calcext:value-type="percentage">
            <text:p>9.89%</text:p>
          </table:table-cell>
          <table:table-cell table:formula="of:=[.AD$4]*ABS([.$M251])+[.AD$6]*ABS([.$L251])+[.AD$8]*ABS([.$Q251])" office:value-type="percentage" office:value="0.0767793030476842" calcext:value-type="percentage">
            <text:p>7.68%</text:p>
          </table:table-cell>
          <table:table-cell table:formula="of:=[.AA$4]*ABS([.$O251])+[.AA$6]*ABS([.$L251])+[.AA$8]*ABS([.$Q251])" office:value-type="percentage" office:value="0.0676616715736328" calcext:value-type="percentage">
            <text:p>6.77%</text:p>
          </table:table-cell>
          <table:table-cell table:formula="of:=[.AB$4]*ABS([.$O251])+[.AB$6]*ABS([.$L251])+[.AB$8]*ABS([.$Q251])" office:value-type="percentage" office:value="0.0316040589358727" calcext:value-type="percentage">
            <text:p>3.16%</text:p>
          </table:table-cell>
          <table:table-cell table:formula="of:=[.AC$4]*ABS([.$O251])+[.AC$6]*ABS([.$L251])+[.AC$8]*ABS([.$Q251])" office:value-type="percentage" office:value="0.0967461969174202" calcext:value-type="percentage">
            <text:p>9.67%</text:p>
          </table:table-cell>
          <table:table-cell table:formula="of:=[.AD$4]*ABS([.$O251])+[.AD$6]*ABS([.$L251])+[.AD$8]*ABS([.$Q251])" office:value-type="percentage" office:value="0.0746347588676054" calcext:value-type="percentage">
            <text:p>7.4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6b15fec1cbb97aa537c29c8bb0adff3235a505e3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nline.net (FR)</text:p>
          </table:table-cell>
          <table:table-cell office:value-type="string" calcext:value-type="string">
            <text:p>MiB/s</text:p>
          </table:table-cell>
          <table:table-cell office:value-type="float" office:value="161.747972570066" calcext:value-type="float">
            <text:p>161.747972570066</text:p>
          </table:table-cell>
          <table:table-cell office:value-type="float" office:value="72.54" calcext:value-type="float">
            <text:p>72.54</text:p>
          </table:table-cell>
          <table:table-cell office:value-type="float" office:value="192.163333333333" calcext:value-type="float">
            <text:p>192.163333333333</text:p>
          </table:table-cell>
          <table:table-cell office:value-type="float" office:value="18.2404743983381" calcext:value-type="float">
            <text:p>18.2404743983381</text:p>
          </table:table-cell>
          <table:table-cell office:value-type="float" office:value="1684.87471427152" calcext:value-type="float">
            <text:p>1684.87471427152</text:p>
          </table:table-cell>
          <table:table-cell office:value-type="percentage" office:value="0.112770961567612" calcext:value-type="percentage">
            <text:p>11.28%</text:p>
          </table:table-cell>
          <table:table-cell office:value-type="percentage" office:value="-0.0391997583103626" calcext:value-type="percentage">
            <text:p>-3.92%</text:p>
          </table:table-cell>
          <table:table-cell office:value-type="percentage" office:value="-0.0330735928774269" calcext:value-type="percentage">
            <text:p>-3.31%</text:p>
          </table:table-cell>
          <table:table-cell office:value-type="percentage" office:value="-0.0185065985111362" calcext:value-type="percentage">
            <text:p>-1.85%</text:p>
          </table:table-cell>
          <table:table-cell office:value-type="percentage" office:value="0.000024585749380376" calcext:value-type="percentage">
            <text:p>0.00%</text:p>
          </table:table-cell>
          <table:table-cell office:value-type="percentage" office:value="0.0800595826694469" calcext:value-type="percentage">
            <text:p>8.01%</text:p>
          </table:table-cell>
          <table:table-cell table:formula="of:=[.AA$4]*ABS([.$M252])+[.AA$6]*ABS([.$L252])+[.AA$8]*ABS([.$Q252])" office:value-type="percentage" office:value="0.0773434341824739" calcext:value-type="percentage">
            <text:p>7.73%</text:p>
          </table:table-cell>
          <table:table-cell table:formula="of:=[.AB$4]*ABS([.$M252])+[.AB$6]*ABS([.$L252])+[.AB$8]*ABS([.$Q252])" office:value-type="percentage" office:value="0.050642861071996" calcext:value-type="percentage">
            <text:p>5.06%</text:p>
          </table:table-cell>
          <table:table-cell table:formula="of:=[.AC$4]*ABS([.$M252])+[.AC$6]*ABS([.$L252])+[.AC$8]*ABS([.$Q252])" office:value-type="percentage" office:value="0.102142703352071" calcext:value-type="percentage">
            <text:p>10.21%</text:p>
          </table:table-cell>
          <table:table-cell table:formula="of:=[.AD$4]*ABS([.$M252])+[.AD$6]*ABS([.$L252])+[.AD$8]*ABS([.$Q252])" office:value-type="percentage" office:value="0.079244738123355" calcext:value-type="percentage">
            <text:p>7.92%</text:p>
          </table:table-cell>
          <table:table-cell table:formula="of:=[.AA$4]*ABS([.$O252])+[.AA$6]*ABS([.$L252])+[.AA$8]*ABS([.$Q252])" office:value-type="percentage" office:value="0.0704457142493984" calcext:value-type="percentage">
            <text:p>7.04%</text:p>
          </table:table-cell>
          <table:table-cell table:formula="of:=[.AB$4]*ABS([.$O252])+[.AB$6]*ABS([.$L252])+[.AB$8]*ABS([.$Q252])" office:value-type="percentage" office:value="0.0340883332326148" calcext:value-type="percentage">
            <text:p>3.41%</text:p>
          </table:table-cell>
          <table:table-cell table:formula="of:=[.AC$4]*ABS([.$O252])+[.AC$6]*ABS([.$L252])+[.AC$8]*ABS([.$Q252])" office:value-type="percentage" office:value="0.100073387372148" calcext:value-type="percentage">
            <text:p>10.01%</text:p>
          </table:table-cell>
          <table:table-cell table:formula="of:=[.AD$4]*ABS([.$O252])+[.AD$6]*ABS([.$L252])+[.AD$8]*ABS([.$Q252])" office:value-type="percentage" office:value="0.0771754221434324" calcext:value-type="percentage">
            <text:p>7.7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6b15fec1cbb97aa537c29c8bb0adff3235a505e3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Online.net (FR)</text:p>
          </table:table-cell>
          <table:table-cell office:value-type="string" calcext:value-type="string">
            <text:p>MiB/s</text:p>
          </table:table-cell>
          <table:table-cell office:value-type="float" office:value="162.980720913633" calcext:value-type="float">
            <text:p>162.980720913633</text:p>
          </table:table-cell>
          <table:table-cell office:value-type="float" office:value="52.1666666666667" calcext:value-type="float">
            <text:p>52.1666666666667</text:p>
          </table:table-cell>
          <table:table-cell office:value-type="float" office:value="194.22" calcext:value-type="float">
            <text:p>194.22</text:p>
          </table:table-cell>
          <table:table-cell office:value-type="float" office:value="17.3375766988406" calcext:value-type="float">
            <text:p>17.3375766988406</text:p>
          </table:table-cell>
          <table:table-cell office:value-type="float" office:value="848.857921425172" calcext:value-type="float">
            <text:p>848.857921425172</text:p>
          </table:table-cell>
          <table:table-cell office:value-type="percentage" office:value="0.106378083258253" calcext:value-type="percentage">
            <text:p>10.64%</text:p>
          </table:table-cell>
          <table:table-cell office:value-type="percentage" office:value="-0.0360860817392101" calcext:value-type="percentage">
            <text:p>-3.61%</text:p>
          </table:table-cell>
          <table:table-cell office:value-type="percentage" office:value="-0.0302949515387653" calcext:value-type="percentage">
            <text:p>-3.03%</text:p>
          </table:table-cell>
          <table:table-cell office:value-type="percentage" office:value="-0.0153957816691558" calcext:value-type="percentage">
            <text:p>-1.54%</text:p>
          </table:table-cell>
          <table:table-cell office:value-type="percentage" office:value="0.0000376294719938674" calcext:value-type="percentage">
            <text:p>0.00%</text:p>
          </table:table-cell>
          <table:table-cell office:value-type="percentage" office:value="0.0779931011979534" calcext:value-type="percentage">
            <text:p>7.80%</text:p>
          </table:table-cell>
          <table:table-cell table:formula="of:=[.AA$4]*ABS([.$M253])+[.AA$6]*ABS([.$L253])+[.AA$8]*ABS([.$Q253])" office:value-type="percentage" office:value="0.0734857553984723" calcext:value-type="percentage">
            <text:p>7.35%</text:p>
          </table:table-cell>
          <table:table-cell table:formula="of:=[.AB$4]*ABS([.$M253])+[.AB$6]*ABS([.$L253])+[.AB$8]*ABS([.$Q253])" office:value-type="percentage" office:value="0.0473059838369888" calcext:value-type="percentage">
            <text:p>4.73%</text:p>
          </table:table-cell>
          <table:table-cell table:formula="of:=[.AC$4]*ABS([.$M253])+[.AC$6]*ABS([.$L253])+[.AC$8]*ABS([.$Q253])" office:value-type="percentage" office:value="0.096510384900319" calcext:value-type="percentage">
            <text:p>9.65%</text:p>
          </table:table-cell>
          <table:table-cell table:formula="of:=[.AD$4]*ABS([.$M253])+[.AD$6]*ABS([.$L253])+[.AD$8]*ABS([.$Q253])" office:value-type="percentage" office:value="0.0766408974581091" calcext:value-type="percentage">
            <text:p>7.66%</text:p>
          </table:table-cell>
          <table:table-cell table:formula="of:=[.AA$4]*ABS([.$O253])+[.AA$6]*ABS([.$L253])+[.AA$8]*ABS([.$Q253])" office:value-type="percentage" office:value="0.0665889887084542" calcext:value-type="percentage">
            <text:p>6.66%</text:p>
          </table:table-cell>
          <table:table-cell table:formula="of:=[.AB$4]*ABS([.$O253])+[.AB$6]*ABS([.$L253])+[.AB$8]*ABS([.$Q253])" office:value-type="percentage" office:value="0.0307537437809453" calcext:value-type="percentage">
            <text:p>3.08%</text:p>
          </table:table-cell>
          <table:table-cell table:formula="of:=[.AC$4]*ABS([.$O253])+[.AC$6]*ABS([.$L253])+[.AC$8]*ABS([.$Q253])" office:value-type="percentage" office:value="0.0944413548933136" calcext:value-type="percentage">
            <text:p>9.44%</text:p>
          </table:table-cell>
          <table:table-cell table:formula="of:=[.AD$4]*ABS([.$O253])+[.AD$6]*ABS([.$L253])+[.AD$8]*ABS([.$Q253])" office:value-type="percentage" office:value="0.0745718674511036" calcext:value-type="percentage">
            <text:p>7.4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76a291182ae2a33c1a8bc6baf134a35afd2e78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fsync</text:p>
          </table:table-cell>
          <table:table-cell office:value-type="string" calcext:value-type="string">
            <text:p>fsyncs/s</text:p>
          </table:table-cell>
          <table:table-cell office:value-type="float" office:value="442.28190545809" calcext:value-type="float">
            <text:p>442.28190545809</text:p>
          </table:table-cell>
          <table:table-cell office:value-type="float" office:value="37.1966666666667" calcext:value-type="float">
            <text:p>37.1966666666667</text:p>
          </table:table-cell>
          <table:table-cell office:value-type="float" office:value="1699.97" calcext:value-type="float">
            <text:p>1699.97</text:p>
          </table:table-cell>
          <table:table-cell office:value-type="float" office:value="548.744489858159" calcext:value-type="float">
            <text:p>548.744489858159</text:p>
          </table:table-cell>
          <table:table-cell office:value-type="float" office:value="5083.70006273666" calcext:value-type="float">
            <text:p>5083.70006273666</text:p>
          </table:table-cell>
          <table:table-cell office:value-type="percentage" office:value="1.24071205058638" calcext:value-type="percentage">
            <text:p>124.07%</text:p>
          </table:table-cell>
          <table:table-cell table:number-columns-repeated="4" office:value-type="percentage" office:value="-0.542289211265756" calcext:value-type="percentage">
            <text:p>-54.23%</text:p>
          </table:table-cell>
          <table:table-cell office:value-type="percentage" office:value="0.734968350304993" calcext:value-type="percentage">
            <text:p>73.50%</text:p>
          </table:table-cell>
          <table:table-cell table:formula="of:=[.AA$4]*ABS([.$M254])+[.AA$6]*ABS([.$L254])+[.AA$8]*ABS([.$Q254])" office:value-type="percentage" office:value="0.839323204052377" calcext:value-type="percentage">
            <text:p>83.93%</text:p>
          </table:table-cell>
          <table:table-cell table:formula="of:=[.AB$4]*ABS([.$M254])+[.AB$6]*ABS([.$L254])+[.AB$8]*ABS([.$Q254])" office:value-type="percentage" office:value="0.631399409101743" calcext:value-type="percentage">
            <text:p>63.14%</text:p>
          </table:table-cell>
          <table:table-cell table:formula="of:=[.AC$4]*ABS([.$M254])+[.AC$6]*ABS([.$L254])+[.AC$8]*ABS([.$Q254])" office:value-type="percentage" office:value="1.12029539662618" calcext:value-type="percentage">
            <text:p>112.03%</text:p>
          </table:table-cell>
          <table:table-cell table:formula="of:=[.AD$4]*ABS([.$M254])+[.AD$6]*ABS([.$L254])+[.AD$8]*ABS([.$Q254])" office:value-type="percentage" office:value="0.766274806429209" calcext:value-type="percentage">
            <text:p>76.63%</text:p>
          </table:table-cell>
          <table:table-cell table:formula="of:=[.AA$4]*ABS([.$O254])+[.AA$6]*ABS([.$L254])+[.AA$8]*ABS([.$Q254])" office:value-type="percentage" office:value="0.839323204052377" calcext:value-type="percentage">
            <text:p>83.93%</text:p>
          </table:table-cell>
          <table:table-cell table:formula="of:=[.AB$4]*ABS([.$O254])+[.AB$6]*ABS([.$L254])+[.AB$8]*ABS([.$Q254])" office:value-type="percentage" office:value="0.631399409101743" calcext:value-type="percentage">
            <text:p>63.14%</text:p>
          </table:table-cell>
          <table:table-cell table:formula="of:=[.AC$4]*ABS([.$O254])+[.AC$6]*ABS([.$L254])+[.AC$8]*ABS([.$Q254])" office:value-type="percentage" office:value="1.12029539662618" calcext:value-type="percentage">
            <text:p>112.03%</text:p>
          </table:table-cell>
          <table:table-cell table:formula="of:=[.AD$4]*ABS([.$O254])+[.AD$6]*ABS([.$L254])+[.AD$8]*ABS([.$Q254])" office:value-type="percentage" office:value="0.766274806429209" calcext:value-type="percentage">
            <text:p>76.6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76a291182ae2a33c1a8bc6baf134a35afd2e78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fsync</text:p>
          </table:table-cell>
          <table:table-cell office:value-type="string" calcext:value-type="string">
            <text:p>fsyncs/s</text:p>
          </table:table-cell>
          <table:table-cell office:value-type="float" office:value="476.632827988338" calcext:value-type="float">
            <text:p>476.632827988338</text:p>
          </table:table-cell>
          <table:table-cell office:value-type="float" office:value="61.4433333333333" calcext:value-type="float">
            <text:p>61.4433333333333</text:p>
          </table:table-cell>
          <table:table-cell office:value-type="float" office:value="1699.31666666667" calcext:value-type="float">
            <text:p>1699.31666666667</text:p>
          </table:table-cell>
          <table:table-cell office:value-type="float" office:value="544.048835215765" calcext:value-type="float">
            <text:p>544.048835215765</text:p>
          </table:table-cell>
          <table:table-cell office:value-type="float" office:value="5478.53825273952" calcext:value-type="float">
            <text:p>5478.53825273952</text:p>
          </table:table-cell>
          <table:table-cell office:value-type="percentage" office:value="1.14144222401122" calcext:value-type="percentage">
            <text:p>114.14%</text:p>
          </table:table-cell>
          <table:table-cell office:value-type="percentage" office:value="-0.502332635736222" calcext:value-type="percentage">
            <text:p>-50.23%</text:p>
          </table:table-cell>
          <table:table-cell office:value-type="percentage" office:value="-0.502230386250168" calcext:value-type="percentage">
            <text:p>-50.22%</text:p>
          </table:table-cell>
          <table:table-cell office:value-type="percentage" office:value="-0.502012544701355" calcext:value-type="percentage">
            <text:p>-50.20%</text:p>
          </table:table-cell>
          <table:table-cell office:value-type="percentage" office:value="-0.500678886551175" calcext:value-type="percentage">
            <text:p>-50.07%</text:p>
          </table:table-cell>
          <table:table-cell office:value-type="percentage" office:value="0.67697952678453" calcext:value-type="percentage">
            <text:p>67.70%</text:p>
          </table:table-cell>
          <table:table-cell table:formula="of:=[.AA$4]*ABS([.$M255])+[.AA$6]*ABS([.$L255])+[.AA$8]*ABS([.$Q255])" office:value-type="percentage" office:value="0.773584795510657" calcext:value-type="percentage">
            <text:p>77.36%</text:p>
          </table:table-cell>
          <table:table-cell table:formula="of:=[.AB$4]*ABS([.$M255])+[.AB$6]*ABS([.$L255])+[.AB$8]*ABS([.$Q255])" office:value-type="percentage" office:value="0.583708283668553" calcext:value-type="percentage">
            <text:p>58.37%</text:p>
          </table:table-cell>
          <table:table-cell table:formula="of:=[.AC$4]*ABS([.$M255])+[.AC$6]*ABS([.$L255])+[.AC$8]*ABS([.$Q255])" office:value-type="percentage" office:value="1.03108499546105" calcext:value-type="percentage">
            <text:p>103.11%</text:p>
          </table:table-cell>
          <table:table-cell table:formula="of:=[.AD$4]*ABS([.$M255])+[.AD$6]*ABS([.$L255])+[.AD$8]*ABS([.$Q255])" office:value-type="percentage" office:value="0.705961107402368" calcext:value-type="percentage">
            <text:p>70.60%</text:p>
          </table:table-cell>
          <table:table-cell table:formula="of:=[.AA$4]*ABS([.$O255])+[.AA$6]*ABS([.$L255])+[.AA$8]*ABS([.$Q255])" office:value-type="percentage" office:value="0.773478098499034" calcext:value-type="percentage">
            <text:p>77.35%</text:p>
          </table:table-cell>
          <table:table-cell table:formula="of:=[.AB$4]*ABS([.$O255])+[.AB$6]*ABS([.$L255])+[.AB$8]*ABS([.$Q255])" office:value-type="percentage" office:value="0.583452210840658" calcext:value-type="percentage">
            <text:p>58.35%</text:p>
          </table:table-cell>
          <table:table-cell table:formula="of:=[.AC$4]*ABS([.$O255])+[.AC$6]*ABS([.$L255])+[.AC$8]*ABS([.$Q255])" office:value-type="percentage" office:value="1.03105298635756" calcext:value-type="percentage">
            <text:p>103.11%</text:p>
          </table:table-cell>
          <table:table-cell table:formula="of:=[.AD$4]*ABS([.$O255])+[.AD$6]*ABS([.$L255])+[.AD$8]*ABS([.$Q255])" office:value-type="percentage" office:value="0.705929098298881" calcext:value-type="percentage">
            <text:p>70.5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76a291182ae2a33c1a8bc6baf134a35afd2e78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fsync</text:p>
          </table:table-cell>
          <table:table-cell office:value-type="string" calcext:value-type="string">
            <text:p>fsyncs/s</text:p>
          </table:table-cell>
          <table:table-cell office:value-type="float" office:value="463.193860946746" calcext:value-type="float">
            <text:p>463.193860946746</text:p>
          </table:table-cell>
          <table:table-cell office:value-type="float" office:value="54.47" calcext:value-type="float">
            <text:p>54.47</text:p>
          </table:table-cell>
          <table:table-cell office:value-type="float" office:value="1700.32666666667" calcext:value-type="float">
            <text:p>1700.32666666667</text:p>
          </table:table-cell>
          <table:table-cell office:value-type="float" office:value="522.285420317992" calcext:value-type="float">
            <text:p>522.285420317992</text:p>
          </table:table-cell>
          <table:table-cell office:value-type="float" office:value="2531.11399424451" calcext:value-type="float">
            <text:p>2531.11399424451</text:p>
          </table:table-cell>
          <table:table-cell office:value-type="percentage" office:value="1.12757414195962" calcext:value-type="percentage">
            <text:p>112.76%</text:p>
          </table:table-cell>
          <table:table-cell office:value-type="percentage" office:value="-0.494810066195254" calcext:value-type="percentage">
            <text:p>-49.48%</text:p>
          </table:table-cell>
          <table:table-cell office:value-type="percentage" office:value="-0.494652795162997" calcext:value-type="percentage">
            <text:p>-49.47%</text:p>
          </table:table-cell>
          <table:table-cell office:value-type="percentage" office:value="-0.494114392824973" calcext:value-type="percentage">
            <text:p>-49.41%</text:p>
          </table:table-cell>
          <table:table-cell office:value-type="percentage" office:value="-0.491655293441147" calcext:value-type="percentage">
            <text:p>-49.17%</text:p>
          </table:table-cell>
          <table:table-cell office:value-type="percentage" office:value="0.679636094900226" calcext:value-type="percentage">
            <text:p>67.96%</text:p>
          </table:table-cell>
          <table:table-cell table:formula="of:=[.AA$4]*ABS([.$M256])+[.AA$6]*ABS([.$L256])+[.AA$8]*ABS([.$Q256])" office:value-type="percentage" office:value="0.767340101018368" calcext:value-type="percentage">
            <text:p>76.73%</text:p>
          </table:table-cell>
          <table:table-cell table:formula="of:=[.AB$4]*ABS([.$M256])+[.AB$6]*ABS([.$L256])+[.AB$8]*ABS([.$Q256])" office:value-type="percentage" office:value="0.576569076642188" calcext:value-type="percentage">
            <text:p>57.66%</text:p>
          </table:table-cell>
          <table:table-cell table:formula="of:=[.AC$4]*ABS([.$M256])+[.AC$6]*ABS([.$L256])+[.AC$8]*ABS([.$Q256])" office:value-type="percentage" office:value="1.01950392967725" calcext:value-type="percentage">
            <text:p>101.95%</text:p>
          </table:table-cell>
          <table:table-cell table:formula="of:=[.AD$4]*ABS([.$M256])+[.AD$6]*ABS([.$L256])+[.AD$8]*ABS([.$Q256])" office:value-type="percentage" office:value="0.705947296735669" calcext:value-type="percentage">
            <text:p>70.59%</text:p>
          </table:table-cell>
          <table:table-cell table:formula="of:=[.AA$4]*ABS([.$O256])+[.AA$6]*ABS([.$L256])+[.AA$8]*ABS([.$Q256])" office:value-type="percentage" office:value="0.767108209894941" calcext:value-type="percentage">
            <text:p>76.71%</text:p>
          </table:table-cell>
          <table:table-cell table:formula="of:=[.AB$4]*ABS([.$O256])+[.AB$6]*ABS([.$L256])+[.AB$8]*ABS([.$Q256])" office:value-type="percentage" office:value="0.576012537945964" calcext:value-type="percentage">
            <text:p>57.60%</text:p>
          </table:table-cell>
          <table:table-cell table:formula="of:=[.AC$4]*ABS([.$O256])+[.AC$6]*ABS([.$L256])+[.AC$8]*ABS([.$Q256])" office:value-type="percentage" office:value="1.01943436234022" calcext:value-type="percentage">
            <text:p>101.94%</text:p>
          </table:table-cell>
          <table:table-cell table:formula="of:=[.AD$4]*ABS([.$O256])+[.AD$6]*ABS([.$L256])+[.AD$8]*ABS([.$Q256])" office:value-type="percentage" office:value="0.70587772939864" calcext:value-type="percentage">
            <text:p>70.5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76a291182ae2a33c1a8bc6baf134a35afd2e78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fsync</text:p>
          </table:table-cell>
          <table:table-cell office:value-type="string" calcext:value-type="string">
            <text:p>fsyncs/s</text:p>
          </table:table-cell>
          <table:table-cell office:value-type="float" office:value="1639.47965671642" calcext:value-type="float">
            <text:p>1639.47965671642</text:p>
          </table:table-cell>
          <table:table-cell office:value-type="float" office:value="1085.89333333333" calcext:value-type="float">
            <text:p>1085.89333333333</text:p>
          </table:table-cell>
          <table:table-cell office:value-type="float" office:value="1702.75333333333" calcext:value-type="float">
            <text:p>1702.75333333333</text:p>
          </table:table-cell>
          <table:table-cell office:value-type="float" office:value="81.686622330878" calcext:value-type="float">
            <text:p>81.686622330878</text:p>
          </table:table-cell>
          <table:table-cell office:value-type="float" office:value="17077.913090796" calcext:value-type="float">
            <text:p>17077.913090796</text:p>
          </table:table-cell>
          <table:table-cell office:value-type="percentage" office:value="0.0498247245680874" calcext:value-type="percentage">
            <text:p>4.98%</text:p>
          </table:table-cell>
          <table:table-cell office:value-type="percentage" office:value="-0.0127193613025024" calcext:value-type="percentage">
            <text:p>-1.27%</text:p>
          </table:table-cell>
          <table:table-cell table:number-columns-repeated="3" office:value-type="percentage" office:value="0.0000404020222728034" calcext:value-type="percentage">
            <text:p>0.00%</text:p>
          </table:table-cell>
          <table:table-cell office:value-type="percentage" office:value="0.0312154975175805" calcext:value-type="percentage">
            <text:p>3.12%</text:p>
          </table:table-cell>
          <table:table-cell table:formula="of:=[.AA$4]*ABS([.$M257])+[.AA$6]*ABS([.$L257])+[.AA$8]*ABS([.$Q257])" office:value-type="percentage" office:value="0.0312531944627234" calcext:value-type="percentage">
            <text:p>3.13%</text:p>
          </table:table-cell>
          <table:table-cell table:formula="of:=[.AB$4]*ABS([.$M257])+[.AB$6]*ABS([.$L257])+[.AB$8]*ABS([.$Q257])" office:value-type="percentage" office:value="0.0182795112505687" calcext:value-type="percentage">
            <text:p>1.83%</text:p>
          </table:table-cell>
          <table:table-cell table:formula="of:=[.AC$4]*ABS([.$M257])+[.AC$6]*ABS([.$L257])+[.AC$8]*ABS([.$Q257])" office:value-type="percentage" office:value="0.0442532655364782" calcext:value-type="percentage">
            <text:p>4.43%</text:p>
          </table:table-cell>
          <table:table-cell table:formula="of:=[.AD$4]*ABS([.$M257])+[.AD$6]*ABS([.$L257])+[.AD$8]*ABS([.$Q257])" office:value-type="percentage" office:value="0.0312268066011234" calcext:value-type="percentage">
            <text:p>3.12%</text:p>
          </table:table-cell>
          <table:table-cell table:formula="of:=[.AA$4]*ABS([.$O257])+[.AA$6]*ABS([.$L257])+[.AA$8]*ABS([.$Q257])" office:value-type="percentage" office:value="0.0270268747026469" calcext:value-type="percentage">
            <text:p>2.70%</text:p>
          </table:table-cell>
          <table:table-cell table:formula="of:=[.AB$4]*ABS([.$O257])+[.AB$6]*ABS([.$L257])+[.AB$8]*ABS([.$Q257])" office:value-type="percentage" office:value="0.00813634382638503" calcext:value-type="percentage">
            <text:p>0.81%</text:p>
          </table:table-cell>
          <table:table-cell table:formula="of:=[.AC$4]*ABS([.$O257])+[.AC$6]*ABS([.$L257])+[.AC$8]*ABS([.$Q257])" office:value-type="percentage" office:value="0.0429853696084553" calcext:value-type="percentage">
            <text:p>4.30%</text:p>
          </table:table-cell>
          <table:table-cell table:formula="of:=[.AD$4]*ABS([.$O257])+[.AD$6]*ABS([.$L257])+[.AD$8]*ABS([.$Q257])" office:value-type="percentage" office:value="0.0299589106731004" calcext:value-type="percentage">
            <text:p>3.0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76a291182ae2a33c1a8bc6baf134a35afd2e78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fsync</text:p>
          </table:table-cell>
          <table:table-cell office:value-type="string" calcext:value-type="string">
            <text:p>fsyncs/s</text:p>
          </table:table-cell>
          <table:table-cell office:value-type="float" office:value="1641.959490161" calcext:value-type="float">
            <text:p>1641.959490161</text:p>
          </table:table-cell>
          <table:table-cell office:value-type="float" office:value="1081.54333333333" calcext:value-type="float">
            <text:p>1081.54333333333</text:p>
          </table:table-cell>
          <table:table-cell office:value-type="float" office:value="1703.62" calcext:value-type="float">
            <text:p>1703.62</text:p>
          </table:table-cell>
          <table:table-cell office:value-type="float" office:value="76.2623066330039" calcext:value-type="float">
            <text:p>76.2623066330039</text:p>
          </table:table-cell>
          <table:table-cell office:value-type="float" office:value="17103.7446891771" calcext:value-type="float">
            <text:p>17103.7446891771</text:p>
          </table:table-cell>
          <table:table-cell office:value-type="percentage" office:value="0.0464459123930798" calcext:value-type="percentage">
            <text:p>4.64%</text:p>
          </table:table-cell>
          <table:table-cell office:value-type="percentage" office:value="-0.0120496043474835" calcext:value-type="percentage">
            <text:p>-1.20%</text:p>
          </table:table-cell>
          <table:table-cell table:number-columns-repeated="3" office:value-type="percentage" office:value="0.0000843464311371938" calcext:value-type="percentage">
            <text:p>0.01%</text:p>
          </table:table-cell>
          <table:table-cell office:value-type="percentage" office:value="0.0291562453807172" calcext:value-type="percentage">
            <text:p>2.92%</text:p>
          </table:table-cell>
          <table:table-cell table:formula="of:=[.AA$4]*ABS([.$M258])+[.AA$6]*ABS([.$L258])+[.AA$8]*ABS([.$Q258])" office:value-type="percentage" office:value="0.0292172540404268" calcext:value-type="percentage">
            <text:p>2.92%</text:p>
          </table:table-cell>
          <table:table-cell table:formula="of:=[.AB$4]*ABS([.$M258])+[.AB$6]*ABS([.$L258])+[.AB$8]*ABS([.$Q258])" office:value-type="percentage" office:value="0.0171998992553665" calcext:value-type="percentage">
            <text:p>1.72%</text:p>
          </table:table-cell>
          <table:table-cell table:formula="of:=[.AC$4]*ABS([.$M258])+[.AC$6]*ABS([.$L258])+[.AC$8]*ABS([.$Q258])" office:value-type="percentage" office:value="0.0412773148872839" calcext:value-type="percentage">
            <text:p>4.13%</text:p>
          </table:table-cell>
          <table:table-cell table:formula="of:=[.AD$4]*ABS([.$M258])+[.AD$6]*ABS([.$L258])+[.AD$8]*ABS([.$Q258])" office:value-type="percentage" office:value="0.0291745479786301" calcext:value-type="percentage">
            <text:p>2.92%</text:p>
          </table:table-cell>
          <table:table-cell table:formula="of:=[.AA$4]*ABS([.$O258])+[.AA$6]*ABS([.$L258])+[.AA$8]*ABS([.$Q258])" office:value-type="percentage" office:value="0.0252288347349781" calcext:value-type="percentage">
            <text:p>2.52%</text:p>
          </table:table-cell>
          <table:table-cell table:formula="of:=[.AB$4]*ABS([.$O258])+[.AB$6]*ABS([.$L258])+[.AB$8]*ABS([.$Q258])" office:value-type="percentage" office:value="0.00762769292228946" calcext:value-type="percentage">
            <text:p>0.76%</text:p>
          </table:table-cell>
          <table:table-cell table:formula="of:=[.AC$4]*ABS([.$O258])+[.AC$6]*ABS([.$L258])+[.AC$8]*ABS([.$Q258])" office:value-type="percentage" office:value="0.0400807890956493" calcext:value-type="percentage">
            <text:p>4.01%</text:p>
          </table:table-cell>
          <table:table-cell table:formula="of:=[.AD$4]*ABS([.$O258])+[.AD$6]*ABS([.$L258])+[.AD$8]*ABS([.$Q258])" office:value-type="percentage" office:value="0.0279780221869955" calcext:value-type="percentage">
            <text:p>2.8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76a291182ae2a33c1a8bc6baf134a35afd2e78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fsync</text:p>
          </table:table-cell>
          <table:table-cell office:value-type="string" calcext:value-type="string">
            <text:p>fsyncs/s</text:p>
          </table:table-cell>
          <table:table-cell office:value-type="float" office:value="1642.21083511777" calcext:value-type="float">
            <text:p>1642.21083511777</text:p>
          </table:table-cell>
          <table:table-cell office:value-type="float" office:value="1136.62333333333" calcext:value-type="float">
            <text:p>1136.62333333333</text:p>
          </table:table-cell>
          <table:table-cell office:value-type="float" office:value="1703.26333333333" calcext:value-type="float">
            <text:p>1703.26333333333</text:p>
          </table:table-cell>
          <table:table-cell office:value-type="float" office:value="81.001400615137" calcext:value-type="float">
            <text:p>81.001400615137</text:p>
          </table:table-cell>
          <table:table-cell office:value-type="float" office:value="8553.18143290507" calcext:value-type="float">
            <text:p>8553.18143290507</text:p>
          </table:table-cell>
          <table:table-cell office:value-type="percentage" office:value="0.0493246049063657" calcext:value-type="percentage">
            <text:p>4.93%</text:p>
          </table:table-cell>
          <table:table-cell office:value-type="percentage" office:value="-0.0130076279110879" calcext:value-type="percentage">
            <text:p>-1.30%</text:p>
          </table:table-cell>
          <table:table-cell table:number-columns-repeated="3" office:value-type="percentage" office:value="0.000119549718166266" calcext:value-type="percentage">
            <text:p>0.01%</text:p>
          </table:table-cell>
          <table:table-cell office:value-type="percentage" office:value="0.0292873255339936" calcext:value-type="percentage">
            <text:p>2.93%</text:p>
          </table:table-cell>
          <table:table-cell table:formula="of:=[.AA$4]*ABS([.$M259])+[.AA$6]*ABS([.$L259])+[.AA$8]*ABS([.$Q259])" office:value-type="percentage" office:value="0.0305398527838157" calcext:value-type="percentage">
            <text:p>3.05%</text:p>
          </table:table-cell>
          <table:table-cell table:formula="of:=[.AB$4]*ABS([.$M259])+[.AB$6]*ABS([.$L259])+[.AB$8]*ABS([.$Q259])" office:value-type="percentage" office:value="0.0182672953729062" calcext:value-type="percentage">
            <text:p>1.83%</text:p>
          </table:table-cell>
          <table:table-cell table:formula="of:=[.AC$4]*ABS([.$M259])+[.AC$6]*ABS([.$L259])+[.AC$8]*ABS([.$Q259])" office:value-type="percentage" office:value="0.0436891792696007" calcext:value-type="percentage">
            <text:p>4.37%</text:p>
          </table:table-cell>
          <table:table-cell table:formula="of:=[.AD$4]*ABS([.$M259])+[.AD$6]*ABS([.$L259])+[.AD$8]*ABS([.$Q259])" office:value-type="percentage" office:value="0.0296630837089402" calcext:value-type="percentage">
            <text:p>2.97%</text:p>
          </table:table-cell>
          <table:table-cell table:formula="of:=[.AA$4]*ABS([.$O259])+[.AA$6]*ABS([.$L259])+[.AA$8]*ABS([.$Q259])" office:value-type="percentage" office:value="0.0262438267195085" calcext:value-type="percentage">
            <text:p>2.62%</text:p>
          </table:table-cell>
          <table:table-cell table:formula="of:=[.AB$4]*ABS([.$O259])+[.AB$6]*ABS([.$L259])+[.AB$8]*ABS([.$Q259])" office:value-type="percentage" office:value="0.00795683281856894" calcext:value-type="percentage">
            <text:p>0.80%</text:p>
          </table:table-cell>
          <table:table-cell table:formula="of:=[.AC$4]*ABS([.$O259])+[.AC$6]*ABS([.$L259])+[.AC$8]*ABS([.$Q259])" office:value-type="percentage" office:value="0.0424003714503085" calcext:value-type="percentage">
            <text:p>4.24%</text:p>
          </table:table-cell>
          <table:table-cell table:formula="of:=[.AD$4]*ABS([.$O259])+[.AD$6]*ABS([.$L259])+[.AD$8]*ABS([.$Q259])" office:value-type="percentage" office:value="0.0283742758896481" calcext:value-type="percentage">
            <text:p>2.8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770e3a2ca8b8a0765a10a2afdb6a476e7e4f8e6c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read</text:p>
          </table:table-cell>
          <table:table-cell office:value-type="string" calcext:value-type="string">
            <text:p>reads/s</text:p>
          </table:table-cell>
          <table:table-cell office:value-type="float" office:value="206.842536549708" calcext:value-type="float">
            <text:p>206.842536549708</text:p>
          </table:table-cell>
          <table:table-cell office:value-type="float" office:value="16.9233333333333" calcext:value-type="float">
            <text:p>16.9233333333333</text:p>
          </table:table-cell>
          <table:table-cell office:value-type="float" office:value="796.363333333333" calcext:value-type="float">
            <text:p>796.363333333333</text:p>
          </table:table-cell>
          <table:table-cell office:value-type="float" office:value="257.234905459157" calcext:value-type="float">
            <text:p>257.234905459157</text:p>
          </table:table-cell>
          <table:table-cell office:value-type="float" office:value="2377.50042011158" calcext:value-type="float">
            <text:p>2377.50042011158</text:p>
          </table:table-cell>
          <table:table-cell office:value-type="percentage" office:value="1.24362672083815" calcext:value-type="percentage">
            <text:p>124.36%</text:p>
          </table:table-cell>
          <table:table-cell table:number-columns-repeated="4" office:value-type="percentage" office:value="-0.543565449313023" calcext:value-type="percentage">
            <text:p>-54.36%</text:p>
          </table:table-cell>
          <table:table-cell office:value-type="percentage" office:value="0.736700444126678" calcext:value-type="percentage">
            <text:p>73.67%</text:p>
          </table:table-cell>
          <table:table-cell table:formula="of:=[.AA$4]*ABS([.$M260])+[.AA$6]*ABS([.$L260])+[.AA$8]*ABS([.$Q260])" office:value-type="percentage" office:value="0.841297538092616" calcext:value-type="percentage">
            <text:p>84.13%</text:p>
          </table:table-cell>
          <table:table-cell table:formula="of:=[.AB$4]*ABS([.$M260])+[.AB$6]*ABS([.$L260])+[.AB$8]*ABS([.$Q260])" office:value-type="percentage" office:value="0.632885075946901" calcext:value-type="percentage">
            <text:p>63.29%</text:p>
          </table:table-cell>
          <table:table-cell table:formula="of:=[.AC$4]*ABS([.$M260])+[.AC$6]*ABS([.$L260])+[.AC$8]*ABS([.$Q260])" office:value-type="percentage" office:value="1.12292796601449" calcext:value-type="percentage">
            <text:p>112.29%</text:p>
          </table:table-cell>
          <table:table-cell table:formula="of:=[.AD$4]*ABS([.$M260])+[.AD$6]*ABS([.$L260])+[.AD$8]*ABS([.$Q260])" office:value-type="percentage" office:value="0.76807957231646" calcext:value-type="percentage">
            <text:p>76.81%</text:p>
          </table:table-cell>
          <table:table-cell table:formula="of:=[.AA$4]*ABS([.$O260])+[.AA$6]*ABS([.$L260])+[.AA$8]*ABS([.$Q260])" office:value-type="percentage" office:value="0.841297538092616" calcext:value-type="percentage">
            <text:p>84.13%</text:p>
          </table:table-cell>
          <table:table-cell table:formula="of:=[.AB$4]*ABS([.$O260])+[.AB$6]*ABS([.$L260])+[.AB$8]*ABS([.$Q260])" office:value-type="percentage" office:value="0.632885075946901" calcext:value-type="percentage">
            <text:p>63.29%</text:p>
          </table:table-cell>
          <table:table-cell table:formula="of:=[.AC$4]*ABS([.$O260])+[.AC$6]*ABS([.$L260])+[.AC$8]*ABS([.$Q260])" office:value-type="percentage" office:value="1.12292796601449" calcext:value-type="percentage">
            <text:p>112.29%</text:p>
          </table:table-cell>
          <table:table-cell table:formula="of:=[.AD$4]*ABS([.$O260])+[.AD$6]*ABS([.$L260])+[.AD$8]*ABS([.$Q260])" office:value-type="percentage" office:value="0.76807957231646" calcext:value-type="percentage">
            <text:p>76.8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770e3a2ca8b8a0765a10a2afdb6a476e7e4f8e6c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read</text:p>
          </table:table-cell>
          <table:table-cell office:value-type="string" calcext:value-type="string">
            <text:p>reads/s</text:p>
          </table:table-cell>
          <table:table-cell office:value-type="float" office:value="222.936183187561" calcext:value-type="float">
            <text:p>222.936183187561</text:p>
          </table:table-cell>
          <table:table-cell office:value-type="float" office:value="28.5" calcext:value-type="float">
            <text:p>28.5</text:p>
          </table:table-cell>
          <table:table-cell office:value-type="float" office:value="795.74" calcext:value-type="float">
            <text:p>795.74</text:p>
          </table:table-cell>
          <table:table-cell office:value-type="float" office:value="255.030080380169" calcext:value-type="float">
            <text:p>255.030080380169</text:p>
          </table:table-cell>
          <table:table-cell office:value-type="float" office:value="2562.48486422484" calcext:value-type="float">
            <text:p>2562.48486422484</text:p>
          </table:table-cell>
          <table:table-cell office:value-type="percentage" office:value="1.14396001911277" calcext:value-type="percentage">
            <text:p>114.40%</text:p>
          </table:table-cell>
          <table:table-cell office:value-type="percentage" office:value="-0.503444072185336" calcext:value-type="percentage">
            <text:p>-50.34%</text:p>
          </table:table-cell>
          <table:table-cell office:value-type="percentage" office:value="-0.503340438846182" calcext:value-type="percentage">
            <text:p>-50.33%</text:p>
          </table:table-cell>
          <table:table-cell office:value-type="percentage" office:value="-0.503122953403122" calcext:value-type="percentage">
            <text:p>-50.31%</text:p>
          </table:table-cell>
          <table:table-cell office:value-type="percentage" office:value="-0.501786630078531" calcext:value-type="percentage">
            <text:p>-50.18%</text:p>
          </table:table-cell>
          <table:table-cell office:value-type="percentage" office:value="0.678472828819862" calcext:value-type="percentage">
            <text:p>67.85%</text:p>
          </table:table-cell>
          <table:table-cell table:formula="of:=[.AA$4]*ABS([.$M261])+[.AA$6]*ABS([.$L261])+[.AA$8]*ABS([.$Q261])" office:value-type="percentage" office:value="0.775292306705988" calcext:value-type="percentage">
            <text:p>77.53%</text:p>
          </table:table-cell>
          <table:table-cell table:formula="of:=[.AB$4]*ABS([.$M261])+[.AB$6]*ABS([.$L261])+[.AB$8]*ABS([.$Q261])" office:value-type="percentage" office:value="0.584998542541532" calcext:value-type="percentage">
            <text:p>58.50%</text:p>
          </table:table-cell>
          <table:table-cell table:formula="of:=[.AC$4]*ABS([.$M261])+[.AC$6]*ABS([.$L261])+[.AC$8]*ABS([.$Q261])" office:value-type="percentage" office:value="1.03335970539073" calcext:value-type="percentage">
            <text:p>103.34%</text:p>
          </table:table-cell>
          <table:table-cell table:formula="of:=[.AD$4]*ABS([.$M261])+[.AD$6]*ABS([.$L261])+[.AD$8]*ABS([.$Q261])" office:value-type="percentage" office:value="0.7075186721857" calcext:value-type="percentage">
            <text:p>70.75%</text:p>
          </table:table-cell>
          <table:table-cell table:formula="of:=[.AA$4]*ABS([.$O261])+[.AA$6]*ABS([.$L261])+[.AA$8]*ABS([.$Q261])" office:value-type="percentage" office:value="0.775185267111917" calcext:value-type="percentage">
            <text:p>77.52%</text:p>
          </table:table-cell>
          <table:table-cell table:formula="of:=[.AB$4]*ABS([.$O261])+[.AB$6]*ABS([.$L261])+[.AB$8]*ABS([.$Q261])" office:value-type="percentage" office:value="0.584741647515761" calcext:value-type="percentage">
            <text:p>58.47%</text:p>
          </table:table-cell>
          <table:table-cell table:formula="of:=[.AC$4]*ABS([.$O261])+[.AC$6]*ABS([.$L261])+[.AC$8]*ABS([.$Q261])" office:value-type="percentage" office:value="1.03332759351251" calcext:value-type="percentage">
            <text:p>103.33%</text:p>
          </table:table-cell>
          <table:table-cell table:formula="of:=[.AD$4]*ABS([.$O261])+[.AD$6]*ABS([.$L261])+[.AD$8]*ABS([.$Q261])" office:value-type="percentage" office:value="0.707486560307479" calcext:value-type="percentage">
            <text:p>70.7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770e3a2ca8b8a0765a10a2afdb6a476e7e4f8e6c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read</text:p>
          </table:table-cell>
          <table:table-cell office:value-type="string" calcext:value-type="string">
            <text:p>reads/s</text:p>
          </table:table-cell>
          <table:table-cell office:value-type="float" office:value="216.633520710059" calcext:value-type="float">
            <text:p>216.633520710059</text:p>
          </table:table-cell>
          <table:table-cell office:value-type="float" office:value="25.3033333333333" calcext:value-type="float">
            <text:p>25.3033333333333</text:p>
          </table:table-cell>
          <table:table-cell office:value-type="float" office:value="796.84" calcext:value-type="float">
            <text:p>796.84</text:p>
          </table:table-cell>
          <table:table-cell office:value-type="float" office:value="244.829866444451" calcext:value-type="float">
            <text:p>244.829866444451</text:p>
          </table:table-cell>
          <table:table-cell office:value-type="float" office:value="1183.78973065606" calcext:value-type="float">
            <text:p>1183.78973065606</text:p>
          </table:table-cell>
          <table:table-cell office:value-type="percentage" office:value="1.13015689188807" calcext:value-type="percentage">
            <text:p>113.02%</text:p>
          </table:table-cell>
          <table:table-cell office:value-type="percentage" office:value="-0.495946705517544" calcext:value-type="percentage">
            <text:p>-49.59%</text:p>
          </table:table-cell>
          <table:table-cell office:value-type="percentage" office:value="-0.49571593013732" calcext:value-type="percentage">
            <text:p>-49.57%</text:p>
          </table:table-cell>
          <table:table-cell office:value-type="percentage" office:value="-0.495246746500535" calcext:value-type="percentage">
            <text:p>-49.52%</text:p>
          </table:table-cell>
          <table:table-cell office:value-type="percentage" office:value="-0.492778631518157" calcext:value-type="percentage">
            <text:p>-49.28%</text:p>
          </table:table-cell>
          <table:table-cell office:value-type="percentage" office:value="0.681169020318546" calcext:value-type="percentage">
            <text:p>68.12%</text:p>
          </table:table-cell>
          <table:table-cell table:formula="of:=[.AA$4]*ABS([.$M262])+[.AA$6]*ABS([.$L262])+[.AA$8]*ABS([.$Q262])" office:value-type="percentage" office:value="0.769090872574721" calcext:value-type="percentage">
            <text:p>76.91%</text:p>
          </table:table-cell>
          <table:table-cell table:formula="of:=[.AB$4]*ABS([.$M262])+[.AB$6]*ABS([.$L262])+[.AB$8]*ABS([.$Q262])" office:value-type="percentage" office:value="0.577889955634697" calcext:value-type="percentage">
            <text:p>57.79%</text:p>
          </table:table-cell>
          <table:table-cell table:formula="of:=[.AC$4]*ABS([.$M262])+[.AC$6]*ABS([.$L262])+[.AC$8]*ABS([.$Q262])" office:value-type="percentage" office:value="1.02183708609407" calcext:value-type="percentage">
            <text:p>102.18%</text:p>
          </table:table-cell>
          <table:table-cell table:formula="of:=[.AD$4]*ABS([.$M262])+[.AD$6]*ABS([.$L262])+[.AD$8]*ABS([.$Q262])" office:value-type="percentage" office:value="0.707545575995399" calcext:value-type="percentage">
            <text:p>70.75%</text:p>
          </table:table-cell>
          <table:table-cell table:formula="of:=[.AA$4]*ABS([.$O262])+[.AA$6]*ABS([.$L262])+[.AA$8]*ABS([.$Q262])" office:value-type="percentage" office:value="0.768857552902385" calcext:value-type="percentage">
            <text:p>76.89%</text:p>
          </table:table-cell>
          <table:table-cell table:formula="of:=[.AB$4]*ABS([.$O262])+[.AB$6]*ABS([.$L262])+[.AB$8]*ABS([.$Q262])" office:value-type="percentage" office:value="0.57732998842109" calcext:value-type="percentage">
            <text:p>57.73%</text:p>
          </table:table-cell>
          <table:table-cell table:formula="of:=[.AC$4]*ABS([.$O262])+[.AC$6]*ABS([.$L262])+[.AC$8]*ABS([.$Q262])" office:value-type="percentage" office:value="1.02176709019237" calcext:value-type="percentage">
            <text:p>102.18%</text:p>
          </table:table-cell>
          <table:table-cell table:formula="of:=[.AD$4]*ABS([.$O262])+[.AD$6]*ABS([.$L262])+[.AD$8]*ABS([.$Q262])" office:value-type="percentage" office:value="0.707475580093698" calcext:value-type="percentage">
            <text:p>70.7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770e3a2ca8b8a0765a10a2afdb6a476e7e4f8e6c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read</text:p>
          </table:table-cell>
          <table:table-cell office:value-type="string" calcext:value-type="string">
            <text:p>reads/s</text:p>
          </table:table-cell>
          <table:table-cell office:value-type="float" office:value="768.040517412935" calcext:value-type="float">
            <text:p>768.040517412935</text:p>
          </table:table-cell>
          <table:table-cell office:value-type="float" office:value="508.69" calcext:value-type="float">
            <text:p>508.69</text:p>
          </table:table-cell>
          <table:table-cell office:value-type="float" office:value="797.763333333333" calcext:value-type="float">
            <text:p>797.763333333333</text:p>
          </table:table-cell>
          <table:table-cell office:value-type="float" office:value="38.2974866157101" calcext:value-type="float">
            <text:p>38.2974866157101</text:p>
          </table:table-cell>
          <table:table-cell office:value-type="float" office:value="8000.42205638474" calcext:value-type="float">
            <text:p>8000.42205638474</text:p>
          </table:table-cell>
          <table:table-cell office:value-type="percentage" office:value="0.0498638883593163" calcext:value-type="percentage">
            <text:p>4.99%</text:p>
          </table:table-cell>
          <table:table-cell office:value-type="percentage" office:value="-0.0127274637563945" calcext:value-type="percentage">
            <text:p>-1.27%</text:p>
          </table:table-cell>
          <table:table-cell table:number-columns-repeated="3" office:value-type="percentage" office:value="0.0000404314751111255" calcext:value-type="percentage">
            <text:p>0.00%</text:p>
          </table:table-cell>
          <table:table-cell office:value-type="percentage" office:value="0.0312335250264287" calcext:value-type="percentage">
            <text:p>3.12%</text:p>
          </table:table-cell>
          <table:table-cell table:formula="of:=[.AA$4]*ABS([.$M263])+[.AA$6]*ABS([.$L263])+[.AA$8]*ABS([.$Q263])" office:value-type="percentage" office:value="0.0312749590473798" calcext:value-type="percentage">
            <text:p>3.13%</text:p>
          </table:table-cell>
          <table:table-cell table:formula="of:=[.AB$4]*ABS([.$M263])+[.AB$6]*ABS([.$L263])+[.AB$8]*ABS([.$Q263])" office:value-type="percentage" office:value="0.0182917123436901" calcext:value-type="percentage">
            <text:p>1.83%</text:p>
          </table:table-cell>
          <table:table-cell table:formula="of:=[.AC$4]*ABS([.$M263])+[.AC$6]*ABS([.$L263])+[.AC$8]*ABS([.$Q263])" office:value-type="percentage" office:value="0.0442872095657354" calcext:value-type="percentage">
            <text:p>4.43%</text:p>
          </table:table-cell>
          <table:table-cell table:formula="of:=[.AD$4]*ABS([.$M263])+[.AD$6]*ABS([.$L263])+[.AD$8]*ABS([.$Q263])" office:value-type="percentage" office:value="0.031245955232714" calcext:value-type="percentage">
            <text:p>3.12%</text:p>
          </table:table-cell>
          <table:table-cell table:formula="of:=[.AA$4]*ABS([.$O263])+[.AA$6]*ABS([.$L263])+[.AA$8]*ABS([.$Q263])" office:value-type="percentage" office:value="0.027045948286952" calcext:value-type="percentage">
            <text:p>2.70%</text:p>
          </table:table-cell>
          <table:table-cell table:formula="of:=[.AB$4]*ABS([.$O263])+[.AB$6]*ABS([.$L263])+[.AB$8]*ABS([.$Q263])" office:value-type="percentage" office:value="0.0081420865186634" calcext:value-type="percentage">
            <text:p>0.81%</text:p>
          </table:table-cell>
          <table:table-cell table:formula="of:=[.AC$4]*ABS([.$O263])+[.AC$6]*ABS([.$L263])+[.AC$8]*ABS([.$Q263])" office:value-type="percentage" office:value="0.043018506337607" calcext:value-type="percentage">
            <text:p>4.30%</text:p>
          </table:table-cell>
          <table:table-cell table:formula="of:=[.AD$4]*ABS([.$O263])+[.AD$6]*ABS([.$L263])+[.AD$8]*ABS([.$Q263])" office:value-type="percentage" office:value="0.0299772520045857" calcext:value-type="percentage">
            <text:p>3.0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770e3a2ca8b8a0765a10a2afdb6a476e7e4f8e6c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read</text:p>
          </table:table-cell>
          <table:table-cell office:value-type="string" calcext:value-type="string">
            <text:p>reads/s</text:p>
          </table:table-cell>
          <table:table-cell office:value-type="float" office:value="769.190933214073" calcext:value-type="float">
            <text:p>769.190933214073</text:p>
          </table:table-cell>
          <table:table-cell office:value-type="float" office:value="506.306666666667" calcext:value-type="float">
            <text:p>506.306666666667</text:p>
          </table:table-cell>
          <table:table-cell office:value-type="float" office:value="797.973333333333" calcext:value-type="float">
            <text:p>797.973333333333</text:p>
          </table:table-cell>
          <table:table-cell office:value-type="float" office:value="35.7366166903058" calcext:value-type="float">
            <text:p>35.7366166903058</text:p>
          </table:table-cell>
          <table:table-cell office:value-type="float" office:value="8012.40555431326" calcext:value-type="float">
            <text:p>8012.40555431326</text:p>
          </table:table-cell>
          <table:table-cell office:value-type="percentage" office:value="0.0464600077135335" calcext:value-type="percentage">
            <text:p>4.65%</text:p>
          </table:table-cell>
          <table:table-cell office:value-type="percentage" office:value="-0.0120628358079629" calcext:value-type="percentage">
            <text:p>-1.21%</text:p>
          </table:table-cell>
          <table:table-cell table:number-columns-repeated="3" office:value-type="percentage" office:value="0.0000844057661778576" calcext:value-type="percentage">
            <text:p>0.01%</text:p>
          </table:table-cell>
          <table:table-cell office:value-type="percentage" office:value="0.0291589264468201" calcext:value-type="percentage">
            <text:p>2.92%</text:p>
          </table:table-cell>
          <table:table-cell table:formula="of:=[.AA$4]*ABS([.$M264])+[.AA$6]*ABS([.$L264])+[.AA$8]*ABS([.$Q264])" office:value-type="percentage" office:value="0.0292272566561055" calcext:value-type="percentage">
            <text:p>2.92%</text:p>
          </table:table-cell>
          <table:table-cell table:formula="of:=[.AB$4]*ABS([.$M264])+[.AB$6]*ABS([.$L264])+[.AB$8]*ABS([.$Q264])" office:value-type="percentage" office:value="0.0172121620624056" calcext:value-type="percentage">
            <text:p>1.72%</text:p>
          </table:table-cell>
          <table:table-cell table:formula="of:=[.AC$4]*ABS([.$M264])+[.AC$6]*ABS([.$L264])+[.AC$8]*ABS([.$Q264])" office:value-type="percentage" office:value="0.0412901823963051" calcext:value-type="percentage">
            <text:p>4.13%</text:p>
          </table:table-cell>
          <table:table-cell table:formula="of:=[.AD$4]*ABS([.$M264])+[.AD$6]*ABS([.$L264])+[.AD$8]*ABS([.$Q264])" office:value-type="percentage" office:value="0.0291794255096057" calcext:value-type="percentage">
            <text:p>2.92%</text:p>
          </table:table-cell>
          <table:table-cell table:formula="of:=[.AA$4]*ABS([.$O264])+[.AA$6]*ABS([.$L264])+[.AA$8]*ABS([.$Q264])" office:value-type="percentage" office:value="0.0252344466421771" calcext:value-type="percentage">
            <text:p>2.52%</text:p>
          </table:table-cell>
          <table:table-cell table:formula="of:=[.AB$4]*ABS([.$O264])+[.AB$6]*ABS([.$L264])+[.AB$8]*ABS([.$Q264])" office:value-type="percentage" office:value="0.00762941802897764" calcext:value-type="percentage">
            <text:p>0.76%</text:p>
          </table:table-cell>
          <table:table-cell table:formula="of:=[.AC$4]*ABS([.$O264])+[.AC$6]*ABS([.$L264])+[.AC$8]*ABS([.$Q264])" office:value-type="percentage" office:value="0.0400923393921266" calcext:value-type="percentage">
            <text:p>4.01%</text:p>
          </table:table-cell>
          <table:table-cell table:formula="of:=[.AD$4]*ABS([.$O264])+[.AD$6]*ABS([.$L264])+[.AD$8]*ABS([.$Q264])" office:value-type="percentage" office:value="0.0279815825054272" calcext:value-type="percentage">
            <text:p>2.8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770e3a2ca8b8a0765a10a2afdb6a476e7e4f8e6c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fileop - read</text:p>
          </table:table-cell>
          <table:table-cell office:value-type="string" calcext:value-type="string">
            <text:p>reads/s</text:p>
          </table:table-cell>
          <table:table-cell office:value-type="float" office:value="769.312155603141" calcext:value-type="float">
            <text:p>769.312155603141</text:p>
          </table:table-cell>
          <table:table-cell office:value-type="float" office:value="532.23" calcext:value-type="float">
            <text:p>532.23</text:p>
          </table:table-cell>
          <table:table-cell office:value-type="float" office:value="797.83" calcext:value-type="float">
            <text:p>797.83</text:p>
          </table:table-cell>
          <table:table-cell office:value-type="float" office:value="37.954525366816" calcext:value-type="float">
            <text:p>37.954525366816</text:p>
          </table:table-cell>
          <table:table-cell office:value-type="float" office:value="4006.83414376636" calcext:value-type="float">
            <text:p>4006.83414376636</text:p>
          </table:table-cell>
          <table:table-cell office:value-type="percentage" office:value="0.0493356631510126" calcext:value-type="percentage">
            <text:p>4.93%</text:p>
          </table:table-cell>
          <table:table-cell office:value-type="percentage" office:value="-0.0130090159646282" calcext:value-type="percentage">
            <text:p>-1.30%</text:p>
          </table:table-cell>
          <table:table-cell table:number-columns-repeated="3" office:value-type="percentage" office:value="0.000119781692884912" calcext:value-type="percentage">
            <text:p>0.01%</text:p>
          </table:table-cell>
          <table:table-cell office:value-type="percentage" office:value="0.0292911518355432" calcext:value-type="percentage">
            <text:p>2.93%</text:p>
          </table:table-cell>
          <table:table-cell table:formula="of:=[.AA$4]*ABS([.$M265])+[.AA$6]*ABS([.$L265])+[.AA$8]*ABS([.$Q265])" office:value-type="percentage" office:value="0.030545276983728" calcext:value-type="percentage">
            <text:p>3.05%</text:p>
          </table:table-cell>
          <table:table-cell table:formula="of:=[.AB$4]*ABS([.$M265])+[.AB$6]*ABS([.$L265])+[.AB$8]*ABS([.$Q265])" office:value-type="percentage" office:value="0.0182698942703581" calcext:value-type="percentage">
            <text:p>1.83%</text:p>
          </table:table-cell>
          <table:table-cell table:formula="of:=[.AC$4]*ABS([.$M265])+[.AC$6]*ABS([.$L265])+[.AC$8]*ABS([.$Q265])" office:value-type="percentage" office:value="0.0436985473008272" calcext:value-type="percentage">
            <text:p>4.37%</text:p>
          </table:table-cell>
          <table:table-cell table:formula="of:=[.AD$4]*ABS([.$M265])+[.AD$6]*ABS([.$L265])+[.AD$8]*ABS([.$Q265])" office:value-type="percentage" office:value="0.0296673893799986" calcext:value-type="percentage">
            <text:p>2.97%</text:p>
          </table:table-cell>
          <table:table-cell table:formula="of:=[.AA$4]*ABS([.$O265])+[.AA$6]*ABS([.$L265])+[.AA$8]*ABS([.$Q265])" office:value-type="percentage" office:value="0.0262488655598136" calcext:value-type="percentage">
            <text:p>2.62%</text:p>
          </table:table-cell>
          <table:table-cell table:formula="of:=[.AB$4]*ABS([.$O265])+[.AB$6]*ABS([.$L265])+[.AB$8]*ABS([.$Q265])" office:value-type="percentage" office:value="0.00795850685296351" calcext:value-type="percentage">
            <text:p>0.80%</text:p>
          </table:table-cell>
          <table:table-cell table:formula="of:=[.AC$4]*ABS([.$O265])+[.AC$6]*ABS([.$L265])+[.AC$8]*ABS([.$Q265])" office:value-type="percentage" office:value="0.0424096238736529" calcext:value-type="percentage">
            <text:p>4.24%</text:p>
          </table:table-cell>
          <table:table-cell table:formula="of:=[.AD$4]*ABS([.$O265])+[.AD$6]*ABS([.$L265])+[.AD$8]*ABS([.$Q265])" office:value-type="percentage" office:value="0.0283784659528243" calcext:value-type="percentage">
            <text:p>2.8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7d7b07646009b4a87b48c9519d7a95a5a994ba93</text:p>
          </table:table-cell>
          <table:table-cell office:value-type="string" calcext:value-type="string">
            <text:p>web-benchmark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req/s</text:p>
          </table:table-cell>
          <table:table-cell office:value-type="float" office:value="11.4650073421439" calcext:value-type="float">
            <text:p>11.4650073421439</text:p>
          </table:table-cell>
          <table:table-cell office:value-type="float" office:value="9.79" calcext:value-type="float">
            <text:p>9.79</text:p>
          </table:table-cell>
          <table:table-cell office:value-type="float" office:value="14.63" calcext:value-type="float">
            <text:p>14.63</text:p>
          </table:table-cell>
          <table:table-cell office:value-type="float" office:value="0.500810229911413" calcext:value-type="float">
            <text:p>0.500810229911413</text:p>
          </table:table-cell>
          <table:table-cell office:value-type="float" office:value="131.781693587861" calcext:value-type="float">
            <text:p>131.781693587861</text:p>
          </table:table-cell>
          <table:table-cell office:value-type="percentage" office:value="0.0436816318529948" calcext:value-type="percentage">
            <text:p>4.37%</text:p>
          </table:table-cell>
          <table:table-cell office:value-type="percentage" office:value="-0.0161709561222214" calcext:value-type="percentage">
            <text:p>-1.62%</text:p>
          </table:table-cell>
          <table:table-cell office:value-type="percentage" office:value="-0.00732970649571748" calcext:value-type="percentage">
            <text:p>-0.73%</text:p>
          </table:table-cell>
          <table:table-cell office:value-type="percentage" office:value="-0.00325106344701027" calcext:value-type="percentage">
            <text:p>-0.33%</text:p>
          </table:table-cell>
          <table:table-cell office:value-type="percentage" office:value="-0.00163428474143202" calcext:value-type="percentage">
            <text:p>-0.16%</text:p>
          </table:table-cell>
          <table:table-cell office:value-type="percentage" office:value="0.028714327539944" calcext:value-type="percentage">
            <text:p>2.87%</text:p>
          </table:table-cell>
          <table:table-cell table:formula="of:=[.AA$4]*ABS([.$M266])+[.AA$6]*ABS([.$L266])+[.AA$8]*ABS([.$Q266])" office:value-type="percentage" office:value="0.0295223051717201" calcext:value-type="percentage">
            <text:p>2.95%</text:p>
          </table:table-cell>
          <table:table-cell table:formula="of:=[.AB$4]*ABS([.$M266])+[.AB$6]*ABS([.$L266])+[.AB$8]*ABS([.$Q266])" office:value-type="percentage" office:value="0.020176360837071" calcext:value-type="percentage">
            <text:p>2.02%</text:p>
          </table:table-cell>
          <table:table-cell table:formula="of:=[.AC$4]*ABS([.$M266])+[.AC$6]*ABS([.$L266])+[.AC$8]*ABS([.$Q266])" office:value-type="percentage" office:value="0.0394338338486124" calcext:value-type="percentage">
            <text:p>3.94%</text:p>
          </table:table-cell>
          <table:table-cell table:formula="of:=[.AD$4]*ABS([.$M266])+[.AD$6]*ABS([.$L266])+[.AD$8]*ABS([.$Q266])" office:value-type="percentage" office:value="0.0289567208294768" calcext:value-type="percentage">
            <text:p>2.90%</text:p>
          </table:table-cell>
          <table:table-cell table:formula="of:=[.AA$4]*ABS([.$O266])+[.AA$6]*ABS([.$L266])+[.AA$8]*ABS([.$Q266])" office:value-type="percentage" office:value="0.025215674279983" calcext:value-type="percentage">
            <text:p>2.52%</text:p>
          </table:table-cell>
          <table:table-cell table:formula="of:=[.AB$4]*ABS([.$O266])+[.AB$6]*ABS([.$L266])+[.AB$8]*ABS([.$Q266])" office:value-type="percentage" office:value="0.0098404466969021" calcext:value-type="percentage">
            <text:p>0.98%</text:p>
          </table:table-cell>
          <table:table-cell table:formula="of:=[.AC$4]*ABS([.$O266])+[.AC$6]*ABS([.$L266])+[.AC$8]*ABS([.$Q266])" office:value-type="percentage" office:value="0.0381418445810913" calcext:value-type="percentage">
            <text:p>3.81%</text:p>
          </table:table-cell>
          <table:table-cell table:formula="of:=[.AD$4]*ABS([.$O266])+[.AD$6]*ABS([.$L266])+[.AD$8]*ABS([.$Q266])" office:value-type="percentage" office:value="0.0276647315619557" calcext:value-type="percentage">
            <text:p>2.7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7d7b07646009b4a87b48c9519d7a95a5a994ba93</text:p>
          </table:table-cell>
          <table:table-cell office:value-type="string" calcext:value-type="string">
            <text:p>web-benchmark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req/s</text:p>
          </table:table-cell>
          <table:table-cell office:value-type="float" office:value="23.3392614188533" calcext:value-type="float">
            <text:p>23.3392614188533</text:p>
          </table:table-cell>
          <table:table-cell office:value-type="float" office:value="20.27" calcext:value-type="float">
            <text:p>20.27</text:p>
          </table:table-cell>
          <table:table-cell office:value-type="float" office:value="29.5533333333333" calcext:value-type="float">
            <text:p>29.5533333333333</text:p>
          </table:table-cell>
          <table:table-cell office:value-type="float" office:value="0.921520239075158" calcext:value-type="float">
            <text:p>0.921520239075158</text:p>
          </table:table-cell>
          <table:table-cell office:value-type="float" office:value="268.267372630497" calcext:value-type="float">
            <text:p>268.267372630497</text:p>
          </table:table-cell>
          <table:table-cell office:value-type="percentage" office:value="0.0394836932727769" calcext:value-type="percentage">
            <text:p>3.95%</text:p>
          </table:table-cell>
          <table:table-cell office:value-type="percentage" office:value="-0.014805853090073" calcext:value-type="percentage">
            <text:p>-1.48%</text:p>
          </table:table-cell>
          <table:table-cell office:value-type="percentage" office:value="-0.0058662669720481" calcext:value-type="percentage">
            <text:p>-0.59%</text:p>
          </table:table-cell>
          <table:table-cell office:value-type="percentage" office:value="-0.00327025761132079" calcext:value-type="percentage">
            <text:p>-0.33%</text:p>
          </table:table-cell>
          <table:table-cell office:value-type="percentage" office:value="-0.000677600593566793" calcext:value-type="percentage">
            <text:p>-0.07%</text:p>
          </table:table-cell>
          <table:table-cell office:value-type="percentage" office:value="0.0273695148507864" calcext:value-type="percentage">
            <text:p>2.74%</text:p>
          </table:table-cell>
          <table:table-cell table:formula="of:=[.AA$4]*ABS([.$M267])+[.AA$6]*ABS([.$L267])+[.AA$8]*ABS([.$Q267])" office:value-type="percentage" office:value="0.0272196870712121" calcext:value-type="percentage">
            <text:p>2.72%</text:p>
          </table:table-cell>
          <table:table-cell table:formula="of:=[.AB$4]*ABS([.$M267])+[.AB$6]*ABS([.$L267])+[.AB$8]*ABS([.$Q267])" office:value-type="percentage" office:value="0.0185300032844147" calcext:value-type="percentage">
            <text:p>1.85%</text:p>
          </table:table-cell>
          <table:table-cell table:formula="of:=[.AC$4]*ABS([.$M267])+[.AC$6]*ABS([.$L267])+[.AC$8]*ABS([.$Q267])" office:value-type="percentage" office:value="0.0358044914123075" calcext:value-type="percentage">
            <text:p>3.58%</text:p>
          </table:table-cell>
          <table:table-cell table:formula="of:=[.AD$4]*ABS([.$M267])+[.AD$6]*ABS([.$L267])+[.AD$8]*ABS([.$Q267])" office:value-type="percentage" office:value="0.0273245665169141" calcext:value-type="percentage">
            <text:p>2.73%</text:p>
          </table:table-cell>
          <table:table-cell table:formula="of:=[.AA$4]*ABS([.$O267])+[.AA$6]*ABS([.$L267])+[.AA$8]*ABS([.$Q267])" office:value-type="percentage" office:value="0.0233744885782947" calcext:value-type="percentage">
            <text:p>2.34%</text:p>
          </table:table-cell>
          <table:table-cell table:formula="of:=[.AB$4]*ABS([.$O267])+[.AB$6]*ABS([.$L267])+[.AB$8]*ABS([.$Q267])" office:value-type="percentage" office:value="0.00930152690141296" calcext:value-type="percentage">
            <text:p>0.93%</text:p>
          </table:table-cell>
          <table:table-cell table:formula="of:=[.AC$4]*ABS([.$O267])+[.AC$6]*ABS([.$L267])+[.AC$8]*ABS([.$Q267])" office:value-type="percentage" office:value="0.0346509318644323" calcext:value-type="percentage">
            <text:p>3.47%</text:p>
          </table:table-cell>
          <table:table-cell table:formula="of:=[.AD$4]*ABS([.$O267])+[.AD$6]*ABS([.$L267])+[.AD$8]*ABS([.$Q267])" office:value-type="percentage" office:value="0.0261710069690389" calcext:value-type="percentage">
            <text:p>2.6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7d7b07646009b4a87b48c9519d7a95a5a994ba93</text:p>
          </table:table-cell>
          <table:table-cell office:value-type="string" calcext:value-type="string">
            <text:p>web-benchmark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req/s</text:p>
          </table:table-cell>
          <table:table-cell office:value-type="float" office:value="23.3212031558185" calcext:value-type="float">
            <text:p>23.3212031558185</text:p>
          </table:table-cell>
          <table:table-cell office:value-type="float" office:value="20.3033333333333" calcext:value-type="float">
            <text:p>20.3033333333333</text:p>
          </table:table-cell>
          <table:table-cell office:value-type="float" office:value="28.5966666666667" calcext:value-type="float">
            <text:p>28.5966666666667</text:p>
          </table:table-cell>
          <table:table-cell office:value-type="float" office:value="0.85845294795449" calcext:value-type="float">
            <text:p>0.85845294795449</text:p>
          </table:table-cell>
          <table:table-cell office:value-type="float" office:value="127.43826861103" calcext:value-type="float">
            <text:p>127.43826861103</text:p>
          </table:table-cell>
          <table:table-cell office:value-type="percentage" office:value="0.0368099768360497" calcext:value-type="percentage">
            <text:p>3.68%</text:p>
          </table:table-cell>
          <table:table-cell office:value-type="percentage" office:value="-0.0140677916735989" calcext:value-type="percentage">
            <text:p>-1.41%</text:p>
          </table:table-cell>
          <table:table-cell office:value-type="percentage" office:value="-0.00526896882499541" calcext:value-type="percentage">
            <text:p>-0.53%</text:p>
          </table:table-cell>
          <table:table-cell office:value-type="percentage" office:value="-0.00196186311124811" calcext:value-type="percentage">
            <text:p>-0.20%</text:p>
          </table:table-cell>
          <table:table-cell office:value-type="percentage" office:value="-0.00041574404836616" calcext:value-type="percentage">
            <text:p>-0.04%</text:p>
          </table:table-cell>
          <table:table-cell office:value-type="percentage" office:value="0.024802000689829" calcext:value-type="percentage">
            <text:p>2.48%</text:p>
          </table:table-cell>
          <table:table-cell table:formula="of:=[.AA$4]*ABS([.$M268])+[.AA$6]*ABS([.$L268])+[.AA$8]*ABS([.$Q268])" office:value-type="percentage" office:value="0.0252265897331592" calcext:value-type="percentage">
            <text:p>2.52%</text:p>
          </table:table-cell>
          <table:table-cell table:formula="of:=[.AB$4]*ABS([.$M268])+[.AB$6]*ABS([.$L268])+[.AB$8]*ABS([.$Q268])" office:value-type="percentage" office:value="0.017415431091467" calcext:value-type="percentage">
            <text:p>1.74%</text:p>
          </table:table-cell>
          <table:table-cell table:formula="of:=[.AC$4]*ABS([.$M268])+[.AC$6]*ABS([.$L268])+[.AC$8]*ABS([.$Q268])" office:value-type="percentage" office:value="0.0333349607051826" calcext:value-type="percentage">
            <text:p>3.33%</text:p>
          </table:table-cell>
          <table:table-cell table:formula="of:=[.AD$4]*ABS([.$M268])+[.AD$6]*ABS([.$L268])+[.AD$8]*ABS([.$Q268])" office:value-type="percentage" office:value="0.0249293774028281" calcext:value-type="percentage">
            <text:p>2.49%</text:p>
          </table:table-cell>
          <table:table-cell table:formula="of:=[.AA$4]*ABS([.$O268])+[.AA$6]*ABS([.$L268])+[.AA$8]*ABS([.$Q268])" office:value-type="percentage" office:value="0.0211912802123756" calcext:value-type="percentage">
            <text:p>2.12%</text:p>
          </table:table-cell>
          <table:table-cell table:formula="of:=[.AB$4]*ABS([.$O268])+[.AB$6]*ABS([.$L268])+[.AB$8]*ABS([.$Q268])" office:value-type="percentage" office:value="0.00773068824158636" calcext:value-type="percentage">
            <text:p>0.77%</text:p>
          </table:table-cell>
          <table:table-cell table:formula="of:=[.AC$4]*ABS([.$O268])+[.AC$6]*ABS([.$L268])+[.AC$8]*ABS([.$Q268])" office:value-type="percentage" office:value="0.0321243678489475" calcext:value-type="percentage">
            <text:p>3.21%</text:p>
          </table:table-cell>
          <table:table-cell table:formula="of:=[.AD$4]*ABS([.$O268])+[.AD$6]*ABS([.$L268])+[.AD$8]*ABS([.$Q268])" office:value-type="percentage" office:value="0.023718784546593" calcext:value-type="percentage">
            <text:p>2.3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7d7b07646009b4a87b48c9519d7a95a5a994ba93</text:p>
          </table:table-cell>
          <table:table-cell office:value-type="string" calcext:value-type="string">
            <text:p>web-benchmark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req/s</text:p>
          </table:table-cell>
          <table:table-cell office:value-type="float" office:value="27.607960199005" calcext:value-type="float">
            <text:p>27.607960199005</text:p>
          </table:table-cell>
          <table:table-cell office:value-type="float" office:value="19.61" calcext:value-type="float">
            <text:p>19.61</text:p>
          </table:table-cell>
          <table:table-cell office:value-type="float" office:value="36.7633333333333" calcext:value-type="float">
            <text:p>36.7633333333333</text:p>
          </table:table-cell>
          <table:table-cell office:value-type="float" office:value="1.62056539691802" calcext:value-type="float">
            <text:p>1.62056539691802</text:p>
          </table:table-cell>
          <table:table-cell office:value-type="float" office:value="287.582918739635" calcext:value-type="float">
            <text:p>287.582918739635</text:p>
          </table:table-cell>
          <table:table-cell office:value-type="percentage" office:value="0.0586992079543937" calcext:value-type="percentage">
            <text:p>5.87%</text:p>
          </table:table-cell>
          <table:table-cell office:value-type="percentage" office:value="-0.0228854179330408" calcext:value-type="percentage">
            <text:p>-2.29%</text:p>
          </table:table-cell>
          <table:table-cell office:value-type="percentage" office:value="-0.0142046708897665" calcext:value-type="percentage">
            <text:p>-1.42%</text:p>
          </table:table-cell>
          <table:table-cell office:value-type="percentage" office:value="-0.00598111089833035" calcext:value-type="percentage">
            <text:p>-0.60%</text:p>
          </table:table-cell>
          <table:table-cell office:value-type="percentage" office:value="-0.00251266553414716" calcext:value-type="percentage">
            <text:p>-0.25%</text:p>
          </table:table-cell>
          <table:table-cell office:value-type="percentage" office:value="0.0396254981572935" calcext:value-type="percentage">
            <text:p>3.96%</text:p>
          </table:table-cell>
          <table:table-cell table:formula="of:=[.AA$4]*ABS([.$M269])+[.AA$6]*ABS([.$L269])+[.AA$8]*ABS([.$Q269])" office:value-type="percentage" office:value="0.040403374681576" calcext:value-type="percentage">
            <text:p>4.04%</text:p>
          </table:table-cell>
          <table:table-cell table:formula="of:=[.AB$4]*ABS([.$M269])+[.AB$6]*ABS([.$L269])+[.AB$8]*ABS([.$Q269])" office:value-type="percentage" office:value="0.0281408049576013" calcext:value-type="percentage">
            <text:p>2.81%</text:p>
          </table:table-cell>
          <table:table-cell table:formula="of:=[.AC$4]*ABS([.$M269])+[.AC$6]*ABS([.$L269])+[.AC$8]*ABS([.$Q269])" office:value-type="percentage" office:value="0.0532104579725484" calcext:value-type="percentage">
            <text:p>5.32%</text:p>
          </table:table-cell>
          <table:table-cell table:formula="of:=[.AD$4]*ABS([.$M269])+[.AD$6]*ABS([.$L269])+[.AD$8]*ABS([.$Q269])" office:value-type="percentage" office:value="0.0398588611145783" calcext:value-type="percentage">
            <text:p>3.99%</text:p>
          </table:table-cell>
          <table:table-cell table:formula="of:=[.AA$4]*ABS([.$O269])+[.AA$6]*ABS([.$L269])+[.AA$8]*ABS([.$Q269])" office:value-type="percentage" office:value="0.0347686056700059" calcext:value-type="percentage">
            <text:p>3.48%</text:p>
          </table:table-cell>
          <table:table-cell table:formula="of:=[.AB$4]*ABS([.$O269])+[.AB$6]*ABS([.$L269])+[.AB$8]*ABS([.$Q269])" office:value-type="percentage" office:value="0.014617359329833" calcext:value-type="percentage">
            <text:p>1.46%</text:p>
          </table:table-cell>
          <table:table-cell table:formula="of:=[.AC$4]*ABS([.$O269])+[.AC$6]*ABS([.$L269])+[.AC$8]*ABS([.$Q269])" office:value-type="percentage" office:value="0.0515200272690774" calcext:value-type="percentage">
            <text:p>5.15%</text:p>
          </table:table-cell>
          <table:table-cell table:formula="of:=[.AD$4]*ABS([.$O269])+[.AD$6]*ABS([.$L269])+[.AD$8]*ABS([.$Q269])" office:value-type="percentage" office:value="0.0381684304111072" calcext:value-type="percentage">
            <text:p>3.8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7d7b07646009b4a87b48c9519d7a95a5a994ba93</text:p>
          </table:table-cell>
          <table:table-cell office:value-type="string" calcext:value-type="string">
            <text:p>web-benchmark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req/s</text:p>
          </table:table-cell>
          <table:table-cell office:value-type="float" office:value="27.5845557543232" calcext:value-type="float">
            <text:p>27.5845557543232</text:p>
          </table:table-cell>
          <table:table-cell office:value-type="float" office:value="24.2266666666667" calcext:value-type="float">
            <text:p>24.2266666666667</text:p>
          </table:table-cell>
          <table:table-cell office:value-type="float" office:value="38.5733333333333" calcext:value-type="float">
            <text:p>38.5733333333333</text:p>
          </table:table-cell>
          <table:table-cell office:value-type="float" office:value="1.76455398699527" calcext:value-type="float">
            <text:p>1.76455398699527</text:p>
          </table:table-cell>
          <table:table-cell office:value-type="float" office:value="287.339122440867" calcext:value-type="float">
            <text:p>287.339122440867</text:p>
          </table:table-cell>
          <table:table-cell office:value-type="percentage" office:value="0.0639689108177396" calcext:value-type="percentage">
            <text:p>6.40%</text:p>
          </table:table-cell>
          <table:table-cell office:value-type="percentage" office:value="-0.0231694171696933" calcext:value-type="percentage">
            <text:p>-2.32%</text:p>
          </table:table-cell>
          <table:table-cell office:value-type="percentage" office:value="-0.0167560276725402" calcext:value-type="percentage">
            <text:p>-1.68%</text:p>
          </table:table-cell>
          <table:table-cell office:value-type="percentage" office:value="-0.00840662636837971" calcext:value-type="percentage">
            <text:p>-0.84%</text:p>
          </table:table-cell>
          <table:table-cell office:value-type="percentage" office:value="-0.0037682007544258" calcext:value-type="percentage">
            <text:p>-0.38%</text:p>
          </table:table-cell>
          <table:table-cell office:value-type="percentage" office:value="0.0437100730124346" calcext:value-type="percentage">
            <text:p>4.37%</text:p>
          </table:table-cell>
          <table:table-cell table:formula="of:=[.AA$4]*ABS([.$M270])+[.AA$6]*ABS([.$L270])+[.AA$8]*ABS([.$Q270])" office:value-type="percentage" office:value="0.0436161336666225" calcext:value-type="percentage">
            <text:p>4.36%</text:p>
          </table:table-cell>
          <table:table-cell table:formula="of:=[.AB$4]*ABS([.$M270])+[.AB$6]*ABS([.$L270])+[.AB$8]*ABS([.$Q270])" office:value-type="percentage" office:value="0.0293034321187721" calcext:value-type="percentage">
            <text:p>2.93%</text:p>
          </table:table-cell>
          <table:table-cell table:formula="of:=[.AC$4]*ABS([.$M270])+[.AC$6]*ABS([.$L270])+[.AC$8]*ABS([.$Q270])" office:value-type="percentage" office:value="0.0578630776724045" calcext:value-type="percentage">
            <text:p>5.79%</text:p>
          </table:table-cell>
          <table:table-cell table:formula="of:=[.AD$4]*ABS([.$M270])+[.AD$6]*ABS([.$L270])+[.AD$8]*ABS([.$Q270])" office:value-type="percentage" office:value="0.043681891208691" calcext:value-type="percentage">
            <text:p>4.37%</text:p>
          </table:table-cell>
          <table:table-cell table:formula="of:=[.AA$4]*ABS([.$O270])+[.AA$6]*ABS([.$L270])+[.AA$8]*ABS([.$Q270])" office:value-type="percentage" office:value="0.038695203399518" calcext:value-type="percentage">
            <text:p>3.87%</text:p>
          </table:table-cell>
          <table:table-cell table:formula="of:=[.AB$4]*ABS([.$O270])+[.AB$6]*ABS([.$L270])+[.AB$8]*ABS([.$Q270])" office:value-type="percentage" office:value="0.0174931994777212" calcext:value-type="percentage">
            <text:p>1.75%</text:p>
          </table:table-cell>
          <table:table-cell table:formula="of:=[.AC$4]*ABS([.$O270])+[.AC$6]*ABS([.$L270])+[.AC$8]*ABS([.$Q270])" office:value-type="percentage" office:value="0.0563867985922731" calcext:value-type="percentage">
            <text:p>5.64%</text:p>
          </table:table-cell>
          <table:table-cell table:formula="of:=[.AD$4]*ABS([.$O270])+[.AD$6]*ABS([.$L270])+[.AD$8]*ABS([.$Q270])" office:value-type="percentage" office:value="0.0422056121285596" calcext:value-type="percentage">
            <text:p>4.2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7d7b07646009b4a87b48c9519d7a95a5a994ba93</text:p>
          </table:table-cell>
          <table:table-cell office:value-type="string" calcext:value-type="string">
            <text:p>web-benchmark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req/s</text:p>
          </table:table-cell>
          <table:table-cell office:value-type="float" office:value="54.9516488222698" calcext:value-type="float">
            <text:p>54.9516488222698</text:p>
          </table:table-cell>
          <table:table-cell office:value-type="float" office:value="49.0966666666667" calcext:value-type="float">
            <text:p>49.0966666666667</text:p>
          </table:table-cell>
          <table:table-cell office:value-type="float" office:value="69.3966666666667" calcext:value-type="float">
            <text:p>69.3966666666667</text:p>
          </table:table-cell>
          <table:table-cell office:value-type="float" office:value="2.81452514748626" calcext:value-type="float">
            <text:p>2.81452514748626</text:p>
          </table:table-cell>
          <table:table-cell office:value-type="float" office:value="286.206504282655" calcext:value-type="float">
            <text:p>286.206504282655</text:p>
          </table:table-cell>
          <table:table-cell office:value-type="percentage" office:value="0.0512182110602228" calcext:value-type="percentage">
            <text:p>5.12%</text:p>
          </table:table-cell>
          <table:table-cell office:value-type="percentage" office:value="-0.0200382876163196" calcext:value-type="percentage">
            <text:p>-2.00%</text:p>
          </table:table-cell>
          <table:table-cell office:value-type="percentage" office:value="-0.0132814717922897" calcext:value-type="percentage">
            <text:p>-1.33%</text:p>
          </table:table-cell>
          <table:table-cell office:value-type="percentage" office:value="-0.00452543311622562" calcext:value-type="percentage">
            <text:p>-0.45%</text:p>
          </table:table-cell>
          <table:table-cell office:value-type="percentage" office:value="-0.00218205281842668" calcext:value-type="percentage">
            <text:p>-0.22%</text:p>
          </table:table-cell>
          <table:table-cell office:value-type="percentage" office:value="0.0330856275229416" calcext:value-type="percentage">
            <text:p>3.31%</text:p>
          </table:table-cell>
          <table:table-cell table:formula="of:=[.AA$4]*ABS([.$M271])+[.AA$6]*ABS([.$L271])+[.AA$8]*ABS([.$Q271])" office:value-type="percentage" office:value="0.0347807087331613" calcext:value-type="percentage">
            <text:p>3.48%</text:p>
          </table:table-cell>
          <table:table-cell table:formula="of:=[.AB$4]*ABS([.$M271])+[.AB$6]*ABS([.$L271])+[.AB$8]*ABS([.$Q271])" office:value-type="percentage" office:value="0.0244610139513721" calcext:value-type="percentage">
            <text:p>2.45%</text:p>
          </table:table-cell>
          <table:table-cell table:formula="of:=[.AC$4]*ABS([.$M271])+[.AC$6]*ABS([.$L271])+[.AC$8]*ABS([.$Q271])" office:value-type="percentage" office:value="0.0462869603621043" calcext:value-type="percentage">
            <text:p>4.63%</text:p>
          </table:table-cell>
          <table:table-cell table:formula="of:=[.AD$4]*ABS([.$M271])+[.AD$6]*ABS([.$L271])+[.AD$8]*ABS([.$Q271])" office:value-type="percentage" office:value="0.0335941518860075" calcext:value-type="percentage">
            <text:p>3.36%</text:p>
          </table:table-cell>
          <table:table-cell table:formula="of:=[.AA$4]*ABS([.$O271])+[.AA$6]*ABS([.$L271])+[.AA$8]*ABS([.$Q271])" office:value-type="percentage" office:value="0.02960975723313" calcext:value-type="percentage">
            <text:p>2.96%</text:p>
          </table:table-cell>
          <table:table-cell table:formula="of:=[.AB$4]*ABS([.$O271])+[.AB$6]*ABS([.$L271])+[.AB$8]*ABS([.$Q271])" office:value-type="percentage" office:value="0.0120507303512969" calcext:value-type="percentage">
            <text:p>1.21%</text:p>
          </table:table-cell>
          <table:table-cell table:formula="of:=[.AC$4]*ABS([.$O271])+[.AC$6]*ABS([.$L271])+[.AC$8]*ABS([.$Q271])" office:value-type="percentage" office:value="0.044735674912095" calcext:value-type="percentage">
            <text:p>4.47%</text:p>
          </table:table-cell>
          <table:table-cell table:formula="of:=[.AD$4]*ABS([.$O271])+[.AD$6]*ABS([.$L271])+[.AD$8]*ABS([.$Q271])" office:value-type="percentage" office:value="0.0320428664359981" calcext:value-type="percentage">
            <text:p>3.2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817407f47eeb0c43023a5487985867a64960c77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74.925111273792" calcext:value-type="float">
            <text:p>174.925111273792</text:p>
          </table:table-cell>
          <table:table-cell office:value-type="float" office:value="1.46" calcext:value-type="float">
            <text:p>1.46</text:p>
          </table:table-cell>
          <table:table-cell office:value-type="float" office:value="251.584" calcext:value-type="float">
            <text:p>251.584</text:p>
          </table:table-cell>
          <table:table-cell office:value-type="float" office:value="48.4422321822593" calcext:value-type="float">
            <text:p>48.4422321822593</text:p>
          </table:table-cell>
          <table:table-cell office:value-type="float" office:value="2010.63346291715" calcext:value-type="float">
            <text:p>2010.63346291715</text:p>
          </table:table-cell>
          <table:table-cell office:value-type="percentage" office:value="0.276931264067843" calcext:value-type="percentage">
            <text:p>27.69%</text:p>
          </table:table-cell>
          <table:table-cell office:value-type="percentage" office:value="-0.10786100565349" calcext:value-type="percentage">
            <text:p>-10.79%</text:p>
          </table:table-cell>
          <table:table-cell office:value-type="percentage" office:value="-0.106766417501424" calcext:value-type="percentage">
            <text:p>-10.68%</text:p>
          </table:table-cell>
          <table:table-cell office:value-type="percentage" office:value="-0.102215441235311" calcext:value-type="percentage">
            <text:p>-10.22%</text:p>
          </table:table-cell>
          <table:table-cell office:value-type="percentage" office:value="-0.0772268622710084" calcext:value-type="percentage">
            <text:p>-7.72%</text:p>
          </table:table-cell>
          <table:table-cell office:value-type="percentage" office:value="0.136334363408756" calcext:value-type="percentage">
            <text:p>13.63%</text:p>
          </table:table-cell>
          <table:table-cell table:formula="of:=[.AA$4]*ABS([.$M272])+[.AA$6]*ABS([.$L272])+[.AA$8]*ABS([.$Q272])" office:value-type="percentage" office:value="0.17370887771003" calcext:value-type="percentage">
            <text:p>17.37%</text:p>
          </table:table-cell>
          <table:table-cell table:formula="of:=[.AB$4]*ABS([.$M272])+[.AB$6]*ABS([.$L272])+[.AB$8]*ABS([.$Q272])" office:value-type="percentage" office:value="0.127615367270452" calcext:value-type="percentage">
            <text:p>12.76%</text:p>
          </table:table-cell>
          <table:table-cell table:formula="of:=[.AC$4]*ABS([.$M272])+[.AC$6]*ABS([.$L272])+[.AC$8]*ABS([.$Q272])" office:value-type="percentage" office:value="0.245964548160499" calcext:value-type="percentage">
            <text:p>24.60%</text:p>
          </table:table-cell>
          <table:table-cell table:formula="of:=[.AD$4]*ABS([.$M272])+[.AD$6]*ABS([.$L272])+[.AD$8]*ABS([.$Q272])" office:value-type="percentage" office:value="0.147546717699138" calcext:value-type="percentage">
            <text:p>14.75%</text:p>
          </table:table-cell>
          <table:table-cell table:formula="of:=[.AA$4]*ABS([.$O272])+[.AA$6]*ABS([.$L272])+[.AA$8]*ABS([.$Q272])" office:value-type="percentage" office:value="0.17182702290397" calcext:value-type="percentage">
            <text:p>17.18%</text:p>
          </table:table-cell>
          <table:table-cell table:formula="of:=[.AB$4]*ABS([.$O272])+[.AB$6]*ABS([.$L272])+[.AB$8]*ABS([.$Q272])" office:value-type="percentage" office:value="0.123098915735909" calcext:value-type="percentage">
            <text:p>12.31%</text:p>
          </table:table-cell>
          <table:table-cell table:formula="of:=[.AC$4]*ABS([.$O272])+[.AC$6]*ABS([.$L272])+[.AC$8]*ABS([.$Q272])" office:value-type="percentage" office:value="0.245399991718681" calcext:value-type="percentage">
            <text:p>24.54%</text:p>
          </table:table-cell>
          <table:table-cell table:formula="of:=[.AD$4]*ABS([.$O272])+[.AD$6]*ABS([.$L272])+[.AD$8]*ABS([.$Q272])" office:value-type="percentage" office:value="0.14698216125732" calcext:value-type="percentage">
            <text:p>14.7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817407f47eeb0c43023a5487985867a64960c77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74.471227074236" calcext:value-type="float">
            <text:p>174.471227074236</text:p>
          </table:table-cell>
          <table:table-cell office:value-type="float" office:value="9.994" calcext:value-type="float">
            <text:p>9.994</text:p>
          </table:table-cell>
          <table:table-cell office:value-type="float" office:value="253.434" calcext:value-type="float">
            <text:p>253.434</text:p>
          </table:table-cell>
          <table:table-cell office:value-type="float" office:value="47.4253790316461" calcext:value-type="float">
            <text:p>47.4253790316461</text:p>
          </table:table-cell>
          <table:table-cell office:value-type="float" office:value="2005.41640315214" calcext:value-type="float">
            <text:p>2005.41640315214</text:p>
          </table:table-cell>
          <table:table-cell office:value-type="percentage" office:value="0.271823496784757" calcext:value-type="percentage">
            <text:p>27.18%</text:p>
          </table:table-cell>
          <table:table-cell office:value-type="percentage" office:value="-0.105885831613102" calcext:value-type="percentage">
            <text:p>-10.59%</text:p>
          </table:table-cell>
          <table:table-cell office:value-type="percentage" office:value="-0.104401453407884" calcext:value-type="percentage">
            <text:p>-10.44%</text:p>
          </table:table-cell>
          <table:table-cell office:value-type="percentage" office:value="-0.101130851933278" calcext:value-type="percentage">
            <text:p>-10.11%</text:p>
          </table:table-cell>
          <table:table-cell office:value-type="percentage" office:value="-0.0764300112764389" calcext:value-type="percentage">
            <text:p>-7.64%</text:p>
          </table:table-cell>
          <table:table-cell office:value-type="percentage" office:value="0.132547257793855" calcext:value-type="percentage">
            <text:p>13.25%</text:p>
          </table:table-cell>
          <table:table-cell table:formula="of:=[.AA$4]*ABS([.$M273])+[.AA$6]*ABS([.$L273])+[.AA$8]*ABS([.$Q273])" office:value-type="percentage" office:value="0.170085528730571" calcext:value-type="percentage">
            <text:p>17.01%</text:p>
          </table:table-cell>
          <table:table-cell table:formula="of:=[.AB$4]*ABS([.$M273])+[.AB$6]*ABS([.$L273])+[.AB$8]*ABS([.$Q273])" office:value-type="percentage" office:value="0.125145740748343" calcext:value-type="percentage">
            <text:p>12.51%</text:p>
          </table:table-cell>
          <table:table-cell table:formula="of:=[.AC$4]*ABS([.$M273])+[.AC$6]*ABS([.$L273])+[.AC$8]*ABS([.$Q273])" office:value-type="percentage" office:value="0.241302106368501" calcext:value-type="percentage">
            <text:p>24.13%</text:p>
          </table:table-cell>
          <table:table-cell table:formula="of:=[.AD$4]*ABS([.$M273])+[.AD$6]*ABS([.$L273])+[.AD$8]*ABS([.$Q273])" office:value-type="percentage" office:value="0.14380873907487" calcext:value-type="percentage">
            <text:p>14.38%</text:p>
          </table:table-cell>
          <table:table-cell table:formula="of:=[.AA$4]*ABS([.$O273])+[.AA$6]*ABS([.$L273])+[.AA$8]*ABS([.$Q273])" office:value-type="percentage" office:value="0.168500535503963" calcext:value-type="percentage">
            <text:p>16.85%</text:p>
          </table:table-cell>
          <table:table-cell table:formula="of:=[.AB$4]*ABS([.$O273])+[.AB$6]*ABS([.$L273])+[.AB$8]*ABS([.$Q273])" office:value-type="percentage" office:value="0.121341757004484" calcext:value-type="percentage">
            <text:p>12.13%</text:p>
          </table:table-cell>
          <table:table-cell table:formula="of:=[.AC$4]*ABS([.$O273])+[.AC$6]*ABS([.$L273])+[.AC$8]*ABS([.$Q273])" office:value-type="percentage" office:value="0.240826608400519" calcext:value-type="percentage">
            <text:p>24.08%</text:p>
          </table:table-cell>
          <table:table-cell table:formula="of:=[.AD$4]*ABS([.$O273])+[.AD$6]*ABS([.$L273])+[.AD$8]*ABS([.$Q273])" office:value-type="percentage" office:value="0.143333241106887" calcext:value-type="percentage">
            <text:p>14.3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817407f47eeb0c43023a5487985867a64960c77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76.422414201183" calcext:value-type="float">
            <text:p>176.422414201183</text:p>
          </table:table-cell>
          <table:table-cell office:value-type="float" office:value="0.582" calcext:value-type="float">
            <text:p>0.582</text:p>
          </table:table-cell>
          <table:table-cell office:value-type="float" office:value="262.464" calcext:value-type="float">
            <text:p>262.464</text:p>
          </table:table-cell>
          <table:table-cell office:value-type="float" office:value="49.8029525360662" calcext:value-type="float">
            <text:p>49.8029525360662</text:p>
          </table:table-cell>
          <table:table-cell office:value-type="float" office:value="964.056908203188" calcext:value-type="float">
            <text:p>964.056908203188</text:p>
          </table:table-cell>
          <table:table-cell office:value-type="percentage" office:value="0.282293793345744" calcext:value-type="percentage">
            <text:p>28.23%</text:p>
          </table:table-cell>
          <table:table-cell office:value-type="percentage" office:value="-0.110123650771865" calcext:value-type="percentage">
            <text:p>-11.01%</text:p>
          </table:table-cell>
          <table:table-cell office:value-type="percentage" office:value="-0.109053975276083" calcext:value-type="percentage">
            <text:p>-10.91%</text:p>
          </table:table-cell>
          <table:table-cell office:value-type="percentage" office:value="-0.104757014086486" calcext:value-type="percentage">
            <text:p>-10.48%</text:p>
          </table:table-cell>
          <table:table-cell office:value-type="percentage" office:value="-0.077626527664846" calcext:value-type="percentage">
            <text:p>-7.76%</text:p>
          </table:table-cell>
          <table:table-cell office:value-type="percentage" office:value="0.143427101148947" calcext:value-type="percentage">
            <text:p>14.34%</text:p>
          </table:table-cell>
          <table:table-cell table:formula="of:=[.AA$4]*ABS([.$M274])+[.AA$6]*ABS([.$L274])+[.AA$8]*ABS([.$Q274])" office:value-type="percentage" office:value="0.178614848422185" calcext:value-type="percentage">
            <text:p>17.86%</text:p>
          </table:table-cell>
          <table:table-cell table:formula="of:=[.AB$4]*ABS([.$M274])+[.AB$6]*ABS([.$L274])+[.AB$8]*ABS([.$Q274])" office:value-type="percentage" office:value="0.130671010066961" calcext:value-type="percentage">
            <text:p>13.07%</text:p>
          </table:table-cell>
          <table:table-cell table:formula="of:=[.AC$4]*ABS([.$M274])+[.AC$6]*ABS([.$L274])+[.AC$8]*ABS([.$Q274])" office:value-type="percentage" office:value="0.251190109868677" calcext:value-type="percentage">
            <text:p>25.12%</text:p>
          </table:table-cell>
          <table:table-cell table:formula="of:=[.AD$4]*ABS([.$M274])+[.AD$6]*ABS([.$L274])+[.AD$8]*ABS([.$Q274])" office:value-type="percentage" office:value="0.153983425330918" calcext:value-type="percentage">
            <text:p>15.40%</text:p>
          </table:table-cell>
          <table:table-cell table:formula="of:=[.AA$4]*ABS([.$O274])+[.AA$6]*ABS([.$L274])+[.AA$8]*ABS([.$Q274])" office:value-type="percentage" office:value="0.176825969527059" calcext:value-type="percentage">
            <text:p>17.68%</text:p>
          </table:table-cell>
          <table:table-cell table:formula="of:=[.AB$4]*ABS([.$O274])+[.AB$6]*ABS([.$L274])+[.AB$8]*ABS([.$Q274])" office:value-type="percentage" office:value="0.126377700718658" calcext:value-type="percentage">
            <text:p>12.64%</text:p>
          </table:table-cell>
          <table:table-cell table:formula="of:=[.AC$4]*ABS([.$O274])+[.AC$6]*ABS([.$L274])+[.AC$8]*ABS([.$Q274])" office:value-type="percentage" office:value="0.250653446200139" calcext:value-type="percentage">
            <text:p>25.07%</text:p>
          </table:table-cell>
          <table:table-cell table:formula="of:=[.AD$4]*ABS([.$O274])+[.AD$6]*ABS([.$L274])+[.AD$8]*ABS([.$Q274])" office:value-type="percentage" office:value="0.15344676166238" calcext:value-type="percentage">
            <text:p>15.3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817407f47eeb0c43023a5487985867a64960c77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92.47491641791" calcext:value-type="float">
            <text:p>192.47491641791</text:p>
          </table:table-cell>
          <table:table-cell office:value-type="float" office:value="8.774" calcext:value-type="float">
            <text:p>8.774</text:p>
          </table:table-cell>
          <table:table-cell office:value-type="float" office:value="248.446" calcext:value-type="float">
            <text:p>248.446</text:p>
          </table:table-cell>
          <table:table-cell office:value-type="float" office:value="46.706086897166" calcext:value-type="float">
            <text:p>46.706086897166</text:p>
          </table:table-cell>
          <table:table-cell office:value-type="float" office:value="2004.9470460199" calcext:value-type="float">
            <text:p>2004.9470460199</text:p>
          </table:table-cell>
          <table:table-cell office:value-type="percentage" office:value="0.242660642573059" calcext:value-type="percentage">
            <text:p>24.27%</text:p>
          </table:table-cell>
          <table:table-cell office:value-type="percentage" office:value="-0.0880599700048714" calcext:value-type="percentage">
            <text:p>-8.81%</text:p>
          </table:table-cell>
          <table:table-cell office:value-type="percentage" office:value="-0.0854069185525488" calcext:value-type="percentage">
            <text:p>-8.54%</text:p>
          </table:table-cell>
          <table:table-cell office:value-type="percentage" office:value="-0.073485093508491" calcext:value-type="percentage">
            <text:p>-7.35%</text:p>
          </table:table-cell>
          <table:table-cell office:value-type="percentage" office:value="-0.0314863172321578" calcext:value-type="percentage">
            <text:p>-3.15%</text:p>
          </table:table-cell>
          <table:table-cell office:value-type="percentage" office:value="0.10786036218728" calcext:value-type="percentage">
            <text:p>10.79%</text:p>
          </table:table-cell>
          <table:table-cell table:formula="of:=[.AA$4]*ABS([.$M275])+[.AA$6]*ABS([.$L275])+[.AA$8]*ABS([.$Q275])" office:value-type="percentage" office:value="0.14619365825507" calcext:value-type="percentage">
            <text:p>14.62%</text:p>
          </table:table-cell>
          <table:table-cell table:formula="of:=[.AB$4]*ABS([.$M275])+[.AB$6]*ABS([.$L275])+[.AB$8]*ABS([.$Q275])" office:value-type="percentage" office:value="0.105500076479931" calcext:value-type="percentage">
            <text:p>10.55%</text:p>
          </table:table-cell>
          <table:table-cell table:formula="of:=[.AC$4]*ABS([.$M275])+[.AC$6]*ABS([.$L275])+[.AC$8]*ABS([.$Q275])" office:value-type="percentage" office:value="0.213720547277662" calcext:value-type="percentage">
            <text:p>21.37%</text:p>
          </table:table-cell>
          <table:table-cell table:formula="of:=[.AD$4]*ABS([.$M275])+[.AD$6]*ABS([.$L275])+[.AD$8]*ABS([.$Q275])" office:value-type="percentage" office:value="0.119360351007617" calcext:value-type="percentage">
            <text:p>11.94%</text:p>
          </table:table-cell>
          <table:table-cell table:formula="of:=[.AA$4]*ABS([.$O275])+[.AA$6]*ABS([.$L275])+[.AA$8]*ABS([.$Q275])" office:value-type="percentage" office:value="0.14133536608961" calcext:value-type="percentage">
            <text:p>14.13%</text:p>
          </table:table-cell>
          <table:table-cell table:formula="of:=[.AB$4]*ABS([.$O275])+[.AB$6]*ABS([.$L275])+[.AB$8]*ABS([.$Q275])" office:value-type="percentage" office:value="0.0938401752828267" calcext:value-type="percentage">
            <text:p>9.38%</text:p>
          </table:table-cell>
          <table:table-cell table:formula="of:=[.AC$4]*ABS([.$O275])+[.AC$6]*ABS([.$L275])+[.AC$8]*ABS([.$Q275])" office:value-type="percentage" office:value="0.212263059628024" calcext:value-type="percentage">
            <text:p>21.23%</text:p>
          </table:table-cell>
          <table:table-cell table:formula="of:=[.AD$4]*ABS([.$O275])+[.AD$6]*ABS([.$L275])+[.AD$8]*ABS([.$Q275])" office:value-type="percentage" office:value="0.117902863357979" calcext:value-type="percentage">
            <text:p>11.7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817407f47eeb0c43023a5487985867a64960c77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92.629118067979" calcext:value-type="float">
            <text:p>192.629118067979</text:p>
          </table:table-cell>
          <table:table-cell office:value-type="float" office:value="15.034" calcext:value-type="float">
            <text:p>15.034</text:p>
          </table:table-cell>
          <table:table-cell office:value-type="float" office:value="253.244" calcext:value-type="float">
            <text:p>253.244</text:p>
          </table:table-cell>
          <table:table-cell office:value-type="float" office:value="46.6096490339167" calcext:value-type="float">
            <text:p>46.6096490339167</text:p>
          </table:table-cell>
          <table:table-cell office:value-type="float" office:value="2006.55331320811" calcext:value-type="float">
            <text:p>2006.55331320811</text:p>
          </table:table-cell>
          <table:table-cell office:value-type="percentage" office:value="0.241965750045474" calcext:value-type="percentage">
            <text:p>24.20%</text:p>
          </table:table-cell>
          <table:table-cell office:value-type="percentage" office:value="-0.0853344238465719" calcext:value-type="percentage">
            <text:p>-8.53%</text:p>
          </table:table-cell>
          <table:table-cell office:value-type="percentage" office:value="-0.0825132150375088" calcext:value-type="percentage">
            <text:p>-8.25%</text:p>
          </table:table-cell>
          <table:table-cell office:value-type="percentage" office:value="-0.0717653838053652" calcext:value-type="percentage">
            <text:p>-7.18%</text:p>
          </table:table-cell>
          <table:table-cell office:value-type="percentage" office:value="-0.032480385948777" calcext:value-type="percentage">
            <text:p>-3.25%</text:p>
          </table:table-cell>
          <table:table-cell office:value-type="percentage" office:value="0.107578942556346" calcext:value-type="percentage">
            <text:p>10.76%</text:p>
          </table:table-cell>
          <table:table-cell table:formula="of:=[.AA$4]*ABS([.$M276])+[.AA$6]*ABS([.$L276])+[.AA$8]*ABS([.$Q276])" office:value-type="percentage" office:value="0.144959705482797" calcext:value-type="percentage">
            <text:p>14.50%</text:p>
          </table:table-cell>
          <table:table-cell table:formula="of:=[.AB$4]*ABS([.$M276])+[.AB$6]*ABS([.$L276])+[.AB$8]*ABS([.$Q276])" office:value-type="percentage" office:value="0.10322200833744" calcext:value-type="percentage">
            <text:p>10.32%</text:p>
          </table:table-cell>
          <table:table-cell table:formula="of:=[.AC$4]*ABS([.$M276])+[.AC$6]*ABS([.$L276])+[.AC$8]*ABS([.$Q276])" office:value-type="percentage" office:value="0.212863936676671" calcext:value-type="percentage">
            <text:p>21.29%</text:p>
          </table:table-cell>
          <table:table-cell table:formula="of:=[.AD$4]*ABS([.$M276])+[.AD$6]*ABS([.$L276])+[.AD$8]*ABS([.$Q276])" office:value-type="percentage" office:value="0.118793171434282" calcext:value-type="percentage">
            <text:p>11.88%</text:p>
          </table:table-cell>
          <table:table-cell table:formula="of:=[.AA$4]*ABS([.$O276])+[.AA$6]*ABS([.$L276])+[.AA$8]*ABS([.$Q276])" office:value-type="percentage" office:value="0.140436692135729" calcext:value-type="percentage">
            <text:p>14.04%</text:p>
          </table:table-cell>
          <table:table-cell table:formula="of:=[.AB$4]*ABS([.$O276])+[.AB$6]*ABS([.$L276])+[.AB$8]*ABS([.$Q276])" office:value-type="percentage" office:value="0.0923667763044742" calcext:value-type="percentage">
            <text:p>9.24%</text:p>
          </table:table-cell>
          <table:table-cell table:formula="of:=[.AC$4]*ABS([.$O276])+[.AC$6]*ABS([.$L276])+[.AC$8]*ABS([.$Q276])" office:value-type="percentage" office:value="0.211507032672551" calcext:value-type="percentage">
            <text:p>21.15%</text:p>
          </table:table-cell>
          <table:table-cell table:formula="of:=[.AD$4]*ABS([.$O276])+[.AD$6]*ABS([.$L276])+[.AD$8]*ABS([.$Q276])" office:value-type="percentage" office:value="0.117436267430161" calcext:value-type="percentage">
            <text:p>11.7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817407f47eeb0c43023a5487985867a64960c778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93.217014989293" calcext:value-type="float">
            <text:p>193.217014989293</text:p>
          </table:table-cell>
          <table:table-cell office:value-type="float" office:value="13.62" calcext:value-type="float">
            <text:p>13.62</text:p>
          </table:table-cell>
          <table:table-cell office:value-type="float" office:value="253.93" calcext:value-type="float">
            <text:p>253.93</text:p>
          </table:table-cell>
          <table:table-cell office:value-type="float" office:value="45.9840524847981" calcext:value-type="float">
            <text:p>45.9840524847981</text:p>
          </table:table-cell>
          <table:table-cell office:value-type="float" office:value="1006.3386197359" calcext:value-type="float">
            <text:p>1006.3386197359</text:p>
          </table:table-cell>
          <table:table-cell office:value-type="percentage" office:value="0.237991734254596" calcext:value-type="percentage">
            <text:p>23.80%</text:p>
          </table:table-cell>
          <table:table-cell office:value-type="percentage" office:value="-0.084628192735988" calcext:value-type="percentage">
            <text:p>-8.46%</text:p>
          </table:table-cell>
          <table:table-cell office:value-type="percentage" office:value="-0.0819673152214352" calcext:value-type="percentage">
            <text:p>-8.20%</text:p>
          </table:table-cell>
          <table:table-cell office:value-type="percentage" office:value="-0.0711172868047819" calcext:value-type="percentage">
            <text:p>-7.11%</text:p>
          </table:table-cell>
          <table:table-cell office:value-type="percentage" office:value="-0.0293924654871734" calcext:value-type="percentage">
            <text:p>-2.94%</text:p>
          </table:table-cell>
          <table:table-cell office:value-type="percentage" office:value="0.103514584598806" calcext:value-type="percentage">
            <text:p>10.35%</text:p>
          </table:table-cell>
          <table:table-cell table:formula="of:=[.AA$4]*ABS([.$M277])+[.AA$6]*ABS([.$L277])+[.AA$8]*ABS([.$Q277])" office:value-type="percentage" office:value="0.142044837196463" calcext:value-type="percentage">
            <text:p>14.20%</text:p>
          </table:table-cell>
          <table:table-cell table:formula="of:=[.AB$4]*ABS([.$M277])+[.AB$6]*ABS([.$L277])+[.AB$8]*ABS([.$Q277])" office:value-type="percentage" office:value="0.101853186074131" calcext:value-type="percentage">
            <text:p>10.19%</text:p>
          </table:table-cell>
          <table:table-cell table:formula="of:=[.AC$4]*ABS([.$M277])+[.AC$6]*ABS([.$L277])+[.AC$8]*ABS([.$Q277])" office:value-type="percentage" office:value="0.209207665137156" calcext:value-type="percentage">
            <text:p>20.92%</text:p>
          </table:table-cell>
          <table:table-cell table:formula="of:=[.AD$4]*ABS([.$M277])+[.AD$6]*ABS([.$L277])+[.AD$8]*ABS([.$Q277])" office:value-type="percentage" office:value="0.115073660378103" calcext:value-type="percentage">
            <text:p>11.51%</text:p>
          </table:table-cell>
          <table:table-cell table:formula="of:=[.AA$4]*ABS([.$O277])+[.AA$6]*ABS([.$L277])+[.AA$8]*ABS([.$Q277])" office:value-type="percentage" office:value="0.137541201886061" calcext:value-type="percentage">
            <text:p>13.75%</text:p>
          </table:table-cell>
          <table:table-cell table:formula="of:=[.AB$4]*ABS([.$O277])+[.AB$6]*ABS([.$L277])+[.AB$8]*ABS([.$Q277])" office:value-type="percentage" office:value="0.0910444613291657" calcext:value-type="percentage">
            <text:p>9.10%</text:p>
          </table:table-cell>
          <table:table-cell table:formula="of:=[.AC$4]*ABS([.$O277])+[.AC$6]*ABS([.$L277])+[.AC$8]*ABS([.$Q277])" office:value-type="percentage" office:value="0.207856574544035" calcext:value-type="percentage">
            <text:p>20.79%</text:p>
          </table:table-cell>
          <table:table-cell table:formula="of:=[.AD$4]*ABS([.$O277])+[.AD$6]*ABS([.$L277])+[.AD$8]*ABS([.$Q277])" office:value-type="percentage" office:value="0.113722569784982" calcext:value-type="percentage">
            <text:p>11.3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83504705835a4243a1c3958b31dcd54d72246b7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52.740763582966" calcext:value-type="float">
            <text:p>152.740763582966</text:p>
          </table:table-cell>
          <table:table-cell office:value-type="float" office:value="7.492" calcext:value-type="float">
            <text:p>7.492</text:p>
          </table:table-cell>
          <table:table-cell office:value-type="float" office:value="234.236" calcext:value-type="float">
            <text:p>234.236</text:p>
          </table:table-cell>
          <table:table-cell office:value-type="float" office:value="27.3992654633976" calcext:value-type="float">
            <text:p>27.3992654633976</text:p>
          </table:table-cell>
          <table:table-cell office:value-type="float" office:value="1755.64096072375" calcext:value-type="float">
            <text:p>1755.64096072375</text:p>
          </table:table-cell>
          <table:table-cell office:value-type="percentage" office:value="0.17938410690552" calcext:value-type="percentage">
            <text:p>17.94%</text:p>
          </table:table-cell>
          <table:table-cell office:value-type="percentage" office:value="-0.0677206014793101" calcext:value-type="percentage">
            <text:p>-6.77%</text:p>
          </table:table-cell>
          <table:table-cell office:value-type="percentage" office:value="-0.0650152837989936" calcext:value-type="percentage">
            <text:p>-6.50%</text:p>
          </table:table-cell>
          <table:table-cell office:value-type="percentage" office:value="-0.0588385187047586" calcext:value-type="percentage">
            <text:p>-5.88%</text:p>
          </table:table-cell>
          <table:table-cell office:value-type="percentage" office:value="-0.0437113041006918" calcext:value-type="percentage">
            <text:p>-4.37%</text:p>
          </table:table-cell>
          <table:table-cell office:value-type="percentage" office:value="0.103878514624883" calcext:value-type="percentage">
            <text:p>10.39%</text:p>
          </table:table-cell>
          <table:table-cell table:formula="of:=[.AA$4]*ABS([.$M278])+[.AA$6]*ABS([.$L278])+[.AA$8]*ABS([.$Q278])" office:value-type="percentage" office:value="0.116994407669904" calcext:value-type="percentage">
            <text:p>11.70%</text:p>
          </table:table-cell>
          <table:table-cell table:formula="of:=[.AB$4]*ABS([.$M278])+[.AB$6]*ABS([.$L278])+[.AB$8]*ABS([.$Q278])" office:value-type="percentage" office:value="0.0825027433364884" calcext:value-type="percentage">
            <text:p>8.25%</text:p>
          </table:table-cell>
          <table:table-cell table:formula="of:=[.AC$4]*ABS([.$M278])+[.AC$6]*ABS([.$L278])+[.AC$8]*ABS([.$Q278])" office:value-type="percentage" office:value="0.160667197134835" calcext:value-type="percentage">
            <text:p>16.07%</text:p>
          </table:table-cell>
          <table:table-cell table:formula="of:=[.AD$4]*ABS([.$M278])+[.AD$6]*ABS([.$L278])+[.AD$8]*ABS([.$Q278])" office:value-type="percentage" office:value="0.107813282538389" calcext:value-type="percentage">
            <text:p>10.78%</text:p>
          </table:table-cell>
          <table:table-cell table:formula="of:=[.AA$4]*ABS([.$O278])+[.AA$6]*ABS([.$L278])+[.AA$8]*ABS([.$Q278])" office:value-type="percentage" office:value="0.11403371341172" calcext:value-type="percentage">
            <text:p>11.40%</text:p>
          </table:table-cell>
          <table:table-cell table:formula="of:=[.AB$4]*ABS([.$O278])+[.AB$6]*ABS([.$L278])+[.AB$8]*ABS([.$Q278])" office:value-type="percentage" office:value="0.0753970771168472" calcext:value-type="percentage">
            <text:p>7.54%</text:p>
          </table:table-cell>
          <table:table-cell table:formula="of:=[.AC$4]*ABS([.$O278])+[.AC$6]*ABS([.$L278])+[.AC$8]*ABS([.$Q278])" office:value-type="percentage" office:value="0.15977898885738" calcext:value-type="percentage">
            <text:p>15.98%</text:p>
          </table:table-cell>
          <table:table-cell table:formula="of:=[.AD$4]*ABS([.$O278])+[.AD$6]*ABS([.$L278])+[.AD$8]*ABS([.$Q278])" office:value-type="percentage" office:value="0.106925074260934" calcext:value-type="percentage">
            <text:p>10.6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83504705835a4243a1c3958b31dcd54d72246b7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53.982375545852" calcext:value-type="float">
            <text:p>153.982375545852</text:p>
          </table:table-cell>
          <table:table-cell office:value-type="float" office:value="1.27" calcext:value-type="float">
            <text:p>1.27</text:p>
          </table:table-cell>
          <table:table-cell office:value-type="float" office:value="231.128" calcext:value-type="float">
            <text:p>231.128</text:p>
          </table:table-cell>
          <table:table-cell office:value-type="float" office:value="27.6521276578229" calcext:value-type="float">
            <text:p>27.6521276578229</text:p>
          </table:table-cell>
          <table:table-cell office:value-type="float" office:value="1769.912362596" calcext:value-type="float">
            <text:p>1769.912362596</text:p>
          </table:table-cell>
          <table:table-cell office:value-type="percentage" office:value="0.179579822429671" calcext:value-type="percentage">
            <text:p>17.96%</text:p>
          </table:table-cell>
          <table:table-cell office:value-type="percentage" office:value="-0.0653412408696394" calcext:value-type="percentage">
            <text:p>-6.53%</text:p>
          </table:table-cell>
          <table:table-cell office:value-type="percentage" office:value="-0.0616074454208468" calcext:value-type="percentage">
            <text:p>-6.16%</text:p>
          </table:table-cell>
          <table:table-cell office:value-type="percentage" office:value="-0.0549981499361463" calcext:value-type="percentage">
            <text:p>-5.50%</text:p>
          </table:table-cell>
          <table:table-cell office:value-type="percentage" office:value="-0.0416238792646051" calcext:value-type="percentage">
            <text:p>-4.16%</text:p>
          </table:table-cell>
          <table:table-cell office:value-type="percentage" office:value="0.104875279535198" calcext:value-type="percentage">
            <text:p>10.49%</text:p>
          </table:table-cell>
          <table:table-cell table:formula="of:=[.AA$4]*ABS([.$M279])+[.AA$6]*ABS([.$L279])+[.AA$8]*ABS([.$Q279])" office:value-type="percentage" office:value="0.116598780944836" calcext:value-type="percentage">
            <text:p>11.66%</text:p>
          </table:table-cell>
          <table:table-cell table:formula="of:=[.AB$4]*ABS([.$M279])+[.AB$6]*ABS([.$L279])+[.AB$8]*ABS([.$Q279])" office:value-type="percentage" office:value="0.0807185028921984" calcext:value-type="percentage">
            <text:p>8.07%</text:p>
          </table:table-cell>
          <table:table-cell table:formula="of:=[.AC$4]*ABS([.$M279])+[.AC$6]*ABS([.$L279])+[.AC$8]*ABS([.$Q279])" office:value-type="percentage" office:value="0.16068550998422" calcext:value-type="percentage">
            <text:p>16.07%</text:p>
          </table:table-cell>
          <table:table-cell table:formula="of:=[.AD$4]*ABS([.$M279])+[.AD$6]*ABS([.$L279])+[.AD$8]*ABS([.$Q279])" office:value-type="percentage" office:value="0.108392329958089" calcext:value-type="percentage">
            <text:p>10.84%</text:p>
          </table:table-cell>
          <table:table-cell table:formula="of:=[.AA$4]*ABS([.$O279])+[.AA$6]*ABS([.$L279])+[.AA$8]*ABS([.$Q279])" office:value-type="percentage" office:value="0.113151083967005" calcext:value-type="percentage">
            <text:p>11.32%</text:p>
          </table:table-cell>
          <table:table-cell table:formula="of:=[.AB$4]*ABS([.$O279])+[.AB$6]*ABS([.$L279])+[.AB$8]*ABS([.$Q279])" office:value-type="percentage" office:value="0.0724440301454039" calcext:value-type="percentage">
            <text:p>7.24%</text:p>
          </table:table-cell>
          <table:table-cell table:formula="of:=[.AC$4]*ABS([.$O279])+[.AC$6]*ABS([.$L279])+[.AC$8]*ABS([.$Q279])" office:value-type="percentage" office:value="0.159651200890871" calcext:value-type="percentage">
            <text:p>15.97%</text:p>
          </table:table-cell>
          <table:table-cell table:formula="of:=[.AD$4]*ABS([.$O279])+[.AD$6]*ABS([.$L279])+[.AD$8]*ABS([.$Q279])" office:value-type="percentage" office:value="0.10735802086474" calcext:value-type="percentage">
            <text:p>10.7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83504705835a4243a1c3958b31dcd54d72246b7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54.151136094675" calcext:value-type="float">
            <text:p>154.151136094675</text:p>
          </table:table-cell>
          <table:table-cell office:value-type="float" office:value="7.788" calcext:value-type="float">
            <text:p>7.788</text:p>
          </table:table-cell>
          <table:table-cell office:value-type="float" office:value="223.946" calcext:value-type="float">
            <text:p>223.946</text:p>
          </table:table-cell>
          <table:table-cell office:value-type="float" office:value="28.5000720712144" calcext:value-type="float">
            <text:p>28.5000720712144</text:p>
          </table:table-cell>
          <table:table-cell office:value-type="float" office:value="842.355934943577" calcext:value-type="float">
            <text:p>842.355934943577</text:p>
          </table:table-cell>
          <table:table-cell office:value-type="percentage" office:value="0.184883957350211" calcext:value-type="percentage">
            <text:p>18.49%</text:p>
          </table:table-cell>
          <table:table-cell office:value-type="percentage" office:value="-0.0691374025670175" calcext:value-type="percentage">
            <text:p>-6.91%</text:p>
          </table:table-cell>
          <table:table-cell office:value-type="percentage" office:value="-0.0664562157760069" calcext:value-type="percentage">
            <text:p>-6.65%</text:p>
          </table:table-cell>
          <table:table-cell office:value-type="percentage" office:value="-0.0610692870937597" calcext:value-type="percentage">
            <text:p>-6.11%</text:p>
          </table:table-cell>
          <table:table-cell office:value-type="percentage" office:value="-0.0437215179638297" calcext:value-type="percentage">
            <text:p>-4.37%</text:p>
          </table:table-cell>
          <table:table-cell office:value-type="percentage" office:value="0.10777622963576" calcext:value-type="percentage">
            <text:p>10.78%</text:p>
          </table:table-cell>
          <table:table-cell table:formula="of:=[.AA$4]*ABS([.$M280])+[.AA$6]*ABS([.$L280])+[.AA$8]*ABS([.$Q280])" office:value-type="percentage" office:value="0.120599196517663" calcext:value-type="percentage">
            <text:p>12.06%</text:p>
          </table:table-cell>
          <table:table-cell table:formula="of:=[.AB$4]*ABS([.$M280])+[.AB$6]*ABS([.$L280])+[.AB$8]*ABS([.$Q280])" office:value-type="percentage" office:value="0.0845759407522111" calcext:value-type="percentage">
            <text:p>8.46%</text:p>
          </table:table-cell>
          <table:table-cell table:formula="of:=[.AC$4]*ABS([.$M280])+[.AC$6]*ABS([.$L280])+[.AC$8]*ABS([.$Q280])" office:value-type="percentage" office:value="0.165598529100447" calcext:value-type="percentage">
            <text:p>16.56%</text:p>
          </table:table-cell>
          <table:table-cell table:formula="of:=[.AD$4]*ABS([.$M280])+[.AD$6]*ABS([.$L280])+[.AD$8]*ABS([.$Q280])" office:value-type="percentage" office:value="0.111623119700331" calcext:value-type="percentage">
            <text:p>11.16%</text:p>
          </table:table-cell>
          <table:table-cell table:formula="of:=[.AA$4]*ABS([.$O280])+[.AA$6]*ABS([.$L280])+[.AA$8]*ABS([.$Q280])" office:value-type="percentage" office:value="0.117909824693244" calcext:value-type="percentage">
            <text:p>11.79%</text:p>
          </table:table-cell>
          <table:table-cell table:formula="of:=[.AB$4]*ABS([.$O280])+[.AB$6]*ABS([.$L280])+[.AB$8]*ABS([.$Q280])" office:value-type="percentage" office:value="0.0781214483736048" calcext:value-type="percentage">
            <text:p>7.81%</text:p>
          </table:table-cell>
          <table:table-cell table:formula="of:=[.AC$4]*ABS([.$O280])+[.AC$6]*ABS([.$L280])+[.AC$8]*ABS([.$Q280])" office:value-type="percentage" office:value="0.164791717553121" calcext:value-type="percentage">
            <text:p>16.48%</text:p>
          </table:table-cell>
          <table:table-cell table:formula="of:=[.AD$4]*ABS([.$O280])+[.AD$6]*ABS([.$L280])+[.AD$8]*ABS([.$Q280])" office:value-type="percentage" office:value="0.110816308153005" calcext:value-type="percentage">
            <text:p>11.0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83504705835a4243a1c3958b31dcd54d72246b7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51.598991044776" calcext:value-type="float">
            <text:p>151.598991044776</text:p>
          </table:table-cell>
          <table:table-cell office:value-type="float" office:value="9.392" calcext:value-type="float">
            <text:p>9.392</text:p>
          </table:table-cell>
          <table:table-cell office:value-type="float" office:value="222.136" calcext:value-type="float">
            <text:p>222.136</text:p>
          </table:table-cell>
          <table:table-cell office:value-type="float" office:value="29.1040866548818" calcext:value-type="float">
            <text:p>29.1040866548818</text:p>
          </table:table-cell>
          <table:table-cell office:value-type="float" office:value="1579.15615671642" calcext:value-type="float">
            <text:p>1579.15615671642</text:p>
          </table:table-cell>
          <table:table-cell office:value-type="percentage" office:value="0.191980741127002" calcext:value-type="percentage">
            <text:p>19.20%</text:p>
          </table:table-cell>
          <table:table-cell office:value-type="percentage" office:value="-0.0759717781128091" calcext:value-type="percentage">
            <text:p>-7.60%</text:p>
          </table:table-cell>
          <table:table-cell office:value-type="percentage" office:value="-0.0732832958940732" calcext:value-type="percentage">
            <text:p>-7.33%</text:p>
          </table:table-cell>
          <table:table-cell office:value-type="percentage" office:value="-0.0663362509266975" calcext:value-type="percentage">
            <text:p>-6.63%</text:p>
          </table:table-cell>
          <table:table-cell office:value-type="percentage" office:value="-0.0443192895017577" calcext:value-type="percentage">
            <text:p>-4.43%</text:p>
          </table:table-cell>
          <table:table-cell office:value-type="percentage" office:value="0.111821509150362" calcext:value-type="percentage">
            <text:p>11.18%</text:p>
          </table:table-cell>
          <table:table-cell table:formula="of:=[.AA$4]*ABS([.$M281])+[.AA$6]*ABS([.$L281])+[.AA$8]*ABS([.$Q281])" office:value-type="percentage" office:value="0.126591342796724" calcext:value-type="percentage">
            <text:p>12.66%</text:p>
          </table:table-cell>
          <table:table-cell table:formula="of:=[.AB$4]*ABS([.$M281])+[.AB$6]*ABS([.$L281])+[.AB$8]*ABS([.$Q281])" office:value-type="percentage" office:value="0.0911576475179836" calcext:value-type="percentage">
            <text:p>9.12%</text:p>
          </table:table-cell>
          <table:table-cell table:formula="of:=[.AC$4]*ABS([.$M281])+[.AC$6]*ABS([.$L281])+[.AC$8]*ABS([.$Q281])" office:value-type="percentage" office:value="0.172363921627918" calcext:value-type="percentage">
            <text:p>17.24%</text:p>
          </table:table-cell>
          <table:table-cell table:formula="of:=[.AD$4]*ABS([.$M281])+[.AD$6]*ABS([.$L281])+[.AD$8]*ABS([.$Q281])" office:value-type="percentage" office:value="0.116252459244271" calcext:value-type="percentage">
            <text:p>11.63%</text:p>
          </table:table-cell>
          <table:table-cell table:formula="of:=[.AA$4]*ABS([.$O281])+[.AA$6]*ABS([.$L281])+[.AA$8]*ABS([.$Q281])" office:value-type="percentage" office:value="0.123379500401354" calcext:value-type="percentage">
            <text:p>12.34%</text:p>
          </table:table-cell>
          <table:table-cell table:formula="of:=[.AB$4]*ABS([.$O281])+[.AB$6]*ABS([.$L281])+[.AB$8]*ABS([.$Q281])" office:value-type="percentage" office:value="0.0834492257690944" calcext:value-type="percentage">
            <text:p>8.34%</text:p>
          </table:table-cell>
          <table:table-cell table:formula="of:=[.AC$4]*ABS([.$O281])+[.AC$6]*ABS([.$L281])+[.AC$8]*ABS([.$Q281])" office:value-type="percentage" office:value="0.171400368909307" calcext:value-type="percentage">
            <text:p>17.14%</text:p>
          </table:table-cell>
          <table:table-cell table:formula="of:=[.AD$4]*ABS([.$O281])+[.AD$6]*ABS([.$L281])+[.AD$8]*ABS([.$Q281])" office:value-type="percentage" office:value="0.11528890652566" calcext:value-type="percentage">
            <text:p>11.5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83504705835a4243a1c3958b31dcd54d72246b7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51.063064516129" calcext:value-type="float">
            <text:p>151.063064516129</text:p>
          </table:table-cell>
          <table:table-cell office:value-type="float" office:value="8.434" calcext:value-type="float">
            <text:p>8.434</text:p>
          </table:table-cell>
          <table:table-cell office:value-type="float" office:value="220.528" calcext:value-type="float">
            <text:p>220.528</text:p>
          </table:table-cell>
          <table:table-cell office:value-type="float" office:value="28.9318293487365" calcext:value-type="float">
            <text:p>28.9318293487365</text:p>
          </table:table-cell>
          <table:table-cell office:value-type="float" office:value="1573.57358870968" calcext:value-type="float">
            <text:p>1573.57358870968</text:p>
          </table:table-cell>
          <table:table-cell office:value-type="percentage" office:value="0.19152153070248" calcext:value-type="percentage">
            <text:p>19.15%</text:p>
          </table:table-cell>
          <table:table-cell office:value-type="percentage" office:value="-0.0757926365451732" calcext:value-type="percentage">
            <text:p>-7.58%</text:p>
          </table:table-cell>
          <table:table-cell office:value-type="percentage" office:value="-0.0731747217753469" calcext:value-type="percentage">
            <text:p>-7.32%</text:p>
          </table:table-cell>
          <table:table-cell office:value-type="percentage" office:value="-0.0665731884076856" calcext:value-type="percentage">
            <text:p>-6.66%</text:p>
          </table:table-cell>
          <table:table-cell office:value-type="percentage" office:value="-0.0470971995904816" calcext:value-type="percentage">
            <text:p>-4.71%</text:p>
          </table:table-cell>
          <table:table-cell office:value-type="percentage" office:value="0.118983066736506" calcext:value-type="percentage">
            <text:p>11.90%</text:p>
          </table:table-cell>
          <table:table-cell table:formula="of:=[.AA$4]*ABS([.$M282])+[.AA$6]*ABS([.$L282])+[.AA$8]*ABS([.$Q282])" office:value-type="percentage" office:value="0.128765744661386" calcext:value-type="percentage">
            <text:p>12.88%</text:p>
          </table:table-cell>
          <table:table-cell table:formula="of:=[.AB$4]*ABS([.$M282])+[.AB$6]*ABS([.$L282])+[.AB$8]*ABS([.$Q282])" office:value-type="percentage" office:value="0.0916845689800371" calcext:value-type="percentage">
            <text:p>9.17%</text:p>
          </table:table-cell>
          <table:table-cell table:formula="of:=[.AC$4]*ABS([.$M282])+[.AC$6]*ABS([.$L282])+[.AC$8]*ABS([.$Q282])" office:value-type="percentage" office:value="0.172694794890152" calcext:value-type="percentage">
            <text:p>17.27%</text:p>
          </table:table-cell>
          <table:table-cell table:formula="of:=[.AD$4]*ABS([.$M282])+[.AD$6]*ABS([.$L282])+[.AD$8]*ABS([.$Q282])" office:value-type="percentage" office:value="0.12191787011397" calcext:value-type="percentage">
            <text:p>12.19%</text:p>
          </table:table-cell>
          <table:table-cell table:formula="of:=[.AA$4]*ABS([.$O282])+[.AA$6]*ABS([.$L282])+[.AA$8]*ABS([.$Q282])" office:value-type="percentage" office:value="0.125692595282224" calcext:value-type="percentage">
            <text:p>12.57%</text:p>
          </table:table-cell>
          <table:table-cell table:formula="of:=[.AB$4]*ABS([.$O282])+[.AB$6]*ABS([.$L282])+[.AB$8]*ABS([.$Q282])" office:value-type="percentage" office:value="0.084309010470047" calcext:value-type="percentage">
            <text:p>8.43%</text:p>
          </table:table-cell>
          <table:table-cell table:formula="of:=[.AC$4]*ABS([.$O282])+[.AC$6]*ABS([.$L282])+[.AC$8]*ABS([.$Q282])" office:value-type="percentage" office:value="0.171772850076403" calcext:value-type="percentage">
            <text:p>17.18%</text:p>
          </table:table-cell>
          <table:table-cell table:formula="of:=[.AD$4]*ABS([.$O282])+[.AD$6]*ABS([.$L282])+[.AD$8]*ABS([.$Q282])" office:value-type="percentage" office:value="0.120995925300221" calcext:value-type="percentage">
            <text:p>12.1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83504705835a4243a1c3958b31dcd54d72246b7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53.493974304069" calcext:value-type="float">
            <text:p>153.493974304069</text:p>
          </table:table-cell>
          <table:table-cell office:value-type="float" office:value="7.432" calcext:value-type="float">
            <text:p>7.432</text:p>
          </table:table-cell>
          <table:table-cell office:value-type="float" office:value="225.134" calcext:value-type="float">
            <text:p>225.134</text:p>
          </table:table-cell>
          <table:table-cell office:value-type="float" office:value="30.9797789425588" calcext:value-type="float">
            <text:p>30.9797789425588</text:p>
          </table:table-cell>
          <table:table-cell office:value-type="float" office:value="799.44778283369" calcext:value-type="float">
            <text:p>799.44778283369</text:p>
          </table:table-cell>
          <table:table-cell office:value-type="percentage" office:value="0.201830587050854" calcext:value-type="percentage">
            <text:p>20.18%</text:p>
          </table:table-cell>
          <table:table-cell office:value-type="percentage" office:value="-0.0792174449251649" calcext:value-type="percentage">
            <text:p>-7.92%</text:p>
          </table:table-cell>
          <table:table-cell office:value-type="percentage" office:value="-0.0764918906833119" calcext:value-type="percentage">
            <text:p>-7.65%</text:p>
          </table:table-cell>
          <table:table-cell office:value-type="percentage" office:value="-0.0702802482542913" calcext:value-type="percentage">
            <text:p>-7.03%</text:p>
          </table:table-cell>
          <table:table-cell office:value-type="percentage" office:value="-0.0493215659615295" calcext:value-type="percentage">
            <text:p>-4.93%</text:p>
          </table:table-cell>
          <table:table-cell office:value-type="percentage" office:value="0.123368040960384" calcext:value-type="percentage">
            <text:p>12.34%</text:p>
          </table:table-cell>
          <table:table-cell table:formula="of:=[.AA$4]*ABS([.$M283])+[.AA$6]*ABS([.$L283])+[.AA$8]*ABS([.$Q283])" office:value-type="percentage" office:value="0.134805357645467" calcext:value-type="percentage">
            <text:p>13.48%</text:p>
          </table:table-cell>
          <table:table-cell table:formula="of:=[.AB$4]*ABS([.$M283])+[.AB$6]*ABS([.$L283])+[.AB$8]*ABS([.$Q283])" office:value-type="percentage" office:value="0.0958938187412556" calcext:value-type="percentage">
            <text:p>9.59%</text:p>
          </table:table-cell>
          <table:table-cell table:formula="of:=[.AC$4]*ABS([.$M283])+[.AC$6]*ABS([.$L283])+[.AC$8]*ABS([.$Q283])" office:value-type="percentage" office:value="0.181723018229238" calcext:value-type="percentage">
            <text:p>18.17%</text:p>
          </table:table-cell>
          <table:table-cell table:formula="of:=[.AD$4]*ABS([.$M283])+[.AD$6]*ABS([.$L283])+[.AD$8]*ABS([.$Q283])" office:value-type="percentage" office:value="0.126799235965909" calcext:value-type="percentage">
            <text:p>12.68%</text:p>
          </table:table-cell>
          <table:table-cell table:formula="of:=[.AA$4]*ABS([.$O283])+[.AA$6]*ABS([.$L283])+[.AA$8]*ABS([.$Q283])" office:value-type="percentage" office:value="0.13182629208851" calcext:value-type="percentage">
            <text:p>13.18%</text:p>
          </table:table-cell>
          <table:table-cell table:formula="of:=[.AB$4]*ABS([.$O283])+[.AB$6]*ABS([.$L283])+[.AB$8]*ABS([.$Q283])" office:value-type="percentage" office:value="0.0887440614045568" calcext:value-type="percentage">
            <text:p>8.87%</text:p>
          </table:table-cell>
          <table:table-cell table:formula="of:=[.AC$4]*ABS([.$O283])+[.AC$6]*ABS([.$L283])+[.AC$8]*ABS([.$Q283])" office:value-type="percentage" office:value="0.18082929856215" calcext:value-type="percentage">
            <text:p>18.08%</text:p>
          </table:table-cell>
          <table:table-cell table:formula="of:=[.AD$4]*ABS([.$O283])+[.AD$6]*ABS([.$L283])+[.AD$8]*ABS([.$Q283])" office:value-type="percentage" office:value="0.125905516298821" calcext:value-type="percentage">
            <text:p>12.5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871c7e28e1d90a5faead69ee6c87b09f18bc04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read</text:p>
          </table:table-cell>
          <table:table-cell office:value-type="string" calcext:value-type="string">
            <text:p>MiB/s</text:p>
          </table:table-cell>
          <table:table-cell office:value-type="float" office:value="3.23193226120858" calcext:value-type="float">
            <text:p>3.23193226120858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12.4433333333333" calcext:value-type="float">
            <text:p>12.4433333333333</text:p>
          </table:table-cell>
          <table:table-cell office:value-type="float" office:value="4.01937726280215" calcext:value-type="float">
            <text:p>4.01937726280215</text:p>
          </table:table-cell>
          <table:table-cell office:value-type="float" office:value="37.1486466805584" calcext:value-type="float">
            <text:p>37.1486466805584</text:p>
          </table:table-cell>
          <table:table-cell office:value-type="percentage" office:value="1.24364526789281" calcext:value-type="percentage">
            <text:p>124.36%</text:p>
          </table:table-cell>
          <table:table-cell table:number-columns-repeated="4" office:value-type="percentage" office:value="-0.543571544117175" calcext:value-type="percentage">
            <text:p>-54.36%</text:p>
          </table:table-cell>
          <table:table-cell office:value-type="percentage" office:value="0.736689608454752" calcext:value-type="percentage">
            <text:p>73.67%</text:p>
          </table:table-cell>
          <table:table-cell table:formula="of:=[.AA$4]*ABS([.$M284])+[.AA$6]*ABS([.$L284])+[.AA$8]*ABS([.$Q284])" office:value-type="percentage" office:value="0.841302140154912" calcext:value-type="percentage">
            <text:p>84.13%</text:p>
          </table:table-cell>
          <table:table-cell table:formula="of:=[.AB$4]*ABS([.$M284])+[.AB$6]*ABS([.$L284])+[.AB$8]*ABS([.$Q284])" office:value-type="percentage" office:value="0.632890722928496" calcext:value-type="percentage">
            <text:p>63.29%</text:p>
          </table:table-cell>
          <table:table-cell table:formula="of:=[.AC$4]*ABS([.$M284])+[.AC$6]*ABS([.$L284])+[.AC$8]*ABS([.$Q284])" office:value-type="percentage" office:value="1.12294232957144" calcext:value-type="percentage">
            <text:p>112.29%</text:p>
          </table:table-cell>
          <table:table-cell table:formula="of:=[.AD$4]*ABS([.$M284])+[.AD$6]*ABS([.$L284])+[.AD$8]*ABS([.$Q284])" office:value-type="percentage" office:value="0.7680733679648" calcext:value-type="percentage">
            <text:p>76.81%</text:p>
          </table:table-cell>
          <table:table-cell table:formula="of:=[.AA$4]*ABS([.$O284])+[.AA$6]*ABS([.$L284])+[.AA$8]*ABS([.$Q284])" office:value-type="percentage" office:value="0.841302140154912" calcext:value-type="percentage">
            <text:p>84.13%</text:p>
          </table:table-cell>
          <table:table-cell table:formula="of:=[.AB$4]*ABS([.$O284])+[.AB$6]*ABS([.$L284])+[.AB$8]*ABS([.$Q284])" office:value-type="percentage" office:value="0.632890722928496" calcext:value-type="percentage">
            <text:p>63.29%</text:p>
          </table:table-cell>
          <table:table-cell table:formula="of:=[.AC$4]*ABS([.$O284])+[.AC$6]*ABS([.$L284])+[.AC$8]*ABS([.$Q284])" office:value-type="percentage" office:value="1.12294232957144" calcext:value-type="percentage">
            <text:p>112.29%</text:p>
          </table:table-cell>
          <table:table-cell table:formula="of:=[.AD$4]*ABS([.$O284])+[.AD$6]*ABS([.$L284])+[.AD$8]*ABS([.$Q284])" office:value-type="percentage" office:value="0.7680733679648" calcext:value-type="percentage">
            <text:p>76.8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871c7e28e1d90a5faead69ee6c87b09f18bc04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read</text:p>
          </table:table-cell>
          <table:table-cell office:value-type="string" calcext:value-type="string">
            <text:p>MiB/s</text:p>
          </table:table-cell>
          <table:table-cell office:value-type="float" office:value="3.48343294460641" calcext:value-type="float">
            <text:p>3.48343294460641</text:p>
          </table:table-cell>
          <table:table-cell office:value-type="float" office:value="0.45" calcext:value-type="float">
            <text:p>0.45</text:p>
          </table:table-cell>
          <table:table-cell office:value-type="float" office:value="12.4333333333333" calcext:value-type="float">
            <text:p>12.4333333333333</text:p>
          </table:table-cell>
          <table:table-cell office:value-type="float" office:value="3.98484301810648" calcext:value-type="float">
            <text:p>3.98484301810648</text:p>
          </table:table-cell>
          <table:table-cell office:value-type="float" office:value="40.0394591334071" calcext:value-type="float">
            <text:p>40.0394591334071</text:p>
          </table:table-cell>
          <table:table-cell office:value-type="percentage" office:value="1.14394135942144" calcext:value-type="percentage">
            <text:p>114.39%</text:p>
          </table:table-cell>
          <table:table-cell office:value-type="percentage" office:value="-0.503436530250035" calcext:value-type="percentage">
            <text:p>-50.34%</text:p>
          </table:table-cell>
          <table:table-cell office:value-type="percentage" office:value="-0.503332120185889" calcext:value-type="percentage">
            <text:p>-50.33%</text:p>
          </table:table-cell>
          <table:table-cell office:value-type="percentage" office:value="-0.503114597100793" calcext:value-type="percentage">
            <text:p>-50.31%</text:p>
          </table:table-cell>
          <table:table-cell office:value-type="percentage" office:value="-0.501779915305305" calcext:value-type="percentage">
            <text:p>-50.18%</text:p>
          </table:table-cell>
          <table:table-cell office:value-type="percentage" office:value="0.678464830661341" calcext:value-type="percentage">
            <text:p>67.85%</text:p>
          </table:table-cell>
          <table:table-cell table:formula="of:=[.AA$4]*ABS([.$M285])+[.AA$6]*ABS([.$L285])+[.AA$8]*ABS([.$Q285])" office:value-type="percentage" office:value="0.775280906777605" calcext:value-type="percentage">
            <text:p>77.53%</text:p>
          </table:table-cell>
          <table:table-cell table:formula="of:=[.AB$4]*ABS([.$M285])+[.AB$6]*ABS([.$L285])+[.AB$8]*ABS([.$Q285])" office:value-type="percentage" office:value="0.584989843208306" calcext:value-type="percentage">
            <text:p>58.50%</text:p>
          </table:table-cell>
          <table:table-cell table:formula="of:=[.AC$4]*ABS([.$M285])+[.AC$6]*ABS([.$L285])+[.AC$8]*ABS([.$Q285])" office:value-type="percentage" office:value="1.03334322362829" calcext:value-type="percentage">
            <text:p>103.33%</text:p>
          </table:table-cell>
          <table:table-cell table:formula="of:=[.AD$4]*ABS([.$M285])+[.AD$6]*ABS([.$L285])+[.AD$8]*ABS([.$Q285])" office:value-type="percentage" office:value="0.70750965349622" calcext:value-type="percentage">
            <text:p>70.75%</text:p>
          </table:table-cell>
          <table:table-cell table:formula="of:=[.AA$4]*ABS([.$O285])+[.AA$6]*ABS([.$L285])+[.AA$8]*ABS([.$Q285])" office:value-type="percentage" office:value="0.775173595727858" calcext:value-type="percentage">
            <text:p>77.52%</text:p>
          </table:table-cell>
          <table:table-cell table:formula="of:=[.AB$4]*ABS([.$O285])+[.AB$6]*ABS([.$L285])+[.AB$8]*ABS([.$Q285])" office:value-type="percentage" office:value="0.584732296688913" calcext:value-type="percentage">
            <text:p>58.47%</text:p>
          </table:table-cell>
          <table:table-cell table:formula="of:=[.AC$4]*ABS([.$O285])+[.AC$6]*ABS([.$L285])+[.AC$8]*ABS([.$Q285])" office:value-type="percentage" office:value="1.03331103031336" calcext:value-type="percentage">
            <text:p>103.33%</text:p>
          </table:table-cell>
          <table:table-cell table:formula="of:=[.AD$4]*ABS([.$O285])+[.AD$6]*ABS([.$L285])+[.AD$8]*ABS([.$Q285])" office:value-type="percentage" office:value="0.707477460181296" calcext:value-type="percentage">
            <text:p>70.7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871c7e28e1d90a5faead69ee6c87b09f18bc04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read</text:p>
          </table:table-cell>
          <table:table-cell office:value-type="string" calcext:value-type="string">
            <text:p>MiB/s</text:p>
          </table:table-cell>
          <table:table-cell office:value-type="float" office:value="3.38481755424063" calcext:value-type="float">
            <text:p>3.38481755424063</text:p>
          </table:table-cell>
          <table:table-cell office:value-type="float" office:value="0.396666666666667" calcext:value-type="float">
            <text:p>0.396666666666667</text:p>
          </table:table-cell>
          <table:table-cell office:value-type="float" office:value="12.45" calcext:value-type="float">
            <text:p>12.45</text:p>
          </table:table-cell>
          <table:table-cell office:value-type="float" office:value="3.82536917172677" calcext:value-type="float">
            <text:p>3.82536917172677</text:p>
          </table:table-cell>
          <table:table-cell office:value-type="float" office:value="18.4962707882002" calcext:value-type="float">
            <text:p>18.4962707882002</text:p>
          </table:table-cell>
          <table:table-cell office:value-type="percentage" office:value="1.13015520347151" calcext:value-type="percentage">
            <text:p>113.02%</text:p>
          </table:table-cell>
          <table:table-cell office:value-type="percentage" office:value="-0.495947096484604" calcext:value-type="percentage">
            <text:p>-49.59%</text:p>
          </table:table-cell>
          <table:table-cell office:value-type="percentage" office:value="-0.495717253470217" calcext:value-type="percentage">
            <text:p>-49.57%</text:p>
          </table:table-cell>
          <table:table-cell office:value-type="percentage" office:value="-0.495250761907342" calcext:value-type="percentage">
            <text:p>-49.53%</text:p>
          </table:table-cell>
          <table:table-cell office:value-type="percentage" office:value="-0.492779898321097" calcext:value-type="percentage">
            <text:p>-49.28%</text:p>
          </table:table-cell>
          <table:table-cell office:value-type="percentage" office:value="0.681158448822784" calcext:value-type="percentage">
            <text:p>68.12%</text:p>
          </table:table-cell>
          <table:table-cell table:formula="of:=[.AA$4]*ABS([.$M286])+[.AA$6]*ABS([.$L286])+[.AA$8]*ABS([.$Q286])" office:value-type="percentage" office:value="0.769086916259634" calcext:value-type="percentage">
            <text:p>76.91%</text:p>
          </table:table-cell>
          <table:table-cell table:formula="of:=[.AB$4]*ABS([.$M286])+[.AB$6]*ABS([.$L286])+[.AB$8]*ABS([.$Q286])" office:value-type="percentage" office:value="0.577889042417113" calcext:value-type="percentage">
            <text:p>57.79%</text:p>
          </table:table-cell>
          <table:table-cell table:formula="of:=[.AC$4]*ABS([.$M286])+[.AC$6]*ABS([.$L286])+[.AC$8]*ABS([.$Q286])" office:value-type="percentage" office:value="1.02183471730795" calcext:value-type="percentage">
            <text:p>102.18%</text:p>
          </table:table-cell>
          <table:table-cell table:formula="of:=[.AD$4]*ABS([.$M286])+[.AD$6]*ABS([.$L286])+[.AD$8]*ABS([.$Q286])" office:value-type="percentage" office:value="0.707536989053839" calcext:value-type="percentage">
            <text:p>70.75%</text:p>
          </table:table-cell>
          <table:table-cell table:formula="of:=[.AA$4]*ABS([.$O286])+[.AA$6]*ABS([.$L286])+[.AA$8]*ABS([.$Q286])" office:value-type="percentage" office:value="0.76885480473388" calcext:value-type="percentage">
            <text:p>76.89%</text:p>
          </table:table-cell>
          <table:table-cell table:formula="of:=[.AB$4]*ABS([.$O286])+[.AB$6]*ABS([.$L286])+[.AB$8]*ABS([.$Q286])" office:value-type="percentage" office:value="0.577331974755303" calcext:value-type="percentage">
            <text:p>57.73%</text:p>
          </table:table-cell>
          <table:table-cell table:formula="of:=[.AC$4]*ABS([.$O286])+[.AC$6]*ABS([.$L286])+[.AC$8]*ABS([.$Q286])" office:value-type="percentage" office:value="1.02176508385022" calcext:value-type="percentage">
            <text:p>102.18%</text:p>
          </table:table-cell>
          <table:table-cell table:formula="of:=[.AD$4]*ABS([.$O286])+[.AD$6]*ABS([.$L286])+[.AD$8]*ABS([.$Q286])" office:value-type="percentage" office:value="0.707467355596113" calcext:value-type="percentage">
            <text:p>70.7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871c7e28e1d90a5faead69ee6c87b09f18bc04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read</text:p>
          </table:table-cell>
          <table:table-cell office:value-type="string" calcext:value-type="string">
            <text:p>MiB/s</text:p>
          </table:table-cell>
          <table:table-cell office:value-type="float" office:value="12.000631840796" calcext:value-type="float">
            <text:p>12.000631840796</text:p>
          </table:table-cell>
          <table:table-cell office:value-type="float" office:value="7.94666666666667" calcext:value-type="float">
            <text:p>7.94666666666667</text:p>
          </table:table-cell>
          <table:table-cell office:value-type="float" office:value="12.4633333333333" calcext:value-type="float">
            <text:p>12.4633333333333</text:p>
          </table:table-cell>
          <table:table-cell office:value-type="float" office:value="0.598369579698934" calcext:value-type="float">
            <text:p>0.598369579698934</text:p>
          </table:table-cell>
          <table:table-cell office:value-type="float" office:value="125.006581674959" calcext:value-type="float">
            <text:p>125.006581674959</text:p>
          </table:table-cell>
          <table:table-cell office:value-type="percentage" office:value="0.0498615062637605" calcext:value-type="percentage">
            <text:p>4.99%</text:p>
          </table:table-cell>
          <table:table-cell office:value-type="percentage" office:value="-0.0127278015961005" calcext:value-type="percentage">
            <text:p>-1.27%</text:p>
          </table:table-cell>
          <table:table-cell table:number-columns-repeated="3" office:value-type="percentage" office:value="0.0000404993403077362" calcext:value-type="percentage">
            <text:p>0.00%</text:p>
          </table:table-cell>
          <table:table-cell office:value-type="percentage" office:value="0.0312362659077469" calcext:value-type="percentage">
            <text:p>3.12%</text:p>
          </table:table-cell>
          <table:table-cell table:formula="of:=[.AA$4]*ABS([.$M287])+[.AA$6]*ABS([.$L287])+[.AA$8]*ABS([.$Q287])" office:value-type="percentage" office:value="0.0312751912558693" calcext:value-type="percentage">
            <text:p>3.13%</text:p>
          </table:table-cell>
          <table:table-cell table:formula="of:=[.AB$4]*ABS([.$M287])+[.AB$6]*ABS([.$L287])+[.AB$8]*ABS([.$Q287])" office:value-type="percentage" office:value="0.0182920184940311" calcext:value-type="percentage">
            <text:p>1.83%</text:p>
          </table:table-cell>
          <table:table-cell table:formula="of:=[.AC$4]*ABS([.$M287])+[.AC$6]*ABS([.$L287])+[.AC$8]*ABS([.$Q287])" office:value-type="percentage" office:value="0.0442856117613931" calcext:value-type="percentage">
            <text:p>4.43%</text:p>
          </table:table-cell>
          <table:table-cell table:formula="of:=[.AD$4]*ABS([.$M287])+[.AD$6]*ABS([.$L287])+[.AD$8]*ABS([.$Q287])" office:value-type="percentage" office:value="0.0312479435121836" calcext:value-type="percentage">
            <text:p>3.12%</text:p>
          </table:table-cell>
          <table:table-cell table:formula="of:=[.AA$4]*ABS([.$O287])+[.AA$6]*ABS([.$L287])+[.AA$8]*ABS([.$Q287])" office:value-type="percentage" office:value="0.0270460905039384" calcext:value-type="percentage">
            <text:p>2.70%</text:p>
          </table:table-cell>
          <table:table-cell table:formula="of:=[.AB$4]*ABS([.$O287])+[.AB$6]*ABS([.$L287])+[.AB$8]*ABS([.$Q287])" office:value-type="percentage" office:value="0.00814217668939693" calcext:value-type="percentage">
            <text:p>0.81%</text:p>
          </table:table-cell>
          <table:table-cell table:formula="of:=[.AC$4]*ABS([.$O287])+[.AC$6]*ABS([.$L287])+[.AC$8]*ABS([.$Q287])" office:value-type="percentage" office:value="0.0430168815358139" calcext:value-type="percentage">
            <text:p>4.30%</text:p>
          </table:table-cell>
          <table:table-cell table:formula="of:=[.AD$4]*ABS([.$O287])+[.AD$6]*ABS([.$L287])+[.AD$8]*ABS([.$Q287])" office:value-type="percentage" office:value="0.0299792132866043" calcext:value-type="percentage">
            <text:p>3.0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871c7e28e1d90a5faead69ee6c87b09f18bc04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read</text:p>
          </table:table-cell>
          <table:table-cell office:value-type="string" calcext:value-type="string">
            <text:p>MiB/s</text:p>
          </table:table-cell>
          <table:table-cell office:value-type="float" office:value="12.0186911150865" calcext:value-type="float">
            <text:p>12.0186911150865</text:p>
          </table:table-cell>
          <table:table-cell office:value-type="float" office:value="7.91" calcext:value-type="float">
            <text:p>7.91</text:p>
          </table:table-cell>
          <table:table-cell office:value-type="float" office:value="12.4666666666667" calcext:value-type="float">
            <text:p>12.4666666666667</text:p>
          </table:table-cell>
          <table:table-cell office:value-type="float" office:value="0.558434334556997" calcext:value-type="float">
            <text:p>0.558434334556997</text:p>
          </table:table-cell>
          <table:table-cell office:value-type="float" office:value="125.194699115484" calcext:value-type="float">
            <text:p>125.194699115484</text:p>
          </table:table-cell>
          <table:table-cell office:value-type="percentage" office:value="0.0464638228247685" calcext:value-type="percentage">
            <text:p>4.65%</text:p>
          </table:table-cell>
          <table:table-cell office:value-type="percentage" office:value="-0.0120625744107684" calcext:value-type="percentage">
            <text:p>-1.21%</text:p>
          </table:table-cell>
          <table:table-cell table:number-columns-repeated="3" office:value-type="percentage" office:value="0.0000843981259194587" calcext:value-type="percentage">
            <text:p>0.01%</text:p>
          </table:table-cell>
          <table:table-cell office:value-type="percentage" office:value="0.0291662714128493" calcext:value-type="percentage">
            <text:p>2.92%</text:p>
          </table:table-cell>
          <table:table-cell table:formula="of:=[.AA$4]*ABS([.$M288])+[.AA$6]*ABS([.$L288])+[.AA$8]*ABS([.$Q288])" office:value-type="percentage" office:value="0.029230889549462" calcext:value-type="percentage">
            <text:p>2.92%</text:p>
          </table:table-cell>
          <table:table-cell table:formula="of:=[.AB$4]*ABS([.$M288])+[.AB$6]*ABS([.$L288])+[.AB$8]*ABS([.$Q288])" office:value-type="percentage" office:value="0.0172130689523765" calcext:value-type="percentage">
            <text:p>1.72%</text:p>
          </table:table-cell>
          <table:table-cell table:formula="of:=[.AC$4]*ABS([.$M288])+[.AC$6]*ABS([.$L288])+[.AC$8]*ABS([.$Q288])" office:value-type="percentage" office:value="0.0412939428421766" calcext:value-type="percentage">
            <text:p>4.13%</text:p>
          </table:table-cell>
          <table:table-cell table:formula="of:=[.AD$4]*ABS([.$M288])+[.AD$6]*ABS([.$L288])+[.AD$8]*ABS([.$Q288])" office:value-type="percentage" office:value="0.0291856568538331" calcext:value-type="percentage">
            <text:p>2.92%</text:p>
          </table:table-cell>
          <table:table-cell table:formula="of:=[.AA$4]*ABS([.$O288])+[.AA$6]*ABS([.$L288])+[.AA$8]*ABS([.$Q288])" office:value-type="percentage" office:value="0.0252381641211791" calcext:value-type="percentage">
            <text:p>2.52%</text:p>
          </table:table-cell>
          <table:table-cell table:formula="of:=[.AB$4]*ABS([.$O288])+[.AB$6]*ABS([.$L288])+[.AB$8]*ABS([.$Q288])" office:value-type="percentage" office:value="0.00763052792449734" calcext:value-type="percentage">
            <text:p>0.76%</text:p>
          </table:table-cell>
          <table:table-cell table:formula="of:=[.AC$4]*ABS([.$O288])+[.AC$6]*ABS([.$L288])+[.AC$8]*ABS([.$Q288])" office:value-type="percentage" office:value="0.0400961252136917" calcext:value-type="percentage">
            <text:p>4.01%</text:p>
          </table:table-cell>
          <table:table-cell table:formula="of:=[.AD$4]*ABS([.$O288])+[.AD$6]*ABS([.$L288])+[.AD$8]*ABS([.$Q288])" office:value-type="percentage" office:value="0.0279878392253482" calcext:value-type="percentage">
            <text:p>2.8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871c7e28e1d90a5faead69ee6c87b09f18bc04c6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read</text:p>
          </table:table-cell>
          <table:table-cell office:value-type="string" calcext:value-type="string">
            <text:p>MiB/s</text:p>
          </table:table-cell>
          <table:table-cell office:value-type="float" office:value="12.0205067808708" calcext:value-type="float">
            <text:p>12.0205067808708</text:p>
          </table:table-cell>
          <table:table-cell office:value-type="float" office:value="8.31666666666667" calcext:value-type="float">
            <text:p>8.31666666666667</text:p>
          </table:table-cell>
          <table:table-cell office:value-type="float" office:value="12.4666666666667" calcext:value-type="float">
            <text:p>12.4666666666667</text:p>
          </table:table-cell>
          <table:table-cell office:value-type="float" office:value="0.593051286533406" calcext:value-type="float">
            <text:p>0.593051286533406</text:p>
          </table:table-cell>
          <table:table-cell office:value-type="float" office:value="62.6068061503688" calcext:value-type="float">
            <text:p>62.6068061503688</text:p>
          </table:table-cell>
          <table:table-cell office:value-type="percentage" office:value="0.0493366292573601" calcext:value-type="percentage">
            <text:p>4.93%</text:p>
          </table:table-cell>
          <table:table-cell office:value-type="percentage" office:value="-0.0130099710044384" calcext:value-type="percentage">
            <text:p>-1.30%</text:p>
          </table:table-cell>
          <table:table-cell table:number-columns-repeated="3" office:value-type="percentage" office:value="0.000120037572160709" calcext:value-type="percentage">
            <text:p>0.01%</text:p>
          </table:table-cell>
          <table:table-cell office:value-type="percentage" office:value="0.0292929218281082" calcext:value-type="percentage">
            <text:p>2.93%</text:p>
          </table:table-cell>
          <table:table-cell table:formula="of:=[.AA$4]*ABS([.$M289])+[.AA$6]*ABS([.$L289])+[.AA$8]*ABS([.$Q289])" office:value-type="percentage" office:value="0.0305465073633022" calcext:value-type="percentage">
            <text:p>3.05%</text:p>
          </table:table-cell>
          <table:table-cell table:formula="of:=[.AB$4]*ABS([.$M289])+[.AB$6]*ABS([.$L289])+[.AB$8]*ABS([.$Q289])" office:value-type="percentage" office:value="0.0182709319120975" calcext:value-type="percentage">
            <text:p>1.83%</text:p>
          </table:table-cell>
          <table:table-cell table:formula="of:=[.AC$4]*ABS([.$M289])+[.AC$6]*ABS([.$L289])+[.AC$8]*ABS([.$Q289])" office:value-type="percentage" office:value="0.0436995926891427" calcext:value-type="percentage">
            <text:p>4.37%</text:p>
          </table:table-cell>
          <table:table-cell table:formula="of:=[.AD$4]*ABS([.$M289])+[.AD$6]*ABS([.$L289])+[.AD$8]*ABS([.$Q289])" office:value-type="percentage" office:value="0.0296689974886664" calcext:value-type="percentage">
            <text:p>2.97%</text:p>
          </table:table-cell>
          <table:table-cell table:formula="of:=[.AA$4]*ABS([.$O289])+[.AA$6]*ABS([.$L289])+[.AA$8]*ABS([.$Q289])" office:value-type="percentage" office:value="0.0262498628858763" calcext:value-type="percentage">
            <text:p>2.62%</text:p>
          </table:table-cell>
          <table:table-cell table:formula="of:=[.AB$4]*ABS([.$O289])+[.AB$6]*ABS([.$L289])+[.AB$8]*ABS([.$Q289])" office:value-type="percentage" office:value="0.0079589851662754" calcext:value-type="percentage">
            <text:p>0.80%</text:p>
          </table:table-cell>
          <table:table-cell table:formula="of:=[.AC$4]*ABS([.$O289])+[.AC$6]*ABS([.$L289])+[.AC$8]*ABS([.$Q289])" office:value-type="percentage" office:value="0.042410599345915" calcext:value-type="percentage">
            <text:p>4.24%</text:p>
          </table:table-cell>
          <table:table-cell table:formula="of:=[.AD$4]*ABS([.$O289])+[.AD$6]*ABS([.$L289])+[.AD$8]*ABS([.$Q289])" office:value-type="percentage" office:value="0.0283800041454386" calcext:value-type="percentage">
            <text:p>2.8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96097006f73de91de5d6d52b169b3c0122d8cc4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Softlayer DAL (US)</text:p>
          </table:table-cell>
          <table:table-cell office:value-type="string" calcext:value-type="string">
            <text:p>MiB/s</text:p>
          </table:table-cell>
          <table:table-cell office:value-type="float" office:value="10.4790385553929" calcext:value-type="float">
            <text:p>10.4790385553929</text:p>
          </table:table-cell>
          <table:table-cell office:value-type="float" office:value="0.23" calcext:value-type="float">
            <text:p>0.23</text:p>
          </table:table-cell>
          <table:table-cell office:value-type="float" office:value="14.0666666666667" calcext:value-type="float">
            <text:p>14.0666666666667</text:p>
          </table:table-cell>
          <table:table-cell office:value-type="float" office:value="2.46400964753616" calcext:value-type="float">
            <text:p>2.46400964753616</text:p>
          </table:table-cell>
          <table:table-cell office:value-type="float" office:value="120.448719027504" calcext:value-type="float">
            <text:p>120.448719027504</text:p>
          </table:table-cell>
          <table:table-cell office:value-type="percentage" office:value="0.235136996062305" calcext:value-type="percentage">
            <text:p>23.51%</text:p>
          </table:table-cell>
          <table:table-cell office:value-type="percentage" office:value="-0.0885064353244606" calcext:value-type="percentage">
            <text:p>-8.85%</text:p>
          </table:table-cell>
          <table:table-cell office:value-type="percentage" office:value="-0.0858068264140039" calcext:value-type="percentage">
            <text:p>-8.58%</text:p>
          </table:table-cell>
          <table:table-cell office:value-type="percentage" office:value="-0.0745108203090478" calcext:value-type="percentage">
            <text:p>-7.45%</text:p>
          </table:table-cell>
          <table:table-cell office:value-type="percentage" office:value="-0.0347035501262382" calcext:value-type="percentage">
            <text:p>-3.47%</text:p>
          </table:table-cell>
          <table:table-cell office:value-type="percentage" office:value="0.148167326550784" calcext:value-type="percentage">
            <text:p>14.82%</text:p>
          </table:table-cell>
          <table:table-cell table:formula="of:=[.AA$4]*ABS([.$M290])+[.AA$6]*ABS([.$L290])+[.AA$8]*ABS([.$Q290])" office:value-type="percentage" office:value="0.15727025264585" calcext:value-type="percentage">
            <text:p>15.73%</text:p>
          </table:table-cell>
          <table:table-cell table:formula="of:=[.AB$4]*ABS([.$M290])+[.AB$6]*ABS([.$L290])+[.AB$8]*ABS([.$Q290])" office:value-type="percentage" office:value="0.109135580520877" calcext:value-type="percentage">
            <text:p>10.91%</text:p>
          </table:table-cell>
          <table:table-cell table:formula="of:=[.AC$4]*ABS([.$M290])+[.AC$6]*ABS([.$L290])+[.AC$8]*ABS([.$Q290])" office:value-type="percentage" office:value="0.211776973037368" calcext:value-type="percentage">
            <text:p>21.18%</text:p>
          </table:table-cell>
          <table:table-cell table:formula="of:=[.AD$4]*ABS([.$M290])+[.AD$6]*ABS([.$L290])+[.AD$8]*ABS([.$Q290])" office:value-type="percentage" office:value="0.150898204379304" calcext:value-type="percentage">
            <text:p>15.09%</text:p>
          </table:table-cell>
          <table:table-cell table:formula="of:=[.AA$4]*ABS([.$O290])+[.AA$6]*ABS([.$L290])+[.AA$8]*ABS([.$Q290])" office:value-type="percentage" office:value="0.152605047640712" calcext:value-type="percentage">
            <text:p>15.26%</text:p>
          </table:table-cell>
          <table:table-cell table:formula="of:=[.AB$4]*ABS([.$O290])+[.AB$6]*ABS([.$L290])+[.AB$8]*ABS([.$Q290])" office:value-type="percentage" office:value="0.0979390885085471" calcext:value-type="percentage">
            <text:p>9.79%</text:p>
          </table:table-cell>
          <table:table-cell table:formula="of:=[.AC$4]*ABS([.$O290])+[.AC$6]*ABS([.$L290])+[.AC$8]*ABS([.$Q290])" office:value-type="percentage" office:value="0.210377411535827" calcext:value-type="percentage">
            <text:p>21.04%</text:p>
          </table:table-cell>
          <table:table-cell table:formula="of:=[.AD$4]*ABS([.$O290])+[.AD$6]*ABS([.$L290])+[.AD$8]*ABS([.$Q290])" office:value-type="percentage" office:value="0.149498642877762" calcext:value-type="percentage">
            <text:p>14.9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96097006f73de91de5d6d52b169b3c0122d8cc4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Softlayer DAL (US)</text:p>
          </table:table-cell>
          <table:table-cell office:value-type="string" calcext:value-type="string">
            <text:p>MiB/s</text:p>
          </table:table-cell>
          <table:table-cell office:value-type="float" office:value="10.7552745383868" calcext:value-type="float">
            <text:p>10.7552745383868</text:p>
          </table:table-cell>
          <table:table-cell office:value-type="float" office:value="2.49" calcext:value-type="float">
            <text:p>2.49</text:p>
          </table:table-cell>
          <table:table-cell office:value-type="float" office:value="14.8866666666667" calcext:value-type="float">
            <text:p>14.8866666666667</text:p>
          </table:table-cell>
          <table:table-cell office:value-type="float" office:value="2.42776266190159" calcext:value-type="float">
            <text:p>2.42776266190159</text:p>
          </table:table-cell>
          <table:table-cell office:value-type="float" office:value="123.623845268814" calcext:value-type="float">
            <text:p>123.623845268814</text:p>
          </table:table-cell>
          <table:table-cell office:value-type="percentage" office:value="0.225727632822076" calcext:value-type="percentage">
            <text:p>22.57%</text:p>
          </table:table-cell>
          <table:table-cell office:value-type="percentage" office:value="-0.0847172079047787" calcext:value-type="percentage">
            <text:p>-8.47%</text:p>
          </table:table-cell>
          <table:table-cell office:value-type="percentage" office:value="-0.0820789126264336" calcext:value-type="percentage">
            <text:p>-8.21%</text:p>
          </table:table-cell>
          <table:table-cell office:value-type="percentage" office:value="-0.0711827611138061" calcext:value-type="percentage">
            <text:p>-7.12%</text:p>
          </table:table-cell>
          <table:table-cell office:value-type="percentage" office:value="-0.0266028344459396" calcext:value-type="percentage">
            <text:p>-2.66%</text:p>
          </table:table-cell>
          <table:table-cell office:value-type="percentage" office:value="0.149898854371844" calcext:value-type="percentage">
            <text:p>14.99%</text:p>
          </table:table-cell>
          <table:table-cell table:formula="of:=[.AA$4]*ABS([.$M291])+[.AA$6]*ABS([.$L291])+[.AA$8]*ABS([.$Q291])" office:value-type="percentage" office:value="0.153447898366233" calcext:value-type="percentage">
            <text:p>15.34%</text:p>
          </table:table-cell>
          <table:table-cell table:formula="of:=[.AB$4]*ABS([.$M291])+[.AB$6]*ABS([.$L291])+[.AB$8]*ABS([.$Q291])" office:value-type="percentage" office:value="0.105336415043215" calcext:value-type="percentage">
            <text:p>10.53%</text:p>
          </table:table-cell>
          <table:table-cell table:formula="of:=[.AC$4]*ABS([.$M291])+[.AC$6]*ABS([.$L291])+[.AC$8]*ABS([.$Q291])" office:value-type="percentage" office:value="0.204043712485323" calcext:value-type="percentage">
            <text:p>20.40%</text:p>
          </table:table-cell>
          <table:table-cell table:formula="of:=[.AD$4]*ABS([.$M291])+[.AD$6]*ABS([.$L291])+[.AD$8]*ABS([.$Q291])" office:value-type="percentage" office:value="0.150963567570161" calcext:value-type="percentage">
            <text:p>15.10%</text:p>
          </table:table-cell>
          <table:table-cell table:formula="of:=[.AA$4]*ABS([.$O291])+[.AA$6]*ABS([.$L291])+[.AA$8]*ABS([.$Q291])" office:value-type="percentage" office:value="0.148936416102575" calcext:value-type="percentage">
            <text:p>14.89%</text:p>
          </table:table-cell>
          <table:table-cell table:formula="of:=[.AB$4]*ABS([.$O291])+[.AB$6]*ABS([.$L291])+[.AB$8]*ABS([.$Q291])" office:value-type="percentage" office:value="0.0945088576104369" calcext:value-type="percentage">
            <text:p>9.45%</text:p>
          </table:table-cell>
          <table:table-cell table:formula="of:=[.AC$4]*ABS([.$O291])+[.AC$6]*ABS([.$L291])+[.AC$8]*ABS([.$Q291])" office:value-type="percentage" office:value="0.202690267806226" calcext:value-type="percentage">
            <text:p>20.27%</text:p>
          </table:table-cell>
          <table:table-cell table:formula="of:=[.AD$4]*ABS([.$O291])+[.AD$6]*ABS([.$L291])+[.AD$8]*ABS([.$Q291])" office:value-type="percentage" office:value="0.149610122891064" calcext:value-type="percentage">
            <text:p>14.9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96097006f73de91de5d6d52b169b3c0122d8cc4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Softlayer DAL (US)</text:p>
          </table:table-cell>
          <table:table-cell office:value-type="string" calcext:value-type="string">
            <text:p>MiB/s</text:p>
          </table:table-cell>
          <table:table-cell office:value-type="float" office:value="10.8822090729783" calcext:value-type="float">
            <text:p>10.8822090729783</text:p>
          </table:table-cell>
          <table:table-cell office:value-type="float" office:value="0.08" calcext:value-type="float">
            <text:p>0.08</text:p>
          </table:table-cell>
          <table:table-cell office:value-type="float" office:value="14.62" calcext:value-type="float">
            <text:p>14.62</text:p>
          </table:table-cell>
          <table:table-cell office:value-type="float" office:value="2.30916265656955" calcext:value-type="float">
            <text:p>2.30916265656955</text:p>
          </table:table-cell>
          <table:table-cell office:value-type="float" office:value="59.4656233496082" calcext:value-type="float">
            <text:p>59.4656233496082</text:p>
          </table:table-cell>
          <table:table-cell office:value-type="percentage" office:value="0.212196130499224" calcext:value-type="percentage">
            <text:p>21.22%</text:p>
          </table:table-cell>
          <table:table-cell office:value-type="percentage" office:value="-0.0786672634933568" calcext:value-type="percentage">
            <text:p>-7.87%</text:p>
          </table:table-cell>
          <table:table-cell office:value-type="percentage" office:value="-0.0753026944972628" calcext:value-type="percentage">
            <text:p>-7.53%</text:p>
          </table:table-cell>
          <table:table-cell office:value-type="percentage" office:value="-0.0636305443236158" calcext:value-type="percentage">
            <text:p>-6.36%</text:p>
          </table:table-cell>
          <table:table-cell office:value-type="percentage" office:value="-0.022727723533524" calcext:value-type="percentage">
            <text:p>-2.27%</text:p>
          </table:table-cell>
          <table:table-cell office:value-type="percentage" office:value="0.14187814382818" calcext:value-type="percentage">
            <text:p>14.19%</text:p>
          </table:table-cell>
          <table:table-cell table:formula="of:=[.AA$4]*ABS([.$M292])+[.AA$6]*ABS([.$L292])+[.AA$8]*ABS([.$Q292])" office:value-type="percentage" office:value="0.144247179273587" calcext:value-type="percentage">
            <text:p>14.42%</text:p>
          </table:table-cell>
          <table:table-cell table:formula="of:=[.AB$4]*ABS([.$M292])+[.AB$6]*ABS([.$L292])+[.AB$8]*ABS([.$Q292])" office:value-type="percentage" office:value="0.0983412382274258" calcext:value-type="percentage">
            <text:p>9.83%</text:p>
          </table:table-cell>
          <table:table-cell table:formula="of:=[.AC$4]*ABS([.$M292])+[.AC$6]*ABS([.$L292])+[.AC$8]*ABS([.$Q292])" office:value-type="percentage" office:value="0.191811445131533" calcext:value-type="percentage">
            <text:p>19.18%</text:p>
          </table:table-cell>
          <table:table-cell table:formula="of:=[.AD$4]*ABS([.$M292])+[.AD$6]*ABS([.$L292])+[.AD$8]*ABS([.$Q292])" office:value-type="percentage" office:value="0.142588854461802" calcext:value-type="percentage">
            <text:p>14.26%</text:p>
          </table:table-cell>
          <table:table-cell table:formula="of:=[.AA$4]*ABS([.$O292])+[.AA$6]*ABS([.$L292])+[.AA$8]*ABS([.$Q292])" office:value-type="percentage" office:value="0.13923493955034" calcext:value-type="percentage">
            <text:p>13.92%</text:p>
          </table:table-cell>
          <table:table-cell table:formula="of:=[.AB$4]*ABS([.$O292])+[.AB$6]*ABS([.$L292])+[.AB$8]*ABS([.$Q292])" office:value-type="percentage" office:value="0.086311862891633" calcext:value-type="percentage">
            <text:p>8.63%</text:p>
          </table:table-cell>
          <table:table-cell table:formula="of:=[.AC$4]*ABS([.$O292])+[.AC$6]*ABS([.$L292])+[.AC$8]*ABS([.$Q292])" office:value-type="percentage" office:value="0.190307773214559" calcext:value-type="percentage">
            <text:p>19.03%</text:p>
          </table:table-cell>
          <table:table-cell table:formula="of:=[.AD$4]*ABS([.$O292])+[.AD$6]*ABS([.$L292])+[.AD$8]*ABS([.$Q292])" office:value-type="percentage" office:value="0.141085182544828" calcext:value-type="percentage">
            <text:p>14.1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96097006f73de91de5d6d52b169b3c0122d8cc4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Softlayer DAL (US)</text:p>
          </table:table-cell>
          <table:table-cell office:value-type="string" calcext:value-type="string">
            <text:p>MiB/s</text:p>
          </table:table-cell>
          <table:table-cell office:value-type="float" office:value="11.1258184079602" calcext:value-type="float">
            <text:p>11.1258184079602</text:p>
          </table:table-cell>
          <table:table-cell office:value-type="float" office:value="5.82" calcext:value-type="float">
            <text:p>5.82</text:p>
          </table:table-cell>
          <table:table-cell office:value-type="float" office:value="14.1966666666667" calcext:value-type="float">
            <text:p>14.1966666666667</text:p>
          </table:table-cell>
          <table:table-cell office:value-type="float" office:value="0.840040016343121" calcext:value-type="float">
            <text:p>0.840040016343121</text:p>
          </table:table-cell>
          <table:table-cell office:value-type="float" office:value="115.893941749585" calcext:value-type="float">
            <text:p>115.893941749585</text:p>
          </table:table-cell>
          <table:table-cell office:value-type="percentage" office:value="0.0755036605434884" calcext:value-type="percentage">
            <text:p>7.55%</text:p>
          </table:table-cell>
          <table:table-cell office:value-type="percentage" office:value="-0.0277187540262965" calcext:value-type="percentage">
            <text:p>-2.77%</text:p>
          </table:table-cell>
          <table:table-cell office:value-type="percentage" office:value="-0.0209802070756245" calcext:value-type="percentage">
            <text:p>-2.10%</text:p>
          </table:table-cell>
          <table:table-cell office:value-type="percentage" office:value="-0.0105189852515324" calcext:value-type="percentage">
            <text:p>-1.05%</text:p>
          </table:table-cell>
          <table:table-cell office:value-type="percentage" office:value="-0.00107925110342282" calcext:value-type="percentage">
            <text:p>-0.11%</text:p>
          </table:table-cell>
          <table:table-cell office:value-type="percentage" office:value="0.0544271267743192" calcext:value-type="percentage">
            <text:p>5.44%</text:p>
          </table:table-cell>
          <table:table-cell table:formula="of:=[.AA$4]*ABS([.$M293])+[.AA$6]*ABS([.$L293])+[.AA$8]*ABS([.$Q293])" office:value-type="percentage" office:value="0.0525498471147014" calcext:value-type="percentage">
            <text:p>5.25%</text:p>
          </table:table-cell>
          <table:table-cell table:formula="of:=[.AB$4]*ABS([.$M293])+[.AB$6]*ABS([.$L293])+[.AB$8]*ABS([.$Q293])" office:value-type="percentage" office:value="0.035168081952818" calcext:value-type="percentage">
            <text:p>3.52%</text:p>
          </table:table-cell>
          <table:table-cell table:formula="of:=[.AC$4]*ABS([.$M293])+[.AC$6]*ABS([.$L293])+[.AC$8]*ABS([.$Q293])" office:value-type="percentage" office:value="0.0686175165148523" calcext:value-type="percentage">
            <text:p>6.86%</text:p>
          </table:table-cell>
          <table:table-cell table:formula="of:=[.AD$4]*ABS([.$M293])+[.AD$6]*ABS([.$L293])+[.AD$8]*ABS([.$Q293])" office:value-type="percentage" office:value="0.0538639428764339" calcext:value-type="percentage">
            <text:p>5.39%</text:p>
          </table:table-cell>
          <table:table-cell table:formula="of:=[.AA$4]*ABS([.$O293])+[.AA$6]*ABS([.$L293])+[.AA$8]*ABS([.$Q293])" office:value-type="percentage" office:value="0.0468165908564467" calcext:value-type="percentage">
            <text:p>4.68%</text:p>
          </table:table-cell>
          <table:table-cell table:formula="of:=[.AB$4]*ABS([.$O293])+[.AB$6]*ABS([.$L293])+[.AB$8]*ABS([.$Q293])" office:value-type="percentage" office:value="0.0214082669330067" calcext:value-type="percentage">
            <text:p>2.14%</text:p>
          </table:table-cell>
          <table:table-cell table:formula="of:=[.AC$4]*ABS([.$O293])+[.AC$6]*ABS([.$L293])+[.AC$8]*ABS([.$Q293])" office:value-type="percentage" office:value="0.0668975396373759" calcext:value-type="percentage">
            <text:p>6.69%</text:p>
          </table:table-cell>
          <table:table-cell table:formula="of:=[.AD$4]*ABS([.$O293])+[.AD$6]*ABS([.$L293])+[.AD$8]*ABS([.$Q293])" office:value-type="percentage" office:value="0.0521439659989575" calcext:value-type="percentage">
            <text:p>5.2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96097006f73de91de5d6d52b169b3c0122d8cc4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Softlayer DAL (US)</text:p>
          </table:table-cell>
          <table:table-cell office:value-type="string" calcext:value-type="string">
            <text:p>MiB/s</text:p>
          </table:table-cell>
          <table:table-cell office:value-type="float" office:value="11.1416100178891" calcext:value-type="float">
            <text:p>11.1416100178891</text:p>
          </table:table-cell>
          <table:table-cell office:value-type="float" office:value="7.36" calcext:value-type="float">
            <text:p>7.36</text:p>
          </table:table-cell>
          <table:table-cell office:value-type="float" office:value="13.2666666666667" calcext:value-type="float">
            <text:p>13.2666666666667</text:p>
          </table:table-cell>
          <table:table-cell office:value-type="float" office:value="0.779434661053301" calcext:value-type="float">
            <text:p>0.779434661053301</text:p>
          </table:table-cell>
          <table:table-cell office:value-type="float" office:value="116.058437686345" calcext:value-type="float">
            <text:p>116.058437686345</text:p>
          </table:table-cell>
          <table:table-cell office:value-type="percentage" office:value="0.0699570941544204" calcext:value-type="percentage">
            <text:p>7.00%</text:p>
          </table:table-cell>
          <table:table-cell office:value-type="percentage" office:value="-0.025578640917551" calcext:value-type="percentage">
            <text:p>-2.56%</text:p>
          </table:table-cell>
          <table:table-cell office:value-type="percentage" office:value="-0.0191643948951531" calcext:value-type="percentage">
            <text:p>-1.92%</text:p>
          </table:table-cell>
          <table:table-cell office:value-type="percentage" office:value="-0.00693705515681007" calcext:value-type="percentage">
            <text:p>-0.69%</text:p>
          </table:table-cell>
          <table:table-cell office:value-type="percentage" office:value="0.0000503000379816509" calcext:value-type="percentage">
            <text:p>0.01%</text:p>
          </table:table-cell>
          <table:table-cell office:value-type="percentage" office:value="0.0478987492740964" calcext:value-type="percentage">
            <text:p>4.79%</text:p>
          </table:table-cell>
          <table:table-cell table:formula="of:=[.AA$4]*ABS([.$M294])+[.AA$6]*ABS([.$L294])+[.AA$8]*ABS([.$Q294])" office:value-type="percentage" office:value="0.0478114947820226" calcext:value-type="percentage">
            <text:p>4.78%</text:p>
          </table:table-cell>
          <table:table-cell table:formula="of:=[.AB$4]*ABS([.$M294])+[.AB$6]*ABS([.$L294])+[.AB$8]*ABS([.$Q294])" office:value-type="percentage" office:value="0.0322484970768925" calcext:value-type="percentage">
            <text:p>3.22%</text:p>
          </table:table-cell>
          <table:table-cell table:formula="of:=[.AC$4]*ABS([.$M294])+[.AC$6]*ABS([.$L294])+[.AC$8]*ABS([.$Q294])" office:value-type="percentage" office:value="0.0633134143427011" calcext:value-type="percentage">
            <text:p>6.33%</text:p>
          </table:table-cell>
          <table:table-cell table:formula="of:=[.AD$4]*ABS([.$M294])+[.AD$6]*ABS([.$L294])+[.AD$8]*ABS([.$Q294])" office:value-type="percentage" office:value="0.0478725729264743" calcext:value-type="percentage">
            <text:p>4.79%</text:p>
          </table:table-cell>
          <table:table-cell table:formula="of:=[.AA$4]*ABS([.$O294])+[.AA$6]*ABS([.$L294])+[.AA$8]*ABS([.$Q294])" office:value-type="percentage" office:value="0.0415976328617756" calcext:value-type="percentage">
            <text:p>4.16%</text:p>
          </table:table-cell>
          <table:table-cell table:formula="of:=[.AB$4]*ABS([.$O294])+[.AB$6]*ABS([.$L294])+[.AB$8]*ABS([.$Q294])" office:value-type="percentage" office:value="0.0173352284682997" calcext:value-type="percentage">
            <text:p>1.73%</text:p>
          </table:table-cell>
          <table:table-cell table:formula="of:=[.AC$4]*ABS([.$O294])+[.AC$6]*ABS([.$L294])+[.AC$8]*ABS([.$Q294])" office:value-type="percentage" office:value="0.061449255766627" calcext:value-type="percentage">
            <text:p>6.14%</text:p>
          </table:table-cell>
          <table:table-cell table:formula="of:=[.AD$4]*ABS([.$O294])+[.AD$6]*ABS([.$L294])+[.AD$8]*ABS([.$Q294])" office:value-type="percentage" office:value="0.0460084143504002" calcext:value-type="percentage">
            <text:p>4.6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96097006f73de91de5d6d52b169b3c0122d8cc40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Softlayer DAL (US)</text:p>
          </table:table-cell>
          <table:table-cell office:value-type="string" calcext:value-type="string">
            <text:p>MiB/s</text:p>
          </table:table-cell>
          <table:table-cell office:value-type="float" office:value="11.1186795146324" calcext:value-type="float">
            <text:p>11.1186795146324</text:p>
          </table:table-cell>
          <table:table-cell office:value-type="float" office:value="6.29" calcext:value-type="float">
            <text:p>6.29</text:p>
          </table:table-cell>
          <table:table-cell office:value-type="float" office:value="13.53" calcext:value-type="float">
            <text:p>13.53</text:p>
          </table:table-cell>
          <table:table-cell office:value-type="float" office:value="0.855663921534437" calcext:value-type="float">
            <text:p>0.855663921534437</text:p>
          </table:table-cell>
          <table:table-cell office:value-type="float" office:value="57.9097891387105" calcext:value-type="float">
            <text:p>57.9097891387105</text:p>
          </table:table-cell>
          <table:table-cell office:value-type="percentage" office:value="0.0769573329646174" calcext:value-type="percentage">
            <text:p>7.70%</text:p>
          </table:table-cell>
          <table:table-cell office:value-type="percentage" office:value="-0.0289527069096391" calcext:value-type="percentage">
            <text:p>-2.90%</text:p>
          </table:table-cell>
          <table:table-cell office:value-type="percentage" office:value="-0.0214610054138497" calcext:value-type="percentage">
            <text:p>-2.15%</text:p>
          </table:table-cell>
          <table:table-cell office:value-type="percentage" office:value="-0.0103989064756407" calcext:value-type="percentage">
            <text:p>-1.04%</text:p>
          </table:table-cell>
          <table:table-cell office:value-type="percentage" office:value="-0.00033047657979907" calcext:value-type="percentage">
            <text:p>-0.03%</text:p>
          </table:table-cell>
          <table:table-cell office:value-type="percentage" office:value="0.0544807206499982" calcext:value-type="percentage">
            <text:p>5.45%</text:p>
          </table:table-cell>
          <table:table-cell table:formula="of:=[.AA$4]*ABS([.$M295])+[.AA$6]*ABS([.$L295])+[.AA$8]*ABS([.$Q295])" office:value-type="percentage" office:value="0.0534635868414182" calcext:value-type="percentage">
            <text:p>5.35%</text:p>
          </table:table-cell>
          <table:table-cell table:formula="of:=[.AB$4]*ABS([.$M295])+[.AB$6]*ABS([.$L295])+[.AB$8]*ABS([.$Q295])" office:value-type="percentage" office:value="0.0363059708891728" calcext:value-type="percentage">
            <text:p>3.63%</text:p>
          </table:table-cell>
          <table:table-cell table:formula="of:=[.AC$4]*ABS([.$M295])+[.AC$6]*ABS([.$L295])+[.AC$8]*ABS([.$Q295])" office:value-type="percentage" office:value="0.0699092091276577" calcext:value-type="percentage">
            <text:p>6.99%</text:p>
          </table:table-cell>
          <table:table-cell table:formula="of:=[.AD$4]*ABS([.$M295])+[.AD$6]*ABS([.$L295])+[.AD$8]*ABS([.$Q295])" office:value-type="percentage" office:value="0.0541755805074242" calcext:value-type="percentage">
            <text:p>5.42%</text:p>
          </table:table-cell>
          <table:table-cell table:formula="of:=[.AA$4]*ABS([.$O295])+[.AA$6]*ABS([.$L295])+[.AA$8]*ABS([.$Q295])" office:value-type="percentage" office:value="0.0472789866967521" calcext:value-type="percentage">
            <text:p>4.73%</text:p>
          </table:table-cell>
          <table:table-cell table:formula="of:=[.AB$4]*ABS([.$O295])+[.AB$6]*ABS([.$L295])+[.AB$8]*ABS([.$Q295])" office:value-type="percentage" office:value="0.0214629305419741" calcext:value-type="percentage">
            <text:p>2.15%</text:p>
          </table:table-cell>
          <table:table-cell table:formula="of:=[.AC$4]*ABS([.$O295])+[.AC$6]*ABS([.$L295])+[.AC$8]*ABS([.$Q295])" office:value-type="percentage" office:value="0.0680538290842578" calcext:value-type="percentage">
            <text:p>6.81%</text:p>
          </table:table-cell>
          <table:table-cell table:formula="of:=[.AD$4]*ABS([.$O295])+[.AD$6]*ABS([.$L295])+[.AD$8]*ABS([.$Q295])" office:value-type="percentage" office:value="0.0523202004640244" calcext:value-type="percentage">
            <text:p>5.2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a9877955225656b989fcfeea050078e6b2639c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threads: avg latency</text:p>
          </table:table-cell>
          <table:table-cell office:value-type="string" calcext:value-type="string">
            <text:p>ms</text:p>
          </table:table-cell>
          <table:table-cell office:value-type="float" office:value="178.16955165692" calcext:value-type="float">
            <text:p>178.16955165692</text:p>
          </table:table-cell>
          <table:table-cell office:value-type="float" office:value="130.71" calcext:value-type="float">
            <text:p>130.71</text:p>
          </table:table-cell>
          <table:table-cell office:value-type="float" office:value="219.473333333333" calcext:value-type="float">
            <text:p>219.473333333333</text:p>
          </table:table-cell>
          <table:table-cell office:value-type="float" office:value="23.476380836759" calcext:value-type="float">
            <text:p>23.476380836759</text:p>
          </table:table-cell>
          <table:table-cell office:value-type="float" office:value="0.064513003297535" calcext:value-type="float">
            <text:p>0.064513003297535</text:p>
          </table:table-cell>
          <table:table-cell office:value-type="percentage" office:value="0.131764269587234" calcext:value-type="percentage">
            <text:p>13.18%</text:p>
          </table:table-cell>
          <table:table-cell office:value-type="percentage" office:value="0.0557867736446999" calcext:value-type="percentage">
            <text:p>5.58%</text:p>
          </table:table-cell>
          <table:table-cell office:value-type="percentage" office:value="0.0539380387163597" calcext:value-type="percentage">
            <text:p>5.39%</text:p>
          </table:table-cell>
          <table:table-cell office:value-type="percentage" office:value="0.0431354964108354" calcext:value-type="percentage">
            <text:p>4.31%</text:p>
          </table:table-cell>
          <table:table-cell office:value-type="percentage" office:value="0.000932741736160048" calcext:value-type="percentage">
            <text:p>0.09%</text:p>
          </table:table-cell>
          <table:table-cell office:value-type="percentage" office:value="0.0813308122071585" calcext:value-type="percentage">
            <text:p>8.13%</text:p>
          </table:table-cell>
          <table:table-cell table:formula="of:=[.AA$4]*ABS([.$M296])+[.AA$6]*ABS([.$L296])+[.AA$8]*ABS([.$Q296])" office:value-type="percentage" office:value="0.0896272851463641" calcext:value-type="percentage">
            <text:p>8.96%</text:p>
          </table:table-cell>
          <table:table-cell table:formula="of:=[.AB$4]*ABS([.$M296])+[.AB$6]*ABS([.$L296])+[.AB$8]*ABS([.$Q296])" office:value-type="percentage" office:value="0.0659389270951992" calcext:value-type="percentage">
            <text:p>6.59%</text:p>
          </table:table-cell>
          <table:table-cell table:formula="of:=[.AC$4]*ABS([.$M296])+[.AC$6]*ABS([.$L296])+[.AC$8]*ABS([.$Q296])" office:value-type="percentage" office:value="0.119123174254973" calcext:value-type="percentage">
            <text:p>11.91%</text:p>
          </table:table-cell>
          <table:table-cell table:formula="of:=[.AD$4]*ABS([.$M296])+[.AD$6]*ABS([.$L296])+[.AD$8]*ABS([.$Q296])" office:value-type="percentage" office:value="0.0838197540889202" calcext:value-type="percentage">
            <text:p>8.38%</text:p>
          </table:table-cell>
          <table:table-cell table:formula="of:=[.AA$4]*ABS([.$O296])+[.AA$6]*ABS([.$L296])+[.AA$8]*ABS([.$Q296])" office:value-type="percentage" office:value="0.0854101927350759" calcext:value-type="percentage">
            <text:p>8.54%</text:p>
          </table:table-cell>
          <table:table-cell table:formula="of:=[.AB$4]*ABS([.$O296])+[.AB$6]*ABS([.$L296])+[.AB$8]*ABS([.$Q296])" office:value-type="percentage" office:value="0.0558179053081076" calcext:value-type="percentage">
            <text:p>5.58%</text:p>
          </table:table-cell>
          <table:table-cell table:formula="of:=[.AC$4]*ABS([.$O296])+[.AC$6]*ABS([.$L296])+[.AC$8]*ABS([.$Q296])" office:value-type="percentage" office:value="0.117858046531586" calcext:value-type="percentage">
            <text:p>11.79%</text:p>
          </table:table-cell>
          <table:table-cell table:formula="of:=[.AD$4]*ABS([.$O296])+[.AD$6]*ABS([.$L296])+[.AD$8]*ABS([.$Q296])" office:value-type="percentage" office:value="0.0825546263655337" calcext:value-type="percentage">
            <text:p>8.2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a9877955225656b989fcfeea050078e6b2639c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threads: avg latency</text:p>
          </table:table-cell>
          <table:table-cell office:value-type="string" calcext:value-type="string">
            <text:p>ms</text:p>
          </table:table-cell>
          <table:table-cell office:value-type="float" office:value="85.7363532555879" calcext:value-type="float">
            <text:p>85.7363532555879</text:p>
          </table:table-cell>
          <table:table-cell office:value-type="float" office:value="67.1533333333333" calcext:value-type="float">
            <text:p>67.1533333333333</text:p>
          </table:table-cell>
          <table:table-cell office:value-type="float" office:value="101.243333333333" calcext:value-type="float">
            <text:p>101.243333333333</text:p>
          </table:table-cell>
          <table:table-cell office:value-type="float" office:value="8.36011999489499" calcext:value-type="float">
            <text:p>8.36011999489499</text:p>
          </table:table-cell>
          <table:table-cell office:value-type="float" office:value="0.134065101174735" calcext:value-type="float">
            <text:p>0.134065101174735</text:p>
          </table:table-cell>
          <table:table-cell office:value-type="percentage" office:value="0.0975096289665214" calcext:value-type="percentage">
            <text:p>9.75%</text:p>
          </table:table-cell>
          <table:table-cell office:value-type="percentage" office:value="0.0436286157346943" calcext:value-type="percentage">
            <text:p>4.36%</text:p>
          </table:table-cell>
          <table:table-cell office:value-type="percentage" office:value="0.0422018584079044" calcext:value-type="percentage">
            <text:p>4.22%</text:p>
          </table:table-cell>
          <table:table-cell office:value-type="percentage" office:value="0.0215187956456014" calcext:value-type="percentage">
            <text:p>2.1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609929235407262" calcext:value-type="percentage">
            <text:p>6.10%</text:p>
          </table:table-cell>
          <table:table-cell table:formula="of:=[.AA$4]*ABS([.$M297])+[.AA$6]*ABS([.$L297])+[.AA$8]*ABS([.$Q297])" office:value-type="percentage" office:value="0.0673770560806473" calcext:value-type="percentage">
            <text:p>6.74%</text:p>
          </table:table-cell>
          <table:table-cell table:formula="of:=[.AB$4]*ABS([.$M297])+[.AB$6]*ABS([.$L297])+[.AB$8]*ABS([.$Q297])" office:value-type="percentage" office:value="0.0507531478384802" calcext:value-type="percentage">
            <text:p>5.08%</text:p>
          </table:table-cell>
          <table:table-cell table:formula="of:=[.AC$4]*ABS([.$M297])+[.AC$6]*ABS([.$L297])+[.AC$8]*ABS([.$Q297])" office:value-type="percentage" office:value="0.0884698571007591" calcext:value-type="percentage">
            <text:p>8.85%</text:p>
          </table:table-cell>
          <table:table-cell table:formula="of:=[.AD$4]*ABS([.$M297])+[.AD$6]*ABS([.$L297])+[.AD$8]*ABS([.$Q297])" office:value-type="percentage" office:value="0.0629081633027025" calcext:value-type="percentage">
            <text:p>6.29%</text:p>
          </table:table-cell>
          <table:table-cell table:formula="of:=[.AA$4]*ABS([.$O297])+[.AA$6]*ABS([.$L297])+[.AA$8]*ABS([.$Q297])" office:value-type="percentage" office:value="0.0600071160509497" calcext:value-type="percentage">
            <text:p>6.00%</text:p>
          </table:table-cell>
          <table:table-cell table:formula="of:=[.AB$4]*ABS([.$O297])+[.AB$6]*ABS([.$L297])+[.AB$8]*ABS([.$Q297])" office:value-type="percentage" office:value="0.0330652917672059" calcext:value-type="percentage">
            <text:p>3.31%</text:p>
          </table:table-cell>
          <table:table-cell table:formula="of:=[.AC$4]*ABS([.$O297])+[.AC$6]*ABS([.$L297])+[.AC$8]*ABS([.$Q297])" office:value-type="percentage" office:value="0.0862588750918499" calcext:value-type="percentage">
            <text:p>8.63%</text:p>
          </table:table-cell>
          <table:table-cell table:formula="of:=[.AD$4]*ABS([.$O297])+[.AD$6]*ABS([.$L297])+[.AD$8]*ABS([.$Q297])" office:value-type="percentage" office:value="0.0606971812937933" calcext:value-type="percentage">
            <text:p>6.0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a9877955225656b989fcfeea050078e6b2639c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threads: avg latency</text:p>
          </table:table-cell>
          <table:table-cell office:value-type="string" calcext:value-type="string">
            <text:p>ms</text:p>
          </table:table-cell>
          <table:table-cell office:value-type="float" office:value="86.2949408284024" calcext:value-type="float">
            <text:p>86.2949408284024</text:p>
          </table:table-cell>
          <table:table-cell office:value-type="float" office:value="68.5933333333333" calcext:value-type="float">
            <text:p>68.5933333333333</text:p>
          </table:table-cell>
          <table:table-cell office:value-type="float" office:value="102.433333333333" calcext:value-type="float">
            <text:p>102.433333333333</text:p>
          </table:table-cell>
          <table:table-cell office:value-type="float" office:value="8.24810323404457" calcext:value-type="float">
            <text:p>8.24810323404457</text:p>
          </table:table-cell>
          <table:table-cell office:value-type="float" office:value="0.0633233051886909" calcext:value-type="float">
            <text:p>0.063323305188691</text:p>
          </table:table-cell>
          <table:table-cell office:value-type="percentage" office:value="0.0955803799720535" calcext:value-type="percentage">
            <text:p>9.56%</text:p>
          </table:table-cell>
          <table:table-cell office:value-type="percentage" office:value="0.042692193322694" calcext:value-type="percentage">
            <text:p>4.27%</text:p>
          </table:table-cell>
          <table:table-cell office:value-type="percentage" office:value="0.0402963368927493" calcext:value-type="percentage">
            <text:p>4.03%</text:p>
          </table:table-cell>
          <table:table-cell office:value-type="percentage" office:value="0.016284006685972" calcext:value-type="percentage">
            <text:p>1.6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607833069948271" calcext:value-type="percentage">
            <text:p>6.08%</text:p>
          </table:table-cell>
          <table:table-cell table:formula="of:=[.AA$4]*ABS([.$M298])+[.AA$6]*ABS([.$L298])+[.AA$8]*ABS([.$Q298])" office:value-type="percentage" office:value="0.0663519600965249" calcext:value-type="percentage">
            <text:p>6.64%</text:p>
          </table:table-cell>
          <table:table-cell table:formula="of:=[.AB$4]*ABS([.$M298])+[.AB$6]*ABS([.$L298])+[.AB$8]*ABS([.$Q298])" office:value-type="percentage" office:value="0.0497901233548433" calcext:value-type="percentage">
            <text:p>4.98%</text:p>
          </table:table-cell>
          <table:table-cell table:formula="of:=[.AC$4]*ABS([.$M298])+[.AC$6]*ABS([.$L298])+[.AC$8]*ABS([.$Q298])" office:value-type="percentage" office:value="0.0868118540093949" calcext:value-type="percentage">
            <text:p>8.68%</text:p>
          </table:table-cell>
          <table:table-cell table:formula="of:=[.AD$4]*ABS([.$M298])+[.AD$6]*ABS([.$L298])+[.AD$8]*ABS([.$Q298])" office:value-type="percentage" office:value="0.0624539029253364" calcext:value-type="percentage">
            <text:p>6.25%</text:p>
          </table:table-cell>
          <table:table-cell table:formula="of:=[.AA$4]*ABS([.$O298])+[.AA$6]*ABS([.$L298])+[.AA$8]*ABS([.$Q298])" office:value-type="percentage" office:value="0.0575492312176175" calcext:value-type="percentage">
            <text:p>5.75%</text:p>
          </table:table-cell>
          <table:table-cell table:formula="of:=[.AB$4]*ABS([.$O298])+[.AB$6]*ABS([.$L298])+[.AB$8]*ABS([.$Q298])" office:value-type="percentage" office:value="0.0286635740454657" calcext:value-type="percentage">
            <text:p>2.87%</text:p>
          </table:table-cell>
          <table:table-cell table:formula="of:=[.AC$4]*ABS([.$O298])+[.AC$6]*ABS([.$L298])+[.AC$8]*ABS([.$Q298])" office:value-type="percentage" office:value="0.0841710353457227" calcext:value-type="percentage">
            <text:p>8.42%</text:p>
          </table:table-cell>
          <table:table-cell table:formula="of:=[.AD$4]*ABS([.$O298])+[.AD$6]*ABS([.$L298])+[.AD$8]*ABS([.$Q298])" office:value-type="percentage" office:value="0.0598130842616642" calcext:value-type="percentage">
            <text:p>5.9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a9877955225656b989fcfeea050078e6b2639c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threads: avg latency</text:p>
          </table:table-cell>
          <table:table-cell office:value-type="string" calcext:value-type="string">
            <text:p>ms</text:p>
          </table:table-cell>
          <table:table-cell office:value-type="float" office:value="96.8467860696518" calcext:value-type="float">
            <text:p>96.8467860696518</text:p>
          </table:table-cell>
          <table:table-cell office:value-type="float" office:value="67.33" calcext:value-type="float">
            <text:p>67.33</text:p>
          </table:table-cell>
          <table:table-cell office:value-type="float" office:value="144.39" calcext:value-type="float">
            <text:p>144.39</text:p>
          </table:table-cell>
          <table:table-cell office:value-type="float" office:value="9.02718877643824" calcext:value-type="float">
            <text:p>9.02718877643824</text:p>
          </table:table-cell>
          <table:table-cell office:value-type="float" office:value="0.107558207034099" calcext:value-type="float">
            <text:p>0.107558207034099</text:p>
          </table:table-cell>
          <table:table-cell office:value-type="percentage" office:value="0.0932110309777955" calcext:value-type="percentage">
            <text:p>9.32%</text:p>
          </table:table-cell>
          <table:table-cell office:value-type="percentage" office:value="0.0380083546373308" calcext:value-type="percentage">
            <text:p>3.80%</text:p>
          </table:table-cell>
          <table:table-cell office:value-type="percentage" office:value="0.0318947139850802" calcext:value-type="percentage">
            <text:p>3.19%</text:p>
          </table:table-cell>
          <table:table-cell office:value-type="percentage" office:value="0.0102770363737668" calcext:value-type="percentage">
            <text:p>1.03%</text:p>
          </table:table-cell>
          <table:table-cell office:value-type="percentage" office:value="0.000732703930314533" calcext:value-type="percentage">
            <text:p>0.07%</text:p>
          </table:table-cell>
          <table:table-cell office:value-type="percentage" office:value="0.0575541456727993" calcext:value-type="percentage">
            <text:p>5.76%</text:p>
          </table:table-cell>
          <table:table-cell table:formula="of:=[.AA$4]*ABS([.$M299])+[.AA$6]*ABS([.$L299])+[.AA$8]*ABS([.$Q299])" office:value-type="percentage" office:value="0.0629245104293085" calcext:value-type="percentage">
            <text:p>6.29%</text:p>
          </table:table-cell>
          <table:table-cell table:formula="of:=[.AB$4]*ABS([.$M299])+[.AB$6]*ABS([.$L299])+[.AB$8]*ABS([.$Q299])" office:value-type="percentage" office:value="0.0454832013749241" calcext:value-type="percentage">
            <text:p>4.55%</text:p>
          </table:table-cell>
          <table:table-cell table:formula="of:=[.AC$4]*ABS([.$M299])+[.AC$6]*ABS([.$L299])+[.AC$8]*ABS([.$Q299])" office:value-type="percentage" office:value="0.0841250748132494" calcext:value-type="percentage">
            <text:p>8.41%</text:p>
          </table:table-cell>
          <table:table-cell table:formula="of:=[.AD$4]*ABS([.$M299])+[.AD$6]*ABS([.$L299])+[.AD$8]*ABS([.$Q299])" office:value-type="percentage" office:value="0.0591652550997521" calcext:value-type="percentage">
            <text:p>5.92%</text:p>
          </table:table-cell>
          <table:table-cell table:formula="of:=[.AA$4]*ABS([.$O299])+[.AA$6]*ABS([.$L299])+[.AA$8]*ABS([.$Q299])" office:value-type="percentage" office:value="0.0536807376747872" calcext:value-type="percentage">
            <text:p>5.37%</text:p>
          </table:table-cell>
          <table:table-cell table:formula="of:=[.AB$4]*ABS([.$O299])+[.AB$6]*ABS([.$L299])+[.AB$8]*ABS([.$Q299])" office:value-type="percentage" office:value="0.0232981467640729" calcext:value-type="percentage">
            <text:p>2.33%</text:p>
          </table:table-cell>
          <table:table-cell table:formula="of:=[.AC$4]*ABS([.$O299])+[.AC$6]*ABS([.$L299])+[.AC$8]*ABS([.$Q299])" office:value-type="percentage" office:value="0.081351942986893" calcext:value-type="percentage">
            <text:p>8.14%</text:p>
          </table:table-cell>
          <table:table-cell table:formula="of:=[.AD$4]*ABS([.$O299])+[.AD$6]*ABS([.$L299])+[.AD$8]*ABS([.$Q299])" office:value-type="percentage" office:value="0.0563921232733957" calcext:value-type="percentage">
            <text:p>5.6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a9877955225656b989fcfeea050078e6b2639c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threads: avg latency</text:p>
          </table:table-cell>
          <table:table-cell office:value-type="string" calcext:value-type="string">
            <text:p>ms</text:p>
          </table:table-cell>
          <table:table-cell office:value-type="float" office:value="97.285450208706" calcext:value-type="float">
            <text:p>97.285450208706</text:p>
          </table:table-cell>
          <table:table-cell office:value-type="float" office:value="72.8" calcext:value-type="float">
            <text:p>72.8</text:p>
          </table:table-cell>
          <table:table-cell office:value-type="float" office:value="109.466666666667" calcext:value-type="float">
            <text:p>109.466666666667</text:p>
          </table:table-cell>
          <table:table-cell office:value-type="float" office:value="8.50327758575326" calcext:value-type="float">
            <text:p>8.50327758575326</text:p>
          </table:table-cell>
          <table:table-cell office:value-type="float" office:value="0.10707322260749" calcext:value-type="float">
            <text:p>0.10707322260749</text:p>
          </table:table-cell>
          <table:table-cell office:value-type="percentage" office:value="0.0874054400479334" calcext:value-type="percentage">
            <text:p>8.74%</text:p>
          </table:table-cell>
          <table:table-cell office:value-type="percentage" office:value="0.0351806985551574" calcext:value-type="percentage">
            <text:p>3.52%</text:p>
          </table:table-cell>
          <table:table-cell office:value-type="percentage" office:value="0.0281747758305902" calcext:value-type="percentage">
            <text:p>2.82%</text:p>
          </table:table-cell>
          <table:table-cell office:value-type="percentage" office:value="0.00614616773997022" calcext:value-type="percentage">
            <text:p>0.6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22451749063037" calcext:value-type="percentage">
            <text:p>5.22%</text:p>
          </table:table-cell>
          <table:table-cell table:formula="of:=[.AA$4]*ABS([.$M300])+[.AA$6]*ABS([.$L300])+[.AA$8]*ABS([.$Q300])" office:value-type="percentage" office:value="0.0582771045031315" calcext:value-type="percentage">
            <text:p>5.83%</text:p>
          </table:table-cell>
          <table:table-cell table:formula="of:=[.AB$4]*ABS([.$M300])+[.AB$6]*ABS([.$L300])+[.AB$8]*ABS([.$Q300])" office:value-type="percentage" office:value="0.0421096203395497" calcext:value-type="percentage">
            <text:p>4.21%</text:p>
          </table:table-cell>
          <table:table-cell table:formula="of:=[.AC$4]*ABS([.$M300])+[.AC$6]*ABS([.$L300])+[.AC$8]*ABS([.$Q300])" office:value-type="percentage" office:value="0.0786669393844928" calcext:value-type="percentage">
            <text:p>7.87%</text:p>
          </table:table-cell>
          <table:table-cell table:formula="of:=[.AD$4]*ABS([.$M300])+[.AD$6]*ABS([.$L300])+[.AD$8]*ABS([.$Q300])" office:value-type="percentage" office:value="0.054054753785352" calcext:value-type="percentage">
            <text:p>5.41%</text:p>
          </table:table-cell>
          <table:table-cell table:formula="of:=[.AA$4]*ABS([.$O300])+[.AA$6]*ABS([.$L300])+[.AA$8]*ABS([.$Q300])" office:value-type="percentage" office:value="0.0485989275647358" calcext:value-type="percentage">
            <text:p>4.86%</text:p>
          </table:table-cell>
          <table:table-cell table:formula="of:=[.AB$4]*ABS([.$O300])+[.AB$6]*ABS([.$L300])+[.AB$8]*ABS([.$Q300])" office:value-type="percentage" office:value="0.0188819956873999" calcext:value-type="percentage">
            <text:p>1.89%</text:p>
          </table:table-cell>
          <table:table-cell table:formula="of:=[.AC$4]*ABS([.$O300])+[.AC$6]*ABS([.$L300])+[.AC$8]*ABS([.$Q300])" office:value-type="percentage" office:value="0.0757634863029741" calcext:value-type="percentage">
            <text:p>7.58%</text:p>
          </table:table-cell>
          <table:table-cell table:formula="of:=[.AD$4]*ABS([.$O300])+[.AD$6]*ABS([.$L300])+[.AD$8]*ABS([.$Q300])" office:value-type="percentage" office:value="0.0511513007038333" calcext:value-type="percentage">
            <text:p>5.1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a9877955225656b989fcfeea050078e6b2639ced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threads: avg latency</text:p>
          </table:table-cell>
          <table:table-cell office:value-type="string" calcext:value-type="string">
            <text:p>ms</text:p>
          </table:table-cell>
          <table:table-cell office:value-type="float" office:value="56.2856745182013" calcext:value-type="float">
            <text:p>56.2856745182013</text:p>
          </table:table-cell>
          <table:table-cell office:value-type="float" office:value="44.44" calcext:value-type="float">
            <text:p>44.44</text:p>
          </table:table-cell>
          <table:table-cell office:value-type="float" office:value="63.1133333333333" calcext:value-type="float">
            <text:p>63.1133333333333</text:p>
          </table:table-cell>
          <table:table-cell office:value-type="float" office:value="4.43653775795" calcext:value-type="float">
            <text:p>4.43653775795</text:p>
          </table:table-cell>
          <table:table-cell office:value-type="float" office:value="0.0925339063254736" calcext:value-type="float">
            <text:p>0.092533906325474</text:p>
          </table:table-cell>
          <table:table-cell office:value-type="percentage" office:value="0.0788217925062858" calcext:value-type="percentage">
            <text:p>7.88%</text:p>
          </table:table-cell>
          <table:table-cell office:value-type="percentage" office:value="0.0318568922435366" calcext:value-type="percentage">
            <text:p>3.19%</text:p>
          </table:table-cell>
          <table:table-cell office:value-type="percentage" office:value="0.0235052122032744" calcext:value-type="percentage">
            <text:p>2.35%</text:p>
          </table:table-cell>
          <table:table-cell office:value-type="percentage" office:value="0.000728020212685649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83111514351073" calcext:value-type="percentage">
            <text:p>4.83%</text:p>
          </table:table-cell>
          <table:table-cell table:formula="of:=[.AA$4]*ABS([.$M301])+[.AA$6]*ABS([.$L301])+[.AA$8]*ABS([.$Q301])" office:value-type="percentage" office:value="0.0529966120616432" calcext:value-type="percentage">
            <text:p>5.30%</text:p>
          </table:table-cell>
          <table:table-cell table:formula="of:=[.AB$4]*ABS([.$M301])+[.AB$6]*ABS([.$L301])+[.AB$8]*ABS([.$Q301])" office:value-type="percentage" office:value="0.0381988081889686" calcext:value-type="percentage">
            <text:p>3.82%</text:p>
          </table:table-cell>
          <table:table-cell table:formula="of:=[.AC$4]*ABS([.$M301])+[.AC$6]*ABS([.$L301])+[.AC$8]*ABS([.$Q301])" office:value-type="percentage" office:value="0.071074238372893" calcext:value-type="percentage">
            <text:p>7.11%</text:p>
          </table:table-cell>
          <table:table-cell table:formula="of:=[.AD$4]*ABS([.$M301])+[.AD$6]*ABS([.$L301])+[.AD$8]*ABS([.$Q301])" office:value-type="percentage" office:value="0.0497167896230681" calcext:value-type="percentage">
            <text:p>4.97%</text:p>
          </table:table-cell>
          <table:table-cell table:formula="of:=[.AA$4]*ABS([.$O301])+[.AA$6]*ABS([.$L301])+[.AA$8]*ABS([.$Q301])" office:value-type="percentage" office:value="0.0426203213846929" calcext:value-type="percentage">
            <text:p>4.26%</text:p>
          </table:table-cell>
          <table:table-cell table:formula="of:=[.AB$4]*ABS([.$O301])+[.AB$6]*ABS([.$L301])+[.AB$8]*ABS([.$Q301])" office:value-type="percentage" office:value="0.0132957105642878" calcext:value-type="percentage">
            <text:p>1.33%</text:p>
          </table:table-cell>
          <table:table-cell table:formula="of:=[.AC$4]*ABS([.$O301])+[.AC$6]*ABS([.$L301])+[.AC$8]*ABS([.$Q301])" office:value-type="percentage" office:value="0.0679613511698079" calcext:value-type="percentage">
            <text:p>6.80%</text:p>
          </table:table-cell>
          <table:table-cell table:formula="of:=[.AD$4]*ABS([.$O301])+[.AD$6]*ABS([.$L301])+[.AD$8]*ABS([.$Q301])" office:value-type="percentage" office:value="0.046603902419983" calcext:value-type="percentage">
            <text:p>4.6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b08b0f666899016c90c3eb06dc2dc78c86db05f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Cachefly CDN</text:p>
          </table:table-cell>
          <table:table-cell office:value-type="string" calcext:value-type="string">
            <text:p>MiB/s</text:p>
          </table:table-cell>
          <table:table-cell office:value-type="float" office:value="141.359838945827" calcext:value-type="float">
            <text:p>141.359838945827</text:p>
          </table:table-cell>
          <table:table-cell office:value-type="float" office:value="3.24666666666667" calcext:value-type="float">
            <text:p>3.24666666666667</text:p>
          </table:table-cell>
          <table:table-cell office:value-type="float" office:value="231.543333333333" calcext:value-type="float">
            <text:p>231.543333333333</text:p>
          </table:table-cell>
          <table:table-cell office:value-type="float" office:value="32.1730551364805" calcext:value-type="float">
            <text:p>32.1730551364805</text:p>
          </table:table-cell>
          <table:table-cell office:value-type="float" office:value="1624.82573500951" calcext:value-type="float">
            <text:p>1624.82573500951</text:p>
          </table:table-cell>
          <table:table-cell office:value-type="percentage" office:value="0.227596857611093" calcext:value-type="percentage">
            <text:p>22.76%</text:p>
          </table:table-cell>
          <table:table-cell office:value-type="percentage" office:value="-0.0888718546368457" calcext:value-type="percentage">
            <text:p>-8.89%</text:p>
          </table:table-cell>
          <table:table-cell office:value-type="percentage" office:value="-0.0861862637906508" calcext:value-type="percentage">
            <text:p>-8.62%</text:p>
          </table:table-cell>
          <table:table-cell office:value-type="percentage" office:value="-0.0798369094449973" calcext:value-type="percentage">
            <text:p>-7.98%</text:p>
          </table:table-cell>
          <table:table-cell office:value-type="percentage" office:value="-0.0625676254767491" calcext:value-type="percentage">
            <text:p>-6.26%</text:p>
          </table:table-cell>
          <table:table-cell office:value-type="percentage" office:value="0.137294016886958" calcext:value-type="percentage">
            <text:p>13.73%</text:p>
          </table:table-cell>
          <table:table-cell table:formula="of:=[.AA$4]*ABS([.$M302])+[.AA$6]*ABS([.$L302])+[.AA$8]*ABS([.$Q302])" office:value-type="percentage" office:value="0.151254243044966" calcext:value-type="percentage">
            <text:p>15.13%</text:p>
          </table:table-cell>
          <table:table-cell table:formula="of:=[.AB$4]*ABS([.$M302])+[.AB$6]*ABS([.$L302])+[.AB$8]*ABS([.$Q302])" office:value-type="percentage" office:value="0.107586571159282" calcext:value-type="percentage">
            <text:p>10.76%</text:p>
          </table:table-cell>
          <table:table-cell table:formula="of:=[.AC$4]*ABS([.$M302])+[.AC$6]*ABS([.$L302])+[.AC$8]*ABS([.$Q302])" office:value-type="percentage" office:value="0.204694073241255" calcext:value-type="percentage">
            <text:p>20.47%</text:p>
          </table:table-cell>
          <table:table-cell table:formula="of:=[.AD$4]*ABS([.$M302])+[.AD$6]*ABS([.$L302])+[.AD$8]*ABS([.$Q302])" office:value-type="percentage" office:value="0.14148208473436" calcext:value-type="percentage">
            <text:p>14.15%</text:p>
          </table:table-cell>
          <table:table-cell table:formula="of:=[.AA$4]*ABS([.$O302])+[.AA$6]*ABS([.$L302])+[.AA$8]*ABS([.$Q302])" office:value-type="percentage" office:value="0.148242594647683" calcext:value-type="percentage">
            <text:p>14.82%</text:p>
          </table:table-cell>
          <table:table-cell table:formula="of:=[.AB$4]*ABS([.$O302])+[.AB$6]*ABS([.$L302])+[.AB$8]*ABS([.$Q302])" office:value-type="percentage" office:value="0.100358615005803" calcext:value-type="percentage">
            <text:p>10.04%</text:p>
          </table:table-cell>
          <table:table-cell table:formula="of:=[.AC$4]*ABS([.$O302])+[.AC$6]*ABS([.$L302])+[.AC$8]*ABS([.$Q302])" office:value-type="percentage" office:value="0.20379057872207" calcext:value-type="percentage">
            <text:p>20.38%</text:p>
          </table:table-cell>
          <table:table-cell table:formula="of:=[.AD$4]*ABS([.$O302])+[.AD$6]*ABS([.$L302])+[.AD$8]*ABS([.$Q302])" office:value-type="percentage" office:value="0.140578590215175" calcext:value-type="percentage">
            <text:p>14.0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b08b0f666899016c90c3eb06dc2dc78c86db05f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Cachefly CDN</text:p>
          </table:table-cell>
          <table:table-cell office:value-type="string" calcext:value-type="string">
            <text:p>MiB/s</text:p>
          </table:table-cell>
          <table:table-cell office:value-type="float" office:value="141.575155490768" calcext:value-type="float">
            <text:p>141.575155490768</text:p>
          </table:table-cell>
          <table:table-cell office:value-type="float" office:value="1.075" calcext:value-type="float">
            <text:p>1.075</text:p>
          </table:table-cell>
          <table:table-cell office:value-type="float" office:value="231.353333333333" calcext:value-type="float">
            <text:p>231.353333333333</text:p>
          </table:table-cell>
          <table:table-cell office:value-type="float" office:value="30.3984366022169" calcext:value-type="float">
            <text:p>30.3984366022169</text:p>
          </table:table-cell>
          <table:table-cell office:value-type="float" office:value="1627.30063782492" calcext:value-type="float">
            <text:p>1627.30063782492</text:p>
          </table:table-cell>
          <table:table-cell office:value-type="percentage" office:value="0.214715897692934" calcext:value-type="percentage">
            <text:p>21.47%</text:p>
          </table:table-cell>
          <table:table-cell office:value-type="percentage" office:value="-0.0839694450311057" calcext:value-type="percentage">
            <text:p>-8.40%</text:p>
          </table:table-cell>
          <table:table-cell office:value-type="percentage" office:value="-0.0812005275753739" calcext:value-type="percentage">
            <text:p>-8.12%</text:p>
          </table:table-cell>
          <table:table-cell office:value-type="percentage" office:value="-0.0738087082828394" calcext:value-type="percentage">
            <text:p>-7.38%</text:p>
          </table:table-cell>
          <table:table-cell office:value-type="percentage" office:value="-0.0550413885574339" calcext:value-type="percentage">
            <text:p>-5.50%</text:p>
          </table:table-cell>
          <table:table-cell office:value-type="percentage" office:value="0.136726974033418" calcext:value-type="percentage">
            <text:p>13.67%</text:p>
          </table:table-cell>
          <table:table-cell table:formula="of:=[.AA$4]*ABS([.$M303])+[.AA$6]*ABS([.$L303])+[.AA$8]*ABS([.$Q303])" office:value-type="percentage" office:value="0.145137438919152" calcext:value-type="percentage">
            <text:p>14.51%</text:p>
          </table:table-cell>
          <table:table-cell table:formula="of:=[.AB$4]*ABS([.$M303])+[.AB$6]*ABS([.$L303])+[.AB$8]*ABS([.$Q303])" office:value-type="percentage" office:value="0.10231984319752" calcext:value-type="percentage">
            <text:p>10.23%</text:p>
          </table:table-cell>
          <table:table-cell table:formula="of:=[.AC$4]*ABS([.$M303])+[.AC$6]*ABS([.$L303])+[.AC$8]*ABS([.$Q303])" office:value-type="percentage" office:value="0.193842360060799" calcext:value-type="percentage">
            <text:p>19.38%</text:p>
          </table:table-cell>
          <table:table-cell table:formula="of:=[.AD$4]*ABS([.$M303])+[.AD$6]*ABS([.$L303])+[.AD$8]*ABS([.$Q303])" office:value-type="percentage" office:value="0.139250113499138" calcext:value-type="percentage">
            <text:p>13.93%</text:p>
          </table:table-cell>
          <table:table-cell table:formula="of:=[.AA$4]*ABS([.$O303])+[.AA$6]*ABS([.$L303])+[.AA$8]*ABS([.$Q303])" office:value-type="percentage" office:value="0.14175052666973" calcext:value-type="percentage">
            <text:p>14.18%</text:p>
          </table:table-cell>
          <table:table-cell table:formula="of:=[.AB$4]*ABS([.$O303])+[.AB$6]*ABS([.$L303])+[.AB$8]*ABS([.$Q303])" office:value-type="percentage" office:value="0.0941912537989067" calcext:value-type="percentage">
            <text:p>9.42%</text:p>
          </table:table-cell>
          <table:table-cell table:formula="of:=[.AC$4]*ABS([.$O303])+[.AC$6]*ABS([.$L303])+[.AC$8]*ABS([.$Q303])" office:value-type="percentage" office:value="0.192826286385973" calcext:value-type="percentage">
            <text:p>19.28%</text:p>
          </table:table-cell>
          <table:table-cell table:formula="of:=[.AD$4]*ABS([.$O303])+[.AD$6]*ABS([.$L303])+[.AD$8]*ABS([.$Q303])" office:value-type="percentage" office:value="0.138234039824312" calcext:value-type="percentage">
            <text:p>13.8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b08b0f666899016c90c3eb06dc2dc78c86db05f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Cachefly CDN</text:p>
          </table:table-cell>
          <table:table-cell office:value-type="string" calcext:value-type="string">
            <text:p>MiB/s</text:p>
          </table:table-cell>
          <table:table-cell office:value-type="float" office:value="142.290616370809" calcext:value-type="float">
            <text:p>142.290616370809</text:p>
          </table:table-cell>
          <table:table-cell office:value-type="float" office:value="2.71" calcext:value-type="float">
            <text:p>2.71</text:p>
          </table:table-cell>
          <table:table-cell office:value-type="float" office:value="228.916666666667" calcext:value-type="float">
            <text:p>228.916666666667</text:p>
          </table:table-cell>
          <table:table-cell office:value-type="float" office:value="32.2308972689802" calcext:value-type="float">
            <text:p>32.2308972689802</text:p>
          </table:table-cell>
          <table:table-cell office:value-type="float" office:value="777.544351753053" calcext:value-type="float">
            <text:p>777.544351753053</text:p>
          </table:table-cell>
          <table:table-cell office:value-type="percentage" office:value="0.226514566392675" calcext:value-type="percentage">
            <text:p>22.65%</text:p>
          </table:table-cell>
          <table:table-cell office:value-type="percentage" office:value="-0.0881306099072561" calcext:value-type="percentage">
            <text:p>-8.81%</text:p>
          </table:table-cell>
          <table:table-cell office:value-type="percentage" office:value="-0.0853504124323555" calcext:value-type="percentage">
            <text:p>-8.54%</text:p>
          </table:table-cell>
          <table:table-cell office:value-type="percentage" office:value="-0.0783271011096095" calcext:value-type="percentage">
            <text:p>-7.83%</text:p>
          </table:table-cell>
          <table:table-cell office:value-type="percentage" office:value="-0.0614070237878537" calcext:value-type="percentage">
            <text:p>-6.14%</text:p>
          </table:table-cell>
          <table:table-cell office:value-type="percentage" office:value="0.138776185302065" calcext:value-type="percentage">
            <text:p>13.88%</text:p>
          </table:table-cell>
          <table:table-cell table:formula="of:=[.AA$4]*ABS([.$M304])+[.AA$6]*ABS([.$L304])+[.AA$8]*ABS([.$Q304])" office:value-type="percentage" office:value="0.151140453867332" calcext:value-type="percentage">
            <text:p>15.11%</text:p>
          </table:table-cell>
          <table:table-cell table:formula="of:=[.AB$4]*ABS([.$M304])+[.AB$6]*ABS([.$L304])+[.AB$8]*ABS([.$Q304])" office:value-type="percentage" office:value="0.107033563095279" calcext:value-type="percentage">
            <text:p>10.70%</text:p>
          </table:table-cell>
          <table:table-cell table:formula="of:=[.AC$4]*ABS([.$M304])+[.AC$6]*ABS([.$L304])+[.AC$8]*ABS([.$Q304])" office:value-type="percentage" office:value="0.203902332635072" calcext:value-type="percentage">
            <text:p>20.39%</text:p>
          </table:table-cell>
          <table:table-cell table:formula="of:=[.AD$4]*ABS([.$M304])+[.AD$6]*ABS([.$L304])+[.AD$8]*ABS([.$Q304])" office:value-type="percentage" office:value="0.142485465871645" calcext:value-type="percentage">
            <text:p>14.25%</text:p>
          </table:table-cell>
          <table:table-cell table:formula="of:=[.AA$4]*ABS([.$O304])+[.AA$6]*ABS([.$L304])+[.AA$8]*ABS([.$Q304])" office:value-type="percentage" office:value="0.14787261760145" calcext:value-type="percentage">
            <text:p>14.79%</text:p>
          </table:table-cell>
          <table:table-cell table:formula="of:=[.AB$4]*ABS([.$O304])+[.AB$6]*ABS([.$L304])+[.AB$8]*ABS([.$Q304])" office:value-type="percentage" office:value="0.0991907560571616" calcext:value-type="percentage">
            <text:p>9.92%</text:p>
          </table:table-cell>
          <table:table-cell table:formula="of:=[.AC$4]*ABS([.$O304])+[.AC$6]*ABS([.$L304])+[.AC$8]*ABS([.$Q304])" office:value-type="percentage" office:value="0.202921981755308" calcext:value-type="percentage">
            <text:p>20.29%</text:p>
          </table:table-cell>
          <table:table-cell table:formula="of:=[.AD$4]*ABS([.$O304])+[.AD$6]*ABS([.$L304])+[.AD$8]*ABS([.$Q304])" office:value-type="percentage" office:value="0.141505114991881" calcext:value-type="percentage">
            <text:p>14.1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b08b0f666899016c90c3eb06dc2dc78c86db05f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Cachefly CDN</text:p>
          </table:table-cell>
          <table:table-cell office:value-type="string" calcext:value-type="string">
            <text:p>MiB/s</text:p>
          </table:table-cell>
          <table:table-cell office:value-type="float" office:value="106.594388059702" calcext:value-type="float">
            <text:p>106.594388059702</text:p>
          </table:table-cell>
          <table:table-cell office:value-type="float" office:value="5.07333333333333" calcext:value-type="float">
            <text:p>5.07333333333333</text:p>
          </table:table-cell>
          <table:table-cell office:value-type="float" office:value="238.66" calcext:value-type="float">
            <text:p>238.66</text:p>
          </table:table-cell>
          <table:table-cell office:value-type="float" office:value="38.0636045405994" calcext:value-type="float">
            <text:p>38.0636045405994</text:p>
          </table:table-cell>
          <table:table-cell office:value-type="float" office:value="1110.35820895522" calcext:value-type="float">
            <text:p>1110.35820895522</text:p>
          </table:table-cell>
          <table:table-cell office:value-type="percentage" office:value="0.357088259836726" calcext:value-type="percentage">
            <text:p>35.71%</text:p>
          </table:table-cell>
          <table:table-cell office:value-type="percentage" office:value="-0.144531699701861" calcext:value-type="percentage">
            <text:p>-14.45%</text:p>
          </table:table-cell>
          <table:table-cell office:value-type="percentage" office:value="-0.142924906976953" calcext:value-type="percentage">
            <text:p>-14.29%</text:p>
          </table:table-cell>
          <table:table-cell office:value-type="percentage" office:value="-0.139581418260317" calcext:value-type="percentage">
            <text:p>-13.96%</text:p>
          </table:table-cell>
          <table:table-cell office:value-type="percentage" office:value="-0.127131379158303" calcext:value-type="percentage">
            <text:p>-12.71%</text:p>
          </table:table-cell>
          <table:table-cell office:value-type="percentage" office:value="0.247188029174662" calcext:value-type="percentage">
            <text:p>24.72%</text:p>
          </table:table-cell>
          <table:table-cell table:formula="of:=[.AA$4]*ABS([.$M305])+[.AA$6]*ABS([.$L305])+[.AA$8]*ABS([.$Q305])" office:value-type="percentage" office:value="0.249602662904416" calcext:value-type="percentage">
            <text:p>24.96%</text:p>
          </table:table-cell>
          <table:table-cell table:formula="of:=[.AB$4]*ABS([.$M305])+[.AB$6]*ABS([.$L305])+[.AB$8]*ABS([.$Q305])" office:value-type="percentage" office:value="0.176052988662627" calcext:value-type="percentage">
            <text:p>17.61%</text:p>
          </table:table-cell>
          <table:table-cell table:formula="of:=[.AC$4]*ABS([.$M305])+[.AC$6]*ABS([.$L305])+[.AC$8]*ABS([.$Q305])" office:value-type="percentage" office:value="0.324842580757033" calcext:value-type="percentage">
            <text:p>32.48%</text:p>
          </table:table-cell>
          <table:table-cell table:formula="of:=[.AD$4]*ABS([.$M305])+[.AD$6]*ABS([.$L305])+[.AD$8]*ABS([.$Q305])" office:value-type="percentage" office:value="0.247912419293588" calcext:value-type="percentage">
            <text:p>24.79%</text:p>
          </table:table-cell>
          <table:table-cell table:formula="of:=[.AA$4]*ABS([.$O305])+[.AA$6]*ABS([.$L305])+[.AA$8]*ABS([.$Q305])" office:value-type="percentage" office:value="0.247952569090568" calcext:value-type="percentage">
            <text:p>24.80%</text:p>
          </table:table-cell>
          <table:table-cell table:formula="of:=[.AB$4]*ABS([.$O305])+[.AB$6]*ABS([.$L305])+[.AB$8]*ABS([.$Q305])" office:value-type="percentage" office:value="0.172092763509392" calcext:value-type="percentage">
            <text:p>17.21%</text:p>
          </table:table-cell>
          <table:table-cell table:formula="of:=[.AC$4]*ABS([.$O305])+[.AC$6]*ABS([.$L305])+[.AC$8]*ABS([.$Q305])" office:value-type="percentage" office:value="0.324347552612878" calcext:value-type="percentage">
            <text:p>32.43%</text:p>
          </table:table-cell>
          <table:table-cell table:formula="of:=[.AD$4]*ABS([.$O305])+[.AD$6]*ABS([.$L305])+[.AD$8]*ABS([.$Q305])" office:value-type="percentage" office:value="0.247417391149433" calcext:value-type="percentage">
            <text:p>24.7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b08b0f666899016c90c3eb06dc2dc78c86db05f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Cachefly CDN</text:p>
          </table:table-cell>
          <table:table-cell office:value-type="string" calcext:value-type="string">
            <text:p>MiB/s</text:p>
          </table:table-cell>
          <table:table-cell office:value-type="float" office:value="105.765635062612" calcext:value-type="float">
            <text:p>105.765635062612</text:p>
          </table:table-cell>
          <table:table-cell office:value-type="float" office:value="0.135" calcext:value-type="float">
            <text:p>0.135</text:p>
          </table:table-cell>
          <table:table-cell office:value-type="float" office:value="234.583333333333" calcext:value-type="float">
            <text:p>234.583333333333</text:p>
          </table:table-cell>
          <table:table-cell office:value-type="float" office:value="38.7643270352654" calcext:value-type="float">
            <text:p>38.7643270352654</text:p>
          </table:table-cell>
          <table:table-cell office:value-type="float" office:value="1101.72536523554" calcext:value-type="float">
            <text:p>1101.72536523554</text:p>
          </table:table-cell>
          <table:table-cell office:value-type="percentage" office:value="0.366511551812812" calcext:value-type="percentage">
            <text:p>36.65%</text:p>
          </table:table-cell>
          <table:table-cell office:value-type="percentage" office:value="-0.148045794786812" calcext:value-type="percentage">
            <text:p>-14.80%</text:p>
          </table:table-cell>
          <table:table-cell office:value-type="percentage" office:value="-0.146917197795649" calcext:value-type="percentage">
            <text:p>-14.69%</text:p>
          </table:table-cell>
          <table:table-cell office:value-type="percentage" office:value="-0.145226342667167" calcext:value-type="percentage">
            <text:p>-14.52%</text:p>
          </table:table-cell>
          <table:table-cell office:value-type="percentage" office:value="-0.13160597304878" calcext:value-type="percentage">
            <text:p>-13.16%</text:p>
          </table:table-cell>
          <table:table-cell office:value-type="percentage" office:value="0.25189834463476" calcext:value-type="percentage">
            <text:p>25.19%</text:p>
          </table:table-cell>
          <table:table-cell table:formula="of:=[.AA$4]*ABS([.$M306])+[.AA$6]*ABS([.$L306])+[.AA$8]*ABS([.$Q306])" office:value-type="percentage" office:value="0.255485230411461" calcext:value-type="percentage">
            <text:p>25.55%</text:p>
          </table:table-cell>
          <table:table-cell table:formula="of:=[.AB$4]*ABS([.$M306])+[.AB$6]*ABS([.$L306])+[.AB$8]*ABS([.$Q306])" office:value-type="percentage" office:value="0.180277625474207" calcext:value-type="percentage">
            <text:p>18.03%</text:p>
          </table:table-cell>
          <table:table-cell table:formula="of:=[.AC$4]*ABS([.$M306])+[.AC$6]*ABS([.$L306])+[.AC$8]*ABS([.$Q306])" office:value-type="percentage" office:value="0.333203655392407" calcext:value-type="percentage">
            <text:p>33.32%</text:p>
          </table:table-cell>
          <table:table-cell table:formula="of:=[.AD$4]*ABS([.$M306])+[.AD$6]*ABS([.$L306])+[.AD$8]*ABS([.$Q306])" office:value-type="percentage" office:value="0.252974410367771" calcext:value-type="percentage">
            <text:p>25.30%</text:p>
          </table:table-cell>
          <table:table-cell table:formula="of:=[.AA$4]*ABS([.$O306])+[.AA$6]*ABS([.$L306])+[.AA$8]*ABS([.$Q306])" office:value-type="percentage" office:value="0.254545413038246" calcext:value-type="percentage">
            <text:p>25.45%</text:p>
          </table:table-cell>
          <table:table-cell table:formula="of:=[.AB$4]*ABS([.$O306])+[.AB$6]*ABS([.$L306])+[.AB$8]*ABS([.$Q306])" office:value-type="percentage" office:value="0.178022063778491" calcext:value-type="percentage">
            <text:p>17.80%</text:p>
          </table:table-cell>
          <table:table-cell table:formula="of:=[.AC$4]*ABS([.$O306])+[.AC$6]*ABS([.$L306])+[.AC$8]*ABS([.$Q306])" office:value-type="percentage" office:value="0.332921710180442" calcext:value-type="percentage">
            <text:p>33.29%</text:p>
          </table:table-cell>
          <table:table-cell table:formula="of:=[.AD$4]*ABS([.$O306])+[.AD$6]*ABS([.$L306])+[.AD$8]*ABS([.$Q306])" office:value-type="percentage" office:value="0.252692465155806" calcext:value-type="percentage">
            <text:p>25.2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b08b0f666899016c90c3eb06dc2dc78c86db05f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net speed - Cachefly CDN</text:p>
          </table:table-cell>
          <table:table-cell office:value-type="string" calcext:value-type="string">
            <text:p>MiB/s</text:p>
          </table:table-cell>
          <table:table-cell office:value-type="float" office:value="102.470271234832" calcext:value-type="float">
            <text:p>102.470271234832</text:p>
          </table:table-cell>
          <table:table-cell office:value-type="float" office:value="3.04666666666667" calcext:value-type="float">
            <text:p>3.04666666666667</text:p>
          </table:table-cell>
          <table:table-cell office:value-type="float" office:value="221.2" calcext:value-type="float">
            <text:p>221.2</text:p>
          </table:table-cell>
          <table:table-cell office:value-type="float" office:value="37.205715498862" calcext:value-type="float">
            <text:p>37.205715498862</text:p>
          </table:table-cell>
          <table:table-cell office:value-type="float" office:value="533.699329348085" calcext:value-type="float">
            <text:p>533.699329348085</text:p>
          </table:table-cell>
          <table:table-cell office:value-type="percentage" office:value="0.36308789906096" calcext:value-type="percentage">
            <text:p>36.31%</text:p>
          </table:table-cell>
          <table:table-cell office:value-type="percentage" office:value="-0.14642014975752" calcext:value-type="percentage">
            <text:p>-14.64%</text:p>
          </table:table-cell>
          <table:table-cell office:value-type="percentage" office:value="-0.14556535297052" calcext:value-type="percentage">
            <text:p>-14.56%</text:p>
          </table:table-cell>
          <table:table-cell office:value-type="percentage" office:value="-0.141554855184445" calcext:value-type="percentage">
            <text:p>-14.16%</text:p>
          </table:table-cell>
          <table:table-cell office:value-type="percentage" office:value="-0.129608986382267" calcext:value-type="percentage">
            <text:p>-12.96%</text:p>
          </table:table-cell>
          <table:table-cell office:value-type="percentage" office:value="0.253303728379876" calcext:value-type="percentage">
            <text:p>25.33%</text:p>
          </table:table-cell>
          <table:table-cell table:formula="of:=[.AA$4]*ABS([.$M307])+[.AA$6]*ABS([.$L307])+[.AA$8]*ABS([.$Q307])" office:value-type="percentage" office:value="0.254270592399452" calcext:value-type="percentage">
            <text:p>25.43%</text:p>
          </table:table-cell>
          <table:table-cell table:formula="of:=[.AB$4]*ABS([.$M307])+[.AB$6]*ABS([.$L307])+[.AB$8]*ABS([.$Q307])" office:value-type="percentage" office:value="0.1787752825501" calcext:value-type="percentage">
            <text:p>17.88%</text:p>
          </table:table-cell>
          <table:table-cell table:formula="of:=[.AC$4]*ABS([.$M307])+[.AC$6]*ABS([.$L307])+[.AC$8]*ABS([.$Q307])" office:value-type="percentage" office:value="0.330442707062508" calcext:value-type="percentage">
            <text:p>33.04%</text:p>
          </table:table-cell>
          <table:table-cell table:formula="of:=[.AD$4]*ABS([.$M307])+[.AD$6]*ABS([.$L307])+[.AD$8]*ABS([.$Q307])" office:value-type="percentage" office:value="0.253593787585749" calcext:value-type="percentage">
            <text:p>25.36%</text:p>
          </table:table-cell>
          <table:table-cell table:formula="of:=[.AA$4]*ABS([.$O307])+[.AA$6]*ABS([.$L307])+[.AA$8]*ABS([.$Q307])" office:value-type="percentage" office:value="0.25264882754176" calcext:value-type="percentage">
            <text:p>25.26%</text:p>
          </table:table-cell>
          <table:table-cell table:formula="of:=[.AB$4]*ABS([.$O307])+[.AB$6]*ABS([.$L307])+[.AB$8]*ABS([.$Q307])" office:value-type="percentage" office:value="0.174883046891639" calcext:value-type="percentage">
            <text:p>17.49%</text:p>
          </table:table-cell>
          <table:table-cell table:formula="of:=[.AC$4]*ABS([.$O307])+[.AC$6]*ABS([.$L307])+[.AC$8]*ABS([.$Q307])" office:value-type="percentage" office:value="0.3299561776052" calcext:value-type="percentage">
            <text:p>33.00%</text:p>
          </table:table-cell>
          <table:table-cell table:formula="of:=[.AD$4]*ABS([.$O307])+[.AD$6]*ABS([.$L307])+[.AD$8]*ABS([.$Q307])" office:value-type="percentage" office:value="0.253107258128441" calcext:value-type="percentage">
            <text:p>25.3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c0e258974e33e7600e1c07c98746943176e8ff1c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sequential read speed</text:p>
          </table:table-cell>
          <table:table-cell office:value-type="string" calcext:value-type="string">
            <text:p>MiB/s</text:p>
          </table:table-cell>
          <table:table-cell office:value-type="float" office:value="420.35513909224" calcext:value-type="float">
            <text:p>420.35513909224</text:p>
          </table:table-cell>
          <table:table-cell office:value-type="float" office:value="1.02" calcext:value-type="float">
            <text:p>1.02</text:p>
          </table:table-cell>
          <table:table-cell office:value-type="float" office:value="1004.23333333333" calcext:value-type="float">
            <text:p>1004.23333333333</text:p>
          </table:table-cell>
          <table:table-cell office:value-type="float" office:value="267.190782282159" calcext:value-type="float">
            <text:p>267.190782282159</text:p>
          </table:table-cell>
          <table:table-cell office:value-type="float" office:value="4831.66826542805" calcext:value-type="float">
            <text:p>4831.66826542805</text:p>
          </table:table-cell>
          <table:table-cell office:value-type="percentage" office:value="0.635631059154312" calcext:value-type="percentage">
            <text:p>63.56%</text:p>
          </table:table-cell>
          <table:table-cell office:value-type="percentage" office:value="-0.268857307419163" calcext:value-type="percentage">
            <text:p>-26.89%</text:p>
          </table:table-cell>
          <table:table-cell office:value-type="percentage" office:value="-0.268339932790796" calcext:value-type="percentage">
            <text:p>-26.83%</text:p>
          </table:table-cell>
          <table:table-cell office:value-type="percentage" office:value="-0.265985923550813" calcext:value-type="percentage">
            <text:p>-26.60%</text:p>
          </table:table-cell>
          <table:table-cell office:value-type="percentage" office:value="-0.254992893731029" calcext:value-type="percentage">
            <text:p>-25.50%</text:p>
          </table:table-cell>
          <table:table-cell office:value-type="percentage" office:value="0.378514372751268" calcext:value-type="percentage">
            <text:p>37.85%</text:p>
          </table:table-cell>
          <table:table-cell table:formula="of:=[.AA$4]*ABS([.$M308])+[.AA$6]*ABS([.$L308])+[.AA$8]*ABS([.$Q308])" office:value-type="percentage" office:value="0.427667579774914" calcext:value-type="percentage">
            <text:p>42.77%</text:p>
          </table:table-cell>
          <table:table-cell table:formula="of:=[.AB$4]*ABS([.$M308])+[.AB$6]*ABS([.$L308])+[.AB$8]*ABS([.$Q308])" office:value-type="percentage" office:value="0.316500389125888" calcext:value-type="percentage">
            <text:p>31.65%</text:p>
          </table:table-cell>
          <table:table-cell table:formula="of:=[.AC$4]*ABS([.$M308])+[.AC$6]*ABS([.$L308])+[.AC$8]*ABS([.$Q308])" office:value-type="percentage" office:value="0.573242015340493" calcext:value-type="percentage">
            <text:p>57.32%</text:p>
          </table:table-cell>
          <table:table-cell table:formula="of:=[.AD$4]*ABS([.$M308])+[.AD$6]*ABS([.$L308])+[.AD$8]*ABS([.$Q308])" office:value-type="percentage" office:value="0.393260334858362" calcext:value-type="percentage">
            <text:p>39.33%</text:p>
          </table:table-cell>
          <table:table-cell table:formula="of:=[.AA$4]*ABS([.$O308])+[.AA$6]*ABS([.$L308])+[.AA$8]*ABS([.$Q308])" office:value-type="percentage" office:value="0.426710451818798" calcext:value-type="percentage">
            <text:p>42.67%</text:p>
          </table:table-cell>
          <table:table-cell table:formula="of:=[.AB$4]*ABS([.$O308])+[.AB$6]*ABS([.$L308])+[.AB$8]*ABS([.$Q308])" office:value-type="percentage" office:value="0.314203282031208" calcext:value-type="percentage">
            <text:p>31.42%</text:p>
          </table:table-cell>
          <table:table-cell table:formula="of:=[.AC$4]*ABS([.$O308])+[.AC$6]*ABS([.$L308])+[.AC$8]*ABS([.$Q308])" office:value-type="percentage" office:value="0.572954876953658" calcext:value-type="percentage">
            <text:p>57.30%</text:p>
          </table:table-cell>
          <table:table-cell table:formula="of:=[.AD$4]*ABS([.$O308])+[.AD$6]*ABS([.$L308])+[.AD$8]*ABS([.$Q308])" office:value-type="percentage" office:value="0.392973196471527" calcext:value-type="percentage">
            <text:p>39.3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c0e258974e33e7600e1c07c98746943176e8ff1c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sequential read speed</text:p>
          </table:table-cell>
          <table:table-cell office:value-type="string" calcext:value-type="string">
            <text:p>MiB/s</text:p>
          </table:table-cell>
          <table:table-cell office:value-type="float" office:value="439.933668610301" calcext:value-type="float">
            <text:p>439.933668610301</text:p>
          </table:table-cell>
          <table:table-cell office:value-type="float" office:value="1.02" calcext:value-type="float">
            <text:p>1.02</text:p>
          </table:table-cell>
          <table:table-cell office:value-type="float" office:value="992.633333333333" calcext:value-type="float">
            <text:p>992.633333333333</text:p>
          </table:table-cell>
          <table:table-cell office:value-type="float" office:value="267.555049806911" calcext:value-type="float">
            <text:p>267.555049806911</text:p>
          </table:table-cell>
          <table:table-cell office:value-type="float" office:value="5056.70883460116" calcext:value-type="float">
            <text:p>5056.70883460116</text:p>
          </table:table-cell>
          <table:table-cell office:value-type="percentage" office:value="0.60817134240279" calcext:value-type="percentage">
            <text:p>60.82%</text:p>
          </table:table-cell>
          <table:table-cell office:value-type="percentage" office:value="-0.263914054994038" calcext:value-type="percentage">
            <text:p>-26.39%</text:p>
          </table:table-cell>
          <table:table-cell office:value-type="percentage" office:value="-0.263173508159513" calcext:value-type="percentage">
            <text:p>-26.32%</text:p>
          </table:table-cell>
          <table:table-cell office:value-type="percentage" office:value="-0.26122065402138" calcext:value-type="percentage">
            <text:p>-26.12%</text:p>
          </table:table-cell>
          <table:table-cell office:value-type="percentage" office:value="-0.252636709356754" calcext:value-type="percentage">
            <text:p>-25.26%</text:p>
          </table:table-cell>
          <table:table-cell office:value-type="percentage" office:value="0.392570973097725" calcext:value-type="percentage">
            <text:p>39.26%</text:p>
          </table:table-cell>
          <table:table-cell table:formula="of:=[.AA$4]*ABS([.$M309])+[.AA$6]*ABS([.$L309])+[.AA$8]*ABS([.$Q309])" office:value-type="percentage" office:value="0.421552123498184" calcext:value-type="percentage">
            <text:p>42.16%</text:p>
          </table:table-cell>
          <table:table-cell table:formula="of:=[.AB$4]*ABS([.$M309])+[.AB$6]*ABS([.$L309])+[.AB$8]*ABS([.$Q309])" office:value-type="percentage" office:value="0.311205475545282" calcext:value-type="percentage">
            <text:p>31.12%</text:p>
          </table:table-cell>
          <table:table-cell table:formula="of:=[.AC$4]*ABS([.$M309])+[.AC$6]*ABS([.$L309])+[.AC$8]*ABS([.$Q309])" office:value-type="percentage" office:value="0.552185576731408" calcext:value-type="percentage">
            <text:p>55.22%</text:p>
          </table:table-cell>
          <table:table-cell table:formula="of:=[.AD$4]*ABS([.$M309])+[.AD$6]*ABS([.$L309])+[.AD$8]*ABS([.$Q309])" office:value-type="percentage" office:value="0.401265318217863" calcext:value-type="percentage">
            <text:p>40.13%</text:p>
          </table:table-cell>
          <table:table-cell table:formula="of:=[.AA$4]*ABS([.$O309])+[.AA$6]*ABS([.$L309])+[.AA$8]*ABS([.$Q309])" office:value-type="percentage" office:value="0.420654323173965" calcext:value-type="percentage">
            <text:p>42.07%</text:p>
          </table:table-cell>
          <table:table-cell table:formula="of:=[.AB$4]*ABS([.$O309])+[.AB$6]*ABS([.$L309])+[.AB$8]*ABS([.$Q309])" office:value-type="percentage" office:value="0.309050754767155" calcext:value-type="percentage">
            <text:p>30.91%</text:p>
          </table:table-cell>
          <table:table-cell table:formula="of:=[.AC$4]*ABS([.$O309])+[.AC$6]*ABS([.$L309])+[.AC$8]*ABS([.$Q309])" office:value-type="percentage" office:value="0.551916236634142" calcext:value-type="percentage">
            <text:p>55.19%</text:p>
          </table:table-cell>
          <table:table-cell table:formula="of:=[.AD$4]*ABS([.$O309])+[.AD$6]*ABS([.$L309])+[.AD$8]*ABS([.$Q309])" office:value-type="percentage" office:value="0.400995978120597" calcext:value-type="percentage">
            <text:p>40.1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c0e258974e33e7600e1c07c98746943176e8ff1c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sequential read speed</text:p>
          </table:table-cell>
          <table:table-cell office:value-type="string" calcext:value-type="string">
            <text:p>MiB/s</text:p>
          </table:table-cell>
          <table:table-cell office:value-type="float" office:value="445.822933925049" calcext:value-type="float">
            <text:p>445.822933925049</text:p>
          </table:table-cell>
          <table:table-cell office:value-type="float" office:value="1.06333333333333" calcext:value-type="float">
            <text:p>1.06333333333333</text:p>
          </table:table-cell>
          <table:table-cell office:value-type="float" office:value="972.533333333333" calcext:value-type="float">
            <text:p>972.533333333333</text:p>
          </table:table-cell>
          <table:table-cell office:value-type="float" office:value="275.232515055407" calcext:value-type="float">
            <text:p>275.232515055407</text:p>
          </table:table-cell>
          <table:table-cell office:value-type="float" office:value="2436.1908957653" calcext:value-type="float">
            <text:p>2436.1908957653</text:p>
          </table:table-cell>
          <table:table-cell office:value-type="percentage" office:value="0.617358359365332" calcext:value-type="percentage">
            <text:p>61.74%</text:p>
          </table:table-cell>
          <table:table-cell office:value-type="percentage" office:value="-0.266357780420883" calcext:value-type="percentage">
            <text:p>-26.64%</text:p>
          </table:table-cell>
          <table:table-cell office:value-type="percentage" office:value="-0.26582344779245" calcext:value-type="percentage">
            <text:p>-26.58%</text:p>
          </table:table-cell>
          <table:table-cell office:value-type="percentage" office:value="-0.263208722468163" calcext:value-type="percentage">
            <text:p>-26.32%</text:p>
          </table:table-cell>
          <table:table-cell office:value-type="percentage" office:value="-0.249406891609839" calcext:value-type="percentage">
            <text:p>-24.94%</text:p>
          </table:table-cell>
          <table:table-cell office:value-type="percentage" office:value="0.389955470265233" calcext:value-type="percentage">
            <text:p>39.00%</text:p>
          </table:table-cell>
          <table:table-cell table:formula="of:=[.AA$4]*ABS([.$M310])+[.AA$6]*ABS([.$L310])+[.AA$8]*ABS([.$Q310])" office:value-type="percentage" office:value="0.424557203350483" calcext:value-type="percentage">
            <text:p>42.46%</text:p>
          </table:table-cell>
          <table:table-cell table:formula="of:=[.AB$4]*ABS([.$M310])+[.AB$6]*ABS([.$L310])+[.AB$8]*ABS([.$Q310])" office:value-type="percentage" office:value="0.313817607299763" calcext:value-type="percentage">
            <text:p>31.38%</text:p>
          </table:table-cell>
          <table:table-cell table:formula="of:=[.AC$4]*ABS([.$M310])+[.AC$6]*ABS([.$L310])+[.AC$8]*ABS([.$Q310])" office:value-type="percentage" office:value="0.559518012560877" calcext:value-type="percentage">
            <text:p>55.95%</text:p>
          </table:table-cell>
          <table:table-cell table:formula="of:=[.AD$4]*ABS([.$M310])+[.AD$6]*ABS([.$L310])+[.AD$8]*ABS([.$Q310])" office:value-type="percentage" office:value="0.400335990190808" calcext:value-type="percentage">
            <text:p>40.03%</text:p>
          </table:table-cell>
          <table:table-cell table:formula="of:=[.AA$4]*ABS([.$O310])+[.AA$6]*ABS([.$L310])+[.AA$8]*ABS([.$Q310])" office:value-type="percentage" office:value="0.423507517366243" calcext:value-type="percentage">
            <text:p>42.35%</text:p>
          </table:table-cell>
          <table:table-cell table:formula="of:=[.AB$4]*ABS([.$O310])+[.AB$6]*ABS([.$L310])+[.AB$8]*ABS([.$Q310])" office:value-type="percentage" office:value="0.311298360937587" calcext:value-type="percentage">
            <text:p>31.13%</text:p>
          </table:table-cell>
          <table:table-cell table:formula="of:=[.AC$4]*ABS([.$O310])+[.AC$6]*ABS([.$L310])+[.AC$8]*ABS([.$Q310])" office:value-type="percentage" office:value="0.559203106765605" calcext:value-type="percentage">
            <text:p>55.92%</text:p>
          </table:table-cell>
          <table:table-cell table:formula="of:=[.AD$4]*ABS([.$O310])+[.AD$6]*ABS([.$L310])+[.AD$8]*ABS([.$Q310])" office:value-type="percentage" office:value="0.400021084395536" calcext:value-type="percentage">
            <text:p>40.0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c0e258974e33e7600e1c07c98746943176e8ff1c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sequential read speed</text:p>
          </table:table-cell>
          <table:table-cell office:value-type="string" calcext:value-type="string">
            <text:p>MiB/s</text:p>
          </table:table-cell>
          <table:table-cell office:value-type="float" office:value="26.8400497512438" calcext:value-type="float">
            <text:p>26.8400497512438</text:p>
          </table:table-cell>
          <table:table-cell office:value-type="float" office:value="26.0333333333333" calcext:value-type="float">
            <text:p>26.0333333333333</text:p>
          </table:table-cell>
          <table:table-cell office:value-type="float" office:value="26.9666666666667" calcext:value-type="float">
            <text:p>26.9666666666667</text:p>
          </table:table-cell>
          <table:table-cell office:value-type="float" office:value="0.0853668043967475" calcext:value-type="float">
            <text:p>0.085366804396748</text:p>
          </table:table-cell>
          <table:table-cell office:value-type="float" office:value="279.583851575456" calcext:value-type="float">
            <text:p>279.583851575456</text:p>
          </table:table-cell>
          <table:table-cell office:value-type="percentage" office:value="0.0031805754902817" calcext:value-type="percentage">
            <text:p>0.32%</text:p>
          </table:table-cell>
          <table:table-cell office:value-type="percentage" office:value="-0.000827841754553468" calcext:value-type="percentage">
            <text:p>-0.08%</text:p>
          </table:table-cell>
          <table:table-cell table:number-columns-repeated="3" office:value-type="percentage" office:value="0.00000130030035530234" calcext:value-type="percentage">
            <text:p>0.00%</text:p>
          </table:table-cell>
          <table:table-cell office:value-type="percentage" office:value="0.00231621306587897" calcext:value-type="percentage">
            <text:p>0.23%</text:p>
          </table:table-cell>
          <table:table-cell table:formula="of:=[.AA$4]*ABS([.$M311])+[.AA$6]*ABS([.$L311])+[.AA$8]*ABS([.$Q311])" office:value-type="percentage" office:value="0.00210821010357138" calcext:value-type="percentage">
            <text:p>0.21%</text:p>
          </table:table-cell>
          <table:table-cell table:formula="of:=[.AB$4]*ABS([.$M311])+[.AB$6]*ABS([.$L311])+[.AB$8]*ABS([.$Q311])" office:value-type="percentage" office:value="0.00121195225925884" calcext:value-type="percentage">
            <text:p>0.12%</text:p>
          </table:table-cell>
          <table:table-cell table:formula="of:=[.AC$4]*ABS([.$M311])+[.AC$6]*ABS([.$L311])+[.AC$8]*ABS([.$Q311])" office:value-type="percentage" office:value="0.00285886587426861" calcext:value-type="percentage">
            <text:p>0.29%</text:p>
          </table:table-cell>
          <table:table-cell table:formula="of:=[.AD$4]*ABS([.$M311])+[.AD$6]*ABS([.$L311])+[.AD$8]*ABS([.$Q311])" office:value-type="percentage" office:value="0.00225381217718669" calcext:value-type="percentage">
            <text:p>0.23%</text:p>
          </table:table-cell>
          <table:table-cell table:formula="of:=[.AA$4]*ABS([.$O311])+[.AA$6]*ABS([.$L311])+[.AA$8]*ABS([.$Q311])" office:value-type="percentage" office:value="0.00183269628550533" calcext:value-type="percentage">
            <text:p>0.18%</text:p>
          </table:table-cell>
          <table:table-cell table:formula="of:=[.AB$4]*ABS([.$O311])+[.AB$6]*ABS([.$L311])+[.AB$8]*ABS([.$Q311])" office:value-type="percentage" office:value="0.000550719095900309" calcext:value-type="percentage">
            <text:p>0.06%</text:p>
          </table:table-cell>
          <table:table-cell table:formula="of:=[.AC$4]*ABS([.$O311])+[.AC$6]*ABS([.$L311])+[.AC$8]*ABS([.$Q311])" office:value-type="percentage" office:value="0.00277621172884879" calcext:value-type="percentage">
            <text:p>0.28%</text:p>
          </table:table-cell>
          <table:table-cell table:formula="of:=[.AD$4]*ABS([.$O311])+[.AD$6]*ABS([.$L311])+[.AD$8]*ABS([.$Q311])" office:value-type="percentage" office:value="0.00217115803176688" calcext:value-type="percentage">
            <text:p>0.2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c0e258974e33e7600e1c07c98746943176e8ff1c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sequential read speed</text:p>
          </table:table-cell>
          <table:table-cell office:value-type="string" calcext:value-type="string">
            <text:p>MiB/s</text:p>
          </table:table-cell>
          <table:table-cell office:value-type="float" office:value="26.8302325581395" calcext:value-type="float">
            <text:p>26.8302325581395</text:p>
          </table:table-cell>
          <table:table-cell office:value-type="float" office:value="25.6333333333333" calcext:value-type="float">
            <text:p>25.6333333333333</text:p>
          </table:table-cell>
          <table:table-cell office:value-type="float" office:value="26.9666666666667" calcext:value-type="float">
            <text:p>26.9666666666667</text:p>
          </table:table-cell>
          <table:table-cell office:value-type="float" office:value="0.123443416843034" calcext:value-type="float">
            <text:p>0.123443416843034</text:p>
          </table:table-cell>
          <table:table-cell office:value-type="float" office:value="279.481589147287" calcext:value-type="float">
            <text:p>279.481589147287</text:p>
          </table:table-cell>
          <table:table-cell office:value-type="percentage" office:value="0.00460090744929396" calcext:value-type="percentage">
            <text:p>0.46%</text:p>
          </table:table-cell>
          <table:table-cell office:value-type="percentage" office:value="-0.00102514277131438" calcext:value-type="percentage">
            <text:p>-0.10%</text:p>
          </table:table-cell>
          <table:table-cell table:number-columns-repeated="3" office:value-type="percentage" office:value="-0.00000131799640380143" calcext:value-type="percentage">
            <text:p>0.00%</text:p>
          </table:table-cell>
          <table:table-cell office:value-type="percentage" office:value="0.00327923325729238" calcext:value-type="percentage">
            <text:p>0.33%</text:p>
          </table:table-cell>
          <table:table-cell table:formula="of:=[.AA$4]*ABS([.$M312])+[.AA$6]*ABS([.$L312])+[.AA$8]*ABS([.$Q312])" office:value-type="percentage" office:value="0.00296842782596691" calcext:value-type="percentage">
            <text:p>0.30%</text:p>
          </table:table-cell>
          <table:table-cell table:formula="of:=[.AB$4]*ABS([.$M312])+[.AB$6]*ABS([.$L312])+[.AB$8]*ABS([.$Q312])" office:value-type="percentage" office:value="0.00160812828771014" calcext:value-type="percentage">
            <text:p>0.16%</text:p>
          </table:table-cell>
          <table:table-cell table:formula="of:=[.AC$4]*ABS([.$M312])+[.AC$6]*ABS([.$L312])+[.AC$8]*ABS([.$Q312])" office:value-type="percentage" office:value="0.00411116356229585" calcext:value-type="percentage">
            <text:p>0.41%</text:p>
          </table:table-cell>
          <table:table-cell table:formula="of:=[.AD$4]*ABS([.$M312])+[.AD$6]*ABS([.$L312])+[.AD$8]*ABS([.$Q312])" office:value-type="percentage" office:value="0.00318599162789474" calcext:value-type="percentage">
            <text:p>0.32%</text:p>
          </table:table-cell>
          <table:table-cell table:formula="of:=[.AA$4]*ABS([.$O312])+[.AA$6]*ABS([.$L312])+[.AA$8]*ABS([.$Q312])" office:value-type="percentage" office:value="0.00262715290099672" calcext:value-type="percentage">
            <text:p>0.26%</text:p>
          </table:table-cell>
          <table:table-cell table:formula="of:=[.AB$4]*ABS([.$O312])+[.AB$6]*ABS([.$L312])+[.AB$8]*ABS([.$Q312])" office:value-type="percentage" office:value="0.000789068467781676" calcext:value-type="percentage">
            <text:p>0.08%</text:p>
          </table:table-cell>
          <table:table-cell table:formula="of:=[.AC$4]*ABS([.$O312])+[.AC$6]*ABS([.$L312])+[.AC$8]*ABS([.$Q312])" office:value-type="percentage" office:value="0.00400878108480479" calcext:value-type="percentage">
            <text:p>0.40%</text:p>
          </table:table-cell>
          <table:table-cell table:formula="of:=[.AD$4]*ABS([.$O312])+[.AD$6]*ABS([.$L312])+[.AD$8]*ABS([.$Q312])" office:value-type="percentage" office:value="0.00308360915040368" calcext:value-type="percentage">
            <text:p>0.3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c0e258974e33e7600e1c07c98746943176e8ff1c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ioping: sequential read speed</text:p>
          </table:table-cell>
          <table:table-cell office:value-type="string" calcext:value-type="string">
            <text:p>MiB/s</text:p>
          </table:table-cell>
          <table:table-cell office:value-type="float" office:value="38.6883654532477" calcext:value-type="float">
            <text:p>38.6883654532477</text:p>
          </table:table-cell>
          <table:table-cell office:value-type="float" office:value="36.9666666666667" calcext:value-type="float">
            <text:p>36.9666666666667</text:p>
          </table:table-cell>
          <table:table-cell office:value-type="float" office:value="39.0333333333333" calcext:value-type="float">
            <text:p>39.0333333333333</text:p>
          </table:table-cell>
          <table:table-cell office:value-type="float" office:value="0.385224566065541" calcext:value-type="float">
            <text:p>0.385224566065541</text:p>
          </table:table-cell>
          <table:table-cell office:value-type="float" office:value="201.501903402332" calcext:value-type="float">
            <text:p>201.501903402332</text:p>
          </table:table-cell>
          <table:table-cell office:value-type="percentage" office:value="0.00995711660475962" calcext:value-type="percentage">
            <text:p>1.00%</text:p>
          </table:table-cell>
          <table:table-cell office:value-type="percentage" office:value="-0.00369198313903215" calcext:value-type="percentage">
            <text:p>-0.37%</text:p>
          </table:table-cell>
          <table:table-cell table:number-columns-repeated="3" office:value-type="percentage" office:value="-0.00000986863386609471" calcext:value-type="percentage">
            <text:p>0.00%</text:p>
          </table:table-cell>
          <table:table-cell office:value-type="percentage" office:value="0.006966589014201" calcext:value-type="percentage">
            <text:p>0.70%</text:p>
          </table:table-cell>
          <table:table-cell table:formula="of:=[.AA$4]*ABS([.$M313])+[.AA$6]*ABS([.$L313])+[.AA$8]*ABS([.$Q313])" office:value-type="percentage" office:value="0.00687189625266426" calcext:value-type="percentage">
            <text:p>0.69%</text:p>
          </table:table-cell>
          <table:table-cell table:formula="of:=[.AB$4]*ABS([.$M313])+[.AB$6]*ABS([.$L313])+[.AB$8]*ABS([.$Q313])" office:value-type="percentage" office:value="0.00464595707312178" calcext:value-type="percentage">
            <text:p>0.46%</text:p>
          </table:table-cell>
          <table:table-cell table:formula="of:=[.AC$4]*ABS([.$M313])+[.AC$6]*ABS([.$L313])+[.AC$8]*ABS([.$Q313])" office:value-type="percentage" office:value="0.00903155049913101" calcext:value-type="percentage">
            <text:p>0.90%</text:p>
          </table:table-cell>
          <table:table-cell table:formula="of:=[.AD$4]*ABS([.$M313])+[.AD$6]*ABS([.$L313])+[.AD$8]*ABS([.$Q313])" office:value-type="percentage" office:value="0.00693818118573998" calcext:value-type="percentage">
            <text:p>0.69%</text:p>
          </table:table-cell>
          <table:table-cell table:formula="of:=[.AA$4]*ABS([.$O313])+[.AA$6]*ABS([.$L313])+[.AA$8]*ABS([.$Q313])" office:value-type="percentage" office:value="0.00564452475094224" calcext:value-type="percentage">
            <text:p>0.56%</text:p>
          </table:table-cell>
          <table:table-cell table:formula="of:=[.AB$4]*ABS([.$O313])+[.AB$6]*ABS([.$L313])+[.AB$8]*ABS([.$Q313])" office:value-type="percentage" office:value="0.00170026546898894" calcext:value-type="percentage">
            <text:p>0.17%</text:p>
          </table:table-cell>
          <table:table-cell table:formula="of:=[.AC$4]*ABS([.$O313])+[.AC$6]*ABS([.$L313])+[.AC$8]*ABS([.$Q313])" office:value-type="percentage" office:value="0.00866333904861441" calcext:value-type="percentage">
            <text:p>0.87%</text:p>
          </table:table-cell>
          <table:table-cell table:formula="of:=[.AD$4]*ABS([.$O313])+[.AD$6]*ABS([.$L313])+[.AD$8]*ABS([.$Q313])" office:value-type="percentage" office:value="0.00656996973522337" calcext:value-type="percentage">
            <text:p>0.6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c5f1a6b81b73cea76082bc1c2fa0af1b06c4733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write</text:p>
          </table:table-cell>
          <table:table-cell office:value-type="string" calcext:value-type="string">
            <text:p>MiB/s</text:p>
          </table:table-cell>
          <table:table-cell office:value-type="float" office:value="2.15481968810916" calcext:value-type="float">
            <text:p>2.15481968810916</text:p>
          </table:table-cell>
          <table:table-cell office:value-type="float" office:value="0.173333333333333" calcext:value-type="float">
            <text:p>0.173333333333333</text:p>
          </table:table-cell>
          <table:table-cell office:value-type="float" office:value="8.29666666666667" calcext:value-type="float">
            <text:p>8.29666666666667</text:p>
          </table:table-cell>
          <table:table-cell office:value-type="float" office:value="2.67950066551066" calcext:value-type="float">
            <text:p>2.67950066551066</text:p>
          </table:table-cell>
          <table:table-cell office:value-type="float" office:value="24.7680423920593" calcext:value-type="float">
            <text:p>24.7680423920593</text:p>
          </table:table-cell>
          <table:table-cell office:value-type="percentage" office:value="1.24349182453493" calcext:value-type="percentage">
            <text:p>124.35%</text:p>
          </table:table-cell>
          <table:table-cell table:number-columns-repeated="4" office:value-type="percentage" office:value="-0.543503852202577" calcext:value-type="percentage">
            <text:p>-54.35%</text:p>
          </table:table-cell>
          <table:table-cell office:value-type="percentage" office:value="0.736604407227599" calcext:value-type="percentage">
            <text:p>73.66%</text:p>
          </table:table-cell>
          <table:table-cell table:formula="of:=[.AA$4]*ABS([.$M314])+[.AA$6]*ABS([.$L314])+[.AA$8]*ABS([.$Q314])" office:value-type="percentage" office:value="0.84120002798837" calcext:value-type="percentage">
            <text:p>84.12%</text:p>
          </table:table-cell>
          <table:table-cell table:formula="of:=[.AB$4]*ABS([.$M314])+[.AB$6]*ABS([.$L314])+[.AB$8]*ABS([.$Q314])" office:value-type="percentage" office:value="0.632812704938315" calcext:value-type="percentage">
            <text:p>63.28%</text:p>
          </table:table-cell>
          <table:table-cell table:formula="of:=[.AC$4]*ABS([.$M314])+[.AC$6]*ABS([.$L314])+[.AC$8]*ABS([.$Q314])" office:value-type="percentage" office:value="1.12280428557097" calcext:value-type="percentage">
            <text:p>112.28%</text:p>
          </table:table-cell>
          <table:table-cell table:formula="of:=[.AD$4]*ABS([.$M314])+[.AD$6]*ABS([.$L314])+[.AD$8]*ABS([.$Q314])" office:value-type="percentage" office:value="0.76798309345583" calcext:value-type="percentage">
            <text:p>76.80%</text:p>
          </table:table-cell>
          <table:table-cell table:formula="of:=[.AA$4]*ABS([.$O314])+[.AA$6]*ABS([.$L314])+[.AA$8]*ABS([.$Q314])" office:value-type="percentage" office:value="0.84120002798837" calcext:value-type="percentage">
            <text:p>84.12%</text:p>
          </table:table-cell>
          <table:table-cell table:formula="of:=[.AB$4]*ABS([.$O314])+[.AB$6]*ABS([.$L314])+[.AB$8]*ABS([.$Q314])" office:value-type="percentage" office:value="0.632812704938315" calcext:value-type="percentage">
            <text:p>63.28%</text:p>
          </table:table-cell>
          <table:table-cell table:formula="of:=[.AC$4]*ABS([.$O314])+[.AC$6]*ABS([.$L314])+[.AC$8]*ABS([.$Q314])" office:value-type="percentage" office:value="1.12280428557097" calcext:value-type="percentage">
            <text:p>112.28%</text:p>
          </table:table-cell>
          <table:table-cell table:formula="of:=[.AD$4]*ABS([.$O314])+[.AD$6]*ABS([.$L314])+[.AD$8]*ABS([.$Q314])" office:value-type="percentage" office:value="0.76798309345583" calcext:value-type="percentage">
            <text:p>76.8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c5f1a6b81b73cea76082bc1c2fa0af1b06c4733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write</text:p>
          </table:table-cell>
          <table:table-cell office:value-type="string" calcext:value-type="string">
            <text:p>MiB/s</text:p>
          </table:table-cell>
          <table:table-cell office:value-type="float" office:value="2.32245626822157" calcext:value-type="float">
            <text:p>2.32245626822157</text:p>
          </table:table-cell>
          <table:table-cell office:value-type="float" office:value="0.296666666666667" calcext:value-type="float">
            <text:p>0.296666666666667</text:p>
          </table:table-cell>
          <table:table-cell office:value-type="float" office:value="8.29" calcext:value-type="float">
            <text:p>8.29</text:p>
          </table:table-cell>
          <table:table-cell office:value-type="float" office:value="2.65645747910856" calcext:value-type="float">
            <text:p>2.65645747910856</text:p>
          </table:table-cell>
          <table:table-cell office:value-type="float" office:value="26.6948996347307" calcext:value-type="float">
            <text:p>26.6948996347307</text:p>
          </table:table-cell>
          <table:table-cell office:value-type="percentage" office:value="1.14381377830755" calcext:value-type="percentage">
            <text:p>114.38%</text:p>
          </table:table-cell>
          <table:table-cell office:value-type="percentage" office:value="-0.503375088864779" calcext:value-type="percentage">
            <text:p>-50.34%</text:p>
          </table:table-cell>
          <table:table-cell office:value-type="percentage" office:value="-0.503271909847918" calcext:value-type="percentage">
            <text:p>-50.33%</text:p>
          </table:table-cell>
          <table:table-cell office:value-type="percentage" office:value="-0.503055310312041" calcext:value-type="percentage">
            <text:p>-50.31%</text:p>
          </table:table-cell>
          <table:table-cell office:value-type="percentage" office:value="-0.501719263962698" calcext:value-type="percentage">
            <text:p>-50.17%</text:p>
          </table:table-cell>
          <table:table-cell office:value-type="percentage" office:value="0.678369882075171" calcext:value-type="percentage">
            <text:p>67.84%</text:p>
          </table:table-cell>
          <table:table-cell table:formula="of:=[.AA$4]*ABS([.$M315])+[.AA$6]*ABS([.$L315])+[.AA$8]*ABS([.$Q315])" office:value-type="percentage" office:value="0.775186249749166" calcext:value-type="percentage">
            <text:p>77.52%</text:p>
          </table:table-cell>
          <table:table-cell table:formula="of:=[.AB$4]*ABS([.$M315])+[.AB$6]*ABS([.$L315])+[.AB$8]*ABS([.$Q315])" office:value-type="percentage" office:value="0.584918437130095" calcext:value-type="percentage">
            <text:p>58.49%</text:p>
          </table:table-cell>
          <table:table-cell table:formula="of:=[.AC$4]*ABS([.$M315])+[.AC$6]*ABS([.$L315])+[.AC$8]*ABS([.$Q315])" office:value-type="percentage" office:value="1.03322551974003" calcext:value-type="percentage">
            <text:p>103.32%</text:p>
          </table:table-cell>
          <table:table-cell table:formula="of:=[.AD$4]*ABS([.$M315])+[.AD$6]*ABS([.$L315])+[.AD$8]*ABS([.$Q315])" office:value-type="percentage" office:value="0.707414792377369" calcext:value-type="percentage">
            <text:p>70.74%</text:p>
          </table:table-cell>
          <table:table-cell table:formula="of:=[.AA$4]*ABS([.$O315])+[.AA$6]*ABS([.$L315])+[.AA$8]*ABS([.$Q315])" office:value-type="percentage" office:value="0.775079656898253" calcext:value-type="percentage">
            <text:p>77.51%</text:p>
          </table:table-cell>
          <table:table-cell table:formula="of:=[.AB$4]*ABS([.$O315])+[.AB$6]*ABS([.$L315])+[.AB$8]*ABS([.$Q315])" office:value-type="percentage" office:value="0.584662614287904" calcext:value-type="percentage">
            <text:p>58.47%</text:p>
          </table:table-cell>
          <table:table-cell table:formula="of:=[.AC$4]*ABS([.$O315])+[.AC$6]*ABS([.$L315])+[.AC$8]*ABS([.$Q315])" office:value-type="percentage" office:value="1.03319354188476" calcext:value-type="percentage">
            <text:p>103.32%</text:p>
          </table:table-cell>
          <table:table-cell table:formula="of:=[.AD$4]*ABS([.$O315])+[.AD$6]*ABS([.$L315])+[.AD$8]*ABS([.$Q315])" office:value-type="percentage" office:value="0.707382814522095" calcext:value-type="percentage">
            <text:p>70.7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c5f1a6b81b73cea76082bc1c2fa0af1b06c4733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write</text:p>
          </table:table-cell>
          <table:table-cell office:value-type="string" calcext:value-type="string">
            <text:p>MiB/s</text:p>
          </table:table-cell>
          <table:table-cell office:value-type="float" office:value="2.2567258382643" calcext:value-type="float">
            <text:p>2.2567258382643</text:p>
          </table:table-cell>
          <table:table-cell office:value-type="float" office:value="0.263333333333333" calcext:value-type="float">
            <text:p>0.263333333333333</text:p>
          </table:table-cell>
          <table:table-cell office:value-type="float" office:value="8.3" calcext:value-type="float">
            <text:p>8.3</text:p>
          </table:table-cell>
          <table:table-cell office:value-type="float" office:value="2.55030573745938" calcext:value-type="float">
            <text:p>2.55030573745938</text:p>
          </table:table-cell>
          <table:table-cell office:value-type="float" office:value="12.3318351817721" calcext:value-type="float">
            <text:p>12.3318351817721</text:p>
          </table:table-cell>
          <table:table-cell office:value-type="percentage" office:value="1.13009107895041" calcext:value-type="percentage">
            <text:p>113.01%</text:p>
          </table:table-cell>
          <table:table-cell office:value-type="percentage" office:value="-0.495915978824081" calcext:value-type="percentage">
            <text:p>-49.59%</text:p>
          </table:table-cell>
          <table:table-cell office:value-type="percentage" office:value="-0.495756628309112" calcext:value-type="percentage">
            <text:p>-49.58%</text:p>
          </table:table-cell>
          <table:table-cell office:value-type="percentage" office:value="-0.49521712499969" calcext:value-type="percentage">
            <text:p>-49.52%</text:p>
          </table:table-cell>
          <table:table-cell office:value-type="percentage" office:value="-0.492748491386979" calcext:value-type="percentage">
            <text:p>-49.27%</text:p>
          </table:table-cell>
          <table:table-cell office:value-type="percentage" office:value="0.681128813648591" calcext:value-type="percentage">
            <text:p>68.11%</text:p>
          </table:table-cell>
          <table:table-cell table:formula="of:=[.AA$4]*ABS([.$M316])+[.AA$6]*ABS([.$L316])+[.AA$8]*ABS([.$Q316])" office:value-type="percentage" office:value="0.769045290474362" calcext:value-type="percentage">
            <text:p>76.90%</text:p>
          </table:table-cell>
          <table:table-cell table:formula="of:=[.AB$4]*ABS([.$M316])+[.AB$6]*ABS([.$L316])+[.AB$8]*ABS([.$Q316])" office:value-type="percentage" office:value="0.577854772319165" calcext:value-type="percentage">
            <text:p>57.79%</text:p>
          </table:table-cell>
          <table:table-cell table:formula="of:=[.AC$4]*ABS([.$M316])+[.AC$6]*ABS([.$L316])+[.AC$8]*ABS([.$Q316])" office:value-type="percentage" office:value="1.0217773424076" calcext:value-type="percentage">
            <text:p>102.18%</text:p>
          </table:table-cell>
          <table:table-cell table:formula="of:=[.AD$4]*ABS([.$M316])+[.AD$6]*ABS([.$L316])+[.AD$8]*ABS([.$Q316])" office:value-type="percentage" office:value="0.707503756696322" calcext:value-type="percentage">
            <text:p>70.75%</text:p>
          </table:table-cell>
          <table:table-cell table:formula="of:=[.AA$4]*ABS([.$O316])+[.AA$6]*ABS([.$L316])+[.AA$8]*ABS([.$Q316])" office:value-type="percentage" office:value="0.768812339199565" calcext:value-type="percentage">
            <text:p>76.88%</text:p>
          </table:table-cell>
          <table:table-cell table:formula="of:=[.AB$4]*ABS([.$O316])+[.AB$6]*ABS([.$L316])+[.AB$8]*ABS([.$Q316])" office:value-type="percentage" office:value="0.577295689259652" calcext:value-type="percentage">
            <text:p>57.73%</text:p>
          </table:table-cell>
          <table:table-cell table:formula="of:=[.AC$4]*ABS([.$O316])+[.AC$6]*ABS([.$L316])+[.AC$8]*ABS([.$Q316])" office:value-type="percentage" office:value="1.02170745702516" calcext:value-type="percentage">
            <text:p>102.17%</text:p>
          </table:table-cell>
          <table:table-cell table:formula="of:=[.AD$4]*ABS([.$O316])+[.AD$6]*ABS([.$L316])+[.AD$8]*ABS([.$Q316])" office:value-type="percentage" office:value="0.707433871313883" calcext:value-type="percentage">
            <text:p>70.7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c5f1a6b81b73cea76082bc1c2fa0af1b06c4733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write</text:p>
          </table:table-cell>
          <table:table-cell office:value-type="string" calcext:value-type="string">
            <text:p>MiB/s</text:p>
          </table:table-cell>
          <table:table-cell office:value-type="float" office:value="8.00043781094527" calcext:value-type="float">
            <text:p>8.00043781094527</text:p>
          </table:table-cell>
          <table:table-cell office:value-type="float" office:value="5.29666666666667" calcext:value-type="float">
            <text:p>5.29666666666667</text:p>
          </table:table-cell>
          <table:table-cell office:value-type="float" office:value="8.31333333333333" calcext:value-type="float">
            <text:p>8.31333333333333</text:p>
          </table:table-cell>
          <table:table-cell office:value-type="float" office:value="0.39888189606947" calcext:value-type="float">
            <text:p>0.39888189606947</text:p>
          </table:table-cell>
          <table:table-cell office:value-type="float" office:value="83.3378938640133" calcext:value-type="float">
            <text:p>83.3378938640133</text:p>
          </table:table-cell>
          <table:table-cell office:value-type="percentage" office:value="0.0498575084883187" calcext:value-type="percentage">
            <text:p>4.99%</text:p>
          </table:table-cell>
          <table:table-cell office:value-type="percentage" office:value="-0.0127234896627399" calcext:value-type="percentage">
            <text:p>-1.27%</text:p>
          </table:table-cell>
          <table:table-cell table:number-columns-repeated="3" office:value-type="percentage" office:value="0.0000401914219144885" calcext:value-type="percentage">
            <text:p>0.00%</text:p>
          </table:table-cell>
          <table:table-cell office:value-type="percentage" office:value="0.0312289613196878" calcext:value-type="percentage">
            <text:p>3.12%</text:p>
          </table:table-cell>
          <table:table-cell table:formula="of:=[.AA$4]*ABS([.$M317])+[.AA$6]*ABS([.$L317])+[.AA$8]*ABS([.$Q317])" office:value-type="percentage" office:value="0.0312699864902488" calcext:value-type="percentage">
            <text:p>3.13%</text:p>
          </table:table-cell>
          <table:table-cell table:formula="of:=[.AB$4]*ABS([.$M317])+[.AB$6]*ABS([.$L317])+[.AB$8]*ABS([.$Q317])" office:value-type="percentage" office:value="0.0182874387109926" calcext:value-type="percentage">
            <text:p>1.83%</text:p>
          </table:table-cell>
          <table:table-cell table:formula="of:=[.AC$4]*ABS([.$M317])+[.AC$6]*ABS([.$L317])+[.AC$8]*ABS([.$Q317])" office:value-type="percentage" office:value="0.0442812518888978" calcext:value-type="percentage">
            <text:p>4.43%</text:p>
          </table:table-cell>
          <table:table-cell table:formula="of:=[.AD$4]*ABS([.$M317])+[.AD$6]*ABS([.$L317])+[.AD$8]*ABS([.$Q317])" office:value-type="percentage" office:value="0.0312412688708561" calcext:value-type="percentage">
            <text:p>3.12%</text:p>
          </table:table-cell>
          <table:table-cell table:formula="of:=[.AA$4]*ABS([.$O317])+[.AA$6]*ABS([.$L317])+[.AA$8]*ABS([.$Q317])" office:value-type="percentage" office:value="0.0270422204099737" calcext:value-type="percentage">
            <text:p>2.70%</text:p>
          </table:table-cell>
          <table:table-cell table:formula="of:=[.AB$4]*ABS([.$O317])+[.AB$6]*ABS([.$L317])+[.AB$8]*ABS([.$Q317])" office:value-type="percentage" office:value="0.00814080011833224" calcext:value-type="percentage">
            <text:p>0.81%</text:p>
          </table:table-cell>
          <table:table-cell table:formula="of:=[.AC$4]*ABS([.$O317])+[.AC$6]*ABS([.$L317])+[.AC$8]*ABS([.$Q317])" office:value-type="percentage" office:value="0.0430129220648152" calcext:value-type="percentage">
            <text:p>4.30%</text:p>
          </table:table-cell>
          <table:table-cell table:formula="of:=[.AD$4]*ABS([.$O317])+[.AD$6]*ABS([.$L317])+[.AD$8]*ABS([.$Q317])" office:value-type="percentage" office:value="0.0299729390467736" calcext:value-type="percentage">
            <text:p>3.0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c5f1a6b81b73cea76082bc1c2fa0af1b06c4733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write</text:p>
          </table:table-cell>
          <table:table-cell office:value-type="string" calcext:value-type="string">
            <text:p>MiB/s</text:p>
          </table:table-cell>
          <table:table-cell office:value-type="float" office:value="8.01236434108527" calcext:value-type="float">
            <text:p>8.01236434108527</text:p>
          </table:table-cell>
          <table:table-cell office:value-type="float" office:value="5.27333333333333" calcext:value-type="float">
            <text:p>5.27333333333333</text:p>
          </table:table-cell>
          <table:table-cell office:value-type="float" office:value="8.31333333333333" calcext:value-type="float">
            <text:p>8.31333333333333</text:p>
          </table:table-cell>
          <table:table-cell office:value-type="float" office:value="0.372293365362625" calcext:value-type="float">
            <text:p>0.372293365362625</text:p>
          </table:table-cell>
          <table:table-cell office:value-type="float" office:value="83.4621285529716" calcext:value-type="float">
            <text:p>83.4621285529716</text:p>
          </table:table-cell>
          <table:table-cell office:value-type="percentage" office:value="0.0464648572523847" calcext:value-type="percentage">
            <text:p>4.65%</text:p>
          </table:table-cell>
          <table:table-cell office:value-type="percentage" office:value="-0.0120655003043938" calcext:value-type="percentage">
            <text:p>-1.21%</text:p>
          </table:table-cell>
          <table:table-cell table:number-columns-repeated="3" office:value-type="percentage" office:value="0.0000849978081174426" calcext:value-type="percentage">
            <text:p>0.01%</text:p>
          </table:table-cell>
          <table:table-cell office:value-type="percentage" office:value="0.0291632505002859" calcext:value-type="percentage">
            <text:p>2.92%</text:p>
          </table:table-cell>
          <table:table-cell table:formula="of:=[.AA$4]*ABS([.$M318])+[.AA$6]*ABS([.$L318])+[.AA$8]*ABS([.$Q318])" office:value-type="percentage" office:value="0.0292312026856881" calcext:value-type="percentage">
            <text:p>2.92%</text:p>
          </table:table-cell>
          <table:table-cell table:formula="of:=[.AB$4]*ABS([.$M318])+[.AB$6]*ABS([.$L318])+[.AB$8]*ABS([.$Q318])" office:value-type="percentage" office:value="0.0172152110187821" calcext:value-type="percentage">
            <text:p>1.72%</text:p>
          </table:table-cell>
          <table:table-cell table:formula="of:=[.AC$4]*ABS([.$M318])+[.AC$6]*ABS([.$L318])+[.AC$8]*ABS([.$Q318])" office:value-type="percentage" office:value="0.0412947608823758" calcext:value-type="percentage">
            <text:p>4.13%</text:p>
          </table:table-cell>
          <table:table-cell table:formula="of:=[.AD$4]*ABS([.$M318])+[.AD$6]*ABS([.$L318])+[.AD$8]*ABS([.$Q318])" office:value-type="percentage" office:value="0.0291836361559066" calcext:value-type="percentage">
            <text:p>2.92%</text:p>
          </table:table-cell>
          <table:table-cell table:formula="of:=[.AA$4]*ABS([.$O318])+[.AA$6]*ABS([.$L318])+[.AA$8]*ABS([.$Q318])" office:value-type="percentage" office:value="0.025237701853596" calcext:value-type="percentage">
            <text:p>2.52%</text:p>
          </table:table-cell>
          <table:table-cell table:formula="of:=[.AB$4]*ABS([.$O318])+[.AB$6]*ABS([.$L318])+[.AB$8]*ABS([.$Q318])" office:value-type="percentage" office:value="0.00763080902176102" calcext:value-type="percentage">
            <text:p>0.76%</text:p>
          </table:table-cell>
          <table:table-cell table:formula="of:=[.AC$4]*ABS([.$O318])+[.AC$6]*ABS([.$L318])+[.AC$8]*ABS([.$Q318])" office:value-type="percentage" office:value="0.0400967106327481" calcext:value-type="percentage">
            <text:p>4.01%</text:p>
          </table:table-cell>
          <table:table-cell table:formula="of:=[.AD$4]*ABS([.$O318])+[.AD$6]*ABS([.$L318])+[.AD$8]*ABS([.$Q318])" office:value-type="percentage" office:value="0.0279855859062789" calcext:value-type="percentage">
            <text:p>2.8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c5f1a6b81b73cea76082bc1c2fa0af1b06c4733e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fileio: throughput - write</text:p>
          </table:table-cell>
          <table:table-cell office:value-type="string" calcext:value-type="string">
            <text:p>MiB/s</text:p>
          </table:table-cell>
          <table:table-cell office:value-type="float" office:value="8.01385438972163" calcext:value-type="float">
            <text:p>8.01385438972163</text:p>
          </table:table-cell>
          <table:table-cell office:value-type="float" office:value="5.54" calcext:value-type="float">
            <text:p>5.54</text:p>
          </table:table-cell>
          <table:table-cell office:value-type="float" office:value="8.31333333333333" calcext:value-type="float">
            <text:p>8.31333333333333</text:p>
          </table:table-cell>
          <table:table-cell office:value-type="float" office:value="0.39541366847229" calcext:value-type="float">
            <text:p>0.39541366847229</text:p>
          </table:table-cell>
          <table:table-cell office:value-type="float" office:value="41.7388249464668" calcext:value-type="float">
            <text:p>41.7388249464668</text:p>
          </table:table-cell>
          <table:table-cell office:value-type="percentage" office:value="0.0493412594293499" calcext:value-type="percentage">
            <text:p>4.93%</text:p>
          </table:table-cell>
          <table:table-cell office:value-type="percentage" office:value="-0.0130099936842583" calcext:value-type="percentage">
            <text:p>-1.30%</text:p>
          </table:table-cell>
          <table:table-cell table:number-columns-repeated="3" office:value-type="percentage" office:value="0.00011993533407656" calcext:value-type="percentage">
            <text:p>0.01%</text:p>
          </table:table-cell>
          <table:table-cell office:value-type="percentage" office:value="0.0292918904835213" calcext:value-type="percentage">
            <text:p>2.93%</text:p>
          </table:table-cell>
          <table:table-cell table:formula="of:=[.AA$4]*ABS([.$M319])+[.AA$6]*ABS([.$L319])+[.AA$8]*ABS([.$Q319])" office:value-type="percentage" office:value="0.0305477145323765" calcext:value-type="percentage">
            <text:p>3.05%</text:p>
          </table:table-cell>
          <table:table-cell table:formula="of:=[.AB$4]*ABS([.$M319])+[.AB$6]*ABS([.$L319])+[.AB$8]*ABS([.$Q319])" office:value-type="percentage" office:value="0.0182713099386938" calcext:value-type="percentage">
            <text:p>1.83%</text:p>
          </table:table-cell>
          <table:table-cell table:formula="of:=[.AC$4]*ABS([.$M319])+[.AC$6]*ABS([.$L319])+[.AC$8]*ABS([.$Q319])" office:value-type="percentage" office:value="0.0437031959602579" calcext:value-type="percentage">
            <text:p>4.37%</text:p>
          </table:table-cell>
          <table:table-cell table:formula="of:=[.AD$4]*ABS([.$M319])+[.AD$6]*ABS([.$L319])+[.AD$8]*ABS([.$Q319])" office:value-type="percentage" office:value="0.0296686376981778" calcext:value-type="percentage">
            <text:p>2.97%</text:p>
          </table:table-cell>
          <table:table-cell table:formula="of:=[.AA$4]*ABS([.$O319])+[.AA$6]*ABS([.$L319])+[.AA$8]*ABS([.$Q319])" office:value-type="percentage" office:value="0.0262510284156493" calcext:value-type="percentage">
            <text:p>2.63%</text:p>
          </table:table-cell>
          <table:table-cell table:formula="of:=[.AB$4]*ABS([.$O319])+[.AB$6]*ABS([.$L319])+[.AB$8]*ABS([.$Q319])" office:value-type="percentage" office:value="0.00795926325854837" calcext:value-type="percentage">
            <text:p>0.80%</text:p>
          </table:table-cell>
          <table:table-cell table:formula="of:=[.AC$4]*ABS([.$O319])+[.AC$6]*ABS([.$L319])+[.AC$8]*ABS([.$Q319])" office:value-type="percentage" office:value="0.0424141901252397" calcext:value-type="percentage">
            <text:p>4.24%</text:p>
          </table:table-cell>
          <table:table-cell table:formula="of:=[.AD$4]*ABS([.$O319])+[.AD$6]*ABS([.$L319])+[.AD$8]*ABS([.$Q319])" office:value-type="percentage" office:value="0.0283796318631597" calcext:value-type="percentage">
            <text:p>2.8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cbadb796cb57922b59801d6993b79d8ce3bcf67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2.4916593567251" calcext:value-type="float">
            <text:p>12.4916593567251</text:p>
          </table:table-cell>
          <table:table-cell office:value-type="float" office:value="3.48" calcext:value-type="float">
            <text:p>3.48</text:p>
          </table:table-cell>
          <table:table-cell office:value-type="float" office:value="339.66" calcext:value-type="float">
            <text:p>339.66</text:p>
          </table:table-cell>
          <table:table-cell office:value-type="float" office:value="24.6764066559324" calcext:value-type="float">
            <text:p>24.6764066559324</text:p>
          </table:table-cell>
          <table:table-cell office:value-type="float" office:value="143.582291456611" calcext:value-type="float">
            <text:p>143.582291456611</text:p>
          </table:table-cell>
          <table:table-cell office:value-type="percentage" office:value="1.97543064145816" calcext:value-type="percentage">
            <text:p>197.54%</text:p>
          </table:table-cell>
          <table:table-cell office:value-type="percentage" office:value="-0.354317999860712" calcext:value-type="percentage">
            <text:p>-35.43%</text:p>
          </table:table-cell>
          <table:table-cell office:value-type="percentage" office:value="-0.353768691779425" calcext:value-type="percentage">
            <text:p>-35.38%</text:p>
          </table:table-cell>
          <table:table-cell office:value-type="percentage" office:value="-0.352630691928911" calcext:value-type="percentage">
            <text:p>-35.26%</text:p>
          </table:table-cell>
          <table:table-cell office:value-type="percentage" office:value="-0.348691400012817" calcext:value-type="percentage">
            <text:p>-34.87%</text:p>
          </table:table-cell>
          <table:table-cell office:value-type="percentage" office:value="1.40612761754856" calcext:value-type="percentage">
            <text:p>140.61%</text:p>
          </table:table-cell>
          <table:table-cell table:formula="of:=[.AA$4]*ABS([.$M320])+[.AA$6]*ABS([.$L320])+[.AA$8]*ABS([.$Q320])" office:value-type="percentage" office:value="1.24529208628915" calcext:value-type="percentage">
            <text:p>124.53%</text:p>
          </table:table-cell>
          <table:table-cell table:formula="of:=[.AB$4]*ABS([.$M320])+[.AB$6]*ABS([.$L320])+[.AB$8]*ABS([.$Q320])" office:value-type="percentage" office:value="0.621610225789242" calcext:value-type="percentage">
            <text:p>62.16%</text:p>
          </table:table-cell>
          <table:table-cell table:formula="of:=[.AC$4]*ABS([.$M320])+[.AC$6]*ABS([.$L320])+[.AC$8]*ABS([.$Q320])" office:value-type="percentage" office:value="1.75638907490746" calcext:value-type="percentage">
            <text:p>175.64%</text:p>
          </table:table-cell>
          <table:table-cell table:formula="of:=[.AD$4]*ABS([.$M320])+[.AD$6]*ABS([.$L320])+[.AD$8]*ABS([.$Q320])" office:value-type="percentage" office:value="1.35787695817074" calcext:value-type="percentage">
            <text:p>135.79%</text:p>
          </table:table-cell>
          <table:table-cell table:formula="of:=[.AA$4]*ABS([.$O320])+[.AA$6]*ABS([.$L320])+[.AA$8]*ABS([.$Q320])" office:value-type="percentage" office:value="1.24472965031188" calcext:value-type="percentage">
            <text:p>124.47%</text:p>
          </table:table-cell>
          <table:table-cell table:formula="of:=[.AB$4]*ABS([.$O320])+[.AB$6]*ABS([.$L320])+[.AB$8]*ABS([.$Q320])" office:value-type="percentage" office:value="0.620260379443802" calcext:value-type="percentage">
            <text:p>62.03%</text:p>
          </table:table-cell>
          <table:table-cell table:formula="of:=[.AC$4]*ABS([.$O320])+[.AC$6]*ABS([.$L320])+[.AC$8]*ABS([.$Q320])" office:value-type="percentage" office:value="1.75622034411428" calcext:value-type="percentage">
            <text:p>175.62%</text:p>
          </table:table-cell>
          <table:table-cell table:formula="of:=[.AD$4]*ABS([.$O320])+[.AD$6]*ABS([.$L320])+[.AD$8]*ABS([.$Q320])" office:value-type="percentage" office:value="1.35770822737756" calcext:value-type="percentage">
            <text:p>135.7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cbadb796cb57922b59801d6993b79d8ce3bcf67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0.0222561863173" calcext:value-type="float">
            <text:p>10.0222561863173</text:p>
          </table:table-cell>
          <table:table-cell office:value-type="float" office:value="3.8" calcext:value-type="float">
            <text:p>3.8</text:p>
          </table:table-cell>
          <table:table-cell office:value-type="float" office:value="160.96" calcext:value-type="float">
            <text:p>160.96</text:p>
          </table:table-cell>
          <table:table-cell office:value-type="float" office:value="13.6838458634104" calcext:value-type="float">
            <text:p>13.6838458634104</text:p>
          </table:table-cell>
          <table:table-cell office:value-type="float" office:value="115.198346969165" calcext:value-type="float">
            <text:p>115.198346969165</text:p>
          </table:table-cell>
          <table:table-cell office:value-type="percentage" office:value="1.36534584718478" calcext:value-type="percentage">
            <text:p>136.53%</text:p>
          </table:table-cell>
          <table:table-cell office:value-type="percentage" office:value="-0.234744825689748" calcext:value-type="percentage">
            <text:p>-23.47%</text:p>
          </table:table-cell>
          <table:table-cell office:value-type="percentage" office:value="-0.233722489234866" calcext:value-type="percentage">
            <text:p>-23.37%</text:p>
          </table:table-cell>
          <table:table-cell office:value-type="percentage" office:value="-0.231077995289847" calcext:value-type="percentage">
            <text:p>-23.11%</text:p>
          </table:table-cell>
          <table:table-cell office:value-type="percentage" office:value="-0.222734156098279" calcext:value-type="percentage">
            <text:p>-22.27%</text:p>
          </table:table-cell>
          <table:table-cell office:value-type="percentage" office:value="0.929563919854612" calcext:value-type="percentage">
            <text:p>92.96%</text:p>
          </table:table-cell>
          <table:table-cell table:formula="of:=[.AA$4]*ABS([.$M321])+[.AA$6]*ABS([.$L321])+[.AA$8]*ABS([.$Q321])" office:value-type="percentage" office:value="0.843218197576381" calcext:value-type="percentage">
            <text:p>84.32%</text:p>
          </table:table-cell>
          <table:table-cell table:formula="of:=[.AB$4]*ABS([.$M321])+[.AB$6]*ABS([.$L321])+[.AB$8]*ABS([.$Q321])" office:value-type="percentage" office:value="0.417286837255738" calcext:value-type="percentage">
            <text:p>41.73%</text:p>
          </table:table-cell>
          <table:table-cell table:formula="of:=[.AC$4]*ABS([.$M321])+[.AC$6]*ABS([.$L321])+[.AC$8]*ABS([.$Q321])" office:value-type="percentage" office:value="1.20870755230226" calcext:value-type="percentage">
            <text:p>120.87%</text:p>
          </table:table-cell>
          <table:table-cell table:formula="of:=[.AD$4]*ABS([.$M321])+[.AD$6]*ABS([.$L321])+[.AD$8]*ABS([.$Q321])" office:value-type="percentage" office:value="0.903660203171143" calcext:value-type="percentage">
            <text:p>90.37%</text:p>
          </table:table-cell>
          <table:table-cell table:formula="of:=[.AA$4]*ABS([.$O321])+[.AA$6]*ABS([.$L321])+[.AA$8]*ABS([.$Q321])" office:value-type="percentage" office:value="0.841995920776414" calcext:value-type="percentage">
            <text:p>84.20%</text:p>
          </table:table-cell>
          <table:table-cell table:formula="of:=[.AB$4]*ABS([.$O321])+[.AB$6]*ABS([.$L321])+[.AB$8]*ABS([.$Q321])" office:value-type="percentage" office:value="0.414353372935817" calcext:value-type="percentage">
            <text:p>41.44%</text:p>
          </table:table-cell>
          <table:table-cell table:formula="of:=[.AC$4]*ABS([.$O321])+[.AC$6]*ABS([.$L321])+[.AC$8]*ABS([.$Q321])" office:value-type="percentage" office:value="1.20834086926227" calcext:value-type="percentage">
            <text:p>120.83%</text:p>
          </table:table-cell>
          <table:table-cell table:formula="of:=[.AD$4]*ABS([.$O321])+[.AD$6]*ABS([.$L321])+[.AD$8]*ABS([.$Q321])" office:value-type="percentage" office:value="0.903293520131152" calcext:value-type="percentage">
            <text:p>90.3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cbadb796cb57922b59801d6993b79d8ce3bcf67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9.4741124260355" calcext:value-type="float">
            <text:p>9.4741124260355</text:p>
          </table:table-cell>
          <table:table-cell office:value-type="float" office:value="3.64" calcext:value-type="float">
            <text:p>3.64</text:p>
          </table:table-cell>
          <table:table-cell office:value-type="float" office:value="193.52" calcext:value-type="float">
            <text:p>193.52</text:p>
          </table:table-cell>
          <table:table-cell office:value-type="float" office:value="11.4213560696751" calcext:value-type="float">
            <text:p>11.4213560696751</text:p>
          </table:table-cell>
          <table:table-cell office:value-type="float" office:value="51.7711061531995" calcext:value-type="float">
            <text:p>51.7711061531995</text:p>
          </table:table-cell>
          <table:table-cell office:value-type="percentage" office:value="1.20553309440243" calcext:value-type="percentage">
            <text:p>120.55%</text:p>
          </table:table-cell>
          <table:table-cell office:value-type="percentage" office:value="-0.218455216630688" calcext:value-type="percentage">
            <text:p>-21.85%</text:p>
          </table:table-cell>
          <table:table-cell office:value-type="percentage" office:value="-0.217698010505742" calcext:value-type="percentage">
            <text:p>-21.77%</text:p>
          </table:table-cell>
          <table:table-cell office:value-type="percentage" office:value="-0.215891731544157" calcext:value-type="percentage">
            <text:p>-21.59%</text:p>
          </table:table-cell>
          <table:table-cell office:value-type="percentage" office:value="-0.20813281942569" calcext:value-type="percentage">
            <text:p>-20.81%</text:p>
          </table:table-cell>
          <table:table-cell office:value-type="percentage" office:value="0.841691588850176" calcext:value-type="percentage">
            <text:p>84.17%</text:p>
          </table:table-cell>
          <table:table-cell table:formula="of:=[.AA$4]*ABS([.$M322])+[.AA$6]*ABS([.$L322])+[.AA$8]*ABS([.$Q322])" office:value-type="percentage" office:value="0.755226633294432" calcext:value-type="percentage">
            <text:p>75.52%</text:p>
          </table:table-cell>
          <table:table-cell table:formula="of:=[.AB$4]*ABS([.$M322])+[.AB$6]*ABS([.$L322])+[.AB$8]*ABS([.$Q322])" office:value-type="percentage" office:value="0.379486641629811" calcext:value-type="percentage">
            <text:p>37.95%</text:p>
          </table:table-cell>
          <table:table-cell table:formula="of:=[.AC$4]*ABS([.$M322])+[.AC$6]*ABS([.$L322])+[.AC$8]*ABS([.$Q322])" office:value-type="percentage" office:value="1.07044115607003" calcext:value-type="percentage">
            <text:p>107.04%</text:p>
          </table:table-cell>
          <table:table-cell table:formula="of:=[.AD$4]*ABS([.$M322])+[.AD$6]*ABS([.$L322])+[.AD$8]*ABS([.$Q322])" office:value-type="percentage" office:value="0.815752102183453" calcext:value-type="percentage">
            <text:p>81.58%</text:p>
          </table:table-cell>
          <table:table-cell table:formula="of:=[.AA$4]*ABS([.$O322])+[.AA$6]*ABS([.$L322])+[.AA$8]*ABS([.$Q322])" office:value-type="percentage" office:value="0.754372138265589" calcext:value-type="percentage">
            <text:p>75.44%</text:p>
          </table:table-cell>
          <table:table-cell table:formula="of:=[.AB$4]*ABS([.$O322])+[.AB$6]*ABS([.$L322])+[.AB$8]*ABS([.$Q322])" office:value-type="percentage" office:value="0.377435853560587" calcext:value-type="percentage">
            <text:p>37.74%</text:p>
          </table:table-cell>
          <table:table-cell table:formula="of:=[.AC$4]*ABS([.$O322])+[.AC$6]*ABS([.$L322])+[.AC$8]*ABS([.$Q322])" office:value-type="percentage" office:value="1.07018480756138" calcext:value-type="percentage">
            <text:p>107.02%</text:p>
          </table:table-cell>
          <table:table-cell table:formula="of:=[.AD$4]*ABS([.$O322])+[.AD$6]*ABS([.$L322])+[.AD$8]*ABS([.$Q322])" office:value-type="percentage" office:value="0.8154957536748" calcext:value-type="percentage">
            <text:p>81.5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cbadb796cb57922b59801d6993b79d8ce3bcf67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7.6842388059702" calcext:value-type="float">
            <text:p>17.6842388059702</text:p>
          </table:table-cell>
          <table:table-cell office:value-type="float" office:value="6.68" calcext:value-type="float">
            <text:p>6.68</text:p>
          </table:table-cell>
          <table:table-cell office:value-type="float" office:value="29.16" calcext:value-type="float">
            <text:p>29.16</text:p>
          </table:table-cell>
          <table:table-cell office:value-type="float" office:value="4.1447007897385" calcext:value-type="float">
            <text:p>4.1447007897385</text:p>
          </table:table-cell>
          <table:table-cell office:value-type="float" office:value="184.210820895522" calcext:value-type="float">
            <text:p>184.210820895522</text:p>
          </table:table-cell>
          <table:table-cell office:value-type="percentage" office:value="0.234372586528252" calcext:value-type="percentage">
            <text:p>23.44%</text:p>
          </table:table-cell>
          <table:table-cell office:value-type="percentage" office:value="-0.0957247876501105" calcext:value-type="percentage">
            <text:p>-9.57%</text:p>
          </table:table-cell>
          <table:table-cell office:value-type="percentage" office:value="-0.0937573972204264" calcext:value-type="percentage">
            <text:p>-9.38%</text:p>
          </table:table-cell>
          <table:table-cell office:value-type="percentage" office:value="-0.0886812002759026" calcext:value-type="percentage">
            <text:p>-8.87%</text:p>
          </table:table-cell>
          <table:table-cell office:value-type="percentage" office:value="-0.0673523945743195" calcext:value-type="percentage">
            <text:p>-6.74%</text:p>
          </table:table-cell>
          <table:table-cell office:value-type="percentage" office:value="0.160274549077828" calcext:value-type="percentage">
            <text:p>16.03%</text:p>
          </table:table-cell>
          <table:table-cell table:formula="of:=[.AA$4]*ABS([.$M323])+[.AA$6]*ABS([.$L323])+[.AA$8]*ABS([.$Q323])" office:value-type="percentage" office:value="0.163457307752063" calcext:value-type="percentage">
            <text:p>16.35%</text:p>
          </table:table-cell>
          <table:table-cell table:formula="of:=[.AB$4]*ABS([.$M323])+[.AB$6]*ABS([.$L323])+[.AB$8]*ABS([.$Q323])" office:value-type="percentage" office:value="0.116044543680696" calcext:value-type="percentage">
            <text:p>11.60%</text:p>
          </table:table-cell>
          <table:table-cell table:formula="of:=[.AC$4]*ABS([.$M323])+[.AC$6]*ABS([.$L323])+[.AC$8]*ABS([.$Q323])" office:value-type="percentage" office:value="0.213098002895395" calcext:value-type="percentage">
            <text:p>21.31%</text:p>
          </table:table-cell>
          <table:table-cell table:formula="of:=[.AD$4]*ABS([.$M323])+[.AD$6]*ABS([.$L323])+[.AD$8]*ABS([.$Q323])" office:value-type="percentage" office:value="0.161229376680099" calcext:value-type="percentage">
            <text:p>16.12%</text:p>
          </table:table-cell>
          <table:table-cell table:formula="of:=[.AA$4]*ABS([.$O323])+[.AA$6]*ABS([.$L323])+[.AA$8]*ABS([.$Q323])" office:value-type="percentage" office:value="0.161109445293994" calcext:value-type="percentage">
            <text:p>16.11%</text:p>
          </table:table-cell>
          <table:table-cell table:formula="of:=[.AB$4]*ABS([.$O323])+[.AB$6]*ABS([.$L323])+[.AB$8]*ABS([.$Q323])" office:value-type="percentage" office:value="0.11040967378133" calcext:value-type="percentage">
            <text:p>11.04%</text:p>
          </table:table-cell>
          <table:table-cell table:formula="of:=[.AC$4]*ABS([.$O323])+[.AC$6]*ABS([.$L323])+[.AC$8]*ABS([.$Q323])" office:value-type="percentage" office:value="0.212393644157974" calcext:value-type="percentage">
            <text:p>21.24%</text:p>
          </table:table-cell>
          <table:table-cell table:formula="of:=[.AD$4]*ABS([.$O323])+[.AD$6]*ABS([.$L323])+[.AD$8]*ABS([.$Q323])" office:value-type="percentage" office:value="0.160525017942678" calcext:value-type="percentage">
            <text:p>16.0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cbadb796cb57922b59801d6993b79d8ce3bcf67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7.6397614788312" calcext:value-type="float">
            <text:p>17.6397614788312</text:p>
          </table:table-cell>
          <table:table-cell office:value-type="float" office:value="6.66" calcext:value-type="float">
            <text:p>6.66</text:p>
          </table:table-cell>
          <table:table-cell office:value-type="float" office:value="52.14" calcext:value-type="float">
            <text:p>52.14</text:p>
          </table:table-cell>
          <table:table-cell office:value-type="float" office:value="4.33814816860957" calcext:value-type="float">
            <text:p>4.33814816860957</text:p>
          </table:table-cell>
          <table:table-cell office:value-type="float" office:value="183.747515404492" calcext:value-type="float">
            <text:p>183.747515404492</text:p>
          </table:table-cell>
          <table:table-cell office:value-type="percentage" office:value="0.245930092298334" calcext:value-type="percentage">
            <text:p>24.59%</text:p>
          </table:table-cell>
          <table:table-cell office:value-type="percentage" office:value="-0.0958375656559454" calcext:value-type="percentage">
            <text:p>-9.58%</text:p>
          </table:table-cell>
          <table:table-cell office:value-type="percentage" office:value="-0.0939988415477654" calcext:value-type="percentage">
            <text:p>-9.40%</text:p>
          </table:table-cell>
          <table:table-cell office:value-type="percentage" office:value="-0.0874930228828158" calcext:value-type="percentage">
            <text:p>-8.75%</text:p>
          </table:table-cell>
          <table:table-cell office:value-type="percentage" office:value="-0.0668190461649742" calcext:value-type="percentage">
            <text:p>-6.68%</text:p>
          </table:table-cell>
          <table:table-cell office:value-type="percentage" office:value="0.174564224066718" calcext:value-type="percentage">
            <text:p>17.46%</text:p>
          </table:table-cell>
          <table:table-cell table:formula="of:=[.AA$4]*ABS([.$M324])+[.AA$6]*ABS([.$L324])+[.AA$8]*ABS([.$Q324])" office:value-type="percentage" office:value="0.172110627340333" calcext:value-type="percentage">
            <text:p>17.21%</text:p>
          </table:table-cell>
          <table:table-cell table:formula="of:=[.AB$4]*ABS([.$M324])+[.AB$6]*ABS([.$L324])+[.AB$8]*ABS([.$Q324])" office:value-type="percentage" office:value="0.118719484161262" calcext:value-type="percentage">
            <text:p>11.87%</text:p>
          </table:table-cell>
          <table:table-cell table:formula="of:=[.AC$4]*ABS([.$M324])+[.AC$6]*ABS([.$L324])+[.AC$8]*ABS([.$Q324])" office:value-type="percentage" office:value="0.223784252810934" calcext:value-type="percentage">
            <text:p>22.38%</text:p>
          </table:table-cell>
          <table:table-cell table:formula="of:=[.AD$4]*ABS([.$M324])+[.AD$6]*ABS([.$L324])+[.AD$8]*ABS([.$Q324])" office:value-type="percentage" office:value="0.173828145048803" calcext:value-type="percentage">
            <text:p>17.38%</text:p>
          </table:table-cell>
          <table:table-cell table:formula="of:=[.AA$4]*ABS([.$O324])+[.AA$6]*ABS([.$L324])+[.AA$8]*ABS([.$Q324])" office:value-type="percentage" office:value="0.169329113082623" calcext:value-type="percentage">
            <text:p>16.93%</text:p>
          </table:table-cell>
          <table:table-cell table:formula="of:=[.AB$4]*ABS([.$O324])+[.AB$6]*ABS([.$L324])+[.AB$8]*ABS([.$Q324])" office:value-type="percentage" office:value="0.112043849942758" calcext:value-type="percentage">
            <text:p>11.20%</text:p>
          </table:table-cell>
          <table:table-cell table:formula="of:=[.AC$4]*ABS([.$O324])+[.AC$6]*ABS([.$L324])+[.AC$8]*ABS([.$Q324])" office:value-type="percentage" office:value="0.222949798533621" calcext:value-type="percentage">
            <text:p>22.29%</text:p>
          </table:table-cell>
          <table:table-cell table:formula="of:=[.AD$4]*ABS([.$O324])+[.AD$6]*ABS([.$L324])+[.AD$8]*ABS([.$Q324])" office:value-type="percentage" office:value="0.17299369077149" calcext:value-type="percentage">
            <text:p>17.3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cbadb796cb57922b59801d6993b79d8ce3bcf67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B/s</text:p>
          </table:table-cell>
          <table:table-cell office:value-type="float" office:value="18.2137901498929" calcext:value-type="float">
            <text:p>18.2137901498929</text:p>
          </table:table-cell>
          <table:table-cell office:value-type="float" office:value="7.08" calcext:value-type="float">
            <text:p>7.08</text:p>
          </table:table-cell>
          <table:table-cell office:value-type="float" office:value="30.66" calcext:value-type="float">
            <text:p>30.66</text:p>
          </table:table-cell>
          <table:table-cell office:value-type="float" office:value="3.92137796339936" calcext:value-type="float">
            <text:p>3.92137796339936</text:p>
          </table:table-cell>
          <table:table-cell office:value-type="float" office:value="94.8634903640257" calcext:value-type="float">
            <text:p>94.8634903640257</text:p>
          </table:table-cell>
          <table:table-cell office:value-type="percentage" office:value="0.215297196856219" calcext:value-type="percentage">
            <text:p>21.53%</text:p>
          </table:table-cell>
          <table:table-cell office:value-type="percentage" office:value="-0.0861489275105124" calcext:value-type="percentage">
            <text:p>-8.61%</text:p>
          </table:table-cell>
          <table:table-cell office:value-type="percentage" office:value="-0.0836448311185255" calcext:value-type="percentage">
            <text:p>-8.36%</text:p>
          </table:table-cell>
          <table:table-cell office:value-type="percentage" office:value="-0.0771436849907541" calcext:value-type="percentage">
            <text:p>-7.71%</text:p>
          </table:table-cell>
          <table:table-cell office:value-type="percentage" office:value="-0.0545756359641133" calcext:value-type="percentage">
            <text:p>-5.46%</text:p>
          </table:table-cell>
          <table:table-cell office:value-type="percentage" office:value="0.153931806717575" calcext:value-type="percentage">
            <text:p>15.39%</text:p>
          </table:table-cell>
          <table:table-cell table:formula="of:=[.AA$4]*ABS([.$M325])+[.AA$6]*ABS([.$L325])+[.AA$8]*ABS([.$Q325])" office:value-type="percentage" office:value="0.151792643694769" calcext:value-type="percentage">
            <text:p>15.18%</text:p>
          </table:table-cell>
          <table:table-cell table:formula="of:=[.AB$4]*ABS([.$M325])+[.AB$6]*ABS([.$L325])+[.AB$8]*ABS([.$Q325])" office:value-type="percentage" office:value="0.105842042365789" calcext:value-type="percentage">
            <text:p>10.58%</text:p>
          </table:table-cell>
          <table:table-cell table:formula="of:=[.AC$4]*ABS([.$M325])+[.AC$6]*ABS([.$L325])+[.AC$8]*ABS([.$Q325])" office:value-type="percentage" office:value="0.196245830907784" calcext:value-type="percentage">
            <text:p>19.62%</text:p>
          </table:table-cell>
          <table:table-cell table:formula="of:=[.AD$4]*ABS([.$M325])+[.AD$6]*ABS([.$L325])+[.AD$8]*ABS([.$Q325])" office:value-type="percentage" office:value="0.153290057810733" calcext:value-type="percentage">
            <text:p>15.33%</text:p>
          </table:table-cell>
          <table:table-cell table:formula="of:=[.AA$4]*ABS([.$O325])+[.AA$6]*ABS([.$L325])+[.AA$8]*ABS([.$Q325])" office:value-type="percentage" office:value="0.148790896188183" calcext:value-type="percentage">
            <text:p>14.88%</text:p>
          </table:table-cell>
          <table:table-cell table:formula="of:=[.AB$4]*ABS([.$O325])+[.AB$6]*ABS([.$L325])+[.AB$8]*ABS([.$Q325])" office:value-type="percentage" office:value="0.0986378483499827" calcext:value-type="percentage">
            <text:p>9.86%</text:p>
          </table:table-cell>
          <table:table-cell table:formula="of:=[.AC$4]*ABS([.$O325])+[.AC$6]*ABS([.$L325])+[.AC$8]*ABS([.$Q325])" office:value-type="percentage" office:value="0.195345306655808" calcext:value-type="percentage">
            <text:p>19.53%</text:p>
          </table:table-cell>
          <table:table-cell table:formula="of:=[.AD$4]*ABS([.$O325])+[.AD$6]*ABS([.$L325])+[.AD$8]*ABS([.$Q325])" office:value-type="percentage" office:value="0.152389533558757" calcext:value-type="percentage">
            <text:p>15.2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cd6051f39616e101ee3586810d90aabc4703711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events per second</text:p>
          </table:table-cell>
          <table:table-cell office:value-type="string" calcext:value-type="string">
            <text:p>events/s</text:p>
          </table:table-cell>
          <table:table-cell office:value-type="float" office:value="6644.71229532164" calcext:value-type="float">
            <text:p>6644.71229532164</text:p>
          </table:table-cell>
          <table:table-cell office:value-type="float" office:value="5872.85333333333" calcext:value-type="float">
            <text:p>5872.85333333333</text:p>
          </table:table-cell>
          <table:table-cell office:value-type="float" office:value="7986.98333333333" calcext:value-type="float">
            <text:p>7986.98333333333</text:p>
          </table:table-cell>
          <table:table-cell office:value-type="float" office:value="321.080165465706" calcext:value-type="float">
            <text:p>321.080165465706</text:p>
          </table:table-cell>
          <table:table-cell office:value-type="float" office:value="76376.0033945016" calcext:value-type="float">
            <text:p>76376.0033945016</text:p>
          </table:table-cell>
          <table:table-cell office:value-type="percentage" office:value="0.0483211539033481" calcext:value-type="percentage">
            <text:p>4.83%</text:p>
          </table:table-cell>
          <table:table-cell office:value-type="percentage" office:value="-0.0197358481521965" calcext:value-type="percentage">
            <text:p>-1.97%</text:p>
          </table:table-cell>
          <table:table-cell office:value-type="percentage" office:value="-0.0156899901133227" calcext:value-type="percentage">
            <text:p>-1.57%</text:p>
          </table:table-cell>
          <table:table-cell office:value-type="percentage" office:value="-0.00168973340844552" calcext:value-type="percentage">
            <text:p>-0.17%</text:p>
          </table:table-cell>
          <table:table-cell office:value-type="percentage" office:value="-0.000594699985122528" calcext:value-type="percentage">
            <text:p>-0.06%</text:p>
          </table:table-cell>
          <table:table-cell office:value-type="percentage" office:value="0.0315449821868783" calcext:value-type="percentage">
            <text:p>3.15%</text:p>
          </table:table-cell>
          <table:table-cell table:formula="of:=[.AA$4]*ABS([.$M326])+[.AA$6]*ABS([.$L326])+[.AA$8]*ABS([.$Q326])" office:value-type="percentage" office:value="0.0332006614141409" calcext:value-type="percentage">
            <text:p>3.32%</text:p>
          </table:table-cell>
          <table:table-cell table:formula="of:=[.AB$4]*ABS([.$M326])+[.AB$6]*ABS([.$L326])+[.AB$8]*ABS([.$Q326])" office:value-type="percentage" office:value="0.0237752921307798" calcext:value-type="percentage">
            <text:p>2.38%</text:p>
          </table:table-cell>
          <table:table-cell table:formula="of:=[.AC$4]*ABS([.$M326])+[.AC$6]*ABS([.$L326])+[.AC$8]*ABS([.$Q326])" office:value-type="percentage" office:value="0.0437850061565859" calcext:value-type="percentage">
            <text:p>4.38%</text:p>
          </table:table-cell>
          <table:table-cell table:formula="of:=[.AD$4]*ABS([.$M326])+[.AD$6]*ABS([.$L326])+[.AD$8]*ABS([.$Q326])" office:value-type="percentage" office:value="0.0320416859550571" calcext:value-type="percentage">
            <text:p>3.20%</text:p>
          </table:table-cell>
          <table:table-cell table:formula="of:=[.AA$4]*ABS([.$O326])+[.AA$6]*ABS([.$L326])+[.AA$8]*ABS([.$Q326])" office:value-type="percentage" office:value="0.0271852898328906" calcext:value-type="percentage">
            <text:p>2.72%</text:p>
          </table:table-cell>
          <table:table-cell table:formula="of:=[.AB$4]*ABS([.$O326])+[.AB$6]*ABS([.$L326])+[.AB$8]*ABS([.$Q326])" office:value-type="percentage" office:value="0.00933840033577905" calcext:value-type="percentage">
            <text:p>0.93%</text:p>
          </table:table-cell>
          <table:table-cell table:formula="of:=[.AC$4]*ABS([.$O326])+[.AC$6]*ABS([.$L326])+[.AC$8]*ABS([.$Q326])" office:value-type="percentage" office:value="0.0419803946822108" calcext:value-type="percentage">
            <text:p>4.20%</text:p>
          </table:table-cell>
          <table:table-cell table:formula="of:=[.AD$4]*ABS([.$O326])+[.AD$6]*ABS([.$L326])+[.AD$8]*ABS([.$Q326])" office:value-type="percentage" office:value="0.030237074480682" calcext:value-type="percentage">
            <text:p>3.0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cd6051f39616e101ee3586810d90aabc4703711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events per second</text:p>
          </table:table-cell>
          <table:table-cell office:value-type="string" calcext:value-type="string">
            <text:p>events/s</text:p>
          </table:table-cell>
          <table:table-cell office:value-type="float" office:value="13397.1847424684" calcext:value-type="float">
            <text:p>13397.1847424684</text:p>
          </table:table-cell>
          <table:table-cell office:value-type="float" office:value="11622.6466666667" calcext:value-type="float">
            <text:p>11622.6466666667</text:p>
          </table:table-cell>
          <table:table-cell office:value-type="float" office:value="15909.8366666667" calcext:value-type="float">
            <text:p>15909.8366666667</text:p>
          </table:table-cell>
          <table:table-cell office:value-type="float" office:value="601.708434700888" calcext:value-type="float">
            <text:p>601.708434700888</text:p>
          </table:table-cell>
          <table:table-cell office:value-type="float" office:value="153990.629223775" calcext:value-type="float">
            <text:p>153990.629223775</text:p>
          </table:table-cell>
          <table:table-cell office:value-type="percentage" office:value="0.044913050485413" calcext:value-type="percentage">
            <text:p>4.49%</text:p>
          </table:table-cell>
          <table:table-cell office:value-type="percentage" office:value="-0.0187402050191487" calcext:value-type="percentage">
            <text:p>-1.87%</text:p>
          </table:table-cell>
          <table:table-cell office:value-type="percentage" office:value="-0.0159348321094788" calcext:value-type="percentage">
            <text:p>-1.59%</text:p>
          </table:table-cell>
          <table:table-cell office:value-type="percentage" office:value="-0.00148703829815376" calcext:value-type="percentage">
            <text:p>-0.15%</text:p>
          </table:table-cell>
          <table:table-cell office:value-type="percentage" office:value="-0.0000426130159656483" calcext:value-type="percentage">
            <text:p>0.00%</text:p>
          </table:table-cell>
          <table:table-cell office:value-type="percentage" office:value="0.0296800055486895" calcext:value-type="percentage">
            <text:p>2.97%</text:p>
          </table:table-cell>
          <table:table-cell table:formula="of:=[.AA$4]*ABS([.$M327])+[.AA$6]*ABS([.$L327])+[.AA$8]*ABS([.$Q327])" office:value-type="percentage" office:value="0.0311110870177504" calcext:value-type="percentage">
            <text:p>3.11%</text:p>
          </table:table-cell>
          <table:table-cell table:formula="of:=[.AB$4]*ABS([.$M327])+[.AB$6]*ABS([.$L327])+[.AB$8]*ABS([.$Q327])" office:value-type="percentage" office:value="0.0224514696187292" calcext:value-type="percentage">
            <text:p>2.25%</text:p>
          </table:table-cell>
          <table:table-cell table:formula="of:=[.AC$4]*ABS([.$M327])+[.AC$6]*ABS([.$L327])+[.AC$8]*ABS([.$Q327])" office:value-type="percentage" office:value="0.0407724614451142" calcext:value-type="percentage">
            <text:p>4.08%</text:p>
          </table:table-cell>
          <table:table-cell table:formula="of:=[.AD$4]*ABS([.$M327])+[.AD$6]*ABS([.$L327])+[.AD$8]*ABS([.$Q327])" office:value-type="percentage" office:value="0.0301093299894077" calcext:value-type="percentage">
            <text:p>3.01%</text:p>
          </table:table-cell>
          <table:table-cell table:formula="of:=[.AA$4]*ABS([.$O327])+[.AA$6]*ABS([.$L327])+[.AA$8]*ABS([.$Q327])" office:value-type="percentage" office:value="0.0253600314440854" calcext:value-type="percentage">
            <text:p>2.54%</text:p>
          </table:table-cell>
          <table:table-cell table:formula="of:=[.AB$4]*ABS([.$O327])+[.AB$6]*ABS([.$L327])+[.AB$8]*ABS([.$Q327])" office:value-type="percentage" office:value="0.00864893624193325" calcext:value-type="percentage">
            <text:p>0.86%</text:p>
          </table:table-cell>
          <table:table-cell table:formula="of:=[.AC$4]*ABS([.$O327])+[.AC$6]*ABS([.$L327])+[.AC$8]*ABS([.$Q327])" office:value-type="percentage" office:value="0.0390471447730147" calcext:value-type="percentage">
            <text:p>3.90%</text:p>
          </table:table-cell>
          <table:table-cell table:formula="of:=[.AD$4]*ABS([.$O327])+[.AD$6]*ABS([.$L327])+[.AD$8]*ABS([.$Q327])" office:value-type="percentage" office:value="0.0283840133173082" calcext:value-type="percentage">
            <text:p>2.84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cd6051f39616e101ee3586810d90aabc4703711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events per second</text:p>
          </table:table-cell>
          <table:table-cell office:value-type="string" calcext:value-type="string">
            <text:p>events/s</text:p>
          </table:table-cell>
          <table:table-cell office:value-type="float" office:value="13343.0966469428" calcext:value-type="float">
            <text:p>13343.0966469428</text:p>
          </table:table-cell>
          <table:table-cell office:value-type="float" office:value="12110.0066666667" calcext:value-type="float">
            <text:p>12110.0066666667</text:p>
          </table:table-cell>
          <table:table-cell office:value-type="float" office:value="15360.0033333333" calcext:value-type="float">
            <text:p>15360.0033333333</text:p>
          </table:table-cell>
          <table:table-cell office:value-type="float" office:value="566.146714720986" calcext:value-type="float">
            <text:p>566.146714720986</text:p>
          </table:table-cell>
          <table:table-cell office:value-type="float" office:value="72913.0964313814" calcext:value-type="float">
            <text:p>72913.0964313814</text:p>
          </table:table-cell>
          <table:table-cell office:value-type="percentage" office:value="0.0424299343474143" calcext:value-type="percentage">
            <text:p>4.24%</text:p>
          </table:table-cell>
          <table:table-cell office:value-type="percentage" office:value="-0.0174940215285183" calcext:value-type="percentage">
            <text:p>-1.75%</text:p>
          </table:table-cell>
          <table:table-cell office:value-type="percentage" office:value="-0.0142242299807077" calcext:value-type="percentage">
            <text:p>-1.42%</text:p>
          </table:table-cell>
          <table:table-cell office:value-type="percentage" office:value="-0.000760066972641155" calcext:value-type="percentage">
            <text:p>-0.08%</text:p>
          </table:table-cell>
          <table:table-cell office:value-type="percentage" office:value="-0.0000749314503128097" calcext:value-type="percentage">
            <text:p>-0.01%</text:p>
          </table:table-cell>
          <table:table-cell office:value-type="percentage" office:value="0.0281119769868178" calcext:value-type="percentage">
            <text:p>2.81%</text:p>
          </table:table-cell>
          <table:table-cell table:formula="of:=[.AA$4]*ABS([.$M328])+[.AA$6]*ABS([.$L328])+[.AA$8]*ABS([.$Q328])" office:value-type="percentage" office:value="0.0293453109542501" calcext:value-type="percentage">
            <text:p>2.93%</text:p>
          </table:table-cell>
          <table:table-cell table:formula="of:=[.AB$4]*ABS([.$M328])+[.AB$6]*ABS([.$L328])+[.AB$8]*ABS([.$Q328])" office:value-type="percentage" office:value="0.0210494083562378" calcext:value-type="percentage">
            <text:p>2.10%</text:p>
          </table:table-cell>
          <table:table-cell table:formula="of:=[.AC$4]*ABS([.$M328])+[.AC$6]*ABS([.$L328])+[.AC$8]*ABS([.$Q328])" office:value-type="percentage" office:value="0.038504547329465" calcext:value-type="percentage">
            <text:p>3.85%</text:p>
          </table:table-cell>
          <table:table-cell table:formula="of:=[.AD$4]*ABS([.$M328])+[.AD$6]*ABS([.$L328])+[.AD$8]*ABS([.$Q328])" office:value-type="percentage" office:value="0.0284819771770475" calcext:value-type="percentage">
            <text:p>2.85%</text:p>
          </table:table-cell>
          <table:table-cell table:formula="of:=[.AA$4]*ABS([.$O328])+[.AA$6]*ABS([.$L328])+[.AA$8]*ABS([.$Q328])" office:value-type="percentage" office:value="0.0237673261022911" calcext:value-type="percentage">
            <text:p>2.38%</text:p>
          </table:table-cell>
          <table:table-cell table:formula="of:=[.AB$4]*ABS([.$O328])+[.AB$6]*ABS([.$L328])+[.AB$8]*ABS([.$Q328])" office:value-type="percentage" office:value="0.00766224471153613" calcext:value-type="percentage">
            <text:p>0.77%</text:p>
          </table:table-cell>
          <table:table-cell table:formula="of:=[.AC$4]*ABS([.$O328])+[.AC$6]*ABS([.$L328])+[.AC$8]*ABS([.$Q328])" office:value-type="percentage" office:value="0.0368311518738773" calcext:value-type="percentage">
            <text:p>3.68%</text:p>
          </table:table-cell>
          <table:table-cell table:formula="of:=[.AD$4]*ABS([.$O328])+[.AD$6]*ABS([.$L328])+[.AD$8]*ABS([.$Q328])" office:value-type="percentage" office:value="0.0268085817214598" calcext:value-type="percentage">
            <text:p>2.6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cd6051f39616e101ee3586810d90aabc4703711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events per second</text:p>
          </table:table-cell>
          <table:table-cell office:value-type="string" calcext:value-type="string">
            <text:p>events/s</text:p>
          </table:table-cell>
          <table:table-cell office:value-type="float" office:value="15702.5024427861" calcext:value-type="float">
            <text:p>15702.5024427861</text:p>
          </table:table-cell>
          <table:table-cell office:value-type="float" office:value="11305.23" calcext:value-type="float">
            <text:p>11305.23</text:p>
          </table:table-cell>
          <table:table-cell office:value-type="float" office:value="19934.5766666667" calcext:value-type="float">
            <text:p>19934.5766666667</text:p>
          </table:table-cell>
          <table:table-cell office:value-type="float" office:value="775.016333149148" calcext:value-type="float">
            <text:p>775.016333149148</text:p>
          </table:table-cell>
          <table:table-cell office:value-type="float" office:value="163567.733779022" calcext:value-type="float">
            <text:p>163567.733779022</text:p>
          </table:table-cell>
          <table:table-cell office:value-type="percentage" office:value="0.0493562307009989" calcext:value-type="percentage">
            <text:p>4.94%</text:p>
          </table:table-cell>
          <table:table-cell office:value-type="percentage" office:value="-0.0180172549776283" calcext:value-type="percentage">
            <text:p>-1.80%</text:p>
          </table:table-cell>
          <table:table-cell office:value-type="percentage" office:value="-0.0113655161526882" calcext:value-type="percentage">
            <text:p>-1.14%</text:p>
          </table:table-cell>
          <table:table-cell office:value-type="percentage" office:value="-0.00498405058941659" calcext:value-type="percentage">
            <text:p>-0.50%</text:p>
          </table:table-cell>
          <table:table-cell office:value-type="percentage" office:value="-0.0014201215348322" calcext:value-type="percentage">
            <text:p>-0.14%</text:p>
          </table:table-cell>
          <table:table-cell office:value-type="percentage" office:value="0.0345992099647136" calcext:value-type="percentage">
            <text:p>3.46%</text:p>
          </table:table-cell>
          <table:table-cell table:formula="of:=[.AA$4]*ABS([.$M329])+[.AA$6]*ABS([.$L329])+[.AA$8]*ABS([.$Q329])" office:value-type="percentage" office:value="0.0339908985477803" calcext:value-type="percentage">
            <text:p>3.40%</text:p>
          </table:table-cell>
          <table:table-cell table:formula="of:=[.AB$4]*ABS([.$M329])+[.AB$6]*ABS([.$L329])+[.AB$8]*ABS([.$Q329])" office:value-type="percentage" office:value="0.0228093480486739" calcext:value-type="percentage">
            <text:p>2.28%</text:p>
          </table:table-cell>
          <table:table-cell table:formula="of:=[.AC$4]*ABS([.$M329])+[.AC$6]*ABS([.$L329])+[.AC$8]*ABS([.$Q329])" office:value-type="percentage" office:value="0.0447466310550333" calcext:value-type="percentage">
            <text:p>4.47%</text:p>
          </table:table-cell>
          <table:table-cell table:formula="of:=[.AD$4]*ABS([.$M329])+[.AD$6]*ABS([.$L329])+[.AD$8]*ABS([.$Q329])" office:value-type="percentage" office:value="0.0344167165396336" calcext:value-type="percentage">
            <text:p>3.44%</text:p>
          </table:table-cell>
          <table:table-cell table:formula="of:=[.AA$4]*ABS([.$O329])+[.AA$6]*ABS([.$L329])+[.AA$8]*ABS([.$Q329])" office:value-type="percentage" office:value="0.029646497085043" calcext:value-type="percentage">
            <text:p>2.96%</text:p>
          </table:table-cell>
          <table:table-cell table:formula="of:=[.AB$4]*ABS([.$O329])+[.AB$6]*ABS([.$L329])+[.AB$8]*ABS([.$Q329])" office:value-type="percentage" office:value="0.0123827845381045" calcext:value-type="percentage">
            <text:p>1.24%</text:p>
          </table:table-cell>
          <table:table-cell table:formula="of:=[.AC$4]*ABS([.$O329])+[.AC$6]*ABS([.$L329])+[.AC$8]*ABS([.$Q329])" office:value-type="percentage" office:value="0.0434433106162122" calcext:value-type="percentage">
            <text:p>4.34%</text:p>
          </table:table-cell>
          <table:table-cell table:formula="of:=[.AD$4]*ABS([.$O329])+[.AD$6]*ABS([.$L329])+[.AD$8]*ABS([.$Q329])" office:value-type="percentage" office:value="0.0331133961008124" calcext:value-type="percentage">
            <text:p>3.3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cd6051f39616e101ee3586810d90aabc4703711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events per second</text:p>
          </table:table-cell>
          <table:table-cell office:value-type="string" calcext:value-type="string">
            <text:p>events/s</text:p>
          </table:table-cell>
          <table:table-cell office:value-type="float" office:value="15734.500718545" calcext:value-type="float">
            <text:p>15734.500718545</text:p>
          </table:table-cell>
          <table:table-cell office:value-type="float" office:value="13760.7966666667" calcext:value-type="float">
            <text:p>13760.7966666667</text:p>
          </table:table-cell>
          <table:table-cell office:value-type="float" office:value="21692.6733333333" calcext:value-type="float">
            <text:p>21692.6733333333</text:p>
          </table:table-cell>
          <table:table-cell office:value-type="float" office:value="905.025595277709" calcext:value-type="float">
            <text:p>905.025595277709</text:p>
          </table:table-cell>
          <table:table-cell office:value-type="float" office:value="163901.049151511" calcext:value-type="float">
            <text:p>163901.049151511</text:p>
          </table:table-cell>
          <table:table-cell office:value-type="percentage" office:value="0.0575185454859096" calcext:value-type="percentage">
            <text:p>5.75%</text:p>
          </table:table-cell>
          <table:table-cell office:value-type="percentage" office:value="-0.0191947865116093" calcext:value-type="percentage">
            <text:p>-1.92%</text:p>
          </table:table-cell>
          <table:table-cell office:value-type="percentage" office:value="-0.0130226681779325" calcext:value-type="percentage">
            <text:p>-1.30%</text:p>
          </table:table-cell>
          <table:table-cell office:value-type="percentage" office:value="-0.00880513467885902" calcext:value-type="percentage">
            <text:p>-0.88%</text:p>
          </table:table-cell>
          <table:table-cell office:value-type="percentage" office:value="-0.00367138228931383" calcext:value-type="percentage">
            <text:p>-0.37%</text:p>
          </table:table-cell>
          <table:table-cell office:value-type="percentage" office:value="0.0407548823222313" calcext:value-type="percentage">
            <text:p>4.08%</text:p>
          </table:table-cell>
          <table:table-cell table:formula="of:=[.AA$4]*ABS([.$M330])+[.AA$6]*ABS([.$L330])+[.AA$8]*ABS([.$Q330])" office:value-type="percentage" office:value="0.0391560714399167" calcext:value-type="percentage">
            <text:p>3.92%</text:p>
          </table:table-cell>
          <table:table-cell table:formula="of:=[.AB$4]*ABS([.$M330])+[.AB$6]*ABS([.$L330])+[.AB$8]*ABS([.$Q330])" office:value-type="percentage" office:value="0.0251831719901015" calcext:value-type="percentage">
            <text:p>2.52%</text:p>
          </table:table-cell>
          <table:table-cell table:formula="of:=[.AC$4]*ABS([.$M330])+[.AC$6]*ABS([.$L330])+[.AC$8]*ABS([.$Q330])" office:value-type="percentage" office:value="0.0520098032721117" calcext:value-type="percentage">
            <text:p>5.20%</text:p>
          </table:table-cell>
          <table:table-cell table:formula="of:=[.AD$4]*ABS([.$M330])+[.AD$6]*ABS([.$L330])+[.AD$8]*ABS([.$Q330])" office:value-type="percentage" office:value="0.0402752390575369" calcext:value-type="percentage">
            <text:p>4.03%</text:p>
          </table:table-cell>
          <table:table-cell table:formula="of:=[.AA$4]*ABS([.$O330])+[.AA$6]*ABS([.$L330])+[.AA$8]*ABS([.$Q330])" office:value-type="percentage" office:value="0.0356928541623333" calcext:value-type="percentage">
            <text:p>3.57%</text:p>
          </table:table-cell>
          <table:table-cell table:formula="of:=[.AB$4]*ABS([.$O330])+[.AB$6]*ABS([.$L330])+[.AB$8]*ABS([.$Q330])" office:value-type="percentage" office:value="0.0168714505239013" calcext:value-type="percentage">
            <text:p>1.69%</text:p>
          </table:table-cell>
          <table:table-cell table:formula="of:=[.AC$4]*ABS([.$O330])+[.AC$6]*ABS([.$L330])+[.AC$8]*ABS([.$Q330])" office:value-type="percentage" office:value="0.0509708380888367" calcext:value-type="percentage">
            <text:p>5.10%</text:p>
          </table:table-cell>
          <table:table-cell table:formula="of:=[.AD$4]*ABS([.$O330])+[.AD$6]*ABS([.$L330])+[.AD$8]*ABS([.$Q330])" office:value-type="percentage" office:value="0.0392362738742619" calcext:value-type="percentage">
            <text:p>3.9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cd6051f39616e101ee3586810d90aabc4703711b</text:p>
          </table:table-cell>
          <table:table-cell office:value-type="string" calcext:value-type="string">
            <text:p>sys-benchmark</text:p>
          </table:table-cell>
          <table:table-cell office:value-type="string" calcext:value-type="string">
            <text:p>cpu: events per second</text:p>
          </table:table-cell>
          <table:table-cell office:value-type="string" calcext:value-type="string">
            <text:p>events/s</text:p>
          </table:table-cell>
          <table:table-cell office:value-type="float" office:value="31178.375296217" calcext:value-type="float">
            <text:p>31178.375296217</text:p>
          </table:table-cell>
          <table:table-cell office:value-type="float" office:value="28568.49" calcext:value-type="float">
            <text:p>28568.49</text:p>
          </table:table-cell>
          <table:table-cell office:value-type="float" office:value="39480.7633333333" calcext:value-type="float">
            <text:p>39480.7633333333</text:p>
          </table:table-cell>
          <table:table-cell office:value-type="float" office:value="1336.24678487996" calcext:value-type="float">
            <text:p>1336.24678487996</text:p>
          </table:table-cell>
          <table:table-cell office:value-type="float" office:value="162387.371334463" calcext:value-type="float">
            <text:p>162387.371334463</text:p>
          </table:table-cell>
          <table:table-cell office:value-type="percentage" office:value="0.0428581275382265" calcext:value-type="percentage">
            <text:p>4.29%</text:p>
          </table:table-cell>
          <table:table-cell office:value-type="percentage" office:value="-0.0146067064799388" calcext:value-type="percentage">
            <text:p>-1.46%</text:p>
          </table:table-cell>
          <table:table-cell office:value-type="percentage" office:value="-0.00824347399461095" calcext:value-type="percentage">
            <text:p>-0.82%</text:p>
          </table:table-cell>
          <table:table-cell office:value-type="percentage" office:value="-0.00404540886045724" calcext:value-type="percentage">
            <text:p>-0.40%</text:p>
          </table:table-cell>
          <table:table-cell office:value-type="percentage" office:value="-0.00218905430657876" calcext:value-type="percentage">
            <text:p>-0.22%</text:p>
          </table:table-cell>
          <table:table-cell office:value-type="percentage" office:value="0.0294982507863589" calcext:value-type="percentage">
            <text:p>2.95%</text:p>
          </table:table-cell>
          <table:table-cell table:formula="of:=[.AA$4]*ABS([.$M331])+[.AA$6]*ABS([.$L331])+[.AA$8]*ABS([.$Q331])" office:value-type="percentage" office:value="0.0289876949348414" calcext:value-type="percentage">
            <text:p>2.90%</text:p>
          </table:table-cell>
          <table:table-cell table:formula="of:=[.AB$4]*ABS([.$M331])+[.AB$6]*ABS([.$L331])+[.AB$8]*ABS([.$Q331])" office:value-type="percentage" office:value="0.0189210030164096" calcext:value-type="percentage">
            <text:p>1.89%</text:p>
          </table:table-cell>
          <table:table-cell table:formula="of:=[.AC$4]*ABS([.$M331])+[.AC$6]*ABS([.$L331])+[.AC$8]*ABS([.$Q331])" office:value-type="percentage" office:value="0.038696997757211" calcext:value-type="percentage">
            <text:p>3.87%</text:p>
          </table:table-cell>
          <table:table-cell table:formula="of:=[.AD$4]*ABS([.$M331])+[.AD$6]*ABS([.$L331])+[.AD$8]*ABS([.$Q331])" office:value-type="percentage" office:value="0.0293450840309036" calcext:value-type="percentage">
            <text:p>2.93%</text:p>
          </table:table-cell>
          <table:table-cell table:formula="of:=[.AA$4]*ABS([.$O331])+[.AA$6]*ABS([.$L331])+[.AA$8]*ABS([.$Q331])" office:value-type="percentage" office:value="0.0254672623950142" calcext:value-type="percentage">
            <text:p>2.55%</text:p>
          </table:table-cell>
          <table:table-cell table:formula="of:=[.AB$4]*ABS([.$O331])+[.AB$6]*ABS([.$L331])+[.AB$8]*ABS([.$Q331])" office:value-type="percentage" office:value="0.0104719649208243" calcext:value-type="percentage">
            <text:p>1.05%</text:p>
          </table:table-cell>
          <table:table-cell table:formula="of:=[.AC$4]*ABS([.$O331])+[.AC$6]*ABS([.$L331])+[.AC$8]*ABS([.$Q331])" office:value-type="percentage" office:value="0.0376408679952628" calcext:value-type="percentage">
            <text:p>3.76%</text:p>
          </table:table-cell>
          <table:table-cell table:formula="of:=[.AD$4]*ABS([.$O331])+[.AD$6]*ABS([.$L331])+[.AD$8]*ABS([.$Q331])" office:value-type="percentage" office:value="0.0282889542689555" calcext:value-type="percentage">
            <text:p>2.8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e9657314c54bc9cc01cbe5d4e606c6d882c1d559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AES</text:p>
          </table:table-cell>
          <table:table-cell office:value-type="string" calcext:value-type="string">
            <text:p>seconds</text:p>
          </table:table-cell>
          <table:table-cell office:value-type="float" office:value="3.78307125427038" calcext:value-type="float">
            <text:p>3.78307125427038</text:p>
          </table:table-cell>
          <table:table-cell office:value-type="float" office:value="2.44033333333333" calcext:value-type="float">
            <text:p>2.44033333333333</text:p>
          </table:table-cell>
          <table:table-cell office:value-type="float" office:value="4.551" calcext:value-type="float">
            <text:p>4.551</text:p>
          </table:table-cell>
          <table:table-cell office:value-type="float" office:value="0.528095023328342" calcext:value-type="float">
            <text:p>0.528095023328342</text:p>
          </table:table-cell>
          <table:table-cell office:value-type="float" office:value="3.03833898465126" calcext:value-type="float">
            <text:p>3.03833898465126</text:p>
          </table:table-cell>
          <table:table-cell office:value-type="percentage" office:value="0.139594257637157" calcext:value-type="percentage">
            <text:p>13.96%</text:p>
          </table:table-cell>
          <table:table-cell office:value-type="percentage" office:value="0.0590967548584634" calcext:value-type="percentage">
            <text:p>5.91%</text:p>
          </table:table-cell>
          <table:table-cell office:value-type="percentage" office:value="0.0519294305421048" calcext:value-type="percentage">
            <text:p>5.19%</text:p>
          </table:table-cell>
          <table:table-cell office:value-type="percentage" office:value="0.0273642579418113" calcext:value-type="percentage">
            <text:p>2.74%</text:p>
          </table:table-cell>
          <table:table-cell office:value-type="percentage" office:value="0.000297204718251633" calcext:value-type="percentage">
            <text:p>0.03%</text:p>
          </table:table-cell>
          <table:table-cell office:value-type="percentage" office:value="0.079721655305302" calcext:value-type="percentage">
            <text:p>7.97%</text:p>
          </table:table-cell>
          <table:table-cell table:formula="of:=[.AA$4]*ABS([.$M332])+[.AA$6]*ABS([.$L332])+[.AA$8]*ABS([.$Q332])" office:value-type="percentage" office:value="0.0928042226003075" calcext:value-type="percentage">
            <text:p>9.28%</text:p>
          </table:table-cell>
          <table:table-cell table:formula="of:=[.AB$4]*ABS([.$M332])+[.AB$6]*ABS([.$L332])+[.AB$8]*ABS([.$Q332])" office:value-type="percentage" office:value="0.0692089951810167" calcext:value-type="percentage">
            <text:p>6.92%</text:p>
          </table:table-cell>
          <table:table-cell table:formula="of:=[.AC$4]*ABS([.$M332])+[.AC$6]*ABS([.$L332])+[.AC$8]*ABS([.$Q332])" office:value-type="percentage" office:value="0.125557247126102" calcext:value-type="percentage">
            <text:p>12.56%</text:p>
          </table:table-cell>
          <table:table-cell table:formula="of:=[.AD$4]*ABS([.$M332])+[.AD$6]*ABS([.$L332])+[.AD$8]*ABS([.$Q332])" office:value-type="percentage" office:value="0.0836464254938037" calcext:value-type="percentage">
            <text:p>8.36%</text:p>
          </table:table-cell>
          <table:table-cell table:formula="of:=[.AA$4]*ABS([.$O332])+[.AA$6]*ABS([.$L332])+[.AA$8]*ABS([.$Q332])" office:value-type="percentage" office:value="0.0822267236280902" calcext:value-type="percentage">
            <text:p>8.22%</text:p>
          </table:table-cell>
          <table:table-cell table:formula="of:=[.AB$4]*ABS([.$O332])+[.AB$6]*ABS([.$L332])+[.AB$8]*ABS([.$Q332])" office:value-type="percentage" office:value="0.0438229976476949" calcext:value-type="percentage">
            <text:p>4.38%</text:p>
          </table:table-cell>
          <table:table-cell table:formula="of:=[.AC$4]*ABS([.$O332])+[.AC$6]*ABS([.$L332])+[.AC$8]*ABS([.$Q332])" office:value-type="percentage" office:value="0.122383997434437" calcext:value-type="percentage">
            <text:p>12.24%</text:p>
          </table:table-cell>
          <table:table-cell table:formula="of:=[.AD$4]*ABS([.$O332])+[.AD$6]*ABS([.$L332])+[.AD$8]*ABS([.$Q332])" office:value-type="percentage" office:value="0.0804731758021385" calcext:value-type="percentage">
            <text:p>8.0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e9657314c54bc9cc01cbe5d4e606c6d882c1d559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AES</text:p>
          </table:table-cell>
          <table:table-cell office:value-type="string" calcext:value-type="string">
            <text:p>seconds</text:p>
          </table:table-cell>
          <table:table-cell office:value-type="float" office:value="3.77542638483965" calcext:value-type="float">
            <text:p>3.77542638483965</text:p>
          </table:table-cell>
          <table:table-cell office:value-type="float" office:value="2.466" calcext:value-type="float">
            <text:p>2.466</text:p>
          </table:table-cell>
          <table:table-cell office:value-type="float" office:value="4.664" calcext:value-type="float">
            <text:p>4.664</text:p>
          </table:table-cell>
          <table:table-cell office:value-type="float" office:value="0.542444341730478" calcext:value-type="float">
            <text:p>0.542444341730478</text:p>
          </table:table-cell>
          <table:table-cell office:value-type="float" office:value="3.04449132413726" calcext:value-type="float">
            <text:p>3.04449132413726</text:p>
          </table:table-cell>
          <table:table-cell office:value-type="percentage" office:value="0.143677637023643" calcext:value-type="percentage">
            <text:p>14.37%</text:p>
          </table:table-cell>
          <table:table-cell office:value-type="percentage" office:value="0.0601687346989844" calcext:value-type="percentage">
            <text:p>6.02%</text:p>
          </table:table-cell>
          <table:table-cell office:value-type="percentage" office:value="0.0514792646548891" calcext:value-type="percentage">
            <text:p>5.15%</text:p>
          </table:table-cell>
          <table:table-cell office:value-type="percentage" office:value="0.030998049546584" calcext:value-type="percentage">
            <text:p>3.10%</text:p>
          </table:table-cell>
          <table:table-cell office:value-type="percentage" office:value="0.00281042115919941" calcext:value-type="percentage">
            <text:p>0.28%</text:p>
          </table:table-cell>
          <table:table-cell office:value-type="percentage" office:value="0.0847550619763567" calcext:value-type="percentage">
            <text:p>8.48%</text:p>
          </table:table-cell>
          <table:table-cell table:formula="of:=[.AA$4]*ABS([.$M333])+[.AA$6]*ABS([.$L333])+[.AA$8]*ABS([.$Q333])" office:value-type="percentage" office:value="0.0962004778996615" calcext:value-type="percentage">
            <text:p>9.62%</text:p>
          </table:table-cell>
          <table:table-cell table:formula="of:=[.AB$4]*ABS([.$M333])+[.AB$6]*ABS([.$L333])+[.AB$8]*ABS([.$Q333])" office:value-type="percentage" office:value="0.0709782576591875" calcext:value-type="percentage">
            <text:p>7.10%</text:p>
          </table:table-cell>
          <table:table-cell table:formula="of:=[.AC$4]*ABS([.$M333])+[.AC$6]*ABS([.$L333])+[.AC$8]*ABS([.$Q333])" office:value-type="percentage" office:value="0.129434489286449" calcext:value-type="percentage">
            <text:p>12.94%</text:p>
          </table:table-cell>
          <table:table-cell table:formula="of:=[.AD$4]*ABS([.$M333])+[.AD$6]*ABS([.$L333])+[.AD$8]*ABS([.$Q333])" office:value-type="percentage" office:value="0.0881886867533482" calcext:value-type="percentage">
            <text:p>8.82%</text:p>
          </table:table-cell>
          <table:table-cell table:formula="of:=[.AA$4]*ABS([.$O333])+[.AA$6]*ABS([.$L333])+[.AA$8]*ABS([.$Q333])" office:value-type="percentage" office:value="0.0864769161821947" calcext:value-type="percentage">
            <text:p>8.65%</text:p>
          </table:table-cell>
          <table:table-cell table:formula="of:=[.AB$4]*ABS([.$O333])+[.AB$6]*ABS([.$L333])+[.AB$8]*ABS([.$Q333])" office:value-type="percentage" office:value="0.0476417095372672" calcext:value-type="percentage">
            <text:p>4.76%</text:p>
          </table:table-cell>
          <table:table-cell table:formula="of:=[.AC$4]*ABS([.$O333])+[.AC$6]*ABS([.$L333])+[.AC$8]*ABS([.$Q333])" office:value-type="percentage" office:value="0.126517420771209" calcext:value-type="percentage">
            <text:p>12.65%</text:p>
          </table:table-cell>
          <table:table-cell table:formula="of:=[.AD$4]*ABS([.$O333])+[.AD$6]*ABS([.$L333])+[.AD$8]*ABS([.$Q333])" office:value-type="percentage" office:value="0.0852716182381081" calcext:value-type="percentage">
            <text:p>8.5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e9657314c54bc9cc01cbe5d4e606c6d882c1d559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AES</text:p>
          </table:table-cell>
          <table:table-cell office:value-type="string" calcext:value-type="string">
            <text:p>seconds</text:p>
          </table:table-cell>
          <table:table-cell office:value-type="float" office:value="3.79171351084813" calcext:value-type="float">
            <text:p>3.79171351084813</text:p>
          </table:table-cell>
          <table:table-cell office:value-type="float" office:value="2.441" calcext:value-type="float">
            <text:p>2.441</text:p>
          </table:table-cell>
          <table:table-cell office:value-type="float" office:value="4.53633333333333" calcext:value-type="float">
            <text:p>4.53633333333333</text:p>
          </table:table-cell>
          <table:table-cell office:value-type="float" office:value="0.535156341703755" calcext:value-type="float">
            <text:p>0.535156341703755</text:p>
          </table:table-cell>
          <table:table-cell office:value-type="float" office:value="1.44116396417689" calcext:value-type="float">
            <text:p>1.44116396417689</text:p>
          </table:table-cell>
          <table:table-cell office:value-type="percentage" office:value="0.141138390380146" calcext:value-type="percentage">
            <text:p>14.11%</text:p>
          </table:table-cell>
          <table:table-cell office:value-type="percentage" office:value="0.0586355003091841" calcext:value-type="percentage">
            <text:p>5.86%</text:p>
          </table:table-cell>
          <table:table-cell office:value-type="percentage" office:value="0.0509420798206026" calcext:value-type="percentage">
            <text:p>5.09%</text:p>
          </table:table-cell>
          <table:table-cell office:value-type="percentage" office:value="0.0237654172205367" calcext:value-type="percentage">
            <text:p>2.3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818919499184942" calcext:value-type="percentage">
            <text:p>8.19%</text:p>
          </table:table-cell>
          <table:table-cell table:formula="of:=[.AA$4]*ABS([.$M334])+[.AA$6]*ABS([.$L334])+[.AA$8]*ABS([.$Q334])" office:value-type="percentage" office:value="0.0938886135359413" calcext:value-type="percentage">
            <text:p>9.39%</text:p>
          </table:table-cell>
          <table:table-cell table:formula="of:=[.AB$4]*ABS([.$M334])+[.AB$6]*ABS([.$L334])+[.AB$8]*ABS([.$Q334])" office:value-type="percentage" office:value="0.0692114342772112" calcext:value-type="percentage">
            <text:p>6.92%</text:p>
          </table:table-cell>
          <table:table-cell table:formula="of:=[.AC$4]*ABS([.$M334])+[.AC$6]*ABS([.$L334])+[.AC$8]*ABS([.$Q334])" office:value-type="percentage" office:value="0.126963457326884" calcext:value-type="percentage">
            <text:p>12.70%</text:p>
          </table:table-cell>
          <table:table-cell table:formula="of:=[.AD$4]*ABS([.$M334])+[.AD$6]*ABS([.$L334])+[.AD$8]*ABS([.$Q334])" office:value-type="percentage" office:value="0.0854909490037283" calcext:value-type="percentage">
            <text:p>8.55%</text:p>
          </table:table-cell>
          <table:table-cell table:formula="of:=[.AA$4]*ABS([.$O334])+[.AA$6]*ABS([.$L334])+[.AA$8]*ABS([.$Q334])" office:value-type="percentage" office:value="0.0822652525063921" calcext:value-type="percentage">
            <text:p>8.23%</text:p>
          </table:table-cell>
          <table:table-cell table:formula="of:=[.AB$4]*ABS([.$O334])+[.AB$6]*ABS([.$L334])+[.AB$8]*ABS([.$Q334])" office:value-type="percentage" office:value="0.0413153678062933" calcext:value-type="percentage">
            <text:p>4.13%</text:p>
          </table:table-cell>
          <table:table-cell table:formula="of:=[.AC$4]*ABS([.$O334])+[.AC$6]*ABS([.$L334])+[.AC$8]*ABS([.$Q334])" office:value-type="percentage" office:value="0.12347644901802" calcext:value-type="percentage">
            <text:p>12.35%</text:p>
          </table:table-cell>
          <table:table-cell table:formula="of:=[.AD$4]*ABS([.$O334])+[.AD$6]*ABS([.$L334])+[.AD$8]*ABS([.$Q334])" office:value-type="percentage" office:value="0.0820039406948636" calcext:value-type="percentage">
            <text:p>8.20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e9657314c54bc9cc01cbe5d4e606c6d882c1d559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AES</text:p>
          </table:table-cell>
          <table:table-cell office:value-type="string" calcext:value-type="string">
            <text:p>seconds</text:p>
          </table:table-cell>
          <table:table-cell office:value-type="float" office:value="1.74973034825871" calcext:value-type="float">
            <text:p>1.74973034825871</text:p>
          </table:table-cell>
          <table:table-cell office:value-type="float" office:value="1.01" calcext:value-type="float">
            <text:p>1.01</text:p>
          </table:table-cell>
          <table:table-cell office:value-type="float" office:value="2.861" calcext:value-type="float">
            <text:p>2.861</text:p>
          </table:table-cell>
          <table:table-cell office:value-type="float" office:value="0.300184781587729" calcext:value-type="float">
            <text:p>0.300184781587729</text:p>
          </table:table-cell>
          <table:table-cell office:value-type="float" office:value="5.95329827652193" calcext:value-type="float">
            <text:p>5.95329827652193</text:p>
          </table:table-cell>
          <table:table-cell office:value-type="percentage" office:value="0.171560596114976" calcext:value-type="percentage">
            <text:p>17.16%</text:p>
          </table:table-cell>
          <table:table-cell office:value-type="percentage" office:value="0.0685356255087238" calcext:value-type="percentage">
            <text:p>6.85%</text:p>
          </table:table-cell>
          <table:table-cell office:value-type="percentage" office:value="0.0642167862961421" calcext:value-type="percentage">
            <text:p>6.42%</text:p>
          </table:table-cell>
          <table:table-cell office:value-type="percentage" office:value="0.0475383004204626" calcext:value-type="percentage">
            <text:p>4.75%</text:p>
          </table:table-cell>
          <table:table-cell office:value-type="percentage" office:value="0.004931505723828" calcext:value-type="percentage">
            <text:p>0.49%</text:p>
          </table:table-cell>
          <table:table-cell office:value-type="percentage" office:value="0.103593150037918" calcext:value-type="percentage">
            <text:p>10.36%</text:p>
          </table:table-cell>
          <table:table-cell table:formula="of:=[.AA$4]*ABS([.$M335])+[.AA$6]*ABS([.$L335])+[.AA$8]*ABS([.$Q335])" office:value-type="percentage" office:value="0.114563123887206" calcext:value-type="percentage">
            <text:p>11.46%</text:p>
          </table:table-cell>
          <table:table-cell table:formula="of:=[.AB$4]*ABS([.$M335])+[.AB$6]*ABS([.$L335])+[.AB$8]*ABS([.$Q335])" office:value-type="percentage" office:value="0.0823438750222685" calcext:value-type="percentage">
            <text:p>8.23%</text:p>
          </table:table-cell>
          <table:table-cell table:formula="of:=[.AC$4]*ABS([.$M335])+[.AC$6]*ABS([.$L335])+[.AC$8]*ABS([.$Q335])" office:value-type="percentage" office:value="0.154461354446645" calcext:value-type="percentage">
            <text:p>15.45%</text:p>
          </table:table-cell>
          <table:table-cell table:formula="of:=[.AD$4]*ABS([.$M335])+[.AD$6]*ABS([.$L335])+[.AD$8]*ABS([.$Q335])" office:value-type="percentage" office:value="0.106884142192705" calcext:value-type="percentage">
            <text:p>10.69%</text:p>
          </table:table-cell>
          <table:table-cell table:formula="of:=[.AA$4]*ABS([.$O335])+[.AA$6]*ABS([.$L335])+[.AA$8]*ABS([.$Q335])" office:value-type="percentage" office:value="0.107564015524452" calcext:value-type="percentage">
            <text:p>10.76%</text:p>
          </table:table-cell>
          <table:table-cell table:formula="of:=[.AB$4]*ABS([.$O335])+[.AB$6]*ABS([.$L335])+[.AB$8]*ABS([.$Q335])" office:value-type="percentage" office:value="0.0655460149516595" calcext:value-type="percentage">
            <text:p>6.55%</text:p>
          </table:table-cell>
          <table:table-cell table:formula="of:=[.AC$4]*ABS([.$O335])+[.AC$6]*ABS([.$L335])+[.AC$8]*ABS([.$Q335])" office:value-type="percentage" office:value="0.152361621937819" calcext:value-type="percentage">
            <text:p>15.24%</text:p>
          </table:table-cell>
          <table:table-cell table:formula="of:=[.AD$4]*ABS([.$O335])+[.AD$6]*ABS([.$L335])+[.AD$8]*ABS([.$Q335])" office:value-type="percentage" office:value="0.104784409683878" calcext:value-type="percentage">
            <text:p>10.4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e9657314c54bc9cc01cbe5d4e606c6d882c1d559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AES</text:p>
          </table:table-cell>
          <table:table-cell office:value-type="string" calcext:value-type="string">
            <text:p>seconds</text:p>
          </table:table-cell>
          <table:table-cell office:value-type="float" office:value="1.76852176505665" calcext:value-type="float">
            <text:p>1.76852176505665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2.44466666666667" calcext:value-type="float">
            <text:p>2.44466666666667</text:p>
          </table:table-cell>
          <table:table-cell office:value-type="float" office:value="0.28409030351443" calcext:value-type="float">
            <text:p>0.28409030351443</text:p>
          </table:table-cell>
          <table:table-cell office:value-type="float" office:value="5.89004154344292" calcext:value-type="float">
            <text:p>5.89004154344292</text:p>
          </table:table-cell>
          <table:table-cell office:value-type="percentage" office:value="0.160637154219773" calcext:value-type="percentage">
            <text:p>16.06%</text:p>
          </table:table-cell>
          <table:table-cell office:value-type="percentage" office:value="0.0623883574924623" calcext:value-type="percentage">
            <text:p>6.24%</text:p>
          </table:table-cell>
          <table:table-cell office:value-type="percentage" office:value="0.057721010017183" calcext:value-type="percentage">
            <text:p>5.77%</text:p>
          </table:table-cell>
          <table:table-cell office:value-type="percentage" office:value="0.035522840868942" calcext:value-type="percentage">
            <text:p>3.55%</text:p>
          </table:table-cell>
          <table:table-cell office:value-type="percentage" office:value="0.00326792332141542" calcext:value-type="percentage">
            <text:p>0.33%</text:p>
          </table:table-cell>
          <table:table-cell office:value-type="percentage" office:value="0.094099970307646" calcext:value-type="percentage">
            <text:p>9.41%</text:p>
          </table:table-cell>
          <table:table-cell table:formula="of:=[.AA$4]*ABS([.$M336])+[.AA$6]*ABS([.$L336])+[.AA$8]*ABS([.$Q336])" office:value-type="percentage" office:value="0.105708494006627" calcext:value-type="percentage">
            <text:p>10.57%</text:p>
          </table:table-cell>
          <table:table-cell table:formula="of:=[.AB$4]*ABS([.$M336])+[.AB$6]*ABS([.$L336])+[.AB$8]*ABS([.$Q336])" office:value-type="percentage" office:value="0.0753843984467118" calcext:value-type="percentage">
            <text:p>7.54%</text:p>
          </table:table-cell>
          <table:table-cell table:formula="of:=[.AC$4]*ABS([.$M336])+[.AC$6]*ABS([.$L336])+[.AC$8]*ABS([.$Q336])" office:value-type="percentage" office:value="0.144158556155829" calcext:value-type="percentage">
            <text:p>14.42%</text:p>
          </table:table-cell>
          <table:table-cell table:formula="of:=[.AD$4]*ABS([.$M336])+[.AD$6]*ABS([.$L336])+[.AD$8]*ABS([.$Q336])" office:value-type="percentage" office:value="0.0975825274173404" calcext:value-type="percentage">
            <text:p>9.76%</text:p>
          </table:table-cell>
          <table:table-cell table:formula="of:=[.AA$4]*ABS([.$O336])+[.AA$6]*ABS([.$L336])+[.AA$8]*ABS([.$Q336])" office:value-type="percentage" office:value="0.0967533217987871" calcext:value-type="percentage">
            <text:p>9.68%</text:p>
          </table:table-cell>
          <table:table-cell table:formula="of:=[.AB$4]*ABS([.$O336])+[.AB$6]*ABS([.$L336])+[.AB$8]*ABS([.$Q336])" office:value-type="percentage" office:value="0.0538919851478956" calcext:value-type="percentage">
            <text:p>5.39%</text:p>
          </table:table-cell>
          <table:table-cell table:formula="of:=[.AC$4]*ABS([.$O336])+[.AC$6]*ABS([.$L336])+[.AC$8]*ABS([.$Q336])" office:value-type="percentage" office:value="0.141472004493477" calcext:value-type="percentage">
            <text:p>14.15%</text:p>
          </table:table-cell>
          <table:table-cell table:formula="of:=[.AD$4]*ABS([.$O336])+[.AD$6]*ABS([.$L336])+[.AD$8]*ABS([.$Q336])" office:value-type="percentage" office:value="0.0948959757549883" calcext:value-type="percentage">
            <text:p>9.4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e9657314c54bc9cc01cbe5d4e606c6d882c1d559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cpu - AES</text:p>
          </table:table-cell>
          <table:table-cell office:value-type="string" calcext:value-type="string">
            <text:p>seconds</text:p>
          </table:table-cell>
          <table:table-cell office:value-type="float" office:value="1.74834689507495" calcext:value-type="float">
            <text:p>1.74834689507495</text:p>
          </table:table-cell>
          <table:table-cell office:value-type="float" office:value="0.993" calcext:value-type="float">
            <text:p>0.993</text:p>
          </table:table-cell>
          <table:table-cell office:value-type="float" office:value="2.56733333333333" calcext:value-type="float">
            <text:p>2.56733333333333</text:p>
          </table:table-cell>
          <table:table-cell office:value-type="float" office:value="0.287967946072861" calcext:value-type="float">
            <text:p>0.287967946072861</text:p>
          </table:table-cell>
          <table:table-cell office:value-type="float" office:value="2.97900453737476" calcext:value-type="float">
            <text:p>2.97900453737476</text:p>
          </table:table-cell>
          <table:table-cell office:value-type="percentage" office:value="0.164708701050152" calcext:value-type="percentage">
            <text:p>16.47%</text:p>
          </table:table-cell>
          <table:table-cell office:value-type="percentage" office:value="0.0643544642754064" calcext:value-type="percentage">
            <text:p>6.44%</text:p>
          </table:table-cell>
          <table:table-cell office:value-type="percentage" office:value="0.0599457282478538" calcext:value-type="percentage">
            <text:p>5.99%</text:p>
          </table:table-cell>
          <table:table-cell office:value-type="percentage" office:value="0.040757719846196" calcext:value-type="percentage">
            <text:p>4.08%</text:p>
          </table:table-cell>
          <table:table-cell office:value-type="percentage" office:value="0.0041620697693533" calcext:value-type="percentage">
            <text:p>0.42%</text:p>
          </table:table-cell>
          <table:table-cell office:value-type="percentage" office:value="0.104034791648759" calcext:value-type="percentage">
            <text:p>10.40%</text:p>
          </table:table-cell>
          <table:table-cell table:formula="of:=[.AA$4]*ABS([.$M337])+[.AA$6]*ABS([.$L337])+[.AA$8]*ABS([.$Q337])" office:value-type="percentage" office:value="0.111032652324773" calcext:value-type="percentage">
            <text:p>11.10%</text:p>
          </table:table-cell>
          <table:table-cell table:formula="of:=[.AB$4]*ABS([.$M337])+[.AB$6]*ABS([.$L337])+[.AB$8]*ABS([.$Q337])" office:value-type="percentage" office:value="0.0783579206902162" calcext:value-type="percentage">
            <text:p>7.84%</text:p>
          </table:table-cell>
          <table:table-cell table:formula="of:=[.AC$4]*ABS([.$M337])+[.AC$6]*ABS([.$L337])+[.AC$8]*ABS([.$Q337])" office:value-type="percentage" office:value="0.148605886432538" calcext:value-type="percentage">
            <text:p>14.86%</text:p>
          </table:table-cell>
          <table:table-cell table:formula="of:=[.AD$4]*ABS([.$M337])+[.AD$6]*ABS([.$L337])+[.AD$8]*ABS([.$Q337])" office:value-type="percentage" office:value="0.106134149851563" calcext:value-type="percentage">
            <text:p>10.61%</text:p>
          </table:table-cell>
          <table:table-cell table:formula="of:=[.AA$4]*ABS([.$O337])+[.AA$6]*ABS([.$L337])+[.AA$8]*ABS([.$Q337])" office:value-type="percentage" office:value="0.103167070848369" calcext:value-type="percentage">
            <text:p>10.32%</text:p>
          </table:table-cell>
          <table:table-cell table:formula="of:=[.AB$4]*ABS([.$O337])+[.AB$6]*ABS([.$L337])+[.AB$8]*ABS([.$Q337])" office:value-type="percentage" office:value="0.059480525146848" calcext:value-type="percentage">
            <text:p>5.95%</text:p>
          </table:table-cell>
          <table:table-cell table:formula="of:=[.AC$4]*ABS([.$O337])+[.AC$6]*ABS([.$L337])+[.AC$8]*ABS([.$Q337])" office:value-type="percentage" office:value="0.146246211989617" calcext:value-type="percentage">
            <text:p>14.62%</text:p>
          </table:table-cell>
          <table:table-cell table:formula="of:=[.AD$4]*ABS([.$O337])+[.AD$6]*ABS([.$L337])+[.AD$8]*ABS([.$Q337])" office:value-type="percentage" office:value="0.103774475408642" calcext:value-type="percentage">
            <text:p>10.38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1 - eu</text:p>
          </table:table-cell>
          <table:table-cell office:value-type="string" calcext:value-type="string">
            <text:p>eb556387684749126951d10bf3530e6636d9a25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dd: avg sequential write speed</text:p>
          </table:table-cell>
          <table:table-cell office:value-type="string" calcext:value-type="string">
            <text:p>MiB/s</text:p>
          </table:table-cell>
          <table:table-cell office:value-type="float" office:value="22.9651195705222" calcext:value-type="float">
            <text:p>22.9651195705222</text:p>
          </table:table-cell>
          <table:table-cell office:value-type="float" office:value="21.51" calcext:value-type="float">
            <text:p>21.51</text:p>
          </table:table-cell>
          <table:table-cell office:value-type="float" office:value="23.61" calcext:value-type="float">
            <text:p>23.61</text:p>
          </table:table-cell>
          <table:table-cell office:value-type="float" office:value="0.611961254158314" calcext:value-type="float">
            <text:p>0.611961254158314</text:p>
          </table:table-cell>
          <table:table-cell office:value-type="float" office:value="263.966891615198" calcext:value-type="float">
            <text:p>263.966891615198</text:p>
          </table:table-cell>
          <table:table-cell office:value-type="percentage" office:value="0.026647422944134" calcext:value-type="percentage">
            <text:p>2.66%</text:p>
          </table:table-cell>
          <table:table-cell office:value-type="percentage" office:value="-0.011815617401233" calcext:value-type="percentage">
            <text:p>-1.18%</text:p>
          </table:table-cell>
          <table:table-cell table:number-columns-repeated="3" office:value-type="percentage" office:value="0.0000132898027408852" calcext:value-type="percentage">
            <text:p>0.00%</text:p>
          </table:table-cell>
          <table:table-cell office:value-type="percentage" office:value="0.0156147129856399" calcext:value-type="percentage">
            <text:p>1.56%</text:p>
          </table:table-cell>
          <table:table-cell table:formula="of:=[.AA$4]*ABS([.$M338])+[.AA$6]*ABS([.$L338])+[.AA$8]*ABS([.$Q338])" office:value-type="percentage" office:value="0.0180259177770023" calcext:value-type="percentage">
            <text:p>1.80%</text:p>
          </table:table-cell>
          <table:table-cell table:formula="of:=[.AB$4]*ABS([.$M338])+[.AB$6]*ABS([.$L338])+[.AB$8]*ABS([.$Q338])" office:value-type="percentage" office:value="0.0136787075139638" calcext:value-type="percentage">
            <text:p>1.37%</text:p>
          </table:table-cell>
          <table:table-cell table:formula="of:=[.AC$4]*ABS([.$M338])+[.AC$6]*ABS([.$L338])+[.AC$8]*ABS([.$Q338])" office:value-type="percentage" office:value="0.0240609713939945" calcext:value-type="percentage">
            <text:p>2.41%</text:p>
          </table:table-cell>
          <table:table-cell table:formula="of:=[.AD$4]*ABS([.$M338])+[.AD$6]*ABS([.$L338])+[.AD$8]*ABS([.$Q338])" office:value-type="percentage" office:value="0.0163380744230486" calcext:value-type="percentage">
            <text:p>1.63%</text:p>
          </table:table-cell>
          <table:table-cell table:formula="of:=[.AA$4]*ABS([.$O338])+[.AA$6]*ABS([.$L338])+[.AA$8]*ABS([.$Q338])" office:value-type="percentage" office:value="0.0140918085775049" calcext:value-type="percentage">
            <text:p>1.41%</text:p>
          </table:table-cell>
          <table:table-cell table:formula="of:=[.AB$4]*ABS([.$O338])+[.AB$6]*ABS([.$L338])+[.AB$8]*ABS([.$Q338])" office:value-type="percentage" office:value="0.0042368454351701" calcext:value-type="percentage">
            <text:p>0.42%</text:p>
          </table:table-cell>
          <table:table-cell table:formula="of:=[.AC$4]*ABS([.$O338])+[.AC$6]*ABS([.$L338])+[.AC$8]*ABS([.$Q338])" office:value-type="percentage" office:value="0.0228807386341453" calcext:value-type="percentage">
            <text:p>2.29%</text:p>
          </table:table-cell>
          <table:table-cell table:formula="of:=[.AD$4]*ABS([.$O338])+[.AD$6]*ABS([.$L338])+[.AD$8]*ABS([.$Q338])" office:value-type="percentage" office:value="0.0151578416631994" calcext:value-type="percentage">
            <text:p>1.5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2-2 - eu</text:p>
          </table:table-cell>
          <table:table-cell office:value-type="string" calcext:value-type="string">
            <text:p>eb556387684749126951d10bf3530e6636d9a25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dd: avg sequential write speed</text:p>
          </table:table-cell>
          <table:table-cell office:value-type="string" calcext:value-type="string">
            <text:p>MiB/s</text:p>
          </table:table-cell>
          <table:table-cell office:value-type="float" office:value="23.139684159378" calcext:value-type="float">
            <text:p>23.139684159378</text:p>
          </table:table-cell>
          <table:table-cell office:value-type="float" office:value="21.81" calcext:value-type="float">
            <text:p>21.81</text:p>
          </table:table-cell>
          <table:table-cell office:value-type="float" office:value="23.5466666666667" calcext:value-type="float">
            <text:p>23.5466666666667</text:p>
          </table:table-cell>
          <table:table-cell office:value-type="float" office:value="0.240556358417622" calcext:value-type="float">
            <text:p>0.240556358417622</text:p>
          </table:table-cell>
          <table:table-cell office:value-type="float" office:value="265.973381142276" calcext:value-type="float">
            <text:p>265.973381142276</text:p>
          </table:table-cell>
          <table:table-cell office:value-type="percentage" office:value="0.0103958358619225" calcext:value-type="percentage">
            <text:p>1.04%</text:p>
          </table:table-cell>
          <table:table-cell office:value-type="percentage" office:value="-0.0040785107914622" calcext:value-type="percentage">
            <text:p>-0.41%</text:p>
          </table:table-cell>
          <table:table-cell table:number-columns-repeated="3" office:value-type="percentage" office:value="0.0000190891309766177" calcext:value-type="percentage">
            <text:p>0.00%</text:p>
          </table:table-cell>
          <table:table-cell office:value-type="percentage" office:value="0.00656777853010529" calcext:value-type="percentage">
            <text:p>0.66%</text:p>
          </table:table-cell>
          <table:table-cell table:formula="of:=[.AA$4]*ABS([.$M339])+[.AA$6]*ABS([.$L339])+[.AA$8]*ABS([.$Q339])" office:value-type="percentage" office:value="0.00701404172783" calcext:value-type="percentage">
            <text:p>0.70%</text:p>
          </table:table-cell>
          <table:table-cell table:formula="of:=[.AB$4]*ABS([.$M339])+[.AB$6]*ABS([.$L339])+[.AB$8]*ABS([.$Q339])" office:value-type="percentage" office:value="0.00495917007237254" calcext:value-type="percentage">
            <text:p>0.50%</text:p>
          </table:table-cell>
          <table:table-cell table:formula="of:=[.AC$4]*ABS([.$M339])+[.AC$6]*ABS([.$L339])+[.AC$8]*ABS([.$Q339])" office:value-type="percentage" office:value="0.00938129762169476" calcext:value-type="percentage">
            <text:p>0.94%</text:p>
          </table:table-cell>
          <table:table-cell table:formula="of:=[.AD$4]*ABS([.$M339])+[.AD$6]*ABS([.$L339])+[.AD$8]*ABS([.$Q339])" office:value-type="percentage" office:value="0.00670165748942271" calcext:value-type="percentage">
            <text:p>0.67%</text:p>
          </table:table-cell>
          <table:table-cell table:formula="of:=[.AA$4]*ABS([.$O339])+[.AA$6]*ABS([.$L339])+[.AA$8]*ABS([.$Q339])" office:value-type="percentage" office:value="0.00566090117433481" calcext:value-type="percentage">
            <text:p>0.57%</text:p>
          </table:table-cell>
          <table:table-cell table:formula="of:=[.AB$4]*ABS([.$O339])+[.AB$6]*ABS([.$L339])+[.AB$8]*ABS([.$Q339])" office:value-type="percentage" office:value="0.00171163274398407" calcext:value-type="percentage">
            <text:p>0.17%</text:p>
          </table:table-cell>
          <table:table-cell table:formula="of:=[.AC$4]*ABS([.$O339])+[.AC$6]*ABS([.$L339])+[.AC$8]*ABS([.$Q339])" office:value-type="percentage" office:value="0.0089753554556462" calcext:value-type="percentage">
            <text:p>0.90%</text:p>
          </table:table-cell>
          <table:table-cell table:formula="of:=[.AD$4]*ABS([.$O339])+[.AD$6]*ABS([.$L339])+[.AD$8]*ABS([.$Q339])" office:value-type="percentage" office:value="0.00629571532337415" calcext:value-type="percentage">
            <text:p>0.6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A4-1 - eu</text:p>
          </table:table-cell>
          <table:table-cell office:value-type="string" calcext:value-type="string">
            <text:p>eb556387684749126951d10bf3530e6636d9a25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dd: avg sequential write speed</text:p>
          </table:table-cell>
          <table:table-cell office:value-type="string" calcext:value-type="string">
            <text:p>MiB/s</text:p>
          </table:table-cell>
          <table:table-cell office:value-type="float" office:value="23.1240088757396" calcext:value-type="float">
            <text:p>23.1240088757396</text:p>
          </table:table-cell>
          <table:table-cell office:value-type="float" office:value="21.1166666666667" calcext:value-type="float">
            <text:p>21.1166666666667</text:p>
          </table:table-cell>
          <table:table-cell office:value-type="float" office:value="23.5333333333333" calcext:value-type="float">
            <text:p>23.5333333333333</text:p>
          </table:table-cell>
          <table:table-cell office:value-type="float" office:value="0.25292453160288" calcext:value-type="float">
            <text:p>0.25292453160288</text:p>
          </table:table-cell>
          <table:table-cell office:value-type="float" office:value="126.360704239014" calcext:value-type="float">
            <text:p>126.360704239014</text:p>
          </table:table-cell>
          <table:table-cell office:value-type="percentage" office:value="0.0109377458278108" calcext:value-type="percentage">
            <text:p>1.09%</text:p>
          </table:table-cell>
          <table:table-cell office:value-type="percentage" office:value="-0.00422970393232982" calcext:value-type="percentage">
            <text:p>-0.42%</text:p>
          </table:table-cell>
          <table:table-cell table:number-columns-repeated="3" office:value-type="percentage" office:value="-0.0000133909118504545" calcext:value-type="percentage">
            <text:p>0.00%</text:p>
          </table:table-cell>
          <table:table-cell office:value-type="percentage" office:value="0.00700801831065134" calcext:value-type="percentage">
            <text:p>0.70%</text:p>
          </table:table-cell>
          <table:table-cell table:formula="of:=[.AA$4]*ABS([.$M340])+[.AA$6]*ABS([.$L340])+[.AA$8]*ABS([.$Q340])" office:value-type="percentage" office:value="0.00739182269026397" calcext:value-type="percentage">
            <text:p>0.74%</text:p>
          </table:table-cell>
          <table:table-cell table:formula="of:=[.AB$4]*ABS([.$M340])+[.AB$6]*ABS([.$L340])+[.AB$8]*ABS([.$Q340])" office:value-type="percentage" office:value="0.00517833955971007" calcext:value-type="percentage">
            <text:p>0.52%</text:p>
          </table:table-cell>
          <table:table-cell table:formula="of:=[.AC$4]*ABS([.$M340])+[.AC$6]*ABS([.$L340])+[.AC$8]*ABS([.$Q340])" office:value-type="percentage" office:value="0.00987396888654672" calcext:value-type="percentage">
            <text:p>0.99%</text:p>
          </table:table-cell>
          <table:table-cell table:formula="of:=[.AD$4]*ABS([.$M340])+[.AD$6]*ABS([.$L340])+[.AD$8]*ABS([.$Q340])" office:value-type="percentage" office:value="0.00712315962453513" calcext:value-type="percentage">
            <text:p>0.71%</text:p>
          </table:table-cell>
          <table:table-cell table:formula="of:=[.AA$4]*ABS([.$O340])+[.AA$6]*ABS([.$L340])+[.AA$8]*ABS([.$Q340])" office:value-type="percentage" office:value="0.00598638501677085" calcext:value-type="percentage">
            <text:p>0.60%</text:p>
          </table:table-cell>
          <table:table-cell table:formula="of:=[.AB$4]*ABS([.$O340])+[.AB$6]*ABS([.$L340])+[.AB$8]*ABS([.$Q340])" office:value-type="percentage" office:value="0.00180528914332657" calcext:value-type="percentage">
            <text:p>0.18%</text:p>
          </table:table-cell>
          <table:table-cell table:formula="of:=[.AC$4]*ABS([.$O340])+[.AC$6]*ABS([.$L340])+[.AC$8]*ABS([.$Q340])" office:value-type="percentage" office:value="0.00945233758449878" calcext:value-type="percentage">
            <text:p>0.95%</text:p>
          </table:table-cell>
          <table:table-cell table:formula="of:=[.AD$4]*ABS([.$O340])+[.AD$6]*ABS([.$L340])+[.AD$8]*ABS([.$Q340])" office:value-type="percentage" office:value="0.0067015283224872" calcext:value-type="percentage">
            <text:p>0.67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1 - eu</text:p>
          </table:table-cell>
          <table:table-cell office:value-type="string" calcext:value-type="string">
            <text:p>eb556387684749126951d10bf3530e6636d9a25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dd: avg sequential write speed</text:p>
          </table:table-cell>
          <table:table-cell office:value-type="string" calcext:value-type="string">
            <text:p>MiB/s</text:p>
          </table:table-cell>
          <table:table-cell office:value-type="float" office:value="23.9029104477612" calcext:value-type="float">
            <text:p>23.9029104477612</text:p>
          </table:table-cell>
          <table:table-cell office:value-type="float" office:value="23.5766666666667" calcext:value-type="float">
            <text:p>23.5766666666667</text:p>
          </table:table-cell>
          <table:table-cell office:value-type="float" office:value="23.98" calcext:value-type="float">
            <text:p>23.98</text:p>
          </table:table-cell>
          <table:table-cell office:value-type="float" office:value="0.0384244203688596" calcext:value-type="float">
            <text:p>0.03842442036886</text:p>
          </table:table-cell>
          <table:table-cell office:value-type="float" office:value="248.988650497512" calcext:value-type="float">
            <text:p>248.988650497512</text:p>
          </table:table-cell>
          <table:table-cell office:value-type="percentage" office:value="0.00160752057590788" calcext:value-type="percentage">
            <text:p>0.16%</text:p>
          </table:table-cell>
          <table:table-cell office:value-type="percentage" office:value="-0.000636039717801609" calcext:value-type="percentage">
            <text:p>-0.06%</text:p>
          </table:table-cell>
          <table:table-cell table:number-columns-repeated="3" office:value-type="percentage" office:value="-0.00000127523879695775" calcext:value-type="percentage">
            <text:p>0.00%</text:p>
          </table:table-cell>
          <table:table-cell office:value-type="percentage" office:value="0.000872496602582763" calcext:value-type="percentage">
            <text:p>0.09%</text:p>
          </table:table-cell>
          <table:table-cell table:formula="of:=[.AA$4]*ABS([.$M341])+[.AA$6]*ABS([.$L341])+[.AA$8]*ABS([.$Q341])" office:value-type="percentage" office:value="0.00103868563209742" calcext:value-type="percentage">
            <text:p>0.10%</text:p>
          </table:table-cell>
          <table:table-cell table:formula="of:=[.AB$4]*ABS([.$M341])+[.AB$6]*ABS([.$L341])+[.AB$8]*ABS([.$Q341])" office:value-type="percentage" office:value="0.000756833492090352" calcext:value-type="percentage">
            <text:p>0.08%</text:p>
          </table:table-cell>
          <table:table-cell table:formula="of:=[.AC$4]*ABS([.$M341])+[.AC$6]*ABS([.$L341])+[.AC$8]*ABS([.$Q341])" office:value-type="percentage" office:value="0.00143687009276474" calcext:value-type="percentage">
            <text:p>0.14%</text:p>
          </table:table-cell>
          <table:table-cell table:formula="of:=[.AD$4]*ABS([.$M341])+[.AD$6]*ABS([.$L341])+[.AD$8]*ABS([.$Q341])" office:value-type="percentage" office:value="0.000922353311437159" calcext:value-type="percentage">
            <text:p>0.09%</text:p>
          </table:table-cell>
          <table:table-cell table:formula="of:=[.AA$4]*ABS([.$O341])+[.AA$6]*ABS([.$L341])+[.AA$8]*ABS([.$Q341])" office:value-type="percentage" office:value="0.000827097472429201" calcext:value-type="percentage">
            <text:p>0.08%</text:p>
          </table:table-cell>
          <table:table-cell table:formula="of:=[.AB$4]*ABS([.$O341])+[.AB$6]*ABS([.$L341])+[.AB$8]*ABS([.$Q341])" office:value-type="percentage" office:value="0.000249021908886631" calcext:value-type="percentage">
            <text:p>0.02%</text:p>
          </table:table-cell>
          <table:table-cell table:formula="of:=[.AC$4]*ABS([.$O341])+[.AC$6]*ABS([.$L341])+[.AC$8]*ABS([.$Q341])" office:value-type="percentage" office:value="0.00137339364486428" calcext:value-type="percentage">
            <text:p>0.14%</text:p>
          </table:table-cell>
          <table:table-cell table:formula="of:=[.AD$4]*ABS([.$O341])+[.AD$6]*ABS([.$L341])+[.AD$8]*ABS([.$Q341])" office:value-type="percentage" office:value="0.000858876863536694" calcext:value-type="percentage">
            <text:p>0.0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2MS-2 - eu</text:p>
          </table:table-cell>
          <table:table-cell office:value-type="string" calcext:value-type="string">
            <text:p>eb556387684749126951d10bf3530e6636d9a25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dd: avg sequential write speed</text:p>
          </table:table-cell>
          <table:table-cell office:value-type="string" calcext:value-type="string">
            <text:p>MiB/s</text:p>
          </table:table-cell>
          <table:table-cell office:value-type="float" office:value="23.8998539057841" calcext:value-type="float">
            <text:p>23.8998539057841</text:p>
          </table:table-cell>
          <table:table-cell office:value-type="float" office:value="23.3366666666667" calcext:value-type="float">
            <text:p>23.3366666666667</text:p>
          </table:table-cell>
          <table:table-cell office:value-type="float" office:value="24.03" calcext:value-type="float">
            <text:p>24.03</text:p>
          </table:table-cell>
          <table:table-cell office:value-type="float" office:value="0.0494522317188378" calcext:value-type="float">
            <text:p>0.049452231718838</text:p>
          </table:table-cell>
          <table:table-cell office:value-type="float" office:value="248.956811518585" calcext:value-type="float">
            <text:p>248.956811518585</text:p>
          </table:table-cell>
          <table:table-cell office:value-type="percentage" office:value="0.00206914368237496" calcext:value-type="percentage">
            <text:p>0.21%</text:p>
          </table:table-cell>
          <table:table-cell office:value-type="percentage" office:value="-0.000685867148217617" calcext:value-type="percentage">
            <text:p>-0.07%</text:p>
          </table:table-cell>
          <table:table-cell table:number-columns-repeated="3" office:value-type="percentage" office:value="-0.000000509936491989659" calcext:value-type="percentage">
            <text:p>0.00%</text:p>
          </table:table-cell>
          <table:table-cell office:value-type="percentage" office:value="0.00122688981338187" calcext:value-type="percentage">
            <text:p>0.12%</text:p>
          </table:table-cell>
          <table:table-cell table:formula="of:=[.AA$4]*ABS([.$M342])+[.AA$6]*ABS([.$L342])+[.AA$8]*ABS([.$Q342])" office:value-type="percentage" office:value="0.00132730021465815" calcext:value-type="percentage">
            <text:p>0.13%</text:p>
          </table:table-cell>
          <table:table-cell table:formula="of:=[.AB$4]*ABS([.$M342])+[.AB$6]*ABS([.$L342])+[.AB$8]*ABS([.$Q342])" office:value-type="percentage" office:value="0.000878297068149777" calcext:value-type="percentage">
            <text:p>0.09%</text:p>
          </table:table-cell>
          <table:table-cell table:formula="of:=[.AC$4]*ABS([.$M342])+[.AC$6]*ABS([.$L342])+[.AC$8]*ABS([.$Q342])" office:value-type="percentage" office:value="0.00184659064205992" calcext:value-type="percentage">
            <text:p>0.18%</text:p>
          </table:table-cell>
          <table:table-cell table:formula="of:=[.AD$4]*ABS([.$M342])+[.AD$6]*ABS([.$L342])+[.AD$8]*ABS([.$Q342])" office:value-type="percentage" office:value="0.00125701293376475" calcext:value-type="percentage">
            <text:p>0.13%</text:p>
          </table:table-cell>
          <table:table-cell table:formula="of:=[.AA$4]*ABS([.$O342])+[.AA$6]*ABS([.$L342])+[.AA$8]*ABS([.$Q342])" office:value-type="percentage" office:value="0.00109884781074961" calcext:value-type="percentage">
            <text:p>0.11%</text:p>
          </table:table-cell>
          <table:table-cell table:formula="of:=[.AB$4]*ABS([.$O342])+[.AB$6]*ABS([.$L342])+[.AB$8]*ABS([.$Q342])" office:value-type="percentage" office:value="0.000330011298769275" calcext:value-type="percentage">
            <text:p>0.03%</text:p>
          </table:table-cell>
          <table:table-cell table:formula="of:=[.AC$4]*ABS([.$O342])+[.AC$6]*ABS([.$L342])+[.AC$8]*ABS([.$Q342])" office:value-type="percentage" office:value="0.00177805492088736" calcext:value-type="percentage">
            <text:p>0.18%</text:p>
          </table:table-cell>
          <table:table-cell table:formula="of:=[.AD$4]*ABS([.$O342])+[.AD$6]*ABS([.$L342])+[.AD$8]*ABS([.$Q342])" office:value-type="percentage" office:value="0.00118847721259219" calcext:value-type="percentage">
            <text:p>0.1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B4MS-1 - eu</text:p>
          </table:table-cell>
          <table:table-cell office:value-type="string" calcext:value-type="string">
            <text:p>eb556387684749126951d10bf3530e6636d9a25e</text:p>
          </table:table-cell>
          <table:table-cell office:value-type="string" calcext:value-type="string">
            <text:p>nench-benchmark</text:p>
          </table:table-cell>
          <table:table-cell office:value-type="string" calcext:value-type="string">
            <text:p>dd: avg sequential write speed</text:p>
          </table:table-cell>
          <table:table-cell office:value-type="string" calcext:value-type="string">
            <text:p>MiB/s</text:p>
          </table:table-cell>
          <table:table-cell office:value-type="float" office:value="23.820806566738" calcext:value-type="float">
            <text:p>23.820806566738</text:p>
          </table:table-cell>
          <table:table-cell office:value-type="float" office:value="23.26" calcext:value-type="float">
            <text:p>23.26</text:p>
          </table:table-cell>
          <table:table-cell office:value-type="float" office:value="23.94" calcext:value-type="float">
            <text:p>23.94</text:p>
          </table:table-cell>
          <table:table-cell office:value-type="float" office:value="0.0376629055396118" calcext:value-type="float">
            <text:p>0.037662905539612</text:p>
          </table:table-cell>
          <table:table-cell office:value-type="float" office:value="124.066700868427" calcext:value-type="float">
            <text:p>124.066700868427</text:p>
          </table:table-cell>
          <table:table-cell office:value-type="percentage" office:value="0.00158109279104772" calcext:value-type="percentage">
            <text:p>0.16%</text:p>
          </table:table-cell>
          <table:table-cell office:value-type="percentage" office:value="-0.000457263608582381" calcext:value-type="percentage">
            <text:p>-0.05%</text:p>
          </table:table-cell>
          <table:table-cell table:number-columns-repeated="3" office:value-type="percentage" office:value="-0.00000172535840518491" calcext:value-type="percentage">
            <text:p>0.00%</text:p>
          </table:table-cell>
          <table:table-cell office:value-type="percentage" office:value="0.00100905005325375" calcext:value-type="percentage">
            <text:p>0.10%</text:p>
          </table:table-cell>
          <table:table-cell table:formula="of:=[.AA$4]*ABS([.$M343])+[.AA$6]*ABS([.$L343])+[.AA$8]*ABS([.$Q343])" office:value-type="percentage" office:value="0.00101580215096128" calcext:value-type="percentage">
            <text:p>0.10%</text:p>
          </table:table-cell>
          <table:table-cell table:formula="of:=[.AB$4]*ABS([.$M343])+[.AB$6]*ABS([.$L343])+[.AB$8]*ABS([.$Q343])" office:value-type="percentage" office:value="0.000624825171296052" calcext:value-type="percentage">
            <text:p>0.06%</text:p>
          </table:table-cell>
          <table:table-cell table:formula="of:=[.AC$4]*ABS([.$M343])+[.AC$6]*ABS([.$L343])+[.AC$8]*ABS([.$Q343])" office:value-type="percentage" office:value="0.00141150559902179" calcext:value-type="percentage">
            <text:p>0.14%</text:p>
          </table:table-cell>
          <table:table-cell table:formula="of:=[.AD$4]*ABS([.$M343])+[.AD$6]*ABS([.$L343])+[.AD$8]*ABS([.$Q343])" office:value-type="percentage" office:value="0.00101107568256601" calcext:value-type="percentage">
            <text:p>0.10%</text:p>
          </table:table-cell>
          <table:table-cell table:formula="of:=[.AA$4]*ABS([.$O343])+[.AA$6]*ABS([.$L343])+[.AA$8]*ABS([.$Q343])" office:value-type="percentage" office:value="0.000863956067568886" calcext:value-type="percentage">
            <text:p>0.09%</text:p>
          </table:table-cell>
          <table:table-cell table:formula="of:=[.AB$4]*ABS([.$O343])+[.AB$6]*ABS([.$L343])+[.AB$8]*ABS([.$Q343])" office:value-type="percentage" office:value="0.000260394571154295" calcext:value-type="percentage">
            <text:p>0.03%</text:p>
          </table:table-cell>
          <table:table-cell table:formula="of:=[.AC$4]*ABS([.$O343])+[.AC$6]*ABS([.$L343])+[.AC$8]*ABS([.$Q343])" office:value-type="percentage" office:value="0.00136595177400407" calcext:value-type="percentage">
            <text:p>0.14%</text:p>
          </table:table-cell>
          <table:table-cell table:formula="of:=[.AD$4]*ABS([.$O343])+[.AD$6]*ABS([.$L343])+[.AD$8]*ABS([.$Q343])" office:value-type="percentage" office:value="0.00096552185754829" calcext:value-type="percentage">
            <text:p>0.10%</text:p>
          </table:table-cell>
          <table:table-cell table:number-columns-repeated="999"/>
        </table:table-row>
        <table:table-row table:style-name="ro1" table:number-rows-repeated="10482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ws_pqi.A1:aws_pqi.E34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0T11:38:05.622885134</dc:date>
    <meta:editing-duration>PT24M15S</meta:editing-duration>
    <meta:editing-cycles>7</meta:editing-cycles>
    <meta:generator>LibreOffice/6.3.6.2$Linux_X86_64 LibreOffice_project/30$Build-2</meta:generator>
    <meta:document-statistic meta:table-count="1" meta:cell-count="8603" meta:object-count="0"/>
  </office:meta>
</office:document-meta>
</file>